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 Antiqua" svg:font-family="'Book Antiqua'" style:font-family-generic="roman"/>
    <style:font-face style:name="Arial1" svg:font-family="Arial" style:font-family-generic="swiss"/>
    <style:font-face style:name="Calibri1" svg:font-family="Calibri" style:font-family-generic="swiss"/>
    <style:font-face style:name="Book Antiqua1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63cm"/>
    </style:style>
    <style:style style:name="co2" style:family="table-column">
      <style:table-column-properties fo:break-before="auto" style:column-width="2.171cm"/>
    </style:style>
    <style:style style:name="co3" style:family="table-column">
      <style:table-column-properties fo:break-before="auto" style:column-width="4.401cm"/>
    </style:style>
    <style:style style:name="co4" style:family="table-column">
      <style:table-column-properties fo:break-before="auto" style:column-width="3.207cm"/>
    </style:style>
    <style:style style:name="co5" style:family="table-column">
      <style:table-column-properties fo:break-before="auto" style:column-width="4.332cm"/>
    </style:style>
    <style:style style:name="co6" style:family="table-column">
      <style:table-column-properties fo:break-before="auto" style:column-width="11.067cm"/>
    </style:style>
    <style:style style:name="co7" style:family="table-column">
      <style:table-column-properties fo:break-before="auto" style:column-width="2.974cm"/>
    </style:style>
    <style:style style:name="co8" style:family="table-column">
      <style:table-column-properties fo:break-before="auto" style:column-width="2.951cm"/>
    </style:style>
    <style:style style:name="co9" style:family="table-column">
      <style:table-column-properties fo:break-before="auto" style:column-width="3.325cm"/>
    </style:style>
    <style:style style:name="co10" style:family="table-column">
      <style:table-column-properties fo:break-before="auto" style:column-width="4.509cm"/>
    </style:style>
    <style:style style:name="co11" style:family="table-column">
      <style:table-column-properties fo:break-before="auto" style:column-width="3.306cm"/>
    </style:style>
    <style:style style:name="co12" style:family="table-column">
      <style:table-column-properties fo:break-before="auto" style:column-width="2.838cm"/>
    </style:style>
    <style:style style:name="co13" style:family="table-column">
      <style:table-column-properties fo:break-before="auto" style:column-width="2.678cm"/>
    </style:style>
    <style:style style:name="co14" style:family="table-column">
      <style:table-column-properties fo:break-before="auto" style:column-width="4.165cm"/>
    </style:style>
    <style:style style:name="co15" style:family="table-column">
      <style:table-column-properties fo:break-before="auto" style:column-width="11.008cm"/>
    </style:style>
    <style:style style:name="co16" style:family="table-column">
      <style:table-column-properties fo:break-before="auto" style:column-width="3.004cm"/>
    </style:style>
    <style:style style:name="co17" style:family="table-column">
      <style:table-column-properties fo:break-before="auto" style:column-width="5.512cm"/>
    </style:style>
    <style:style style:name="co18" style:family="table-column">
      <style:table-column-properties fo:break-before="auto" style:column-width="9.449cm"/>
    </style:style>
    <style:style style:name="co19" style:family="table-column">
      <style:table-column-properties fo:break-before="auto" style:column-width="1.951cm"/>
    </style:style>
    <style:style style:name="co20" style:family="table-column">
      <style:table-column-properties fo:break-before="auto" style:column-width="2cm"/>
    </style:style>
    <style:style style:name="co21" style:family="table-column">
      <style:table-column-properties fo:break-before="auto" style:column-width="3.267cm"/>
    </style:style>
    <style:style style:name="co22" style:family="table-column">
      <style:table-column-properties fo:break-before="auto" style:column-width="4.606cm"/>
    </style:style>
    <style:style style:name="co23" style:family="table-column">
      <style:table-column-properties fo:break-before="auto" style:column-width="2.822cm"/>
    </style:style>
    <style:style style:name="co24" style:family="table-column">
      <style:table-column-properties fo:break-before="auto" style:column-width="2.231cm"/>
    </style:style>
    <style:style style:name="co25" style:family="table-column">
      <style:table-column-properties fo:break-before="auto" style:column-width="3.99cm"/>
    </style:style>
    <style:style style:name="co26" style:family="table-column">
      <style:table-column-properties fo:break-before="auto" style:column-width="9.37cm"/>
    </style:style>
    <style:style style:name="co27" style:family="table-column">
      <style:table-column-properties fo:break-before="auto" style:column-width="1.662cm"/>
    </style:style>
    <style:style style:name="co28" style:family="table-column">
      <style:table-column-properties fo:break-before="auto" style:column-width="3.517cm"/>
    </style:style>
    <style:style style:name="co29" style:family="table-column">
      <style:table-column-properties fo:break-before="auto" style:column-width="4.376cm"/>
    </style:style>
    <style:style style:name="co30" style:family="table-column">
      <style:table-column-properties fo:break-before="auto" style:column-width="8.924cm"/>
    </style:style>
    <style:style style:name="co31" style:family="table-column">
      <style:table-column-properties fo:break-before="auto" style:column-width="5.085cm"/>
    </style:style>
    <style:style style:name="co32" style:family="table-column">
      <style:table-column-properties fo:break-before="auto" style:column-width="3.166cm"/>
    </style:style>
    <style:style style:name="co33" style:family="table-column">
      <style:table-column-properties fo:break-before="auto" style:column-width="2.431cm"/>
    </style:style>
    <style:style style:name="co34" style:family="table-column">
      <style:table-column-properties fo:break-before="auto" style:column-width="9.211cm"/>
    </style:style>
    <style:style style:name="co35" style:family="table-column">
      <style:table-column-properties fo:break-before="auto" style:column-width="2.706cm"/>
    </style:style>
    <style:style style:name="co36" style:family="table-column">
      <style:table-column-properties fo:break-before="auto" style:column-width="4.671cm"/>
    </style:style>
    <style:style style:name="co37" style:family="table-column">
      <style:table-column-properties fo:break-before="auto" style:column-width="2.35cm"/>
    </style:style>
    <style:style style:name="co38" style:family="table-column">
      <style:table-column-properties fo:break-before="auto" style:column-width="8.207cm"/>
    </style:style>
    <style:style style:name="co39" style:family="table-column">
      <style:table-column-properties fo:break-before="auto" style:column-width="2.519cm"/>
    </style:style>
    <style:style style:name="co40" style:family="table-column">
      <style:table-column-properties fo:break-before="auto" style:column-width="2.041cm"/>
    </style:style>
    <style:style style:name="co41" style:family="table-column">
      <style:table-column-properties fo:break-before="auto" style:column-width="2.923cm"/>
    </style:style>
    <style:style style:name="co42" style:family="table-column">
      <style:table-column-properties fo:break-before="auto" style:column-width="4.327cm"/>
    </style:style>
    <style:style style:name="co43" style:family="table-column">
      <style:table-column-properties fo:break-before="auto" style:column-width="9.564cm"/>
    </style:style>
    <style:style style:name="co44" style:family="table-column">
      <style:table-column-properties fo:break-before="auto" style:column-width="8.029cm"/>
    </style:style>
    <style:style style:name="co45" style:family="table-column">
      <style:table-column-properties fo:break-before="auto" style:column-width="7.675cm"/>
    </style:style>
    <style:style style:name="co46" style:family="table-column">
      <style:table-column-properties fo:break-before="auto" style:column-width="6.733cm"/>
    </style:style>
    <style:style style:name="co47" style:family="table-column">
      <style:table-column-properties fo:break-before="auto" style:column-width="2.141cm"/>
    </style:style>
    <style:style style:name="co48" style:family="table-column">
      <style:table-column-properties fo:break-before="auto" style:column-width="3.39cm"/>
    </style:style>
    <style:style style:name="co49" style:family="table-column">
      <style:table-column-properties fo:break-before="auto" style:column-width="4.934cm"/>
    </style:style>
    <style:style style:name="co50" style:family="table-column">
      <style:table-column-properties fo:break-before="auto" style:column-width="1.674cm"/>
    </style:style>
    <style:style style:name="co51" style:family="table-column">
      <style:table-column-properties fo:break-before="auto" style:column-width="1.644cm"/>
    </style:style>
    <style:style style:name="co52" style:family="table-column">
      <style:table-column-properties fo:break-before="auto" style:column-width="6.844cm"/>
    </style:style>
    <style:style style:name="co53" style:family="table-column">
      <style:table-column-properties fo:break-before="auto" style:column-width="3.136cm"/>
    </style:style>
    <style:style style:name="co54" style:family="table-column">
      <style:table-column-properties fo:break-before="auto" style:column-width="2.718cm"/>
    </style:style>
    <style:style style:name="co55" style:family="table-column">
      <style:table-column-properties fo:break-before="auto" style:column-width="1.843cm"/>
    </style:style>
    <style:style style:name="co56" style:family="table-column">
      <style:table-column-properties fo:break-before="auto" style:column-width="2.589cm"/>
    </style:style>
    <style:style style:name="co57" style:family="table-column">
      <style:table-column-properties fo:break-before="auto" style:column-width="3.302cm"/>
    </style:style>
    <style:style style:name="co58" style:family="table-column">
      <style:table-column-properties fo:break-before="auto" style:column-width="3.549cm"/>
    </style:style>
    <style:style style:name="co59" style:family="table-column">
      <style:table-column-properties fo:break-before="auto" style:column-width="4.72cm"/>
    </style:style>
    <style:style style:name="co60" style:family="table-column">
      <style:table-column-properties fo:break-before="auto" style:column-width="10.569cm"/>
    </style:style>
    <style:style style:name="co61" style:family="table-column">
      <style:table-column-properties fo:break-before="auto" style:column-width="2.778cm"/>
    </style:style>
    <style:style style:name="co62" style:family="table-column">
      <style:table-column-properties fo:break-before="auto" style:column-width="3.237cm"/>
    </style:style>
    <style:style style:name="co63" style:family="table-column">
      <style:table-column-properties fo:break-before="auto" style:column-width="6.336cm"/>
    </style:style>
    <style:style style:name="co64" style:family="table-column">
      <style:table-column-properties fo:break-before="auto" style:column-width="8.848cm"/>
    </style:style>
    <style:style style:name="co65" style:family="table-column">
      <style:table-column-properties fo:break-before="auto" style:column-width="1.633cm"/>
    </style:style>
    <style:style style:name="co66" style:family="table-column">
      <style:table-column-properties fo:break-before="auto" style:column-width="1.448cm"/>
    </style:style>
    <style:style style:name="co67" style:family="table-column">
      <style:table-column-properties fo:break-before="auto" style:column-width="7.929cm"/>
    </style:style>
    <style:style style:name="co68" style:family="table-column">
      <style:table-column-properties fo:break-before="auto" style:column-width="4.844cm"/>
    </style:style>
    <style:style style:name="co69" style:family="table-column">
      <style:table-column-properties fo:break-before="auto" style:column-width="1.566cm"/>
    </style:style>
    <style:style style:name="co70" style:family="table-column">
      <style:table-column-properties fo:break-before="auto" style:column-width="8.597cm"/>
    </style:style>
    <style:style style:name="co71" style:family="table-column">
      <style:table-column-properties fo:break-before="auto" style:column-width="7.451cm"/>
    </style:style>
    <style:style style:name="co72" style:family="table-column">
      <style:table-column-properties fo:break-before="auto" style:column-width="6.874cm"/>
    </style:style>
    <style:style style:name="co73" style:family="table-column">
      <style:table-column-properties fo:break-before="auto" style:column-width="1.27cm"/>
    </style:style>
    <style:style style:name="co74" style:family="table-column">
      <style:table-column-properties fo:break-before="auto" style:column-width="6.041cm"/>
    </style:style>
    <style:style style:name="co75" style:family="table-column">
      <style:table-column-properties fo:break-before="auto" style:column-width="4.092cm"/>
    </style:style>
    <style:style style:name="co76" style:family="table-column">
      <style:table-column-properties fo:break-before="auto" style:column-width="22.123cm"/>
    </style:style>
    <style:style style:name="co77" style:family="table-column">
      <style:table-column-properties fo:break-before="auto" style:column-width="2.955cm"/>
    </style:style>
    <style:style style:name="co78" style:family="table-column">
      <style:table-column-properties fo:break-before="auto" style:column-width="3.249cm"/>
    </style:style>
    <style:style style:name="co79" style:family="table-column">
      <style:table-column-properties fo:break-before="auto" style:column-width="8.315cm"/>
    </style:style>
    <style:style style:name="co80" style:family="table-column">
      <style:table-column-properties fo:break-before="auto" style:column-width="1.431cm"/>
    </style:style>
    <style:style style:name="co81" style:family="table-column">
      <style:table-column-properties fo:break-before="auto" style:column-width="1.813cm"/>
    </style:style>
    <style:style style:name="co82" style:family="table-column">
      <style:table-column-properties fo:break-before="auto" style:column-width="10.599cm"/>
    </style:style>
    <style:style style:name="co83" style:family="table-column">
      <style:table-column-properties fo:break-before="auto" style:column-width="4.403cm"/>
    </style:style>
    <style:style style:name="co84" style:family="table-column">
      <style:table-column-properties fo:break-before="auto" style:column-width="10.472cm"/>
    </style:style>
    <style:style style:name="ro1" style:family="table-row">
      <style:table-row-properties style:row-height="0.469cm" fo:break-before="auto" style:use-optimal-row-height="false"/>
    </style:style>
    <style:style style:name="ro2" style:family="table-row">
      <style:table-row-properties style:row-height="0.734cm" fo:break-before="auto" style:use-optimal-row-height="false"/>
    </style:style>
    <style:style style:name="ro3" style:family="table-row">
      <style:table-row-properties style:row-height="0.72cm" fo:break-before="auto" style:use-optimal-row-height="false"/>
    </style:style>
    <style:style style:name="ro4" style:family="table-row">
      <style:table-row-properties style:row-height="2.401cm" fo:break-before="auto" style:use-optimal-row-height="false"/>
    </style:style>
    <style:style style:name="ro5" style:family="table-row">
      <style:table-row-properties style:row-height="1.071cm" fo:break-before="auto" style:use-optimal-row-height="false"/>
    </style:style>
    <style:style style:name="ro6" style:family="table-row">
      <style:table-row-properties style:row-height="1.298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ro8" style:family="table-row">
      <style:table-row-properties style:row-height="0.672cm" fo:break-before="auto" style:use-optimal-row-height="false"/>
    </style:style>
    <style:style style:name="ro9" style:family="table-row">
      <style:table-row-properties style:row-height="0.594cm" fo:break-before="auto" style:use-optimal-row-height="false"/>
    </style:style>
    <style:style style:name="ro10" style:family="table-row">
      <style:table-row-properties style:row-height="2.499cm" fo:break-before="auto" style:use-optimal-row-height="false"/>
    </style:style>
    <style:style style:name="ro11" style:family="table-row">
      <style:table-row-properties style:row-height="0.769cm" fo:break-before="auto" style:use-optimal-row-height="false"/>
    </style:style>
    <style:style style:name="ro12" style:family="table-row">
      <style:table-row-properties style:row-height="0.947cm" fo:break-before="auto" style:use-optimal-row-height="false"/>
    </style:style>
    <style:style style:name="ro13" style:family="table-row">
      <style:table-row-properties style:row-height="1.316cm" fo:break-before="auto" style:use-optimal-row-height="false"/>
    </style:style>
    <style:style style:name="ro14" style:family="table-row">
      <style:table-row-properties style:row-height="1.157cm" fo:break-before="auto" style:use-optimal-row-height="false"/>
    </style:style>
    <style:style style:name="ro15" style:family="table-row">
      <style:table-row-properties style:row-height="0.894cm" fo:break-before="auto" style:use-optimal-row-height="false"/>
    </style:style>
    <style:style style:name="ro16" style:family="table-row">
      <style:table-row-properties style:row-height="1.289cm" fo:break-before="auto" style:use-optimal-row-height="false"/>
    </style:style>
    <style:style style:name="ro17" style:family="table-row">
      <style:table-row-properties style:row-height="1cm" fo:break-before="auto" style:use-optimal-row-height="false"/>
    </style:style>
    <style:style style:name="ro18" style:family="table-row">
      <style:table-row-properties style:row-height="0.494cm" fo:break-before="auto" style:use-optimal-row-height="true"/>
    </style:style>
    <style:style style:name="ro19" style:family="table-row">
      <style:table-row-properties style:row-height="1.644cm" fo:break-before="auto" style:use-optimal-row-height="true"/>
    </style:style>
    <style:style style:name="ro20" style:family="table-row">
      <style:table-row-properties style:row-height="0.855cm" fo:break-before="auto" style:use-optimal-row-height="true"/>
    </style:style>
    <style:style style:name="ro21" style:family="table-row">
      <style:table-row-properties style:row-height="2.039cm" fo:break-before="auto" style:use-optimal-row-height="true"/>
    </style:style>
    <style:style style:name="ro22" style:family="table-row">
      <style:table-row-properties style:row-height="2.829cm" fo:break-before="auto" style:use-optimal-row-height="true"/>
    </style:style>
    <style:style style:name="ta1" style:family="table" style:master-page-name="PageStyle_5f_BBDD">
      <style:table-properties table:display="true" style:writing-mode="lr-tb"/>
    </style:style>
    <style:style style:name="ta2" style:family="table" style:master-page-name="PageStyle_5f_Servidores_20_de_20_aplicaciones">
      <style:table-properties table:display="true" style:writing-mode="lr-tb"/>
    </style:style>
    <style:style style:name="ta3" style:family="table" style:master-page-name="PageStyle_5f_datos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font-name="Calibri1" fo:font-size="10pt" style:font-size-asian="10pt" style:font-size-complex="10pt"/>
    </style:style>
    <style:style style:name="ce2" style:family="table-cell" style:parent-style-name="Excel_20_Built-in_20_Excel_20_Built-in_20_Normal_5f_Clientes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3" style:family="table-cell" style:parent-style-name="Excel_20_Built-in_20_Excel_20_Built-in_20_Normal_5f_Clientes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4" style:family="table-cell" style:parent-style-name="Excel_20_Built-in_20_Excel_20_Built-in_20_Normal_5f_Clientes">
      <style:table-cell-properties fo:border-bottom="none" fo:background-color="#cccccc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5" style:family="table-cell" style:parent-style-name="Excel_20_Built-in_20_Excel_20_Built-in_20_Normal_5f_Clientes">
      <style:table-cell-properties fo:border-bottom="none" fo:background-color="#ff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style:font-name="Calibri1" fo:font-size="10pt" style:font-size-asian="10pt" style:font-size-complex="10pt"/>
    </style:style>
    <style:style style:name="ce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0" style:family="table-cell" style:parent-style-name="Excel_20_Built-in_20_Excel_20_Built-in_20_Normal_5f_Clientes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11" style:family="table-cell" style:parent-style-name="Excel_20_Built-in_20_Excel_20_Built-in_20_Normal_5f_Clientes">
      <style:table-cell-properties fo:border-bottom="none" fo:background-color="#ff0000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12" style:family="table-cell" style:parent-style-name="Default">
      <style:table-cell-properties fo:border-bottom="0.99pt solid #000000" fo:background-color="#e6e6e6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3" style:family="table-cell" style:parent-style-name="Excel_20_Built-in_20_Excel_20_Built-in_20_Normal_5f_Clientes">
      <style:table-cell-properties fo:border-bottom="none" fo:background-color="#ff0000" style:diagonal-bl-tr="none" style:diagonal-tl-br="none" style:text-align-source="fix" style:repeat-content="false" fo:wrap-option="wrap" fo:border-left="2.01pt solid #000000" style:direction="ltr" fo:border-right="0.99pt solid #000000" style:rotation-angle="0" style:rotation-align="none" style:shrink-to-fit="false" fo:border-top="2.01pt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14" style:family="table-cell" style:parent-style-name="Default">
      <style:table-cell-properties fo:border-bottom="0.99pt solid #000000" fo:background-color="#ffffcc" style:diagonal-bl-tr="none" style:diagonal-tl-br="none" style:text-align-source="fix" style:repeat-content="false" fo:wrap-option="wrap" fo:border-left="2.01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5" style:family="table-cell" style:parent-style-name="Excel_20_Built-in_20_Excel_20_Built-in_20_Normal_5f_Clientes">
      <style:table-cell-properties fo:border-bottom="none" fo:background-color="#ff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01pt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16" style:family="table-cell" style:parent-style-name="Excel_20_Built-in_20_Excel_20_Built-in_20_Normal_5f_Clientes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17" style:family="table-cell" style:parent-style-name="Default">
      <style:table-cell-properties fo:background-color="transparent"/>
      <style:text-properties style:font-name="Calibri1" fo:font-size="10pt" style:font-size-asian="10pt" style:font-size-complex="10pt"/>
    </style:style>
    <style:style style:name="ce18" style:family="table-cell" style:parent-style-name="Default">
      <style:table-cell-properties fo:border-bottom="none" fo:background-color="transparent" fo:border-left="none" fo:border-right="4pt solid #000000" fo:border-top="none"/>
      <style:text-properties style:font-name="Calibri1" fo:font-size="10pt" style:font-size-asian="10pt" style:font-size-complex="10pt"/>
    </style:style>
    <style:style style:name="ce19" style:family="table-cell" style:parent-style-name="Excel_20_Built-in_20_Excel_20_Built-in_20_Normal_5f_Clientes">
      <style:table-cell-properties fo:border-bottom="none" fo:background-color="#ff0000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2.01pt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20" style:family="table-cell" style:parent-style-name="Default">
      <style:table-cell-properties fo:border-bottom="0.99pt solid #000000" fo:background-color="#e6e6e6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21" style:family="table-cell" style:parent-style-name="Default">
      <style:table-cell-properties fo:background-color="transparent" style:rotation-align="none"/>
      <style:text-properties style:font-name="Calibri1" fo:font-size="10pt" style:font-size-asian="10pt" style:font-size-complex="10pt"/>
    </style:style>
    <style:style style:name="ce22" style:family="table-cell" style:parent-style-name="Excel_20_Built-in_20_Excel_20_Built-in_20_Normal_5f_Clientes">
      <style:table-cell-properties fo:background-color="#ccccc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23" style:family="table-cell" style:parent-style-name="Excel_20_Built-in_20_Excel_20_Built-in_20_Normal_5f_Clientes">
      <style:table-cell-properties fo:border-bottom="none" fo:background-color="#92d05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alibri1" fo:font-size="10pt" style:font-size-asian="10pt" style:font-size-complex="10pt"/>
    </style:style>
    <style:style style:name="ce26" style:family="table-cell" style:parent-style-name="Excel_20_Built-in_20_Excel_20_Built-in_20_Normal_5f_Clientes">
      <style:table-cell-properties fo:border-bottom="none" fo:background-color="#ff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alibri1" fo:font-size="10pt" fo:font-style="normal" fo:text-shadow="none" style:text-underline-style="none" fo:font-weight="bold" style:font-name-asian="DejaVu Sans" style:font-size-asian="10pt" style:font-style-asian="normal" style:font-weight-asian="bold" style:font-name-complex="Calibri" style:font-size-complex="10pt" style:font-style-complex="normal" style:font-weight-complex="bold"/>
    </style:style>
    <style:style style:name="ce2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NO_5f_ENCONTRADO" style:base-cell-address="'Oracle Database'.E6"/>
    </style:style>
    <style:style style:name="ce28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style:font-name="Calibri1" fo:font-size="10pt" style:font-size-asian="10pt" style:font-size-complex="10pt"/>
    </style:style>
    <style:style style:name="ce2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  <style:map style:condition="cell-content()=&quot;-- NO ENCUENTRO MI OPCIÓN --&quot;" style:apply-style-name="NO_5f_ENCONTRADO" style:base-cell-address="'Oracle Database'.E6"/>
    </style:style>
    <style:style style:name="ce30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31" style:family="table-cell" style:parent-style-name="Excel_20_Built-in_20_Excel_20_Built-in_20_Normal_5f_Clientes">
      <style:table-cell-properties fo:border-bottom="none" fo:background-color="#cccccc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libri1" fo:font-size="10pt" style:font-size-asian="10pt" style:font-size-complex="10pt"/>
    </style:style>
    <style:style style:name="ce34" style:family="table-cell" style:parent-style-name="Default">
      <style:text-properties style:font-name="Calibri1" fo:font-size="10pt" style:font-size-asian="10pt" style:font-size-complex="10pt"/>
      <style:map style:condition="cell-content()&gt;0" style:apply-style-name="Correto" style:base-cell-address="Servidores.U6"/>
    </style:style>
    <style:style style:name="ce3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36" style:family="table-cell" style:parent-style-name="Excel_20_Built-in_20_Excel_20_Built-in_20_Normal_5f_Clientes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37" style:family="table-cell" style:parent-style-name="Excel_20_Built-in_20_Excel_20_Built-in_20_Normal_5f_Clientes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3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NO_5f_ENCONTRADO" style:base-cell-address="'Oracle Database'.E6"/>
    </style:style>
    <style:style style:name="ce39" style:family="table-cell" style:parent-style-name="Default">
      <style:table-cell-properties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name-asian="DejaVu Sans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40" style:family="table-cell" style:parent-style-name="Excel_20_Built-in_20_Excel_20_Built-in_20_Normal_5f_Clientes">
      <style:table-cell-properties fo:border-bottom="none" fo:background-color="#999999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4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NO_5f_ENCONTRADO" style:base-cell-address="'Oracle Database'.E6"/>
    </style:style>
    <style:style style:name="ce4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43" style:family="table-cell" style:parent-style-name="Excel_20_Built-in_20_Excel_20_Built-in_20_Normal_5f_Clientes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4" style:family="table-cell" style:parent-style-name="Default">
      <style:table-cell-properties fo:background-color="#cccccc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NO_5f_ENCONTRADO" style:base-cell-address="'Oracle Database'.E6"/>
    </style:style>
    <style:style style:name="ce4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NO_5f_ENCONTRADO" style:base-cell-address="'Oracle Database'.E6"/>
    </style:style>
    <style:style style:name="ce4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NO_5f_ENCONTRADO" style:base-cell-address="'Oracle Database'.E6"/>
    </style:style>
    <style:style style:name="ce4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language="en" fo:country="US" fo:font-style="normal" fo:text-shadow="none" style:text-underline-style="none" fo:font-weight="normal" style:font-name-asian="Arial1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50" style:family="table-cell" style:parent-style-name="Excel_20_Built-in_20_Excel_20_Built-in_20_Normal_5f_Clientes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Book Antiqua1" style:font-size-complex="11pt" style:font-style-complex="normal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2" style:family="table-cell" style:parent-style-name="Excel_20_Built-in_20_Excel_20_Built-in_20_Normal_5f_Clientes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Book Antiqua1" style:font-size-complex="11pt" style:font-style-complex="normal" style:font-weight-complex="bold"/>
    </style:style>
    <style:style style:name="ce5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54" style:family="table-cell" style:parent-style-name="Excel_20_Built-in_20_Excel_20_Built-in_20_Normal_5f_Clientes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Book Antiqua1" style:font-size-complex="11pt" style:font-style-complex="normal" style:font-weight-complex="bold"/>
    </style:style>
    <style:style style:name="ce5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NO_5f_ENCONTRADO" style:base-cell-address="'Oracle Database'.E6"/>
    </style:style>
    <style:style style:name="ce5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NO_5f_ENCONTRADO" style:base-cell-address="'Oracle Database'.E6"/>
    </style:style>
    <style:style style:name="ce57" style:family="table-cell" style:parent-style-name="Excel_20_Built-in_20_Excel_20_Built-in_20_Normal_5f_Clientes">
      <style:table-cell-properties fo:background-color="#cccc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name-asian="DejaVu Sans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5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Calibri1" fo:font-size="10pt" style:font-size-asian="10pt" style:font-size-complex="10pt"/>
    </style:style>
    <style:style style:name="ce59" style:family="table-cell" style:parent-style-name="Default">
      <style:table-cell-properties fo:background-color="transparent"/>
      <style:text-properties style:font-name="Calibri1" fo:font-size="11pt" style:font-size-asian="11pt" style:font-size-complex="11pt"/>
    </style:style>
    <style:style style:name="ce6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Calibri1" fo:font-size="11pt" style:font-size-asian="11pt" style:font-size-complex="11pt"/>
    </style:style>
    <style:style style:name="ce61" style:family="table-cell" style:parent-style-name="Excel_20_Built-in_20_Excel_20_Built-in_20_Normal_5f_Clientes">
      <style:table-cell-properties fo:background-color="#92d05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6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NO_5f_ENCONTRADO" style:base-cell-address="'Oracle Database'.E6"/>
    </style:style>
    <style:style style:name="ce64" style:family="table-cell" style:parent-style-name="Excel_20_Built-in_20_Excel_20_Built-in_20_Normal_5f_Clientes">
      <style:table-cell-properties fo:background-color="#ccccc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Book Antiqua1" style:font-size-complex="11pt" style:font-style-complex="normal" style:font-weight-complex="bold"/>
    </style:style>
    <style:style style:name="ce65" style:family="table-cell" style:parent-style-name="Excel_20_Built-in_20_Excel_20_Built-in_20_Normal_5f_Clientes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6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bold" style:font-name-asian="DejaVu Sans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0pt" fo:font-style="normal" fo:text-shadow="none" style:text-underline-style="none" fo:font-weight="bold" style:font-name-asian="DejaVu Sans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68" style:family="table-cell" style:parent-style-name="Default">
      <style:table-cell-properties fo:background-color="#cccccc"/>
      <style:text-properties style:font-name="Calibri1" fo:font-size="11pt" style:font-size-asian="11pt" style:font-size-complex="11pt"/>
    </style:style>
    <style:style style:name="ce6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0" style:family="table-cell" style:parent-style-name="Default">
      <style:table-cell-properties fo:background-color="transparent" style:rotation-align="none"/>
      <style:text-properties style:font-name="Calibri1" fo:font-size="11pt" style:font-size-asian="11pt" style:font-size-complex="11pt"/>
    </style:style>
    <style:style style:name="ce71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Book Antiqua1" style:font-size-complex="11pt" style:font-style-complex="normal" style:font-weight-complex="normal"/>
    </style:style>
    <style:style style:name="ce72" style:family="table-cell" style:parent-style-name="Excel_20_Built-in_20_Excel_20_Built-in_20_Normal_5f_Clientes">
      <style:table-cell-properties fo:border-bottom="none" fo:background-color="#ff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7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74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76" style:family="table-cell" style:parent-style-name="Default">
      <style:table-cell-properties fo:wrap-option="wrap" style:rotation-align="none" style:vertical-align="middle"/>
      <style:text-properties style:font-name="Calibri1" fo:font-size="10pt" style:font-size-asian="10pt" style:font-size-complex="10pt"/>
    </style:style>
    <style:style style:name="ce7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font-name="Calibri1" fo:font-size="10pt" style:font-size-asian="10pt" style:font-size-complex="10pt"/>
    </style:style>
    <style:style style:name="ce78" style:family="table-cell" style:parent-style-name="Default">
      <style:table-cell-properties fo:wrap-option="wrap" style:vertical-align="middle"/>
      <style:text-properties style:font-name="Calibri1" fo:font-size="10pt" style:font-size-asian="10pt" style:font-size-complex="10pt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80" style:family="table-cell" style:parent-style-name="Default">
      <style:table-cell-properties style:vertical-align="middle"/>
      <style:text-properties style:font-name="Calibri1" fo:font-size="10pt" style:font-size-asian="10pt" style:font-size-complex="10pt"/>
    </style:style>
    <style:style style:name="ce81" style:family="table-cell" style:parent-style-name="Default">
      <style:table-cell-properties fo:border-bottom="none" fo:background-color="#ff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cm" style:writing-mode="page"/>
      <style:text-properties fo:color="#ffffff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83" style:family="table-cell" style:parent-style-name="Default">
      <style:table-cell-properties fo:border-bottom="none" fo:background-color="#ffff66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84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style:font-name="Calibri1" fo:font-size="10pt" style:font-size-asian="10pt" style:font-size-complex="10pt"/>
    </style:style>
    <style:style style:name="ce85" style:family="table-cell" style:parent-style-name="Default">
      <style:table-cell-properties fo:border-bottom="none" fo:border-left="0.06pt solid #000000" fo:border-right="0.06pt solid #000000" fo:border-top="none"/>
    </style:style>
    <style:style style:name="ce86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87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8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Calibri1" fo:font-size="10pt" style:font-size-asian="10pt" style:font-size-complex="10pt"/>
    </style:style>
    <style:style style:name="ce89" style:family="table-cell" style:parent-style-name="Default">
      <style:table-cell-properties fo:border-bottom="none" fo:border-left="0.06pt solid #000000" fo:border-right="none" fo:border-top="none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91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wrap-option="wrap" style:rotation-align="none" style:vertical-align="middle"/>
      <style:paragraph-properties fo:text-align="center" fo:margin-left="0cm"/>
      <style:text-properties style:font-name="Calibri1" fo:font-size="10pt" style:font-size-asian="10pt" style:font-size-complex="10pt"/>
    </style:style>
    <style:style style:name="ce93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9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Calibri1" fo:font-size="10pt" style:font-size-asian="10pt" style:font-size-complex="10pt"/>
    </style:style>
    <style:style style:name="ce95" style:family="table-cell" style:parent-style-name="Default">
      <style:table-cell-properties fo:border-bottom="none" fo:border-left="none" fo:border-right="0.06pt solid #000000" fo:border-top="none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97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98" style:family="table-cell" style:parent-style-name="Default">
      <style:table-cell-properties fo:background-color="#ff0000"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99" style:family="table-cell" style:parent-style-name="Default" style:data-style-name="N37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00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01" style:family="table-cell" style:parent-style-name="Excel_20_Built-in_20_Excel_20_Built-in_20_Normal_5f_Clientes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Excel_20_Built-in_20_Excel_20_Built-in_20_Normal_5f_Clientes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05" style:family="table-cell" style:parent-style-name="Excel_20_Built-in_20_Excel_20_Built-in_20_Normal_5f_Clientes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06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09" style:family="table-cell" style:parent-style-name="Default">
      <style:table-cell-properties fo:border-bottom="none" fo:background-color="#ff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cm" style:writing-mode="page"/>
      <style:text-properties fo:color="#ffffff" style:text-outline="false" style:text-line-through-style="none" style:font-name="Calibri1" fo:font-size="10pt" fo:font-style="normal" fo:text-shadow="none" style:text-underline-style="none" fo:font-weight="bold" style:font-name-asian="DejaVu Sans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110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style:font-name="Calibri1" fo:font-size="10pt" fo:language="es" fo:country="ES" style:text-underline-mode="continuous" style:text-overline-mode="continuous" style:text-line-through-mode="continuous" style:font-name-asian="DejaVu Sans" style:font-size-asian="10pt" style:language-asian="zh" style:country-asian="CN" style:font-size-complex="10pt" style:language-complex="hi" style:country-complex="IN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font-name="Calibri1" fo:font-size="10pt" fo:language="es" fo:country="ES" style:text-underline-mode="continuous" style:text-overline-mode="continuous" style:text-line-through-mode="continuous" style:font-name-asian="DejaVu Sans" style:font-size-asian="10pt" style:language-asian="zh" style:country-asian="CN" style:font-size-complex="10pt" style:language-complex="hi" style:country-complex="IN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style:vertical-align="middle"/>
      <style:text-properties style:font-name="Calibri1" fo:font-size="10pt" fo:language="es" fo:country="ES" style:text-underline-mode="continuous" style:text-overline-mode="continuous" style:text-line-through-mode="continuous" style:font-name-asian="DejaVu Sans" style:font-size-asian="10pt" style:language-asian="zh" style:country-asian="CN" style:font-size-complex="10pt" style:language-complex="hi" style:country-complex="IN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15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17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1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20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font-name="Calibri1" fo:font-size="10pt" style:font-size-asian="10pt" style:font-size-complex="10pt"/>
    </style:style>
    <style:style style:name="gr1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5.425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3.165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80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2.26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3.793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Tecnologia)" table:allow-empty-cell="true" table:display-list="unsorted" table:base-cell-address="Servidores.A1">
          <table:error-message table:message-type="stop" table:display="true"/>
        </table:content-validation>
        <table:content-validation table:name="val2" table:condition="of:cell-content-is-in-list(Virtualizado)" table:allow-empty-cell="false" table:display-list="unsorted" table:base-cell-address="'Oracle Database'.J2">
          <table:error-message table:message-type="stop" table:display="true"/>
        </table:content-validation>
        <table:content-validation table:name="val3" table:condition="of:cell-content-is-in-list(Tipo_de_entorno)" table:allow-empty-cell="true" table:display-list="unsorted" table:base-cell-address="'Oracle Database'.P2">
          <table:error-message table:message-type="stop" table:display="true"/>
        </table:content-validation>
        <table:content-validation table:name="val4" table:base-cell-address="'Oracle Database'.U2">
          <table:help-message table:display="true"/>
          <table:error-message table:message-type="stop" table:display="true"/>
        </table:content-validation>
        <table:content-validation table:name="val5" table:condition="of:cell-content-is-in-list(Si_No)" table:allow-empty-cell="true" table:display-list="unsorted" table:base-cell-address="'Oracle Database'.P2">
          <table:help-message table:display="true"/>
          <table:error-message table:message-type="stop" table:display="true"/>
        </table:content-validation>
        <table:content-validation table:name="val6" table:condition="of:cell-content-is-in-list(Sistemas_Operativo)" table:allow-empty-cell="true" table:display-list="unsorted" table:base-cell-address="Servidores.A1">
          <table:help-message table:display="true"/>
          <table:error-message table:message-type="stop" table:display="true"/>
        </table:content-validation>
        <table:content-validation table:name="val7" table:condition="of:cell-content-is-in-list(arq_serv)" table:allow-empty-cell="true" table:display-list="unsorted" table:base-cell-address="Servidores.P16">
          <table:error-message table:message-type="stop" table:display="true"/>
        </table:content-validation>
        <table:content-validation table:name="val8" table:condition="of:cell-content-is-in-list(arq_serv)" table:allow-empty-cell="true" table:display-list="unsorted" table:base-cell-address="Servidores.P6">
          <table:error-message table:message-type="stop" table:display="true"/>
        </table:content-validation>
        <table:content-validation table:name="val9" table:condition="of:cell-content-is-in-list(Tipo_de_cluster)" table:allow-empty-cell="true" table:display-list="unsorted" table:base-cell-address="Servidores.R6"/>
        <table:content-validation table:name="val10" table:condition="of:cell-content-is-in-list(Si_No)" table:allow-empty-cell="true" table:display-list="unsorted" table:base-cell-address="'Oracle Database'.U2">
          <table:help-message table:display="true"/>
          <table:error-message table:message-type="stop" table:display="true"/>
        </table:content-validation>
        <table:content-validation table:name="val11" table:condition="of:cell-content-is-in-list(Servidores)" table:allow-empty-cell="true" table:display-list="unsorted" table:base-cell-address="'Oracle Weblogic'.C6">
          <table:error-message table:message-type="stop" table:display="true"/>
        </table:content-validation>
        <table:content-validation table:name="val12" table:condition="of:cell-content-is-in-list(versiones)" table:allow-empty-cell="true" table:display-list="unsorted" table:base-cell-address="'Oracle Database'.AA2">
          <table:help-message table:display="true"/>
          <table:error-message table:message-type="stop" table:display="true"/>
        </table:content-validation>
        <table:content-validation table:name="val13" table:condition="of:cell-content-is-in-list(Si_No)" table:allow-empty-cell="true" table:display-list="unsorted" table:base-cell-address="'Oracle Database'.Z2">
          <table:help-message table:display="true"/>
          <table:error-message table:message-type="stop" table:display="true"/>
        </table:content-validation>
        <table:content-validation table:name="val14" table:condition="of:cell-content-is-in-list(infraestructura)" table:allow-empty-cell="true" table:display-list="unsorted" table:base-cell-address="'Oracle Weblogic'.C5">
          <table:help-message table:display="true"/>
          <table:error-message table:message-type="stop" table:display="true"/>
        </table:content-validation>
        <table:content-validation table:name="val15" table:condition="of:cell-content-is-in-list(Disponibilidad)" table:allow-empty-cell="true" table:display-list="unsorted" table:base-cell-address="'Oracle Database'.U2">
          <table:help-message table:display="true"/>
          <table:error-message table:message-type="stop" table:display="true"/>
        </table:content-validation>
        <table:content-validation table:name="val16" table:condition="of:cell-content-is-in-list(Tipo_de_nodo)" table:allow-empty-cell="true" table:display-list="unsorted" table:base-cell-address="'Oracle Weblogic'.K5">
          <table:help-message table:display="true"/>
          <table:error-message table:message-type="stop" table:display="true"/>
        </table:content-validation>
        <table:content-validation table:name="val17" table:condition="of:cell-content-is-in-list(Metodo_de_Respaldo)" table:allow-empty-cell="true" table:display-list="unsorted" table:base-cell-address="'Oracle Weblogic'.H5">
          <table:help-message table:display="true"/>
          <table:error-message table:message-type="stop" table:display="true"/>
        </table:content-validation>
        <table:content-validation table:name="val18" table:condition="of:cell-content-is-in-list(activo_pasivo)" table:allow-empty-cell="true" table:display-list="unsorted" table:base-cell-address="'Oracle Weblogic'.E5">
          <table:help-message table:display="true"/>
          <table:error-message table:message-type="stop" table:display="true"/>
        </table:content-validation>
        <table:content-validation table:name="val19" table:condition="of:cell-content-is-in-list(Plan_Backup)" table:allow-empty-cell="true" table:display-list="unsorted" table:base-cell-address="'Oracle Weblogic'.D5">
          <table:help-message table:display="true"/>
          <table:error-message table:message-type="stop" table:display="true"/>
        </table:content-validation>
        <table:content-validation table:name="val20" table:condition="of:cell-content-is-in-list(Si_No)" table:allow-empty-cell="true" table:display-list="unsorted" table:base-cell-address="'Oracle Database'.AF2">
          <table:help-message table:display="true"/>
          <table:error-message table:message-type="stop" table:display="true"/>
        </table:content-validation>
        <table:content-validation table:name="val21" table:condition="of:cell-content-is-in-list(version_EM)" table:allow-empty-cell="true" table:display-list="unsorted" table:base-cell-address="'Oracle Weblogic'.R5">
          <table:help-message table:display="true"/>
          <table:error-message table:message-type="stop" table:display="true"/>
        </table:content-validation>
        <table:content-validation table:name="val22" table:condition="of:cell-content-is-in-list(Criticidad)" table:allow-empty-cell="true" table:display-list="unsorted" table:base-cell-address="Servidores.A1">
          <table:help-message table:display="true"/>
          <table:error-message table:message-type="stop" table:display="true"/>
        </table:content-validation>
        <table:content-validation table:name="val23" table:condition="of:cell-content-is-in-list(SAVersiones)" table:allow-empty-cell="true" table:display-list="unsorted" table:base-cell-address="'Oracle Weblogic'.V2">
          <table:help-message table:display="true"/>
          <table:error-message table:message-type="stop" table:display="true"/>
        </table:content-validation>
        <table:content-validation table:name="val24" table:condition="of:cell-content-is-in-list(Tecnologia)" table:allow-empty-cell="true" table:display-list="unsorted" table:base-cell-address="'Oracle Weblogic'.V2">
          <table:help-message table:display="true"/>
          <table:error-message table:message-type="stop" table:display="true"/>
        </table:content-validation>
        <table:content-validation table:name="val25" table:condition="of:cell-content-is-in-list(activo_pasivo)" table:allow-empty-cell="true" table:display-list="unsorted" table:base-cell-address="'Oracle Database'.P2">
          <table:error-message table:message-type="stop" table:display="true"/>
        </table:content-validation>
        <table:content-validation table:name="val26" table:condition="of:cell-content-is-in-list(Criticidad)" table:allow-empty-cell="true" table:display-list="unsorted" table:base-cell-address="'Oracle Weblogic'.E5">
          <table:help-message table:display="true"/>
          <table:error-message table:message-type="stop" table:display="true"/>
        </table:content-validation>
        <table:content-validation table:name="val27" table:condition="of:cell-content-is-in-list(forms_reports)" table:allow-empty-cell="true" table:display-list="unsorted" table:base-cell-address="'Oracle Weblogic'.S5">
          <table:help-message table:display="true"/>
          <table:error-message table:message-type="stop" table:display="true"/>
        </table:content-validation>
        <table:content-validation table:name="val28" table:condition="of:cell-content-is-in-list(Metodo_de_Respaldo)" table:allow-empty-cell="true" table:display-list="unsorted" table:base-cell-address="Servidores.A1">
          <table:help-message table:display="true"/>
          <table:error-message table:message-type="stop" table:display="true"/>
        </table:content-validation>
        <table:content-validation table:name="val29" table:condition="of:cell-content-is-in-list(Organismos)" table:allow-empty-cell="true" table:display-list="unsorted" table:base-cell-address="'Oracle Database'.U2">
          <table:help-message table:display="true"/>
          <table:error-message table:message-type="stop" table:display="true"/>
        </table:content-validation>
      </table:content-validations>
      <table:table table:name="Servidore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visibility="collapse" table:default-cell-style-name="ce7"/>
        <table:table-column table:style-name="co15" table:default-cell-style-name="ce28"/>
        <table:table-column table:style-name="co16" table:default-cell-style-name="ce7"/>
        <table:table-column table:style-name="co17" table:default-cell-style-name="ce7"/>
        <table:table-column table:style-name="co18" table:number-columns-repeated="2" table:default-cell-style-name="ce7"/>
        <table:table-column table:style-name="co19" table:default-cell-style-name="ce1"/>
        <table:table-column table:style-name="co20" table:number-columns-repeated="3" table:default-cell-style-name="ce1"/>
        <table:table-column table:style-name="co8" table:default-cell-style-name="ce1"/>
        <table:table-column table:style-name="co21" table:default-cell-style-name="ce1"/>
        <table:table-column table:style-name="co22" table:default-cell-style-name="ce1"/>
        <table:table-column table:style-name="co11" table:default-cell-style-name="ce1"/>
        <table:table-column table:style-name="co8" table:default-cell-style-name="ce1"/>
        <table:table-column table:style-name="co21" table:default-cell-style-name="ce1"/>
        <table:table-column table:style-name="co23" table:number-columns-repeated="979" table:default-cell-style-name="ce35"/>
        <table:table-column table:style-name="co23" table:number-columns-repeated="16" table:default-cell-style-name="ce1"/>
        <table:table-row table:style-name="ro1">
          <table:table-cell/>
          <table:table-cell table:style-name="ce2" table:number-columns-repeated="10"/>
          <table:table-cell table:style-name="ce17" table:number-columns-repeated="3"/>
          <table:table-cell table:style-name="ce25"/>
          <table:table-cell table:style-name="ce17" table:number-columns-repeated="4"/>
          <table:table-cell table:style-name="ce30" table:number-columns-repeated="968"/>
          <table:table-cell table:style-name="ce17" table:number-columns-repeated="24"/>
          <table:table-cell table:number-columns-repeated="13"/>
        </table:table-row>
        <table:table-row table:style-name="ro2">
          <table:table-cell/>
          <table:table-cell table:style-name="ce3" office:value-type="string" calcext:value-type="string" table:number-columns-spanned="8" table:number-rows-spanned="1">
            <text:p>Incluir aquí la información de los servidores físicos y/o virtuales de su organismo que tienen desplegados productos Oracle BBDD y/o Weblogic</text:p>
          </table:table-cell>
          <table:covered-table-cell table:number-columns-repeated="2" table:style-name="Default"/>
          <table:covered-table-cell table:number-columns-repeated="5" table:style-name="ce2"/>
          <table:table-cell table:style-name="ce2" table:number-columns-repeated="2"/>
          <table:table-cell table:style-name="ce17" table:number-columns-repeated="3"/>
          <table:table-cell table:style-name="ce25"/>
          <table:table-cell table:style-name="ce17" table:number-columns-repeated="4"/>
          <table:table-cell table:style-name="ce30" table:number-columns-repeated="968"/>
          <table:table-cell table:style-name="ce17" table:number-columns-repeated="24"/>
          <table:table-cell table:number-columns-repeated="13"/>
        </table:table-row>
        <table:table-row table:style-name="ro1">
          <table:table-cell/>
          <table:table-cell table:style-name="ce2" table:number-columns-repeated="10"/>
          <table:table-cell table:style-name="ce17" table:number-columns-repeated="3"/>
          <table:table-cell table:style-name="ce25"/>
          <table:table-cell table:style-name="ce17" table:number-columns-repeated="4"/>
          <table:table-cell table:style-name="ce30" table:number-columns-repeated="968"/>
          <table:table-cell table:style-name="ce17" table:number-columns-repeated="24"/>
          <table:table-cell table:number-columns-repeated="13"/>
        </table:table-row>
        <table:table-row table:style-name="ro3">
          <table:table-cell/>
          <table:table-cell table:style-name="ce4" office:value-type="string" calcext:value-type="string" table:number-columns-spanned="8" table:number-rows-spanned="1">
            <text:p>SERVIDOR FÍSICO</text:p>
          </table:table-cell>
          <table:covered-table-cell table:number-columns-repeated="2" table:style-name="Default"/>
          <table:covered-table-cell table:number-columns-repeated="4" table:style-name="ce2"/>
          <table:covered-table-cell table:style-name="ce10"/>
          <table:table-cell table:style-name="ce4" office:value-type="string" calcext:value-type="string" table:number-columns-spanned="4" table:number-rows-spanned="1">
            <text:p>SERVIDOR VIRTUAL</text:p>
          </table:table-cell>
          <table:covered-table-cell table:style-name="ce2"/>
          <table:covered-table-cell table:style-name="ce17"/>
          <table:covered-table-cell table:style-name="ce18"/>
          <table:table-cell table:style-name="ce22" office:value-type="string" calcext:value-type="string" table:number-columns-spanned="4" table:number-rows-spanned="1">
            <text:p>DATOS TÉCNICOS</text:p>
          </table:table-cell>
          <table:covered-table-cell table:number-columns-repeated="3" table:style-name="ce22"/>
          <table:table-cell table:style-name="ce22"/>
          <table:table-cell table:style-name="ce30" table:number-columns-repeated="969"/>
          <table:table-cell table:style-name="ce17" table:number-columns-repeated="24"/>
          <table:table-cell table:number-columns-repeated="13"/>
        </table:table-row>
        <table:table-row table:style-name="ro4">
          <table:table-cell/>
          <table:table-cell table:style-name="ce5" office:value-type="string" calcext:value-type="string">
            <text:p>ID (*)</text:p>
          </table:table-cell>
          <table:table-cell table:style-name="ce5" office:value-type="string" calcext:value-type="string">
            <text:p>Nombre del servidor físico / Hostname (*)</text:p>
          </table:table-cell>
          <table:table-cell table:style-name="ce5" office:value-type="string" calcext:value-type="string">
            <text:p>Marca (*)</text:p>
          </table:table-cell>
          <table:table-cell table:style-name="ce5" office:value-type="string" calcext:value-type="string">
            <text:p>Modelo (*)</text:p>
          </table:table-cell>
          <table:table-cell table:style-name="ce5" office:value-type="string" calcext:value-type="string">
            <text:p>Tecnología servidor (*)</text:p>
          </table:table-cell>
          <table:table-cell table:style-name="ce5" office:value-type="string" calcext:value-type="string">
            <text:p>Nº Procesadores/CPUs del Servidor Físico (*)</text:p>
          </table:table-cell>
          <table:table-cell table:style-name="ce5" office:value-type="string" calcext:value-type="string">
            <text:p>Nº Cores por Procesador del Servidor Físico (*)</text:p>
          </table:table-cell>
          <table:table-cell table:style-name="ce11" office:value-type="string" calcext:value-type="string">
            <text:p>Nº Total Cores Normalizados</text:p>
          </table:table-cell>
          <table:table-cell table:style-name="ce13" office:value-type="string" calcext:value-type="string">
            <text:p>¿Virtualizado? (*)</text:p>
          </table:table-cell>
          <table:table-cell table:style-name="ce15" office:value-type="string" calcext:value-type="string">
            <text:p>Nombre de host virtual (*)</text:p>
          </table:table-cell>
          <table:table-cell table:style-name="ce15" office:value-type="string" calcext:value-type="string">
            <text:p>Nº Cores de la Máquina Virtual (*)</text:p>
          </table:table-cell>
          <table:table-cell table:style-name="ce19" office:value-type="string" calcext:value-type="string">
            <text:p>Nº Total Cores Normalizado (virtual)</text:p>
          </table:table-cell>
          <table:table-cell table:style-name="ce23" office:value-type="string" calcext:value-type="string">
            <office:annotation draw:style-name="gr1" draw:text-style-name="P1" svg:width="2.899cm" svg:height="5.625cm" svg:x="49.054cm" svg:y="0.872cm" draw:caption-point-x="-0.445cm" draw:caption-point-y="1.529cm">
              <dc:date>2015-03-17T00:00:00</dc:date>
              <text:p text:style-name="P1"><text:span text:style-name="T1">Si el servidor tiene varias interfaces de red, especificar la IP física o virtual que corresponde al despliegue del producto Oracle (BD, serv. apl.)</text:span></text:p>
            </office:annotation>
            <text:p>IP (física y/o virtual)</text:p>
          </table:table-cell>
          <table:table-cell table:style-name="ce26" office:value-type="string" calcext:value-type="string">
            <text:p>Sistema Operativo (*)</text:p>
          </table:table-cell>
          <table:table-cell table:style-name="ce26" office:value-type="string" calcext:value-type="string">
            <text:p>Arquitectura (*)</text:p>
          </table:table-cell>
          <table:table-cell table:style-name="ce26" office:value-type="string" calcext:value-type="string">
            <office:annotation draw:style-name="gr2" draw:text-style-name="P1" svg:width="2.899cm" svg:height="3.365cm" svg:x="68.506cm" svg:y="0.866cm" draw:caption-point-x="-0.372cm" draw:caption-point-y="1.535cm">
              <dc:date>2015-02-27T00:00:00</dc:date>
              <text:p text:style-name="P1"><text:span text:style-name="T1">Si el servidor físico forma parte de un cluster, indicar el nombre del cluster</text:span></text:p>
            </office:annotation>
            <text:p>Nombre de Cluster (*)</text:p>
          </table:table-cell>
          <table:table-cell table:style-name="ce26" office:value-type="string" calcext:value-type="string">
            <text:p>Tipo Cluster</text:p>
          </table:table-cell>
          <table:table-cell table:style-name="ce31" office:value-type="string" calcext:value-type="string">
            <text:p>Observaciones / Comentarios del Organismo</text:p>
          </table:table-cell>
          <table:table-cell/>
          <table:table-cell table:style-name="ce33" office:value-type="string" calcext:value-type="string">
            <text:p>BBDD</text:p>
          </table:table-cell>
          <table:table-cell table:style-name="ce33" office:value-type="string" calcext:value-type="string">
            <text:p>SA</text:p>
          </table:table-cell>
          <table:table-cell table:style-name="ce33" office:value-type="string" calcext:value-type="string">
            <text:p>OK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1</text:p>
          </table:table-cell>
          <table:table-cell table:style-name="ce8" office:value-type="string" calcext:value-type="string">
            <text:p>bl01esx02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6];[$datos.$Q$2:.$R$33];2;0)*[.G6]*[.H6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httpic01</text:p>
          </table:table-cell>
          <table:table-cell table:style-name="ce8" office:value-type="float" office:value="4" calcext:value-type="float">
            <text:p>4</text:p>
          </table:table-cell>
          <table:table-cell table:style-name="ce20" table:formula="of:=IF(EXACT([.J6];&quot;No virtualizado&quot;)      ;&quot;&quot;      ; IF(EXACT([.J6];&quot;Virtualización lógica&quot;)           ;[.I6]           ; IF(EXACT([.J6];&quot;Virtualización física&quot;)               ;ROUNDUP(VLOOKUP([.$F6];[$datos.$Q$2:.$R$33];2;0)*[.L6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(Red Hat Enterprise 5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6])+COUNTIF([$'Oracle Database'.$D$6:.$D$31];[.K6])" office:value-type="float" office:value="0" calcext:value-type="float">
            <text:p>0</text:p>
          </table:table-cell>
          <table:table-cell table:formula="of:=COUNTIF(['Oracle Weblogic'.$C$6:.$C$397];[.C6])+COUNTIF(['Oracle Weblogic'.$C$6:.$C$397];[.K6])" office:value-type="float" office:value="1" calcext:value-type="float">
            <text:p>1</text:p>
          </table:table-cell>
          <table:table-cell table:style-name="ce34" table:formula="of:=[.U6]+[.V6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2</text:p>
          </table:table-cell>
          <table:table-cell table:style-name="ce8" office:value-type="string" calcext:value-type="string">
            <text:p>bl01esx04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7];[$datos.$Q$2:.$R$33];2;0)*[.G7]*[.H7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httpic02</text:p>
          </table:table-cell>
          <table:table-cell table:style-name="ce8" office:value-type="float" office:value="4" calcext:value-type="float">
            <text:p>4</text:p>
          </table:table-cell>
          <table:table-cell table:style-name="ce20" table:formula="of:=IF(EXACT([.J7];&quot;No virtualizado&quot;)      ;&quot;&quot;      ; IF(EXACT([.J7];&quot;Virtualización lógica&quot;)           ;[.I7]           ; IF(EXACT([.J7];&quot;Virtualización física&quot;)               ;ROUNDUP(VLOOKUP([.$F7];[$datos.$Q$2:.$R$33];2;0)*[.L7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(Red Hat Enterprise 5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7])+COUNTIF([$'Oracle Database'.$D$6:.$D$31];[.K7])" office:value-type="float" office:value="0" calcext:value-type="float">
            <text:p>0</text:p>
          </table:table-cell>
          <table:table-cell table:formula="of:=COUNTIF(['Oracle Weblogic'.$C$6:.$C$397];[.C7])+COUNTIF(['Oracle Weblogic'.$C$6:.$C$397];[.K7])" office:value-type="float" office:value="1" calcext:value-type="float">
            <text:p>1</text:p>
          </table:table-cell>
          <table:table-cell table:style-name="ce34" table:formula="of:=[.U7]+[.V7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3</text:p>
          </table:table-cell>
          <table:table-cell table:style-name="ce8" office:value-type="string" calcext:value-type="string">
            <text:p>bl01esx03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8];[$datos.$Q$2:.$R$33];2;0)*[.G8]*[.H8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httpic03</text:p>
          </table:table-cell>
          <table:table-cell table:style-name="ce8" office:value-type="float" office:value="4" calcext:value-type="float">
            <text:p>4</text:p>
          </table:table-cell>
          <table:table-cell table:style-name="ce20" table:formula="of:=IF(EXACT([.J8];&quot;No virtualizado&quot;)      ;&quot;&quot;      ; IF(EXACT([.J8];&quot;Virtualización lógica&quot;)           ;[.I8]           ; IF(EXACT([.J8];&quot;Virtualización física&quot;)               ;ROUNDUP(VLOOKUP([.$F8];[$datos.$Q$2:.$R$33];2;0)*[.L8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-64(Red Hat Enterprise 6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8])+COUNTIF([$'Oracle Database'.$D$6:.$D$31];[.K8])" office:value-type="float" office:value="0" calcext:value-type="float">
            <text:p>0</text:p>
          </table:table-cell>
          <table:table-cell table:formula="of:=COUNTIF(['Oracle Weblogic'.$C$6:.$C$397];[.C8])+COUNTIF(['Oracle Weblogic'.$C$6:.$C$397];[.K8])" office:value-type="float" office:value="1" calcext:value-type="float">
            <text:p>1</text:p>
          </table:table-cell>
          <table:table-cell table:style-name="ce34" table:formula="of:=[.U8]+[.V8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4</text:p>
          </table:table-cell>
          <table:table-cell table:style-name="ce8" office:value-type="string" calcext:value-type="string">
            <text:p>bl01esx02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9];[$datos.$Q$2:.$R$33];2;0)*[.G9]*[.H9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httpic04</text:p>
          </table:table-cell>
          <table:table-cell table:style-name="ce8" office:value-type="float" office:value="4" calcext:value-type="float">
            <text:p>4</text:p>
          </table:table-cell>
          <table:table-cell table:style-name="ce20" table:formula="of:=IF(EXACT([.J9];&quot;No virtualizado&quot;)      ;&quot;&quot;      ; IF(EXACT([.J9];&quot;Virtualización lógica&quot;)           ;[.I9]           ; IF(EXACT([.J9];&quot;Virtualización física&quot;)               ;ROUNDUP(VLOOKUP([.$F9];[$datos.$Q$2:.$R$33];2;0)*[.L9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-64(Red Hat Enterprise 6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9])+COUNTIF([$'Oracle Database'.$D$6:.$D$31];[.K9])" office:value-type="float" office:value="0" calcext:value-type="float">
            <text:p>0</text:p>
          </table:table-cell>
          <table:table-cell table:formula="of:=COUNTIF(['Oracle Weblogic'.$C$6:.$C$397];[.C9])+COUNTIF(['Oracle Weblogic'.$C$6:.$C$397];[.K9])" office:value-type="float" office:value="1" calcext:value-type="float">
            <text:p>1</text:p>
          </table:table-cell>
          <table:table-cell table:style-name="ce34" table:formula="of:=[.U9]+[.V9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5</text:p>
          </table:table-cell>
          <table:table-cell table:style-name="ce8" office:value-type="string" calcext:value-type="string">
            <text:p>bl01esx02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10];[$datos.$Q$2:.$R$33];2;0)*[.G10]*[.H10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httpp01</text:p>
          </table:table-cell>
          <table:table-cell table:style-name="ce8" office:value-type="float" office:value="4" calcext:value-type="float">
            <text:p>4</text:p>
          </table:table-cell>
          <table:table-cell table:style-name="ce20" table:formula="of:=IF(EXACT([.J10];&quot;No virtualizado&quot;)      ;&quot;&quot;      ; IF(EXACT([.J10];&quot;Virtualización lógica&quot;)           ;[.I10]           ; IF(EXACT([.J10];&quot;Virtualización física&quot;)               ;ROUNDUP(VLOOKUP([.$F10];[$datos.$Q$2:.$R$33];2;0)*[.L10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(Red Hat Enterprise 5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10])+COUNTIF([$'Oracle Database'.$D$6:.$D$31];[.K10])" office:value-type="float" office:value="0" calcext:value-type="float">
            <text:p>0</text:p>
          </table:table-cell>
          <table:table-cell table:formula="of:=COUNTIF(['Oracle Weblogic'.$C$6:.$C$397];[.C10])+COUNTIF(['Oracle Weblogic'.$C$6:.$C$397];[.K10])" office:value-type="float" office:value="1" calcext:value-type="float">
            <text:p>1</text:p>
          </table:table-cell>
          <table:table-cell table:style-name="ce34" table:formula="of:=[.U10]+[.V10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6</text:p>
          </table:table-cell>
          <table:table-cell table:style-name="ce8" office:value-type="string" calcext:value-type="string">
            <text:p>bl01esx04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11];[$datos.$Q$2:.$R$33];2;0)*[.G11]*[.H11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httpp02</text:p>
          </table:table-cell>
          <table:table-cell table:style-name="ce8" office:value-type="float" office:value="4" calcext:value-type="float">
            <text:p>4</text:p>
          </table:table-cell>
          <table:table-cell table:style-name="ce20" table:formula="of:=IF(EXACT([.J11];&quot;No virtualizado&quot;)      ;&quot;&quot;      ; IF(EXACT([.J11];&quot;Virtualización lógica&quot;)           ;[.I11]           ; IF(EXACT([.J11];&quot;Virtualización física&quot;)               ;ROUNDUP(VLOOKUP([.$F11];[$datos.$Q$2:.$R$33];2;0)*[.L11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(Red Hat Enterprise 5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11])+COUNTIF([$'Oracle Database'.$D$6:.$D$31];[.K11])" office:value-type="float" office:value="0" calcext:value-type="float">
            <text:p>0</text:p>
          </table:table-cell>
          <table:table-cell table:formula="of:=COUNTIF(['Oracle Weblogic'.$C$6:.$C$397];[.C11])+COUNTIF(['Oracle Weblogic'.$C$6:.$C$397];[.K11])" office:value-type="float" office:value="1" calcext:value-type="float">
            <text:p>1</text:p>
          </table:table-cell>
          <table:table-cell table:style-name="ce34" table:formula="of:=[.U11]+[.V11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7</text:p>
          </table:table-cell>
          <table:table-cell table:style-name="ce8" office:value-type="string" calcext:value-type="string">
            <text:p>bl01esx02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12];[$datos.$Q$2:.$R$33];2;0)*[.G12]*[.H12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httpp03</text:p>
          </table:table-cell>
          <table:table-cell table:style-name="ce8" office:value-type="float" office:value="4" calcext:value-type="float">
            <text:p>4</text:p>
          </table:table-cell>
          <table:table-cell table:style-name="ce20" table:formula="of:=IF(EXACT([.J12];&quot;No virtualizado&quot;)      ;&quot;&quot;      ; IF(EXACT([.J12];&quot;Virtualización lógica&quot;)           ;[.I12]           ; IF(EXACT([.J12];&quot;Virtualización física&quot;)               ;ROUNDUP(VLOOKUP([.$F12];[$datos.$Q$2:.$R$33];2;0)*[.L12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-64(Red Hat Enterprise 6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12])+COUNTIF([$'Oracle Database'.$D$6:.$D$31];[.K12])" office:value-type="float" office:value="0" calcext:value-type="float">
            <text:p>0</text:p>
          </table:table-cell>
          <table:table-cell table:formula="of:=COUNTIF(['Oracle Weblogic'.$C$6:.$C$397];[.C12])+COUNTIF(['Oracle Weblogic'.$C$6:.$C$397];[.K12])" office:value-type="float" office:value="1" calcext:value-type="float">
            <text:p>1</text:p>
          </table:table-cell>
          <table:table-cell table:style-name="ce34" table:formula="of:=[.U12]+[.V12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8</text:p>
          </table:table-cell>
          <table:table-cell table:style-name="ce8" office:value-type="string" calcext:value-type="string">
            <text:p>bl01esx04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13];[$datos.$Q$2:.$R$33];2;0)*[.G13]*[.H13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httpp04</text:p>
          </table:table-cell>
          <table:table-cell table:style-name="ce8" office:value-type="float" office:value="4" calcext:value-type="float">
            <text:p>4</text:p>
          </table:table-cell>
          <table:table-cell table:style-name="ce20" table:formula="of:=IF(EXACT([.J13];&quot;No virtualizado&quot;)      ;&quot;&quot;      ; IF(EXACT([.J13];&quot;Virtualización lógica&quot;)           ;[.I13]           ; IF(EXACT([.J13];&quot;Virtualización física&quot;)               ;ROUNDUP(VLOOKUP([.$F13];[$datos.$Q$2:.$R$33];2;0)*[.L13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-64(Red Hat Enterprise 6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13])+COUNTIF([$'Oracle Database'.$D$6:.$D$31];[.K13])" office:value-type="float" office:value="0" calcext:value-type="float">
            <text:p>0</text:p>
          </table:table-cell>
          <table:table-cell table:formula="of:=COUNTIF(['Oracle Weblogic'.$C$6:.$C$397];[.C13])+COUNTIF(['Oracle Weblogic'.$C$6:.$C$397];[.K13])" office:value-type="float" office:value="1" calcext:value-type="float">
            <text:p>1</text:p>
          </table:table-cell>
          <table:table-cell table:style-name="ce34" table:formula="of:=[.U13]+[.V13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9</text:p>
          </table:table-cell>
          <table:table-cell table:style-name="ce8" office:value-type="string" calcext:value-type="string">
            <text:p>bl01esx03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14];[$datos.$Q$2:.$R$33];2;0)*[.G14]*[.H14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wlsadm</text:p>
          </table:table-cell>
          <table:table-cell table:style-name="ce8" office:value-type="float" office:value="8" calcext:value-type="float">
            <text:p>8</text:p>
          </table:table-cell>
          <table:table-cell table:style-name="ce20" table:formula="of:=IF(EXACT([.J14];&quot;No virtualizado&quot;)      ;&quot;&quot;      ; IF(EXACT([.J14];&quot;Virtualización lógica&quot;)           ;[.I14]           ; IF(EXACT([.J14];&quot;Virtualización física&quot;)               ;ROUNDUP(VLOOKUP([.$F14];[$datos.$Q$2:.$R$33];2;0)*[.L14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(Red Hat Enterprise 5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14])+COUNTIF([$'Oracle Database'.$D$6:.$D$31];[.K14])" office:value-type="float" office:value="0" calcext:value-type="float">
            <text:p>0</text:p>
          </table:table-cell>
          <table:table-cell table:formula="of:=COUNTIF(['Oracle Weblogic'.$C$6:.$C$397];[.C14])+COUNTIF(['Oracle Weblogic'.$C$6:.$C$397];[.K14])" office:value-type="float" office:value="1" calcext:value-type="float">
            <text:p>1</text:p>
          </table:table-cell>
          <table:table-cell table:style-name="ce34" table:formula="of:=[.U14]+[.V14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10</text:p>
          </table:table-cell>
          <table:table-cell table:style-name="ce8" office:value-type="string" calcext:value-type="string">
            <text:p>bl01esx01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15];[$datos.$Q$2:.$R$33];2;0)*[.G15]*[.H15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wlsadmin</text:p>
          </table:table-cell>
          <table:table-cell table:style-name="ce8" office:value-type="float" office:value="2" calcext:value-type="float">
            <text:p>2</text:p>
          </table:table-cell>
          <table:table-cell table:style-name="ce20" table:formula="of:=IF(EXACT([.J15];&quot;No virtualizado&quot;)      ;&quot;&quot;      ; IF(EXACT([.J15];&quot;Virtualización lógica&quot;)           ;[.I15]           ; IF(EXACT([.J15];&quot;Virtualización física&quot;)               ;ROUNDUP(VLOOKUP([.$F15];[$datos.$Q$2:.$R$33];2;0)*[.L15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-64(Red Hat Enterprise 6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15])+COUNTIF([$'Oracle Database'.$D$6:.$D$31];[.K15])" office:value-type="float" office:value="0" calcext:value-type="float">
            <text:p>0</text:p>
          </table:table-cell>
          <table:table-cell table:formula="of:=COUNTIF(['Oracle Weblogic'.$C$6:.$C$397];[.C15])+COUNTIF(['Oracle Weblogic'.$C$6:.$C$397];[.K15])" office:value-type="float" office:value="1" calcext:value-type="float">
            <text:p>1</text:p>
          </table:table-cell>
          <table:table-cell table:style-name="ce34" table:formula="of:=[.U15]+[.V15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11</text:p>
          </table:table-cell>
          <table:table-cell table:style-name="ce8" office:value-type="string" calcext:value-type="string">
            <text:p>bl01esx03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16];[$datos.$Q$2:.$R$33];2;0)*[.G16]*[.H16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wlsc01</text:p>
          </table:table-cell>
          <table:table-cell table:style-name="ce8" office:value-type="float" office:value="8" calcext:value-type="float">
            <text:p>8</text:p>
          </table:table-cell>
          <table:table-cell table:style-name="ce20" table:formula="of:=IF(EXACT([.J16];&quot;No virtualizado&quot;)      ;&quot;&quot;      ; IF(EXACT([.J16];&quot;Virtualización lógica&quot;)           ;[.I16]           ; IF(EXACT([.J16];&quot;Virtualización física&quot;)               ;ROUNDUP(VLOOKUP([.$F16];[$datos.$Q$2:.$R$33];2;0)*[.L16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(Red Hat Enterprise 5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16])+COUNTIF([$'Oracle Database'.$D$6:.$D$31];[.K16])" office:value-type="float" office:value="0" calcext:value-type="float">
            <text:p>0</text:p>
          </table:table-cell>
          <table:table-cell table:formula="of:=COUNTIF(['Oracle Weblogic'.$C$6:.$C$397];[.C16])+COUNTIF(['Oracle Weblogic'.$C$6:.$C$397];[.K16])" office:value-type="float" office:value="1" calcext:value-type="float">
            <text:p>1</text:p>
          </table:table-cell>
          <table:table-cell table:style-name="ce34" table:formula="of:=[.U16]+[.V16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12</text:p>
          </table:table-cell>
          <table:table-cell table:style-name="ce8" office:value-type="string" calcext:value-type="string">
            <text:p>bl01esx01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17];[$datos.$Q$2:.$R$33];2;0)*[.G17]*[.H17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wlsc02</text:p>
          </table:table-cell>
          <table:table-cell table:style-name="ce8" office:value-type="float" office:value="8" calcext:value-type="float">
            <text:p>8</text:p>
          </table:table-cell>
          <table:table-cell table:style-name="ce20" table:formula="of:=IF(EXACT([.J17];&quot;No virtualizado&quot;)      ;&quot;&quot;      ; IF(EXACT([.J17];&quot;Virtualización lógica&quot;)           ;[.I17]           ; IF(EXACT([.J17];&quot;Virtualización física&quot;)               ;ROUNDUP(VLOOKUP([.$F17];[$datos.$Q$2:.$R$33];2;0)*[.L17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(Red Hat Enterprise 5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17])+COUNTIF([$'Oracle Database'.$D$6:.$D$31];[.K17])" office:value-type="float" office:value="0" calcext:value-type="float">
            <text:p>0</text:p>
          </table:table-cell>
          <table:table-cell table:formula="of:=COUNTIF(['Oracle Weblogic'.$C$6:.$C$397];[.C17])+COUNTIF(['Oracle Weblogic'.$C$6:.$C$397];[.K17])" office:value-type="float" office:value="1" calcext:value-type="float">
            <text:p>1</text:p>
          </table:table-cell>
          <table:table-cell table:style-name="ce34" table:formula="of:=[.U17]+[.V17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13</text:p>
          </table:table-cell>
          <table:table-cell table:style-name="ce8" office:value-type="string" calcext:value-type="string">
            <text:p>bl01esx01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18];[$datos.$Q$2:.$R$33];2;0)*[.G18]*[.H18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wlsc03</text:p>
          </table:table-cell>
          <table:table-cell table:style-name="ce8" office:value-type="float" office:value="2" calcext:value-type="float">
            <text:p>2</text:p>
          </table:table-cell>
          <table:table-cell table:style-name="ce20" table:formula="of:=IF(EXACT([.J18];&quot;No virtualizado&quot;)      ;&quot;&quot;      ; IF(EXACT([.J18];&quot;Virtualización lógica&quot;)           ;[.I18]           ; IF(EXACT([.J18];&quot;Virtualización física&quot;)               ;ROUNDUP(VLOOKUP([.$F18];[$datos.$Q$2:.$R$33];2;0)*[.L18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-64(Red Hat Enterprise 6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18])+COUNTIF([$'Oracle Database'.$D$6:.$D$31];[.K18])" office:value-type="float" office:value="0" calcext:value-type="float">
            <text:p>0</text:p>
          </table:table-cell>
          <table:table-cell table:formula="of:=COUNTIF(['Oracle Weblogic'.$C$6:.$C$397];[.C18])+COUNTIF(['Oracle Weblogic'.$C$6:.$C$397];[.K18])" office:value-type="float" office:value="1" calcext:value-type="float">
            <text:p>1</text:p>
          </table:table-cell>
          <table:table-cell table:style-name="ce34" table:formula="of:=[.U18]+[.V18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14</text:p>
          </table:table-cell>
          <table:table-cell table:style-name="ce8" office:value-type="string" calcext:value-type="string">
            <text:p>bl01esx04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19];[$datos.$Q$2:.$R$33];2;0)*[.G19]*[.H19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wlsc04</text:p>
          </table:table-cell>
          <table:table-cell table:style-name="ce8" office:value-type="float" office:value="2" calcext:value-type="float">
            <text:p>2</text:p>
          </table:table-cell>
          <table:table-cell table:style-name="ce20" table:formula="of:=IF(EXACT([.J19];&quot;No virtualizado&quot;)      ;&quot;&quot;      ; IF(EXACT([.J19];&quot;Virtualización lógica&quot;)           ;[.I19]           ; IF(EXACT([.J19];&quot;Virtualización física&quot;)               ;ROUNDUP(VLOOKUP([.$F19];[$datos.$Q$2:.$R$33];2;0)*[.L19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-64(Red Hat Enterprise 6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19])+COUNTIF([$'Oracle Database'.$D$6:.$D$31];[.K19])" office:value-type="float" office:value="0" calcext:value-type="float">
            <text:p>0</text:p>
          </table:table-cell>
          <table:table-cell table:formula="of:=COUNTIF(['Oracle Weblogic'.$C$6:.$C$397];[.C19])+COUNTIF(['Oracle Weblogic'.$C$6:.$C$397];[.K19])" office:value-type="float" office:value="1" calcext:value-type="float">
            <text:p>1</text:p>
          </table:table-cell>
          <table:table-cell table:style-name="ce34" table:formula="of:=[.U19]+[.V19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15</text:p>
          </table:table-cell>
          <table:table-cell table:style-name="ce8" office:value-type="string" calcext:value-type="string">
            <text:p>bl01esx03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20];[$datos.$Q$2:.$R$33];2;0)*[.G20]*[.H20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wlsc64b02</text:p>
          </table:table-cell>
          <table:table-cell table:style-name="ce8" office:value-type="float" office:value="4" calcext:value-type="float">
            <text:p>4</text:p>
          </table:table-cell>
          <table:table-cell table:style-name="ce20" table:formula="of:=IF(EXACT([.J20];&quot;No virtualizado&quot;)      ;&quot;&quot;      ; IF(EXACT([.J20];&quot;Virtualización lógica&quot;)           ;[.I20]           ; IF(EXACT([.J20];&quot;Virtualización física&quot;)               ;ROUNDUP(VLOOKUP([.$F20];[$datos.$Q$2:.$R$33];2;0)*[.L20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-64(Red Hat Enterprise 6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20])+COUNTIF([$'Oracle Database'.$D$6:.$D$31];[.K20])" office:value-type="float" office:value="0" calcext:value-type="float">
            <text:p>0</text:p>
          </table:table-cell>
          <table:table-cell table:formula="of:=COUNTIF(['Oracle Weblogic'.$C$6:.$C$397];[.C20])+COUNTIF(['Oracle Weblogic'.$C$6:.$C$397];[.K20])" office:value-type="float" office:value="1" calcext:value-type="float">
            <text:p>1</text:p>
          </table:table-cell>
          <table:table-cell table:style-name="ce34" table:formula="of:=[.U20]+[.V20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16</text:p>
          </table:table-cell>
          <table:table-cell table:style-name="ce8" office:value-type="string" calcext:value-type="string">
            <text:p>bl01esx04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21];[$datos.$Q$2:.$R$33];2;0)*[.G21]*[.H21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wlsc64b03</text:p>
          </table:table-cell>
          <table:table-cell table:style-name="ce8" office:value-type="float" office:value="4" calcext:value-type="float">
            <text:p>4</text:p>
          </table:table-cell>
          <table:table-cell table:style-name="ce20" table:formula="of:=IF(EXACT([.J21];&quot;No virtualizado&quot;)      ;&quot;&quot;      ; IF(EXACT([.J21];&quot;Virtualización lógica&quot;)           ;[.I21]           ; IF(EXACT([.J21];&quot;Virtualización física&quot;)               ;ROUNDUP(VLOOKUP([.$F21];[$datos.$Q$2:.$R$33];2;0)*[.L21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-64(Red Hat Enterprise 6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21])+COUNTIF([$'Oracle Database'.$D$6:.$D$31];[.K21])" office:value-type="float" office:value="0" calcext:value-type="float">
            <text:p>0</text:p>
          </table:table-cell>
          <table:table-cell table:formula="of:=COUNTIF(['Oracle Weblogic'.$C$6:.$C$397];[.C21])+COUNTIF(['Oracle Weblogic'.$C$6:.$C$397];[.K21])" office:value-type="float" office:value="1" calcext:value-type="float">
            <text:p>1</text:p>
          </table:table-cell>
          <table:table-cell table:style-name="ce34" table:formula="of:=[.U21]+[.V21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17</text:p>
          </table:table-cell>
          <table:table-cell table:style-name="ce8" office:value-type="string" calcext:value-type="string">
            <text:p>bl01esx02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22];[$datos.$Q$2:.$R$33];2;0)*[.G22]*[.H22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wlsi01</text:p>
          </table:table-cell>
          <table:table-cell table:style-name="ce8" office:value-type="float" office:value="4" calcext:value-type="float">
            <text:p>4</text:p>
          </table:table-cell>
          <table:table-cell table:style-name="ce20" table:formula="of:=IF(EXACT([.J22];&quot;No virtualizado&quot;)      ;&quot;&quot;      ; IF(EXACT([.J22];&quot;Virtualización lógica&quot;)           ;[.I22]           ; IF(EXACT([.J22];&quot;Virtualización física&quot;)               ;ROUNDUP(VLOOKUP([.$F22];[$datos.$Q$2:.$R$33];2;0)*[.L22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-64(Red Hat Enterprise 6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22])+COUNTIF([$'Oracle Database'.$D$6:.$D$31];[.K22])" office:value-type="float" office:value="0" calcext:value-type="float">
            <text:p>0</text:p>
          </table:table-cell>
          <table:table-cell table:formula="of:=COUNTIF(['Oracle Weblogic'.$C$6:.$C$397];[.C22])+COUNTIF(['Oracle Weblogic'.$C$6:.$C$397];[.K22])" office:value-type="float" office:value="1" calcext:value-type="float">
            <text:p>1</text:p>
          </table:table-cell>
          <table:table-cell table:style-name="ce34" table:formula="of:=[.U22]+[.V22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18</text:p>
          </table:table-cell>
          <table:table-cell table:style-name="ce8" office:value-type="string" calcext:value-type="string">
            <text:p>bl01esx03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23];[$datos.$Q$2:.$R$33];2;0)*[.G23]*[.H23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wlsi02</text:p>
          </table:table-cell>
          <table:table-cell table:style-name="ce8" office:value-type="float" office:value="4" calcext:value-type="float">
            <text:p>4</text:p>
          </table:table-cell>
          <table:table-cell table:style-name="ce20" table:formula="of:=IF(EXACT([.J23];&quot;No virtualizado&quot;)      ;&quot;&quot;      ; IF(EXACT([.J23];&quot;Virtualización lógica&quot;)           ;[.I23]           ; IF(EXACT([.J23];&quot;Virtualización física&quot;)               ;ROUNDUP(VLOOKUP([.$F23];[$datos.$Q$2:.$R$33];2;0)*[.L23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-64(Red Hat Enterprise 6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23])+COUNTIF([$'Oracle Database'.$D$6:.$D$31];[.K23])" office:value-type="float" office:value="0" calcext:value-type="float">
            <text:p>0</text:p>
          </table:table-cell>
          <table:table-cell table:formula="of:=COUNTIF(['Oracle Weblogic'.$C$6:.$C$397];[.C23])+COUNTIF(['Oracle Weblogic'.$C$6:.$C$397];[.K23])" office:value-type="float" office:value="1" calcext:value-type="float">
            <text:p>1</text:p>
          </table:table-cell>
          <table:table-cell table:style-name="ce34" table:formula="of:=[.U23]+[.V23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19</text:p>
          </table:table-cell>
          <table:table-cell table:style-name="ce8" office:value-type="string" calcext:value-type="string">
            <text:p>bl01esx04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24];[$datos.$Q$2:.$R$33];2;0)*[.G24]*[.H24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wlsi03</text:p>
          </table:table-cell>
          <table:table-cell table:style-name="ce8" office:value-type="float" office:value="2" calcext:value-type="float">
            <text:p>2</text:p>
          </table:table-cell>
          <table:table-cell table:style-name="ce20" table:formula="of:=IF(EXACT([.J24];&quot;No virtualizado&quot;)      ;&quot;&quot;      ; IF(EXACT([.J24];&quot;Virtualización lógica&quot;)           ;[.I24]           ; IF(EXACT([.J24];&quot;Virtualización física&quot;)               ;ROUNDUP(VLOOKUP([.$F24];[$datos.$Q$2:.$R$33];2;0)*[.L24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-64(Red Hat Enterprise 6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24])+COUNTIF([$'Oracle Database'.$D$6:.$D$31];[.K24])" office:value-type="float" office:value="0" calcext:value-type="float">
            <text:p>0</text:p>
          </table:table-cell>
          <table:table-cell table:formula="of:=COUNTIF(['Oracle Weblogic'.$C$6:.$C$397];[.C24])+COUNTIF(['Oracle Weblogic'.$C$6:.$C$397];[.K24])" office:value-type="float" office:value="1" calcext:value-type="float">
            <text:p>1</text:p>
          </table:table-cell>
          <table:table-cell table:style-name="ce34" table:formula="of:=[.U24]+[.V24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20</text:p>
          </table:table-cell>
          <table:table-cell table:style-name="ce8" office:value-type="string" calcext:value-type="string">
            <text:p>bl01esx04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25];[$datos.$Q$2:.$R$33];2;0)*[.G25]*[.H25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wlsi04</text:p>
          </table:table-cell>
          <table:table-cell table:style-name="ce8" office:value-type="float" office:value="2" calcext:value-type="float">
            <text:p>2</text:p>
          </table:table-cell>
          <table:table-cell table:style-name="ce20" table:formula="of:=IF(EXACT([.J25];&quot;No virtualizado&quot;)      ;&quot;&quot;      ; IF(EXACT([.J25];&quot;Virtualización lógica&quot;)           ;[.I25]           ; IF(EXACT([.J25];&quot;Virtualización física&quot;)               ;ROUNDUP(VLOOKUP([.$F25];[$datos.$Q$2:.$R$33];2;0)*[.L25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-64(Red Hat Enterprise 6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25])+COUNTIF([$'Oracle Database'.$D$6:.$D$31];[.K25])" office:value-type="float" office:value="0" calcext:value-type="float">
            <text:p>0</text:p>
          </table:table-cell>
          <table:table-cell table:formula="of:=COUNTIF(['Oracle Weblogic'.$C$6:.$C$397];[.C25])+COUNTIF(['Oracle Weblogic'.$C$6:.$C$397];[.K25])" office:value-type="float" office:value="1" calcext:value-type="float">
            <text:p>1</text:p>
          </table:table-cell>
          <table:table-cell table:style-name="ce34" table:formula="of:=[.U25]+[.V25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21</text:p>
          </table:table-cell>
          <table:table-cell table:style-name="ce8" office:value-type="string" calcext:value-type="string">
            <text:p>bl01esx03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26];[$datos.$Q$2:.$R$33];2;0)*[.G26]*[.H26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wlsp01</text:p>
          </table:table-cell>
          <table:table-cell table:style-name="ce8" office:value-type="float" office:value="4" calcext:value-type="float">
            <text:p>4</text:p>
          </table:table-cell>
          <table:table-cell table:style-name="ce20" table:formula="of:=IF(EXACT([.J26];&quot;No virtualizado&quot;)      ;&quot;&quot;      ; IF(EXACT([.J26];&quot;Virtualización lógica&quot;)           ;[.I26]           ; IF(EXACT([.J26];&quot;Virtualización física&quot;)               ;ROUNDUP(VLOOKUP([.$F26];[$datos.$Q$2:.$R$33];2;0)*[.L26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(Red Hat Enterprise 5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26])+COUNTIF([$'Oracle Database'.$D$6:.$D$31];[.K26])" office:value-type="float" office:value="0" calcext:value-type="float">
            <text:p>0</text:p>
          </table:table-cell>
          <table:table-cell table:formula="of:=COUNTIF(['Oracle Weblogic'.$C$6:.$C$397];[.C26])+COUNTIF(['Oracle Weblogic'.$C$6:.$C$397];[.K26])" office:value-type="float" office:value="1" calcext:value-type="float">
            <text:p>1</text:p>
          </table:table-cell>
          <table:table-cell table:style-name="ce34" table:formula="of:=[.U26]+[.V26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22</text:p>
          </table:table-cell>
          <table:table-cell table:style-name="ce8" office:value-type="string" calcext:value-type="string">
            <text:p>bl01esx05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27];[$datos.$Q$2:.$R$33];2;0)*[.G27]*[.H27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wlsp02</text:p>
          </table:table-cell>
          <table:table-cell table:style-name="ce8" office:value-type="float" office:value="4" calcext:value-type="float">
            <text:p>4</text:p>
          </table:table-cell>
          <table:table-cell table:style-name="ce20" table:formula="of:=IF(EXACT([.J27];&quot;No virtualizado&quot;)      ;&quot;&quot;      ; IF(EXACT([.J27];&quot;Virtualización lógica&quot;)           ;[.I27]           ; IF(EXACT([.J27];&quot;Virtualización física&quot;)               ;ROUNDUP(VLOOKUP([.$F27];[$datos.$Q$2:.$R$33];2;0)*[.L27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(Red Hat Enterprise 5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27])+COUNTIF([$'Oracle Database'.$D$6:.$D$31];[.K27])" office:value-type="float" office:value="0" calcext:value-type="float">
            <text:p>0</text:p>
          </table:table-cell>
          <table:table-cell table:formula="of:=COUNTIF(['Oracle Weblogic'.$C$6:.$C$397];[.C27])+COUNTIF(['Oracle Weblogic'.$C$6:.$C$397];[.K27])" office:value-type="float" office:value="1" calcext:value-type="float">
            <text:p>1</text:p>
          </table:table-cell>
          <table:table-cell table:style-name="ce34" table:formula="of:=[.U27]+[.V27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23</text:p>
          </table:table-cell>
          <table:table-cell table:style-name="ce8" office:value-type="string" calcext:value-type="string">
            <text:p>bl01esx05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28];[$datos.$Q$2:.$R$33];2;0)*[.G28]*[.H28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wlsp03</text:p>
          </table:table-cell>
          <table:table-cell table:style-name="ce8" office:value-type="float" office:value="8" calcext:value-type="float">
            <text:p>8</text:p>
          </table:table-cell>
          <table:table-cell table:style-name="ce20" table:formula="of:=IF(EXACT([.J28];&quot;No virtualizado&quot;)      ;&quot;&quot;      ; IF(EXACT([.J28];&quot;Virtualización lógica&quot;)           ;[.I28]           ; IF(EXACT([.J28];&quot;Virtualización física&quot;)               ;ROUNDUP(VLOOKUP([.$F28];[$datos.$Q$2:.$R$33];2;0)*[.L28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(Red Hat Enterprise 5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28])+COUNTIF([$'Oracle Database'.$D$6:.$D$31];[.K28])" office:value-type="float" office:value="0" calcext:value-type="float">
            <text:p>0</text:p>
          </table:table-cell>
          <table:table-cell table:formula="of:=COUNTIF(['Oracle Weblogic'.$C$6:.$C$397];[.C28])+COUNTIF(['Oracle Weblogic'.$C$6:.$C$397];[.K28])" office:value-type="float" office:value="1" calcext:value-type="float">
            <text:p>1</text:p>
          </table:table-cell>
          <table:table-cell table:style-name="ce34" table:formula="of:=[.U28]+[.V28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24</text:p>
          </table:table-cell>
          <table:table-cell table:style-name="ce8" office:value-type="string" calcext:value-type="string">
            <text:p>bl01esx03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29];[$datos.$Q$2:.$R$33];2;0)*[.G29]*[.H29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wlsp04</text:p>
          </table:table-cell>
          <table:table-cell table:style-name="ce8" office:value-type="float" office:value="8" calcext:value-type="float">
            <text:p>8</text:p>
          </table:table-cell>
          <table:table-cell table:style-name="ce20" table:formula="of:=IF(EXACT([.J29];&quot;No virtualizado&quot;)      ;&quot;&quot;      ; IF(EXACT([.J29];&quot;Virtualización lógica&quot;)           ;[.I29]           ; IF(EXACT([.J29];&quot;Virtualización física&quot;)               ;ROUNDUP(VLOOKUP([.$F29];[$datos.$Q$2:.$R$33];2;0)*[.L29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(Red Hat Enterprise 5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29])+COUNTIF([$'Oracle Database'.$D$6:.$D$31];[.K29])" office:value-type="float" office:value="0" calcext:value-type="float">
            <text:p>0</text:p>
          </table:table-cell>
          <table:table-cell table:formula="of:=COUNTIF(['Oracle Weblogic'.$C$6:.$C$397];[.C29])+COUNTIF(['Oracle Weblogic'.$C$6:.$C$397];[.K29])" office:value-type="float" office:value="1" calcext:value-type="float">
            <text:p>1</text:p>
          </table:table-cell>
          <table:table-cell table:style-name="ce34" table:formula="of:=[.U29]+[.V29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25</text:p>
          </table:table-cell>
          <table:table-cell table:style-name="ce8" office:value-type="string" calcext:value-type="string">
            <text:p>bl01esx02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30];[$datos.$Q$2:.$R$33];2;0)*[.G30]*[.H30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wlsp05</text:p>
          </table:table-cell>
          <table:table-cell table:style-name="ce8" office:value-type="float" office:value="4" calcext:value-type="float">
            <text:p>4</text:p>
          </table:table-cell>
          <table:table-cell table:style-name="ce20" table:formula="of:=IF(EXACT([.J30];&quot;No virtualizado&quot;)      ;&quot;&quot;      ; IF(EXACT([.J30];&quot;Virtualización lógica&quot;)           ;[.I30]           ; IF(EXACT([.J30];&quot;Virtualización física&quot;)               ;ROUNDUP(VLOOKUP([.$F30];[$datos.$Q$2:.$R$33];2;0)*[.L30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(Red Hat Enterprise 5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30])+COUNTIF([$'Oracle Database'.$D$6:.$D$31];[.K30])" office:value-type="float" office:value="0" calcext:value-type="float">
            <text:p>0</text:p>
          </table:table-cell>
          <table:table-cell table:formula="of:=COUNTIF(['Oracle Weblogic'.$C$6:.$C$397];[.C30])+COUNTIF(['Oracle Weblogic'.$C$6:.$C$397];[.K30])" office:value-type="float" office:value="1" calcext:value-type="float">
            <text:p>1</text:p>
          </table:table-cell>
          <table:table-cell table:style-name="ce34" table:formula="of:=[.U30]+[.V30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26</text:p>
          </table:table-cell>
          <table:table-cell table:style-name="ce8" office:value-type="string" calcext:value-type="string">
            <text:p>bl01esx04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31];[$datos.$Q$2:.$R$33];2;0)*[.G31]*[.H31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wlsp06</text:p>
          </table:table-cell>
          <table:table-cell table:style-name="ce8" office:value-type="float" office:value="4" calcext:value-type="float">
            <text:p>4</text:p>
          </table:table-cell>
          <table:table-cell table:style-name="ce20" table:formula="of:=IF(EXACT([.J31];&quot;No virtualizado&quot;)      ;&quot;&quot;      ; IF(EXACT([.J31];&quot;Virtualización lógica&quot;)           ;[.I31]           ; IF(EXACT([.J31];&quot;Virtualización física&quot;)               ;ROUNDUP(VLOOKUP([.$F31];[$datos.$Q$2:.$R$33];2;0)*[.L31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(Red Hat Enterprise 5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31])+COUNTIF([$'Oracle Database'.$D$6:.$D$31];[.K31])" office:value-type="float" office:value="0" calcext:value-type="float">
            <text:p>0</text:p>
          </table:table-cell>
          <table:table-cell table:formula="of:=COUNTIF(['Oracle Weblogic'.$C$6:.$C$397];[.C31])+COUNTIF(['Oracle Weblogic'.$C$6:.$C$397];[.K31])" office:value-type="float" office:value="1" calcext:value-type="float">
            <text:p>1</text:p>
          </table:table-cell>
          <table:table-cell table:style-name="ce34" table:formula="of:=[.U31]+[.V31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27</text:p>
          </table:table-cell>
          <table:table-cell table:style-name="ce8" office:value-type="string" calcext:value-type="string">
            <text:p>bl01esx03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32];[$datos.$Q$2:.$R$33];2;0)*[.G32]*[.H32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wlsp07</text:p>
          </table:table-cell>
          <table:table-cell table:style-name="ce8" office:value-type="float" office:value="2" calcext:value-type="float">
            <text:p>2</text:p>
          </table:table-cell>
          <table:table-cell table:style-name="ce20" table:formula="of:=IF(EXACT([.J32];&quot;No virtualizado&quot;)      ;&quot;&quot;      ; IF(EXACT([.J32];&quot;Virtualización lógica&quot;)           ;[.I32]           ; IF(EXACT([.J32];&quot;Virtualización física&quot;)               ;ROUNDUP(VLOOKUP([.$F32];[$datos.$Q$2:.$R$33];2;0)*[.L32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-64(Red Hat Enterprise 6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32])+COUNTIF([$'Oracle Database'.$D$6:.$D$31];[.K32])" office:value-type="float" office:value="0" calcext:value-type="float">
            <text:p>0</text:p>
          </table:table-cell>
          <table:table-cell table:formula="of:=COUNTIF(['Oracle Weblogic'.$C$6:.$C$397];[.C32])+COUNTIF(['Oracle Weblogic'.$C$6:.$C$397];[.K32])" office:value-type="float" office:value="1" calcext:value-type="float">
            <text:p>1</text:p>
          </table:table-cell>
          <table:table-cell table:style-name="ce34" table:formula="of:=[.U32]+[.V32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28</text:p>
          </table:table-cell>
          <table:table-cell table:style-name="ce8" office:value-type="string" calcext:value-type="string">
            <text:p>bl01esx05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33];[$datos.$Q$2:.$R$33];2;0)*[.G33]*[.H33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wlsp08</text:p>
          </table:table-cell>
          <table:table-cell table:style-name="ce8" office:value-type="float" office:value="2" calcext:value-type="float">
            <text:p>2</text:p>
          </table:table-cell>
          <table:table-cell table:style-name="ce20" table:formula="of:=IF(EXACT([.J33];&quot;No virtualizado&quot;)      ;&quot;&quot;      ; IF(EXACT([.J33];&quot;Virtualización lógica&quot;)           ;[.I33]           ; IF(EXACT([.J33];&quot;Virtualización física&quot;)               ;ROUNDUP(VLOOKUP([.$F33];[$datos.$Q$2:.$R$33];2;0)*[.L33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-64(Red Hat Enterprise 6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33])+COUNTIF([$'Oracle Database'.$D$6:.$D$31];[.K33])" office:value-type="float" office:value="0" calcext:value-type="float">
            <text:p>0</text:p>
          </table:table-cell>
          <table:table-cell table:formula="of:=COUNTIF(['Oracle Weblogic'.$C$6:.$C$397];[.C33])+COUNTIF(['Oracle Weblogic'.$C$6:.$C$397];[.K33])" office:value-type="float" office:value="1" calcext:value-type="float">
            <text:p>1</text:p>
          </table:table-cell>
          <table:table-cell table:style-name="ce34" table:formula="of:=[.U33]+[.V33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29</text:p>
          </table:table-cell>
          <table:table-cell table:style-name="ce6" office:value-type="string" calcext:value-type="string">
            <text:p>sdnp1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Superdome 2</text:p>
          </table:table-cell>
          <table:table-cell table:style-name="ce9" table:content-validation-name="val1" office:value-type="string" calcext:value-type="string">
            <text:p>Intel itanium Series 95XX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12" table:formula="of:=ROUNDUP(VLOOKUP([.$F34];[$datos.$Q$2:.$R$33];2;0)*[.G34]*[.H34])" office:value-type="float" office:value="32" calcext:value-type="float">
            <text:p>32</text:p>
          </table:table-cell>
          <table:table-cell table:style-name="ce14" table:content-validation-name="val2" office:value-type="string" calcext:value-type="string">
            <text:p>Virtualización física</text:p>
          </table:table-cell>
          <table:table-cell table:style-name="ce16" office:value-type="string" calcext:value-type="string">
            <text:p>cl10vp01</text:p>
          </table:table-cell>
          <table:table-cell table:style-name="ce8" office:value-type="float" office:value="10" calcext:value-type="float">
            <text:p>10</text:p>
          </table:table-cell>
          <table:table-cell table:style-name="ce20" table:formula="of:=IF(EXACT([.J34];&quot;No virtualizado&quot;)      ;&quot;&quot;      ; IF(EXACT([.J34];&quot;Virtualización lógica&quot;)           ;[.I34]           ; IF(EXACT([.J34];&quot;Virtualización física&quot;)               ;ROUNDUP(VLOOKUP([.$F34];[$datos.$Q$2:.$R$33];2;0)*[.L34])               ;&quot;Error&quot;)          )     )" office:value-type="float" office:value="10" calcext:value-type="float">
            <text:p>10</text:p>
          </table:table-cell>
          <table:table-cell table:style-name="ce24"/>
          <table:table-cell table:style-name="ce27" table:content-validation-name="val6" office:value-type="string" calcext:value-type="string">
            <text:p>HP-UX Itanium(11.31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l10</text:p>
          </table:table-cell>
          <table:table-cell table:style-name="ce29" table:content-validation-name="val9" office:value-type="string" calcext:value-type="string">
            <text:p>Cluster virtual HP ServiceGuard</text:p>
          </table:table-cell>
          <table:table-cell table:style-name="ce32"/>
          <table:table-cell/>
          <table:table-cell table:formula="of:=COUNTIF([$'Oracle Database'.$D$6:.$D$31];[.C34])+COUNTIF([$'Oracle Database'.$D$6:.$D$31];[.K34])" office:value-type="float" office:value="2" calcext:value-type="float">
            <text:p>2</text:p>
          </table:table-cell>
          <table:table-cell table:formula="of:=COUNTIF(['Oracle Weblogic'.$C$6:.$C$397];[.C34])+COUNTIF(['Oracle Weblogic'.$C$6:.$C$397];[.K34])" office:value-type="float" office:value="0" calcext:value-type="float">
            <text:p>0</text:p>
          </table:table-cell>
          <table:table-cell table:style-name="ce34" table:formula="of:=[.U34]+[.V34]" office:value-type="float" office:value="2" calcext:value-type="float">
            <text:p>2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30</text:p>
          </table:table-cell>
          <table:table-cell table:style-name="ce6" office:value-type="string" calcext:value-type="string">
            <text:p>sdnp2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Superdome 2</text:p>
          </table:table-cell>
          <table:table-cell table:style-name="ce9" table:content-validation-name="val1" office:value-type="string" calcext:value-type="string">
            <text:p>Intel itanium Series 95XX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12" table:formula="of:=ROUNDUP(VLOOKUP([.$F35];[$datos.$Q$2:.$R$33];2;0)*[.G35]*[.H35])" office:value-type="float" office:value="32" calcext:value-type="float">
            <text:p>32</text:p>
          </table:table-cell>
          <table:table-cell table:style-name="ce14" table:content-validation-name="val2" office:value-type="string" calcext:value-type="string">
            <text:p>Virtualización física</text:p>
          </table:table-cell>
          <table:table-cell table:style-name="ce16" office:value-type="string" calcext:value-type="string">
            <text:p>cl10vp02</text:p>
          </table:table-cell>
          <table:table-cell table:style-name="ce8" office:value-type="float" office:value="10" calcext:value-type="float">
            <text:p>10</text:p>
          </table:table-cell>
          <table:table-cell table:style-name="ce20" table:formula="of:=IF(EXACT([.J35];&quot;No virtualizado&quot;)      ;&quot;&quot;      ; IF(EXACT([.J35];&quot;Virtualización lógica&quot;)           ;[.I35]           ; IF(EXACT([.J35];&quot;Virtualización física&quot;)               ;ROUNDUP(VLOOKUP([.$F35];[$datos.$Q$2:.$R$33];2;0)*[.L35])               ;&quot;Error&quot;)          )     )" office:value-type="float" office:value="10" calcext:value-type="float">
            <text:p>10</text:p>
          </table:table-cell>
          <table:table-cell table:style-name="ce24"/>
          <table:table-cell table:style-name="ce27" table:content-validation-name="val6" office:value-type="string" calcext:value-type="string">
            <text:p>HP-UX Itanium(11.31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l10</text:p>
          </table:table-cell>
          <table:table-cell table:style-name="ce29" table:content-validation-name="val9" office:value-type="string" calcext:value-type="string">
            <text:p>Cluster virtual HP ServiceGuard</text:p>
          </table:table-cell>
          <table:table-cell table:style-name="ce32"/>
          <table:table-cell/>
          <table:table-cell table:formula="of:=COUNTIF([$'Oracle Database'.$D$6:.$D$31];[.C35])+COUNTIF([$'Oracle Database'.$D$6:.$D$31];[.K35])" office:value-type="float" office:value="6" calcext:value-type="float">
            <text:p>6</text:p>
          </table:table-cell>
          <table:table-cell table:formula="of:=COUNTIF(['Oracle Weblogic'.$C$6:.$C$397];[.C35])+COUNTIF(['Oracle Weblogic'.$C$6:.$C$397];[.K35])" office:value-type="float" office:value="0" calcext:value-type="float">
            <text:p>0</text:p>
          </table:table-cell>
          <table:table-cell table:style-name="ce34" table:formula="of:=[.U35]+[.V35]" office:value-type="float" office:value="6" calcext:value-type="float">
            <text:p>6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31</text:p>
          </table:table-cell>
          <table:table-cell table:style-name="ce6" office:value-type="string" calcext:value-type="string">
            <text:p>sdnp3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Superdome 2</text:p>
          </table:table-cell>
          <table:table-cell table:style-name="ce9" table:content-validation-name="val1" office:value-type="string" calcext:value-type="string">
            <text:p>Intel itanium Series 95XX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table:formula="of:=ROUNDUP(VLOOKUP([.$F36];[$datos.$Q$2:.$R$33];2;0)*[.G36]*[.H36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física</text:p>
          </table:table-cell>
          <table:table-cell table:style-name="ce16" office:value-type="string" calcext:value-type="string">
            <text:p>cl10vp03</text:p>
          </table:table-cell>
          <table:table-cell table:style-name="ce8" office:value-type="float" office:value="5" calcext:value-type="float">
            <text:p>5</text:p>
          </table:table-cell>
          <table:table-cell table:style-name="ce20" table:formula="of:=IF(EXACT([.J36];&quot;No virtualizado&quot;)      ;&quot;&quot;      ; IF(EXACT([.J36];&quot;Virtualización lógica&quot;)           ;[.I36]           ; IF(EXACT([.J36];&quot;Virtualización física&quot;)               ;ROUNDUP(VLOOKUP([.$F36];[$datos.$Q$2:.$R$33];2;0)*[.L36])               ;&quot;Error&quot;)          )     )" office:value-type="float" office:value="5" calcext:value-type="float">
            <text:p>5</text:p>
          </table:table-cell>
          <table:table-cell table:style-name="ce24"/>
          <table:table-cell table:style-name="ce27" table:content-validation-name="val6" office:value-type="string" calcext:value-type="string">
            <text:p>HP-UX Itanium(11.31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l10</text:p>
          </table:table-cell>
          <table:table-cell table:style-name="ce29" table:content-validation-name="val9" office:value-type="string" calcext:value-type="string">
            <text:p>Cluster virtual HP ServiceGuard</text:p>
          </table:table-cell>
          <table:table-cell table:style-name="ce32"/>
          <table:table-cell/>
          <table:table-cell table:formula="of:=COUNTIF([$'Oracle Database'.$D$6:.$D$31];[.C36])+COUNTIF([$'Oracle Database'.$D$6:.$D$31];[.K36])" office:value-type="float" office:value="4" calcext:value-type="float">
            <text:p>4</text:p>
          </table:table-cell>
          <table:table-cell table:formula="of:=COUNTIF(['Oracle Weblogic'.$C$6:.$C$397];[.C36])+COUNTIF(['Oracle Weblogic'.$C$6:.$C$397];[.K36])" office:value-type="float" office:value="0" calcext:value-type="float">
            <text:p>0</text:p>
          </table:table-cell>
          <table:table-cell table:style-name="ce34" table:formula="of:=[.U36]+[.V36]" office:value-type="float" office:value="4" calcext:value-type="float">
            <text:p>4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32</text:p>
          </table:table-cell>
          <table:table-cell table:style-name="ce6" office:value-type="string" calcext:value-type="string">
            <text:p>sdnp1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Superdome 2</text:p>
          </table:table-cell>
          <table:table-cell table:style-name="ce9" table:content-validation-name="val1" office:value-type="string" calcext:value-type="string">
            <text:p>Intel itanium Series 95XX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12" table:formula="of:=ROUNDUP(VLOOKUP([.$F37];[$datos.$Q$2:.$R$33];2;0)*[.G37]*[.H37])" office:value-type="float" office:value="32" calcext:value-type="float">
            <text:p>32</text:p>
          </table:table-cell>
          <table:table-cell table:style-name="ce14" table:content-validation-name="val2" office:value-type="string" calcext:value-type="string">
            <text:p>Virtualización física</text:p>
          </table:table-cell>
          <table:table-cell table:style-name="ce16" office:value-type="string" calcext:value-type="string">
            <text:p>cl11vp01</text:p>
          </table:table-cell>
          <table:table-cell table:style-name="ce8" office:value-type="float" office:value="8" calcext:value-type="float">
            <text:p>8</text:p>
          </table:table-cell>
          <table:table-cell table:style-name="ce20" table:formula="of:=IF(EXACT([.J37];&quot;No virtualizado&quot;)      ;&quot;&quot;      ; IF(EXACT([.J37];&quot;Virtualización lógica&quot;)           ;[.I37]           ; IF(EXACT([.J37];&quot;Virtualización física&quot;)               ;ROUNDUP(VLOOKUP([.$F37];[$datos.$Q$2:.$R$33];2;0)*[.L37])               ;&quot;Error&quot;)          )     )" office:value-type="float" office:value="8" calcext:value-type="float">
            <text:p>8</text:p>
          </table:table-cell>
          <table:table-cell table:style-name="ce24"/>
          <table:table-cell table:style-name="ce27" table:content-validation-name="val6" office:value-type="string" calcext:value-type="string">
            <text:p>HP-UX Itanium(11.31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l11</text:p>
          </table:table-cell>
          <table:table-cell table:style-name="ce29" table:content-validation-name="val9" office:value-type="string" calcext:value-type="string">
            <text:p>Cluster virtual HP ServiceGuard</text:p>
          </table:table-cell>
          <table:table-cell table:style-name="ce32"/>
          <table:table-cell/>
          <table:table-cell table:formula="of:=COUNTIF([$'Oracle Database'.$D$6:.$D$31];[.C37])+COUNTIF([$'Oracle Database'.$D$6:.$D$31];[.K37])" office:value-type="float" office:value="4" calcext:value-type="float">
            <text:p>4</text:p>
          </table:table-cell>
          <table:table-cell table:formula="of:=COUNTIF(['Oracle Weblogic'.$C$6:.$C$397];[.C37])+COUNTIF(['Oracle Weblogic'.$C$6:.$C$397];[.K37])" office:value-type="float" office:value="0" calcext:value-type="float">
            <text:p>0</text:p>
          </table:table-cell>
          <table:table-cell table:style-name="ce34" table:formula="of:=[.U37]+[.V37]" office:value-type="float" office:value="4" calcext:value-type="float">
            <text:p>4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33</text:p>
          </table:table-cell>
          <table:table-cell table:style-name="ce6" office:value-type="string" calcext:value-type="string">
            <text:p>sdnp2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Superdome 2</text:p>
          </table:table-cell>
          <table:table-cell table:style-name="ce9" table:content-validation-name="val1" office:value-type="string" calcext:value-type="string">
            <text:p>Intel itanium Series 95XX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12" table:formula="of:=ROUNDUP(VLOOKUP([.$F38];[$datos.$Q$2:.$R$33];2;0)*[.G38]*[.H38])" office:value-type="float" office:value="32" calcext:value-type="float">
            <text:p>32</text:p>
          </table:table-cell>
          <table:table-cell table:style-name="ce14" table:content-validation-name="val2" office:value-type="string" calcext:value-type="string">
            <text:p>Virtualización física</text:p>
          </table:table-cell>
          <table:table-cell table:style-name="ce16" office:value-type="string" calcext:value-type="string">
            <text:p>cl11vp02</text:p>
          </table:table-cell>
          <table:table-cell table:style-name="ce8" office:value-type="float" office:value="8" calcext:value-type="float">
            <text:p>8</text:p>
          </table:table-cell>
          <table:table-cell table:style-name="ce20" table:formula="of:=IF(EXACT([.J38];&quot;No virtualizado&quot;)      ;&quot;&quot;      ; IF(EXACT([.J38];&quot;Virtualización lógica&quot;)           ;[.I38]           ; IF(EXACT([.J38];&quot;Virtualización física&quot;)               ;ROUNDUP(VLOOKUP([.$F38];[$datos.$Q$2:.$R$33];2;0)*[.L38])               ;&quot;Error&quot;)          )     )" office:value-type="float" office:value="8" calcext:value-type="float">
            <text:p>8</text:p>
          </table:table-cell>
          <table:table-cell table:style-name="ce24"/>
          <table:table-cell table:style-name="ce27" table:content-validation-name="val6" office:value-type="string" calcext:value-type="string">
            <text:p>HP-UX Itanium(11.31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l11</text:p>
          </table:table-cell>
          <table:table-cell table:style-name="ce29" table:content-validation-name="val9" office:value-type="string" calcext:value-type="string">
            <text:p>Cluster virtual HP ServiceGuard</text:p>
          </table:table-cell>
          <table:table-cell table:style-name="ce32"/>
          <table:table-cell/>
          <table:table-cell table:formula="of:=COUNTIF([$'Oracle Database'.$D$6:.$D$31];[.C38])+COUNTIF([$'Oracle Database'.$D$6:.$D$31];[.K38])" office:value-type="float" office:value="4" calcext:value-type="float">
            <text:p>4</text:p>
          </table:table-cell>
          <table:table-cell table:formula="of:=COUNTIF(['Oracle Weblogic'.$C$6:.$C$397];[.C38])+COUNTIF(['Oracle Weblogic'.$C$6:.$C$397];[.K38])" office:value-type="float" office:value="0" calcext:value-type="float">
            <text:p>0</text:p>
          </table:table-cell>
          <table:table-cell table:style-name="ce34" table:formula="of:=[.U38]+[.V38]" office:value-type="float" office:value="4" calcext:value-type="float">
            <text:p>4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34</text:p>
          </table:table-cell>
          <table:table-cell table:style-name="ce6" office:value-type="string" calcext:value-type="string">
            <text:p>sdnp3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Superdome 2</text:p>
          </table:table-cell>
          <table:table-cell table:style-name="ce9" table:content-validation-name="val1" office:value-type="string" calcext:value-type="string">
            <text:p>Intel itanium Series 95XX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table:formula="of:=ROUNDUP(VLOOKUP([.$F39];[$datos.$Q$2:.$R$33];2;0)*[.G39]*[.H39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física</text:p>
          </table:table-cell>
          <table:table-cell table:style-name="ce16" office:value-type="string" calcext:value-type="string">
            <text:p>cl11vp03</text:p>
          </table:table-cell>
          <table:table-cell table:style-name="ce8" office:value-type="float" office:value="2" calcext:value-type="float">
            <text:p>2</text:p>
          </table:table-cell>
          <table:table-cell table:style-name="ce20" table:formula="of:=IF(EXACT([.J39];&quot;No virtualizado&quot;)      ;&quot;&quot;      ; IF(EXACT([.J39];&quot;Virtualización lógica&quot;)           ;[.I39]           ; IF(EXACT([.J39];&quot;Virtualización física&quot;)               ;ROUNDUP(VLOOKUP([.$F39];[$datos.$Q$2:.$R$33];2;0)*[.L39])               ;&quot;Error&quot;)          )     )" office:value-type="float" office:value="2" calcext:value-type="float">
            <text:p>2</text:p>
          </table:table-cell>
          <table:table-cell table:style-name="ce24"/>
          <table:table-cell table:style-name="ce27" table:content-validation-name="val6" office:value-type="string" calcext:value-type="string">
            <text:p>HP-UX Itanium(11.31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l11</text:p>
          </table:table-cell>
          <table:table-cell table:style-name="ce29" table:content-validation-name="val9" office:value-type="string" calcext:value-type="string">
            <text:p>Cluster virtual HP ServiceGuard</text:p>
          </table:table-cell>
          <table:table-cell table:style-name="ce32"/>
          <table:table-cell/>
          <table:table-cell table:formula="of:=COUNTIF([$'Oracle Database'.$D$6:.$D$31];[.C39])+COUNTIF([$'Oracle Database'.$D$6:.$D$31];[.K39])" office:value-type="float" office:value="2" calcext:value-type="float">
            <text:p>2</text:p>
          </table:table-cell>
          <table:table-cell table:formula="of:=COUNTIF(['Oracle Weblogic'.$C$6:.$C$397];[.C39])+COUNTIF(['Oracle Weblogic'.$C$6:.$C$397];[.K39])" office:value-type="float" office:value="0" calcext:value-type="float">
            <text:p>0</text:p>
          </table:table-cell>
          <table:table-cell table:style-name="ce34" table:formula="of:=[.U39]+[.V39]" office:value-type="float" office:value="2" calcext:value-type="float">
            <text:p>2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35</text:p>
          </table:table-cell>
          <table:table-cell table:style-name="ce6" office:value-type="string" calcext:value-type="string">
            <text:p>sdnp1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Superdome 2</text:p>
          </table:table-cell>
          <table:table-cell table:style-name="ce9" table:content-validation-name="val1" office:value-type="string" calcext:value-type="string">
            <text:p>Intel itanium Series 95XX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12" table:formula="of:=ROUNDUP(VLOOKUP([.$F40];[$datos.$Q$2:.$R$33];2;0)*[.G40]*[.H40])" office:value-type="float" office:value="32" calcext:value-type="float">
            <text:p>32</text:p>
          </table:table-cell>
          <table:table-cell table:style-name="ce14" table:content-validation-name="val2" office:value-type="string" calcext:value-type="string">
            <text:p>Virtualización física</text:p>
          </table:table-cell>
          <table:table-cell table:style-name="ce16" office:value-type="string" calcext:value-type="string">
            <text:p>clivmwlsp01</text:p>
          </table:table-cell>
          <table:table-cell table:style-name="ce8" office:value-type="float" office:value="12" calcext:value-type="float">
            <text:p>12</text:p>
          </table:table-cell>
          <table:table-cell table:style-name="ce20" table:formula="of:=IF(EXACT([.J40];&quot;No virtualizado&quot;)      ;&quot;&quot;      ; IF(EXACT([.J40];&quot;Virtualización lógica&quot;)           ;[.I40]           ; IF(EXACT([.J40];&quot;Virtualización física&quot;)               ;ROUNDUP(VLOOKUP([.$F40];[$datos.$Q$2:.$R$33];2;0)*[.L40])               ;&quot;Error&quot;)          )     )" office:value-type="float" office:value="12" calcext:value-type="float">
            <text:p>12</text:p>
          </table:table-cell>
          <table:table-cell table:style-name="ce24"/>
          <table:table-cell table:style-name="ce27" table:content-validation-name="val6" office:value-type="string" calcext:value-type="string">
            <text:p>HP-UX Itanium(11.31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livm</text:p>
          </table:table-cell>
          <table:table-cell table:style-name="ce29" table:content-validation-name="val9" office:value-type="string" calcext:value-type="string">
            <text:p>Cluster virtual HP ServiceGuard</text:p>
          </table:table-cell>
          <table:table-cell table:style-name="ce32"/>
          <table:table-cell/>
          <table:table-cell table:formula="of:=COUNTIF([$'Oracle Database'.$D$6:.$D$31];[.C40])+COUNTIF([$'Oracle Database'.$D$6:.$D$31];[.K40])" office:value-type="float" office:value="0" calcext:value-type="float">
            <text:p>0</text:p>
          </table:table-cell>
          <table:table-cell table:formula="of:=COUNTIF(['Oracle Weblogic'.$C$6:.$C$397];[.C40])+COUNTIF(['Oracle Weblogic'.$C$6:.$C$397];[.K40])" office:value-type="float" office:value="1" calcext:value-type="float">
            <text:p>1</text:p>
          </table:table-cell>
          <table:table-cell table:style-name="ce34" table:formula="of:=[.U40]+[.V40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36</text:p>
          </table:table-cell>
          <table:table-cell table:style-name="ce6" office:value-type="string" calcext:value-type="string">
            <text:p>sdnp3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Superdome 2</text:p>
          </table:table-cell>
          <table:table-cell table:style-name="ce9" table:content-validation-name="val1" office:value-type="string" calcext:value-type="string">
            <text:p>Intel itanium Series 95XX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table:formula="of:=ROUNDUP(VLOOKUP([.$F41];[$datos.$Q$2:.$R$33];2;0)*[.G41]*[.H41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física</text:p>
          </table:table-cell>
          <table:table-cell table:style-name="ce16" office:value-type="string" calcext:value-type="string">
            <text:p>clivmwlsc01</text:p>
          </table:table-cell>
          <table:table-cell table:style-name="ce8" office:value-type="float" office:value="8" calcext:value-type="float">
            <text:p>8</text:p>
          </table:table-cell>
          <table:table-cell table:style-name="ce20" table:formula="of:=IF(EXACT([.J41];&quot;No virtualizado&quot;)      ;&quot;&quot;      ; IF(EXACT([.J41];&quot;Virtualización lógica&quot;)           ;[.I41]           ; IF(EXACT([.J41];&quot;Virtualización física&quot;)               ;ROUNDUP(VLOOKUP([.$F41];[$datos.$Q$2:.$R$33];2;0)*[.L41])               ;&quot;Error&quot;)          )     )" office:value-type="float" office:value="8" calcext:value-type="float">
            <text:p>8</text:p>
          </table:table-cell>
          <table:table-cell table:style-name="ce24"/>
          <table:table-cell table:style-name="ce27" table:content-validation-name="val6" office:value-type="string" calcext:value-type="string">
            <text:p>HP-UX Itanium(11.31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livm</text:p>
          </table:table-cell>
          <table:table-cell table:style-name="ce29" table:content-validation-name="val9" office:value-type="string" calcext:value-type="string">
            <text:p>Cluster virtual HP ServiceGuard</text:p>
          </table:table-cell>
          <table:table-cell table:style-name="ce32"/>
          <table:table-cell/>
          <table:table-cell table:formula="of:=COUNTIF([$'Oracle Database'.$D$6:.$D$31];[.C41])+COUNTIF([$'Oracle Database'.$D$6:.$D$31];[.K41])" office:value-type="float" office:value="0" calcext:value-type="float">
            <text:p>0</text:p>
          </table:table-cell>
          <table:table-cell table:formula="of:=COUNTIF(['Oracle Weblogic'.$C$6:.$C$397];[.C41])+COUNTIF(['Oracle Weblogic'.$C$6:.$C$397];[.K41])" office:value-type="float" office:value="1" calcext:value-type="float">
            <text:p>1</text:p>
          </table:table-cell>
          <table:table-cell table:style-name="ce34" table:formula="of:=[.U41]+[.V41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37</text:p>
          </table:table-cell>
          <table:table-cell table:style-name="ce6" office:value-type="string" calcext:value-type="string">
            <text:p>sdnp3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Superdome 2</text:p>
          </table:table-cell>
          <table:table-cell table:style-name="ce9" table:content-validation-name="val1" office:value-type="string" calcext:value-type="string">
            <text:p>Intel itanium Series 95XX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table:formula="of:=ROUNDUP(VLOOKUP([.$F42];[$datos.$Q$2:.$R$33];2;0)*[.G42]*[.H42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física</text:p>
          </table:table-cell>
          <table:table-cell table:style-name="ce16" office:value-type="string" calcext:value-type="string">
            <text:p>clivmwlsi01</text:p>
          </table:table-cell>
          <table:table-cell table:style-name="ce8" office:value-type="float" office:value="8" calcext:value-type="float">
            <text:p>8</text:p>
          </table:table-cell>
          <table:table-cell table:style-name="ce20" table:formula="of:=IF(EXACT([.J42];&quot;No virtualizado&quot;)      ;&quot;&quot;      ; IF(EXACT([.J42];&quot;Virtualización lógica&quot;)           ;[.I42]           ; IF(EXACT([.J42];&quot;Virtualización física&quot;)               ;ROUNDUP(VLOOKUP([.$F42];[$datos.$Q$2:.$R$33];2;0)*[.L42])               ;&quot;Error&quot;)          )     )" office:value-type="float" office:value="8" calcext:value-type="float">
            <text:p>8</text:p>
          </table:table-cell>
          <table:table-cell table:style-name="ce24"/>
          <table:table-cell table:style-name="ce27" table:content-validation-name="val6" office:value-type="string" calcext:value-type="string">
            <text:p>HP-UX Itanium(11.31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livm</text:p>
          </table:table-cell>
          <table:table-cell table:style-name="ce29" table:content-validation-name="val9" office:value-type="string" calcext:value-type="string">
            <text:p>Cluster virtual HP ServiceGuard</text:p>
          </table:table-cell>
          <table:table-cell table:style-name="ce32"/>
          <table:table-cell/>
          <table:table-cell table:formula="of:=COUNTIF([$'Oracle Database'.$D$6:.$D$31];[.C42])+COUNTIF([$'Oracle Database'.$D$6:.$D$31];[.K42])" office:value-type="float" office:value="0" calcext:value-type="float">
            <text:p>0</text:p>
          </table:table-cell>
          <table:table-cell table:formula="of:=COUNTIF(['Oracle Weblogic'.$C$6:.$C$397];[.C42])+COUNTIF(['Oracle Weblogic'.$C$6:.$C$397];[.K42])" office:value-type="float" office:value="1" calcext:value-type="float">
            <text:p>1</text:p>
          </table:table-cell>
          <table:table-cell table:style-name="ce34" table:formula="of:=[.U42]+[.V42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38</text:p>
          </table:table-cell>
          <table:table-cell table:style-name="ce6" office:value-type="string" calcext:value-type="string">
            <text:p>gen.bd</text:p>
          </table:table-cell>
          <table:table-cell table:style-name="ce6" office:value-type="string" calcext:value-type="string">
            <text:p>Oracle/Sun</text:p>
          </table:table-cell>
          <table:table-cell table:style-name="ce8" office:value-type="string" calcext:value-type="string">
            <text:p>Fire X4200</text:p>
          </table:table-cell>
          <table:table-cell table:style-name="ce9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2" table:formula="of:=ROUNDUP(VLOOKUP([.$F43];[$datos.$Q$2:.$R$33];2;0)*[.G43]*[.H43])" office:value-type="float" office:value="2" calcext:value-type="float">
            <text:p>2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43];&quot;No virtualizado&quot;)      ;&quot;&quot;      ; IF(EXACT([.J43];&quot;Virtualización lógica&quot;)           ;[.I43]           ; IF(EXACT([.J43];&quot;Virtualización física&quot;)               ;ROUNDUP(VLOOKUP([.$F43];[$datos.$Q$2:.$R$33];2;0)*[.L43])               ;&quot;Error&quot;)          )     )">
            <text:p/>
          </table:table-cell>
          <table:table-cell table:style-name="ce24"/>
          <table:table-cell table:style-name="ce27" table:content-validation-name="val6" office:value-type="string" calcext:value-type="string">
            <text:p>Oracle Solaris on x86 (32-bit)(10)</text:p>
          </table:table-cell>
          <table:table-cell table:style-name="ce8" table:content-validation-name="val7" office:value-type="string" calcext:value-type="string">
            <text:p>Standalone</text:p>
          </table:table-cell>
          <table:table-cell table:style-name="ce8" office:value-type="string" calcext:value-type="string">
            <text:p>-</text:p>
          </table:table-cell>
          <table:table-cell table:style-name="ce29" table:content-validation-name="val9"/>
          <table:table-cell table:style-name="ce32"/>
          <table:table-cell/>
          <table:table-cell table:formula="of:=COUNTIF([$'Oracle Database'.$D$6:.$D$31];[.C43])+COUNTIF([$'Oracle Database'.$D$6:.$D$31];[.K43])" office:value-type="float" office:value="2" calcext:value-type="float">
            <text:p>2</text:p>
          </table:table-cell>
          <table:table-cell table:formula="of:=COUNTIF(['Oracle Weblogic'.$C$6:.$C$397];[.C43])+COUNTIF(['Oracle Weblogic'.$C$6:.$C$397];[.K43])" office:value-type="float" office:value="0" calcext:value-type="float">
            <text:p>0</text:p>
          </table:table-cell>
          <table:table-cell table:style-name="ce34" table:formula="of:=[.U43]+[.V43]" office:value-type="float" office:value="2" calcext:value-type="float">
            <text:p>2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39</text:p>
          </table:table-cell>
          <table:table-cell table:style-name="ce6" office:value-type="string" calcext:value-type="string">
            <text:p>bl01esx03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44];[$datos.$Q$2:.$R$33];2;0)*[.G44]*[.H44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ceroas01</text:p>
          </table:table-cell>
          <table:table-cell table:style-name="ce8" office:value-type="float" office:value="8" calcext:value-type="float">
            <text:p>8</text:p>
          </table:table-cell>
          <table:table-cell table:style-name="ce20" table:formula="of:=IF(EXACT([.J44];&quot;No virtualizado&quot;)      ;&quot;&quot;      ; IF(EXACT([.J44];&quot;Virtualización lógica&quot;)           ;[.I44]           ; IF(EXACT([.J44];&quot;Virtualización física&quot;)               ;ROUNDUP(VLOOKUP([.$F44];[$datos.$Q$2:.$R$33];2;0)*[.L44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(Red Hat Enterprise 5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44])+COUNTIF([$'Oracle Database'.$D$6:.$D$31];[.K44])" office:value-type="float" office:value="0" calcext:value-type="float">
            <text:p>0</text:p>
          </table:table-cell>
          <table:table-cell table:formula="of:=COUNTIF(['Oracle Weblogic'.$C$6:.$C$397];[.C44])+COUNTIF(['Oracle Weblogic'.$C$6:.$C$397];[.K44])" office:value-type="float" office:value="1" calcext:value-type="float">
            <text:p>1</text:p>
          </table:table-cell>
          <table:table-cell table:style-name="ce34" table:formula="of:=[.U44]+[.V44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40</text:p>
          </table:table-cell>
          <table:table-cell table:style-name="ce6" office:value-type="string" calcext:value-type="string">
            <text:p>bl01esx04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45];[$datos.$Q$2:.$R$33];2;0)*[.G45]*[.H45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ceroas02</text:p>
          </table:table-cell>
          <table:table-cell table:style-name="ce8" office:value-type="float" office:value="8" calcext:value-type="float">
            <text:p>8</text:p>
          </table:table-cell>
          <table:table-cell table:style-name="ce20" table:formula="of:=IF(EXACT([.J45];&quot;No virtualizado&quot;)      ;&quot;&quot;      ; IF(EXACT([.J45];&quot;Virtualización lógica&quot;)           ;[.I45]           ; IF(EXACT([.J45];&quot;Virtualización física&quot;)               ;ROUNDUP(VLOOKUP([.$F45];[$datos.$Q$2:.$R$33];2;0)*[.L45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(Red Hat Enterprise 5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45])+COUNTIF([$'Oracle Database'.$D$6:.$D$31];[.K45])" office:value-type="float" office:value="0" calcext:value-type="float">
            <text:p>0</text:p>
          </table:table-cell>
          <table:table-cell table:formula="of:=COUNTIF(['Oracle Weblogic'.$C$6:.$C$397];[.C45])+COUNTIF(['Oracle Weblogic'.$C$6:.$C$397];[.K45])" office:value-type="float" office:value="1" calcext:value-type="float">
            <text:p>1</text:p>
          </table:table-cell>
          <table:table-cell table:style-name="ce34" table:formula="of:=[.U45]+[.V45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41</text:p>
          </table:table-cell>
          <table:table-cell table:style-name="ce6" office:value-type="string" calcext:value-type="string">
            <text:p>bl01esx01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46];[$datos.$Q$2:.$R$33];2;0)*[.G46]*[.H46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infra</text:p>
          </table:table-cell>
          <table:table-cell table:style-name="ce8" office:value-type="float" office:value="8" calcext:value-type="float">
            <text:p>8</text:p>
          </table:table-cell>
          <table:table-cell table:style-name="ce20" table:formula="of:=IF(EXACT([.J46];&quot;No virtualizado&quot;)      ;&quot;&quot;      ; IF(EXACT([.J46];&quot;Virtualización lógica&quot;)           ;[.I46]           ; IF(EXACT([.J46];&quot;Virtualización física&quot;)               ;ROUNDUP(VLOOKUP([.$F46];[$datos.$Q$2:.$R$33];2;0)*l#REF!)               ;&quot;Error&quot;)          )     )" office:value-type="string" office:string-value="Err:509" calcext:value-type="error">
            <text:p>Err:509</text:p>
          </table:table-cell>
          <table:table-cell table:style-name="ce24"/>
          <table:table-cell table:style-name="ce27" table:content-validation-name="val6" office:value-type="string" calcext:value-type="string">
            <text:p>Linux x86-64(Red Hat Enterprise 6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46])+COUNTIF([$'Oracle Database'.$D$6:.$D$31];[.K46])" office:value-type="float" office:value="0" calcext:value-type="float">
            <text:p>0</text:p>
          </table:table-cell>
          <table:table-cell table:formula="of:=COUNTIF(['Oracle Weblogic'.$C$6:.$C$397];[.C46])+COUNTIF(['Oracle Weblogic'.$C$6:.$C$397];[.K46])" office:value-type="float" office:value="1" calcext:value-type="float">
            <text:p>1</text:p>
          </table:table-cell>
          <table:table-cell table:style-name="ce34" table:formula="of:=[.U46]+[.V46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42</text:p>
          </table:table-cell>
          <table:table-cell table:style-name="ce6" office:value-type="string" calcext:value-type="string">
            <text:p>bl01esx05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47];[$datos.$Q$2:.$R$33];2;0)*[.G47]*[.H47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intoas01</text:p>
          </table:table-cell>
          <table:table-cell table:style-name="ce8" office:value-type="float" office:value="8" calcext:value-type="float">
            <text:p>8</text:p>
          </table:table-cell>
          <table:table-cell table:style-name="ce20" table:formula="of:=IF(EXACT([.J47];&quot;No virtualizado&quot;)      ;&quot;&quot;      ; IF(EXACT([.J47];&quot;Virtualización lógica&quot;)           ;[.I47]           ; IF(EXACT([.J47];&quot;Virtualización física&quot;)               ;ROUNDUP(VLOOKUP([.$F47];[$datos.$Q$2:.$R$33];2;0)*[.L47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(Red Hat Enterprise 5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47])+COUNTIF([$'Oracle Database'.$D$6:.$D$31];[.K47])" office:value-type="float" office:value="0" calcext:value-type="float">
            <text:p>0</text:p>
          </table:table-cell>
          <table:table-cell table:formula="of:=COUNTIF(['Oracle Weblogic'.$C$6:.$C$397];[.C47])+COUNTIF(['Oracle Weblogic'.$C$6:.$C$397];[.K47])" office:value-type="float" office:value="1" calcext:value-type="float">
            <text:p>1</text:p>
          </table:table-cell>
          <table:table-cell table:style-name="ce34" table:formula="of:=[.U47]+[.V47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43</text:p>
          </table:table-cell>
          <table:table-cell table:style-name="ce6" office:value-type="string" calcext:value-type="string">
            <text:p>bl01esx03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48];[$datos.$Q$2:.$R$33];2;0)*[.G48]*[.H48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oas01</text:p>
          </table:table-cell>
          <table:table-cell table:style-name="ce8" office:value-type="float" office:value="8" calcext:value-type="float">
            <text:p>8</text:p>
          </table:table-cell>
          <table:table-cell table:style-name="ce20" table:formula="of:=IF(EXACT([.J48];&quot;No virtualizado&quot;)      ;&quot;&quot;      ; IF(EXACT([.J48];&quot;Virtualización lógica&quot;)           ;[.I48]           ; IF(EXACT([.J48];&quot;Virtualización física&quot;)               ;ROUNDUP(VLOOKUP([.$F48];[$datos.$Q$2:.$R$33];2;0)*[.L48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-64(Red Hat Enterprise 6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48])+COUNTIF([$'Oracle Database'.$D$6:.$D$31];[.K48])" office:value-type="float" office:value="0" calcext:value-type="float">
            <text:p>0</text:p>
          </table:table-cell>
          <table:table-cell table:formula="of:=COUNTIF(['Oracle Weblogic'.$C$6:.$C$397];[.C48])+COUNTIF(['Oracle Weblogic'.$C$6:.$C$397];[.K48])" office:value-type="float" office:value="1" calcext:value-type="float">
            <text:p>1</text:p>
          </table:table-cell>
          <table:table-cell table:style-name="ce34" table:formula="of:=[.U48]+[.V48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44</text:p>
          </table:table-cell>
          <table:table-cell table:style-name="ce6" office:value-type="string" calcext:value-type="string">
            <text:p>bl01esx04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49];[$datos.$Q$2:.$R$33];2;0)*[.G49]*[.H49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oas02</text:p>
          </table:table-cell>
          <table:table-cell table:style-name="ce8" office:value-type="float" office:value="8" calcext:value-type="float">
            <text:p>8</text:p>
          </table:table-cell>
          <table:table-cell table:style-name="ce20" table:formula="of:=IF(EXACT([.J49];&quot;No virtualizado&quot;)      ;&quot;&quot;      ; IF(EXACT([.J49];&quot;Virtualización lógica&quot;)           ;[.I49]           ; IF(EXACT([.J49];&quot;Virtualización física&quot;)               ;ROUNDUP(VLOOKUP([.$F49];[$datos.$Q$2:.$R$33];2;0)*[.L49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-64(Red Hat Enterprise 6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49])+COUNTIF([$'Oracle Database'.$D$6:.$D$31];[.K49])" office:value-type="float" office:value="0" calcext:value-type="float">
            <text:p>0</text:p>
          </table:table-cell>
          <table:table-cell table:formula="of:=COUNTIF(['Oracle Weblogic'.$C$6:.$C$397];[.C49])+COUNTIF(['Oracle Weblogic'.$C$6:.$C$397];[.K49])" office:value-type="float" office:value="1" calcext:value-type="float">
            <text:p>1</text:p>
          </table:table-cell>
          <table:table-cell table:style-name="ce34" table:formula="of:=[.U49]+[.V49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45</text:p>
          </table:table-cell>
          <table:table-cell table:style-name="ce6" office:value-type="string" calcext:value-type="string">
            <text:p>bl01esx03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50];[$datos.$Q$2:.$R$33];2;0)*[.G50]*[.H50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seges</text:p>
          </table:table-cell>
          <table:table-cell table:style-name="ce8" office:value-type="float" office:value="4" calcext:value-type="float">
            <text:p>4</text:p>
          </table:table-cell>
          <table:table-cell table:style-name="ce20" table:formula="of:=IF(EXACT([.J50];&quot;No virtualizado&quot;)      ;&quot;&quot;      ; IF(EXACT([.J50];&quot;Virtualización lógica&quot;)           ;[.I50]           ; IF(EXACT([.J50];&quot;Virtualización física&quot;)               ;ROUNDUP(VLOOKUP([.$F50];[$datos.$Q$2:.$R$33];2;0)*[.L50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(Red Hat Enterprise 5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50])+COUNTIF([$'Oracle Database'.$D$6:.$D$31];[.K50])" office:value-type="float" office:value="0" calcext:value-type="float">
            <text:p>0</text:p>
          </table:table-cell>
          <table:table-cell table:formula="of:=COUNTIF(['Oracle Weblogic'.$C$6:.$C$397];[.C50])+COUNTIF(['Oracle Weblogic'.$C$6:.$C$397];[.K50])" office:value-type="float" office:value="1" calcext:value-type="float">
            <text:p>1</text:p>
          </table:table-cell>
          <table:table-cell table:style-name="ce34" table:formula="of:=[.U50]+[.V50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46</text:p>
          </table:table-cell>
          <table:table-cell table:style-name="ce6" office:value-type="string" calcext:value-type="string">
            <text:p>bl01esx04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51];[$datos.$Q$2:.$R$33];2;0)*[.G51]*[.H51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cloud</text:p>
          </table:table-cell>
          <table:table-cell table:style-name="ce8" office:value-type="float" office:value="8" calcext:value-type="float">
            <text:p>8</text:p>
          </table:table-cell>
          <table:table-cell table:style-name="ce20" table:formula="of:=IF(EXACT([.J51];&quot;No virtualizado&quot;)      ;&quot;&quot;      ; IF(EXACT([.J51];&quot;Virtualización lógica&quot;)           ;[.I51]           ; IF(EXACT([.J51];&quot;Virtualización física&quot;)               ;ROUNDUP(VLOOKUP([.$F51];[$datos.$Q$2:.$R$33];2;0)*[.L51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-64(Red Hat Enterprise 6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51])+COUNTIF([$'Oracle Database'.$D$6:.$D$31];[.K51])" office:value-type="float" office:value="0" calcext:value-type="float">
            <text:p>0</text:p>
          </table:table-cell>
          <table:table-cell table:formula="of:=COUNTIF(['Oracle Weblogic'.$C$6:.$C$397];[.C51])+COUNTIF(['Oracle Weblogic'.$C$6:.$C$397];[.K51])" office:value-type="float" office:value="1" calcext:value-type="float">
            <text:p>1</text:p>
          </table:table-cell>
          <table:table-cell table:style-name="ce34" table:formula="of:=[.U51]+[.V51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47</text:p>
          </table:table-cell>
          <table:table-cell table:style-name="ce6" office:value-type="string" calcext:value-type="string">
            <text:p>sdnp1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Superdome 2</text:p>
          </table:table-cell>
          <table:table-cell table:style-name="ce9" table:content-validation-name="val1" office:value-type="string" calcext:value-type="string">
            <text:p>Intel itanium Series 95XX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12" table:formula="of:=ROUNDUP(VLOOKUP([.$F52];[$datos.$Q$2:.$R$33];2;0)*[.G52]*[.H52])" office:value-type="float" office:value="32" calcext:value-type="float">
            <text:p>32</text:p>
          </table:table-cell>
          <table:table-cell table:style-name="ce14" table:content-validation-name="val2" office:value-type="string" calcext:value-type="string">
            <text:p>Virtualización física</text:p>
          </table:table-cell>
          <table:table-cell table:style-name="ce16" office:value-type="string" calcext:value-type="string">
            <text:p>clivmstexplopac</text:p>
          </table:table-cell>
          <table:table-cell table:style-name="ce8" office:value-type="float" office:value="12" calcext:value-type="float">
            <text:p>12</text:p>
          </table:table-cell>
          <table:table-cell table:style-name="ce20" table:formula="of:=IF(EXACT([.J52];&quot;No virtualizado&quot;)      ;&quot;&quot;      ; IF(EXACT([.J52];&quot;Virtualización lógica&quot;)           ;[.I52]           ; IF(EXACT([.J52];&quot;Virtualización física&quot;)               ;ROUNDUP(VLOOKUP([.$F52];[$datos.$Q$2:.$R$33];2;0)*[.L52])               ;&quot;Error&quot;)          )     )" office:value-type="float" office:value="12" calcext:value-type="float">
            <text:p>12</text:p>
          </table:table-cell>
          <table:table-cell table:style-name="ce24"/>
          <table:table-cell table:style-name="ce27" table:content-validation-name="val6" office:value-type="string" calcext:value-type="string">
            <text:p>HP-UX Itanium(11.31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livm</text:p>
          </table:table-cell>
          <table:table-cell table:style-name="ce29" table:content-validation-name="val9" office:value-type="string" calcext:value-type="string">
            <text:p>Cluster virtual HP ServiceGuard</text:p>
          </table:table-cell>
          <table:table-cell table:style-name="ce32"/>
          <table:table-cell/>
          <table:table-cell table:formula="of:=COUNTIF([$'Oracle Database'.$D$6:.$D$31];[.C52])+COUNTIF([$'Oracle Database'.$D$6:.$D$31];[.K52])" office:value-type="float" office:value="1" calcext:value-type="float">
            <text:p>1</text:p>
          </table:table-cell>
          <table:table-cell table:formula="of:=COUNTIF(['Oracle Weblogic'.$C$6:.$C$397];[.C52])+COUNTIF(['Oracle Weblogic'.$C$6:.$C$397];[.K52])" office:value-type="float" office:value="0" calcext:value-type="float">
            <text:p>0</text:p>
          </table:table-cell>
          <table:table-cell table:style-name="ce34" table:formula="of:=[.U52]+[.V52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48</text:p>
          </table:table-cell>
          <table:table-cell table:style-name="ce6" office:value-type="string" calcext:value-type="string">
            <text:p>sdnp1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Superdome 2</text:p>
          </table:table-cell>
          <table:table-cell table:style-name="ce9" table:content-validation-name="val1" office:value-type="string" calcext:value-type="string">
            <text:p>Intel itanium Series 95XX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12" table:formula="of:=ROUNDUP(VLOOKUP([.$F53];[$datos.$Q$2:.$R$33];2;0)*[.G53]*[.H53])" office:value-type="float" office:value="32" calcext:value-type="float">
            <text:p>32</text:p>
          </table:table-cell>
          <table:table-cell table:style-name="ce14" table:content-validation-name="val2" office:value-type="string" calcext:value-type="string">
            <text:p>Virtualización física</text:p>
          </table:table-cell>
          <table:table-cell table:style-name="ce16" office:value-type="string" calcext:value-type="string">
            <text:p>clivmoasg</text:p>
          </table:table-cell>
          <table:table-cell table:style-name="ce8" office:value-type="float" office:value="12" calcext:value-type="float">
            <text:p>12</text:p>
          </table:table-cell>
          <table:table-cell table:style-name="ce20" table:formula="of:=IF(EXACT([.J53];&quot;No virtualizado&quot;)      ;&quot;&quot;      ; IF(EXACT([.J53];&quot;Virtualización lógica&quot;)           ;[.I53]           ; IF(EXACT([.J53];&quot;Virtualización física&quot;)               ;ROUNDUP(VLOOKUP([.$F53];[$datos.$Q$2:.$R$33];2;0)*[.L53])               ;&quot;Error&quot;)          )     )" office:value-type="float" office:value="12" calcext:value-type="float">
            <text:p>12</text:p>
          </table:table-cell>
          <table:table-cell table:style-name="ce24"/>
          <table:table-cell table:style-name="ce27" table:content-validation-name="val6" office:value-type="string" calcext:value-type="string">
            <text:p>HP-UX Itanium(11.31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livm</text:p>
          </table:table-cell>
          <table:table-cell table:style-name="ce29" table:content-validation-name="val9" office:value-type="string" calcext:value-type="string">
            <text:p>Cluster virtual HP ServiceGuard</text:p>
          </table:table-cell>
          <table:table-cell table:style-name="ce32"/>
          <table:table-cell/>
          <table:table-cell table:formula="of:=COUNTIF([$'Oracle Database'.$D$6:.$D$31];[.C53])+COUNTIF([$'Oracle Database'.$D$6:.$D$31];[.K53])" office:value-type="float" office:value="0" calcext:value-type="float">
            <text:p>0</text:p>
          </table:table-cell>
          <table:table-cell table:formula="of:=COUNTIF(['Oracle Weblogic'.$C$6:.$C$397];[.C53])+COUNTIF(['Oracle Weblogic'.$C$6:.$C$397];[.K53])" office:value-type="float" office:value="1" calcext:value-type="float">
            <text:p>1</text:p>
          </table:table-cell>
          <table:table-cell table:style-name="ce34" table:formula="of:=[.U53]+[.V53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49</text:p>
          </table:table-cell>
          <table:table-cell table:style-name="ce6" office:value-type="string" calcext:value-type="string">
            <text:p>sdnp2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Superdome 2</text:p>
          </table:table-cell>
          <table:table-cell table:style-name="ce9" table:content-validation-name="val1" office:value-type="string" calcext:value-type="string">
            <text:p>Intel itanium Series 95XX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12" table:formula="of:=ROUNDUP(VLOOKUP([.$F54];[$datos.$Q$2:.$R$33];2;0)*[.G54]*[.H54])" office:value-type="float" office:value="32" calcext:value-type="float">
            <text:p>32</text:p>
          </table:table-cell>
          <table:table-cell table:style-name="ce14" table:content-validation-name="val2" office:value-type="string" calcext:value-type="string">
            <text:p>Virtualización física</text:p>
          </table:table-cell>
          <table:table-cell table:style-name="ce16" office:value-type="string" calcext:value-type="string">
            <text:p>clivmoasp</text:p>
          </table:table-cell>
          <table:table-cell table:style-name="ce8" office:value-type="float" office:value="12" calcext:value-type="float">
            <text:p>12</text:p>
          </table:table-cell>
          <table:table-cell table:style-name="ce20" table:formula="of:=IF(EXACT([.J54];&quot;No virtualizado&quot;)      ;&quot;&quot;      ; IF(EXACT([.J54];&quot;Virtualización lógica&quot;)           ;[.I54]           ; IF(EXACT([.J54];&quot;Virtualización física&quot;)               ;ROUNDUP(VLOOKUP([.$F54];[$datos.$Q$2:.$R$33];2;0)*[.L54])               ;&quot;Error&quot;)          )     )" office:value-type="float" office:value="12" calcext:value-type="float">
            <text:p>12</text:p>
          </table:table-cell>
          <table:table-cell table:style-name="ce24"/>
          <table:table-cell table:style-name="ce27" table:content-validation-name="val6" office:value-type="string" calcext:value-type="string">
            <text:p>HP-UX Itanium(11.31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livm</text:p>
          </table:table-cell>
          <table:table-cell table:style-name="ce29" table:content-validation-name="val9" office:value-type="string" calcext:value-type="string">
            <text:p>Cluster virtual HP ServiceGuard</text:p>
          </table:table-cell>
          <table:table-cell table:style-name="ce32"/>
          <table:table-cell/>
          <table:table-cell table:formula="of:=COUNTIF([$'Oracle Database'.$D$6:.$D$31];[.C54])+COUNTIF([$'Oracle Database'.$D$6:.$D$31];[.K54])" office:value-type="float" office:value="0" calcext:value-type="float">
            <text:p>0</text:p>
          </table:table-cell>
          <table:table-cell table:formula="of:=COUNTIF(['Oracle Weblogic'.$C$6:.$C$397];[.C54])+COUNTIF(['Oracle Weblogic'.$C$6:.$C$397];[.K54])" office:value-type="float" office:value="1" calcext:value-type="float">
            <text:p>1</text:p>
          </table:table-cell>
          <table:table-cell table:style-name="ce34" table:formula="of:=[.U54]+[.V54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50</text:p>
          </table:table-cell>
          <table:table-cell table:style-name="ce6" office:value-type="string" calcext:value-type="string">
            <text:p>sdnp3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Superdome 2</text:p>
          </table:table-cell>
          <table:table-cell table:style-name="ce9" table:content-validation-name="val1" office:value-type="string" calcext:value-type="string">
            <text:p>Intel itanium Series 95XX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table:formula="of:=ROUNDUP(VLOOKUP([.$F55];[$datos.$Q$2:.$R$33];2;0)*[.G55]*[.H55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física</text:p>
          </table:table-cell>
          <table:table-cell table:style-name="ce16" office:value-type="string" calcext:value-type="string">
            <text:p>clivmdesa</text:p>
          </table:table-cell>
          <table:table-cell table:style-name="ce8" office:value-type="float" office:value="8" calcext:value-type="float">
            <text:p>8</text:p>
          </table:table-cell>
          <table:table-cell table:style-name="ce20" table:formula="of:=IF(EXACT([.J55];&quot;No virtualizado&quot;)      ;&quot;&quot;      ; IF(EXACT([.J55];&quot;Virtualización lógica&quot;)           ;[.I55]           ; IF(EXACT([.J55];&quot;Virtualización física&quot;)               ;ROUNDUP(VLOOKUP([.$F55];[$datos.$Q$2:.$R$33];2;0)*[.L55])               ;&quot;Error&quot;)          )     )" office:value-type="float" office:value="8" calcext:value-type="float">
            <text:p>8</text:p>
          </table:table-cell>
          <table:table-cell table:style-name="ce24"/>
          <table:table-cell table:style-name="ce27" table:content-validation-name="val6" office:value-type="string" calcext:value-type="string">
            <text:p>HP-UX Itanium(11.31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livm</text:p>
          </table:table-cell>
          <table:table-cell table:style-name="ce29" table:content-validation-name="val9" office:value-type="string" calcext:value-type="string">
            <text:p>Cluster virtual HP ServiceGuard</text:p>
          </table:table-cell>
          <table:table-cell table:style-name="ce32"/>
          <table:table-cell/>
          <table:table-cell table:formula="of:=COUNTIF([$'Oracle Database'.$D$6:.$D$31];[.C55])+COUNTIF([$'Oracle Database'.$D$6:.$D$31];[.K55])" office:value-type="float" office:value="0" calcext:value-type="float">
            <text:p>0</text:p>
          </table:table-cell>
          <table:table-cell table:formula="of:=COUNTIF(['Oracle Weblogic'.$C$6:.$C$397];[.C55])+COUNTIF(['Oracle Weblogic'.$C$6:.$C$397];[.K55])" office:value-type="float" office:value="1" calcext:value-type="float">
            <text:p>1</text:p>
          </table:table-cell>
          <table:table-cell table:style-name="ce34" table:formula="of:=[.U55]+[.V55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51</text:p>
          </table:table-cell>
          <table:table-cell table:style-name="ce6" office:value-type="string" calcext:value-type="string">
            <text:p>sdnp3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Superdome 2</text:p>
          </table:table-cell>
          <table:table-cell table:style-name="ce9" table:content-validation-name="val1" office:value-type="string" calcext:value-type="string">
            <text:p>Intel itanium Series 95XX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table:formula="of:=ROUNDUP(VLOOKUP([.$F56];[$datos.$Q$2:.$R$33];2;0)*[.G56]*[.H56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física</text:p>
          </table:table-cell>
          <table:table-cell table:style-name="ce16" office:value-type="string" calcext:value-type="string">
            <text:p>clivmcertif</text:p>
          </table:table-cell>
          <table:table-cell table:style-name="ce8" office:value-type="float" office:value="8" calcext:value-type="float">
            <text:p>8</text:p>
          </table:table-cell>
          <table:table-cell table:style-name="ce20" table:formula="of:=IF(EXACT([.J56];&quot;No virtualizado&quot;)      ;&quot;&quot;      ; IF(EXACT([.J56];&quot;Virtualización lógica&quot;)           ;[.I56]           ; IF(EXACT([.J56];&quot;Virtualización física&quot;)               ;ROUNDUP(VLOOKUP([.$F56];[$datos.$Q$2:.$R$33];2;0)*[.L56])               ;&quot;Error&quot;)          )     )" office:value-type="float" office:value="8" calcext:value-type="float">
            <text:p>8</text:p>
          </table:table-cell>
          <table:table-cell table:style-name="ce24"/>
          <table:table-cell table:style-name="ce27" table:content-validation-name="val6" office:value-type="string" calcext:value-type="string">
            <text:p>HP-UX Itanium(11.31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livm</text:p>
          </table:table-cell>
          <table:table-cell table:style-name="ce29" table:content-validation-name="val9" office:value-type="string" calcext:value-type="string">
            <text:p>Cluster virtual HP ServiceGuard</text:p>
          </table:table-cell>
          <table:table-cell table:style-name="ce32"/>
          <table:table-cell/>
          <table:table-cell table:formula="of:=COUNTIF([$'Oracle Database'.$D$6:.$D$31];[.C56])+COUNTIF([$'Oracle Database'.$D$6:.$D$31];[.K56])" office:value-type="float" office:value="0" calcext:value-type="float">
            <text:p>0</text:p>
          </table:table-cell>
          <table:table-cell table:formula="of:=COUNTIF(['Oracle Weblogic'.$C$6:.$C$397];[.C56])+COUNTIF(['Oracle Weblogic'.$C$6:.$C$397];[.K56])" office:value-type="float" office:value="1" calcext:value-type="float">
            <text:p>1</text:p>
          </table:table-cell>
          <table:table-cell table:style-name="ce34" table:formula="of:=[.U56]+[.V56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52</text:p>
          </table:table-cell>
          <table:table-cell table:style-name="ce6" office:value-type="string" calcext:value-type="string">
            <text:p>sdnp2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Superdome 2</text:p>
          </table:table-cell>
          <table:table-cell table:style-name="ce9" table:content-validation-name="val1" office:value-type="string" calcext:value-type="string">
            <text:p>Intel itanium Series 95XX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12" table:formula="of:=ROUNDUP(VLOOKUP([.$F57];[$datos.$Q$2:.$R$33];2;0)*[.G57]*[.H57])" office:value-type="float" office:value="32" calcext:value-type="float">
            <text:p>32</text:p>
          </table:table-cell>
          <table:table-cell table:style-name="ce14" table:content-validation-name="val2" office:value-type="string" calcext:value-type="string">
            <text:p>Virtualización física</text:p>
          </table:table-cell>
          <table:table-cell table:style-name="ce16" office:value-type="string" calcext:value-type="string">
            <text:p>clivmstpac</text:p>
          </table:table-cell>
          <table:table-cell table:style-name="ce8" office:value-type="float" office:value="12" calcext:value-type="float">
            <text:p>12</text:p>
          </table:table-cell>
          <table:table-cell table:style-name="ce20" table:formula="of:=IF(EXACT([.J57];&quot;No virtualizado&quot;)      ;&quot;&quot;      ; IF(EXACT([.J57];&quot;Virtualización lógica&quot;)           ;[.I57]           ; IF(EXACT([.J57];&quot;Virtualización física&quot;)               ;ROUNDUP(VLOOKUP([.$F57];[$datos.$Q$2:.$R$33];2;0)*[.L57])               ;&quot;Error&quot;)          )     )" office:value-type="float" office:value="12" calcext:value-type="float">
            <text:p>12</text:p>
          </table:table-cell>
          <table:table-cell table:style-name="ce24"/>
          <table:table-cell table:style-name="ce27" table:content-validation-name="val6" office:value-type="string" calcext:value-type="string">
            <text:p>HP-UX Itanium(11.31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livm</text:p>
          </table:table-cell>
          <table:table-cell table:style-name="ce29" table:content-validation-name="val9" office:value-type="string" calcext:value-type="string">
            <text:p>Cluster virtual HP ServiceGuard</text:p>
          </table:table-cell>
          <table:table-cell table:style-name="ce32"/>
          <table:table-cell/>
          <table:table-cell table:formula="of:=COUNTIF([$'Oracle Database'.$D$6:.$D$31];[.C57])+COUNTIF([$'Oracle Database'.$D$6:.$D$31];[.K57])" office:value-type="float" office:value="1" calcext:value-type="float">
            <text:p>1</text:p>
          </table:table-cell>
          <table:table-cell table:formula="of:=COUNTIF(['Oracle Weblogic'.$C$6:.$C$397];[.C57])+COUNTIF(['Oracle Weblogic'.$C$6:.$C$397];[.K57])" office:value-type="float" office:value="0" calcext:value-type="float">
            <text:p>0</text:p>
          </table:table-cell>
          <table:table-cell table:style-name="ce34" table:formula="of:=[.U57]+[.V57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53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58];[$datos.$Q$2:.$R$33];2;0)*[.G58]*[.H58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58];&quot;No virtualizado&quot;)      ;&quot;&quot;      ; IF(EXACT([.J58];&quot;Virtualización lógica&quot;)           ;[.I58]           ; IF(EXACT([.J58];&quot;Virtualización física&quot;)               ;ROUNDUP(VLOOKUP([.$F58];[$datos.$Q$2:.$R$33];2;0)*[.L58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54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59];[$datos.$Q$2:.$R$33];2;0)*[.G59]*[.H59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59];&quot;No virtualizado&quot;)      ;&quot;&quot;      ; IF(EXACT([.J59];&quot;Virtualización lógica&quot;)           ;[.I59]           ; IF(EXACT([.J59];&quot;Virtualización física&quot;)               ;ROUNDUP(VLOOKUP([.$F59];[$datos.$Q$2:.$R$33];2;0)*[.L59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55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60];[$datos.$Q$2:.$R$33];2;0)*[.G60]*[.H60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60];&quot;No virtualizado&quot;)      ;&quot;&quot;      ; IF(EXACT([.J60];&quot;Virtualización lógica&quot;)           ;[.I60]           ; IF(EXACT([.J60];&quot;Virtualización física&quot;)               ;ROUNDUP(VLOOKUP([.$F60];[$datos.$Q$2:.$R$33];2;0)*[.L60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56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61];[$datos.$Q$2:.$R$33];2;0)*[.G61]*[.H61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61];&quot;No virtualizado&quot;)      ;&quot;&quot;      ; IF(EXACT([.J61];&quot;Virtualización lógica&quot;)           ;[.I61]           ; IF(EXACT([.J61];&quot;Virtualización física&quot;)               ;ROUNDUP(VLOOKUP([.$F61];[$datos.$Q$2:.$R$33];2;0)*[.L61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57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62];[$datos.$Q$2:.$R$33];2;0)*[.G62]*[.H62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62];&quot;No virtualizado&quot;)      ;&quot;&quot;      ; IF(EXACT([.J62];&quot;Virtualización lógica&quot;)           ;[.I62]           ; IF(EXACT([.J62];&quot;Virtualización física&quot;)               ;ROUNDUP(VLOOKUP([.$F62];[$datos.$Q$2:.$R$33];2;0)*[.L62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58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63];[$datos.$Q$2:.$R$33];2;0)*[.G63]*[.H63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63];&quot;No virtualizado&quot;)      ;&quot;&quot;      ; IF(EXACT([.J63];&quot;Virtualización lógica&quot;)           ;[.I63]           ; IF(EXACT([.J63];&quot;Virtualización física&quot;)               ;ROUNDUP(VLOOKUP([.$F63];[$datos.$Q$2:.$R$33];2;0)*[.L63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59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64];[$datos.$Q$2:.$R$33];2;0)*[.G64]*[.H64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64];&quot;No virtualizado&quot;)      ;&quot;&quot;      ; IF(EXACT([.J64];&quot;Virtualización lógica&quot;)           ;[.I64]           ; IF(EXACT([.J64];&quot;Virtualización física&quot;)               ;ROUNDUP(VLOOKUP([.$F64];[$datos.$Q$2:.$R$33];2;0)*[.L64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60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65];[$datos.$Q$2:.$R$33];2;0)*[.G65]*[.H65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65];&quot;No virtualizado&quot;)      ;&quot;&quot;      ; IF(EXACT([.J65];&quot;Virtualización lógica&quot;)           ;[.I65]           ; IF(EXACT([.J65];&quot;Virtualización física&quot;)               ;ROUNDUP(VLOOKUP([.$F65];[$datos.$Q$2:.$R$33];2;0)*[.L65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61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66];[$datos.$Q$2:.$R$33];2;0)*[.G66]*[.H66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66];&quot;No virtualizado&quot;)      ;&quot;&quot;      ; IF(EXACT([.J66];&quot;Virtualización lógica&quot;)           ;[.I66]           ; IF(EXACT([.J66];&quot;Virtualización física&quot;)               ;ROUNDUP(VLOOKUP([.$F66];[$datos.$Q$2:.$R$33];2;0)*[.L66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62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67];[$datos.$Q$2:.$R$33];2;0)*[.G67]*[.H67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67];&quot;No virtualizado&quot;)      ;&quot;&quot;      ; IF(EXACT([.J67];&quot;Virtualización lógica&quot;)           ;[.I67]           ; IF(EXACT([.J67];&quot;Virtualización física&quot;)               ;ROUNDUP(VLOOKUP([.$F67];[$datos.$Q$2:.$R$33];2;0)*[.L67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63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68];[$datos.$Q$2:.$R$33];2;0)*[.G68]*[.H68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68];&quot;No virtualizado&quot;)      ;&quot;&quot;      ; IF(EXACT([.J68];&quot;Virtualización lógica&quot;)           ;[.I68]           ; IF(EXACT([.J68];&quot;Virtualización física&quot;)               ;ROUNDUP(VLOOKUP([.$F68];[$datos.$Q$2:.$R$33];2;0)*[.L68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64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69];[$datos.$Q$2:.$R$33];2;0)*[.G69]*[.H69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69];&quot;No virtualizado&quot;)      ;&quot;&quot;      ; IF(EXACT([.J69];&quot;Virtualización lógica&quot;)           ;[.I69]           ; IF(EXACT([.J69];&quot;Virtualización física&quot;)               ;ROUNDUP(VLOOKUP([.$F69];[$datos.$Q$2:.$R$33];2;0)*[.L69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65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70];[$datos.$Q$2:.$R$33];2;0)*[.G70]*[.H70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70];&quot;No virtualizado&quot;)      ;&quot;&quot;      ; IF(EXACT([.J70];&quot;Virtualización lógica&quot;)           ;[.I70]           ; IF(EXACT([.J70];&quot;Virtualización física&quot;)               ;ROUNDUP(VLOOKUP([.$F70];[$datos.$Q$2:.$R$33];2;0)*[.L70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66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71];[$datos.$Q$2:.$R$33];2;0)*[.G71]*[.H71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71];&quot;No virtualizado&quot;)      ;&quot;&quot;      ; IF(EXACT([.J71];&quot;Virtualización lógica&quot;)           ;[.I71]           ; IF(EXACT([.J71];&quot;Virtualización física&quot;)               ;ROUNDUP(VLOOKUP([.$F71];[$datos.$Q$2:.$R$33];2;0)*[.L71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67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72];[$datos.$Q$2:.$R$33];2;0)*[.G72]*[.H72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72];&quot;No virtualizado&quot;)      ;&quot;&quot;      ; IF(EXACT([.J72];&quot;Virtualización lógica&quot;)           ;[.I72]           ; IF(EXACT([.J72];&quot;Virtualización física&quot;)               ;ROUNDUP(VLOOKUP([.$F72];[$datos.$Q$2:.$R$33];2;0)*[.L72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68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73];[$datos.$Q$2:.$R$33];2;0)*[.G73]*[.H73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73];&quot;No virtualizado&quot;)      ;&quot;&quot;      ; IF(EXACT([.J73];&quot;Virtualización lógica&quot;)           ;[.I73]           ; IF(EXACT([.J73];&quot;Virtualización física&quot;)               ;ROUNDUP(VLOOKUP([.$F73];[$datos.$Q$2:.$R$33];2;0)*[.L73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69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74];[$datos.$Q$2:.$R$33];2;0)*[.G74]*[.H74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74];&quot;No virtualizado&quot;)      ;&quot;&quot;      ; IF(EXACT([.J74];&quot;Virtualización lógica&quot;)           ;[.I74]           ; IF(EXACT([.J74];&quot;Virtualización física&quot;)               ;ROUNDUP(VLOOKUP([.$F74];[$datos.$Q$2:.$R$33];2;0)*[.L74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70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75];[$datos.$Q$2:.$R$33];2;0)*[.G75]*[.H75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75];&quot;No virtualizado&quot;)      ;&quot;&quot;      ; IF(EXACT([.J75];&quot;Virtualización lógica&quot;)           ;[.I75]           ; IF(EXACT([.J75];&quot;Virtualización física&quot;)               ;ROUNDUP(VLOOKUP([.$F75];[$datos.$Q$2:.$R$33];2;0)*[.L75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71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76];[$datos.$Q$2:.$R$33];2;0)*[.G76]*[.H76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76];&quot;No virtualizado&quot;)      ;&quot;&quot;      ; IF(EXACT([.J76];&quot;Virtualización lógica&quot;)           ;[.I76]           ; IF(EXACT([.J76];&quot;Virtualización física&quot;)               ;ROUNDUP(VLOOKUP([.$F76];[$datos.$Q$2:.$R$33];2;0)*[.L76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72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77];[$datos.$Q$2:.$R$33];2;0)*[.G77]*[.H77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77];&quot;No virtualizado&quot;)      ;&quot;&quot;      ; IF(EXACT([.J77];&quot;Virtualización lógica&quot;)           ;[.I77]           ; IF(EXACT([.J77];&quot;Virtualización física&quot;)               ;ROUNDUP(VLOOKUP([.$F77];[$datos.$Q$2:.$R$33];2;0)*[.L77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73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78];[$datos.$Q$2:.$R$33];2;0)*[.G78]*[.H78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78];&quot;No virtualizado&quot;)      ;&quot;&quot;      ; IF(EXACT([.J78];&quot;Virtualización lógica&quot;)           ;[.I78]           ; IF(EXACT([.J78];&quot;Virtualización física&quot;)               ;ROUNDUP(VLOOKUP([.$F78];[$datos.$Q$2:.$R$33];2;0)*[.L78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74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79];[$datos.$Q$2:.$R$33];2;0)*[.G79]*[.H79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79];&quot;No virtualizado&quot;)      ;&quot;&quot;      ; IF(EXACT([.J79];&quot;Virtualización lógica&quot;)           ;[.I79]           ; IF(EXACT([.J79];&quot;Virtualización física&quot;)               ;ROUNDUP(VLOOKUP([.$F79];[$datos.$Q$2:.$R$33];2;0)*[.L79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75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80];[$datos.$Q$2:.$R$33];2;0)*[.G80]*[.H80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80];&quot;No virtualizado&quot;)      ;&quot;&quot;      ; IF(EXACT([.J80];&quot;Virtualización lógica&quot;)           ;[.I80]           ; IF(EXACT([.J80];&quot;Virtualización física&quot;)               ;ROUNDUP(VLOOKUP([.$F80];[$datos.$Q$2:.$R$33];2;0)*[.L80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76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81];[$datos.$Q$2:.$R$33];2;0)*[.G81]*[.H81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81];&quot;No virtualizado&quot;)      ;&quot;&quot;      ; IF(EXACT([.J81];&quot;Virtualización lógica&quot;)           ;[.I81]           ; IF(EXACT([.J81];&quot;Virtualización física&quot;)               ;ROUNDUP(VLOOKUP([.$F81];[$datos.$Q$2:.$R$33];2;0)*[.L81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77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82];[$datos.$Q$2:.$R$33];2;0)*[.G82]*[.H82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82];&quot;No virtualizado&quot;)      ;&quot;&quot;      ; IF(EXACT([.J82];&quot;Virtualización lógica&quot;)           ;[.I82]           ; IF(EXACT([.J82];&quot;Virtualización física&quot;)               ;ROUNDUP(VLOOKUP([.$F82];[$datos.$Q$2:.$R$33];2;0)*[.L82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78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83];[$datos.$Q$2:.$R$33];2;0)*[.G83]*[.H83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83];&quot;No virtualizado&quot;)      ;&quot;&quot;      ; IF(EXACT([.J83];&quot;Virtualización lógica&quot;)           ;[.I83]           ; IF(EXACT([.J83];&quot;Virtualización física&quot;)               ;ROUNDUP(VLOOKUP([.$F83];[$datos.$Q$2:.$R$33];2;0)*[.L83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79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84];[$datos.$Q$2:.$R$33];2;0)*[.G84]*[.H84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84];&quot;No virtualizado&quot;)      ;&quot;&quot;      ; IF(EXACT([.J84];&quot;Virtualización lógica&quot;)           ;[.I84]           ; IF(EXACT([.J84];&quot;Virtualización física&quot;)               ;ROUNDUP(VLOOKUP([.$F84];[$datos.$Q$2:.$R$33];2;0)*[.L84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80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85];[$datos.$Q$2:.$R$33];2;0)*[.G85]*[.H85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85];&quot;No virtualizado&quot;)      ;&quot;&quot;      ; IF(EXACT([.J85];&quot;Virtualización lógica&quot;)           ;[.I85]           ; IF(EXACT([.J85];&quot;Virtualización física&quot;)               ;ROUNDUP(VLOOKUP([.$F85];[$datos.$Q$2:.$R$33];2;0)*[.L85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81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86];[$datos.$Q$2:.$R$33];2;0)*[.G86]*[.H86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86];&quot;No virtualizado&quot;)      ;&quot;&quot;      ; IF(EXACT([.J86];&quot;Virtualización lógica&quot;)           ;[.I86]           ; IF(EXACT([.J86];&quot;Virtualización física&quot;)               ;ROUNDUP(VLOOKUP([.$F86];[$datos.$Q$2:.$R$33];2;0)*[.L86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82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87];[$datos.$Q$2:.$R$33];2;0)*[.G87]*[.H87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87];&quot;No virtualizado&quot;)      ;&quot;&quot;      ; IF(EXACT([.J87];&quot;Virtualización lógica&quot;)           ;[.I87]           ; IF(EXACT([.J87];&quot;Virtualización física&quot;)               ;ROUNDUP(VLOOKUP([.$F87];[$datos.$Q$2:.$R$33];2;0)*[.L87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83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88];[$datos.$Q$2:.$R$33];2;0)*[.G88]*[.H88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88];&quot;No virtualizado&quot;)      ;&quot;&quot;      ; IF(EXACT([.J88];&quot;Virtualización lógica&quot;)           ;[.I88]           ; IF(EXACT([.J88];&quot;Virtualización física&quot;)               ;ROUNDUP(VLOOKUP([.$F88];[$datos.$Q$2:.$R$33];2;0)*[.L88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84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89];[$datos.$Q$2:.$R$33];2;0)*[.G89]*[.H89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89];&quot;No virtualizado&quot;)      ;&quot;&quot;      ; IF(EXACT([.J89];&quot;Virtualización lógica&quot;)           ;[.I89]           ; IF(EXACT([.J89];&quot;Virtualización física&quot;)               ;ROUNDUP(VLOOKUP([.$F89];[$datos.$Q$2:.$R$33];2;0)*[.L89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85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90];[$datos.$Q$2:.$R$33];2;0)*[.G90]*[.H90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90];&quot;No virtualizado&quot;)      ;&quot;&quot;      ; IF(EXACT([.J90];&quot;Virtualización lógica&quot;)           ;[.I90]           ; IF(EXACT([.J90];&quot;Virtualización física&quot;)               ;ROUNDUP(VLOOKUP([.$F90];[$datos.$Q$2:.$R$33];2;0)*[.L90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86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91];[$datos.$Q$2:.$R$33];2;0)*[.G91]*[.H91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91];&quot;No virtualizado&quot;)      ;&quot;&quot;      ; IF(EXACT([.J91];&quot;Virtualización lógica&quot;)           ;[.I91]           ; IF(EXACT([.J91];&quot;Virtualización física&quot;)               ;ROUNDUP(VLOOKUP([.$F91];[$datos.$Q$2:.$R$33];2;0)*[.L91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87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92];[$datos.$Q$2:.$R$33];2;0)*[.G92]*[.H92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92];&quot;No virtualizado&quot;)      ;&quot;&quot;      ; IF(EXACT([.J92];&quot;Virtualización lógica&quot;)           ;[.I92]           ; IF(EXACT([.J92];&quot;Virtualización física&quot;)               ;ROUNDUP(VLOOKUP([.$F92];[$datos.$Q$2:.$R$33];2;0)*[.L92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88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93];[$datos.$Q$2:.$R$33];2;0)*[.G93]*[.H93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93];&quot;No virtualizado&quot;)      ;&quot;&quot;      ; IF(EXACT([.J93];&quot;Virtualización lógica&quot;)           ;[.I93]           ; IF(EXACT([.J93];&quot;Virtualización física&quot;)               ;ROUNDUP(VLOOKUP([.$F93];[$datos.$Q$2:.$R$33];2;0)*[.L93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89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94];[$datos.$Q$2:.$R$33];2;0)*[.G94]*[.H94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94];&quot;No virtualizado&quot;)      ;&quot;&quot;      ; IF(EXACT([.J94];&quot;Virtualización lógica&quot;)           ;[.I94]           ; IF(EXACT([.J94];&quot;Virtualización física&quot;)               ;ROUNDUP(VLOOKUP([.$F94];[$datos.$Q$2:.$R$33];2;0)*[.L94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90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95];[$datos.$Q$2:.$R$33];2;0)*[.G95]*[.H95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95];&quot;No virtualizado&quot;)      ;&quot;&quot;      ; IF(EXACT([.J95];&quot;Virtualización lógica&quot;)           ;[.I95]           ; IF(EXACT([.J95];&quot;Virtualización física&quot;)               ;ROUNDUP(VLOOKUP([.$F95];[$datos.$Q$2:.$R$33];2;0)*[.L95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91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96];[$datos.$Q$2:.$R$33];2;0)*[.G96]*[.H96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96];&quot;No virtualizado&quot;)      ;&quot;&quot;      ; IF(EXACT([.J96];&quot;Virtualización lógica&quot;)           ;[.I96]           ; IF(EXACT([.J96];&quot;Virtualización física&quot;)               ;ROUNDUP(VLOOKUP([.$F96];[$datos.$Q$2:.$R$33];2;0)*[.L96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92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97];[$datos.$Q$2:.$R$33];2;0)*[.G97]*[.H97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97];&quot;No virtualizado&quot;)      ;&quot;&quot;      ; IF(EXACT([.J97];&quot;Virtualización lógica&quot;)           ;[.I97]           ; IF(EXACT([.J97];&quot;Virtualización física&quot;)               ;ROUNDUP(VLOOKUP([.$F97];[$datos.$Q$2:.$R$33];2;0)*[.L97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93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98];[$datos.$Q$2:.$R$33];2;0)*[.G98]*[.H98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98];&quot;No virtualizado&quot;)      ;&quot;&quot;      ; IF(EXACT([.J98];&quot;Virtualización lógica&quot;)           ;[.I98]           ; IF(EXACT([.J98];&quot;Virtualización física&quot;)               ;ROUNDUP(VLOOKUP([.$F98];[$datos.$Q$2:.$R$33];2;0)*[.L98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94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99];[$datos.$Q$2:.$R$33];2;0)*[.G99]*[.H99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99];&quot;No virtualizado&quot;)      ;&quot;&quot;      ; IF(EXACT([.J99];&quot;Virtualización lógica&quot;)           ;[.I99]           ; IF(EXACT([.J99];&quot;Virtualización física&quot;)               ;ROUNDUP(VLOOKUP([.$F99];[$datos.$Q$2:.$R$33];2;0)*[.L99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95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00];[$datos.$Q$2:.$R$33];2;0)*[.G100]*[.H100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00];&quot;No virtualizado&quot;)      ;&quot;&quot;      ; IF(EXACT([.J100];&quot;Virtualización lógica&quot;)           ;[.I100]           ; IF(EXACT([.J100];&quot;Virtualización física&quot;)               ;ROUNDUP(VLOOKUP([.$F100];[$datos.$Q$2:.$R$33];2;0)*[.L100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96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01];[$datos.$Q$2:.$R$33];2;0)*[.G101]*[.H101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01];&quot;No virtualizado&quot;)      ;&quot;&quot;      ; IF(EXACT([.J101];&quot;Virtualización lógica&quot;)           ;[.I101]           ; IF(EXACT([.J101];&quot;Virtualización física&quot;)               ;ROUNDUP(VLOOKUP([.$F101];[$datos.$Q$2:.$R$33];2;0)*[.L101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97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02];[$datos.$Q$2:.$R$33];2;0)*[.G102]*[.H102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02];&quot;No virtualizado&quot;)      ;&quot;&quot;      ; IF(EXACT([.J102];&quot;Virtualización lógica&quot;)           ;[.I102]           ; IF(EXACT([.J102];&quot;Virtualización física&quot;)               ;ROUNDUP(VLOOKUP([.$F102];[$datos.$Q$2:.$R$33];2;0)*[.L102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98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03];[$datos.$Q$2:.$R$33];2;0)*[.G103]*[.H103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03];&quot;No virtualizado&quot;)      ;&quot;&quot;      ; IF(EXACT([.J103];&quot;Virtualización lógica&quot;)           ;[.I103]           ; IF(EXACT([.J103];&quot;Virtualización física&quot;)               ;ROUNDUP(VLOOKUP([.$F103];[$datos.$Q$2:.$R$33];2;0)*[.L103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99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04];[$datos.$Q$2:.$R$33];2;0)*[.G104]*[.H104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04];&quot;No virtualizado&quot;)      ;&quot;&quot;      ; IF(EXACT([.J104];&quot;Virtualización lógica&quot;)           ;[.I104]           ; IF(EXACT([.J104];&quot;Virtualización física&quot;)               ;ROUNDUP(VLOOKUP([.$F104];[$datos.$Q$2:.$R$33];2;0)*[.L104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00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05];[$datos.$Q$2:.$R$33];2;0)*[.G105]*[.H105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05];&quot;No virtualizado&quot;)      ;&quot;&quot;      ; IF(EXACT([.J105];&quot;Virtualización lógica&quot;)           ;[.I105]           ; IF(EXACT([.J105];&quot;Virtualización física&quot;)               ;ROUNDUP(VLOOKUP([.$F105];[$datos.$Q$2:.$R$33];2;0)*[.L105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01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06];[$datos.$Q$2:.$R$33];2;0)*[.G106]*[.H106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06];&quot;No virtualizado&quot;)      ;&quot;&quot;      ; IF(EXACT([.J106];&quot;Virtualización lógica&quot;)           ;[.I106]           ; IF(EXACT([.J106];&quot;Virtualización física&quot;)               ;ROUNDUP(VLOOKUP([.$F106];[$datos.$Q$2:.$R$33];2;0)*[.L106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02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07];[$datos.$Q$2:.$R$33];2;0)*[.G107]*[.H107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07];&quot;No virtualizado&quot;)      ;&quot;&quot;      ; IF(EXACT([.J107];&quot;Virtualización lógica&quot;)           ;[.I107]           ; IF(EXACT([.J107];&quot;Virtualización física&quot;)               ;ROUNDUP(VLOOKUP([.$F107];[$datos.$Q$2:.$R$33];2;0)*[.L107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03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08];[$datos.$Q$2:.$R$33];2;0)*[.G108]*[.H108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08];&quot;No virtualizado&quot;)      ;&quot;&quot;      ; IF(EXACT([.J108];&quot;Virtualización lógica&quot;)           ;[.I108]           ; IF(EXACT([.J108];&quot;Virtualización física&quot;)               ;ROUNDUP(VLOOKUP([.$F108];[$datos.$Q$2:.$R$33];2;0)*[.L108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04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09];[$datos.$Q$2:.$R$33];2;0)*[.G109]*[.H109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09];&quot;No virtualizado&quot;)      ;&quot;&quot;      ; IF(EXACT([.J109];&quot;Virtualización lógica&quot;)           ;[.I109]           ; IF(EXACT([.J109];&quot;Virtualización física&quot;)               ;ROUNDUP(VLOOKUP([.$F109];[$datos.$Q$2:.$R$33];2;0)*[.L109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05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10];[$datos.$Q$2:.$R$33];2;0)*[.G110]*[.H110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10];&quot;No virtualizado&quot;)      ;&quot;&quot;      ; IF(EXACT([.J110];&quot;Virtualización lógica&quot;)           ;[.I110]           ; IF(EXACT([.J110];&quot;Virtualización física&quot;)               ;ROUNDUP(VLOOKUP([.$F110];[$datos.$Q$2:.$R$33];2;0)*[.L110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06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11];[$datos.$Q$2:.$R$33];2;0)*[.G111]*[.H111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11];&quot;No virtualizado&quot;)      ;&quot;&quot;      ; IF(EXACT([.J111];&quot;Virtualización lógica&quot;)           ;[.I111]           ; IF(EXACT([.J111];&quot;Virtualización física&quot;)               ;ROUNDUP(VLOOKUP([.$F111];[$datos.$Q$2:.$R$33];2;0)*[.L111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07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12];[$datos.$Q$2:.$R$33];2;0)*[.G112]*[.H112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12];&quot;No virtualizado&quot;)      ;&quot;&quot;      ; IF(EXACT([.J112];&quot;Virtualización lógica&quot;)           ;[.I112]           ; IF(EXACT([.J112];&quot;Virtualización física&quot;)               ;ROUNDUP(VLOOKUP([.$F112];[$datos.$Q$2:.$R$33];2;0)*[.L112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08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13];[$datos.$Q$2:.$R$33];2;0)*[.G113]*[.H113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13];&quot;No virtualizado&quot;)      ;&quot;&quot;      ; IF(EXACT([.J113];&quot;Virtualización lógica&quot;)           ;[.I113]           ; IF(EXACT([.J113];&quot;Virtualización física&quot;)               ;ROUNDUP(VLOOKUP([.$F113];[$datos.$Q$2:.$R$33];2;0)*[.L113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09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14];[$datos.$Q$2:.$R$33];2;0)*[.G114]*[.H114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14];&quot;No virtualizado&quot;)      ;&quot;&quot;      ; IF(EXACT([.J114];&quot;Virtualización lógica&quot;)           ;[.I114]           ; IF(EXACT([.J114];&quot;Virtualización física&quot;)               ;ROUNDUP(VLOOKUP([.$F114];[$datos.$Q$2:.$R$33];2;0)*[.L114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10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15];[$datos.$Q$2:.$R$33];2;0)*[.G115]*[.H115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15];&quot;No virtualizado&quot;)      ;&quot;&quot;      ; IF(EXACT([.J115];&quot;Virtualización lógica&quot;)           ;[.I115]           ; IF(EXACT([.J115];&quot;Virtualización física&quot;)               ;ROUNDUP(VLOOKUP([.$F115];[$datos.$Q$2:.$R$33];2;0)*[.L115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11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16];[$datos.$Q$2:.$R$33];2;0)*[.G116]*[.H116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16];&quot;No virtualizado&quot;)      ;&quot;&quot;      ; IF(EXACT([.J116];&quot;Virtualización lógica&quot;)           ;[.I116]           ; IF(EXACT([.J116];&quot;Virtualización física&quot;)               ;ROUNDUP(VLOOKUP([.$F116];[$datos.$Q$2:.$R$33];2;0)*[.L116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12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17];[$datos.$Q$2:.$R$33];2;0)*[.G117]*[.H117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17];&quot;No virtualizado&quot;)      ;&quot;&quot;      ; IF(EXACT([.J117];&quot;Virtualización lógica&quot;)           ;[.I117]           ; IF(EXACT([.J117];&quot;Virtualización física&quot;)               ;ROUNDUP(VLOOKUP([.$F117];[$datos.$Q$2:.$R$33];2;0)*[.L117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13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18];[$datos.$Q$2:.$R$33];2;0)*[.G118]*[.H118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18];&quot;No virtualizado&quot;)      ;&quot;&quot;      ; IF(EXACT([.J118];&quot;Virtualización lógica&quot;)           ;[.I118]           ; IF(EXACT([.J118];&quot;Virtualización física&quot;)               ;ROUNDUP(VLOOKUP([.$F118];[$datos.$Q$2:.$R$33];2;0)*[.L118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14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19];[$datos.$Q$2:.$R$33];2;0)*[.G119]*[.H119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19];&quot;No virtualizado&quot;)      ;&quot;&quot;      ; IF(EXACT([.J119];&quot;Virtualización lógica&quot;)           ;[.I119]           ; IF(EXACT([.J119];&quot;Virtualización física&quot;)               ;ROUNDUP(VLOOKUP([.$F119];[$datos.$Q$2:.$R$33];2;0)*[.L119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15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20];[$datos.$Q$2:.$R$33];2;0)*[.G120]*[.H120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20];&quot;No virtualizado&quot;)      ;&quot;&quot;      ; IF(EXACT([.J120];&quot;Virtualización lógica&quot;)           ;[.I120]           ; IF(EXACT([.J120];&quot;Virtualización física&quot;)               ;ROUNDUP(VLOOKUP([.$F120];[$datos.$Q$2:.$R$33];2;0)*[.L120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16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21];[$datos.$Q$2:.$R$33];2;0)*[.G121]*[.H121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21];&quot;No virtualizado&quot;)      ;&quot;&quot;      ; IF(EXACT([.J121];&quot;Virtualización lógica&quot;)           ;[.I121]           ; IF(EXACT([.J121];&quot;Virtualización física&quot;)               ;ROUNDUP(VLOOKUP([.$F121];[$datos.$Q$2:.$R$33];2;0)*[.L121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17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22];[$datos.$Q$2:.$R$33];2;0)*[.G122]*[.H122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22];&quot;No virtualizado&quot;)      ;&quot;&quot;      ; IF(EXACT([.J122];&quot;Virtualización lógica&quot;)           ;[.I122]           ; IF(EXACT([.J122];&quot;Virtualización física&quot;)               ;ROUNDUP(VLOOKUP([.$F122];[$datos.$Q$2:.$R$33];2;0)*[.L122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18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23];[$datos.$Q$2:.$R$33];2;0)*[.G123]*[.H123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23];&quot;No virtualizado&quot;)      ;&quot;&quot;      ; IF(EXACT([.J123];&quot;Virtualización lógica&quot;)           ;[.I123]           ; IF(EXACT([.J123];&quot;Virtualización física&quot;)               ;ROUNDUP(VLOOKUP([.$F123];[$datos.$Q$2:.$R$33];2;0)*[.L123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19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24];[$datos.$Q$2:.$R$33];2;0)*[.G124]*[.H124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24];&quot;No virtualizado&quot;)      ;&quot;&quot;      ; IF(EXACT([.J124];&quot;Virtualización lógica&quot;)           ;[.I124]           ; IF(EXACT([.J124];&quot;Virtualización física&quot;)               ;ROUNDUP(VLOOKUP([.$F124];[$datos.$Q$2:.$R$33];2;0)*[.L124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20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25];[$datos.$Q$2:.$R$33];2;0)*[.G125]*[.H125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25];&quot;No virtualizado&quot;)      ;&quot;&quot;      ; IF(EXACT([.J125];&quot;Virtualización lógica&quot;)           ;[.I125]           ; IF(EXACT([.J125];&quot;Virtualización física&quot;)               ;ROUNDUP(VLOOKUP([.$F125];[$datos.$Q$2:.$R$33];2;0)*[.L125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21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26];[$datos.$Q$2:.$R$33];2;0)*[.G126]*[.H126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26];&quot;No virtualizado&quot;)      ;&quot;&quot;      ; IF(EXACT([.J126];&quot;Virtualización lógica&quot;)           ;[.I126]           ; IF(EXACT([.J126];&quot;Virtualización física&quot;)               ;ROUNDUP(VLOOKUP([.$F126];[$datos.$Q$2:.$R$33];2;0)*[.L126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22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27];[$datos.$Q$2:.$R$33];2;0)*[.G127]*[.H127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27];&quot;No virtualizado&quot;)      ;&quot;&quot;      ; IF(EXACT([.J127];&quot;Virtualización lógica&quot;)           ;[.I127]           ; IF(EXACT([.J127];&quot;Virtualización física&quot;)               ;ROUNDUP(VLOOKUP([.$F127];[$datos.$Q$2:.$R$33];2;0)*[.L127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23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28];[$datos.$Q$2:.$R$33];2;0)*[.G128]*[.H128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28];&quot;No virtualizado&quot;)      ;&quot;&quot;      ; IF(EXACT([.J128];&quot;Virtualización lógica&quot;)           ;[.I128]           ; IF(EXACT([.J128];&quot;Virtualización física&quot;)               ;ROUNDUP(VLOOKUP([.$F128];[$datos.$Q$2:.$R$33];2;0)*[.L128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24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29];[$datos.$Q$2:.$R$33];2;0)*[.G129]*[.H129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29];&quot;No virtualizado&quot;)      ;&quot;&quot;      ; IF(EXACT([.J129];&quot;Virtualización lógica&quot;)           ;[.I129]           ; IF(EXACT([.J129];&quot;Virtualización física&quot;)               ;ROUNDUP(VLOOKUP([.$F129];[$datos.$Q$2:.$R$33];2;0)*[.L129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25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30];[$datos.$Q$2:.$R$33];2;0)*[.G130]*[.H130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30];&quot;No virtualizado&quot;)      ;&quot;&quot;      ; IF(EXACT([.J130];&quot;Virtualización lógica&quot;)           ;[.I130]           ; IF(EXACT([.J130];&quot;Virtualización física&quot;)               ;ROUNDUP(VLOOKUP([.$F130];[$datos.$Q$2:.$R$33];2;0)*[.L130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26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31];[$datos.$Q$2:.$R$33];2;0)*[.G131]*[.H131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31];&quot;No virtualizado&quot;)      ;&quot;&quot;      ; IF(EXACT([.J131];&quot;Virtualización lógica&quot;)           ;[.I131]           ; IF(EXACT([.J131];&quot;Virtualización física&quot;)               ;ROUNDUP(VLOOKUP([.$F131];[$datos.$Q$2:.$R$33];2;0)*[.L131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27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32];[$datos.$Q$2:.$R$33];2;0)*[.G132]*[.H132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32];&quot;No virtualizado&quot;)      ;&quot;&quot;      ; IF(EXACT([.J132];&quot;Virtualización lógica&quot;)           ;[.I132]           ; IF(EXACT([.J132];&quot;Virtualización física&quot;)               ;ROUNDUP(VLOOKUP([.$F132];[$datos.$Q$2:.$R$33];2;0)*[.L132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28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33];[$datos.$Q$2:.$R$33];2;0)*[.G133]*[.H133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33];&quot;No virtualizado&quot;)      ;&quot;&quot;      ; IF(EXACT([.J133];&quot;Virtualización lógica&quot;)           ;[.I133]           ; IF(EXACT([.J133];&quot;Virtualización física&quot;)               ;ROUNDUP(VLOOKUP([.$F133];[$datos.$Q$2:.$R$33];2;0)*[.L133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29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34];[$datos.$Q$2:.$R$33];2;0)*[.G134]*[.H134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34];&quot;No virtualizado&quot;)      ;&quot;&quot;      ; IF(EXACT([.J134];&quot;Virtualización lógica&quot;)           ;[.I134]           ; IF(EXACT([.J134];&quot;Virtualización física&quot;)               ;ROUNDUP(VLOOKUP([.$F134];[$datos.$Q$2:.$R$33];2;0)*[.L134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30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35];[$datos.$Q$2:.$R$33];2;0)*[.G135]*[.H135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35];&quot;No virtualizado&quot;)      ;&quot;&quot;      ; IF(EXACT([.J135];&quot;Virtualización lógica&quot;)           ;[.I135]           ; IF(EXACT([.J135];&quot;Virtualización física&quot;)               ;ROUNDUP(VLOOKUP([.$F135];[$datos.$Q$2:.$R$33];2;0)*[.L135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31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36];[$datos.$Q$2:.$R$33];2;0)*[.G136]*[.H136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36];&quot;No virtualizado&quot;)      ;&quot;&quot;      ; IF(EXACT([.J136];&quot;Virtualización lógica&quot;)           ;[.I136]           ; IF(EXACT([.J136];&quot;Virtualización física&quot;)               ;ROUNDUP(VLOOKUP([.$F136];[$datos.$Q$2:.$R$33];2;0)*[.L136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32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37];[$datos.$Q$2:.$R$33];2;0)*[.G137]*[.H137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37];&quot;No virtualizado&quot;)      ;&quot;&quot;      ; IF(EXACT([.J137];&quot;Virtualización lógica&quot;)           ;[.I137]           ; IF(EXACT([.J137];&quot;Virtualización física&quot;)               ;ROUNDUP(VLOOKUP([.$F137];[$datos.$Q$2:.$R$33];2;0)*[.L137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33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38];[$datos.$Q$2:.$R$33];2;0)*[.G138]*[.H138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38];&quot;No virtualizado&quot;)      ;&quot;&quot;      ; IF(EXACT([.J138];&quot;Virtualización lógica&quot;)           ;[.I138]           ; IF(EXACT([.J138];&quot;Virtualización física&quot;)               ;ROUNDUP(VLOOKUP([.$F138];[$datos.$Q$2:.$R$33];2;0)*[.L138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34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39];[$datos.$Q$2:.$R$33];2;0)*[.G139]*[.H139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39];&quot;No virtualizado&quot;)      ;&quot;&quot;      ; IF(EXACT([.J139];&quot;Virtualización lógica&quot;)           ;[.I139]           ; IF(EXACT([.J139];&quot;Virtualización física&quot;)               ;ROUNDUP(VLOOKUP([.$F139];[$datos.$Q$2:.$R$33];2;0)*[.L139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35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40];[$datos.$Q$2:.$R$33];2;0)*[.G140]*[.H140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40];&quot;No virtualizado&quot;)      ;&quot;&quot;      ; IF(EXACT([.J140];&quot;Virtualización lógica&quot;)           ;[.I140]           ; IF(EXACT([.J140];&quot;Virtualización física&quot;)               ;ROUNDUP(VLOOKUP([.$F140];[$datos.$Q$2:.$R$33];2;0)*[.L140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36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41];[$datos.$Q$2:.$R$33];2;0)*[.G141]*[.H141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41];&quot;No virtualizado&quot;)      ;&quot;&quot;      ; IF(EXACT([.J141];&quot;Virtualización lógica&quot;)           ;[.I141]           ; IF(EXACT([.J141];&quot;Virtualización física&quot;)               ;ROUNDUP(VLOOKUP([.$F141];[$datos.$Q$2:.$R$33];2;0)*[.L141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37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42];[$datos.$Q$2:.$R$33];2;0)*[.G142]*[.H142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42];&quot;No virtualizado&quot;)      ;&quot;&quot;      ; IF(EXACT([.J142];&quot;Virtualización lógica&quot;)           ;[.I142]           ; IF(EXACT([.J142];&quot;Virtualización física&quot;)               ;ROUNDUP(VLOOKUP([.$F142];[$datos.$Q$2:.$R$33];2;0)*[.L142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38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43];[$datos.$Q$2:.$R$33];2;0)*[.G143]*[.H143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43];&quot;No virtualizado&quot;)      ;&quot;&quot;      ; IF(EXACT([.J143];&quot;Virtualización lógica&quot;)           ;[.I143]           ; IF(EXACT([.J143];&quot;Virtualización física&quot;)               ;ROUNDUP(VLOOKUP([.$F143];[$datos.$Q$2:.$R$33];2;0)*[.L143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39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44];[$datos.$Q$2:.$R$33];2;0)*[.G144]*[.H144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44];&quot;No virtualizado&quot;)      ;&quot;&quot;      ; IF(EXACT([.J144];&quot;Virtualización lógica&quot;)           ;[.I144]           ; IF(EXACT([.J144];&quot;Virtualización física&quot;)               ;ROUNDUP(VLOOKUP([.$F144];[$datos.$Q$2:.$R$33];2;0)*[.L144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40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45];[$datos.$Q$2:.$R$33];2;0)*[.G145]*[.H145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45];&quot;No virtualizado&quot;)      ;&quot;&quot;      ; IF(EXACT([.J145];&quot;Virtualización lógica&quot;)           ;[.I145]           ; IF(EXACT([.J145];&quot;Virtualización física&quot;)               ;ROUNDUP(VLOOKUP([.$F145];[$datos.$Q$2:.$R$33];2;0)*[.L145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41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46];[$datos.$Q$2:.$R$33];2;0)*[.G146]*[.H146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46];&quot;No virtualizado&quot;)      ;&quot;&quot;      ; IF(EXACT([.J146];&quot;Virtualización lógica&quot;)           ;[.I146]           ; IF(EXACT([.J146];&quot;Virtualización física&quot;)               ;ROUNDUP(VLOOKUP([.$F146];[$datos.$Q$2:.$R$33];2;0)*[.L146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42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47];[$datos.$Q$2:.$R$33];2;0)*[.G147]*[.H147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47];&quot;No virtualizado&quot;)      ;&quot;&quot;      ; IF(EXACT([.J147];&quot;Virtualización lógica&quot;)           ;[.I147]           ; IF(EXACT([.J147];&quot;Virtualización física&quot;)               ;ROUNDUP(VLOOKUP([.$F147];[$datos.$Q$2:.$R$33];2;0)*[.L147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43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48];[$datos.$Q$2:.$R$33];2;0)*[.G148]*[.H148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48];&quot;No virtualizado&quot;)      ;&quot;&quot;      ; IF(EXACT([.J148];&quot;Virtualización lógica&quot;)           ;[.I148]           ; IF(EXACT([.J148];&quot;Virtualización física&quot;)               ;ROUNDUP(VLOOKUP([.$F148];[$datos.$Q$2:.$R$33];2;0)*[.L148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44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49];[$datos.$Q$2:.$R$33];2;0)*[.G149]*[.H149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49];&quot;No virtualizado&quot;)      ;&quot;&quot;      ; IF(EXACT([.J149];&quot;Virtualización lógica&quot;)           ;[.I149]           ; IF(EXACT([.J149];&quot;Virtualización física&quot;)               ;ROUNDUP(VLOOKUP([.$F149];[$datos.$Q$2:.$R$33];2;0)*[.L149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45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50];[$datos.$Q$2:.$R$33];2;0)*[.G150]*[.H150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50];&quot;No virtualizado&quot;)      ;&quot;&quot;      ; IF(EXACT([.J150];&quot;Virtualización lógica&quot;)           ;[.I150]           ; IF(EXACT([.J150];&quot;Virtualización física&quot;)               ;ROUNDUP(VLOOKUP([.$F150];[$datos.$Q$2:.$R$33];2;0)*[.L150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46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51];[$datos.$Q$2:.$R$33];2;0)*[.G151]*[.H151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51];&quot;No virtualizado&quot;)      ;&quot;&quot;      ; IF(EXACT([.J151];&quot;Virtualización lógica&quot;)           ;[.I151]           ; IF(EXACT([.J151];&quot;Virtualización física&quot;)               ;ROUNDUP(VLOOKUP([.$F151];[$datos.$Q$2:.$R$33];2;0)*[.L151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47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52];[$datos.$Q$2:.$R$33];2;0)*[.G152]*[.H152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52];&quot;No virtualizado&quot;)      ;&quot;&quot;      ; IF(EXACT([.J152];&quot;Virtualización lógica&quot;)           ;[.I152]           ; IF(EXACT([.J152];&quot;Virtualización física&quot;)               ;ROUNDUP(VLOOKUP([.$F152];[$datos.$Q$2:.$R$33];2;0)*[.L152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48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53];[$datos.$Q$2:.$R$33];2;0)*[.G153]*[.H153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53];&quot;No virtualizado&quot;)      ;&quot;&quot;      ; IF(EXACT([.J153];&quot;Virtualización lógica&quot;)           ;[.I153]           ; IF(EXACT([.J153];&quot;Virtualización física&quot;)               ;ROUNDUP(VLOOKUP([.$F153];[$datos.$Q$2:.$R$33];2;0)*[.L153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49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54];[$datos.$Q$2:.$R$33];2;0)*[.G154]*[.H154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54];&quot;No virtualizado&quot;)      ;&quot;&quot;      ; IF(EXACT([.J154];&quot;Virtualización lógica&quot;)           ;[.I154]           ; IF(EXACT([.J154];&quot;Virtualización física&quot;)               ;ROUNDUP(VLOOKUP([.$F154];[$datos.$Q$2:.$R$33];2;0)*[.L154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50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55];[$datos.$Q$2:.$R$33];2;0)*[.G155]*[.H155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55];&quot;No virtualizado&quot;)      ;&quot;&quot;      ; IF(EXACT([.J155];&quot;Virtualización lógica&quot;)           ;[.I155]           ; IF(EXACT([.J155];&quot;Virtualización física&quot;)               ;ROUNDUP(VLOOKUP([.$F155];[$datos.$Q$2:.$R$33];2;0)*[.L155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51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56];[$datos.$Q$2:.$R$33];2;0)*[.G156]*[.H156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56];&quot;No virtualizado&quot;)      ;&quot;&quot;      ; IF(EXACT([.J156];&quot;Virtualización lógica&quot;)           ;[.I156]           ; IF(EXACT([.J156];&quot;Virtualización física&quot;)               ;ROUNDUP(VLOOKUP([.$F156];[$datos.$Q$2:.$R$33];2;0)*[.L156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52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57];[$datos.$Q$2:.$R$33];2;0)*[.G157]*[.H157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57];&quot;No virtualizado&quot;)      ;&quot;&quot;      ; IF(EXACT([.J157];&quot;Virtualización lógica&quot;)           ;[.I157]           ; IF(EXACT([.J157];&quot;Virtualización física&quot;)               ;ROUNDUP(VLOOKUP([.$F157];[$datos.$Q$2:.$R$33];2;0)*[.L157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53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58];[$datos.$Q$2:.$R$33];2;0)*[.G158]*[.H158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58];&quot;No virtualizado&quot;)      ;&quot;&quot;      ; IF(EXACT([.J158];&quot;Virtualización lógica&quot;)           ;[.I158]           ; IF(EXACT([.J158];&quot;Virtualización física&quot;)               ;ROUNDUP(VLOOKUP([.$F158];[$datos.$Q$2:.$R$33];2;0)*[.L158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54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59];[$datos.$Q$2:.$R$33];2;0)*[.G159]*[.H159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59];&quot;No virtualizado&quot;)      ;&quot;&quot;      ; IF(EXACT([.J159];&quot;Virtualización lógica&quot;)           ;[.I159]           ; IF(EXACT([.J159];&quot;Virtualización física&quot;)               ;ROUNDUP(VLOOKUP([.$F159];[$datos.$Q$2:.$R$33];2;0)*[.L159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55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60];[$datos.$Q$2:.$R$33];2;0)*[.G160]*[.H160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60];&quot;No virtualizado&quot;)      ;&quot;&quot;      ; IF(EXACT([.J160];&quot;Virtualización lógica&quot;)           ;[.I160]           ; IF(EXACT([.J160];&quot;Virtualización física&quot;)               ;ROUNDUP(VLOOKUP([.$F160];[$datos.$Q$2:.$R$33];2;0)*[.L160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56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61];[$datos.$Q$2:.$R$33];2;0)*[.G161]*[.H161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61];&quot;No virtualizado&quot;)      ;&quot;&quot;      ; IF(EXACT([.J161];&quot;Virtualización lógica&quot;)           ;[.I161]           ; IF(EXACT([.J161];&quot;Virtualización física&quot;)               ;ROUNDUP(VLOOKUP([.$F161];[$datos.$Q$2:.$R$33];2;0)*[.L161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57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62];[$datos.$Q$2:.$R$33];2;0)*[.G162]*[.H162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62];&quot;No virtualizado&quot;)      ;&quot;&quot;      ; IF(EXACT([.J162];&quot;Virtualización lógica&quot;)           ;[.I162]           ; IF(EXACT([.J162];&quot;Virtualización física&quot;)               ;ROUNDUP(VLOOKUP([.$F162];[$datos.$Q$2:.$R$33];2;0)*[.L162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58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63];[$datos.$Q$2:.$R$33];2;0)*[.G163]*[.H163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63];&quot;No virtualizado&quot;)      ;&quot;&quot;      ; IF(EXACT([.J163];&quot;Virtualización lógica&quot;)           ;[.I163]           ; IF(EXACT([.J163];&quot;Virtualización física&quot;)               ;ROUNDUP(VLOOKUP([.$F163];[$datos.$Q$2:.$R$33];2;0)*[.L163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59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64];[$datos.$Q$2:.$R$33];2;0)*[.G164]*[.H164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64];&quot;No virtualizado&quot;)      ;&quot;&quot;      ; IF(EXACT([.J164];&quot;Virtualización lógica&quot;)           ;[.I164]           ; IF(EXACT([.J164];&quot;Virtualización física&quot;)               ;ROUNDUP(VLOOKUP([.$F164];[$datos.$Q$2:.$R$33];2;0)*[.L164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60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65];[$datos.$Q$2:.$R$33];2;0)*[.G165]*[.H165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65];&quot;No virtualizado&quot;)      ;&quot;&quot;      ; IF(EXACT([.J165];&quot;Virtualización lógica&quot;)           ;[.I165]           ; IF(EXACT([.J165];&quot;Virtualización física&quot;)               ;ROUNDUP(VLOOKUP([.$F165];[$datos.$Q$2:.$R$33];2;0)*[.L165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61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66];[$datos.$Q$2:.$R$33];2;0)*[.G166]*[.H166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66];&quot;No virtualizado&quot;)      ;&quot;&quot;      ; IF(EXACT([.J166];&quot;Virtualización lógica&quot;)           ;[.I166]           ; IF(EXACT([.J166];&quot;Virtualización física&quot;)               ;ROUNDUP(VLOOKUP([.$F166];[$datos.$Q$2:.$R$33];2;0)*[.L166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62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67];[$datos.$Q$2:.$R$33];2;0)*[.G167]*[.H167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67];&quot;No virtualizado&quot;)      ;&quot;&quot;      ; IF(EXACT([.J167];&quot;Virtualización lógica&quot;)           ;[.I167]           ; IF(EXACT([.J167];&quot;Virtualización física&quot;)               ;ROUNDUP(VLOOKUP([.$F167];[$datos.$Q$2:.$R$33];2;0)*[.L167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63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68];[$datos.$Q$2:.$R$33];2;0)*[.G168]*[.H168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68];&quot;No virtualizado&quot;)      ;&quot;&quot;      ; IF(EXACT([.J168];&quot;Virtualización lógica&quot;)           ;[.I168]           ; IF(EXACT([.J168];&quot;Virtualización física&quot;)               ;ROUNDUP(VLOOKUP([.$F168];[$datos.$Q$2:.$R$33];2;0)*[.L168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64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69];[$datos.$Q$2:.$R$33];2;0)*[.G169]*[.H169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69];&quot;No virtualizado&quot;)      ;&quot;&quot;      ; IF(EXACT([.J169];&quot;Virtualización lógica&quot;)           ;[.I169]           ; IF(EXACT([.J169];&quot;Virtualización física&quot;)               ;ROUNDUP(VLOOKUP([.$F169];[$datos.$Q$2:.$R$33];2;0)*[.L169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65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70];[$datos.$Q$2:.$R$33];2;0)*[.G170]*[.H170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70];&quot;No virtualizado&quot;)      ;&quot;&quot;      ; IF(EXACT([.J170];&quot;Virtualización lógica&quot;)           ;[.I170]           ; IF(EXACT([.J170];&quot;Virtualización física&quot;)               ;ROUNDUP(VLOOKUP([.$F170];[$datos.$Q$2:.$R$33];2;0)*[.L170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66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71];[$datos.$Q$2:.$R$33];2;0)*[.G171]*[.H171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71];&quot;No virtualizado&quot;)      ;&quot;&quot;      ; IF(EXACT([.J171];&quot;Virtualización lógica&quot;)           ;[.I171]           ; IF(EXACT([.J171];&quot;Virtualización física&quot;)               ;ROUNDUP(VLOOKUP([.$F171];[$datos.$Q$2:.$R$33];2;0)*[.L171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67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72];[$datos.$Q$2:.$R$33];2;0)*[.G172]*[.H172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72];&quot;No virtualizado&quot;)      ;&quot;&quot;      ; IF(EXACT([.J172];&quot;Virtualización lógica&quot;)           ;[.I172]           ; IF(EXACT([.J172];&quot;Virtualización física&quot;)               ;ROUNDUP(VLOOKUP([.$F172];[$datos.$Q$2:.$R$33];2;0)*[.L172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68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73];[$datos.$Q$2:.$R$33];2;0)*[.G173]*[.H173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73];&quot;No virtualizado&quot;)      ;&quot;&quot;      ; IF(EXACT([.J173];&quot;Virtualización lógica&quot;)           ;[.I173]           ; IF(EXACT([.J173];&quot;Virtualización física&quot;)               ;ROUNDUP(VLOOKUP([.$F173];[$datos.$Q$2:.$R$33];2;0)*[.L173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69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74];[$datos.$Q$2:.$R$33];2;0)*[.G174]*[.H174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74];&quot;No virtualizado&quot;)      ;&quot;&quot;      ; IF(EXACT([.J174];&quot;Virtualización lógica&quot;)           ;[.I174]           ; IF(EXACT([.J174];&quot;Virtualización física&quot;)               ;ROUNDUP(VLOOKUP([.$F174];[$datos.$Q$2:.$R$33];2;0)*[.L174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70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75];[$datos.$Q$2:.$R$33];2;0)*[.G175]*[.H175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75];&quot;No virtualizado&quot;)      ;&quot;&quot;      ; IF(EXACT([.J175];&quot;Virtualización lógica&quot;)           ;[.I175]           ; IF(EXACT([.J175];&quot;Virtualización física&quot;)               ;ROUNDUP(VLOOKUP([.$F175];[$datos.$Q$2:.$R$33];2;0)*[.L175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71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76];[$datos.$Q$2:.$R$33];2;0)*[.G176]*[.H176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76];&quot;No virtualizado&quot;)      ;&quot;&quot;      ; IF(EXACT([.J176];&quot;Virtualización lógica&quot;)           ;[.I176]           ; IF(EXACT([.J176];&quot;Virtualización física&quot;)               ;ROUNDUP(VLOOKUP([.$F176];[$datos.$Q$2:.$R$33];2;0)*[.L176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72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77];[$datos.$Q$2:.$R$33];2;0)*[.G177]*[.H177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77];&quot;No virtualizado&quot;)      ;&quot;&quot;      ; IF(EXACT([.J177];&quot;Virtualización lógica&quot;)           ;[.I177]           ; IF(EXACT([.J177];&quot;Virtualización física&quot;)               ;ROUNDUP(VLOOKUP([.$F177];[$datos.$Q$2:.$R$33];2;0)*[.L177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73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78];[$datos.$Q$2:.$R$33];2;0)*[.G178]*[.H178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78];&quot;No virtualizado&quot;)      ;&quot;&quot;      ; IF(EXACT([.J178];&quot;Virtualización lógica&quot;)           ;[.I178]           ; IF(EXACT([.J178];&quot;Virtualización física&quot;)               ;ROUNDUP(VLOOKUP([.$F178];[$datos.$Q$2:.$R$33];2;0)*[.L178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74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79];[$datos.$Q$2:.$R$33];2;0)*[.G179]*[.H179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79];&quot;No virtualizado&quot;)      ;&quot;&quot;      ; IF(EXACT([.J179];&quot;Virtualización lógica&quot;)           ;[.I179]           ; IF(EXACT([.J179];&quot;Virtualización física&quot;)               ;ROUNDUP(VLOOKUP([.$F179];[$datos.$Q$2:.$R$33];2;0)*[.L179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75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80];[$datos.$Q$2:.$R$33];2;0)*[.G180]*[.H180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80];&quot;No virtualizado&quot;)      ;&quot;&quot;      ; IF(EXACT([.J180];&quot;Virtualización lógica&quot;)           ;[.I180]           ; IF(EXACT([.J180];&quot;Virtualización física&quot;)               ;ROUNDUP(VLOOKUP([.$F180];[$datos.$Q$2:.$R$33];2;0)*[.L180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76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81];[$datos.$Q$2:.$R$33];2;0)*[.G181]*[.H181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81];&quot;No virtualizado&quot;)      ;&quot;&quot;      ; IF(EXACT([.J181];&quot;Virtualización lógica&quot;)           ;[.I181]           ; IF(EXACT([.J181];&quot;Virtualización física&quot;)               ;ROUNDUP(VLOOKUP([.$F181];[$datos.$Q$2:.$R$33];2;0)*[.L181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77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82];[$datos.$Q$2:.$R$33];2;0)*[.G182]*[.H182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82];&quot;No virtualizado&quot;)      ;&quot;&quot;      ; IF(EXACT([.J182];&quot;Virtualización lógica&quot;)           ;[.I182]           ; IF(EXACT([.J182];&quot;Virtualización física&quot;)               ;ROUNDUP(VLOOKUP([.$F182];[$datos.$Q$2:.$R$33];2;0)*[.L182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78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83];[$datos.$Q$2:.$R$33];2;0)*[.G183]*[.H183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83];&quot;No virtualizado&quot;)      ;&quot;&quot;      ; IF(EXACT([.J183];&quot;Virtualización lógica&quot;)           ;[.I183]           ; IF(EXACT([.J183];&quot;Virtualización física&quot;)               ;ROUNDUP(VLOOKUP([.$F183];[$datos.$Q$2:.$R$33];2;0)*[.L183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79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84];[$datos.$Q$2:.$R$33];2;0)*[.G184]*[.H184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84];&quot;No virtualizado&quot;)      ;&quot;&quot;      ; IF(EXACT([.J184];&quot;Virtualización lógica&quot;)           ;[.I184]           ; IF(EXACT([.J184];&quot;Virtualización física&quot;)               ;ROUNDUP(VLOOKUP([.$F184];[$datos.$Q$2:.$R$33];2;0)*[.L184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80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85];[$datos.$Q$2:.$R$33];2;0)*[.G185]*[.H185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85];&quot;No virtualizado&quot;)      ;&quot;&quot;      ; IF(EXACT([.J185];&quot;Virtualización lógica&quot;)           ;[.I185]           ; IF(EXACT([.J185];&quot;Virtualización física&quot;)               ;ROUNDUP(VLOOKUP([.$F185];[$datos.$Q$2:.$R$33];2;0)*[.L185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81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86];[$datos.$Q$2:.$R$33];2;0)*[.G186]*[.H186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86];&quot;No virtualizado&quot;)      ;&quot;&quot;      ; IF(EXACT([.J186];&quot;Virtualización lógica&quot;)           ;[.I186]           ; IF(EXACT([.J186];&quot;Virtualización física&quot;)               ;ROUNDUP(VLOOKUP([.$F186];[$datos.$Q$2:.$R$33];2;0)*[.L186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82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87];[$datos.$Q$2:.$R$33];2;0)*[.G187]*[.H187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87];&quot;No virtualizado&quot;)      ;&quot;&quot;      ; IF(EXACT([.J187];&quot;Virtualización lógica&quot;)           ;[.I187]           ; IF(EXACT([.J187];&quot;Virtualización física&quot;)               ;ROUNDUP(VLOOKUP([.$F187];[$datos.$Q$2:.$R$33];2;0)*[.L187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83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88];[$datos.$Q$2:.$R$33];2;0)*[.G188]*[.H188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88];&quot;No virtualizado&quot;)      ;&quot;&quot;      ; IF(EXACT([.J188];&quot;Virtualización lógica&quot;)           ;[.I188]           ; IF(EXACT([.J188];&quot;Virtualización física&quot;)               ;ROUNDUP(VLOOKUP([.$F188];[$datos.$Q$2:.$R$33];2;0)*[.L188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84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89];[$datos.$Q$2:.$R$33];2;0)*[.G189]*[.H189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89];&quot;No virtualizado&quot;)      ;&quot;&quot;      ; IF(EXACT([.J189];&quot;Virtualización lógica&quot;)           ;[.I189]           ; IF(EXACT([.J189];&quot;Virtualización física&quot;)               ;ROUNDUP(VLOOKUP([.$F189];[$datos.$Q$2:.$R$33];2;0)*[.L189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85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90];[$datos.$Q$2:.$R$33];2;0)*[.G190]*[.H190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90];&quot;No virtualizado&quot;)      ;&quot;&quot;      ; IF(EXACT([.J190];&quot;Virtualización lógica&quot;)           ;[.I190]           ; IF(EXACT([.J190];&quot;Virtualización física&quot;)               ;ROUNDUP(VLOOKUP([.$F190];[$datos.$Q$2:.$R$33];2;0)*[.L190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86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91];[$datos.$Q$2:.$R$33];2;0)*[.G191]*[.H191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91];&quot;No virtualizado&quot;)      ;&quot;&quot;      ; IF(EXACT([.J191];&quot;Virtualización lógica&quot;)           ;[.I191]           ; IF(EXACT([.J191];&quot;Virtualización física&quot;)               ;ROUNDUP(VLOOKUP([.$F191];[$datos.$Q$2:.$R$33];2;0)*[.L191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87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92];[$datos.$Q$2:.$R$33];2;0)*[.G192]*[.H192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92];&quot;No virtualizado&quot;)      ;&quot;&quot;      ; IF(EXACT([.J192];&quot;Virtualización lógica&quot;)           ;[.I192]           ; IF(EXACT([.J192];&quot;Virtualización física&quot;)               ;ROUNDUP(VLOOKUP([.$F192];[$datos.$Q$2:.$R$33];2;0)*[.L192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88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93];[$datos.$Q$2:.$R$33];2;0)*[.G193]*[.H193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93];&quot;No virtualizado&quot;)      ;&quot;&quot;      ; IF(EXACT([.J193];&quot;Virtualización lógica&quot;)           ;[.I193]           ; IF(EXACT([.J193];&quot;Virtualización física&quot;)               ;ROUNDUP(VLOOKUP([.$F193];[$datos.$Q$2:.$R$33];2;0)*[.L193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89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94];[$datos.$Q$2:.$R$33];2;0)*[.G194]*[.H194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94];&quot;No virtualizado&quot;)      ;&quot;&quot;      ; IF(EXACT([.J194];&quot;Virtualización lógica&quot;)           ;[.I194]           ; IF(EXACT([.J194];&quot;Virtualización física&quot;)               ;ROUNDUP(VLOOKUP([.$F194];[$datos.$Q$2:.$R$33];2;0)*[.L194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90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95];[$datos.$Q$2:.$R$33];2;0)*[.G195]*[.H195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95];&quot;No virtualizado&quot;)      ;&quot;&quot;      ; IF(EXACT([.J195];&quot;Virtualización lógica&quot;)           ;[.I195]           ; IF(EXACT([.J195];&quot;Virtualización física&quot;)               ;ROUNDUP(VLOOKUP([.$F195];[$datos.$Q$2:.$R$33];2;0)*[.L195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91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96];[$datos.$Q$2:.$R$33];2;0)*[.G196]*[.H196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96];&quot;No virtualizado&quot;)      ;&quot;&quot;      ; IF(EXACT([.J196];&quot;Virtualización lógica&quot;)           ;[.I196]           ; IF(EXACT([.J196];&quot;Virtualización física&quot;)               ;ROUNDUP(VLOOKUP([.$F196];[$datos.$Q$2:.$R$33];2;0)*[.L196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92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97];[$datos.$Q$2:.$R$33];2;0)*[.G197]*[.H197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97];&quot;No virtualizado&quot;)      ;&quot;&quot;      ; IF(EXACT([.J197];&quot;Virtualización lógica&quot;)           ;[.I197]           ; IF(EXACT([.J197];&quot;Virtualización física&quot;)               ;ROUNDUP(VLOOKUP([.$F197];[$datos.$Q$2:.$R$33];2;0)*[.L197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93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98];[$datos.$Q$2:.$R$33];2;0)*[.G198]*[.H198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98];&quot;No virtualizado&quot;)      ;&quot;&quot;      ; IF(EXACT([.J198];&quot;Virtualización lógica&quot;)           ;[.I198]           ; IF(EXACT([.J198];&quot;Virtualización física&quot;)               ;ROUNDUP(VLOOKUP([.$F198];[$datos.$Q$2:.$R$33];2;0)*[.L198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94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99];[$datos.$Q$2:.$R$33];2;0)*[.G199]*[.H199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99];&quot;No virtualizado&quot;)      ;&quot;&quot;      ; IF(EXACT([.J199];&quot;Virtualización lógica&quot;)           ;[.I199]           ; IF(EXACT([.J199];&quot;Virtualización física&quot;)               ;ROUNDUP(VLOOKUP([.$F199];[$datos.$Q$2:.$R$33];2;0)*[.L199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95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200];[$datos.$Q$2:.$R$33];2;0)*[.G200]*[.H200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00];&quot;No virtualizado&quot;)      ;&quot;&quot;      ; IF(EXACT([.J200];&quot;Virtualización lógica&quot;)           ;[.I200]           ; IF(EXACT([.J200];&quot;Virtualización física&quot;)               ;ROUNDUP(VLOOKUP([.$F200];[$datos.$Q$2:.$R$33];2;0)*[.L200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96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201];[$datos.$Q$2:.$R$33];2;0)*[.G201]*[.H201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01];&quot;No virtualizado&quot;)      ;&quot;&quot;      ; IF(EXACT([.J201];&quot;Virtualización lógica&quot;)           ;[.I201]           ; IF(EXACT([.J201];&quot;Virtualización física&quot;)               ;ROUNDUP(VLOOKUP([.$F201];[$datos.$Q$2:.$R$33];2;0)*[.L201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97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202];[$datos.$Q$2:.$R$33];2;0)*[.G202]*[.H202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02];&quot;No virtualizado&quot;)      ;&quot;&quot;      ; IF(EXACT([.J202];&quot;Virtualización lógica&quot;)           ;[.I202]           ; IF(EXACT([.J202];&quot;Virtualización física&quot;)               ;ROUNDUP(VLOOKUP([.$F202];[$datos.$Q$2:.$R$33];2;0)*[.L202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98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203];[$datos.$Q$2:.$R$33];2;0)*[.G203]*[.H203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03];&quot;No virtualizado&quot;)      ;&quot;&quot;      ; IF(EXACT([.J203];&quot;Virtualización lógica&quot;)           ;[.I203]           ; IF(EXACT([.J203];&quot;Virtualización física&quot;)               ;ROUNDUP(VLOOKUP([.$F203];[$datos.$Q$2:.$R$33];2;0)*[.L203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99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204];[$datos.$Q$2:.$R$33];2;0)*[.G204]*[.H204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04];&quot;No virtualizado&quot;)      ;&quot;&quot;      ; IF(EXACT([.J204];&quot;Virtualización lógica&quot;)           ;[.I204]           ; IF(EXACT([.J204];&quot;Virtualización física&quot;)               ;ROUNDUP(VLOOKUP([.$F204];[$datos.$Q$2:.$R$33];2;0)*[.L204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200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205];[$datos.$Q$2:.$R$33];2;0)*[.G205]*[.H205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05];&quot;No virtualizado&quot;)      ;&quot;&quot;      ; IF(EXACT([.J205];&quot;Virtualización lógica&quot;)           ;[.I205]           ; IF(EXACT([.J205];&quot;Virtualización física&quot;)               ;ROUNDUP(VLOOKUP([.$F205];[$datos.$Q$2:.$R$33];2;0)*[.L205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201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206];[$datos.$Q$2:.$R$33];2;0)*[.G206]*[.H206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06];&quot;No virtualizado&quot;)      ;&quot;&quot;      ; IF(EXACT([.J206];&quot;Virtualización lógica&quot;)           ;[.I206]           ; IF(EXACT([.J206];&quot;Virtualización física&quot;)               ;ROUNDUP(VLOOKUP([.$F206];[$datos.$Q$2:.$R$33];2;0)*[.L206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202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207];[$datos.$Q$2:.$R$33];2;0)*[.G207]*[.H207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07];&quot;No virtualizado&quot;)      ;&quot;&quot;      ; IF(EXACT([.J207];&quot;Virtualización lógica&quot;)           ;[.I207]           ; IF(EXACT([.J207];&quot;Virtualización física&quot;)               ;ROUNDUP(VLOOKUP([.$F207];[$datos.$Q$2:.$R$33];2;0)*[.L207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203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208];[$datos.$Q$2:.$R$33];2;0)*[.G208]*[.H208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08];&quot;No virtualizado&quot;)      ;&quot;&quot;      ; IF(EXACT([.J208];&quot;Virtualización lógica&quot;)           ;[.I208]           ; IF(EXACT([.J208];&quot;Virtualización física&quot;)               ;ROUNDUP(VLOOKUP([.$F208];[$datos.$Q$2:.$R$33];2;0)*[.L208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204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209];[$datos.$Q$2:.$R$33];2;0)*[.G209]*[.H209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09];&quot;No virtualizado&quot;)      ;&quot;&quot;      ; IF(EXACT([.J209];&quot;Virtualización lógica&quot;)           ;[.I209]           ; IF(EXACT([.J209];&quot;Virtualización física&quot;)               ;ROUNDUP(VLOOKUP([.$F209];[$datos.$Q$2:.$R$33];2;0)*[.L209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205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210];[$datos.$Q$2:.$R$33];2;0)*[.G210]*[.H210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10];&quot;No virtualizado&quot;)      ;&quot;&quot;      ; IF(EXACT([.J210];&quot;Virtualización lógica&quot;)           ;[.I210]           ; IF(EXACT([.J210];&quot;Virtualización física&quot;)               ;ROUNDUP(VLOOKUP([.$F210];[$datos.$Q$2:.$R$33];2;0)*[.L210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206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211];[$datos.$Q$2:.$R$33];2;0)*[.G211]*[.H211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11];&quot;No virtualizado&quot;)      ;&quot;&quot;      ; IF(EXACT([.J211];&quot;Virtualización lógica&quot;)           ;[.I211]           ; IF(EXACT([.J211];&quot;Virtualización física&quot;)               ;ROUNDUP(VLOOKUP([.$F211];[$datos.$Q$2:.$R$33];2;0)*[.L211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207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212];[$datos.$Q$2:.$R$33];2;0)*[.G212]*[.H212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12];&quot;No virtualizado&quot;)      ;&quot;&quot;      ; IF(EXACT([.J212];&quot;Virtualización lógica&quot;)           ;[.I212]           ; IF(EXACT([.J212];&quot;Virtualización física&quot;)               ;ROUNDUP(VLOOKUP([.$F212];[$datos.$Q$2:.$R$33];2;0)*[.L212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208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213];[$datos.$Q$2:.$R$33];2;0)*[.G213]*[.H213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13];&quot;No virtualizado&quot;)      ;&quot;&quot;      ; IF(EXACT([.J213];&quot;Virtualización lógica&quot;)           ;[.I213]           ; IF(EXACT([.J213];&quot;Virtualización física&quot;)               ;ROUNDUP(VLOOKUP([.$F213];[$datos.$Q$2:.$R$33];2;0)*[.L213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209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214];[$datos.$Q$2:.$R$33];2;0)*[.G214]*[.H214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14];&quot;No virtualizado&quot;)      ;&quot;&quot;      ; IF(EXACT([.J214];&quot;Virtualización lógica&quot;)           ;[.I214]           ; IF(EXACT([.J214];&quot;Virtualización física&quot;)               ;ROUNDUP(VLOOKUP([.$F214];[$datos.$Q$2:.$R$33];2;0)*[.L214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210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215];[$datos.$Q$2:.$R$33];2;0)*[.G215]*[.H215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15];&quot;No virtualizado&quot;)      ;&quot;&quot;      ; IF(EXACT([.J215];&quot;Virtualización lógica&quot;)           ;[.I215]           ; IF(EXACT([.J215];&quot;Virtualización física&quot;)               ;ROUNDUP(VLOOKUP([.$F215];[$datos.$Q$2:.$R$33];2;0)*[.L215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211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216];[$datos.$Q$2:.$R$33];2;0)*[.G216]*[.H216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16];&quot;No virtualizado&quot;)      ;&quot;&quot;      ; IF(EXACT([.J216];&quot;Virtualización lógica&quot;)           ;[.I216]           ; IF(EXACT([.J216];&quot;Virtualización física&quot;)               ;ROUNDUP(VLOOKUP([.$F216];[$datos.$Q$2:.$R$33];2;0)*[.L216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212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217];[$datos.$Q$2:.$R$33];2;0)*[.G217]*[.H217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17];&quot;No virtualizado&quot;)      ;&quot;&quot;      ; IF(EXACT([.J217];&quot;Virtualización lógica&quot;)           ;[.I217]           ; IF(EXACT([.J217];&quot;Virtualización física&quot;)               ;ROUNDUP(VLOOKUP([.$F217];[$datos.$Q$2:.$R$33];2;0)*[.L217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213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218];[$datos.$Q$2:.$R$33];2;0)*[.G218]*[.H218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18];&quot;No virtualizado&quot;)      ;&quot;&quot;      ; IF(EXACT([.J218];&quot;Virtualización lógica&quot;)           ;[.I218]           ; IF(EXACT([.J218];&quot;Virtualización física&quot;)               ;ROUNDUP(VLOOKUP([.$F218];[$datos.$Q$2:.$R$33];2;0)*[.L218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6" table:number-rows-repeated="36">
          <table:table-cell table:number-columns-repeated="10"/>
          <table:table-cell table:content-validation-name="val3"/>
          <table:table-cell table:content-validation-name="val4"/>
          <table:table-cell table:style-name="ce21" table:content-validation-name="val5"/>
          <table:table-cell table:content-validation-name="val4" table:number-columns-repeated="6"/>
          <table:table-cell table:number-columns-repeated="985"/>
          <table:table-cell table:style-name="ce1" table:number-columns-repeated="4"/>
          <table:table-cell table:number-columns-repeated="16"/>
        </table:table-row>
        <table:table-row table:style-name="ro6" table:number-rows-repeated="1047763">
          <table:table-cell table:number-columns-repeated="1024"/>
        </table:table-row>
        <table:table-row table:style-name="ro7" table:number-rows-repeated="558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Servidores.O6:Servidores.O218 Servidores.R6:Servidores.R218">
            <calcext:condition calcext:apply-style-name="NO_ENCONTRADO" calcext:value="=&quot;-- NO ENCUENTRO MI OPCIÓN --&quot;" calcext:base-cell-address="'Oracle Database'.E6"/>
          </calcext:conditional-format>
          <calcext:conditional-format calcext:target-range-address="Servidores.W6:Servidores.W57">
            <calcext:condition calcext:apply-style-name="Correto" calcext:value="&gt;0" calcext:base-cell-address="Servidores.U6"/>
          </calcext:conditional-format>
        </calcext:conditional-formats>
      </table:table>
      <table:table table:name="Oracle Database" table:style-name="ta1" table:print="false">
        <office:forms form:automatic-focus="false" form:apply-design-mode="false"/>
        <table:table-column table:style-name="co1" table:default-cell-style-name="Default"/>
        <table:table-column table:style-name="co24" table:default-cell-style-name="ce7"/>
        <table:table-column table:style-name="co25" table:default-cell-style-name="ce7"/>
        <table:table-column table:style-name="co9" table:default-cell-style-name="ce7"/>
        <table:table-column table:style-name="co26" table:default-cell-style-name="ce7"/>
        <table:table-column table:style-name="co27" table:visibility="collapse" table:default-cell-style-name="ce7"/>
        <table:table-column table:style-name="co28" table:visibility="collapse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21"/>
        <table:table-column table:style-name="co32" table:default-cell-style-name="ce7"/>
        <table:table-column table:style-name="co33" table:visibility="collapse" table:default-cell-style-name="ce7"/>
        <table:table-column table:style-name="co34" table:default-cell-style-name="ce7"/>
        <table:table-column table:style-name="co35" table:default-cell-style-name="ce21"/>
        <table:table-column table:style-name="co36" table:default-cell-style-name="ce7"/>
        <table:table-column table:style-name="co37" table:default-cell-style-name="ce7"/>
        <table:table-column table:style-name="co38" table:default-cell-style-name="ce7"/>
        <table:table-column table:style-name="co39" table:default-cell-style-name="ce7"/>
        <table:table-column table:style-name="co40" table:default-cell-style-name="ce7"/>
        <table:table-column table:style-name="co41" table:default-cell-style-name="ce7"/>
        <table:table-column table:style-name="co42" table:default-cell-style-name="ce7"/>
        <table:table-column table:style-name="co43" table:default-cell-style-name="ce7"/>
        <table:table-column table:style-name="co44" table:default-cell-style-name="ce7"/>
        <table:table-column table:style-name="co45" table:default-cell-style-name="ce7"/>
        <table:table-column table:style-name="co18" table:default-cell-style-name="ce7"/>
        <table:table-column table:style-name="co46" table:default-cell-style-name="ce1"/>
        <table:table-column table:style-name="co6" table:default-cell-style-name="ce1"/>
        <table:table-column table:style-name="co11" table:default-cell-style-name="ce1"/>
        <table:table-column table:style-name="co8" table:default-cell-style-name="ce1"/>
        <table:table-column table:style-name="co21" table:default-cell-style-name="ce1"/>
        <table:table-column table:style-name="co22" table:default-cell-style-name="ce1"/>
        <table:table-column table:style-name="co11" table:default-cell-style-name="ce1"/>
        <table:table-column table:style-name="co8" table:default-cell-style-name="ce1"/>
        <table:table-column table:style-name="co21" table:default-cell-style-name="ce1"/>
        <table:table-column table:style-name="co23" table:number-columns-repeated="979" table:default-cell-style-name="ce35"/>
        <table:table-column table:style-name="co23" table:number-columns-repeated="8" table:default-cell-style-name="ce1"/>
        <table:table-column table:style-name="co23" table:number-columns-repeated="3" table:default-cell-style-name="Default"/>
        <table:table-row table:style-name="ro7">
          <table:table-cell/>
          <table:table-cell table:style-name="ce2"/>
          <table:table-cell table:style-name="ce17" table:number-columns-repeated="4"/>
          <table:table-cell table:style-name="ce21"/>
          <table:table-cell table:style-name="ce17"/>
          <table:table-cell table:style-name="ce30" table:number-columns-repeated="2"/>
          <table:table-cell table:style-name="ce17" table:number-columns-repeated="2"/>
          <table:table-cell table:style-name="ce30" table:number-columns-repeated="12"/>
          <table:table-cell table:style-name="ce17"/>
          <table:table-cell table:style-name="ce30" table:number-columns-repeated="967"/>
          <table:table-cell table:style-name="ce17" table:number-columns-repeated="24"/>
          <table:table-cell table:number-columns-repeated="8"/>
        </table:table-row>
        <table:table-row table:style-name="ro8">
          <table:table-cell/>
          <table:table-cell table:style-name="ce3" office:value-type="string" calcext:value-type="string" table:number-columns-spanned="7" table:number-rows-spanned="1">
            <text:p>Incluir aquí la relación de instancias de BD Oracle desplegadas y sus características</text:p>
          </table:table-cell>
          <table:covered-table-cell table:style-name="Default"/>
          <table:covered-table-cell table:style-name="ce3"/>
          <table:covered-table-cell table:number-columns-repeated="2" table:style-name="ce17"/>
          <table:covered-table-cell table:style-name="ce21"/>
          <table:covered-table-cell table:style-name="ce17"/>
          <table:table-cell table:style-name="ce30" table:number-columns-repeated="2"/>
          <table:table-cell table:style-name="ce3" table:number-columns-repeated="2"/>
          <table:table-cell table:style-name="ce30" table:number-columns-repeated="12"/>
          <table:table-cell table:style-name="ce17"/>
          <table:table-cell table:style-name="ce30" table:number-columns-repeated="967"/>
          <table:table-cell table:style-name="ce17" table:number-columns-repeated="24"/>
          <table:table-cell table:number-columns-repeated="8"/>
        </table:table-row>
        <table:table-row table:style-name="ro7">
          <table:table-cell/>
          <table:table-cell table:style-name="ce2"/>
          <table:table-cell table:style-name="ce17" table:number-columns-repeated="4"/>
          <table:table-cell table:style-name="ce21"/>
          <table:table-cell table:style-name="ce17"/>
          <table:table-cell table:style-name="ce30" table:number-columns-repeated="2"/>
          <table:table-cell table:style-name="ce17" table:number-columns-repeated="2"/>
          <table:table-cell table:style-name="ce30" table:number-columns-repeated="12"/>
          <table:table-cell table:style-name="ce17"/>
          <table:table-cell table:style-name="ce30" table:number-columns-repeated="967"/>
          <table:table-cell table:style-name="ce17" table:number-columns-repeated="24"/>
          <table:table-cell table:number-columns-repeated="8"/>
        </table:table-row>
        <table:table-row table:style-name="ro9">
          <table:table-cell/>
          <table:table-cell table:style-name="ce4" table:number-columns-spanned="7" table:number-rows-spanned="1"/>
          <table:covered-table-cell table:number-columns-repeated="2" table:style-name="ce17"/>
          <table:covered-table-cell table:style-name="ce23" office:value-type="string" calcext:value-type="string">
            <text:p>Producto y versión</text:p>
          </table:covered-table-cell>
          <table:covered-table-cell table:style-name="ce17"/>
          <table:covered-table-cell table:style-name="ce21"/>
          <table:covered-table-cell table:style-name="ce17"/>
          <table:table-cell table:style-name="ce40" office:value-type="string" calcext:value-type="string" table:number-columns-spanned="2" table:number-rows-spanned="1">
            <text:p>Infraestructura de Alta Disponibilidad</text:p>
          </table:table-cell>
          <table:covered-table-cell table:style-name="ce30"/>
          <table:table-cell table:style-name="ce17" table:number-columns-repeated="2"/>
          <table:table-cell table:style-name="ce44" table:number-columns-repeated="9"/>
          <table:table-cell table:style-name="ce40" office:value-type="string" calcext:value-type="string" table:number-columns-spanned="2" table:number-rows-spanned="1">
            <text:p>Servicio TI de Negocio</text:p>
          </table:table-cell>
          <table:covered-table-cell table:style-name="ce23"/>
          <table:table-cell table:style-name="ce44"/>
          <table:table-cell table:style-name="ce30" table:number-columns-repeated="968"/>
          <table:table-cell table:style-name="ce17" table:number-columns-repeated="24"/>
          <table:table-cell table:number-columns-repeated="8"/>
        </table:table-row>
        <table:table-row table:style-name="ro10">
          <table:table-cell/>
          <table:table-cell table:style-name="ce5" office:value-type="string" calcext:value-type="string">
            <text:p>ID (*)</text:p>
          </table:table-cell>
          <table:table-cell table:style-name="ce5" office:value-type="string" calcext:value-type="string">
            <text:p>Nombre Instancia <text:s/>/ SID (*)</text:p>
          </table:table-cell>
          <table:table-cell table:style-name="ce5" office:value-type="string" calcext:value-type="string">
            <office:annotation draw:style-name="gr3" draw:text-style-name="P1" svg:width="6.022cm" svg:height="2.009cm" svg:x="10.969cm" svg:y="2.148cm" draw:caption-point-x="-0.571cm" draw:caption-point-y="0.031cm">
              <dc:date>2015-03-03T00:00:00</dc:date>
              <text:p text:style-name="P1"><text:span text:style-name="T1">Insertar el identificador del servidor (columna A de la hoja Servidores) donde está desplegada la instancia</text:span></text:p>
            </office:annotation>
            <text:p>Servidor (*)</text:p>
          </table:table-cell>
          <table:table-cell table:style-name="ce5" office:value-type="string" calcext:value-type="string">
            <text:p>Producto y versión (*)</text:p>
          </table:table-cell>
          <table:table-cell table:style-name="ce23" office:value-type="string" calcext:value-type="string">
            <text:p>Versión Base</text:p>
          </table:table-cell>
          <table:table-cell table:style-name="ce23" office:value-type="string" calcext:value-type="string">
            <text:p>Versión Parche</text:p>
          </table:table-cell>
          <table:table-cell table:style-name="ce5" office:value-type="string" calcext:value-type="string">
            <text:p>Entorno (*)</text:p>
          </table:table-cell>
          <table:table-cell table:style-name="ce5" office:value-type="string" calcext:value-type="string">
            <text:p>Infraestructura de Alta Disponibilidad (*)</text:p>
          </table:table-cell>
          <table:table-cell table:style-name="ce23" office:value-type="string" calcext:value-type="string">
            <text:p>Tipo de nodo</text:p>
          </table:table-cell>
          <table:table-cell table:style-name="ce23" office:value-type="string" calcext:value-type="string">
            <office:annotation draw:style-name="gr4" draw:text-style-name="P1" svg:width="8.196cm" svg:height="3.365cm" svg:x="41.749cm" svg:y="0.798cm" draw:caption-point-x="-0.43cm" draw:caption-point-y="1.381cm">
              <dc:date>2015-07-29T00:00:00</dc:date>
              <text:p text:style-name="P1"><text:span text:style-name="T1">Para el caso de instancias de BD primarias que tengan otras instancias que actúen de respaldo (Ej: relación primaria-standby, dataguard, RAC, etc), incluir los nombres de instancias que dan respaldo a dicha primaria, separados por coma</text:span></text:p>
            </office:annotation>
            <text:p>Instancias BD relacionadas (respaldo)</text:p>
          </table:table-cell>
          <table:table-cell table:style-name="ce23" office:value-type="string" calcext:value-type="string">
            <text:p>Nombre de <text:s/>Cluster/Dominio</text:p>
          </table:table-cell>
          <table:table-cell table:style-name="ce23" office:value-type="string" calcext:value-type="string">
            <text:p>Método de respaldo</text:p>
          </table:table-cell>
          <table:table-cell table:style-name="ce5" office:value-type="string" calcext:value-type="string">
            <text:p>Activo/Pasivo (*)</text:p>
          </table:table-cell>
          <table:table-cell table:style-name="ce23" office:value-type="string" calcext:value-type="string">
            <text:p>Plan de Backup</text:p>
          </table:table-cell>
          <table:table-cell table:style-name="ce23" office:value-type="string" calcext:value-type="string">
            <text:p>Archivelog Mode</text:p>
          </table:table-cell>
          <table:table-cell table:style-name="ce23" office:value-type="string" calcext:value-type="string">
            <text:p>Consola de Administración</text:p>
          </table:table-cell>
          <table:table-cell table:style-name="ce5" office:value-type="string" calcext:value-type="string">
            <text:p>Partitioning (*)</text:p>
          </table:table-cell>
          <table:table-cell table:style-name="ce5" office:value-type="string" calcext:value-type="string">
            <text:p>Criticidad (*)</text:p>
          </table:table-cell>
          <table:table-cell table:style-name="ce5" office:value-type="string" calcext:value-type="string">
            <text:p>Disponibilidad (*)</text:p>
          </table:table-cell>
          <table:table-cell table:style-name="ce23" office:value-type="string" calcext:value-type="string">
            <text:p>Periodo de Alta Carga</text:p>
          </table:table-cell>
          <table:table-cell table:style-name="ce23" office:value-type="string" calcext:value-type="string">
            <text:p>Nombre Servicio TI de Negocio <text:s/>(Aplicación Soportada)</text:p>
          </table:table-cell>
          <table:table-cell table:style-name="ce23" office:value-type="string" calcext:value-type="string">
            <text:p>Descripcion Servicio TI de Negocio <text:s/></text:p>
          </table:table-cell>
          <table:table-cell table:style-name="ce23" office:value-type="string" calcext:value-type="string">
            <text:p>Observaciones de la instancia de BD</text:p>
          </table:table-cell>
          <table:table-cell table:style-name="ce31" office:value-type="string" calcext:value-type="string">
            <text:p>Observaciones / Comentarios del Organismo</text:p>
          </table:table-cell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</text:p>
          </table:table-cell>
          <table:table-cell table:style-name="ce36" office:value-type="string" calcext:value-type="string">
            <text:p>BDPACI</text:p>
          </table:table-cell>
          <table:table-cell table:style-name="ce37" table:content-validation-name="val11" office:value-type="string" calcext:value-type="string">
            <text:p>cl10vp01</text:p>
          </table:table-cell>
          <table:table-cell table:style-name="ce38" table:content-validation-name="val12" office:value-type="string" calcext:value-type="string">
            <text:p>Oracle Database Enterprise Edition 10.2.0.5</text:p>
          </table:table-cell>
          <table:table-cell table:style-name="ce39" table:content-validation-name="val4" table:formula="of:=VLOOKUP([.E6];[$datos.$D$2:.$F$75];2;0)" office:value-type="string" office:string-value="10.2" calcext:value-type="string">
            <text:p>10.2</text:p>
          </table:table-cell>
          <table:table-cell table:style-name="ce39" table:content-validation-name="val4" table:formula="of:=VLOOKUP([.E6];[$datos.$D$2:.$F$75];3;0)" office:value-type="string" office:string-value="0.5" calcext:value-type="string">
            <text:p>0.5</text:p>
          </table:table-cell>
          <table:table-cell table:style-name="ce36" table:content-validation-name="val3" office:value-type="string" calcext:value-type="string">
            <text:p>PRODUCCIÓN</text:p>
          </table:table-cell>
          <table:table-cell table:style-name="ce41" table:content-validation-name="val14" office:value-type="string" calcext:value-type="string">
            <text:p>Single Instance</text:p>
          </table:table-cell>
          <table:table-cell table:style-name="ce42" table:content-validation-name="val16" office:value-type="string" calcext:value-type="string">
            <text:p>Primario</text:p>
          </table:table-cell>
          <table:table-cell table:style-name="ce36" office:value-type="string" calcext:value-type="string">
            <text:p>STPAC</text:p>
          </table:table-cell>
          <table:table-cell table:style-name="ce36"/>
          <table:table-cell table:style-name="ce45" table:content-validation-name="val17" office:value-type="string" calcext:value-type="string">
            <text:p>Dataguard</text:p>
          </table:table-cell>
          <table:table-cell table:style-name="ce42" table:content-validation-name="val18" office:value-type="string" calcext:value-type="string">
            <text:p>Activo</text:p>
          </table:table-cell>
          <table:table-cell table:style-name="ce46" table:content-validation-name="val19" office:value-type="string" calcext:value-type="string">
            <text:p>RMAN</text:p>
          </table:table-cell>
          <table:table-cell table:style-name="ce47" table:content-validation-name="val20" office:value-type="string" calcext:value-type="string">
            <text:p>SI</text:p>
          </table:table-cell>
          <table:table-cell table:style-name="ce48" table:content-validation-name="val21" office:value-type="string" calcext:value-type="string">
            <text:p>Cloud Control 12c Release 4 (12.1.0.4)</text:p>
          </table:table-cell>
          <table:table-cell table:style-name="ce47" table:content-validation-name="val13" office:value-type="string" calcext:value-type="string">
            <text:p>NO</text:p>
          </table:table-cell>
          <table:table-cell table:style-name="ce36" table:content-validation-name="val22" office:value-type="string" calcext:value-type="string">
            <text:p>MUY ALTA</text:p>
          </table:table-cell>
          <table:table-cell table:style-name="ce36" table:content-validation-name="val15" office:value-type="string" calcext:value-type="string">
            <text:p>24x7</text:p>
          </table:table-cell>
          <table:table-cell table:style-name="ce36" office:value-type="string" calcext:value-type="string">
            <text:p>CAMPAÑA</text:p>
          </table:table-cell>
          <table:table-cell table:style-name="ce47" office:value-type="string" calcext:value-type="string">
            <text:p>PAC, GDPU, DGA,GAAGRO,IPOP,GRABAPAC,PANE</text:p>
          </table:table-cell>
          <table:table-cell table:style-name="ce49" office:value-type="string" calcext:value-type="string">
            <text:p>Politica agraria común</text:p>
          </table:table-cell>
          <table:table-cell table:style-name="ce8" office:value-type="string" calcext:value-type="string">
            <text:p>Réplica en Centro de Respaldo</text:p>
          </table:table-cell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</text:p>
          </table:table-cell>
          <table:table-cell table:style-name="ce36" office:value-type="string" calcext:value-type="string">
            <text:p>STPAC</text:p>
          </table:table-cell>
          <table:table-cell table:style-name="ce37" table:content-validation-name="val11" office:value-type="string" calcext:value-type="string">
            <text:p>clivmstpac</text:p>
          </table:table-cell>
          <table:table-cell table:style-name="ce38" table:content-validation-name="val12" office:value-type="string" calcext:value-type="string">
            <text:p>Oracle Database Enterprise Edition 10.2.0.5</text:p>
          </table:table-cell>
          <table:table-cell table:style-name="ce39" table:content-validation-name="val4" table:formula="of:=VLOOKUP([.E7];[$datos.$D$2:.$F$75];2;0)" office:value-type="string" office:string-value="10.2" calcext:value-type="string">
            <text:p>10.2</text:p>
          </table:table-cell>
          <table:table-cell table:style-name="ce39" table:content-validation-name="val4" table:formula="of:=VLOOKUP([.E7];[$datos.$D$2:.$F$75];3;0)" office:value-type="string" office:string-value="0.5" calcext:value-type="string">
            <text:p>0.5</text:p>
          </table:table-cell>
          <table:table-cell table:style-name="ce36" table:content-validation-name="val3" office:value-type="string" calcext:value-type="string">
            <text:p>ESTADÍSTICAS </text:p>
          </table:table-cell>
          <table:table-cell table:style-name="ce41" table:content-validation-name="val14" office:value-type="string" calcext:value-type="string">
            <text:p>Single Instance</text:p>
          </table:table-cell>
          <table:table-cell table:style-name="ce42" table:content-validation-name="val16" office:value-type="string" calcext:value-type="string">
            <text:p>Secundario/Standby</text:p>
          </table:table-cell>
          <table:table-cell table:style-name="ce36" table:number-columns-repeated="2"/>
          <table:table-cell table:style-name="ce45" table:content-validation-name="val17" office:value-type="string" calcext:value-type="string">
            <text:p>Sin Respaldo</text:p>
          </table:table-cell>
          <table:table-cell table:style-name="ce42" table:content-validation-name="val18" office:value-type="string" calcext:value-type="string">
            <text:p>Activo</text:p>
          </table:table-cell>
          <table:table-cell table:style-name="ce46" table:content-validation-name="val19" office:value-type="string" calcext:value-type="string">
            <text:p>RMAN</text:p>
          </table:table-cell>
          <table:table-cell table:style-name="ce47" table:content-validation-name="val20" office:value-type="string" calcext:value-type="string">
            <text:p>SI</text:p>
          </table:table-cell>
          <table:table-cell table:style-name="ce48" table:content-validation-name="val21" office:value-type="string" calcext:value-type="string">
            <text:p>Cloud Control 12c Release 4 (12.1.0.4)</text:p>
          </table:table-cell>
          <table:table-cell table:style-name="ce47" table:content-validation-name="val13" office:value-type="string" calcext:value-type="string">
            <text:p>NO</text:p>
          </table:table-cell>
          <table:table-cell table:style-name="ce36" table:content-validation-name="val22" office:value-type="string" calcext:value-type="string">
            <text:p>MEDIA</text:p>
          </table:table-cell>
          <table:table-cell table:style-name="ce36" table:content-validation-name="val15" office:value-type="string" calcext:value-type="string">
            <text:p>8x5</text:p>
          </table:table-cell>
          <table:table-cell table:style-name="ce36"/>
          <table:table-cell table:style-name="ce47" office:value-type="string" calcext:value-type="string">
            <text:p>PAC, GDPU</text:p>
          </table:table-cell>
          <table:table-cell table:style-name="ce49" office:value-type="string" calcext:value-type="string">
            <text:p>Politica agraria común</text:p>
          </table:table-cell>
          <table:table-cell table:style-name="ce8" office:value-type="string" calcext:value-type="string">
            <text:p>Standby de la instancia BDPACI para estadísticas</text:p>
          </table:table-cell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3</text:p>
          </table:table-cell>
          <table:table-cell table:style-name="ce36" office:value-type="string" calcext:value-type="string">
            <text:p>EXPLOI</text:p>
          </table:table-cell>
          <table:table-cell table:style-name="ce37" table:content-validation-name="val11" office:value-type="string" calcext:value-type="string">
            <text:p>cl10vp01</text:p>
          </table:table-cell>
          <table:table-cell table:style-name="ce38" table:content-validation-name="val12" office:value-type="string" calcext:value-type="string">
            <text:p>Oracle Database Enterprise Edition 10.2.0.5</text:p>
          </table:table-cell>
          <table:table-cell table:style-name="ce39" table:content-validation-name="val4" table:formula="of:=VLOOKUP([.E8];[$datos.$D$2:.$F$75];2;0)" office:value-type="string" office:string-value="10.2" calcext:value-type="string">
            <text:p>10.2</text:p>
          </table:table-cell>
          <table:table-cell table:style-name="ce39" table:content-validation-name="val4" table:formula="of:=VLOOKUP([.E8];[$datos.$D$2:.$F$75];3;0)" office:value-type="string" office:string-value="0.5" calcext:value-type="string">
            <text:p>0.5</text:p>
          </table:table-cell>
          <table:table-cell table:style-name="ce36" table:content-validation-name="val3" office:value-type="string" calcext:value-type="string">
            <text:p>PRODUCCIÓN</text:p>
          </table:table-cell>
          <table:table-cell table:style-name="ce41" table:content-validation-name="val14" office:value-type="string" calcext:value-type="string">
            <text:p>Single Instance</text:p>
          </table:table-cell>
          <table:table-cell table:style-name="ce42" table:content-validation-name="val16" office:value-type="string" calcext:value-type="string">
            <text:p>Primario</text:p>
          </table:table-cell>
          <table:table-cell table:style-name="ce36" table:number-columns-repeated="2"/>
          <table:table-cell table:style-name="ce45" table:content-validation-name="val17" office:value-type="string" calcext:value-type="string">
            <text:p>Dataguard</text:p>
          </table:table-cell>
          <table:table-cell table:style-name="ce42" table:content-validation-name="val18" office:value-type="string" calcext:value-type="string">
            <text:p>Activo</text:p>
          </table:table-cell>
          <table:table-cell table:style-name="ce46" table:content-validation-name="val19" office:value-type="string" calcext:value-type="string">
            <text:p>RMAN</text:p>
          </table:table-cell>
          <table:table-cell table:style-name="ce47" table:content-validation-name="val20" office:value-type="string" calcext:value-type="string">
            <text:p>SI</text:p>
          </table:table-cell>
          <table:table-cell table:style-name="ce48" table:content-validation-name="val21" office:value-type="string" calcext:value-type="string">
            <text:p>Cloud Control 12c Release 4 (12.1.0.4)</text:p>
          </table:table-cell>
          <table:table-cell table:style-name="ce47" table:content-validation-name="val13" office:value-type="string" calcext:value-type="string">
            <text:p>NO</text:p>
          </table:table-cell>
          <table:table-cell table:style-name="ce36" table:content-validation-name="val22" office:value-type="string" calcext:value-type="string">
            <text:p>MUY ALTA</text:p>
          </table:table-cell>
          <table:table-cell table:style-name="ce36" table:content-validation-name="val15" office:value-type="string" calcext:value-type="string">
            <text:p>24x7</text:p>
          </table:table-cell>
          <table:table-cell table:style-name="ce36" office:value-type="string" calcext:value-type="string">
            <text:p>CAMPAÑA</text:p>
          </table:table-cell>
          <table:table-cell table:style-name="ce47" office:value-type="string" calcext:value-type="string">
            <text:p>OLIVAR, MENUCAP, WAPA, GAIA</text:p>
          </table:table-cell>
          <table:table-cell table:style-name="ce49" office:value-type="string" calcext:value-type="string">
            <text:p>Gestion agraria,ganadera y de pesca de la junta</text:p>
          </table:table-cell>
          <table:table-cell table:style-name="ce8" office:value-type="string" calcext:value-type="string">
            <text:p>Réplica en Centro de Respaldo</text:p>
          </table:table-cell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4</text:p>
          </table:table-cell>
          <table:table-cell table:style-name="ce36" office:value-type="string" calcext:value-type="string">
            <text:p>EXPLO</text:p>
          </table:table-cell>
          <table:table-cell table:style-name="ce37" table:content-validation-name="val11" office:value-type="string" calcext:value-type="string">
            <text:p>cl10vp02</text:p>
          </table:table-cell>
          <table:table-cell table:style-name="ce38" table:content-validation-name="val12" office:value-type="string" calcext:value-type="string">
            <text:p>Oracle Database Enterprise Edition 10.2.0.5</text:p>
          </table:table-cell>
          <table:table-cell table:style-name="ce39" table:content-validation-name="val4" table:formula="of:=VLOOKUP([.E9];[$datos.$D$2:.$F$75];2;0)" office:value-type="string" office:string-value="10.2" calcext:value-type="string">
            <text:p>10.2</text:p>
          </table:table-cell>
          <table:table-cell table:style-name="ce39" table:content-validation-name="val4" table:formula="of:=VLOOKUP([.E9];[$datos.$D$2:.$F$75];3;0)" office:value-type="string" office:string-value="0.5" calcext:value-type="string">
            <text:p>0.5</text:p>
          </table:table-cell>
          <table:table-cell table:style-name="ce36" table:content-validation-name="val3" office:value-type="string" calcext:value-type="string">
            <text:p>PRODUCCIÓN</text:p>
          </table:table-cell>
          <table:table-cell table:style-name="ce41" table:content-validation-name="val14" office:value-type="string" calcext:value-type="string">
            <text:p>Single Instance</text:p>
          </table:table-cell>
          <table:table-cell table:style-name="ce42" table:content-validation-name="val16" office:value-type="string" calcext:value-type="string">
            <text:p>Primario</text:p>
          </table:table-cell>
          <table:table-cell table:style-name="ce36" table:number-columns-repeated="2"/>
          <table:table-cell table:style-name="ce45" table:content-validation-name="val17" office:value-type="string" calcext:value-type="string">
            <text:p>Dataguard</text:p>
          </table:table-cell>
          <table:table-cell table:style-name="ce42" table:content-validation-name="val18" office:value-type="string" calcext:value-type="string">
            <text:p>Activo</text:p>
          </table:table-cell>
          <table:table-cell table:style-name="ce46" table:content-validation-name="val19" office:value-type="string" calcext:value-type="string">
            <text:p>RMAN</text:p>
          </table:table-cell>
          <table:table-cell table:style-name="ce47" table:content-validation-name="val20" office:value-type="string" calcext:value-type="string">
            <text:p>SI</text:p>
          </table:table-cell>
          <table:table-cell table:style-name="ce48" table:content-validation-name="val21" office:value-type="string" calcext:value-type="string">
            <text:p>Cloud Control 12c Release 4 (12.1.0.4)</text:p>
          </table:table-cell>
          <table:table-cell table:style-name="ce47" table:content-validation-name="val13" office:value-type="string" calcext:value-type="string">
            <text:p>NO</text:p>
          </table:table-cell>
          <table:table-cell table:style-name="ce36" table:content-validation-name="val22" office:value-type="string" calcext:value-type="string">
            <text:p>MUY ALTA</text:p>
          </table:table-cell>
          <table:table-cell table:style-name="ce36" table:content-validation-name="val15" office:value-type="string" calcext:value-type="string">
            <text:p>24x7</text:p>
          </table:table-cell>
          <table:table-cell table:style-name="ce36" office:value-type="string" calcext:value-type="string">
            <text:p>CAMPAÑA</text:p>
          </table:table-cell>
          <table:table-cell table:style-name="ce47" office:value-type="string" calcext:value-type="string">
            <text:p>GANADERIA, CPS, PAIS,SGP</text:p>
          </table:table-cell>
          <table:table-cell table:style-name="ce47"/>
          <table:table-cell table:style-name="ce8" office:value-type="string" calcext:value-type="string">
            <text:p>Réplica en Centro de Respaldo</text:p>
          </table:table-cell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5</text:p>
          </table:table-cell>
          <table:table-cell table:style-name="ce36" office:value-type="string" calcext:value-type="string">
            <text:p>INFRA</text:p>
          </table:table-cell>
          <table:table-cell table:style-name="ce37" table:content-validation-name="val11" office:value-type="string" calcext:value-type="string">
            <text:p>cl10vp02</text:p>
          </table:table-cell>
          <table:table-cell table:style-name="ce38" table:content-validation-name="val12" office:value-type="string" calcext:value-type="string">
            <text:p>Oracle Database Enterprise Edition 10.2.0.5</text:p>
          </table:table-cell>
          <table:table-cell table:style-name="ce39" table:content-validation-name="val4" table:formula="of:=VLOOKUP([.E10];[$datos.$D$2:.$F$75];2;0)" office:value-type="string" office:string-value="10.2" calcext:value-type="string">
            <text:p>10.2</text:p>
          </table:table-cell>
          <table:table-cell table:style-name="ce39" table:content-validation-name="val4" table:formula="of:=VLOOKUP([.E10];[$datos.$D$2:.$F$75];3;0)" office:value-type="string" office:string-value="0.5" calcext:value-type="string">
            <text:p>0.5</text:p>
          </table:table-cell>
          <table:table-cell table:style-name="ce36" table:content-validation-name="val3" office:value-type="string" calcext:value-type="string">
            <text:p>PRODUCCIÓN</text:p>
          </table:table-cell>
          <table:table-cell table:style-name="ce41" table:content-validation-name="val14" office:value-type="string" calcext:value-type="string">
            <text:p>Single Instance</text:p>
          </table:table-cell>
          <table:table-cell table:style-name="ce42" table:content-validation-name="val16" office:value-type="string" calcext:value-type="string">
            <text:p>Primario</text:p>
          </table:table-cell>
          <table:table-cell table:style-name="ce36" table:number-columns-repeated="2"/>
          <table:table-cell table:style-name="ce45" table:content-validation-name="val17" office:value-type="string" calcext:value-type="string">
            <text:p>Dataguard</text:p>
          </table:table-cell>
          <table:table-cell table:style-name="ce42" table:content-validation-name="val18" office:value-type="string" calcext:value-type="string">
            <text:p>Activo</text:p>
          </table:table-cell>
          <table:table-cell table:style-name="ce46" table:content-validation-name="val19" office:value-type="string" calcext:value-type="string">
            <text:p>RMAN</text:p>
          </table:table-cell>
          <table:table-cell table:style-name="ce47" table:content-validation-name="val20" office:value-type="string" calcext:value-type="string">
            <text:p>SI</text:p>
          </table:table-cell>
          <table:table-cell table:style-name="ce48" table:content-validation-name="val21" office:value-type="string" calcext:value-type="string">
            <text:p>Cloud Control 12c Release 4 (12.1.0.4)</text:p>
          </table:table-cell>
          <table:table-cell table:style-name="ce47" table:content-validation-name="val13" office:value-type="string" calcext:value-type="string">
            <text:p>NO</text:p>
          </table:table-cell>
          <table:table-cell table:style-name="ce36" table:content-validation-name="val22" office:value-type="string" calcext:value-type="string">
            <text:p>MUY ALTA</text:p>
          </table:table-cell>
          <table:table-cell table:style-name="ce36" table:content-validation-name="val15" office:value-type="string" calcext:value-type="string">
            <text:p>8x5</text:p>
          </table:table-cell>
          <table:table-cell table:style-name="ce36"/>
          <table:table-cell table:style-name="ce47" office:value-type="string" calcext:value-type="string">
            <text:p>OAS (Repositorios)</text:p>
          </table:table-cell>
          <table:table-cell table:style-name="ce47" office:value-type="string" calcext:value-type="string">
            <text:p>InfraEstructura de OAS</text:p>
          </table:table-cell>
          <table:table-cell table:style-name="ce8" office:value-type="string" calcext:value-type="string">
            <text:p>Réplica en Centro de Respaldo</text:p>
          </table:table-cell>
          <table:table-cell table:style-name="ce32"/>
          <table:table-cell table:number-columns-repeated="999"/>
        </table:table-row>
        <table:table-row table:style-name="ro12">
          <table:table-cell/>
          <table:table-cell table:style-name="ce6" office:value-type="string" calcext:value-type="string">
            <text:p>BD_6</text:p>
          </table:table-cell>
          <table:table-cell table:style-name="ce36" office:value-type="string" calcext:value-type="string">
            <text:p>ESCI</text:p>
          </table:table-cell>
          <table:table-cell table:style-name="ce37" table:content-validation-name="val11" office:value-type="string" calcext:value-type="string">
            <text:p>cl10vp02</text:p>
          </table:table-cell>
          <table:table-cell table:style-name="ce38" table:content-validation-name="val12" office:value-type="string" calcext:value-type="string">
            <text:p>Oracle Database Enterprise Edition 10.2.0.5</text:p>
          </table:table-cell>
          <table:table-cell table:style-name="ce39" table:content-validation-name="val4" table:formula="of:=VLOOKUP([.E11];[$datos.$D$2:.$F$75];2;0)" office:value-type="string" office:string-value="10.2" calcext:value-type="string">
            <text:p>10.2</text:p>
          </table:table-cell>
          <table:table-cell table:style-name="ce39" table:content-validation-name="val4" table:formula="of:=VLOOKUP([.E11];[$datos.$D$2:.$F$75];3;0)" office:value-type="string" office:string-value="0.5" calcext:value-type="string">
            <text:p>0.5</text:p>
          </table:table-cell>
          <table:table-cell table:style-name="ce36" table:content-validation-name="val3" office:value-type="string" calcext:value-type="string">
            <text:p>PRODUCCIÓN</text:p>
          </table:table-cell>
          <table:table-cell table:style-name="ce41" table:content-validation-name="val14" office:value-type="string" calcext:value-type="string">
            <text:p>Single Instance</text:p>
          </table:table-cell>
          <table:table-cell table:style-name="ce42" table:content-validation-name="val16" office:value-type="string" calcext:value-type="string">
            <text:p>Primario</text:p>
          </table:table-cell>
          <table:table-cell table:style-name="ce36" table:number-columns-repeated="2"/>
          <table:table-cell table:style-name="ce45" table:content-validation-name="val17" office:value-type="string" calcext:value-type="string">
            <text:p>Dataguard</text:p>
          </table:table-cell>
          <table:table-cell table:style-name="ce42" table:content-validation-name="val18" office:value-type="string" calcext:value-type="string">
            <text:p>Activo</text:p>
          </table:table-cell>
          <table:table-cell table:style-name="ce46" table:content-validation-name="val19" office:value-type="string" calcext:value-type="string">
            <text:p>RMAN</text:p>
          </table:table-cell>
          <table:table-cell table:style-name="ce47" table:content-validation-name="val20" office:value-type="string" calcext:value-type="string">
            <text:p>SI</text:p>
          </table:table-cell>
          <table:table-cell table:style-name="ce48" table:content-validation-name="val21" office:value-type="string" calcext:value-type="string">
            <text:p>Cloud Control 12c Release 4 (12.1.0.4)</text:p>
          </table:table-cell>
          <table:table-cell table:style-name="ce47" table:content-validation-name="val13" office:value-type="string" calcext:value-type="string">
            <text:p>NO</text:p>
          </table:table-cell>
          <table:table-cell table:style-name="ce36" table:content-validation-name="val22" office:value-type="string" calcext:value-type="string">
            <text:p>MUY ALTA</text:p>
          </table:table-cell>
          <table:table-cell table:style-name="ce36" table:content-validation-name="val15" office:value-type="string" calcext:value-type="string">
            <text:p>24x7</text:p>
          </table:table-cell>
          <table:table-cell table:style-name="ce36" office:value-type="string" calcext:value-type="string">
            <text:p>CAMPAÑA</text:p>
          </table:table-cell>
          <table:table-cell table:style-name="ce47" office:value-type="string" calcext:value-type="string">
            <text:p>ECSI, SLFP, INPE,REPOSITORI (REPORT 6I)</text:p>
          </table:table-cell>
          <table:table-cell table:style-name="ce49" office:value-type="string" calcext:value-type="string">
            <text:p>Sistema de localización de la flota pesquera y Evaluación de controles del sistema integrado</text:p>
          </table:table-cell>
          <table:table-cell table:style-name="ce8" office:value-type="string" calcext:value-type="string">
            <text:p>Réplica en Centro de Respaldo</text:p>
          </table:table-cell>
          <table:table-cell table:style-name="ce32"/>
          <table:table-cell table:number-columns-repeated="999"/>
        </table:table-row>
        <table:table-row table:style-name="ro13">
          <table:table-cell/>
          <table:table-cell table:style-name="ce6" office:value-type="string" calcext:value-type="string">
            <text:p>BD_7</text:p>
          </table:table-cell>
          <table:table-cell table:style-name="ce36" office:value-type="string" calcext:value-type="string">
            <text:p>EXPLO10</text:p>
          </table:table-cell>
          <table:table-cell table:style-name="ce37" table:content-validation-name="val11" office:value-type="string" calcext:value-type="string">
            <text:p>cl10vp02</text:p>
          </table:table-cell>
          <table:table-cell table:style-name="ce38" table:content-validation-name="val12" office:value-type="string" calcext:value-type="string">
            <text:p>Oracle Database Enterprise Edition 10.2.0.5</text:p>
          </table:table-cell>
          <table:table-cell table:style-name="ce39" table:content-validation-name="val4" table:formula="of:=VLOOKUP([.E12];[$datos.$D$2:.$F$75];2;0)" office:value-type="string" office:string-value="10.2" calcext:value-type="string">
            <text:p>10.2</text:p>
          </table:table-cell>
          <table:table-cell table:style-name="ce39" table:content-validation-name="val4" table:formula="of:=VLOOKUP([.E12];[$datos.$D$2:.$F$75];3;0)" office:value-type="string" office:string-value="0.5" calcext:value-type="string">
            <text:p>0.5</text:p>
          </table:table-cell>
          <table:table-cell table:style-name="ce36" table:content-validation-name="val3" office:value-type="string" calcext:value-type="string">
            <text:p>PRODUCCIÓN</text:p>
          </table:table-cell>
          <table:table-cell table:style-name="ce41" table:content-validation-name="val14" office:value-type="string" calcext:value-type="string">
            <text:p>Single Instance</text:p>
          </table:table-cell>
          <table:table-cell table:style-name="ce42" table:content-validation-name="val16" office:value-type="string" calcext:value-type="string">
            <text:p>Primario</text:p>
          </table:table-cell>
          <table:table-cell table:style-name="ce36" table:number-columns-repeated="2"/>
          <table:table-cell table:style-name="ce45" table:content-validation-name="val17" office:value-type="string" calcext:value-type="string">
            <text:p>Dataguard</text:p>
          </table:table-cell>
          <table:table-cell table:style-name="ce42" table:content-validation-name="val18" office:value-type="string" calcext:value-type="string">
            <text:p>Activo</text:p>
          </table:table-cell>
          <table:table-cell table:style-name="ce46" table:content-validation-name="val19" office:value-type="string" calcext:value-type="string">
            <text:p>RMAN</text:p>
          </table:table-cell>
          <table:table-cell table:style-name="ce47" table:content-validation-name="val20" office:value-type="string" calcext:value-type="string">
            <text:p>SI</text:p>
          </table:table-cell>
          <table:table-cell table:style-name="ce48" table:content-validation-name="val21" office:value-type="string" calcext:value-type="string">
            <text:p>Cloud Control 12c Release 4 (12.1.0.4)</text:p>
          </table:table-cell>
          <table:table-cell table:style-name="ce47" table:content-validation-name="val13" office:value-type="string" calcext:value-type="string">
            <text:p>NO</text:p>
          </table:table-cell>
          <table:table-cell table:style-name="ce36" table:content-validation-name="val22" office:value-type="string" calcext:value-type="string">
            <text:p>MUY ALTA</text:p>
          </table:table-cell>
          <table:table-cell table:style-name="ce36" table:content-validation-name="val15" office:value-type="string" calcext:value-type="string">
            <text:p>24x7</text:p>
          </table:table-cell>
          <table:table-cell table:style-name="ce36" office:value-type="string" calcext:value-type="string">
            <text:p>CAMPAÑA</text:p>
          </table:table-cell>
          <table:table-cell table:style-name="ce47" office:value-type="string" calcext:value-type="string">
            <text:p>DIPA, AFORA, AGRO, ASIG, AVVA, COCO, FCA, FEDER, FIT,FORESTA,IDRA,IFOPA,LIPE, IPOP,LAYE, MOLU, OBSPRECIO, PATRIMONIO, PENTAHO,ROAE, RVITI,SAPA, SEG,USA Y ….</text:p>
          </table:table-cell>
          <table:table-cell table:style-name="ce49" office:value-type="string" calcext:value-type="string">
            <text:p>Gestion agraria,ganadera y de pesca de la junta</text:p>
          </table:table-cell>
          <table:table-cell table:style-name="ce8" office:value-type="string" calcext:value-type="string">
            <text:p>Réplica en Centro de Respaldo</text:p>
          </table:table-cell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8</text:p>
          </table:table-cell>
          <table:table-cell table:style-name="ce36" office:value-type="string" calcext:value-type="string">
            <text:p>PADME</text:p>
          </table:table-cell>
          <table:table-cell table:style-name="ce37" table:content-validation-name="val11" office:value-type="string" calcext:value-type="string">
            <text:p>cl10vp02</text:p>
          </table:table-cell>
          <table:table-cell table:style-name="ce38" table:content-validation-name="val12" office:value-type="string" calcext:value-type="string">
            <text:p>Oracle Database Enterprise Edition 10.2.0.5</text:p>
          </table:table-cell>
          <table:table-cell table:style-name="ce39" table:content-validation-name="val4" table:formula="of:=VLOOKUP([.E13];[$datos.$D$2:.$F$75];2;0)" office:value-type="string" office:string-value="10.2" calcext:value-type="string">
            <text:p>10.2</text:p>
          </table:table-cell>
          <table:table-cell table:style-name="ce39" table:content-validation-name="val4" table:formula="of:=VLOOKUP([.E13];[$datos.$D$2:.$F$75];3;0)" office:value-type="string" office:string-value="0.5" calcext:value-type="string">
            <text:p>0.5</text:p>
          </table:table-cell>
          <table:table-cell table:style-name="ce36" table:content-validation-name="val3" office:value-type="string" calcext:value-type="string">
            <text:p>PRODUCCIÓN</text:p>
          </table:table-cell>
          <table:table-cell table:style-name="ce41" table:content-validation-name="val14" office:value-type="string" calcext:value-type="string">
            <text:p>Single Instance</text:p>
          </table:table-cell>
          <table:table-cell table:style-name="ce42" table:content-validation-name="val16" office:value-type="string" calcext:value-type="string">
            <text:p>Primario</text:p>
          </table:table-cell>
          <table:table-cell table:style-name="ce36" table:number-columns-repeated="2"/>
          <table:table-cell table:style-name="ce45" table:content-validation-name="val17" office:value-type="string" calcext:value-type="string">
            <text:p>Dataguard</text:p>
          </table:table-cell>
          <table:table-cell table:style-name="ce42" table:content-validation-name="val18" office:value-type="string" calcext:value-type="string">
            <text:p>Activo</text:p>
          </table:table-cell>
          <table:table-cell table:style-name="ce46" table:content-validation-name="val19" office:value-type="string" calcext:value-type="string">
            <text:p>RMAN</text:p>
          </table:table-cell>
          <table:table-cell table:style-name="ce47" table:content-validation-name="val20" office:value-type="string" calcext:value-type="string">
            <text:p>SI</text:p>
          </table:table-cell>
          <table:table-cell table:style-name="ce48" table:content-validation-name="val21" office:value-type="string" calcext:value-type="string">
            <text:p>Cloud Control 12c Release 4 (12.1.0.4)</text:p>
          </table:table-cell>
          <table:table-cell table:style-name="ce47" table:content-validation-name="val13" office:value-type="string" calcext:value-type="string">
            <text:p>NO</text:p>
          </table:table-cell>
          <table:table-cell table:style-name="ce36" table:content-validation-name="val22" office:value-type="string" calcext:value-type="string">
            <text:p>MUY ALTA</text:p>
          </table:table-cell>
          <table:table-cell table:style-name="ce36" table:content-validation-name="val15" office:value-type="string" calcext:value-type="string">
            <text:p>24x7</text:p>
          </table:table-cell>
          <table:table-cell table:style-name="ce36" office:value-type="string" calcext:value-type="string">
            <text:p>CAMPAÑA</text:p>
          </table:table-cell>
          <table:table-cell table:style-name="ce47" office:value-type="string" calcext:value-type="string">
            <text:p><text:s/>AFIRMA,SOLICITA, ALFRESCO, AGATA, PORTAFIRMAS</text:p>
          </table:table-cell>
          <table:table-cell table:style-name="ce47" office:value-type="string" calcext:value-type="string">
            <text:p>Adminitración Electrónica</text:p>
          </table:table-cell>
          <table:table-cell table:style-name="ce8" office:value-type="string" calcext:value-type="string">
            <text:p>Réplica en Centro de Respaldo</text:p>
          </table:table-cell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9</text:p>
          </table:table-cell>
          <table:table-cell table:style-name="ce36" office:value-type="string" calcext:value-type="string">
            <text:p>WEB10</text:p>
          </table:table-cell>
          <table:table-cell table:style-name="ce37" table:content-validation-name="val11" office:value-type="string" calcext:value-type="string">
            <text:p>cl10vp02</text:p>
          </table:table-cell>
          <table:table-cell table:style-name="ce38" table:content-validation-name="val12" office:value-type="string" calcext:value-type="string">
            <text:p>Oracle Database Enterprise Edition 10.2.0.5</text:p>
          </table:table-cell>
          <table:table-cell table:style-name="ce39" table:content-validation-name="val4" table:formula="of:=VLOOKUP([.E14];[$datos.$D$2:.$F$75];2;0)" office:value-type="string" office:string-value="10.2" calcext:value-type="string">
            <text:p>10.2</text:p>
          </table:table-cell>
          <table:table-cell table:style-name="ce39" table:content-validation-name="val4" table:formula="of:=VLOOKUP([.E14];[$datos.$D$2:.$F$75];3;0)" office:value-type="string" office:string-value="0.5" calcext:value-type="string">
            <text:p>0.5</text:p>
          </table:table-cell>
          <table:table-cell table:style-name="ce36" table:content-validation-name="val3" office:value-type="string" calcext:value-type="string">
            <text:p>PRODUCCIÓN</text:p>
          </table:table-cell>
          <table:table-cell table:style-name="ce41" table:content-validation-name="val14" office:value-type="string" calcext:value-type="string">
            <text:p>Single Instance</text:p>
          </table:table-cell>
          <table:table-cell table:style-name="ce42" table:content-validation-name="val16" office:value-type="string" calcext:value-type="string">
            <text:p>Primario</text:p>
          </table:table-cell>
          <table:table-cell table:style-name="ce36" table:number-columns-repeated="2"/>
          <table:table-cell table:style-name="ce45" table:content-validation-name="val17" office:value-type="string" calcext:value-type="string">
            <text:p>Dataguard</text:p>
          </table:table-cell>
          <table:table-cell table:style-name="ce42" table:content-validation-name="val18" office:value-type="string" calcext:value-type="string">
            <text:p>Activo</text:p>
          </table:table-cell>
          <table:table-cell table:style-name="ce46" table:content-validation-name="val19" office:value-type="string" calcext:value-type="string">
            <text:p>RMAN</text:p>
          </table:table-cell>
          <table:table-cell table:style-name="ce47" table:content-validation-name="val20" office:value-type="string" calcext:value-type="string">
            <text:p>SI</text:p>
          </table:table-cell>
          <table:table-cell table:style-name="ce48" table:content-validation-name="val21" office:value-type="string" calcext:value-type="string">
            <text:p>Cloud Control 12c Release 4 (12.1.0.4)</text:p>
          </table:table-cell>
          <table:table-cell table:style-name="ce47" table:content-validation-name="val13" office:value-type="string" calcext:value-type="string">
            <text:p>NO</text:p>
          </table:table-cell>
          <table:table-cell table:style-name="ce36" table:content-validation-name="val22" office:value-type="string" calcext:value-type="string">
            <text:p>MUY ALTA</text:p>
          </table:table-cell>
          <table:table-cell table:style-name="ce36" table:content-validation-name="val15" office:value-type="string" calcext:value-type="string">
            <text:p>24x7</text:p>
          </table:table-cell>
          <table:table-cell table:style-name="ce36" office:value-type="string" calcext:value-type="string">
            <text:p>CAMPAÑA</text:p>
          </table:table-cell>
          <table:table-cell table:style-name="ce47" office:value-type="string" calcext:value-type="string">
            <text:p>INTRANET, PORTAL,COMUN, SOS</text:p>
          </table:table-cell>
          <table:table-cell table:style-name="ce49" office:value-type="string" calcext:value-type="string">
            <text:p>Portal de la Consejería</text:p>
          </table:table-cell>
          <table:table-cell table:style-name="ce8" office:value-type="string" calcext:value-type="string">
            <text:p>Réplica en Centro de Respaldo</text:p>
          </table:table-cell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0</text:p>
          </table:table-cell>
          <table:table-cell table:style-name="ce36" office:value-type="string" calcext:value-type="string">
            <text:p>CERTIF110</text:p>
          </table:table-cell>
          <table:table-cell table:style-name="ce37" table:content-validation-name="val11" office:value-type="string" calcext:value-type="string">
            <text:p>cl10vp03</text:p>
          </table:table-cell>
          <table:table-cell table:style-name="ce38" table:content-validation-name="val12" office:value-type="string" calcext:value-type="string">
            <text:p>Oracle Database Enterprise Edition 10.2.0.5</text:p>
          </table:table-cell>
          <table:table-cell table:style-name="ce39" table:content-validation-name="val4" table:formula="of:=VLOOKUP([.E15];[$datos.$D$2:.$F$75];2;0)" office:value-type="string" office:string-value="10.2" calcext:value-type="string">
            <text:p>10.2</text:p>
          </table:table-cell>
          <table:table-cell table:style-name="ce39" table:content-validation-name="val4" table:formula="of:=VLOOKUP([.E15];[$datos.$D$2:.$F$75];3;0)" office:value-type="string" office:string-value="0.5" calcext:value-type="string">
            <text:p>0.5</text:p>
          </table:table-cell>
          <table:table-cell table:style-name="ce36" table:content-validation-name="val3" office:value-type="string" calcext:value-type="string">
            <text:p>PREPRODUCCIÓN</text:p>
          </table:table-cell>
          <table:table-cell table:style-name="ce41" table:content-validation-name="val14" office:value-type="string" calcext:value-type="string">
            <text:p>Single Instance</text:p>
          </table:table-cell>
          <table:table-cell table:style-name="ce42" table:content-validation-name="val16" office:value-type="string" calcext:value-type="string">
            <text:p>Standalone</text:p>
          </table:table-cell>
          <table:table-cell table:style-name="ce36" table:number-columns-repeated="2"/>
          <table:table-cell table:style-name="ce45" table:content-validation-name="val17" office:value-type="string" calcext:value-type="string">
            <text:p>Sin Respaldo</text:p>
          </table:table-cell>
          <table:table-cell table:style-name="ce42" table:content-validation-name="val18" office:value-type="string" calcext:value-type="string">
            <text:p>Activo</text:p>
          </table:table-cell>
          <table:table-cell table:style-name="ce46" table:content-validation-name="val19" office:value-type="string" calcext:value-type="string">
            <text:p>RMAN</text:p>
          </table:table-cell>
          <table:table-cell table:style-name="ce47" table:content-validation-name="val20" office:value-type="string" calcext:value-type="string">
            <text:p>SI</text:p>
          </table:table-cell>
          <table:table-cell table:style-name="ce48" table:content-validation-name="val21" office:value-type="string" calcext:value-type="string">
            <text:p>Cloud Control 12c Release 4 (12.1.0.4)</text:p>
          </table:table-cell>
          <table:table-cell table:style-name="ce47" table:content-validation-name="val13" office:value-type="string" calcext:value-type="string">
            <text:p>NO</text:p>
          </table:table-cell>
          <table:table-cell table:style-name="ce36" table:content-validation-name="val22" office:value-type="string" calcext:value-type="string">
            <text:p>MEDIA</text:p>
          </table:table-cell>
          <table:table-cell table:style-name="ce36" table:content-validation-name="val15" office:value-type="string" calcext:value-type="string">
            <text:p>8x5</text:p>
          </table:table-cell>
          <table:table-cell table:style-name="ce36"/>
          <table:table-cell table:style-name="ce47" office:value-type="string" calcext:value-type="string">
            <text:p>Certificación Aplicaciones bd-10g</text:p>
          </table:table-cell>
          <table:table-cell table:style-name="ce47" office:value-type="string" calcext:value-type="string">
            <text:p>Certificación</text:p>
          </table:table-cell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1</text:p>
          </table:table-cell>
          <table:table-cell table:style-name="ce36" office:value-type="string" calcext:value-type="string">
            <text:p>BDINTE</text:p>
          </table:table-cell>
          <table:table-cell table:style-name="ce37" table:content-validation-name="val11" office:value-type="string" calcext:value-type="string">
            <text:p>cl10vp03</text:p>
          </table:table-cell>
          <table:table-cell table:style-name="ce38" table:content-validation-name="val12" office:value-type="string" calcext:value-type="string">
            <text:p>Oracle Database Enterprise Edition 10.2.0.5</text:p>
          </table:table-cell>
          <table:table-cell table:style-name="ce39" table:content-validation-name="val4" table:formula="of:=VLOOKUP([.E16];[$datos.$D$2:.$F$75];2;0)" office:value-type="string" office:string-value="10.2" calcext:value-type="string">
            <text:p>10.2</text:p>
          </table:table-cell>
          <table:table-cell table:style-name="ce39" table:content-validation-name="val4" table:formula="of:=VLOOKUP([.E16];[$datos.$D$2:.$F$75];3;0)" office:value-type="string" office:string-value="0.5" calcext:value-type="string">
            <text:p>0.5</text:p>
          </table:table-cell>
          <table:table-cell table:style-name="ce36" table:content-validation-name="val3" office:value-type="string" calcext:value-type="string">
            <text:p>PREPRODUCCIÓN</text:p>
          </table:table-cell>
          <table:table-cell table:style-name="ce41" table:content-validation-name="val14" office:value-type="string" calcext:value-type="string">
            <text:p>Single Instance</text:p>
          </table:table-cell>
          <table:table-cell table:style-name="ce42" table:content-validation-name="val16" office:value-type="string" calcext:value-type="string">
            <text:p>Standalone</text:p>
          </table:table-cell>
          <table:table-cell table:style-name="ce36" table:number-columns-repeated="2"/>
          <table:table-cell table:style-name="ce45" table:content-validation-name="val17" office:value-type="string" calcext:value-type="string">
            <text:p>Sin Respaldo</text:p>
          </table:table-cell>
          <table:table-cell table:style-name="ce42" table:content-validation-name="val18" office:value-type="string" calcext:value-type="string">
            <text:p>Activo</text:p>
          </table:table-cell>
          <table:table-cell table:style-name="ce46" table:content-validation-name="val19" office:value-type="string" calcext:value-type="string">
            <text:p>RMAN</text:p>
          </table:table-cell>
          <table:table-cell table:style-name="ce47" table:content-validation-name="val20" office:value-type="string" calcext:value-type="string">
            <text:p>SI</text:p>
          </table:table-cell>
          <table:table-cell table:style-name="ce48" table:content-validation-name="val21" office:value-type="string" calcext:value-type="string">
            <text:p>Cloud Control 12c Release 4 (12.1.0.4)</text:p>
          </table:table-cell>
          <table:table-cell table:style-name="ce47" table:content-validation-name="val13" office:value-type="string" calcext:value-type="string">
            <text:p>NO</text:p>
          </table:table-cell>
          <table:table-cell table:style-name="ce36" table:content-validation-name="val22" office:value-type="string" calcext:value-type="string">
            <text:p>MEDIA</text:p>
          </table:table-cell>
          <table:table-cell table:style-name="ce36" table:content-validation-name="val15" office:value-type="string" calcext:value-type="string">
            <text:p>8x5</text:p>
          </table:table-cell>
          <table:table-cell table:style-name="ce36"/>
          <table:table-cell table:style-name="ce47" office:value-type="string" calcext:value-type="string">
            <text:p>Integración Aplicaciones bd-10g</text:p>
          </table:table-cell>
          <table:table-cell table:style-name="ce47" office:value-type="string" calcext:value-type="string">
            <text:p>Integración</text:p>
          </table:table-cell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2</text:p>
          </table:table-cell>
          <table:table-cell table:style-name="ce36" office:value-type="string" calcext:value-type="string">
            <text:p>CERTIPAC</text:p>
          </table:table-cell>
          <table:table-cell table:style-name="ce37" table:content-validation-name="val11" office:value-type="string" calcext:value-type="string">
            <text:p>cl10vp03</text:p>
          </table:table-cell>
          <table:table-cell table:style-name="ce38" table:content-validation-name="val12" office:value-type="string" calcext:value-type="string">
            <text:p>Oracle Database Enterprise Edition 10.2.0.5</text:p>
          </table:table-cell>
          <table:table-cell table:style-name="ce39" table:content-validation-name="val4" table:formula="of:=VLOOKUP([.E17];[$datos.$D$2:.$F$75];2;0)" office:value-type="string" office:string-value="10.2" calcext:value-type="string">
            <text:p>10.2</text:p>
          </table:table-cell>
          <table:table-cell table:style-name="ce39" table:content-validation-name="val4" table:formula="of:=VLOOKUP([.E17];[$datos.$D$2:.$F$75];3;0)" office:value-type="string" office:string-value="0.5" calcext:value-type="string">
            <text:p>0.5</text:p>
          </table:table-cell>
          <table:table-cell table:style-name="ce36" table:content-validation-name="val3" office:value-type="string" calcext:value-type="string">
            <text:p>PREPRODUCCIÓN</text:p>
          </table:table-cell>
          <table:table-cell table:style-name="ce41" table:content-validation-name="val14" office:value-type="string" calcext:value-type="string">
            <text:p>Single Instance</text:p>
          </table:table-cell>
          <table:table-cell table:style-name="ce42" table:content-validation-name="val16" office:value-type="string" calcext:value-type="string">
            <text:p>Standalone</text:p>
          </table:table-cell>
          <table:table-cell table:style-name="ce36" table:number-columns-repeated="2"/>
          <table:table-cell table:style-name="ce45" table:content-validation-name="val17" office:value-type="string" calcext:value-type="string">
            <text:p>Sin Respaldo</text:p>
          </table:table-cell>
          <table:table-cell table:style-name="ce42" table:content-validation-name="val18" office:value-type="string" calcext:value-type="string">
            <text:p>Activo</text:p>
          </table:table-cell>
          <table:table-cell table:style-name="ce46" table:content-validation-name="val19" office:value-type="string" calcext:value-type="string">
            <text:p>RMAN</text:p>
          </table:table-cell>
          <table:table-cell table:style-name="ce47" table:content-validation-name="val20" office:value-type="string" calcext:value-type="string">
            <text:p>SI</text:p>
          </table:table-cell>
          <table:table-cell table:style-name="ce48" table:content-validation-name="val21" office:value-type="string" calcext:value-type="string">
            <text:p>Cloud Control 12c Release 4 (12.1.0.4)</text:p>
          </table:table-cell>
          <table:table-cell table:style-name="ce47" table:content-validation-name="val13" office:value-type="string" calcext:value-type="string">
            <text:p>NO</text:p>
          </table:table-cell>
          <table:table-cell table:style-name="ce36" table:content-validation-name="val22" office:value-type="string" calcext:value-type="string">
            <text:p>MEDIA</text:p>
          </table:table-cell>
          <table:table-cell table:style-name="ce36" table:content-validation-name="val15" office:value-type="string" calcext:value-type="string">
            <text:p>8x5</text:p>
          </table:table-cell>
          <table:table-cell table:style-name="ce36"/>
          <table:table-cell table:style-name="ce47" office:value-type="string" calcext:value-type="string">
            <text:p>Certificación PAC</text:p>
          </table:table-cell>
          <table:table-cell table:style-name="ce47" office:value-type="string" calcext:value-type="string">
            <text:p>Certificación</text:p>
          </table:table-cell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3</text:p>
          </table:table-cell>
          <table:table-cell table:style-name="ce36" office:value-type="string" calcext:value-type="string">
            <text:p>PACLIENT</text:p>
          </table:table-cell>
          <table:table-cell table:style-name="ce37" table:content-validation-name="val11" office:value-type="string" calcext:value-type="string">
            <text:p>cl10vp03</text:p>
          </table:table-cell>
          <table:table-cell table:style-name="ce38" table:content-validation-name="val12" office:value-type="string" calcext:value-type="string">
            <text:p>Oracle Database Enterprise Edition 10.2.0.5</text:p>
          </table:table-cell>
          <table:table-cell table:style-name="ce39" table:content-validation-name="val4" table:formula="of:=VLOOKUP([.E18];[$datos.$D$2:.$F$75];2;0)" office:value-type="string" office:string-value="10.2" calcext:value-type="string">
            <text:p>10.2</text:p>
          </table:table-cell>
          <table:table-cell table:style-name="ce39" table:content-validation-name="val4" table:formula="of:=VLOOKUP([.E18];[$datos.$D$2:.$F$75];3;0)" office:value-type="string" office:string-value="0.5" calcext:value-type="string">
            <text:p>0.5</text:p>
          </table:table-cell>
          <table:table-cell table:style-name="ce36" table:content-validation-name="val3" office:value-type="string" calcext:value-type="string">
            <text:p>ESTADÍSTICAS </text:p>
          </table:table-cell>
          <table:table-cell table:style-name="ce41" table:content-validation-name="val14" office:value-type="string" calcext:value-type="string">
            <text:p>Single Instance</text:p>
          </table:table-cell>
          <table:table-cell table:style-name="ce42" table:content-validation-name="val16" office:value-type="string" calcext:value-type="string">
            <text:p>Standalone</text:p>
          </table:table-cell>
          <table:table-cell table:style-name="ce36" table:number-columns-repeated="2"/>
          <table:table-cell table:style-name="ce45" table:content-validation-name="val17" office:value-type="string" calcext:value-type="string">
            <text:p>Sin Respaldo</text:p>
          </table:table-cell>
          <table:table-cell table:style-name="ce42" table:content-validation-name="val18" office:value-type="string" calcext:value-type="string">
            <text:p>Activo</text:p>
          </table:table-cell>
          <table:table-cell table:style-name="ce46" table:content-validation-name="val19" office:value-type="string" calcext:value-type="string">
            <text:p>RMAN</text:p>
          </table:table-cell>
          <table:table-cell table:style-name="ce47" table:content-validation-name="val20" office:value-type="string" calcext:value-type="string">
            <text:p>SI</text:p>
          </table:table-cell>
          <table:table-cell table:style-name="ce48" table:content-validation-name="val21" office:value-type="string" calcext:value-type="string">
            <text:p>Cloud Control 12c Release 4 (12.1.0.4)</text:p>
          </table:table-cell>
          <table:table-cell table:style-name="ce47" table:content-validation-name="val13" office:value-type="string" calcext:value-type="string">
            <text:p>NO</text:p>
          </table:table-cell>
          <table:table-cell table:style-name="ce36" table:content-validation-name="val22" office:value-type="string" calcext:value-type="string">
            <text:p>MEDIA</text:p>
          </table:table-cell>
          <table:table-cell table:style-name="ce36" table:content-validation-name="val15" office:value-type="string" calcext:value-type="string">
            <text:p>8x5</text:p>
          </table:table-cell>
          <table:table-cell table:style-name="ce36"/>
          <table:table-cell table:style-name="ce47" office:value-type="string" calcext:value-type="string">
            <text:p>PAC</text:p>
          </table:table-cell>
          <table:table-cell table:style-name="ce47" office:value-type="string" calcext:value-type="string">
            <text:p>Simulaciones Pagos Pac</text:p>
          </table:table-cell>
          <table:table-cell table:style-name="ce8"/>
          <table:table-cell table:style-name="ce32"/>
          <table:table-cell table:number-columns-repeated="999"/>
        </table:table-row>
        <table:table-row table:style-name="ro14">
          <table:table-cell/>
          <table:table-cell table:style-name="ce6" office:value-type="string" calcext:value-type="string">
            <text:p>BD_14</text:p>
          </table:table-cell>
          <table:table-cell table:style-name="ce36" office:value-type="string" calcext:value-type="string">
            <text:p>FAGA</text:p>
          </table:table-cell>
          <table:table-cell table:style-name="ce37" table:content-validation-name="val11" office:value-type="string" calcext:value-type="string">
            <text:p>cl11vp02</text:p>
          </table:table-cell>
          <table:table-cell table:style-name="ce38" table:content-validation-name="val12" office:value-type="string" calcext:value-type="string">
            <text:p>Oracle Database Enterprise Edition 11.2.0.4</text:p>
          </table:table-cell>
          <table:table-cell table:style-name="ce39" table:content-validation-name="val4" table:formula="of:=VLOOKUP([.E19];[$datos.$D$2:.$F$75];2;0)" office:value-type="string" office:string-value="11.2" calcext:value-type="string">
            <text:p>11.2</text:p>
          </table:table-cell>
          <table:table-cell table:style-name="ce39" table:content-validation-name="val4" table:formula="of:=VLOOKUP([.E19];[$datos.$D$2:.$F$75];3;0)" office:value-type="string" office:string-value="0.4" calcext:value-type="string">
            <text:p>0.4</text:p>
          </table:table-cell>
          <table:table-cell table:style-name="ce36" table:content-validation-name="val3" office:value-type="string" calcext:value-type="string">
            <text:p>PRODUCCIÓN</text:p>
          </table:table-cell>
          <table:table-cell table:style-name="ce41" table:content-validation-name="val14" office:value-type="string" calcext:value-type="string">
            <text:p>Single Instance</text:p>
          </table:table-cell>
          <table:table-cell table:style-name="ce42" table:content-validation-name="val16" office:value-type="string" calcext:value-type="string">
            <text:p>Primario</text:p>
          </table:table-cell>
          <table:table-cell table:style-name="ce36" table:number-columns-repeated="2"/>
          <table:table-cell table:style-name="ce45" table:content-validation-name="val17" office:value-type="string" calcext:value-type="string">
            <text:p>Dataguard</text:p>
          </table:table-cell>
          <table:table-cell table:style-name="ce42" table:content-validation-name="val18" office:value-type="string" calcext:value-type="string">
            <text:p>Activo</text:p>
          </table:table-cell>
          <table:table-cell table:style-name="ce46" table:content-validation-name="val19" office:value-type="string" calcext:value-type="string">
            <text:p>RMAN</text:p>
          </table:table-cell>
          <table:table-cell table:style-name="ce47" table:content-validation-name="val20" office:value-type="string" calcext:value-type="string">
            <text:p>SI</text:p>
          </table:table-cell>
          <table:table-cell table:style-name="ce48" table:content-validation-name="val21" office:value-type="string" calcext:value-type="string">
            <text:p>Cloud Control 12c Release 4 (12.1.0.4)</text:p>
          </table:table-cell>
          <table:table-cell table:style-name="ce47" table:content-validation-name="val13" office:value-type="string" calcext:value-type="string">
            <text:p>NO</text:p>
          </table:table-cell>
          <table:table-cell table:style-name="ce36" table:content-validation-name="val22" office:value-type="string" calcext:value-type="string">
            <text:p>MUY ALTA</text:p>
          </table:table-cell>
          <table:table-cell table:style-name="ce36" table:content-validation-name="val15" office:value-type="string" calcext:value-type="string">
            <text:p>24x7</text:p>
          </table:table-cell>
          <table:table-cell table:style-name="ce36" office:value-type="string" calcext:value-type="string">
            <text:p>CAMPAÑA</text:p>
          </table:table-cell>
          <table:table-cell table:style-name="ce47" office:value-type="string" calcext:value-type="string">
            <text:p>GEAP, FAGA</text:p>
          </table:table-cell>
          <table:table-cell table:style-name="ce49" office:value-type="string" calcext:value-type="string">
            <text:p>Fondo Andaluz de Gestión Agraria, Gestión de Expediente</text:p>
          </table:table-cell>
          <table:table-cell table:style-name="ce8" office:value-type="string" calcext:value-type="string">
            <text:p>Réplica en Centro de Respaldo</text:p>
          </table:table-cell>
          <table:table-cell table:style-name="ce32"/>
          <table:table-cell table:number-columns-repeated="999"/>
        </table:table-row>
        <table:table-row table:style-name="ro15">
          <table:table-cell/>
          <table:table-cell table:style-name="ce6" office:value-type="string" calcext:value-type="string">
            <text:p>BD_15</text:p>
          </table:table-cell>
          <table:table-cell table:style-name="ce36" office:value-type="string" calcext:value-type="string">
            <text:p>EXPLOPAC</text:p>
          </table:table-cell>
          <table:table-cell table:style-name="ce37" table:content-validation-name="val11" office:value-type="string" calcext:value-type="string">
            <text:p>cl11vp02</text:p>
          </table:table-cell>
          <table:table-cell table:style-name="ce38" table:content-validation-name="val12" office:value-type="string" calcext:value-type="string">
            <text:p>Oracle Database Enterprise Edition 11.2.0.4</text:p>
          </table:table-cell>
          <table:table-cell table:style-name="ce39" table:content-validation-name="val4" table:formula="of:=VLOOKUP([.E20];[$datos.$D$2:.$F$75];2;0)" office:value-type="string" office:string-value="11.2" calcext:value-type="string">
            <text:p>11.2</text:p>
          </table:table-cell>
          <table:table-cell table:style-name="ce39" table:content-validation-name="val4" table:formula="of:=VLOOKUP([.E20];[$datos.$D$2:.$F$75];3;0)" office:value-type="string" office:string-value="0.4" calcext:value-type="string">
            <text:p>0.4</text:p>
          </table:table-cell>
          <table:table-cell table:style-name="ce36" table:content-validation-name="val3" office:value-type="string" calcext:value-type="string">
            <text:p>PRODUCCIÓN</text:p>
          </table:table-cell>
          <table:table-cell table:style-name="ce41" table:content-validation-name="val14" office:value-type="string" calcext:value-type="string">
            <text:p>Single Instance</text:p>
          </table:table-cell>
          <table:table-cell table:style-name="ce42" table:content-validation-name="val16" office:value-type="string" calcext:value-type="string">
            <text:p>Primario</text:p>
          </table:table-cell>
          <table:table-cell table:style-name="ce43" office:value-type="string" calcext:value-type="string">
            <text:p>STEXPLOPAC</text:p>
          </table:table-cell>
          <table:table-cell table:style-name="ce36"/>
          <table:table-cell table:style-name="ce45" table:content-validation-name="val17" office:value-type="string" calcext:value-type="string">
            <text:p>Dataguard</text:p>
          </table:table-cell>
          <table:table-cell table:style-name="ce42" table:content-validation-name="val18" office:value-type="string" calcext:value-type="string">
            <text:p>Activo</text:p>
          </table:table-cell>
          <table:table-cell table:style-name="ce46" table:content-validation-name="val19" office:value-type="string" calcext:value-type="string">
            <text:p>RMAN</text:p>
          </table:table-cell>
          <table:table-cell table:style-name="ce47" table:content-validation-name="val20" office:value-type="string" calcext:value-type="string">
            <text:p>SI</text:p>
          </table:table-cell>
          <table:table-cell table:style-name="ce48" table:content-validation-name="val21" office:value-type="string" calcext:value-type="string">
            <text:p>Cloud Control 12c Release 4 (12.1.0.4)</text:p>
          </table:table-cell>
          <table:table-cell table:style-name="ce47" table:content-validation-name="val13" office:value-type="string" calcext:value-type="string">
            <text:p>NO</text:p>
          </table:table-cell>
          <table:table-cell table:style-name="ce36" table:content-validation-name="val22" office:value-type="string" calcext:value-type="string">
            <text:p>MUY ALTA</text:p>
          </table:table-cell>
          <table:table-cell table:style-name="ce36" table:content-validation-name="val15" office:value-type="string" calcext:value-type="string">
            <text:p>24x7</text:p>
          </table:table-cell>
          <table:table-cell table:style-name="ce36" office:value-type="string" calcext:value-type="string">
            <text:p>CAMPAÑA</text:p>
          </table:table-cell>
          <table:table-cell table:style-name="ce47" office:value-type="string" calcext:value-type="string">
            <text:p>PSU, PACFEGA</text:p>
          </table:table-cell>
          <table:table-cell table:style-name="ce49" office:value-type="string" calcext:value-type="string">
            <text:p>Politica agraria común</text:p>
          </table:table-cell>
          <table:table-cell table:style-name="ce8" office:value-type="string" calcext:value-type="string">
            <text:p>Réplica en Centro de Respaldo</text:p>
          </table:table-cell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6</text:p>
          </table:table-cell>
          <table:table-cell table:style-name="ce36" office:value-type="string" calcext:value-type="string">
            <text:p>PADME11</text:p>
          </table:table-cell>
          <table:table-cell table:style-name="ce37" table:content-validation-name="val11" office:value-type="string" calcext:value-type="string">
            <text:p>cl11vp01</text:p>
          </table:table-cell>
          <table:table-cell table:style-name="ce38" table:content-validation-name="val12" office:value-type="string" calcext:value-type="string">
            <text:p>Oracle Database Enterprise Edition 11.2.0.4</text:p>
          </table:table-cell>
          <table:table-cell table:style-name="ce39" table:content-validation-name="val4" table:formula="of:=VLOOKUP([.E21];[$datos.$D$2:.$F$75];2;0)" office:value-type="string" office:string-value="11.2" calcext:value-type="string">
            <text:p>11.2</text:p>
          </table:table-cell>
          <table:table-cell table:style-name="ce39" table:content-validation-name="val4" table:formula="of:=VLOOKUP([.E21];[$datos.$D$2:.$F$75];3;0)" office:value-type="string" office:string-value="0.4" calcext:value-type="string">
            <text:p>0.4</text:p>
          </table:table-cell>
          <table:table-cell table:style-name="ce36" table:content-validation-name="val3" office:value-type="string" calcext:value-type="string">
            <text:p>PRODUCCIÓN</text:p>
          </table:table-cell>
          <table:table-cell table:style-name="ce41" table:content-validation-name="val14" office:value-type="string" calcext:value-type="string">
            <text:p>Single Instance</text:p>
          </table:table-cell>
          <table:table-cell table:style-name="ce42" table:content-validation-name="val16" office:value-type="string" calcext:value-type="string">
            <text:p>Primario</text:p>
          </table:table-cell>
          <table:table-cell table:style-name="ce36" table:number-columns-repeated="2"/>
          <table:table-cell table:style-name="ce45" table:content-validation-name="val17" office:value-type="string" calcext:value-type="string">
            <text:p>Dataguard</text:p>
          </table:table-cell>
          <table:table-cell table:style-name="ce42" table:content-validation-name="val18" office:value-type="string" calcext:value-type="string">
            <text:p>Activo</text:p>
          </table:table-cell>
          <table:table-cell table:style-name="ce46" table:content-validation-name="val19" office:value-type="string" calcext:value-type="string">
            <text:p>RMAN</text:p>
          </table:table-cell>
          <table:table-cell table:style-name="ce47" table:content-validation-name="val20" office:value-type="string" calcext:value-type="string">
            <text:p>SI</text:p>
          </table:table-cell>
          <table:table-cell table:style-name="ce48" table:content-validation-name="val21" office:value-type="string" calcext:value-type="string">
            <text:p>Cloud Control 12c Release 4 (12.1.0.4)</text:p>
          </table:table-cell>
          <table:table-cell table:style-name="ce47" table:content-validation-name="val13" office:value-type="string" calcext:value-type="string">
            <text:p>NO</text:p>
          </table:table-cell>
          <table:table-cell table:style-name="ce36" table:content-validation-name="val22" office:value-type="string" calcext:value-type="string">
            <text:p>MUY ALTA</text:p>
          </table:table-cell>
          <table:table-cell table:style-name="ce36" table:content-validation-name="val15" office:value-type="string" calcext:value-type="string">
            <text:p>24x7</text:p>
          </table:table-cell>
          <table:table-cell table:style-name="ce36" office:value-type="string" calcext:value-type="string">
            <text:p>CAMPAÑA</text:p>
          </table:table-cell>
          <table:table-cell table:style-name="ce47" office:value-type="string" calcext:value-type="string">
            <text:p>ECO</text:p>
          </table:table-cell>
          <table:table-cell table:style-name="ce47" office:value-type="string" calcext:value-type="string">
            <text:p>Adminitración Electrónica</text:p>
          </table:table-cell>
          <table:table-cell table:style-name="ce8" office:value-type="string" calcext:value-type="string">
            <text:p>Réplica en Centro de Respaldo</text:p>
          </table:table-cell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7</text:p>
          </table:table-cell>
          <table:table-cell table:style-name="ce36" office:value-type="string" calcext:value-type="string">
            <text:p>CATALOGO</text:p>
          </table:table-cell>
          <table:table-cell table:style-name="ce37" table:content-validation-name="val11" office:value-type="string" calcext:value-type="string">
            <text:p>cl11vp01</text:p>
          </table:table-cell>
          <table:table-cell table:style-name="ce38" table:content-validation-name="val12" office:value-type="string" calcext:value-type="string">
            <text:p>Oracle Database Enterprise Edition 11.2.0.4</text:p>
          </table:table-cell>
          <table:table-cell table:style-name="ce39" table:content-validation-name="val4" table:formula="of:=VLOOKUP([.E22];[$datos.$D$2:.$F$75];2;0)" office:value-type="string" office:string-value="11.2" calcext:value-type="string">
            <text:p>11.2</text:p>
          </table:table-cell>
          <table:table-cell table:style-name="ce39" table:content-validation-name="val4" table:formula="of:=VLOOKUP([.E22];[$datos.$D$2:.$F$75];3;0)" office:value-type="string" office:string-value="0.4" calcext:value-type="string">
            <text:p>0.4</text:p>
          </table:table-cell>
          <table:table-cell table:style-name="ce36" table:content-validation-name="val3" office:value-type="string" calcext:value-type="string">
            <text:p>PRODUCCIÓN</text:p>
          </table:table-cell>
          <table:table-cell table:style-name="ce41" table:content-validation-name="val14" office:value-type="string" calcext:value-type="string">
            <text:p>Single Instance</text:p>
          </table:table-cell>
          <table:table-cell table:style-name="ce42" table:content-validation-name="val16" office:value-type="string" calcext:value-type="string">
            <text:p>Primario</text:p>
          </table:table-cell>
          <table:table-cell table:style-name="ce36" table:number-columns-repeated="2"/>
          <table:table-cell table:style-name="ce45" table:content-validation-name="val17" office:value-type="string" calcext:value-type="string">
            <text:p>Dataguard</text:p>
          </table:table-cell>
          <table:table-cell table:style-name="ce42" table:content-validation-name="val18" office:value-type="string" calcext:value-type="string">
            <text:p>Activo</text:p>
          </table:table-cell>
          <table:table-cell table:style-name="ce46" table:content-validation-name="val19" office:value-type="string" calcext:value-type="string">
            <text:p>RMAN</text:p>
          </table:table-cell>
          <table:table-cell table:style-name="ce47" table:content-validation-name="val20" office:value-type="string" calcext:value-type="string">
            <text:p>SI</text:p>
          </table:table-cell>
          <table:table-cell table:style-name="ce48" table:content-validation-name="val21" office:value-type="string" calcext:value-type="string">
            <text:p>Cloud Control 12c Release 4 (12.1.0.4)</text:p>
          </table:table-cell>
          <table:table-cell table:style-name="ce47" table:content-validation-name="val13" office:value-type="string" calcext:value-type="string">
            <text:p>NO</text:p>
          </table:table-cell>
          <table:table-cell table:style-name="ce36" table:content-validation-name="val22" office:value-type="string" calcext:value-type="string">
            <text:p>MUY ALTA</text:p>
          </table:table-cell>
          <table:table-cell table:style-name="ce36" table:content-validation-name="val15" office:value-type="string" calcext:value-type="string">
            <text:p>24x7</text:p>
          </table:table-cell>
          <table:table-cell table:style-name="ce36" office:value-type="string" calcext:value-type="string">
            <text:p>CAMPAÑA</text:p>
          </table:table-cell>
          <table:table-cell table:style-name="ce47" office:value-type="string" calcext:value-type="string">
            <text:p>RMAN (CATALOGO)</text:p>
          </table:table-cell>
          <table:table-cell table:style-name="ce47" office:value-type="string" calcext:value-type="string">
            <text:p>Rman Catálogo</text:p>
          </table:table-cell>
          <table:table-cell table:style-name="ce8" office:value-type="string" calcext:value-type="string">
            <text:p>Réplica en Centro de Respaldo</text:p>
          </table:table-cell>
          <table:table-cell table:style-name="ce32"/>
          <table:table-cell table:number-columns-repeated="999"/>
        </table:table-row>
        <table:table-row table:style-name="ro16">
          <table:table-cell/>
          <table:table-cell table:style-name="ce6" office:value-type="string" calcext:value-type="string">
            <text:p>BD_18</text:p>
          </table:table-cell>
          <table:table-cell table:style-name="ce36" office:value-type="string" calcext:value-type="string">
            <text:p>EXPLO11</text:p>
          </table:table-cell>
          <table:table-cell table:style-name="ce37" table:content-validation-name="val11" office:value-type="string" calcext:value-type="string">
            <text:p>cl11vp01</text:p>
          </table:table-cell>
          <table:table-cell table:style-name="ce38" table:content-validation-name="val12" office:value-type="string" calcext:value-type="string">
            <text:p>Oracle Database Enterprise Edition 11.2.0.4</text:p>
          </table:table-cell>
          <table:table-cell table:style-name="ce39" table:content-validation-name="val4" table:formula="of:=VLOOKUP([.E23];[$datos.$D$2:.$F$75];2;0)" office:value-type="string" office:string-value="11.2" calcext:value-type="string">
            <text:p>11.2</text:p>
          </table:table-cell>
          <table:table-cell table:style-name="ce39" table:content-validation-name="val4" table:formula="of:=VLOOKUP([.E23];[$datos.$D$2:.$F$75];3;0)" office:value-type="string" office:string-value="0.4" calcext:value-type="string">
            <text:p>0.4</text:p>
          </table:table-cell>
          <table:table-cell table:style-name="ce36" table:content-validation-name="val3" office:value-type="string" calcext:value-type="string">
            <text:p>PRODUCCIÓN</text:p>
          </table:table-cell>
          <table:table-cell table:style-name="ce41" table:content-validation-name="val14" office:value-type="string" calcext:value-type="string">
            <text:p>Single Instance</text:p>
          </table:table-cell>
          <table:table-cell table:style-name="ce42" table:content-validation-name="val16" office:value-type="string" calcext:value-type="string">
            <text:p>Primario</text:p>
          </table:table-cell>
          <table:table-cell table:style-name="ce36" table:number-columns-repeated="2"/>
          <table:table-cell table:style-name="ce45" table:content-validation-name="val17" office:value-type="string" calcext:value-type="string">
            <text:p>Dataguard</text:p>
          </table:table-cell>
          <table:table-cell table:style-name="ce42" table:content-validation-name="val18" office:value-type="string" calcext:value-type="string">
            <text:p>Activo</text:p>
          </table:table-cell>
          <table:table-cell table:style-name="ce46" table:content-validation-name="val19" office:value-type="string" calcext:value-type="string">
            <text:p>RMAN</text:p>
          </table:table-cell>
          <table:table-cell table:style-name="ce47" table:content-validation-name="val20" office:value-type="string" calcext:value-type="string">
            <text:p>SI</text:p>
          </table:table-cell>
          <table:table-cell table:style-name="ce48" table:content-validation-name="val21" office:value-type="string" calcext:value-type="string">
            <text:p>Cloud Control 12c Release 4 (12.1.0.4)</text:p>
          </table:table-cell>
          <table:table-cell table:style-name="ce47" table:content-validation-name="val13" office:value-type="string" calcext:value-type="string">
            <text:p>NO</text:p>
          </table:table-cell>
          <table:table-cell table:style-name="ce36" table:content-validation-name="val22" office:value-type="string" calcext:value-type="string">
            <text:p>MUY ALTA</text:p>
          </table:table-cell>
          <table:table-cell table:style-name="ce36" table:content-validation-name="val15" office:value-type="string" calcext:value-type="string">
            <text:p>24x7</text:p>
          </table:table-cell>
          <table:table-cell table:style-name="ce36" office:value-type="string" calcext:value-type="string">
            <text:p>CAMPAÑA</text:p>
          </table:table-cell>
          <table:table-cell table:style-name="ce47" office:value-type="string" calcext:value-type="string">
            <text:p>CONTROL DE PRESENCIA, PORTAL AGAPA, QUEST, REDO, CMAP, PADA, MAYA, SCRT, SISV, CATA, CENSOF, ERA, CROF</text:p>
          </table:table-cell>
          <table:table-cell table:style-name="ce49" office:value-type="string" calcext:value-type="string">
            <text:p>Gestion agraria,ganadera y de pesca de la junta</text:p>
          </table:table-cell>
          <table:table-cell table:style-name="ce8" office:value-type="string" calcext:value-type="string">
            <text:p>Réplica en Centro de Respaldo</text:p>
          </table:table-cell>
          <table:table-cell table:style-name="ce32"/>
          <table:table-cell table:number-columns-repeated="999"/>
        </table:table-row>
        <table:table-row table:style-name="ro17">
          <table:table-cell/>
          <table:table-cell table:style-name="ce6" office:value-type="string" calcext:value-type="string">
            <text:p>BD_19</text:p>
          </table:table-cell>
          <table:table-cell table:style-name="ce36" office:value-type="string" calcext:value-type="string">
            <text:p>SIGJA</text:p>
          </table:table-cell>
          <table:table-cell table:style-name="ce37" table:content-validation-name="val11" office:value-type="string" calcext:value-type="string">
            <text:p>cl11vp01</text:p>
          </table:table-cell>
          <table:table-cell table:style-name="ce38" table:content-validation-name="val12" office:value-type="string" calcext:value-type="string">
            <text:p>Oracle Database Enterprise Edition 11.2.0.4</text:p>
          </table:table-cell>
          <table:table-cell table:style-name="ce39" table:content-validation-name="val4" table:formula="of:=VLOOKUP([.E24];[$datos.$D$2:.$F$75];2;0)" office:value-type="string" office:string-value="11.2" calcext:value-type="string">
            <text:p>11.2</text:p>
          </table:table-cell>
          <table:table-cell table:style-name="ce39" table:content-validation-name="val4" table:formula="of:=VLOOKUP([.E24];[$datos.$D$2:.$F$75];3;0)" office:value-type="string" office:string-value="0.4" calcext:value-type="string">
            <text:p>0.4</text:p>
          </table:table-cell>
          <table:table-cell table:style-name="ce36" table:content-validation-name="val3" office:value-type="string" calcext:value-type="string">
            <text:p>PRODUCCIÓN</text:p>
          </table:table-cell>
          <table:table-cell table:style-name="ce41" table:content-validation-name="val14" office:value-type="string" calcext:value-type="string">
            <text:p>Single Instance</text:p>
          </table:table-cell>
          <table:table-cell table:style-name="ce42" table:content-validation-name="val16" office:value-type="string" calcext:value-type="string">
            <text:p>Primario</text:p>
          </table:table-cell>
          <table:table-cell table:style-name="ce36" table:number-columns-repeated="2"/>
          <table:table-cell table:style-name="ce45" table:content-validation-name="val17" office:value-type="string" calcext:value-type="string">
            <text:p>Dataguard</text:p>
          </table:table-cell>
          <table:table-cell table:style-name="ce42" table:content-validation-name="val18" office:value-type="string" calcext:value-type="string">
            <text:p>Activo</text:p>
          </table:table-cell>
          <table:table-cell table:style-name="ce46" table:content-validation-name="val19" office:value-type="string" calcext:value-type="string">
            <text:p>RMAN</text:p>
          </table:table-cell>
          <table:table-cell table:style-name="ce47" table:content-validation-name="val20" office:value-type="string" calcext:value-type="string">
            <text:p>SI</text:p>
          </table:table-cell>
          <table:table-cell table:style-name="ce48" table:content-validation-name="val21" office:value-type="string" calcext:value-type="string">
            <text:p>Cloud Control 12c Release 4 (12.1.0.4)</text:p>
          </table:table-cell>
          <table:table-cell table:style-name="ce47" table:content-validation-name="val13" office:value-type="string" calcext:value-type="string">
            <text:p>NO</text:p>
          </table:table-cell>
          <table:table-cell table:style-name="ce36" table:content-validation-name="val22" office:value-type="string" calcext:value-type="string">
            <text:p>MUY ALTA</text:p>
          </table:table-cell>
          <table:table-cell table:style-name="ce36" table:content-validation-name="val15" office:value-type="string" calcext:value-type="string">
            <text:p>24x7</text:p>
          </table:table-cell>
          <table:table-cell table:style-name="ce36" office:value-type="string" calcext:value-type="string">
            <text:p>CAMPAÑA</text:p>
          </table:table-cell>
          <table:table-cell table:style-name="ce47" office:value-type="string" calcext:value-type="string">
            <text:p>SIGPAC, ALEGACIONES SIGPAC</text:p>
          </table:table-cell>
          <table:table-cell table:style-name="ce49" office:value-type="string" calcext:value-type="string">
            <text:p>Sistema de informacion geografica de parcelario agricola y Alegaciones</text:p>
          </table:table-cell>
          <table:table-cell table:style-name="ce8" office:value-type="string" calcext:value-type="string">
            <text:p>Réplica en Centro de Respaldo</text:p>
          </table:table-cell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0</text:p>
          </table:table-cell>
          <table:table-cell table:style-name="ce36" office:value-type="string" calcext:value-type="string">
            <text:p>CERTIF11</text:p>
          </table:table-cell>
          <table:table-cell table:style-name="ce37" table:content-validation-name="val11" office:value-type="string" calcext:value-type="string">
            <text:p>cl11vp03</text:p>
          </table:table-cell>
          <table:table-cell table:style-name="ce38" table:content-validation-name="val12" office:value-type="string" calcext:value-type="string">
            <text:p>Oracle Database Enterprise Edition 11.2.0.4</text:p>
          </table:table-cell>
          <table:table-cell table:style-name="ce39" table:content-validation-name="val4" table:formula="of:=VLOOKUP([.E25];[$datos.$D$2:.$F$75];2;0)" office:value-type="string" office:string-value="11.2" calcext:value-type="string">
            <text:p>11.2</text:p>
          </table:table-cell>
          <table:table-cell table:style-name="ce39" table:content-validation-name="val4" table:formula="of:=VLOOKUP([.E25];[$datos.$D$2:.$F$75];3;0)" office:value-type="string" office:string-value="0.4" calcext:value-type="string">
            <text:p>0.4</text:p>
          </table:table-cell>
          <table:table-cell table:style-name="ce36" table:content-validation-name="val3" office:value-type="string" calcext:value-type="string">
            <text:p>PREPRODUCCIÓN</text:p>
          </table:table-cell>
          <table:table-cell table:style-name="ce41" table:content-validation-name="val14" office:value-type="string" calcext:value-type="string">
            <text:p>Single Instance</text:p>
          </table:table-cell>
          <table:table-cell table:style-name="ce42" table:content-validation-name="val16" office:value-type="string" calcext:value-type="string">
            <text:p>Standalone</text:p>
          </table:table-cell>
          <table:table-cell table:style-name="ce36" table:number-columns-repeated="2"/>
          <table:table-cell table:style-name="ce45" table:content-validation-name="val17" office:value-type="string" calcext:value-type="string">
            <text:p>Sin Respaldo</text:p>
          </table:table-cell>
          <table:table-cell table:style-name="ce42" table:content-validation-name="val18" office:value-type="string" calcext:value-type="string">
            <text:p>Activo</text:p>
          </table:table-cell>
          <table:table-cell table:style-name="ce46" table:content-validation-name="val19" office:value-type="string" calcext:value-type="string">
            <text:p>RMAN</text:p>
          </table:table-cell>
          <table:table-cell table:style-name="ce47" table:content-validation-name="val20" office:value-type="string" calcext:value-type="string">
            <text:p>SI</text:p>
          </table:table-cell>
          <table:table-cell table:style-name="ce48" table:content-validation-name="val21" office:value-type="string" calcext:value-type="string">
            <text:p>Cloud Control 12c Release 4 (12.1.0.4)</text:p>
          </table:table-cell>
          <table:table-cell table:style-name="ce47" table:content-validation-name="val13" office:value-type="string" calcext:value-type="string">
            <text:p>NO</text:p>
          </table:table-cell>
          <table:table-cell table:style-name="ce36" table:content-validation-name="val22" office:value-type="string" calcext:value-type="string">
            <text:p>MEDIA</text:p>
          </table:table-cell>
          <table:table-cell table:style-name="ce36" table:content-validation-name="val15" office:value-type="string" calcext:value-type="string">
            <text:p>8x5</text:p>
          </table:table-cell>
          <table:table-cell table:style-name="ce36"/>
          <table:table-cell table:style-name="ce47" office:value-type="string" calcext:value-type="string">
            <text:p>Certificación Aplicaciones bd-11g</text:p>
          </table:table-cell>
          <table:table-cell table:style-name="ce47" office:value-type="string" calcext:value-type="string">
            <text:p>Certificación</text:p>
          </table:table-cell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1</text:p>
          </table:table-cell>
          <table:table-cell table:style-name="ce36" office:value-type="string" calcext:value-type="string">
            <text:p>CLOUD</text:p>
          </table:table-cell>
          <table:table-cell table:style-name="ce37" table:content-validation-name="val11" office:value-type="string" calcext:value-type="string">
            <text:p>cl11vp03</text:p>
          </table:table-cell>
          <table:table-cell table:style-name="ce38" table:content-validation-name="val12" office:value-type="string" calcext:value-type="string">
            <text:p>Oracle Database Enterprise Edition 11.2.0.4</text:p>
          </table:table-cell>
          <table:table-cell table:style-name="ce39" table:content-validation-name="val4" table:formula="of:=VLOOKUP([.E26];[$datos.$D$2:.$F$75];2;0)" office:value-type="string" office:string-value="11.2" calcext:value-type="string">
            <text:p>11.2</text:p>
          </table:table-cell>
          <table:table-cell table:style-name="ce39" table:content-validation-name="val4" table:formula="of:=VLOOKUP([.E26];[$datos.$D$2:.$F$75];3;0)" office:value-type="string" office:string-value="0.4" calcext:value-type="string">
            <text:p>0.4</text:p>
          </table:table-cell>
          <table:table-cell table:style-name="ce36" table:content-validation-name="val3" office:value-type="string" calcext:value-type="string">
            <text:p>PRODUCCIÓN</text:p>
          </table:table-cell>
          <table:table-cell table:style-name="ce41" table:content-validation-name="val14" office:value-type="string" calcext:value-type="string">
            <text:p>Single Instance</text:p>
          </table:table-cell>
          <table:table-cell table:style-name="ce42" table:content-validation-name="val16" office:value-type="string" calcext:value-type="string">
            <text:p>Primario</text:p>
          </table:table-cell>
          <table:table-cell table:style-name="ce36" table:number-columns-repeated="2"/>
          <table:table-cell table:style-name="ce45" table:content-validation-name="val17" office:value-type="string" calcext:value-type="string">
            <text:p>Dataguard</text:p>
          </table:table-cell>
          <table:table-cell table:style-name="ce42" table:content-validation-name="val18" office:value-type="string" calcext:value-type="string">
            <text:p>Activo</text:p>
          </table:table-cell>
          <table:table-cell table:style-name="ce46" table:content-validation-name="val19" office:value-type="string" calcext:value-type="string">
            <text:p>RMAN</text:p>
          </table:table-cell>
          <table:table-cell table:style-name="ce47" table:content-validation-name="val20" office:value-type="string" calcext:value-type="string">
            <text:p>SI</text:p>
          </table:table-cell>
          <table:table-cell table:style-name="ce48" table:content-validation-name="val21" office:value-type="string" calcext:value-type="string">
            <text:p>Cloud Control 12c Release 4 (12.1.0.4)</text:p>
          </table:table-cell>
          <table:table-cell table:style-name="ce47" table:content-validation-name="val13" office:value-type="string" calcext:value-type="string">
            <text:p>NO</text:p>
          </table:table-cell>
          <table:table-cell table:style-name="ce36" table:content-validation-name="val22" office:value-type="string" calcext:value-type="string">
            <text:p>MUY ALTA</text:p>
          </table:table-cell>
          <table:table-cell table:style-name="ce36" table:content-validation-name="val15" office:value-type="string" calcext:value-type="string">
            <text:p>8x5</text:p>
          </table:table-cell>
          <table:table-cell table:style-name="ce36"/>
          <table:table-cell table:style-name="ce47" office:value-type="string" calcext:value-type="string">
            <text:p>Gestor, Administrador, Monitorizador de BBDD</text:p>
          </table:table-cell>
          <table:table-cell table:style-name="ce47" office:value-type="string" calcext:value-type="string">
            <text:p>Gestor, Administrador, Monitorizador de BBDD</text:p>
          </table:table-cell>
          <table:table-cell table:style-name="ce8" office:value-type="string" calcext:value-type="string">
            <text:p>Réplica en Centro de Respaldo</text:p>
          </table:table-cell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2</text:p>
          </table:table-cell>
          <table:table-cell table:style-name="ce36" office:value-type="string" calcext:value-type="string">
            <text:p>BDINTE11</text:p>
          </table:table-cell>
          <table:table-cell table:style-name="ce37" table:content-validation-name="val11" office:value-type="string" calcext:value-type="string">
            <text:p>cl11vp02</text:p>
          </table:table-cell>
          <table:table-cell table:style-name="ce38" table:content-validation-name="val12" office:value-type="string" calcext:value-type="string">
            <text:p>Oracle Database Enterprise Edition 11.2.0.4</text:p>
          </table:table-cell>
          <table:table-cell table:style-name="ce39" table:content-validation-name="val4" table:formula="of:=VLOOKUP([.E27];[$datos.$D$2:.$F$75];2;0)" office:value-type="string" office:string-value="11.2" calcext:value-type="string">
            <text:p>11.2</text:p>
          </table:table-cell>
          <table:table-cell table:style-name="ce39" table:content-validation-name="val4" table:formula="of:=VLOOKUP([.E27];[$datos.$D$2:.$F$75];3;0)" office:value-type="string" office:string-value="0.4" calcext:value-type="string">
            <text:p>0.4</text:p>
          </table:table-cell>
          <table:table-cell table:style-name="ce36" table:content-validation-name="val3" office:value-type="string" calcext:value-type="string">
            <text:p>PREPRODUCCIÓN</text:p>
          </table:table-cell>
          <table:table-cell table:style-name="ce41" table:content-validation-name="val14" office:value-type="string" calcext:value-type="string">
            <text:p>Single Instance</text:p>
          </table:table-cell>
          <table:table-cell table:style-name="ce42" table:content-validation-name="val16" office:value-type="string" calcext:value-type="string">
            <text:p>Standalone</text:p>
          </table:table-cell>
          <table:table-cell table:style-name="ce36" table:number-columns-repeated="2"/>
          <table:table-cell table:style-name="ce45" table:content-validation-name="val17" office:value-type="string" calcext:value-type="string">
            <text:p>Sin Respaldo</text:p>
          </table:table-cell>
          <table:table-cell table:style-name="ce42" table:content-validation-name="val18" office:value-type="string" calcext:value-type="string">
            <text:p>Activo</text:p>
          </table:table-cell>
          <table:table-cell table:style-name="ce46" table:content-validation-name="val19" office:value-type="string" calcext:value-type="string">
            <text:p>RMAN</text:p>
          </table:table-cell>
          <table:table-cell table:style-name="ce47" table:content-validation-name="val20" office:value-type="string" calcext:value-type="string">
            <text:p>SI</text:p>
          </table:table-cell>
          <table:table-cell table:style-name="ce48" table:content-validation-name="val21" office:value-type="string" calcext:value-type="string">
            <text:p>Cloud Control 12c Release 4 (12.1.0.4)</text:p>
          </table:table-cell>
          <table:table-cell table:style-name="ce47" table:content-validation-name="val13" office:value-type="string" calcext:value-type="string">
            <text:p>NO</text:p>
          </table:table-cell>
          <table:table-cell table:style-name="ce36" table:content-validation-name="val22" office:value-type="string" calcext:value-type="string">
            <text:p>MEDIA</text:p>
          </table:table-cell>
          <table:table-cell table:style-name="ce36" table:content-validation-name="val15" office:value-type="string" calcext:value-type="string">
            <text:p>8x5</text:p>
          </table:table-cell>
          <table:table-cell table:style-name="ce36"/>
          <table:table-cell table:style-name="ce47" office:value-type="string" calcext:value-type="string">
            <text:p>Integración Aplicaciones (11g) </text:p>
          </table:table-cell>
          <table:table-cell table:style-name="ce47" office:value-type="string" calcext:value-type="string">
            <text:p>Integración</text:p>
          </table:table-cell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3</text:p>
          </table:table-cell>
          <table:table-cell table:style-name="ce36" office:value-type="string" calcext:value-type="string">
            <text:p>CERPAC11</text:p>
          </table:table-cell>
          <table:table-cell table:style-name="ce37" table:content-validation-name="val11" office:value-type="string" calcext:value-type="string">
            <text:p>cl11vp02</text:p>
          </table:table-cell>
          <table:table-cell table:style-name="ce38" table:content-validation-name="val12" office:value-type="string" calcext:value-type="string">
            <text:p>Oracle Database Enterprise Edition 11.2.0.4</text:p>
          </table:table-cell>
          <table:table-cell table:style-name="ce39" table:content-validation-name="val4" table:formula="of:=VLOOKUP([.E28];[$datos.$D$2:.$F$75];2;0)" office:value-type="string" office:string-value="11.2" calcext:value-type="string">
            <text:p>11.2</text:p>
          </table:table-cell>
          <table:table-cell table:style-name="ce39" table:content-validation-name="val4" table:formula="of:=VLOOKUP([.E28];[$datos.$D$2:.$F$75];3;0)" office:value-type="string" office:string-value="0.4" calcext:value-type="string">
            <text:p>0.4</text:p>
          </table:table-cell>
          <table:table-cell table:style-name="ce36" table:content-validation-name="val3" office:value-type="string" calcext:value-type="string">
            <text:p>PREPRODUCCIÓN</text:p>
          </table:table-cell>
          <table:table-cell table:style-name="ce41" table:content-validation-name="val14" office:value-type="string" calcext:value-type="string">
            <text:p>Single Instance</text:p>
          </table:table-cell>
          <table:table-cell table:style-name="ce42" table:content-validation-name="val16" office:value-type="string" calcext:value-type="string">
            <text:p>Standalone</text:p>
          </table:table-cell>
          <table:table-cell table:style-name="ce36" table:number-columns-repeated="2"/>
          <table:table-cell table:style-name="ce45" table:content-validation-name="val17" office:value-type="string" calcext:value-type="string">
            <text:p>Sin Respaldo</text:p>
          </table:table-cell>
          <table:table-cell table:style-name="ce42" table:content-validation-name="val18" office:value-type="string" calcext:value-type="string">
            <text:p>Activo</text:p>
          </table:table-cell>
          <table:table-cell table:style-name="ce46" table:content-validation-name="val19" office:value-type="string" calcext:value-type="string">
            <text:p>RMAN</text:p>
          </table:table-cell>
          <table:table-cell table:style-name="ce47" table:content-validation-name="val20" office:value-type="string" calcext:value-type="string">
            <text:p>SI</text:p>
          </table:table-cell>
          <table:table-cell table:style-name="ce48" table:content-validation-name="val21" office:value-type="string" calcext:value-type="string">
            <text:p>Cloud Control 12c Release 4 (12.1.0.4)</text:p>
          </table:table-cell>
          <table:table-cell table:style-name="ce47" table:content-validation-name="val13" office:value-type="string" calcext:value-type="string">
            <text:p>NO</text:p>
          </table:table-cell>
          <table:table-cell table:style-name="ce36" table:content-validation-name="val22" office:value-type="string" calcext:value-type="string">
            <text:p>MEDIA</text:p>
          </table:table-cell>
          <table:table-cell table:style-name="ce36" table:content-validation-name="val15" office:value-type="string" calcext:value-type="string">
            <text:p>8x5</text:p>
          </table:table-cell>
          <table:table-cell table:style-name="ce36"/>
          <table:table-cell table:style-name="ce47" office:value-type="string" calcext:value-type="string">
            <text:p>PAC,PACFEGA</text:p>
          </table:table-cell>
          <table:table-cell table:style-name="ce47" office:value-type="string" calcext:value-type="string">
            <text:p>Certificación</text:p>
          </table:table-cell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4</text:p>
          </table:table-cell>
          <table:table-cell table:style-name="ce36" office:value-type="string" calcext:value-type="string">
            <text:p>GEN</text:p>
          </table:table-cell>
          <table:table-cell table:style-name="ce37" table:content-validation-name="val11" office:value-type="string" calcext:value-type="string">
            <text:p>gen.bd</text:p>
          </table:table-cell>
          <table:table-cell table:style-name="ce38" table:content-validation-name="val12" office:value-type="string" calcext:value-type="string">
            <text:p>Oracle Database Enterprise Edition 10.2.0.5</text:p>
          </table:table-cell>
          <table:table-cell table:style-name="ce39" table:content-validation-name="val4" table:formula="of:=VLOOKUP([.E29];[$datos.$D$2:.$F$75];2;0)" office:value-type="string" office:string-value="10.2" calcext:value-type="string">
            <text:p>10.2</text:p>
          </table:table-cell>
          <table:table-cell table:style-name="ce39" table:content-validation-name="val4" table:formula="of:=VLOOKUP([.E29];[$datos.$D$2:.$F$75];3;0)" office:value-type="string" office:string-value="0.5" calcext:value-type="string">
            <text:p>0.5</text:p>
          </table:table-cell>
          <table:table-cell table:style-name="ce36" table:content-validation-name="val3" office:value-type="string" calcext:value-type="string">
            <text:p>PRODUCCIÓN</text:p>
          </table:table-cell>
          <table:table-cell table:style-name="ce41" table:content-validation-name="val14" office:value-type="string" calcext:value-type="string">
            <text:p>Single Instance</text:p>
          </table:table-cell>
          <table:table-cell table:style-name="ce42" table:content-validation-name="val16" office:value-type="string" calcext:value-type="string">
            <text:p>Standalone</text:p>
          </table:table-cell>
          <table:table-cell table:style-name="ce36" table:number-columns-repeated="2"/>
          <table:table-cell table:style-name="ce45" table:content-validation-name="val17" office:value-type="string" calcext:value-type="string">
            <text:p>Sin Respaldo</text:p>
          </table:table-cell>
          <table:table-cell table:style-name="ce42" table:content-validation-name="val18" office:value-type="string" calcext:value-type="string">
            <text:p>Activo</text:p>
          </table:table-cell>
          <table:table-cell table:style-name="ce46" table:content-validation-name="val19" office:value-type="string" calcext:value-type="string">
            <text:p>RMAN</text:p>
          </table:table-cell>
          <table:table-cell table:style-name="ce47" table:content-validation-name="val20" office:value-type="string" calcext:value-type="string">
            <text:p>SI</text:p>
          </table:table-cell>
          <table:table-cell table:style-name="ce48" table:content-validation-name="val21" office:value-type="string" calcext:value-type="string">
            <text:p>NO INSTALADO</text:p>
          </table:table-cell>
          <table:table-cell table:style-name="ce47" table:content-validation-name="val13" office:value-type="string" calcext:value-type="string">
            <text:p>NO</text:p>
          </table:table-cell>
          <table:table-cell table:style-name="ce36" table:content-validation-name="val22" office:value-type="string" calcext:value-type="string">
            <text:p>MEDIA</text:p>
          </table:table-cell>
          <table:table-cell table:style-name="ce36" table:content-validation-name="val15" office:value-type="string" calcext:value-type="string">
            <text:p>8x5</text:p>
          </table:table-cell>
          <table:table-cell table:style-name="ce36"/>
          <table:table-cell table:style-name="ce47" office:value-type="string" calcext:value-type="string">
            <text:p>EXPEDIENTES NEGATIVOS</text:p>
          </table:table-cell>
          <table:table-cell table:style-name="ce47" office:value-type="string" calcext:value-type="string">
            <text:p>Gestión de Expedientes negativos de la PAC</text:p>
          </table:table-cell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5</text:p>
          </table:table-cell>
          <table:table-cell table:style-name="ce36" office:value-type="string" calcext:value-type="string">
            <text:p>PACRETRO</text:p>
          </table:table-cell>
          <table:table-cell table:style-name="ce37" table:content-validation-name="val11" office:value-type="string" calcext:value-type="string">
            <text:p>gen.bd</text:p>
          </table:table-cell>
          <table:table-cell table:style-name="ce38" table:content-validation-name="val12" office:value-type="string" calcext:value-type="string">
            <text:p>Oracle Database Enterprise Edition 10.2.0.5</text:p>
          </table:table-cell>
          <table:table-cell table:style-name="ce39" table:content-validation-name="val4" table:formula="of:=VLOOKUP([.E30];[$datos.$D$2:.$F$75];2;0)" office:value-type="string" office:string-value="10.2" calcext:value-type="string">
            <text:p>10.2</text:p>
          </table:table-cell>
          <table:table-cell table:style-name="ce39" table:content-validation-name="val4" table:formula="of:=VLOOKUP([.E30];[$datos.$D$2:.$F$75];3;0)" office:value-type="string" office:string-value="0.5" calcext:value-type="string">
            <text:p>0.5</text:p>
          </table:table-cell>
          <table:table-cell table:style-name="ce36" table:content-validation-name="val3" office:value-type="string" calcext:value-type="string">
            <text:p>TESTING / PRUEBAS / INTEGRACIÓN</text:p>
          </table:table-cell>
          <table:table-cell table:style-name="ce41" table:content-validation-name="val14" office:value-type="string" calcext:value-type="string">
            <text:p>Single Instance</text:p>
          </table:table-cell>
          <table:table-cell table:style-name="ce42" table:content-validation-name="val16" office:value-type="string" calcext:value-type="string">
            <text:p>Standalone</text:p>
          </table:table-cell>
          <table:table-cell table:style-name="ce36" table:number-columns-repeated="2"/>
          <table:table-cell table:style-name="ce45" table:content-validation-name="val17" office:value-type="string" calcext:value-type="string">
            <text:p>Sin Respaldo</text:p>
          </table:table-cell>
          <table:table-cell table:style-name="ce42" table:content-validation-name="val18" office:value-type="string" calcext:value-type="string">
            <text:p>Activo</text:p>
          </table:table-cell>
          <table:table-cell table:style-name="ce46" table:content-validation-name="val19" office:value-type="string" calcext:value-type="string">
            <text:p>RMAN</text:p>
          </table:table-cell>
          <table:table-cell table:style-name="ce47" table:content-validation-name="val20" office:value-type="string" calcext:value-type="string">
            <text:p>SI</text:p>
          </table:table-cell>
          <table:table-cell table:style-name="ce48" table:content-validation-name="val21" office:value-type="string" calcext:value-type="string">
            <text:p>NO INSTALADO</text:p>
          </table:table-cell>
          <table:table-cell table:style-name="ce47" table:content-validation-name="val13" office:value-type="string" calcext:value-type="string">
            <text:p>NO</text:p>
          </table:table-cell>
          <table:table-cell table:style-name="ce36" table:content-validation-name="val22" office:value-type="string" calcext:value-type="string">
            <text:p>MEDIA</text:p>
          </table:table-cell>
          <table:table-cell table:style-name="ce36" table:content-validation-name="val15" office:value-type="string" calcext:value-type="string">
            <text:p>8x5</text:p>
          </table:table-cell>
          <table:table-cell table:style-name="ce36"/>
          <table:table-cell table:style-name="ce47" office:value-type="string" calcext:value-type="string">
            <text:p>SIMULACION PAGOS PAC</text:p>
          </table:table-cell>
          <table:table-cell table:style-name="ce47" office:value-type="string" calcext:value-type="string">
            <text:p>Simulaciones Pagos Pac</text:p>
          </table:table-cell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6</text:p>
          </table:table-cell>
          <table:table-cell table:style-name="ce36" office:value-type="string" calcext:value-type="string">
            <text:p>STEXPLOPAC</text:p>
          </table:table-cell>
          <table:table-cell table:style-name="ce37" table:content-validation-name="val11" office:value-type="string" calcext:value-type="string">
            <text:p>clivmstexplopac</text:p>
          </table:table-cell>
          <table:table-cell table:style-name="ce38" table:content-validation-name="val12" office:value-type="string" calcext:value-type="string">
            <text:p>Oracle Database Enterprise Edition 11.2.0.4</text:p>
          </table:table-cell>
          <table:table-cell table:style-name="ce39" table:content-validation-name="val4" table:formula="of:=VLOOKUP([.E31];[$datos.$D$2:.$F$75];2;0)" office:value-type="string" office:string-value="11.2" calcext:value-type="string">
            <text:p>11.2</text:p>
          </table:table-cell>
          <table:table-cell table:style-name="ce39" table:content-validation-name="val4" table:formula="of:=VLOOKUP([.E31];[$datos.$D$2:.$F$75];3;0)" office:value-type="string" office:string-value="0.4" calcext:value-type="string">
            <text:p>0.4</text:p>
          </table:table-cell>
          <table:table-cell table:style-name="ce36" table:content-validation-name="val3" office:value-type="string" calcext:value-type="string">
            <text:p>ESTADÍSTICAS </text:p>
          </table:table-cell>
          <table:table-cell table:style-name="ce41" table:content-validation-name="val14" office:value-type="string" calcext:value-type="string">
            <text:p>Single Instance</text:p>
          </table:table-cell>
          <table:table-cell table:style-name="ce42" table:content-validation-name="val16" office:value-type="string" calcext:value-type="string">
            <text:p>Secundario/Standby</text:p>
          </table:table-cell>
          <table:table-cell table:style-name="ce43"/>
          <table:table-cell table:style-name="ce36"/>
          <table:table-cell table:style-name="ce45" table:content-validation-name="val17" office:value-type="string" calcext:value-type="string">
            <text:p>Sin Respaldo</text:p>
          </table:table-cell>
          <table:table-cell table:style-name="ce42" table:content-validation-name="val18" office:value-type="string" calcext:value-type="string">
            <text:p>Activo</text:p>
          </table:table-cell>
          <table:table-cell table:style-name="ce46" table:content-validation-name="val19" office:value-type="string" calcext:value-type="string">
            <text:p>RMAN</text:p>
          </table:table-cell>
          <table:table-cell table:style-name="ce47" table:content-validation-name="val20" office:value-type="string" calcext:value-type="string">
            <text:p>SI</text:p>
          </table:table-cell>
          <table:table-cell table:style-name="ce48" table:content-validation-name="val21" office:value-type="string" calcext:value-type="string">
            <text:p>Cloud Control 12c Release 4 (12.1.0.4)</text:p>
          </table:table-cell>
          <table:table-cell table:style-name="ce47" table:content-validation-name="val13" office:value-type="string" calcext:value-type="string">
            <text:p>NO</text:p>
          </table:table-cell>
          <table:table-cell table:style-name="ce36" table:content-validation-name="val22" office:value-type="string" calcext:value-type="string">
            <text:p>MEDIA</text:p>
          </table:table-cell>
          <table:table-cell table:style-name="ce36" table:content-validation-name="val15" office:value-type="string" calcext:value-type="string">
            <text:p>8x5</text:p>
          </table:table-cell>
          <table:table-cell table:style-name="ce36"/>
          <table:table-cell table:style-name="ce47" office:value-type="string" calcext:value-type="string">
            <text:p>PSU, PACFEGA</text:p>
          </table:table-cell>
          <table:table-cell table:style-name="ce49" office:value-type="string" calcext:value-type="string">
            <text:p>Politica agraria común</text:p>
          </table:table-cell>
          <table:table-cell table:style-name="ce8" office:value-type="string" calcext:value-type="string">
            <text:p>Standby de la instancia EXPLOPAC para estadísticas</text:p>
          </table:table-cell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2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2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3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3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4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4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3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5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5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3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6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6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3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7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7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3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8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8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3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9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9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3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40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40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3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41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41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3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42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42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3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43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43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3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44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44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4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45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45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4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46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46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4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47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47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4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48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48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4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49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49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4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50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50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4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51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51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4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52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52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4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53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53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4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54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54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5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55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55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5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56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56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5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57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57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5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58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58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5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59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59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5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60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60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5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61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61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5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62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62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5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63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63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5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64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64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6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65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65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6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66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66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6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67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67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6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68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68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6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69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69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6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70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70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6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71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71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6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72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72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6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73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73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6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74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74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7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75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75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7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76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76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7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77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77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7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78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78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7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79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79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7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80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80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7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81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81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7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82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82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7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83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83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7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84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84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8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85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85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8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86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86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8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87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87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8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88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88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8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89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89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8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90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90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8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91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91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8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92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92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8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93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93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8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94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94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9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95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95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9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96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96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9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97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97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9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98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98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9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99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99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9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00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00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9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01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01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9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02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02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9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03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03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9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04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04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0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05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05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0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06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06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0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07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07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0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08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08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0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09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09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0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10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10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0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11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11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0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12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12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0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13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13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0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14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14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1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15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15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1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16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16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1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17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17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1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18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18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1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19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19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1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20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20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1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21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21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1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22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22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1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23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23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1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24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24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2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25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25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2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26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26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2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27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27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2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28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28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2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29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29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2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30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30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2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31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31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2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32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32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2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33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33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2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34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34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3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35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35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3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36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36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3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37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37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3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38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38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3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39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39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3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40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40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3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41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41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3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42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42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3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43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43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3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44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44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4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45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45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4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46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46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4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47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47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4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48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48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4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49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49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4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50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50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4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51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51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4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52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52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4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53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53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4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54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54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5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55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55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5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56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56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5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57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57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5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58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58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5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59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59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5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60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60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5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61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61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5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62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62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5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63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63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5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64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64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6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65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65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6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66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66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6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67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67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6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68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68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6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69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69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6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70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70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6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71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71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6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72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72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6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73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73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6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74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74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7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75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75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7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76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76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7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77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77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7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78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78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7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79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79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7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80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80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7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81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81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7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82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82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7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83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83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7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84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84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8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85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85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8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86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86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8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87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87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8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88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88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8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89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89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8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90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90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8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91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91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8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92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92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8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93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93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8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94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94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9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95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95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9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96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96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9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97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97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9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98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98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9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99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99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9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00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00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9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01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01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9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02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02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9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03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03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9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04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04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0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05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05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0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06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06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0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07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07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0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08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08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0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09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09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0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10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10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0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11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11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0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12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12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0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13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13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0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14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14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1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15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15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1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16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16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1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17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17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1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18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18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1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19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19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1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20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20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1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21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21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1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22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22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1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23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23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1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24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24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2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25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25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2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26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26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2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27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27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2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28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28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2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29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29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2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30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30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2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31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31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2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32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32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2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33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33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2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34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34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3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35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35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3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36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36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3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37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37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3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38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38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3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39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39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3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40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40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3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41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41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3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42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42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3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43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43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3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44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44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4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45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45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4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46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46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4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47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47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4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48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48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4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49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49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4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50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50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4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51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51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4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52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52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4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53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53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4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54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54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5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55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55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5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56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56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5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57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57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5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58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58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5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59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59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5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60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60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5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61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61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5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62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62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5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63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63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5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64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64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6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65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65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6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66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66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6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67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67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6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68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68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6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69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69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6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70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70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6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71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71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6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72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72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6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73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73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6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74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74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7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75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75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7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76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76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7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77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77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7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78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78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7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79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79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7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80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80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7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81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81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7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82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82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7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83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83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7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84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84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8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85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85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8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86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86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8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87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87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8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88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88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8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89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89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8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90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90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8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91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91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8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92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92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8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93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93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8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94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94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9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95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95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9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96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96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9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97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97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9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98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98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9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99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99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9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00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00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9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01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01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9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02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02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9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03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03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9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04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04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0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05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05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0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06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06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0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07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07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0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08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08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0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09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09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0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10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10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0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11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11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0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12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12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0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13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13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0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14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14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1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15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15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1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16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16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1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17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17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1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18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18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1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19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19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1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20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20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1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21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21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1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22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22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1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23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23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1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24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24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2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25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25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2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26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26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2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27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27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2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28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28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2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29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29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2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30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30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2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31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31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2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32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32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2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33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33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2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34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34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3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35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35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3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36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36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3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37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37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3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38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38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3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39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39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3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40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40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3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41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41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3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42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42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3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43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43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3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44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44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4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45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45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4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46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46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4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47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47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4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48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48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4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49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49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4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50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50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4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51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51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4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52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52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4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53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53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4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54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54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5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55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55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5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56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56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5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57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57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5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58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58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5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59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59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5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60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60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5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61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61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5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62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62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5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63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63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5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64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64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6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65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65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6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66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66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6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67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67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6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68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68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6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69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69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6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70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70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6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71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71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6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72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72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6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73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73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6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74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74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7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75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75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7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76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76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7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77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77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7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78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78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7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79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79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7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80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80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7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81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81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7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82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82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7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83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83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7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84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84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8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85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85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8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86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86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8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87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87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8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88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88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8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89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89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8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90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90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8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91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91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8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92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92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8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93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93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8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94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94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9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95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95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9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96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96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9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97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97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9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98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98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9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99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99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9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400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400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9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401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401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9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402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402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5" table:content-validation-name="val17"/>
          <table:table-cell table:style-name="ce42" table:content-validation-name="val18"/>
          <table:table-cell table:style-name="ce46" table:content-validation-name="val19"/>
          <table:table-cell table:style-name="ce47" table:content-validation-name="val20"/>
          <table:table-cell table:style-name="ce48" table:content-validation-name="val21"/>
          <table:table-cell table:style-name="ce47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7" table:number-columns-repeated="2"/>
          <table:table-cell table:style-name="ce8"/>
          <table:table-cell table:number-columns-repeated="1000"/>
        </table:table-row>
        <table:table-row table:style-name="ro11" table:number-rows-repeated="271">
          <table:table-cell table:number-columns-repeated="2"/>
          <table:table-cell table:content-validation-name="val10" table:number-columns-repeated="2"/>
          <table:table-cell table:number-columns-repeated="3"/>
          <table:table-cell table:content-validation-name="val13"/>
          <table:table-cell table:content-validation-name="val15"/>
          <table:table-cell table:style-name="ce7"/>
          <table:table-cell table:content-validation-name="val10" table:number-columns-repeated="2"/>
          <table:table-cell table:style-name="ce1"/>
          <table:table-cell table:style-name="ce7"/>
          <table:table-cell table:style-name="ce1" table:number-columns-repeated="2"/>
          <table:table-cell table:number-columns-repeated="2"/>
          <table:table-cell table:content-validation-name="val20"/>
          <table:table-cell/>
          <table:table-cell table:style-name="ce1"/>
          <table:table-cell table:number-columns-repeated="2"/>
          <table:table-cell table:style-name="ce1"/>
          <table:table-cell table:number-columns-repeated="985"/>
          <table:table-cell table:style-name="ce1" table:number-columns-repeated="4"/>
          <table:table-cell table:number-columns-repeated="11"/>
        </table:table-row>
        <table:table-row table:style-name="ro11" table:number-rows-repeated="131">
          <table:table-cell table:number-columns-repeated="2"/>
          <table:table-cell table:content-validation-name="val10" table:number-columns-repeated="2"/>
          <table:table-cell table:number-columns-repeated="3"/>
          <table:table-cell table:content-validation-name="val13"/>
          <table:table-cell table:content-validation-name="val15"/>
          <table:table-cell table:style-name="ce7"/>
          <table:table-cell table:content-validation-name="val10" table:number-columns-repeated="2"/>
          <table:table-cell/>
          <table:table-cell table:style-name="ce7"/>
          <table:table-cell/>
          <table:table-cell table:content-validation-name="val20"/>
          <table:table-cell table:number-columns-repeated="2"/>
          <table:table-cell table:content-validation-name="val20"/>
          <table:table-cell/>
          <table:table-cell table:style-name="ce1"/>
          <table:table-cell table:number-columns-repeated="2"/>
          <table:table-cell table:style-name="ce1"/>
          <table:table-cell table:number-columns-repeated="985"/>
          <table:table-cell table:style-name="ce1" table:number-columns-repeated="4"/>
          <table:table-cell table:number-columns-repeated="11"/>
        </table:table-row>
        <table:table-row table:style-name="ro11" table:number-rows-repeated="1047765">
          <table:table-cell table:number-columns-repeated="7"/>
          <table:table-cell table:content-validation-name="val3"/>
          <table:table-cell/>
          <table:table-cell table:content-validation-name="val5"/>
          <table:table-cell table:number-columns-repeated="3"/>
          <table:table-cell table:content-validation-name="val5"/>
          <table:table-cell/>
          <table:table-cell table:content-validation-name="val20"/>
          <table:table-cell/>
          <table:table-cell table:content-validation-name="val13"/>
          <table:table-cell/>
          <table:table-cell table:content-validation-name="val15"/>
          <table:table-cell table:number-columns-repeated="1004"/>
        </table:table-row>
        <table:table-row table:style-name="ro7" table:number-rows-repeated="6">
          <table:table-cell table:number-columns-repeated="7"/>
          <table:table-cell table:content-validation-name="val3"/>
          <table:table-cell/>
          <table:table-cell table:content-validation-name="val5"/>
          <table:table-cell table:number-columns-repeated="3"/>
          <table:table-cell table:content-validation-name="val5"/>
          <table:table-cell/>
          <table:table-cell table:content-validation-name="val20"/>
          <table:table-cell/>
          <table:table-cell table:content-validation-name="val13"/>
          <table:table-cell/>
          <table:table-cell table:content-validation-name="val15"/>
          <table:table-cell table:number-columns-repeated="1004"/>
        </table:table-row>
        <table:table-row table:style-name="ro7">
          <table:table-cell table:number-columns-repeated="7"/>
          <table:table-cell table:content-validation-name="val3"/>
          <table:table-cell/>
          <table:table-cell table:content-validation-name="val5"/>
          <table:table-cell table:number-columns-repeated="3"/>
          <table:table-cell table:content-validation-name="val5"/>
          <table:table-cell/>
          <table:table-cell table:content-validation-name="val20"/>
          <table:table-cell/>
          <table:table-cell table:content-validation-name="val13"/>
          <table:table-cell/>
          <table:table-cell table:content-validation-name="val15"/>
          <table:table-cell table:number-columns-repeated="1004"/>
        </table:table-row>
        <calcext:conditional-formats>
          <calcext:conditional-format calcext:target-range-address="'Oracle Database'.E6:'Oracle Database'.E402 'Oracle Database'.I6:'Oracle Database'.I402 'Oracle Database'.M6:'Oracle Database'.M402 'Oracle Database'.O6:'Oracle Database'.O402 'Oracle Database'.Q6:'Oracle Database'.Q402">
            <calcext:condition calcext:apply-style-name="NO_ENCONTRADO" calcext:value="=&quot;-- NO ENCUENTRO MI OPCIÓN --&quot;" calcext:base-cell-address="'Oracle Database'.E6"/>
          </calcext:conditional-format>
        </calcext:conditional-formats>
      </table:table>
      <table:table table:name="Oracle Weblogic" table:style-name="ta2" table:print="false">
        <table:table-column table:style-name="co1" table:default-cell-style-name="Default"/>
        <table:table-column table:style-name="co47" table:default-cell-style-name="ce7"/>
        <table:table-column table:style-name="co48" table:default-cell-style-name="ce7"/>
        <table:table-column table:style-name="co45" table:default-cell-style-name="ce7"/>
        <table:table-column table:style-name="co49" table:visibility="collapse" table:default-cell-style-name="ce7"/>
        <table:table-column table:style-name="co50" table:visibility="collapse" table:default-cell-style-name="ce7"/>
        <table:table-column table:style-name="co51" table:visibility="collapse" table:default-cell-style-name="ce7"/>
        <table:table-column table:style-name="co52" table:default-cell-style-name="ce7"/>
        <table:table-column table:style-name="co53" table:visibility="collapse" table:number-columns-repeated="2" table:default-cell-style-name="ce7"/>
        <table:table-column table:style-name="co54" table:default-cell-style-name="ce21"/>
        <table:table-column table:style-name="co30" table:default-cell-style-name="ce7"/>
        <table:table-column table:style-name="co51" table:visibility="collapse" table:default-cell-style-name="ce7"/>
        <table:table-column table:style-name="co55" table:visibility="collapse" table:default-cell-style-name="ce7"/>
        <table:table-column table:style-name="co56" table:default-cell-style-name="ce7"/>
        <table:table-column table:style-name="co57" table:default-cell-style-name="ce7"/>
        <table:table-column table:style-name="co58" table:default-cell-style-name="ce7"/>
        <table:table-column table:style-name="co34" table:default-cell-style-name="ce7"/>
        <table:table-column table:style-name="co59" table:default-cell-style-name="ce7"/>
        <table:table-column table:style-name="co60" table:default-cell-style-name="ce7"/>
        <table:table-column table:style-name="co18" table:default-cell-style-name="ce7"/>
        <table:table-column table:style-name="co23" table:number-columns-repeated="993" table:default-cell-style-name="ce7"/>
        <table:table-column table:style-name="co23" table:number-columns-repeated="3" table:default-cell-style-name="ce1"/>
        <table:table-column table:style-name="co23" table:number-columns-repeated="7" table:default-cell-style-name="Default"/>
        <table:table-row table:style-name="ro18">
          <table:table-cell/>
          <table:table-cell table:style-name="ce2"/>
          <table:table-cell table:style-name="ce50" table:number-columns-repeated="5"/>
          <table:table-cell table:style-name="ce17"/>
          <table:table-cell table:style-name="ce59" table:number-columns-repeated="2"/>
          <table:table-cell table:style-name="ce30" table:number-columns-repeated="2"/>
          <table:table-cell table:style-name="ce17" table:number-columns-repeated="2"/>
          <table:table-cell table:style-name="ce50" table:number-columns-repeated="3"/>
          <table:table-cell table:style-name="ce59" table:number-columns-repeated="3"/>
          <table:table-cell table:style-name="ce17"/>
          <table:table-cell table:style-name="ce59"/>
          <table:table-cell table:style-name="ce70"/>
          <table:table-cell table:style-name="ce71" table:number-columns-repeated="982"/>
          <table:table-cell table:style-name="ce59" table:number-columns-repeated="18"/>
          <table:table-cell/>
        </table:table-row>
        <table:table-row table:style-name="ro18">
          <table:table-cell/>
          <table:table-cell table:style-name="ce3" office:value-type="string" calcext:value-type="string" table:number-columns-spanned="11" table:number-rows-spanned="1">
            <text:p>Incluir aquí la relación de despliegues de servidores de aplicaciones Oracle Weblogic y sus características</text:p>
          </table:table-cell>
          <table:covered-table-cell table:style-name="ce51"/>
          <table:covered-table-cell table:number-columns-repeated="4" table:style-name="ce54"/>
          <table:covered-table-cell table:style-name="ce58"/>
          <table:covered-table-cell table:number-columns-repeated="2" table:style-name="ce60"/>
          <table:covered-table-cell table:number-columns-repeated="2" table:style-name="ce62"/>
          <table:table-cell table:style-name="ce17" table:number-columns-repeated="2"/>
          <table:table-cell table:style-name="ce50" table:number-columns-repeated="3"/>
          <table:table-cell table:style-name="ce59" table:number-columns-repeated="3"/>
          <table:table-cell table:style-name="ce17"/>
          <table:table-cell table:style-name="ce59"/>
          <table:table-cell table:style-name="ce70"/>
          <table:table-cell table:style-name="ce71" table:number-columns-repeated="982"/>
          <table:table-cell table:style-name="ce59" table:number-columns-repeated="18"/>
          <table:table-cell/>
        </table:table-row>
        <table:table-row table:style-name="ro18">
          <table:table-cell/>
          <table:table-cell table:style-name="ce2"/>
          <table:table-cell table:style-name="ce52"/>
          <table:table-cell table:style-name="ce50" table:number-columns-repeated="4"/>
          <table:table-cell table:style-name="ce17"/>
          <table:table-cell table:style-name="ce59" table:number-columns-repeated="2"/>
          <table:table-cell table:style-name="ce30" table:number-columns-repeated="2"/>
          <table:table-cell table:style-name="ce17" table:number-columns-repeated="2"/>
          <table:table-cell table:style-name="ce50" table:number-columns-repeated="3"/>
          <table:table-cell table:style-name="ce59" table:number-columns-repeated="3"/>
          <table:table-cell table:style-name="ce17"/>
          <table:table-cell table:style-name="ce59"/>
          <table:table-cell table:style-name="ce70"/>
          <table:table-cell table:style-name="ce71" table:number-columns-repeated="982"/>
          <table:table-cell table:style-name="ce59" table:number-columns-repeated="18"/>
          <table:table-cell/>
        </table:table-row>
        <table:table-row table:style-name="ro19">
          <table:table-cell/>
          <table:table-cell table:style-name="ce22" table:number-columns-spanned="7" table:number-rows-spanned="1"/>
          <table:covered-table-cell table:style-name="ce50"/>
          <table:covered-table-cell table:style-name="ce23" office:value-type="string" calcext:value-type="string">
            <text:p>Producto y versión</text:p>
          </table:covered-table-cell>
          <table:covered-table-cell table:number-columns-repeated="3" table:style-name="ce50"/>
          <table:covered-table-cell table:style-name="ce17"/>
          <table:table-cell table:style-name="ce61" office:value-type="string" calcext:value-type="string" table:number-columns-spanned="2" table:number-rows-spanned="1">
            <text:p>Infraestructura de Alta Disponibilidad/Balanceo</text:p>
          </table:table-cell>
          <table:covered-table-cell table:style-name="ce59"/>
          <table:table-cell table:style-name="ce44"/>
          <table:table-cell table:style-name="ce40" office:value-type="string" calcext:value-type="string" table:number-columns-spanned="2" table:number-rows-spanned="1">
            <text:p>Forms y Reports</text:p>
          </table:table-cell>
          <table:covered-table-cell table:style-name="ce17"/>
          <table:table-cell table:style-name="ce17"/>
          <table:table-cell table:style-name="ce64" table:number-columns-repeated="3"/>
          <table:table-cell table:style-name="ce40" office:value-type="string" calcext:value-type="string" table:number-columns-spanned="2" table:number-rows-spanned="1">
            <text:p>Servicio TI de Negocio</text:p>
          </table:table-cell>
          <table:covered-table-cell table:style-name="ce59"/>
          <table:table-cell table:style-name="ce68"/>
          <table:table-cell table:style-name="ce30"/>
          <table:table-cell table:style-name="ce59"/>
          <table:table-cell table:style-name="ce70"/>
          <table:table-cell table:style-name="ce71" table:number-columns-repeated="982"/>
          <table:table-cell table:style-name="ce59" table:number-columns-repeated="18"/>
          <table:table-cell/>
        </table:table-row>
        <table:table-row table:style-name="ro19">
          <table:table-cell/>
          <table:table-cell table:style-name="ce5" office:value-type="string" calcext:value-type="string">
            <text:p>ID (*)</text:p>
          </table:table-cell>
          <table:table-cell table:style-name="ce5" office:value-type="string" calcext:value-type="string">
            <office:annotation draw:style-name="gr5" draw:text-style-name="P1" svg:width="2.899cm" svg:height="3.993cm" svg:x="6.97cm" svg:y="3.101cm" draw:caption-point-x="-0.586cm" draw:caption-point-y="0.034cm">
              <dc:date>2015-02-27T00:00:00</dc:date>
              <text:p text:style-name="P1"><text:span text:style-name="T1">Insertar el identificador (columna A) del servidor o servidores donde está desplegada la instancia</text:span></text:p>
            </office:annotation>
            <text:p>Servidor (*)</text:p>
          </table:table-cell>
          <table:table-cell table:style-name="ce5" office:value-type="string" calcext:value-type="string">
            <text:p>Producto y versión (*)</text:p>
          </table:table-cell>
          <table:table-cell table:style-name="ce23" office:value-type="string" calcext:value-type="string">
            <text:p>Producto</text:p>
          </table:table-cell>
          <table:table-cell table:style-name="ce23" office:value-type="string" calcext:value-type="string">
            <text:p>Versión Base</text:p>
          </table:table-cell>
          <table:table-cell table:style-name="ce23" office:value-type="string" calcext:value-type="string">
            <text:p>Versión Parche</text:p>
          </table:table-cell>
          <table:table-cell table:style-name="ce5" office:value-type="string" calcext:value-type="string">
            <text:p>Entorno (*)</text:p>
          </table:table-cell>
          <table:table-cell table:style-name="ce23" office:value-type="string" calcext:value-type="string">
            <office:annotation draw:style-name="gr4" draw:text-style-name="P1" svg:width="8.196cm" svg:height="2.461cm" svg:x="21.423cm" svg:y="1.752cm" draw:caption-point-x="-0.521cm" draw:caption-point-y="1.383cm">
              <dc:date>2015-03-12T00:00:00</dc:date>
              <text:p text:style-name="P1"><text:span text:style-name="T1">Insertar identificador/es (columna B) de otras instancias de servidor de aplicaciones Oracle Weblogic relacionados (ej: soluciones de alta disponibilidad, cluster, etc.)</text:span></text:p>
            </office:annotation>
            <text:p>ID Instancias OWL relacionadas</text:p>
          </table:table-cell>
          <table:table-cell table:style-name="ce23" office:value-type="string" calcext:value-type="string">
            <text:p>Nombre de Cluster/Dominio</text:p>
          </table:table-cell>
          <table:table-cell table:style-name="ce5" office:value-type="string" calcext:value-type="string">
            <text:p>Activo/Pasivo (*)</text:p>
          </table:table-cell>
          <table:table-cell table:style-name="ce5" office:value-type="string" calcext:value-type="string">
            <text:p>Forms y Reports (*)</text:p>
          </table:table-cell>
          <table:table-cell table:style-name="ce23" office:value-type="string" calcext:value-type="string">
            <text:p>Versión Base</text:p>
          </table:table-cell>
          <table:table-cell table:style-name="ce23" office:value-type="string" calcext:value-type="string">
            <text:p>Versión Parche</text:p>
          </table:table-cell>
          <table:table-cell table:style-name="ce5" office:value-type="string" calcext:value-type="string">
            <text:p>Criticidad (*)</text:p>
          </table:table-cell>
          <table:table-cell table:style-name="ce5" office:value-type="string" calcext:value-type="string">
            <text:p>Disponibilidad (*)</text:p>
          </table:table-cell>
          <table:table-cell table:style-name="ce23" office:value-type="string" calcext:value-type="string">
            <text:p>Periodo de Alta Carga</text:p>
          </table:table-cell>
          <table:table-cell table:style-name="ce23" office:value-type="string" calcext:value-type="string">
            <text:p>Nombre_Servicio_TI_de_Negocio <text:s/>(Aplicación Soportada)</text:p>
          </table:table-cell>
          <table:table-cell table:style-name="ce23" office:value-type="string" calcext:value-type="string">
            <text:p>Descripcion_Servicio_TI_de_Negocio <text:s/></text:p>
          </table:table-cell>
          <table:table-cell table:style-name="ce23" office:value-type="string" calcext:value-type="string">
            <text:p>Observaciones del Servidor de Aplicaciones</text:p>
          </table:table-cell>
          <table:table-cell table:style-name="ce31" office:value-type="string" calcext:value-type="string">
            <text:p>Observaciones / Comentarios del Organismo</text:p>
          </table:table-cell>
          <table:table-cell table:style-name="ce69" table:number-columns-repeated="992"/>
          <table:table-cell table:style-name="ce1"/>
          <table:table-cell table:number-columns-repeated="10"/>
        </table:table-row>
        <table:table-row table:style-name="ro18">
          <table:table-cell/>
          <table:table-cell table:style-name="ce6" office:value-type="string" calcext:value-type="string">
            <text:p>WL_1</text:p>
          </table:table-cell>
          <table:table-cell table:style-name="ce53" table:content-validation-name="val11" office:value-type="string" calcext:value-type="string">
            <text:p>vmhttpic01</text:p>
          </table:table-cell>
          <table:table-cell table:style-name="ce55" table:content-validation-name="val23" office:value-type="string" calcext:value-type="string">
            <text:p>Oracle WebLogic Server 10.3.6</text:p>
          </table:table-cell>
          <table:table-cell table:style-name="ce57" table:formula="of:=VLOOKUP([.D6];[$datos.$G$2:.$J$40];2;0)" office:value-type="string" office:string-value="Oracle WebLogic Server" calcext:value-type="string">
            <text:p>Oracle WebLogic Server</text:p>
          </table:table-cell>
          <table:table-cell table:style-name="ce57" table:formula="of:=VLOOKUP([.D6];[$datos.$G$2:.$J$40];3;0)" office:value-type="string" office:string-value="10.3" calcext:value-type="string">
            <text:p>10.3</text:p>
          </table:table-cell>
          <table:table-cell table:style-name="ce57" table:formula="of:=VLOOKUP([.D6];[$datos.$G$2:.$J$40];4;0)" office:value-type="string" office:string-value="6.x" calcext:value-type="string">
            <text:p>6.x</text:p>
          </table:table-cell>
          <table:table-cell table:style-name="ce36" table:content-validation-name="val25" office:value-type="string" calcext:value-type="string">
            <text:p>PREPRODUCCIÓN</text:p>
          </table:table-cell>
          <table:table-cell table:style-name="ce53" table:number-columns-repeated="2"/>
          <table:table-cell table:style-name="ce42" table:content-validation-name="val26" office:value-type="string" calcext:value-type="string">
            <text:p>Activo</text:p>
          </table:table-cell>
          <table:table-cell table:style-name="ce63" table:content-validation-name="val27" office:value-type="string" calcext:value-type="string">
            <text:p>NO INSTALADO</text:p>
          </table:table-cell>
          <table:table-cell table:style-name="ce57" table:formula="of:=VLOOKUP([.L6];[$datos.$V$2:.$X$15];2;0)" office:value-type="float" office:value="0" calcext:value-type="float">
            <text:p/>
          </table:table-cell>
          <table:table-cell table:style-name="ce57" table:formula="of:=VLOOKUP([.L6];[$datos.$V$2:.$X$15];3;0)" office:value-type="float" office:value="0" calcext:value-type="float">
            <text:p/>
          </table:table-cell>
          <table:table-cell table:style-name="ce65" table:content-validation-name="val22" office:value-type="string" calcext:value-type="string">
            <text:p>BAJA</text:p>
          </table:table-cell>
          <table:table-cell table:style-name="ce65" table:content-validation-name="val29" office:value-type="string" calcext:value-type="string">
            <text:p>12x5</text:p>
          </table:table-cell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</text:p>
          </table:table-cell>
          <table:table-cell table:style-name="ce53" table:content-validation-name="val11" office:value-type="string" calcext:value-type="string">
            <text:p>vmhttpic02</text:p>
          </table:table-cell>
          <table:table-cell table:style-name="ce55" table:content-validation-name="val23" office:value-type="string" calcext:value-type="string">
            <text:p>Oracle WebLogic Server 10.3.6</text:p>
          </table:table-cell>
          <table:table-cell table:style-name="ce57" table:formula="of:=VLOOKUP([.D7];[$datos.$G$2:.$J$40];2;0)" office:value-type="string" office:string-value="Oracle WebLogic Server" calcext:value-type="string">
            <text:p>Oracle WebLogic Server</text:p>
          </table:table-cell>
          <table:table-cell table:style-name="ce57" table:formula="of:=VLOOKUP([.D7];[$datos.$G$2:.$J$40];3;0)" office:value-type="string" office:string-value="10.3" calcext:value-type="string">
            <text:p>10.3</text:p>
          </table:table-cell>
          <table:table-cell table:style-name="ce57" table:formula="of:=VLOOKUP([.D7];[$datos.$G$2:.$J$40];4;0)" office:value-type="string" office:string-value="6.x" calcext:value-type="string">
            <text:p>6.x</text:p>
          </table:table-cell>
          <table:table-cell table:style-name="ce36" table:content-validation-name="val25" office:value-type="string" calcext:value-type="string">
            <text:p>PREPRODUCCIÓN</text:p>
          </table:table-cell>
          <table:table-cell table:style-name="ce53" table:number-columns-repeated="2"/>
          <table:table-cell table:style-name="ce42" table:content-validation-name="val26" office:value-type="string" calcext:value-type="string">
            <text:p>Activo</text:p>
          </table:table-cell>
          <table:table-cell table:style-name="ce63" table:content-validation-name="val27" office:value-type="string" calcext:value-type="string">
            <text:p>NO INSTALADO</text:p>
          </table:table-cell>
          <table:table-cell table:style-name="ce57" table:formula="of:=VLOOKUP([.L7];[$datos.$V$2:.$X$15];2;0)" office:value-type="float" office:value="0" calcext:value-type="float">
            <text:p/>
          </table:table-cell>
          <table:table-cell table:style-name="ce57" table:formula="of:=VLOOKUP([.L7];[$datos.$V$2:.$X$15];3;0)" office:value-type="float" office:value="0" calcext:value-type="float">
            <text:p/>
          </table:table-cell>
          <table:table-cell table:style-name="ce65" table:content-validation-name="val22" office:value-type="string" calcext:value-type="string">
            <text:p>BAJA</text:p>
          </table:table-cell>
          <table:table-cell table:style-name="ce65" table:content-validation-name="val29" office:value-type="string" calcext:value-type="string">
            <text:p>12x5</text:p>
          </table:table-cell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3</text:p>
          </table:table-cell>
          <table:table-cell table:style-name="ce53" table:content-validation-name="val11" office:value-type="string" calcext:value-type="string">
            <text:p>vmhttpic03</text:p>
          </table:table-cell>
          <table:table-cell table:style-name="ce55" table:content-validation-name="val23" office:value-type="string" calcext:value-type="string">
            <text:p>Oracle WebLogic Server 10.3.6</text:p>
          </table:table-cell>
          <table:table-cell table:style-name="ce57" table:formula="of:=VLOOKUP([.D8];[$datos.$G$2:.$J$40];2;0)" office:value-type="string" office:string-value="Oracle WebLogic Server" calcext:value-type="string">
            <text:p>Oracle WebLogic Server</text:p>
          </table:table-cell>
          <table:table-cell table:style-name="ce57" table:formula="of:=VLOOKUP([.D8];[$datos.$G$2:.$J$40];3;0)" office:value-type="string" office:string-value="10.3" calcext:value-type="string">
            <text:p>10.3</text:p>
          </table:table-cell>
          <table:table-cell table:style-name="ce57" table:formula="of:=VLOOKUP([.D8];[$datos.$G$2:.$J$40];4;0)" office:value-type="string" office:string-value="6.x" calcext:value-type="string">
            <text:p>6.x</text:p>
          </table:table-cell>
          <table:table-cell table:style-name="ce36" table:content-validation-name="val25" office:value-type="string" calcext:value-type="string">
            <text:p>PREPRODUCCIÓN</text:p>
          </table:table-cell>
          <table:table-cell table:style-name="ce53" table:number-columns-repeated="2"/>
          <table:table-cell table:style-name="ce42" table:content-validation-name="val26" office:value-type="string" calcext:value-type="string">
            <text:p>Activo</text:p>
          </table:table-cell>
          <table:table-cell table:style-name="ce63" table:content-validation-name="val27" office:value-type="string" calcext:value-type="string">
            <text:p>NO INSTALADO</text:p>
          </table:table-cell>
          <table:table-cell table:style-name="ce57" table:formula="of:=VLOOKUP([.L8];[$datos.$V$2:.$X$15];2;0)" office:value-type="float" office:value="0" calcext:value-type="float">
            <text:p/>
          </table:table-cell>
          <table:table-cell table:style-name="ce57" table:formula="of:=VLOOKUP([.L8];[$datos.$V$2:.$X$15];3;0)" office:value-type="float" office:value="0" calcext:value-type="float">
            <text:p/>
          </table:table-cell>
          <table:table-cell table:style-name="ce65" table:content-validation-name="val22" office:value-type="string" calcext:value-type="string">
            <text:p>BAJA</text:p>
          </table:table-cell>
          <table:table-cell table:style-name="ce65" table:content-validation-name="val29" office:value-type="string" calcext:value-type="string">
            <text:p>12x5</text:p>
          </table:table-cell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4</text:p>
          </table:table-cell>
          <table:table-cell table:style-name="ce53" table:content-validation-name="val11" office:value-type="string" calcext:value-type="string">
            <text:p>vmhttpic04</text:p>
          </table:table-cell>
          <table:table-cell table:style-name="ce55" table:content-validation-name="val23" office:value-type="string" calcext:value-type="string">
            <text:p>Oracle WebLogic Server 10.3.6</text:p>
          </table:table-cell>
          <table:table-cell table:style-name="ce57" table:formula="of:=VLOOKUP([.D9];[$datos.$G$2:.$J$40];2;0)" office:value-type="string" office:string-value="Oracle WebLogic Server" calcext:value-type="string">
            <text:p>Oracle WebLogic Server</text:p>
          </table:table-cell>
          <table:table-cell table:style-name="ce57" table:formula="of:=VLOOKUP([.D9];[$datos.$G$2:.$J$40];3;0)" office:value-type="string" office:string-value="10.3" calcext:value-type="string">
            <text:p>10.3</text:p>
          </table:table-cell>
          <table:table-cell table:style-name="ce57" table:formula="of:=VLOOKUP([.D9];[$datos.$G$2:.$J$40];4;0)" office:value-type="string" office:string-value="6.x" calcext:value-type="string">
            <text:p>6.x</text:p>
          </table:table-cell>
          <table:table-cell table:style-name="ce36" table:content-validation-name="val25" office:value-type="string" calcext:value-type="string">
            <text:p>PREPRODUCCIÓN</text:p>
          </table:table-cell>
          <table:table-cell table:style-name="ce53" table:number-columns-repeated="2"/>
          <table:table-cell table:style-name="ce42" table:content-validation-name="val26" office:value-type="string" calcext:value-type="string">
            <text:p>Activo</text:p>
          </table:table-cell>
          <table:table-cell table:style-name="ce63" table:content-validation-name="val27" office:value-type="string" calcext:value-type="string">
            <text:p>NO INSTALADO</text:p>
          </table:table-cell>
          <table:table-cell table:style-name="ce57" table:formula="of:=VLOOKUP([.L9];[$datos.$V$2:.$X$15];2;0)" office:value-type="float" office:value="0" calcext:value-type="float">
            <text:p/>
          </table:table-cell>
          <table:table-cell table:style-name="ce57" table:formula="of:=VLOOKUP([.L9];[$datos.$V$2:.$X$15];3;0)" office:value-type="float" office:value="0" calcext:value-type="float">
            <text:p/>
          </table:table-cell>
          <table:table-cell table:style-name="ce65" table:content-validation-name="val22" office:value-type="string" calcext:value-type="string">
            <text:p>BAJA</text:p>
          </table:table-cell>
          <table:table-cell table:style-name="ce65" table:content-validation-name="val29" office:value-type="string" calcext:value-type="string">
            <text:p>12x5</text:p>
          </table:table-cell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5</text:p>
          </table:table-cell>
          <table:table-cell table:style-name="ce53" table:content-validation-name="val11" office:value-type="string" calcext:value-type="string">
            <text:p>vmhttpp01</text:p>
          </table:table-cell>
          <table:table-cell table:style-name="ce55" table:content-validation-name="val23" office:value-type="string" calcext:value-type="string">
            <text:p>Oracle WebLogic Server 10.3.6</text:p>
          </table:table-cell>
          <table:table-cell table:style-name="ce57" table:formula="of:=VLOOKUP([.D10];[$datos.$G$2:.$J$40];2;0)" office:value-type="string" office:string-value="Oracle WebLogic Server" calcext:value-type="string">
            <text:p>Oracle WebLogic Server</text:p>
          </table:table-cell>
          <table:table-cell table:style-name="ce57" table:formula="of:=VLOOKUP([.D10];[$datos.$G$2:.$J$40];3;0)" office:value-type="string" office:string-value="10.3" calcext:value-type="string">
            <text:p>10.3</text:p>
          </table:table-cell>
          <table:table-cell table:style-name="ce57" table:formula="of:=VLOOKUP([.D10];[$datos.$G$2:.$J$40];4;0)" office:value-type="string" office:string-value="6.x" calcext:value-type="string">
            <text:p>6.x</text:p>
          </table:table-cell>
          <table:table-cell table:style-name="ce36" table:content-validation-name="val25" office:value-type="string" calcext:value-type="string">
            <text:p>PRODUCCIÓN</text:p>
          </table:table-cell>
          <table:table-cell table:style-name="ce53" table:number-columns-repeated="2"/>
          <table:table-cell table:style-name="ce42" table:content-validation-name="val26" office:value-type="string" calcext:value-type="string">
            <text:p>Activo</text:p>
          </table:table-cell>
          <table:table-cell table:style-name="ce63" table:content-validation-name="val27" office:value-type="string" calcext:value-type="string">
            <text:p>NO INSTALADO</text:p>
          </table:table-cell>
          <table:table-cell table:style-name="ce57" table:formula="of:=VLOOKUP([.L10];[$datos.$V$2:.$X$15];2;0)" office:value-type="float" office:value="0" calcext:value-type="float">
            <text:p/>
          </table:table-cell>
          <table:table-cell table:style-name="ce57" table:formula="of:=VLOOKUP([.L10];[$datos.$V$2:.$X$15];3;0)" office:value-type="float" office:value="0" calcext:value-type="float">
            <text:p/>
          </table:table-cell>
          <table:table-cell table:style-name="ce65" table:content-validation-name="val28" office:value-type="string" calcext:value-type="string">
            <text:p>MUY ALTA</text:p>
          </table:table-cell>
          <table:table-cell table:style-name="ce65" table:content-validation-name="val29" office:value-type="string" calcext:value-type="string">
            <text:p>24x7</text:p>
          </table:table-cell>
          <table:table-cell table:style-name="ce65" office:value-type="string" calcext:value-type="string">
            <text:p>CAMPAÑA</text:p>
          </table:table-cell>
          <table:table-cell table:style-name="ce66" office:value-type="string" calcext:value-type="string">
            <text:p>SERVIDOR HTTP</text:p>
          </table:table-cell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6</text:p>
          </table:table-cell>
          <table:table-cell table:style-name="ce53" table:content-validation-name="val11" office:value-type="string" calcext:value-type="string">
            <text:p>vmhttpp02</text:p>
          </table:table-cell>
          <table:table-cell table:style-name="ce55" table:content-validation-name="val23" office:value-type="string" calcext:value-type="string">
            <text:p>Oracle WebLogic Server 10.3.6</text:p>
          </table:table-cell>
          <table:table-cell table:style-name="ce57" table:formula="of:=VLOOKUP([.D11];[$datos.$G$2:.$J$40];2;0)" office:value-type="string" office:string-value="Oracle WebLogic Server" calcext:value-type="string">
            <text:p>Oracle WebLogic Server</text:p>
          </table:table-cell>
          <table:table-cell table:style-name="ce57" table:formula="of:=VLOOKUP([.D11];[$datos.$G$2:.$J$40];3;0)" office:value-type="string" office:string-value="10.3" calcext:value-type="string">
            <text:p>10.3</text:p>
          </table:table-cell>
          <table:table-cell table:style-name="ce57" table:formula="of:=VLOOKUP([.D11];[$datos.$G$2:.$J$40];4;0)" office:value-type="string" office:string-value="6.x" calcext:value-type="string">
            <text:p>6.x</text:p>
          </table:table-cell>
          <table:table-cell table:style-name="ce36" table:content-validation-name="val25" office:value-type="string" calcext:value-type="string">
            <text:p>PRODUCCIÓN</text:p>
          </table:table-cell>
          <table:table-cell table:style-name="ce53" table:number-columns-repeated="2"/>
          <table:table-cell table:style-name="ce42" table:content-validation-name="val26" office:value-type="string" calcext:value-type="string">
            <text:p>Activo</text:p>
          </table:table-cell>
          <table:table-cell table:style-name="ce63" table:content-validation-name="val27" office:value-type="string" calcext:value-type="string">
            <text:p>NO INSTALADO</text:p>
          </table:table-cell>
          <table:table-cell table:style-name="ce57" table:formula="of:=VLOOKUP([.L11];[$datos.$V$2:.$X$15];2;0)" office:value-type="float" office:value="0" calcext:value-type="float">
            <text:p/>
          </table:table-cell>
          <table:table-cell table:style-name="ce57" table:formula="of:=VLOOKUP([.L11];[$datos.$V$2:.$X$15];3;0)" office:value-type="float" office:value="0" calcext:value-type="float">
            <text:p/>
          </table:table-cell>
          <table:table-cell table:style-name="ce65" table:content-validation-name="val28" office:value-type="string" calcext:value-type="string">
            <text:p>MUY ALTA</text:p>
          </table:table-cell>
          <table:table-cell table:style-name="ce65" table:content-validation-name="val29" office:value-type="string" calcext:value-type="string">
            <text:p>24x7</text:p>
          </table:table-cell>
          <table:table-cell table:style-name="ce65" office:value-type="string" calcext:value-type="string">
            <text:p>CAMPAÑA</text:p>
          </table:table-cell>
          <table:table-cell table:style-name="ce66" office:value-type="string" calcext:value-type="string">
            <text:p>SERVIDOR HTTP</text:p>
          </table:table-cell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7</text:p>
          </table:table-cell>
          <table:table-cell table:style-name="ce53" table:content-validation-name="val11" office:value-type="string" calcext:value-type="string">
            <text:p>vmhttpp03</text:p>
          </table:table-cell>
          <table:table-cell table:style-name="ce55" table:content-validation-name="val23" office:value-type="string" calcext:value-type="string">
            <text:p>Oracle WebLogic Server 10.3.6</text:p>
          </table:table-cell>
          <table:table-cell table:style-name="ce57" table:formula="of:=VLOOKUP([.D12];[$datos.$G$2:.$J$40];2;0)" office:value-type="string" office:string-value="Oracle WebLogic Server" calcext:value-type="string">
            <text:p>Oracle WebLogic Server</text:p>
          </table:table-cell>
          <table:table-cell table:style-name="ce57" table:formula="of:=VLOOKUP([.D12];[$datos.$G$2:.$J$40];3;0)" office:value-type="string" office:string-value="10.3" calcext:value-type="string">
            <text:p>10.3</text:p>
          </table:table-cell>
          <table:table-cell table:style-name="ce57" table:formula="of:=VLOOKUP([.D12];[$datos.$G$2:.$J$40];4;0)" office:value-type="string" office:string-value="6.x" calcext:value-type="string">
            <text:p>6.x</text:p>
          </table:table-cell>
          <table:table-cell table:style-name="ce36" table:content-validation-name="val25" office:value-type="string" calcext:value-type="string">
            <text:p>PRODUCCIÓN</text:p>
          </table:table-cell>
          <table:table-cell table:style-name="ce53" table:number-columns-repeated="2"/>
          <table:table-cell table:style-name="ce42" table:content-validation-name="val26" office:value-type="string" calcext:value-type="string">
            <text:p>Activo</text:p>
          </table:table-cell>
          <table:table-cell table:style-name="ce63" table:content-validation-name="val27" office:value-type="string" calcext:value-type="string">
            <text:p>NO INSTALADO</text:p>
          </table:table-cell>
          <table:table-cell table:style-name="ce57" table:formula="of:=VLOOKUP([.L12];[$datos.$V$2:.$X$15];2;0)" office:value-type="float" office:value="0" calcext:value-type="float">
            <text:p/>
          </table:table-cell>
          <table:table-cell table:style-name="ce57" table:formula="of:=VLOOKUP([.L12];[$datos.$V$2:.$X$15];3;0)" office:value-type="float" office:value="0" calcext:value-type="float">
            <text:p/>
          </table:table-cell>
          <table:table-cell table:style-name="ce65" table:content-validation-name="val22" office:value-type="string" calcext:value-type="string">
            <text:p>ALTA </text:p>
          </table:table-cell>
          <table:table-cell table:style-name="ce65" table:content-validation-name="val29" office:value-type="string" calcext:value-type="string">
            <text:p>24x7</text:p>
          </table:table-cell>
          <table:table-cell table:style-name="ce65" office:value-type="string" calcext:value-type="string">
            <text:p>CAMPAÑA</text:p>
          </table:table-cell>
          <table:table-cell table:style-name="ce66" office:value-type="string" calcext:value-type="string">
            <text:p>SERVIDOR HTTP</text:p>
          </table:table-cell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8</text:p>
          </table:table-cell>
          <table:table-cell table:style-name="ce53" table:content-validation-name="val11" office:value-type="string" calcext:value-type="string">
            <text:p>vmhttpp04</text:p>
          </table:table-cell>
          <table:table-cell table:style-name="ce55" table:content-validation-name="val23" office:value-type="string" calcext:value-type="string">
            <text:p>Oracle WebLogic Server 10.3.6</text:p>
          </table:table-cell>
          <table:table-cell table:style-name="ce57" table:formula="of:=VLOOKUP([.D13];[$datos.$G$2:.$J$40];2;0)" office:value-type="string" office:string-value="Oracle WebLogic Server" calcext:value-type="string">
            <text:p>Oracle WebLogic Server</text:p>
          </table:table-cell>
          <table:table-cell table:style-name="ce57" table:formula="of:=VLOOKUP([.D13];[$datos.$G$2:.$J$40];3;0)" office:value-type="string" office:string-value="10.3" calcext:value-type="string">
            <text:p>10.3</text:p>
          </table:table-cell>
          <table:table-cell table:style-name="ce57" table:formula="of:=VLOOKUP([.D13];[$datos.$G$2:.$J$40];4;0)" office:value-type="string" office:string-value="6.x" calcext:value-type="string">
            <text:p>6.x</text:p>
          </table:table-cell>
          <table:table-cell table:style-name="ce36" table:content-validation-name="val25" office:value-type="string" calcext:value-type="string">
            <text:p>PRODUCCIÓN</text:p>
          </table:table-cell>
          <table:table-cell table:style-name="ce53" table:number-columns-repeated="2"/>
          <table:table-cell table:style-name="ce42" table:content-validation-name="val26" office:value-type="string" calcext:value-type="string">
            <text:p>Activo</text:p>
          </table:table-cell>
          <table:table-cell table:style-name="ce63" table:content-validation-name="val27" office:value-type="string" calcext:value-type="string">
            <text:p>NO INSTALADO</text:p>
          </table:table-cell>
          <table:table-cell table:style-name="ce57" table:formula="of:=VLOOKUP([.L13];[$datos.$V$2:.$X$15];2;0)" office:value-type="float" office:value="0" calcext:value-type="float">
            <text:p/>
          </table:table-cell>
          <table:table-cell table:style-name="ce57" table:formula="of:=VLOOKUP([.L13];[$datos.$V$2:.$X$15];3;0)" office:value-type="float" office:value="0" calcext:value-type="float">
            <text:p/>
          </table:table-cell>
          <table:table-cell table:style-name="ce65" table:content-validation-name="val22" office:value-type="string" calcext:value-type="string">
            <text:p>ALTA </text:p>
          </table:table-cell>
          <table:table-cell table:style-name="ce65" table:content-validation-name="val29" office:value-type="string" calcext:value-type="string">
            <text:p>24x7</text:p>
          </table:table-cell>
          <table:table-cell table:style-name="ce65" office:value-type="string" calcext:value-type="string">
            <text:p>CAMPAÑA</text:p>
          </table:table-cell>
          <table:table-cell table:style-name="ce66" office:value-type="string" calcext:value-type="string">
            <text:p>SERVIDOR HTTP</text:p>
          </table:table-cell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9</text:p>
          </table:table-cell>
          <table:table-cell table:style-name="ce53" table:content-validation-name="val11" office:value-type="string" calcext:value-type="string">
            <text:p>vmwlsadm</text:p>
          </table:table-cell>
          <table:table-cell table:style-name="ce56" table:content-validation-name="val24" office:value-type="string" calcext:value-type="string">
            <text:p>Oracle WebLogic Server 12.1.3</text:p>
          </table:table-cell>
          <table:table-cell table:style-name="ce57" table:formula="of:=VLOOKUP([.D14];[$datos.$G$2:.$J$40];2;0)" office:value-type="string" office:string-value="Oracle WebLogic Server" calcext:value-type="string">
            <text:p>Oracle WebLogic Server</text:p>
          </table:table-cell>
          <table:table-cell table:style-name="ce57" table:formula="of:=VLOOKUP([.D14];[$datos.$G$2:.$J$40];3;0)" office:value-type="string" office:string-value="12.1" calcext:value-type="string">
            <text:p>12.1</text:p>
          </table:table-cell>
          <table:table-cell table:style-name="ce57" table:formula="of:=VLOOKUP([.D14];[$datos.$G$2:.$J$40];4;0)" office:value-type="string" office:string-value="3.x" calcext:value-type="string">
            <text:p>3.x</text:p>
          </table:table-cell>
          <table:table-cell table:style-name="ce36" table:content-validation-name="val25" office:value-type="string" calcext:value-type="string">
            <text:p>PRODUCCIÓN</text:p>
          </table:table-cell>
          <table:table-cell table:style-name="ce53" table:number-columns-repeated="2"/>
          <table:table-cell table:style-name="ce42" table:content-validation-name="val26" office:value-type="string" calcext:value-type="string">
            <text:p>Activo</text:p>
          </table:table-cell>
          <table:table-cell table:style-name="ce63" table:content-validation-name="val27" office:value-type="string" calcext:value-type="string">
            <text:p>NO INSTALADO</text:p>
          </table:table-cell>
          <table:table-cell table:style-name="ce57" table:formula="of:=VLOOKUP([.L14];[$datos.$V$2:.$X$15];2;0)" office:value-type="float" office:value="0" calcext:value-type="float">
            <text:p/>
          </table:table-cell>
          <table:table-cell table:style-name="ce57" table:formula="of:=VLOOKUP([.L14];[$datos.$V$2:.$X$15];3;0)" office:value-type="float" office:value="0" calcext:value-type="float">
            <text:p/>
          </table:table-cell>
          <table:table-cell table:style-name="ce65" table:content-validation-name="val22" office:value-type="string" calcext:value-type="string">
            <text:p>ALTA </text:p>
          </table:table-cell>
          <table:table-cell table:style-name="ce65" table:content-validation-name="val29" office:value-type="string" calcext:value-type="string">
            <text:p>24x7</text:p>
          </table:table-cell>
          <table:table-cell table:style-name="ce65" office:value-type="string" calcext:value-type="string">
            <text:p>CAMPAÑA</text:p>
          </table:table-cell>
          <table:table-cell table:style-name="ce66" office:value-type="string" calcext:value-type="string">
            <text:p>-</text:p>
          </table:table-cell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0</text:p>
          </table:table-cell>
          <table:table-cell table:style-name="ce53" table:content-validation-name="val11" office:value-type="string" calcext:value-type="string">
            <text:p>vmwlsadmin</text:p>
          </table:table-cell>
          <table:table-cell table:style-name="ce56" table:content-validation-name="val24" office:value-type="string" calcext:value-type="string">
            <text:p>Oracle WebLogic Server 10.3.6</text:p>
          </table:table-cell>
          <table:table-cell table:style-name="ce57" table:formula="of:=VLOOKUP([.D15];[$datos.$G$2:.$J$40];2;0)" office:value-type="string" office:string-value="Oracle WebLogic Server" calcext:value-type="string">
            <text:p>Oracle WebLogic Server</text:p>
          </table:table-cell>
          <table:table-cell table:style-name="ce57" table:formula="of:=VLOOKUP([.D15];[$datos.$G$2:.$J$40];3;0)" office:value-type="string" office:string-value="10.3" calcext:value-type="string">
            <text:p>10.3</text:p>
          </table:table-cell>
          <table:table-cell table:style-name="ce57" table:formula="of:=VLOOKUP([.D15];[$datos.$G$2:.$J$40];4;0)" office:value-type="string" office:string-value="6.x" calcext:value-type="string">
            <text:p>6.x</text:p>
          </table:table-cell>
          <table:table-cell table:style-name="ce36" table:content-validation-name="val25" office:value-type="string" calcext:value-type="string">
            <text:p>PREPRODUCCIÓN</text:p>
          </table:table-cell>
          <table:table-cell table:style-name="ce53" table:number-columns-repeated="2"/>
          <table:table-cell table:style-name="ce42" table:content-validation-name="val26" office:value-type="string" calcext:value-type="string">
            <text:p>Activo</text:p>
          </table:table-cell>
          <table:table-cell table:style-name="ce63" table:content-validation-name="val27" office:value-type="string" calcext:value-type="string">
            <text:p>NO INSTALADO</text:p>
          </table:table-cell>
          <table:table-cell table:style-name="ce57" table:formula="of:=VLOOKUP([.L15];[$datos.$V$2:.$X$15];2;0)" office:value-type="float" office:value="0" calcext:value-type="float">
            <text:p/>
          </table:table-cell>
          <table:table-cell table:style-name="ce57" table:formula="of:=VLOOKUP([.L15];[$datos.$V$2:.$X$15];3;0)" office:value-type="float" office:value="0" calcext:value-type="float">
            <text:p/>
          </table:table-cell>
          <table:table-cell table:style-name="ce65" table:content-validation-name="val22" office:value-type="string" calcext:value-type="string">
            <text:p>BAJA</text:p>
          </table:table-cell>
          <table:table-cell table:style-name="ce65" table:content-validation-name="val29" office:value-type="string" calcext:value-type="string">
            <text:p>12x5</text:p>
          </table:table-cell>
          <table:table-cell table:style-name="ce65" office:value-type="string" calcext:value-type="string">
            <text:p>PRECAMPAÑA / CAMPAÑA</text:p>
          </table:table-cell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1</text:p>
          </table:table-cell>
          <table:table-cell table:style-name="ce53" table:content-validation-name="val11" office:value-type="string" calcext:value-type="string">
            <text:p>vmwlsc01</text:p>
          </table:table-cell>
          <table:table-cell table:style-name="ce56" table:content-validation-name="val24" office:value-type="string" calcext:value-type="string">
            <text:p>Oracle WebLogic Server 10.3.6</text:p>
          </table:table-cell>
          <table:table-cell table:style-name="ce57" table:formula="of:=VLOOKUP([.D16];[$datos.$G$2:.$J$40];2;0)" office:value-type="string" office:string-value="Oracle WebLogic Server" calcext:value-type="string">
            <text:p>Oracle WebLogic Server</text:p>
          </table:table-cell>
          <table:table-cell table:style-name="ce57" table:formula="of:=VLOOKUP([.D16];[$datos.$G$2:.$J$40];3;0)" office:value-type="string" office:string-value="10.3" calcext:value-type="string">
            <text:p>10.3</text:p>
          </table:table-cell>
          <table:table-cell table:style-name="ce57" table:formula="of:=VLOOKUP([.D16];[$datos.$G$2:.$J$40];4;0)" office:value-type="string" office:string-value="6.x" calcext:value-type="string">
            <text:p>6.x</text:p>
          </table:table-cell>
          <table:table-cell table:style-name="ce36" table:content-validation-name="val25" office:value-type="string" calcext:value-type="string">
            <text:p>PREPRODUCCIÓN</text:p>
          </table:table-cell>
          <table:table-cell table:style-name="ce53" table:number-columns-repeated="2"/>
          <table:table-cell table:style-name="ce42" table:content-validation-name="val26" office:value-type="string" calcext:value-type="string">
            <text:p>Activo</text:p>
          </table:table-cell>
          <table:table-cell table:style-name="ce63" table:content-validation-name="val27" office:value-type="string" calcext:value-type="string">
            <text:p>NO INSTALADO</text:p>
          </table:table-cell>
          <table:table-cell table:style-name="ce57" table:formula="of:=VLOOKUP([.L16];[$datos.$V$2:.$X$15];2;0)" office:value-type="float" office:value="0" calcext:value-type="float">
            <text:p/>
          </table:table-cell>
          <table:table-cell table:style-name="ce57" table:formula="of:=VLOOKUP([.L16];[$datos.$V$2:.$X$15];3;0)" office:value-type="float" office:value="0" calcext:value-type="float">
            <text:p/>
          </table:table-cell>
          <table:table-cell table:style-name="ce65" table:content-validation-name="val22" office:value-type="string" calcext:value-type="string">
            <text:p>BAJA</text:p>
          </table:table-cell>
          <table:table-cell table:style-name="ce65" table:content-validation-name="val29" office:value-type="string" calcext:value-type="string">
            <text:p>12x5</text:p>
          </table:table-cell>
          <table:table-cell table:style-name="ce65" office:value-type="string" calcext:value-type="string">
            <text:p>PRECAMPAÑA / CAMPAÑA</text:p>
          </table:table-cell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2</text:p>
          </table:table-cell>
          <table:table-cell table:style-name="ce53" table:content-validation-name="val11" office:value-type="string" calcext:value-type="string">
            <text:p>vmwlsc02</text:p>
          </table:table-cell>
          <table:table-cell table:style-name="ce56" table:content-validation-name="val24" office:value-type="string" calcext:value-type="string">
            <text:p>Oracle WebLogic Server 10.3.6</text:p>
          </table:table-cell>
          <table:table-cell table:style-name="ce57" table:formula="of:=VLOOKUP([.D17];[$datos.$G$2:.$J$40];2;0)" office:value-type="string" office:string-value="Oracle WebLogic Server" calcext:value-type="string">
            <text:p>Oracle WebLogic Server</text:p>
          </table:table-cell>
          <table:table-cell table:style-name="ce57" table:formula="of:=VLOOKUP([.D17];[$datos.$G$2:.$J$40];3;0)" office:value-type="string" office:string-value="10.3" calcext:value-type="string">
            <text:p>10.3</text:p>
          </table:table-cell>
          <table:table-cell table:style-name="ce57" table:formula="of:=VLOOKUP([.D17];[$datos.$G$2:.$J$40];4;0)" office:value-type="string" office:string-value="6.x" calcext:value-type="string">
            <text:p>6.x</text:p>
          </table:table-cell>
          <table:table-cell table:style-name="ce36" table:content-validation-name="val25" office:value-type="string" calcext:value-type="string">
            <text:p>PREPRODUCCIÓN</text:p>
          </table:table-cell>
          <table:table-cell table:style-name="ce53" table:number-columns-repeated="2"/>
          <table:table-cell table:style-name="ce42" table:content-validation-name="val26" office:value-type="string" calcext:value-type="string">
            <text:p>Activo</text:p>
          </table:table-cell>
          <table:table-cell table:style-name="ce63" table:content-validation-name="val27" office:value-type="string" calcext:value-type="string">
            <text:p>NO INSTALADO</text:p>
          </table:table-cell>
          <table:table-cell table:style-name="ce57" table:formula="of:=VLOOKUP([.L17];[$datos.$V$2:.$X$15];2;0)" office:value-type="float" office:value="0" calcext:value-type="float">
            <text:p/>
          </table:table-cell>
          <table:table-cell table:style-name="ce57" table:formula="of:=VLOOKUP([.L17];[$datos.$V$2:.$X$15];3;0)" office:value-type="float" office:value="0" calcext:value-type="float">
            <text:p/>
          </table:table-cell>
          <table:table-cell table:style-name="ce65" table:content-validation-name="val22" office:value-type="string" calcext:value-type="string">
            <text:p>BAJA</text:p>
          </table:table-cell>
          <table:table-cell table:style-name="ce65" table:content-validation-name="val29" office:value-type="string" calcext:value-type="string">
            <text:p>12x5</text:p>
          </table:table-cell>
          <table:table-cell table:style-name="ce65" office:value-type="string" calcext:value-type="string">
            <text:p>PRECAMPAÑA / CAMPAÑA</text:p>
          </table:table-cell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3</text:p>
          </table:table-cell>
          <table:table-cell table:style-name="ce53" table:content-validation-name="val11" office:value-type="string" calcext:value-type="string">
            <text:p>vmwlsc03</text:p>
          </table:table-cell>
          <table:table-cell table:style-name="ce56" table:content-validation-name="val24" office:value-type="string" calcext:value-type="string">
            <text:p>Oracle WebLogic Server 12.1.3</text:p>
          </table:table-cell>
          <table:table-cell table:style-name="ce57" table:formula="of:=VLOOKUP([.D18];[$datos.$G$2:.$J$40];2;0)" office:value-type="string" office:string-value="Oracle WebLogic Server" calcext:value-type="string">
            <text:p>Oracle WebLogic Server</text:p>
          </table:table-cell>
          <table:table-cell table:style-name="ce57" table:formula="of:=VLOOKUP([.D18];[$datos.$G$2:.$J$40];3;0)" office:value-type="string" office:string-value="12.1" calcext:value-type="string">
            <text:p>12.1</text:p>
          </table:table-cell>
          <table:table-cell table:style-name="ce57" table:formula="of:=VLOOKUP([.D18];[$datos.$G$2:.$J$40];4;0)" office:value-type="string" office:string-value="3.x" calcext:value-type="string">
            <text:p>3.x</text:p>
          </table:table-cell>
          <table:table-cell table:style-name="ce36" table:content-validation-name="val25" office:value-type="string" calcext:value-type="string">
            <text:p>PREPRODUCCIÓN</text:p>
          </table:table-cell>
          <table:table-cell table:style-name="ce53" table:number-columns-repeated="2"/>
          <table:table-cell table:style-name="ce42" table:content-validation-name="val26" office:value-type="string" calcext:value-type="string">
            <text:p>Activo</text:p>
          </table:table-cell>
          <table:table-cell table:style-name="ce63" table:content-validation-name="val27" office:value-type="string" calcext:value-type="string">
            <text:p>NO INSTALADO</text:p>
          </table:table-cell>
          <table:table-cell table:style-name="ce57" table:formula="of:=VLOOKUP([.L18];[$datos.$V$2:.$X$15];2;0)" office:value-type="float" office:value="0" calcext:value-type="float">
            <text:p/>
          </table:table-cell>
          <table:table-cell table:style-name="ce57" table:formula="of:=VLOOKUP([.L18];[$datos.$V$2:.$X$15];3;0)" office:value-type="float" office:value="0" calcext:value-type="float">
            <text:p/>
          </table:table-cell>
          <table:table-cell table:style-name="ce65" table:content-validation-name="val22" office:value-type="string" calcext:value-type="string">
            <text:p>BAJA</text:p>
          </table:table-cell>
          <table:table-cell table:style-name="ce65" table:content-validation-name="val29" office:value-type="string" calcext:value-type="string">
            <text:p>12x5</text:p>
          </table:table-cell>
          <table:table-cell table:style-name="ce65" office:value-type="string" calcext:value-type="string">
            <text:p>PRECAMPAÑA / CAMPAÑA</text:p>
          </table:table-cell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4</text:p>
          </table:table-cell>
          <table:table-cell table:style-name="ce53" table:content-validation-name="val11" office:value-type="string" calcext:value-type="string">
            <text:p>vmwlsc04</text:p>
          </table:table-cell>
          <table:table-cell table:style-name="ce56" table:content-validation-name="val24" office:value-type="string" calcext:value-type="string">
            <text:p>Oracle WebLogic Server 12.1.3</text:p>
          </table:table-cell>
          <table:table-cell table:style-name="ce57" table:formula="of:=VLOOKUP([.D19];[$datos.$G$2:.$J$40];2;0)" office:value-type="string" office:string-value="Oracle WebLogic Server" calcext:value-type="string">
            <text:p>Oracle WebLogic Server</text:p>
          </table:table-cell>
          <table:table-cell table:style-name="ce57" table:formula="of:=VLOOKUP([.D19];[$datos.$G$2:.$J$40];3;0)" office:value-type="string" office:string-value="12.1" calcext:value-type="string">
            <text:p>12.1</text:p>
          </table:table-cell>
          <table:table-cell table:style-name="ce57" table:formula="of:=VLOOKUP([.D19];[$datos.$G$2:.$J$40];4;0)" office:value-type="string" office:string-value="3.x" calcext:value-type="string">
            <text:p>3.x</text:p>
          </table:table-cell>
          <table:table-cell table:style-name="ce36" table:content-validation-name="val25" office:value-type="string" calcext:value-type="string">
            <text:p>PREPRODUCCIÓN</text:p>
          </table:table-cell>
          <table:table-cell table:style-name="ce53" table:number-columns-repeated="2"/>
          <table:table-cell table:style-name="ce42" table:content-validation-name="val26" office:value-type="string" calcext:value-type="string">
            <text:p>Activo</text:p>
          </table:table-cell>
          <table:table-cell table:style-name="ce63" table:content-validation-name="val27" office:value-type="string" calcext:value-type="string">
            <text:p>NO INSTALADO</text:p>
          </table:table-cell>
          <table:table-cell table:style-name="ce57" table:formula="of:=VLOOKUP([.L19];[$datos.$V$2:.$X$15];2;0)" office:value-type="float" office:value="0" calcext:value-type="float">
            <text:p/>
          </table:table-cell>
          <table:table-cell table:style-name="ce57" table:formula="of:=VLOOKUP([.L19];[$datos.$V$2:.$X$15];3;0)" office:value-type="float" office:value="0" calcext:value-type="float">
            <text:p/>
          </table:table-cell>
          <table:table-cell table:style-name="ce65" table:content-validation-name="val22" office:value-type="string" calcext:value-type="string">
            <text:p>BAJA</text:p>
          </table:table-cell>
          <table:table-cell table:style-name="ce65" table:content-validation-name="val29" office:value-type="string" calcext:value-type="string">
            <text:p>12x5</text:p>
          </table:table-cell>
          <table:table-cell table:style-name="ce65" office:value-type="string" calcext:value-type="string">
            <text:p>PRECAMPAÑA / CAMPAÑA</text:p>
          </table:table-cell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5</text:p>
          </table:table-cell>
          <table:table-cell table:style-name="ce53" table:content-validation-name="val11" office:value-type="string" calcext:value-type="string">
            <text:p>vmwlsc64b02</text:p>
          </table:table-cell>
          <table:table-cell table:style-name="ce56" table:content-validation-name="val24" office:value-type="string" calcext:value-type="string">
            <text:p>Oracle WebLogic Server 10.3.6</text:p>
          </table:table-cell>
          <table:table-cell table:style-name="ce57" table:formula="of:=VLOOKUP([.D20];[$datos.$G$2:.$J$40];2;0)" office:value-type="string" office:string-value="Oracle WebLogic Server" calcext:value-type="string">
            <text:p>Oracle WebLogic Server</text:p>
          </table:table-cell>
          <table:table-cell table:style-name="ce57" table:formula="of:=VLOOKUP([.D20];[$datos.$G$2:.$J$40];3;0)" office:value-type="string" office:string-value="10.3" calcext:value-type="string">
            <text:p>10.3</text:p>
          </table:table-cell>
          <table:table-cell table:style-name="ce57" table:formula="of:=VLOOKUP([.D20];[$datos.$G$2:.$J$40];4;0)" office:value-type="string" office:string-value="6.x" calcext:value-type="string">
            <text:p>6.x</text:p>
          </table:table-cell>
          <table:table-cell table:style-name="ce36" table:content-validation-name="val25" office:value-type="string" calcext:value-type="string">
            <text:p>PREPRODUCCIÓN</text:p>
          </table:table-cell>
          <table:table-cell table:style-name="ce53" table:number-columns-repeated="2"/>
          <table:table-cell table:style-name="ce42" table:content-validation-name="val26" office:value-type="string" calcext:value-type="string">
            <text:p>Activo</text:p>
          </table:table-cell>
          <table:table-cell table:style-name="ce63" table:content-validation-name="val27" office:value-type="string" calcext:value-type="string">
            <text:p>NO INSTALADO</text:p>
          </table:table-cell>
          <table:table-cell table:style-name="ce57" table:formula="of:=VLOOKUP([.L20];[$datos.$V$2:.$X$15];2;0)" office:value-type="float" office:value="0" calcext:value-type="float">
            <text:p/>
          </table:table-cell>
          <table:table-cell table:style-name="ce57" table:formula="of:=VLOOKUP([.L20];[$datos.$V$2:.$X$15];3;0)" office:value-type="float" office:value="0" calcext:value-type="float">
            <text:p/>
          </table:table-cell>
          <table:table-cell table:style-name="ce65" table:content-validation-name="val22" office:value-type="string" calcext:value-type="string">
            <text:p>BAJA</text:p>
          </table:table-cell>
          <table:table-cell table:style-name="ce65" table:content-validation-name="val29" office:value-type="string" calcext:value-type="string">
            <text:p>12x5</text:p>
          </table:table-cell>
          <table:table-cell table:style-name="ce65" office:value-type="string" calcext:value-type="string">
            <text:p>PRECAMPAÑA / CAMPAÑA</text:p>
          </table:table-cell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6</text:p>
          </table:table-cell>
          <table:table-cell table:style-name="ce53" table:content-validation-name="val11" office:value-type="string" calcext:value-type="string">
            <text:p>vmwlsc64b03</text:p>
          </table:table-cell>
          <table:table-cell table:style-name="ce56" table:content-validation-name="val24" office:value-type="string" calcext:value-type="string">
            <text:p>Oracle WebLogic Server 10.3.6</text:p>
          </table:table-cell>
          <table:table-cell table:style-name="ce57" table:formula="of:=VLOOKUP([.D21];[$datos.$G$2:.$J$40];2;0)" office:value-type="string" office:string-value="Oracle WebLogic Server" calcext:value-type="string">
            <text:p>Oracle WebLogic Server</text:p>
          </table:table-cell>
          <table:table-cell table:style-name="ce57" table:formula="of:=VLOOKUP([.D21];[$datos.$G$2:.$J$40];3;0)" office:value-type="string" office:string-value="10.3" calcext:value-type="string">
            <text:p>10.3</text:p>
          </table:table-cell>
          <table:table-cell table:style-name="ce57" table:formula="of:=VLOOKUP([.D21];[$datos.$G$2:.$J$40];4;0)" office:value-type="string" office:string-value="6.x" calcext:value-type="string">
            <text:p>6.x</text:p>
          </table:table-cell>
          <table:table-cell table:style-name="ce36" table:content-validation-name="val25" office:value-type="string" calcext:value-type="string">
            <text:p>PREPRODUCCIÓN</text:p>
          </table:table-cell>
          <table:table-cell table:style-name="ce53" table:number-columns-repeated="2"/>
          <table:table-cell table:style-name="ce42" table:content-validation-name="val26" office:value-type="string" calcext:value-type="string">
            <text:p>Activo</text:p>
          </table:table-cell>
          <table:table-cell table:style-name="ce63" table:content-validation-name="val27" office:value-type="string" calcext:value-type="string">
            <text:p>NO INSTALADO</text:p>
          </table:table-cell>
          <table:table-cell table:style-name="ce57" table:formula="of:=VLOOKUP([.L21];[$datos.$V$2:.$X$15];2;0)" office:value-type="float" office:value="0" calcext:value-type="float">
            <text:p/>
          </table:table-cell>
          <table:table-cell table:style-name="ce57" table:formula="of:=VLOOKUP([.L21];[$datos.$V$2:.$X$15];3;0)" office:value-type="float" office:value="0" calcext:value-type="float">
            <text:p/>
          </table:table-cell>
          <table:table-cell table:style-name="ce65" table:content-validation-name="val22" office:value-type="string" calcext:value-type="string">
            <text:p>BAJA</text:p>
          </table:table-cell>
          <table:table-cell table:style-name="ce65" table:content-validation-name="val29" office:value-type="string" calcext:value-type="string">
            <text:p>12x5</text:p>
          </table:table-cell>
          <table:table-cell table:style-name="ce65" office:value-type="string" calcext:value-type="string">
            <text:p>PRECAMPAÑA / CAMPAÑA</text:p>
          </table:table-cell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7</text:p>
          </table:table-cell>
          <table:table-cell table:style-name="ce53" table:content-validation-name="val11" office:value-type="string" calcext:value-type="string">
            <text:p>vmwlsi01</text:p>
          </table:table-cell>
          <table:table-cell table:style-name="ce56" table:content-validation-name="val24" office:value-type="string" calcext:value-type="string">
            <text:p>Oracle WebLogic Server 10.3.6</text:p>
          </table:table-cell>
          <table:table-cell table:style-name="ce57" table:formula="of:=VLOOKUP([.D22];[$datos.$G$2:.$J$40];2;0)" office:value-type="string" office:string-value="Oracle WebLogic Server" calcext:value-type="string">
            <text:p>Oracle WebLogic Server</text:p>
          </table:table-cell>
          <table:table-cell table:style-name="ce57" table:formula="of:=VLOOKUP([.D22];[$datos.$G$2:.$J$40];3;0)" office:value-type="string" office:string-value="10.3" calcext:value-type="string">
            <text:p>10.3</text:p>
          </table:table-cell>
          <table:table-cell table:style-name="ce57" table:formula="of:=VLOOKUP([.D22];[$datos.$G$2:.$J$40];4;0)" office:value-type="string" office:string-value="6.x" calcext:value-type="string">
            <text:p>6.x</text:p>
          </table:table-cell>
          <table:table-cell table:style-name="ce36" table:content-validation-name="val25" office:value-type="string" calcext:value-type="string">
            <text:p>TESTING / PRUEBAS / INTEGRACIÓN</text:p>
          </table:table-cell>
          <table:table-cell table:style-name="ce53" table:number-columns-repeated="2"/>
          <table:table-cell table:style-name="ce42" table:content-validation-name="val26" office:value-type="string" calcext:value-type="string">
            <text:p>Activo</text:p>
          </table:table-cell>
          <table:table-cell table:style-name="ce63" table:content-validation-name="val27" office:value-type="string" calcext:value-type="string">
            <text:p>NO INSTALADO</text:p>
          </table:table-cell>
          <table:table-cell table:style-name="ce57" table:formula="of:=VLOOKUP([.L22];[$datos.$V$2:.$X$15];2;0)" office:value-type="float" office:value="0" calcext:value-type="float">
            <text:p/>
          </table:table-cell>
          <table:table-cell table:style-name="ce57" table:formula="of:=VLOOKUP([.L22];[$datos.$V$2:.$X$15];3;0)" office:value-type="float" office:value="0" calcext:value-type="float">
            <text:p/>
          </table:table-cell>
          <table:table-cell table:style-name="ce65" table:content-validation-name="val22" office:value-type="string" calcext:value-type="string">
            <text:p>BAJA</text:p>
          </table:table-cell>
          <table:table-cell table:style-name="ce65" table:content-validation-name="val29" office:value-type="string" calcext:value-type="string">
            <text:p>12x5</text:p>
          </table:table-cell>
          <table:table-cell table:style-name="ce65" office:value-type="string" calcext:value-type="string">
            <text:p>PRECAMPAÑA / CAMPAÑA</text:p>
          </table:table-cell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8</text:p>
          </table:table-cell>
          <table:table-cell table:style-name="ce53" table:content-validation-name="val11" office:value-type="string" calcext:value-type="string">
            <text:p>vmwlsi02</text:p>
          </table:table-cell>
          <table:table-cell table:style-name="ce56" table:content-validation-name="val24" office:value-type="string" calcext:value-type="string">
            <text:p>Oracle WebLogic Server 10.3.6</text:p>
          </table:table-cell>
          <table:table-cell table:style-name="ce57" table:formula="of:=VLOOKUP([.D23];[$datos.$G$2:.$J$40];2;0)" office:value-type="string" office:string-value="Oracle WebLogic Server" calcext:value-type="string">
            <text:p>Oracle WebLogic Server</text:p>
          </table:table-cell>
          <table:table-cell table:style-name="ce57" table:formula="of:=VLOOKUP([.D23];[$datos.$G$2:.$J$40];3;0)" office:value-type="string" office:string-value="10.3" calcext:value-type="string">
            <text:p>10.3</text:p>
          </table:table-cell>
          <table:table-cell table:style-name="ce57" table:formula="of:=VLOOKUP([.D23];[$datos.$G$2:.$J$40];4;0)" office:value-type="string" office:string-value="6.x" calcext:value-type="string">
            <text:p>6.x</text:p>
          </table:table-cell>
          <table:table-cell table:style-name="ce36" table:content-validation-name="val25" office:value-type="string" calcext:value-type="string">
            <text:p>TESTING / PRUEBAS / INTEGRACIÓN</text:p>
          </table:table-cell>
          <table:table-cell table:style-name="ce53" table:number-columns-repeated="2"/>
          <table:table-cell table:style-name="ce42" table:content-validation-name="val26" office:value-type="string" calcext:value-type="string">
            <text:p>Activo</text:p>
          </table:table-cell>
          <table:table-cell table:style-name="ce63" table:content-validation-name="val27" office:value-type="string" calcext:value-type="string">
            <text:p>NO INSTALADO</text:p>
          </table:table-cell>
          <table:table-cell table:style-name="ce57" table:formula="of:=VLOOKUP([.L23];[$datos.$V$2:.$X$15];2;0)" office:value-type="float" office:value="0" calcext:value-type="float">
            <text:p/>
          </table:table-cell>
          <table:table-cell table:style-name="ce57" table:formula="of:=VLOOKUP([.L23];[$datos.$V$2:.$X$15];3;0)" office:value-type="float" office:value="0" calcext:value-type="float">
            <text:p/>
          </table:table-cell>
          <table:table-cell table:style-name="ce65" table:content-validation-name="val22" office:value-type="string" calcext:value-type="string">
            <text:p>BAJA</text:p>
          </table:table-cell>
          <table:table-cell table:style-name="ce65" table:content-validation-name="val29" office:value-type="string" calcext:value-type="string">
            <text:p>12x5</text:p>
          </table:table-cell>
          <table:table-cell table:style-name="ce65" office:value-type="string" calcext:value-type="string">
            <text:p>PRECAMPAÑA / CAMPAÑA</text:p>
          </table:table-cell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9</text:p>
          </table:table-cell>
          <table:table-cell table:style-name="ce53" table:content-validation-name="val11" office:value-type="string" calcext:value-type="string">
            <text:p>vmwlsi03</text:p>
          </table:table-cell>
          <table:table-cell table:style-name="ce56" table:content-validation-name="val24" office:value-type="string" calcext:value-type="string">
            <text:p>Oracle WebLogic Server 12.1.3</text:p>
          </table:table-cell>
          <table:table-cell table:style-name="ce57" table:formula="of:=VLOOKUP([.D24];[$datos.$G$2:.$J$40];2;0)" office:value-type="string" office:string-value="Oracle WebLogic Server" calcext:value-type="string">
            <text:p>Oracle WebLogic Server</text:p>
          </table:table-cell>
          <table:table-cell table:style-name="ce57" table:formula="of:=VLOOKUP([.D24];[$datos.$G$2:.$J$40];3;0)" office:value-type="string" office:string-value="12.1" calcext:value-type="string">
            <text:p>12.1</text:p>
          </table:table-cell>
          <table:table-cell table:style-name="ce57" table:formula="of:=VLOOKUP([.D24];[$datos.$G$2:.$J$40];4;0)" office:value-type="string" office:string-value="3.x" calcext:value-type="string">
            <text:p>3.x</text:p>
          </table:table-cell>
          <table:table-cell table:style-name="ce36" table:content-validation-name="val25" office:value-type="string" calcext:value-type="string">
            <text:p>TESTING / PRUEBAS / INTEGRACIÓN</text:p>
          </table:table-cell>
          <table:table-cell table:style-name="ce53" table:number-columns-repeated="2"/>
          <table:table-cell table:style-name="ce42" table:content-validation-name="val26" office:value-type="string" calcext:value-type="string">
            <text:p>Activo</text:p>
          </table:table-cell>
          <table:table-cell table:style-name="ce63" table:content-validation-name="val27" office:value-type="string" calcext:value-type="string">
            <text:p>NO INSTALADO</text:p>
          </table:table-cell>
          <table:table-cell table:style-name="ce57" table:formula="of:=VLOOKUP([.L24];[$datos.$V$2:.$X$15];2;0)" office:value-type="float" office:value="0" calcext:value-type="float">
            <text:p/>
          </table:table-cell>
          <table:table-cell table:style-name="ce57" table:formula="of:=VLOOKUP([.L24];[$datos.$V$2:.$X$15];3;0)" office:value-type="float" office:value="0" calcext:value-type="float">
            <text:p/>
          </table:table-cell>
          <table:table-cell table:style-name="ce65" table:content-validation-name="val22" office:value-type="string" calcext:value-type="string">
            <text:p>BAJA</text:p>
          </table:table-cell>
          <table:table-cell table:style-name="ce65" table:content-validation-name="val29" office:value-type="string" calcext:value-type="string">
            <text:p>12x5</text:p>
          </table:table-cell>
          <table:table-cell table:style-name="ce65" office:value-type="string" calcext:value-type="string">
            <text:p>PRECAMPAÑA / CAMPAÑA</text:p>
          </table:table-cell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20</text:p>
          </table:table-cell>
          <table:table-cell table:style-name="ce53" table:content-validation-name="val11" office:value-type="string" calcext:value-type="string">
            <text:p>vmwlsi04</text:p>
          </table:table-cell>
          <table:table-cell table:style-name="ce56" table:content-validation-name="val24" office:value-type="string" calcext:value-type="string">
            <text:p>Oracle WebLogic Server 12.1.3</text:p>
          </table:table-cell>
          <table:table-cell table:style-name="ce57" table:formula="of:=VLOOKUP([.D25];[$datos.$G$2:.$J$40];2;0)" office:value-type="string" office:string-value="Oracle WebLogic Server" calcext:value-type="string">
            <text:p>Oracle WebLogic Server</text:p>
          </table:table-cell>
          <table:table-cell table:style-name="ce57" table:formula="of:=VLOOKUP([.D25];[$datos.$G$2:.$J$40];3;0)" office:value-type="string" office:string-value="12.1" calcext:value-type="string">
            <text:p>12.1</text:p>
          </table:table-cell>
          <table:table-cell table:style-name="ce57" table:formula="of:=VLOOKUP([.D25];[$datos.$G$2:.$J$40];4;0)" office:value-type="string" office:string-value="3.x" calcext:value-type="string">
            <text:p>3.x</text:p>
          </table:table-cell>
          <table:table-cell table:style-name="ce36" table:content-validation-name="val25" office:value-type="string" calcext:value-type="string">
            <text:p>TESTING / PRUEBAS / INTEGRACIÓN</text:p>
          </table:table-cell>
          <table:table-cell table:style-name="ce53" table:number-columns-repeated="2"/>
          <table:table-cell table:style-name="ce42" table:content-validation-name="val26" office:value-type="string" calcext:value-type="string">
            <text:p>Activo</text:p>
          </table:table-cell>
          <table:table-cell table:style-name="ce63" table:content-validation-name="val27" office:value-type="string" calcext:value-type="string">
            <text:p>NO INSTALADO</text:p>
          </table:table-cell>
          <table:table-cell table:style-name="ce57" table:formula="of:=VLOOKUP([.L25];[$datos.$V$2:.$X$15];2;0)" office:value-type="float" office:value="0" calcext:value-type="float">
            <text:p/>
          </table:table-cell>
          <table:table-cell table:style-name="ce57" table:formula="of:=VLOOKUP([.L25];[$datos.$V$2:.$X$15];3;0)" office:value-type="float" office:value="0" calcext:value-type="float">
            <text:p/>
          </table:table-cell>
          <table:table-cell table:style-name="ce65" table:content-validation-name="val22" office:value-type="string" calcext:value-type="string">
            <text:p>BAJA</text:p>
          </table:table-cell>
          <table:table-cell table:style-name="ce65" table:content-validation-name="val29" office:value-type="string" calcext:value-type="string">
            <text:p>12x5</text:p>
          </table:table-cell>
          <table:table-cell table:style-name="ce65" office:value-type="string" calcext:value-type="string">
            <text:p>PRECAMPAÑA / CAMPAÑA</text:p>
          </table:table-cell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9">
          <table:table-cell/>
          <table:table-cell table:style-name="ce6" office:value-type="string" calcext:value-type="string">
            <text:p>WL_21</text:p>
          </table:table-cell>
          <table:table-cell table:style-name="ce53" table:content-validation-name="val11" office:value-type="string" calcext:value-type="string">
            <text:p>vmwlsp01</text:p>
          </table:table-cell>
          <table:table-cell table:style-name="ce56" table:content-validation-name="val24" office:value-type="string" calcext:value-type="string">
            <text:p>Oracle WebLogic Server 10.3.6</text:p>
          </table:table-cell>
          <table:table-cell table:style-name="ce57" table:formula="of:=VLOOKUP([.D26];[$datos.$G$2:.$J$40];2;0)" office:value-type="string" office:string-value="Oracle WebLogic Server" calcext:value-type="string">
            <text:p>Oracle WebLogic Server</text:p>
          </table:table-cell>
          <table:table-cell table:style-name="ce57" table:formula="of:=VLOOKUP([.D26];[$datos.$G$2:.$J$40];3;0)" office:value-type="string" office:string-value="10.3" calcext:value-type="string">
            <text:p>10.3</text:p>
          </table:table-cell>
          <table:table-cell table:style-name="ce57" table:formula="of:=VLOOKUP([.D26];[$datos.$G$2:.$J$40];4;0)" office:value-type="string" office:string-value="6.x" calcext:value-type="string">
            <text:p>6.x</text:p>
          </table:table-cell>
          <table:table-cell table:style-name="ce36" table:content-validation-name="val25" office:value-type="string" calcext:value-type="string">
            <text:p>PRODUCCIÓN</text:p>
          </table:table-cell>
          <table:table-cell table:style-name="ce53" table:number-columns-repeated="2"/>
          <table:table-cell table:style-name="ce42" table:content-validation-name="val26" office:value-type="string" calcext:value-type="string">
            <text:p>Activo</text:p>
          </table:table-cell>
          <table:table-cell table:style-name="ce63" table:content-validation-name="val27" office:value-type="string" calcext:value-type="string">
            <text:p>NO INSTALADO</text:p>
          </table:table-cell>
          <table:table-cell table:style-name="ce57" table:formula="of:=VLOOKUP([.L26];[$datos.$V$2:.$X$15];2;0)" office:value-type="float" office:value="0" calcext:value-type="float">
            <text:p/>
          </table:table-cell>
          <table:table-cell table:style-name="ce57" table:formula="of:=VLOOKUP([.L26];[$datos.$V$2:.$X$15];3;0)" office:value-type="float" office:value="0" calcext:value-type="float">
            <text:p/>
          </table:table-cell>
          <table:table-cell table:style-name="ce65" table:content-validation-name="val28" office:value-type="string" calcext:value-type="string">
            <text:p>ALTA </text:p>
          </table:table-cell>
          <table:table-cell table:style-name="ce65" table:content-validation-name="val29" office:value-type="string" calcext:value-type="string">
            <text:p>24x7</text:p>
          </table:table-cell>
          <table:table-cell table:style-name="ce65" office:value-type="string" calcext:value-type="string">
            <text:p>CAMPAÑA</text:p>
          </table:table-cell>
          <table:table-cell table:style-name="ce66" office:value-type="string" calcext:value-type="string">
            <text:p>ADSG / ECSI / FEDER / FITEMAWEB / GESLWS / GSSASERVICE / GTA / LAYEWEB / LIPE / MAPVIEWER / PIGAN / RPCWEB / SAFAC / SIGGAN / SOS / TOPWEB / TOPWS</text:p>
          </table:table-cell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22</text:p>
          </table:table-cell>
          <table:table-cell table:style-name="ce53" table:content-validation-name="val11" office:value-type="string" calcext:value-type="string">
            <text:p>vmwlsp02</text:p>
          </table:table-cell>
          <table:table-cell table:style-name="ce56" table:content-validation-name="val24" office:value-type="string" calcext:value-type="string">
            <text:p>Oracle WebLogic Server 10.3.6</text:p>
          </table:table-cell>
          <table:table-cell table:style-name="ce57" table:formula="of:=VLOOKUP([.D27];[$datos.$G$2:.$J$40];2;0)" office:value-type="string" office:string-value="Oracle WebLogic Server" calcext:value-type="string">
            <text:p>Oracle WebLogic Server</text:p>
          </table:table-cell>
          <table:table-cell table:style-name="ce57" table:formula="of:=VLOOKUP([.D27];[$datos.$G$2:.$J$40];3;0)" office:value-type="string" office:string-value="10.3" calcext:value-type="string">
            <text:p>10.3</text:p>
          </table:table-cell>
          <table:table-cell table:style-name="ce57" table:formula="of:=VLOOKUP([.D27];[$datos.$G$2:.$J$40];4;0)" office:value-type="string" office:string-value="6.x" calcext:value-type="string">
            <text:p>6.x</text:p>
          </table:table-cell>
          <table:table-cell table:style-name="ce36" table:content-validation-name="val25" office:value-type="string" calcext:value-type="string">
            <text:p>PRODUCCIÓN</text:p>
          </table:table-cell>
          <table:table-cell table:style-name="ce53" table:number-columns-repeated="2"/>
          <table:table-cell table:style-name="ce42" table:content-validation-name="val26" office:value-type="string" calcext:value-type="string">
            <text:p>Activo</text:p>
          </table:table-cell>
          <table:table-cell table:style-name="ce63" table:content-validation-name="val27" office:value-type="string" calcext:value-type="string">
            <text:p>NO INSTALADO</text:p>
          </table:table-cell>
          <table:table-cell table:style-name="ce57" table:formula="of:=VLOOKUP([.L27];[$datos.$V$2:.$X$15];2;0)" office:value-type="float" office:value="0" calcext:value-type="float">
            <text:p/>
          </table:table-cell>
          <table:table-cell table:style-name="ce57" table:formula="of:=VLOOKUP([.L27];[$datos.$V$2:.$X$15];3;0)" office:value-type="float" office:value="0" calcext:value-type="float">
            <text:p/>
          </table:table-cell>
          <table:table-cell table:style-name="ce65" table:content-validation-name="val28" office:value-type="string" calcext:value-type="string">
            <text:p>ALTA </text:p>
          </table:table-cell>
          <table:table-cell table:style-name="ce65" table:content-validation-name="val29" office:value-type="string" calcext:value-type="string">
            <text:p>24x7</text:p>
          </table:table-cell>
          <table:table-cell table:style-name="ce65" office:value-type="string" calcext:value-type="string">
            <text:p>CAMPAÑA</text:p>
          </table:table-cell>
          <table:table-cell table:style-name="ce66" office:value-type="string" calcext:value-type="string">
            <text:p>AIRE / CCMWEB / CFQP / CFPQWS / CPS / CROFWEB / GRIA / GSPV / IDAPES / IDAWS / IPOP / IPOPWS / LIPE / PRECIOS / QUEST / <text:s/>ROAE / SCRTS / SIGPACWS / SISV / SIGSAFAC / SSA</text:p>
          </table:table-cell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3</text:p>
          </table:table-cell>
          <table:table-cell table:style-name="ce53" table:content-validation-name="val11" office:value-type="string" calcext:value-type="string">
            <text:p>vmwlsp03</text:p>
          </table:table-cell>
          <table:table-cell table:style-name="ce56" table:content-validation-name="val24" office:value-type="string" calcext:value-type="string">
            <text:p>Oracle WebLogic Server 10.3.6</text:p>
          </table:table-cell>
          <table:table-cell table:style-name="ce57" table:formula="of:=VLOOKUP([.D28];[$datos.$G$2:.$J$40];2;0)" office:value-type="string" office:string-value="Oracle WebLogic Server" calcext:value-type="string">
            <text:p>Oracle WebLogic Server</text:p>
          </table:table-cell>
          <table:table-cell table:style-name="ce57" table:formula="of:=VLOOKUP([.D28];[$datos.$G$2:.$J$40];3;0)" office:value-type="string" office:string-value="10.3" calcext:value-type="string">
            <text:p>10.3</text:p>
          </table:table-cell>
          <table:table-cell table:style-name="ce57" table:formula="of:=VLOOKUP([.D28];[$datos.$G$2:.$J$40];4;0)" office:value-type="string" office:string-value="6.x" calcext:value-type="string">
            <text:p>6.x</text:p>
          </table:table-cell>
          <table:table-cell table:style-name="ce36" table:content-validation-name="val25" office:value-type="string" calcext:value-type="string">
            <text:p>PRODUCCIÓN</text:p>
          </table:table-cell>
          <table:table-cell table:style-name="ce53" table:number-columns-repeated="2"/>
          <table:table-cell table:style-name="ce42" table:content-validation-name="val26" office:value-type="string" calcext:value-type="string">
            <text:p>Activo</text:p>
          </table:table-cell>
          <table:table-cell table:style-name="ce63" table:content-validation-name="val27" office:value-type="string" calcext:value-type="string">
            <text:p>NO INSTALADO</text:p>
          </table:table-cell>
          <table:table-cell table:style-name="ce57" table:formula="of:=VLOOKUP([.L28];[$datos.$V$2:.$X$15];2;0)" office:value-type="float" office:value="0" calcext:value-type="float">
            <text:p/>
          </table:table-cell>
          <table:table-cell table:style-name="ce57" table:formula="of:=VLOOKUP([.L28];[$datos.$V$2:.$X$15];3;0)" office:value-type="float" office:value="0" calcext:value-type="float">
            <text:p/>
          </table:table-cell>
          <table:table-cell table:style-name="ce65" table:content-validation-name="val28" office:value-type="string" calcext:value-type="string">
            <text:p>ALTA </text:p>
          </table:table-cell>
          <table:table-cell table:style-name="ce65" table:content-validation-name="val29" office:value-type="string" calcext:value-type="string">
            <text:p>24x7</text:p>
          </table:table-cell>
          <table:table-cell table:style-name="ce65" office:value-type="string" calcext:value-type="string">
            <text:p>CAMPAÑA</text:p>
          </table:table-cell>
          <table:table-cell table:style-name="ce66" office:value-type="string" calcext:value-type="string">
            <text:p>PAC / PACCLIENT / GAAGRO / CMAP</text:p>
          </table:table-cell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4</text:p>
          </table:table-cell>
          <table:table-cell table:style-name="ce53" table:content-validation-name="val11" office:value-type="string" calcext:value-type="string">
            <text:p>vmwlsp04</text:p>
          </table:table-cell>
          <table:table-cell table:style-name="ce56" table:content-validation-name="val24" office:value-type="string" calcext:value-type="string">
            <text:p>Oracle WebLogic Server 10.3.6</text:p>
          </table:table-cell>
          <table:table-cell table:style-name="ce57" table:formula="of:=VLOOKUP([.D29];[$datos.$G$2:.$J$40];2;0)" office:value-type="string" office:string-value="Oracle WebLogic Server" calcext:value-type="string">
            <text:p>Oracle WebLogic Server</text:p>
          </table:table-cell>
          <table:table-cell table:style-name="ce57" table:formula="of:=VLOOKUP([.D29];[$datos.$G$2:.$J$40];3;0)" office:value-type="string" office:string-value="10.3" calcext:value-type="string">
            <text:p>10.3</text:p>
          </table:table-cell>
          <table:table-cell table:style-name="ce57" table:formula="of:=VLOOKUP([.D29];[$datos.$G$2:.$J$40];4;0)" office:value-type="string" office:string-value="6.x" calcext:value-type="string">
            <text:p>6.x</text:p>
          </table:table-cell>
          <table:table-cell table:style-name="ce36" table:content-validation-name="val25" office:value-type="string" calcext:value-type="string">
            <text:p>PRODUCCIÓN</text:p>
          </table:table-cell>
          <table:table-cell table:style-name="ce53" table:number-columns-repeated="2"/>
          <table:table-cell table:style-name="ce42" table:content-validation-name="val26" office:value-type="string" calcext:value-type="string">
            <text:p>Activo</text:p>
          </table:table-cell>
          <table:table-cell table:style-name="ce63" table:content-validation-name="val27" office:value-type="string" calcext:value-type="string">
            <text:p>NO INSTALADO</text:p>
          </table:table-cell>
          <table:table-cell table:style-name="ce57" table:formula="of:=VLOOKUP([.L29];[$datos.$V$2:.$X$15];2;0)" office:value-type="float" office:value="0" calcext:value-type="float">
            <text:p/>
          </table:table-cell>
          <table:table-cell table:style-name="ce57" table:formula="of:=VLOOKUP([.L29];[$datos.$V$2:.$X$15];3;0)" office:value-type="float" office:value="0" calcext:value-type="float">
            <text:p/>
          </table:table-cell>
          <table:table-cell table:style-name="ce65" table:content-validation-name="val28" office:value-type="string" calcext:value-type="string">
            <text:p>ALTA </text:p>
          </table:table-cell>
          <table:table-cell table:style-name="ce65" table:content-validation-name="val29" office:value-type="string" calcext:value-type="string">
            <text:p>24x7</text:p>
          </table:table-cell>
          <table:table-cell table:style-name="ce65" office:value-type="string" calcext:value-type="string">
            <text:p>CAMPAÑA</text:p>
          </table:table-cell>
          <table:table-cell table:style-name="ce66" office:value-type="string" calcext:value-type="string">
            <text:p>PSU / CSU</text:p>
          </table:table-cell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5</text:p>
          </table:table-cell>
          <table:table-cell table:style-name="ce53" table:content-validation-name="val11" office:value-type="string" calcext:value-type="string">
            <text:p>vmwlsp05</text:p>
          </table:table-cell>
          <table:table-cell table:style-name="ce56" table:content-validation-name="val24" office:value-type="string" calcext:value-type="string">
            <text:p>Oracle WebLogic Server 10.3.6</text:p>
          </table:table-cell>
          <table:table-cell table:style-name="ce57" table:formula="of:=VLOOKUP([.D30];[$datos.$G$2:.$J$40];2;0)" office:value-type="string" office:string-value="Oracle WebLogic Server" calcext:value-type="string">
            <text:p>Oracle WebLogic Server</text:p>
          </table:table-cell>
          <table:table-cell table:style-name="ce57" table:formula="of:=VLOOKUP([.D30];[$datos.$G$2:.$J$40];3;0)" office:value-type="string" office:string-value="10.3" calcext:value-type="string">
            <text:p>10.3</text:p>
          </table:table-cell>
          <table:table-cell table:style-name="ce57" table:formula="of:=VLOOKUP([.D30];[$datos.$G$2:.$J$40];4;0)" office:value-type="string" office:string-value="6.x" calcext:value-type="string">
            <text:p>6.x</text:p>
          </table:table-cell>
          <table:table-cell table:style-name="ce36" table:content-validation-name="val25" office:value-type="string" calcext:value-type="string">
            <text:p>PRODUCCIÓN</text:p>
          </table:table-cell>
          <table:table-cell table:style-name="ce53" table:number-columns-repeated="2"/>
          <table:table-cell table:style-name="ce42" table:content-validation-name="val26" office:value-type="string" calcext:value-type="string">
            <text:p>Activo</text:p>
          </table:table-cell>
          <table:table-cell table:style-name="ce63" table:content-validation-name="val27" office:value-type="string" calcext:value-type="string">
            <text:p>NO INSTALADO</text:p>
          </table:table-cell>
          <table:table-cell table:style-name="ce57" table:formula="of:=VLOOKUP([.L30];[$datos.$V$2:.$X$15];2;0)" office:value-type="float" office:value="0" calcext:value-type="float">
            <text:p/>
          </table:table-cell>
          <table:table-cell table:style-name="ce57" table:formula="of:=VLOOKUP([.L30];[$datos.$V$2:.$X$15];3;0)" office:value-type="float" office:value="0" calcext:value-type="float">
            <text:p/>
          </table:table-cell>
          <table:table-cell table:style-name="ce65" table:content-validation-name="val28" office:value-type="string" calcext:value-type="string">
            <text:p>ALTA </text:p>
          </table:table-cell>
          <table:table-cell table:style-name="ce65" table:content-validation-name="val29" office:value-type="string" calcext:value-type="string">
            <text:p>24x7</text:p>
          </table:table-cell>
          <table:table-cell table:style-name="ce65" office:value-type="string" calcext:value-type="string">
            <text:p>CAMPAÑA</text:p>
          </table:table-cell>
          <table:table-cell table:style-name="ce66" office:value-type="string" calcext:value-type="string">
            <text:p>PSU / CSU</text:p>
          </table:table-cell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6</text:p>
          </table:table-cell>
          <table:table-cell table:style-name="ce53" table:content-validation-name="val11" office:value-type="string" calcext:value-type="string">
            <text:p>vmwlsp06</text:p>
          </table:table-cell>
          <table:table-cell table:style-name="ce56" table:content-validation-name="val24" office:value-type="string" calcext:value-type="string">
            <text:p>Oracle WebLogic Server 10.3.6</text:p>
          </table:table-cell>
          <table:table-cell table:style-name="ce57" table:formula="of:=VLOOKUP([.D31];[$datos.$G$2:.$J$40];2;0)" office:value-type="string" office:string-value="Oracle WebLogic Server" calcext:value-type="string">
            <text:p>Oracle WebLogic Server</text:p>
          </table:table-cell>
          <table:table-cell table:style-name="ce57" table:formula="of:=VLOOKUP([.D31];[$datos.$G$2:.$J$40];3;0)" office:value-type="string" office:string-value="10.3" calcext:value-type="string">
            <text:p>10.3</text:p>
          </table:table-cell>
          <table:table-cell table:style-name="ce57" table:formula="of:=VLOOKUP([.D31];[$datos.$G$2:.$J$40];4;0)" office:value-type="string" office:string-value="6.x" calcext:value-type="string">
            <text:p>6.x</text:p>
          </table:table-cell>
          <table:table-cell table:style-name="ce36" table:content-validation-name="val25" office:value-type="string" calcext:value-type="string">
            <text:p>PRODUCCIÓN</text:p>
          </table:table-cell>
          <table:table-cell table:style-name="ce53" table:number-columns-repeated="2"/>
          <table:table-cell table:style-name="ce42" table:content-validation-name="val26" office:value-type="string" calcext:value-type="string">
            <text:p>Activo</text:p>
          </table:table-cell>
          <table:table-cell table:style-name="ce63" table:content-validation-name="val27" office:value-type="string" calcext:value-type="string">
            <text:p>NO INSTALADO</text:p>
          </table:table-cell>
          <table:table-cell table:style-name="ce57" table:formula="of:=VLOOKUP([.L31];[$datos.$V$2:.$X$15];2;0)" office:value-type="float" office:value="0" calcext:value-type="float">
            <text:p/>
          </table:table-cell>
          <table:table-cell table:style-name="ce57" table:formula="of:=VLOOKUP([.L31];[$datos.$V$2:.$X$15];3;0)" office:value-type="float" office:value="0" calcext:value-type="float">
            <text:p/>
          </table:table-cell>
          <table:table-cell table:style-name="ce65" table:content-validation-name="val28" office:value-type="string" calcext:value-type="string">
            <text:p>ALTA </text:p>
          </table:table-cell>
          <table:table-cell table:style-name="ce65" table:content-validation-name="val29" office:value-type="string" calcext:value-type="string">
            <text:p>24x7</text:p>
          </table:table-cell>
          <table:table-cell table:style-name="ce65" office:value-type="string" calcext:value-type="string">
            <text:p>CAMPAÑA</text:p>
          </table:table-cell>
          <table:table-cell table:style-name="ce66" office:value-type="string" calcext:value-type="string">
            <text:p>PSU / CSU</text:p>
          </table:table-cell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7</text:p>
          </table:table-cell>
          <table:table-cell table:style-name="ce53" table:content-validation-name="val11" office:value-type="string" calcext:value-type="string">
            <text:p>vmwlsp07</text:p>
          </table:table-cell>
          <table:table-cell table:style-name="ce56" table:content-validation-name="val24" office:value-type="string" calcext:value-type="string">
            <text:p>Oracle WebLogic Server 12.1.3</text:p>
          </table:table-cell>
          <table:table-cell table:style-name="ce57" table:formula="of:=VLOOKUP([.D32];[$datos.$G$2:.$J$40];2;0)" office:value-type="string" office:string-value="Oracle WebLogic Server" calcext:value-type="string">
            <text:p>Oracle WebLogic Server</text:p>
          </table:table-cell>
          <table:table-cell table:style-name="ce57" table:formula="of:=VLOOKUP([.D32];[$datos.$G$2:.$J$40];3;0)" office:value-type="string" office:string-value="12.1" calcext:value-type="string">
            <text:p>12.1</text:p>
          </table:table-cell>
          <table:table-cell table:style-name="ce57" table:formula="of:=VLOOKUP([.D32];[$datos.$G$2:.$J$40];4;0)" office:value-type="string" office:string-value="3.x" calcext:value-type="string">
            <text:p>3.x</text:p>
          </table:table-cell>
          <table:table-cell table:style-name="ce36" table:content-validation-name="val25" office:value-type="string" calcext:value-type="string">
            <text:p>PRODUCCIÓN</text:p>
          </table:table-cell>
          <table:table-cell table:style-name="ce53" table:number-columns-repeated="2"/>
          <table:table-cell table:style-name="ce42" table:content-validation-name="val26" office:value-type="string" calcext:value-type="string">
            <text:p>Activo</text:p>
          </table:table-cell>
          <table:table-cell table:style-name="ce63" table:content-validation-name="val27" office:value-type="string" calcext:value-type="string">
            <text:p>NO INSTALADO</text:p>
          </table:table-cell>
          <table:table-cell table:style-name="ce57" table:formula="of:=VLOOKUP([.L32];[$datos.$V$2:.$X$15];2;0)" office:value-type="float" office:value="0" calcext:value-type="float">
            <text:p/>
          </table:table-cell>
          <table:table-cell table:style-name="ce57" table:formula="of:=VLOOKUP([.L32];[$datos.$V$2:.$X$15];3;0)" office:value-type="float" office:value="0" calcext:value-type="float">
            <text:p/>
          </table:table-cell>
          <table:table-cell table:style-name="ce65" table:content-validation-name="val22" office:value-type="string" calcext:value-type="string">
            <text:p>ALTA </text:p>
          </table:table-cell>
          <table:table-cell table:style-name="ce65" table:content-validation-name="val29" office:value-type="string" calcext:value-type="string">
            <text:p>N/A</text:p>
          </table:table-cell>
          <table:table-cell table:style-name="ce65" office:value-type="string" calcext:value-type="string">
            <text:p>TODO EL AÑO</text:p>
          </table:table-cell>
          <table:table-cell table:style-name="ce66" office:value-type="string" calcext:value-type="string">
            <text:p>-</text:p>
          </table:table-cell>
          <table:table-cell table:style-name="ce53" table:number-columns-repeated="2"/>
          <table:table-cell table:style-name="ce32"/>
          <table:table-cell table:style-name="ce1" table:number-columns-repeated="3"/>
          <table:table-cell table:number-columns-repeated="1000"/>
        </table:table-row>
        <table:table-row table:style-name="ro18">
          <table:table-cell/>
          <table:table-cell table:style-name="ce6" office:value-type="string" calcext:value-type="string">
            <text:p>WL_28</text:p>
          </table:table-cell>
          <table:table-cell table:style-name="ce53" table:content-validation-name="val11" office:value-type="string" calcext:value-type="string">
            <text:p>vmwlsp08</text:p>
          </table:table-cell>
          <table:table-cell table:style-name="ce56" table:content-validation-name="val24" office:value-type="string" calcext:value-type="string">
            <text:p>Oracle WebLogic Server 12.1.3</text:p>
          </table:table-cell>
          <table:table-cell table:style-name="ce57" table:formula="of:=VLOOKUP([.D33];[$datos.$G$2:.$J$40];2;0)" office:value-type="string" office:string-value="Oracle WebLogic Server" calcext:value-type="string">
            <text:p>Oracle WebLogic Server</text:p>
          </table:table-cell>
          <table:table-cell table:style-name="ce57" table:formula="of:=VLOOKUP([.D33];[$datos.$G$2:.$J$40];3;0)" office:value-type="string" office:string-value="12.1" calcext:value-type="string">
            <text:p>12.1</text:p>
          </table:table-cell>
          <table:table-cell table:style-name="ce57" table:formula="of:=VLOOKUP([.D33];[$datos.$G$2:.$J$40];4;0)" office:value-type="string" office:string-value="3.x" calcext:value-type="string">
            <text:p>3.x</text:p>
          </table:table-cell>
          <table:table-cell table:style-name="ce36" table:content-validation-name="val25" office:value-type="string" calcext:value-type="string">
            <text:p>PRODUCCIÓN</text:p>
          </table:table-cell>
          <table:table-cell table:style-name="ce53" table:number-columns-repeated="2"/>
          <table:table-cell table:style-name="ce42" table:content-validation-name="val26" office:value-type="string" calcext:value-type="string">
            <text:p>Activo</text:p>
          </table:table-cell>
          <table:table-cell table:style-name="ce63" table:content-validation-name="val27" office:value-type="string" calcext:value-type="string">
            <text:p>NO INSTALADO</text:p>
          </table:table-cell>
          <table:table-cell table:style-name="ce57" table:formula="of:=VLOOKUP([.L33];[$datos.$V$2:.$X$15];2;0)" office:value-type="float" office:value="0" calcext:value-type="float">
            <text:p/>
          </table:table-cell>
          <table:table-cell table:style-name="ce57" table:formula="of:=VLOOKUP([.L33];[$datos.$V$2:.$X$15];3;0)" office:value-type="float" office:value="0" calcext:value-type="float">
            <text:p/>
          </table:table-cell>
          <table:table-cell table:style-name="ce65" table:content-validation-name="val22" office:value-type="string" calcext:value-type="string">
            <text:p>ALTA </text:p>
          </table:table-cell>
          <table:table-cell table:style-name="ce65" table:content-validation-name="val29" office:value-type="string" calcext:value-type="string">
            <text:p>N/A</text:p>
          </table:table-cell>
          <table:table-cell table:style-name="ce65" office:value-type="string" calcext:value-type="string">
            <text:p>TODO EL AÑO</text:p>
          </table:table-cell>
          <table:table-cell table:style-name="ce66" office:value-type="string" calcext:value-type="string">
            <text:p>-</text:p>
          </table:table-cell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9</text:p>
          </table:table-cell>
          <table:table-cell table:style-name="ce53" table:content-validation-name="val11" office:value-type="string" calcext:value-type="string">
            <text:p>vmintoas01</text:p>
          </table:table-cell>
          <table:table-cell table:style-name="ce56" table:content-validation-name="val24" office:value-type="string" calcext:value-type="string">
            <text:p>Oracle Application Server 10.1.2.x</text:p>
          </table:table-cell>
          <table:table-cell table:style-name="ce57" table:formula="of:=VLOOKUP([.D34];[$datos.$G$2:.$J$40];2;0)" office:value-type="string" office:string-value="Oracle Application Server " calcext:value-type="string">
            <text:p>Oracle Application Server </text:p>
          </table:table-cell>
          <table:table-cell table:style-name="ce57" table:formula="of:=VLOOKUP([.D34];[$datos.$G$2:.$J$40];3;0)" office:value-type="string" office:string-value="10.1" calcext:value-type="string">
            <text:p>10.1</text:p>
          </table:table-cell>
          <table:table-cell table:style-name="ce57" table:formula="of:=VLOOKUP([.D34];[$datos.$G$2:.$J$40];4;0)" office:value-type="string" office:string-value="2.x" calcext:value-type="string">
            <text:p>2.x</text:p>
          </table:table-cell>
          <table:table-cell table:style-name="ce36" table:content-validation-name="val25" office:value-type="string" calcext:value-type="string">
            <text:p>TESTING / PRUEBAS / INTEGRACIÓN</text:p>
          </table:table-cell>
          <table:table-cell table:style-name="ce53" table:number-columns-repeated="2"/>
          <table:table-cell table:style-name="ce42" table:content-validation-name="val26" office:value-type="string" calcext:value-type="string">
            <text:p>Activo</text:p>
          </table:table-cell>
          <table:table-cell table:style-name="ce63" table:content-validation-name="val27" office:value-type="string" calcext:value-type="string">
            <text:p>NO INSTALADO</text:p>
          </table:table-cell>
          <table:table-cell table:style-name="ce57" table:formula="of:=VLOOKUP([.L34];[$datos.$V$2:.$X$15];2;0)" office:value-type="float" office:value="0" calcext:value-type="float">
            <text:p/>
          </table:table-cell>
          <table:table-cell table:style-name="ce57" table:formula="of:=VLOOKUP([.L34];[$datos.$V$2:.$X$15];3;0)" office:value-type="float" office:value="0" calcext:value-type="float">
            <text:p/>
          </table:table-cell>
          <table:table-cell table:style-name="ce65" table:content-validation-name="val22" office:value-type="string" calcext:value-type="string">
            <text:p>BAJA</text:p>
          </table:table-cell>
          <table:table-cell table:style-name="ce65" table:content-validation-name="val29" office:value-type="string" calcext:value-type="string">
            <text:p>N/A</text:p>
          </table:table-cell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30</text:p>
          </table:table-cell>
          <table:table-cell table:style-name="ce53" table:content-validation-name="val11" office:value-type="string" calcext:value-type="string">
            <text:p>vmoas01</text:p>
          </table:table-cell>
          <table:table-cell table:style-name="ce56" table:content-validation-name="val24" office:value-type="string" calcext:value-type="string">
            <text:p>Oracle Application Server 10.1.2.x</text:p>
          </table:table-cell>
          <table:table-cell table:style-name="ce57" table:formula="of:=VLOOKUP([.D35];[$datos.$G$2:.$J$40];2;0)" office:value-type="string" office:string-value="Oracle Application Server " calcext:value-type="string">
            <text:p>Oracle Application Server </text:p>
          </table:table-cell>
          <table:table-cell table:style-name="ce57" table:formula="of:=VLOOKUP([.D35];[$datos.$G$2:.$J$40];3;0)" office:value-type="string" office:string-value="10.1" calcext:value-type="string">
            <text:p>10.1</text:p>
          </table:table-cell>
          <table:table-cell table:style-name="ce57" table:formula="of:=VLOOKUP([.D35];[$datos.$G$2:.$J$40];4;0)" office:value-type="string" office:string-value="2.x" calcext:value-type="string">
            <text:p>2.x</text:p>
          </table:table-cell>
          <table:table-cell table:style-name="ce36" table:content-validation-name="val25" office:value-type="string" calcext:value-type="string">
            <text:p>PRODUCCIÓN</text:p>
          </table:table-cell>
          <table:table-cell table:style-name="ce53" table:number-columns-repeated="2"/>
          <table:table-cell table:style-name="ce42" table:content-validation-name="val26" office:value-type="string" calcext:value-type="string">
            <text:p>Activo</text:p>
          </table:table-cell>
          <table:table-cell table:style-name="ce63" table:content-validation-name="val27" office:value-type="string" calcext:value-type="string">
            <text:p>NO INSTALADO</text:p>
          </table:table-cell>
          <table:table-cell table:style-name="ce57" table:formula="of:=VLOOKUP([.L35];[$datos.$V$2:.$X$15];2;0)" office:value-type="float" office:value="0" calcext:value-type="float">
            <text:p/>
          </table:table-cell>
          <table:table-cell table:style-name="ce57" table:formula="of:=VLOOKUP([.L35];[$datos.$V$2:.$X$15];3;0)" office:value-type="float" office:value="0" calcext:value-type="float">
            <text:p/>
          </table:table-cell>
          <table:table-cell table:style-name="ce65" table:content-validation-name="val28" office:value-type="string" calcext:value-type="string">
            <text:p>MEDIA</text:p>
          </table:table-cell>
          <table:table-cell table:style-name="ce65" table:content-validation-name="val29" office:value-type="string" calcext:value-type="string">
            <text:p>24x7</text:p>
          </table:table-cell>
          <table:table-cell table:style-name="ce65" office:value-type="string" calcext:value-type="string">
            <text:p>CAMPAÑA</text:p>
          </table:table-cell>
          <table:table-cell table:style-name="ce66" office:value-type="string" calcext:value-type="string">
            <text:p>GDPU / QM / SICE / <text:s/>ASESORAMIENTOAECOLOGICA / DECLARACIONANUAL / FIT / GSAWEB / MINERVA / MOLUSERVICE / OVGA / SIGREGADIOS / SITRAN / USA / AMS / CPS / FORO / PIP / RUT_WS / SIGSLSEPA / SUSEFSERVICE / WEBSLFP</text:p>
          </table:table-cell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31</text:p>
          </table:table-cell>
          <table:table-cell table:style-name="ce53" table:content-validation-name="val11" office:value-type="string" calcext:value-type="string">
            <text:p>vmoas02</text:p>
          </table:table-cell>
          <table:table-cell table:style-name="ce56" table:content-validation-name="val24" office:value-type="string" calcext:value-type="string">
            <text:p>Oracle Application Server 10.1.2.x</text:p>
          </table:table-cell>
          <table:table-cell table:style-name="ce57" table:formula="of:=VLOOKUP([.D36];[$datos.$G$2:.$J$40];2;0)" office:value-type="string" office:string-value="Oracle Application Server " calcext:value-type="string">
            <text:p>Oracle Application Server </text:p>
          </table:table-cell>
          <table:table-cell table:style-name="ce57" table:formula="of:=VLOOKUP([.D36];[$datos.$G$2:.$J$40];3;0)" office:value-type="string" office:string-value="10.1" calcext:value-type="string">
            <text:p>10.1</text:p>
          </table:table-cell>
          <table:table-cell table:style-name="ce57" table:formula="of:=VLOOKUP([.D36];[$datos.$G$2:.$J$40];4;0)" office:value-type="string" office:string-value="2.x" calcext:value-type="string">
            <text:p>2.x</text:p>
          </table:table-cell>
          <table:table-cell table:style-name="ce36" table:content-validation-name="val25" office:value-type="string" calcext:value-type="string">
            <text:p>PRODUCCIÓN</text:p>
          </table:table-cell>
          <table:table-cell table:style-name="ce53" table:number-columns-repeated="2"/>
          <table:table-cell table:style-name="ce42" table:content-validation-name="val26" office:value-type="string" calcext:value-type="string">
            <text:p>Activo</text:p>
          </table:table-cell>
          <table:table-cell table:style-name="ce63" table:content-validation-name="val27" office:value-type="string" calcext:value-type="string">
            <text:p>NO INSTALADO</text:p>
          </table:table-cell>
          <table:table-cell table:style-name="ce57" table:formula="of:=VLOOKUP([.L36];[$datos.$V$2:.$X$15];2;0)" office:value-type="float" office:value="0" calcext:value-type="float">
            <text:p/>
          </table:table-cell>
          <table:table-cell table:style-name="ce57" table:formula="of:=VLOOKUP([.L36];[$datos.$V$2:.$X$15];3;0)" office:value-type="float" office:value="0" calcext:value-type="float">
            <text:p/>
          </table:table-cell>
          <table:table-cell table:style-name="ce65" table:content-validation-name="val28" office:value-type="string" calcext:value-type="string">
            <text:p>MEDIA</text:p>
          </table:table-cell>
          <table:table-cell table:style-name="ce65" table:content-validation-name="val29" office:value-type="string" calcext:value-type="string">
            <text:p>24x7</text:p>
          </table:table-cell>
          <table:table-cell table:style-name="ce65" office:value-type="string" calcext:value-type="string">
            <text:p>CAMPAÑA</text:p>
          </table:table-cell>
          <table:table-cell table:style-name="ce66" office:value-type="string" calcext:value-type="string">
            <text:p>GDPU / QM / SICE / <text:s/>ASESORAMIENTOAECOLOGICA / DECLARACIONANUAL / FIT / GSAWEB / MINERVA / MOLUSERVICE / OVGA / SIGREGADIOS / SITRAN / USA / AMS / CPS / FORO / PIP / RUT_WS / SIGSLSEPA / SUSEFSERVICE / WEBSLFP</text:p>
          </table:table-cell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32</text:p>
          </table:table-cell>
          <table:table-cell table:style-name="ce53" table:content-validation-name="val11" office:value-type="string" calcext:value-type="string">
            <text:p>vmceroas01</text:p>
          </table:table-cell>
          <table:table-cell table:style-name="ce56" table:content-validation-name="val24" office:value-type="string" calcext:value-type="string">
            <text:p>Oracle Application Server 10.1.2.x</text:p>
          </table:table-cell>
          <table:table-cell table:style-name="ce57" table:formula="of:=VLOOKUP([.D37];[$datos.$G$2:.$J$40];2;0)" office:value-type="string" office:string-value="Oracle Application Server " calcext:value-type="string">
            <text:p>Oracle Application Server </text:p>
          </table:table-cell>
          <table:table-cell table:style-name="ce57" table:formula="of:=VLOOKUP([.D37];[$datos.$G$2:.$J$40];3;0)" office:value-type="string" office:string-value="10.1" calcext:value-type="string">
            <text:p>10.1</text:p>
          </table:table-cell>
          <table:table-cell table:style-name="ce57" table:formula="of:=VLOOKUP([.D37];[$datos.$G$2:.$J$40];4;0)" office:value-type="string" office:string-value="2.x" calcext:value-type="string">
            <text:p>2.x</text:p>
          </table:table-cell>
          <table:table-cell table:style-name="ce36" table:content-validation-name="val25" office:value-type="string" calcext:value-type="string">
            <text:p>PREPRODUCCIÓN</text:p>
          </table:table-cell>
          <table:table-cell table:style-name="ce53" table:number-columns-repeated="2"/>
          <table:table-cell table:style-name="ce42" table:content-validation-name="val26" office:value-type="string" calcext:value-type="string">
            <text:p>Activo</text:p>
          </table:table-cell>
          <table:table-cell table:style-name="ce63" table:content-validation-name="val27" office:value-type="string" calcext:value-type="string">
            <text:p>NO INSTALADO</text:p>
          </table:table-cell>
          <table:table-cell table:style-name="ce57" table:formula="of:=VLOOKUP([.L37];[$datos.$V$2:.$X$15];2;0)" office:value-type="float" office:value="0" calcext:value-type="float">
            <text:p/>
          </table:table-cell>
          <table:table-cell table:style-name="ce57" table:formula="of:=VLOOKUP([.L37];[$datos.$V$2:.$X$15];3;0)" office:value-type="float" office:value="0" calcext:value-type="float">
            <text:p/>
          </table:table-cell>
          <table:table-cell table:style-name="ce65" table:content-validation-name="val22" office:value-type="string" calcext:value-type="string">
            <text:p>BAJA</text:p>
          </table:table-cell>
          <table:table-cell table:style-name="ce65" table:content-validation-name="val29" office:value-type="string" calcext:value-type="string">
            <text:p>12x5</text:p>
          </table:table-cell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33</text:p>
          </table:table-cell>
          <table:table-cell table:style-name="ce53" table:content-validation-name="val11" office:value-type="string" calcext:value-type="string">
            <text:p>vmceroas02</text:p>
          </table:table-cell>
          <table:table-cell table:style-name="ce56" table:content-validation-name="val24" office:value-type="string" calcext:value-type="string">
            <text:p>Oracle Application Server 10.1.2.x</text:p>
          </table:table-cell>
          <table:table-cell table:style-name="ce57" table:formula="of:=VLOOKUP([.D38];[$datos.$G$2:.$J$40];2;0)" office:value-type="string" office:string-value="Oracle Application Server " calcext:value-type="string">
            <text:p>Oracle Application Server </text:p>
          </table:table-cell>
          <table:table-cell table:style-name="ce57" table:formula="of:=VLOOKUP([.D38];[$datos.$G$2:.$J$40];3;0)" office:value-type="string" office:string-value="10.1" calcext:value-type="string">
            <text:p>10.1</text:p>
          </table:table-cell>
          <table:table-cell table:style-name="ce57" table:formula="of:=VLOOKUP([.D38];[$datos.$G$2:.$J$40];4;0)" office:value-type="string" office:string-value="2.x" calcext:value-type="string">
            <text:p>2.x</text:p>
          </table:table-cell>
          <table:table-cell table:style-name="ce36" table:content-validation-name="val25" office:value-type="string" calcext:value-type="string">
            <text:p>PREPRODUCCIÓN</text:p>
          </table:table-cell>
          <table:table-cell table:style-name="ce53" table:number-columns-repeated="2"/>
          <table:table-cell table:style-name="ce42" table:content-validation-name="val26" office:value-type="string" calcext:value-type="string">
            <text:p>Activo</text:p>
          </table:table-cell>
          <table:table-cell table:style-name="ce63" table:content-validation-name="val27" office:value-type="string" calcext:value-type="string">
            <text:p>NO INSTALADO</text:p>
          </table:table-cell>
          <table:table-cell table:style-name="ce57" table:formula="of:=VLOOKUP([.L38];[$datos.$V$2:.$X$15];2;0)" office:value-type="float" office:value="0" calcext:value-type="float">
            <text:p/>
          </table:table-cell>
          <table:table-cell table:style-name="ce57" table:formula="of:=VLOOKUP([.L38];[$datos.$V$2:.$X$15];3;0)" office:value-type="float" office:value="0" calcext:value-type="float">
            <text:p/>
          </table:table-cell>
          <table:table-cell table:style-name="ce65" table:content-validation-name="val22" office:value-type="string" calcext:value-type="string">
            <text:p>BAJA</text:p>
          </table:table-cell>
          <table:table-cell table:style-name="ce65" table:content-validation-name="val29" office:value-type="string" calcext:value-type="string">
            <text:p>12x5</text:p>
          </table:table-cell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34</text:p>
          </table:table-cell>
          <table:table-cell table:style-name="ce53" table:content-validation-name="val11" office:value-type="string" calcext:value-type="string">
            <text:p>vmseges</text:p>
          </table:table-cell>
          <table:table-cell table:style-name="ce56" table:content-validation-name="val24" office:value-type="string" calcext:value-type="string">
            <text:p>Oracle Application Server  10.1.3.x</text:p>
          </table:table-cell>
          <table:table-cell table:style-name="ce57" table:formula="of:=VLOOKUP([.D39];[$datos.$G$2:.$J$40];2;0)" office:value-type="string" office:string-value="Oracle Application Server " calcext:value-type="string">
            <text:p>Oracle Application Server </text:p>
          </table:table-cell>
          <table:table-cell table:style-name="ce57" table:formula="of:=VLOOKUP([.D39];[$datos.$G$2:.$J$40];3;0)" office:value-type="string" office:string-value="10.1" calcext:value-type="string">
            <text:p>10.1</text:p>
          </table:table-cell>
          <table:table-cell table:style-name="ce57" table:formula="of:=VLOOKUP([.D39];[$datos.$G$2:.$J$40];4;0)" office:value-type="string" office:string-value="3.x" calcext:value-type="string">
            <text:p>3.x</text:p>
          </table:table-cell>
          <table:table-cell table:style-name="ce36" table:content-validation-name="val25" office:value-type="string" calcext:value-type="string">
            <text:p>PRODUCCIÓN</text:p>
          </table:table-cell>
          <table:table-cell table:style-name="ce53" table:number-columns-repeated="2"/>
          <table:table-cell table:style-name="ce42" table:content-validation-name="val26" office:value-type="string" calcext:value-type="string">
            <text:p>Activo</text:p>
          </table:table-cell>
          <table:table-cell table:style-name="ce63" table:content-validation-name="val27" office:value-type="string" calcext:value-type="string">
            <text:p>NO INSTALADO</text:p>
          </table:table-cell>
          <table:table-cell table:style-name="ce57" table:formula="of:=VLOOKUP([.L39];[$datos.$V$2:.$X$15];2;0)" office:value-type="float" office:value="0" calcext:value-type="float">
            <text:p/>
          </table:table-cell>
          <table:table-cell table:style-name="ce57" table:formula="of:=VLOOKUP([.L39];[$datos.$V$2:.$X$15];3;0)" office:value-type="float" office:value="0" calcext:value-type="float">
            <text:p/>
          </table:table-cell>
          <table:table-cell table:style-name="ce65" table:content-validation-name="val28" office:value-type="string" calcext:value-type="string">
            <text:p>MEDIA</text:p>
          </table:table-cell>
          <table:table-cell table:style-name="ce65" table:content-validation-name="val29" office:value-type="string" calcext:value-type="string">
            <text:p>24x7</text:p>
          </table:table-cell>
          <table:table-cell table:style-name="ce65" office:value-type="string" calcext:value-type="string">
            <text:p>TODO EL AÑO</text:p>
          </table:table-cell>
          <table:table-cell table:style-name="ce66" office:value-type="string" calcext:value-type="string">
            <text:p>SEGGES</text:p>
          </table:table-cell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35</text:p>
          </table:table-cell>
          <table:table-cell table:style-name="ce53" table:content-validation-name="val11" office:value-type="string" calcext:value-type="string">
            <text:p>clivmwlsp01</text:p>
          </table:table-cell>
          <table:table-cell table:style-name="ce55" table:content-validation-name="val23" office:value-type="string" calcext:value-type="string">
            <text:p>Oracle WebLogic Server 10.3.6</text:p>
          </table:table-cell>
          <table:table-cell table:style-name="ce57" table:formula="of:=VLOOKUP([.D40];[$datos.$G$2:.$J$40];2;0)" office:value-type="string" office:string-value="Oracle WebLogic Server" calcext:value-type="string">
            <text:p>Oracle WebLogic Server</text:p>
          </table:table-cell>
          <table:table-cell table:style-name="ce57" table:formula="of:=VLOOKUP([.D40];[$datos.$G$2:.$J$40];3;0)" office:value-type="string" office:string-value="10.3" calcext:value-type="string">
            <text:p>10.3</text:p>
          </table:table-cell>
          <table:table-cell table:style-name="ce57" table:formula="of:=VLOOKUP([.D40];[$datos.$G$2:.$J$40];4;0)" office:value-type="string" office:string-value="6.x" calcext:value-type="string">
            <text:p>6.x</text:p>
          </table:table-cell>
          <table:table-cell table:style-name="ce36" table:content-validation-name="val3" office:value-type="string" calcext:value-type="string">
            <text:p>PRODUCCIÓN</text:p>
          </table:table-cell>
          <table:table-cell table:style-name="ce53" table:number-columns-repeated="2"/>
          <table:table-cell table:style-name="ce42" table:content-validation-name="val18" office:value-type="string" calcext:value-type="string">
            <text:p>Activo</text:p>
          </table:table-cell>
          <table:table-cell table:style-name="ce63" table:content-validation-name="val27" office:value-type="string" calcext:value-type="string">
            <text:p>Oracle Forms and Reports 11R1 (11.1.1.7)</text:p>
          </table:table-cell>
          <table:table-cell table:style-name="ce57" table:formula="of:=VLOOKUP([.L40];[$datos.$V$2:.$X$15];2;0)" office:value-type="string" office:string-value="11.1" calcext:value-type="string">
            <text:p>11.1</text:p>
          </table:table-cell>
          <table:table-cell table:style-name="ce57" table:formula="of:=VLOOKUP([.L40];[$datos.$V$2:.$X$15];3;0)" office:value-type="string" office:string-value="1.7" calcext:value-type="string">
            <text:p>1.7</text:p>
          </table:table-cell>
          <table:table-cell table:style-name="ce65" table:content-validation-name="val22" office:value-type="string" calcext:value-type="string">
            <text:p>ALTA </text:p>
          </table:table-cell>
          <table:table-cell table:style-name="ce65" table:content-validation-name="val15" office:value-type="string" calcext:value-type="string">
            <text:p>24x7</text:p>
          </table:table-cell>
          <table:table-cell table:style-name="ce65" office:value-type="string" calcext:value-type="string">
            <text:p>TODO EL AÑO</text:p>
          </table:table-cell>
          <table:table-cell table:style-name="ce66" office:value-type="string" calcext:value-type="string">
            <text:p>GESL / SIRMA</text:p>
          </table:table-cell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36</text:p>
          </table:table-cell>
          <table:table-cell table:style-name="ce53" table:content-validation-name="val11" office:value-type="string" calcext:value-type="string">
            <text:p>clivmwlsc01</text:p>
          </table:table-cell>
          <table:table-cell table:style-name="ce55" table:content-validation-name="val23" office:value-type="string" calcext:value-type="string">
            <text:p>Oracle WebLogic Server 10.3.6</text:p>
          </table:table-cell>
          <table:table-cell table:style-name="ce57" table:formula="of:=VLOOKUP([.D41];[$datos.$G$2:.$J$40];2;0)" office:value-type="string" office:string-value="Oracle WebLogic Server" calcext:value-type="string">
            <text:p>Oracle WebLogic Server</text:p>
          </table:table-cell>
          <table:table-cell table:style-name="ce57" table:formula="of:=VLOOKUP([.D41];[$datos.$G$2:.$J$40];3;0)" office:value-type="string" office:string-value="10.3" calcext:value-type="string">
            <text:p>10.3</text:p>
          </table:table-cell>
          <table:table-cell table:style-name="ce57" table:formula="of:=VLOOKUP([.D41];[$datos.$G$2:.$J$40];4;0)" office:value-type="string" office:string-value="6.x" calcext:value-type="string">
            <text:p>6.x</text:p>
          </table:table-cell>
          <table:table-cell table:style-name="ce36" table:content-validation-name="val3" office:value-type="string" calcext:value-type="string">
            <text:p>TESTING / PRUEBAS / INTEGRACIÓN</text:p>
          </table:table-cell>
          <table:table-cell table:style-name="ce53" table:number-columns-repeated="2"/>
          <table:table-cell table:style-name="ce42" table:content-validation-name="val18" office:value-type="string" calcext:value-type="string">
            <text:p>Activo</text:p>
          </table:table-cell>
          <table:table-cell table:style-name="ce63" table:content-validation-name="val27" office:value-type="string" calcext:value-type="string">
            <text:p>Oracle Forms and Reports 11R1 (11.1.1.7)</text:p>
          </table:table-cell>
          <table:table-cell table:style-name="ce57" table:formula="of:=VLOOKUP([.L41];[$datos.$V$2:.$X$15];2;0)" office:value-type="string" office:string-value="11.1" calcext:value-type="string">
            <text:p>11.1</text:p>
          </table:table-cell>
          <table:table-cell table:style-name="ce57" table:formula="of:=VLOOKUP([.L41];[$datos.$V$2:.$X$15];3;0)" office:value-type="string" office:string-value="1.7" calcext:value-type="string">
            <text:p>1.7</text:p>
          </table:table-cell>
          <table:table-cell table:style-name="ce65" table:content-validation-name="val22" office:value-type="string" calcext:value-type="string">
            <text:p>BAJA</text:p>
          </table:table-cell>
          <table:table-cell table:style-name="ce65" table:content-validation-name="val15" office:value-type="string" calcext:value-type="string">
            <text:p>12x5</text:p>
          </table:table-cell>
          <table:table-cell table:style-name="ce65" office:value-type="string" calcext:value-type="string">
            <text:p>TODO EL AÑO</text:p>
          </table:table-cell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37</text:p>
          </table:table-cell>
          <table:table-cell table:style-name="ce53" table:content-validation-name="val11" office:value-type="string" calcext:value-type="string">
            <text:p>clivmwlsi01</text:p>
          </table:table-cell>
          <table:table-cell table:style-name="ce55" table:content-validation-name="val23" office:value-type="string" calcext:value-type="string">
            <text:p>Oracle WebLogic Server 10.3.6</text:p>
          </table:table-cell>
          <table:table-cell table:style-name="ce57" table:formula="of:=VLOOKUP([.D42];[$datos.$G$2:.$J$40];2;0)" office:value-type="string" office:string-value="Oracle WebLogic Server" calcext:value-type="string">
            <text:p>Oracle WebLogic Server</text:p>
          </table:table-cell>
          <table:table-cell table:style-name="ce57" table:formula="of:=VLOOKUP([.D42];[$datos.$G$2:.$J$40];3;0)" office:value-type="string" office:string-value="10.3" calcext:value-type="string">
            <text:p>10.3</text:p>
          </table:table-cell>
          <table:table-cell table:style-name="ce57" table:formula="of:=VLOOKUP([.D42];[$datos.$G$2:.$J$40];4;0)" office:value-type="string" office:string-value="6.x" calcext:value-type="string">
            <text:p>6.x</text:p>
          </table:table-cell>
          <table:table-cell table:style-name="ce36" table:content-validation-name="val3" office:value-type="string" calcext:value-type="string">
            <text:p>DESARROLLO</text:p>
          </table:table-cell>
          <table:table-cell table:style-name="ce53" table:number-columns-repeated="2"/>
          <table:table-cell table:style-name="ce42" table:content-validation-name="val18" office:value-type="string" calcext:value-type="string">
            <text:p>Activo</text:p>
          </table:table-cell>
          <table:table-cell table:style-name="ce63" table:content-validation-name="val27" office:value-type="string" calcext:value-type="string">
            <text:p>Oracle Forms and Reports 11R1 (11.1.1.7)</text:p>
          </table:table-cell>
          <table:table-cell table:style-name="ce57" table:formula="of:=VLOOKUP([.L42];[$datos.$V$2:.$X$15];2;0)" office:value-type="string" office:string-value="11.1" calcext:value-type="string">
            <text:p>11.1</text:p>
          </table:table-cell>
          <table:table-cell table:style-name="ce57" table:formula="of:=VLOOKUP([.L42];[$datos.$V$2:.$X$15];3;0)" office:value-type="string" office:string-value="1.7" calcext:value-type="string">
            <text:p>1.7</text:p>
          </table:table-cell>
          <table:table-cell table:style-name="ce65" table:content-validation-name="val22" office:value-type="string" calcext:value-type="string">
            <text:p>BAJA</text:p>
          </table:table-cell>
          <table:table-cell table:style-name="ce65" table:content-validation-name="val15" office:value-type="string" calcext:value-type="string">
            <text:p>12x5</text:p>
          </table:table-cell>
          <table:table-cell table:style-name="ce65" office:value-type="string" calcext:value-type="string">
            <text:p>TODO EL AÑO</text:p>
          </table:table-cell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38</text:p>
          </table:table-cell>
          <table:table-cell table:style-name="ce53" table:content-validation-name="val11" office:value-type="string" calcext:value-type="string">
            <text:p>clivmoasg</text:p>
          </table:table-cell>
          <table:table-cell table:style-name="ce55" table:content-validation-name="val23" office:value-type="string" calcext:value-type="string">
            <text:p>Oracle Application Server 10.1.2.x</text:p>
          </table:table-cell>
          <table:table-cell table:style-name="ce57" table:formula="of:=VLOOKUP([.D43];[$datos.$G$2:.$J$40];2;0)" office:value-type="string" office:string-value="Oracle Application Server " calcext:value-type="string">
            <text:p>Oracle Application Server </text:p>
          </table:table-cell>
          <table:table-cell table:style-name="ce57" table:formula="of:=VLOOKUP([.D43];[$datos.$G$2:.$J$40];3;0)" office:value-type="string" office:string-value="10.1" calcext:value-type="string">
            <text:p>10.1</text:p>
          </table:table-cell>
          <table:table-cell table:style-name="ce57" table:formula="of:=VLOOKUP([.D43];[$datos.$G$2:.$J$40];4;0)" office:value-type="string" office:string-value="2.x" calcext:value-type="string">
            <text:p>2.x</text:p>
          </table:table-cell>
          <table:table-cell table:style-name="ce36" table:content-validation-name="val3" office:value-type="string" calcext:value-type="string">
            <text:p>PRODUCCIÓN</text:p>
          </table:table-cell>
          <table:table-cell table:style-name="ce53" table:number-columns-repeated="2"/>
          <table:table-cell table:style-name="ce42" table:content-validation-name="val18" office:value-type="string" calcext:value-type="string">
            <text:p>Activo</text:p>
          </table:table-cell>
          <table:table-cell table:style-name="ce63" table:content-validation-name="val27" office:value-type="string" calcext:value-type="string">
            <text:p>Oracle Forms and Reports 10.1.2</text:p>
          </table:table-cell>
          <table:table-cell table:style-name="ce57" table:formula="of:=VLOOKUP([.L43];[$datos.$V$2:.$X$15];2;0)" office:value-type="string" office:string-value="10.1" calcext:value-type="string">
            <text:p>10.1</text:p>
          </table:table-cell>
          <table:table-cell table:style-name="ce57" table:formula="of:=VLOOKUP([.L43];[$datos.$V$2:.$X$15];3;0)" office:value-type="string" office:string-value="2.x" calcext:value-type="string">
            <text:p>2.x</text:p>
          </table:table-cell>
          <table:table-cell table:style-name="ce65" table:content-validation-name="val22" office:value-type="string" calcext:value-type="string">
            <text:p>ALTA </text:p>
          </table:table-cell>
          <table:table-cell table:style-name="ce65" table:content-validation-name="val15" office:value-type="string" calcext:value-type="string">
            <text:p>24x7</text:p>
          </table:table-cell>
          <table:table-cell table:style-name="ce65" office:value-type="string" calcext:value-type="string">
            <text:p>TODO EL AÑO</text:p>
          </table:table-cell>
          <table:table-cell table:style-name="ce66" office:value-type="string" calcext:value-type="string">
            <text:p>SIGGAN</text:p>
          </table:table-cell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39</text:p>
          </table:table-cell>
          <table:table-cell table:style-name="ce53" table:content-validation-name="val11" office:value-type="string" calcext:value-type="string">
            <text:p>clivmoasp</text:p>
          </table:table-cell>
          <table:table-cell table:style-name="ce55" table:content-validation-name="val23" office:value-type="string" calcext:value-type="string">
            <text:p>Oracle Application Server 10.1.2.x</text:p>
          </table:table-cell>
          <table:table-cell table:style-name="ce57" table:formula="of:=VLOOKUP([.D44];[$datos.$G$2:.$J$40];2;0)" office:value-type="string" office:string-value="Oracle Application Server " calcext:value-type="string">
            <text:p>Oracle Application Server </text:p>
          </table:table-cell>
          <table:table-cell table:style-name="ce57" table:formula="of:=VLOOKUP([.D44];[$datos.$G$2:.$J$40];3;0)" office:value-type="string" office:string-value="10.1" calcext:value-type="string">
            <text:p>10.1</text:p>
          </table:table-cell>
          <table:table-cell table:style-name="ce57" table:formula="of:=VLOOKUP([.D44];[$datos.$G$2:.$J$40];4;0)" office:value-type="string" office:string-value="2.x" calcext:value-type="string">
            <text:p>2.x</text:p>
          </table:table-cell>
          <table:table-cell table:style-name="ce36" table:content-validation-name="val3" office:value-type="string" calcext:value-type="string">
            <text:p>PRODUCCIÓN</text:p>
          </table:table-cell>
          <table:table-cell table:style-name="ce53" table:number-columns-repeated="2"/>
          <table:table-cell table:style-name="ce42" table:content-validation-name="val18" office:value-type="string" calcext:value-type="string">
            <text:p>Activo</text:p>
          </table:table-cell>
          <table:table-cell table:style-name="ce63" table:content-validation-name="val27" office:value-type="string" calcext:value-type="string">
            <text:p>Oracle Forms and Reports 10.1.2</text:p>
          </table:table-cell>
          <table:table-cell table:style-name="ce57" table:formula="of:=VLOOKUP([.L44];[$datos.$V$2:.$X$15];2;0)" office:value-type="string" office:string-value="10.1" calcext:value-type="string">
            <text:p>10.1</text:p>
          </table:table-cell>
          <table:table-cell table:style-name="ce57" table:formula="of:=VLOOKUP([.L44];[$datos.$V$2:.$X$15];3;0)" office:value-type="string" office:string-value="2.x" calcext:value-type="string">
            <text:p>2.x</text:p>
          </table:table-cell>
          <table:table-cell table:style-name="ce65" table:content-validation-name="val22" office:value-type="string" calcext:value-type="string">
            <text:p>ALTA </text:p>
          </table:table-cell>
          <table:table-cell table:style-name="ce65" table:content-validation-name="val15" office:value-type="string" calcext:value-type="string">
            <text:p>24x7</text:p>
          </table:table-cell>
          <table:table-cell table:style-name="ce65" office:value-type="string" calcext:value-type="string">
            <text:p>TODO EL AÑO</text:p>
          </table:table-cell>
          <table:table-cell table:style-name="ce66" office:value-type="string" calcext:value-type="string">
            <text:p>MEXA / SUSEF / PATC / ALEGSIG / SLFP / GRIA / GICA / VITICOLA</text:p>
          </table:table-cell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40</text:p>
          </table:table-cell>
          <table:table-cell table:style-name="ce53" table:content-validation-name="val11" office:value-type="string" calcext:value-type="string">
            <text:p>clivmcertif</text:p>
          </table:table-cell>
          <table:table-cell table:style-name="ce55" table:content-validation-name="val23" office:value-type="string" calcext:value-type="string">
            <text:p>Oracle Application Server 10.1.2.x</text:p>
          </table:table-cell>
          <table:table-cell table:style-name="ce57" table:formula="of:=VLOOKUP([.D45];[$datos.$G$2:.$J$40];2;0)" office:value-type="string" office:string-value="Oracle Application Server " calcext:value-type="string">
            <text:p>Oracle Application Server </text:p>
          </table:table-cell>
          <table:table-cell table:style-name="ce57" table:formula="of:=VLOOKUP([.D45];[$datos.$G$2:.$J$40];3;0)" office:value-type="string" office:string-value="10.1" calcext:value-type="string">
            <text:p>10.1</text:p>
          </table:table-cell>
          <table:table-cell table:style-name="ce57" table:formula="of:=VLOOKUP([.D45];[$datos.$G$2:.$J$40];4;0)" office:value-type="string" office:string-value="2.x" calcext:value-type="string">
            <text:p>2.x</text:p>
          </table:table-cell>
          <table:table-cell table:style-name="ce36" table:content-validation-name="val3" office:value-type="string" calcext:value-type="string">
            <text:p>TESTING / PRUEBAS / INTEGRACIÓN</text:p>
          </table:table-cell>
          <table:table-cell table:style-name="ce53" table:number-columns-repeated="2"/>
          <table:table-cell table:style-name="ce42" table:content-validation-name="val18" office:value-type="string" calcext:value-type="string">
            <text:p>Activo</text:p>
          </table:table-cell>
          <table:table-cell table:style-name="ce63" table:content-validation-name="val27" office:value-type="string" calcext:value-type="string">
            <text:p>Oracle Forms and Reports 10.1.2</text:p>
          </table:table-cell>
          <table:table-cell table:style-name="ce57" table:formula="of:=VLOOKUP([.L45];[$datos.$V$2:.$X$15];2;0)" office:value-type="string" office:string-value="10.1" calcext:value-type="string">
            <text:p>10.1</text:p>
          </table:table-cell>
          <table:table-cell table:style-name="ce57" table:formula="of:=VLOOKUP([.L45];[$datos.$V$2:.$X$15];3;0)" office:value-type="string" office:string-value="2.x" calcext:value-type="string">
            <text:p>2.x</text:p>
          </table:table-cell>
          <table:table-cell table:style-name="ce65" table:content-validation-name="val22" office:value-type="string" calcext:value-type="string">
            <text:p>BAJA</text:p>
          </table:table-cell>
          <table:table-cell table:style-name="ce65" table:content-validation-name="val15" office:value-type="string" calcext:value-type="string">
            <text:p>12x5</text:p>
          </table:table-cell>
          <table:table-cell table:style-name="ce65" office:value-type="string" calcext:value-type="string">
            <text:p>TODO EL AÑO</text:p>
          </table:table-cell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41</text:p>
          </table:table-cell>
          <table:table-cell table:style-name="ce53" table:content-validation-name="val11" office:value-type="string" calcext:value-type="string">
            <text:p>clivmdesa</text:p>
          </table:table-cell>
          <table:table-cell table:style-name="ce55" table:content-validation-name="val23" office:value-type="string" calcext:value-type="string">
            <text:p>Oracle Application Server 10.1.2.x</text:p>
          </table:table-cell>
          <table:table-cell table:style-name="ce57" table:formula="of:=VLOOKUP([.D46];[$datos.$G$2:.$J$40];2;0)" office:value-type="string" office:string-value="Oracle Application Server " calcext:value-type="string">
            <text:p>Oracle Application Server </text:p>
          </table:table-cell>
          <table:table-cell table:style-name="ce57" table:formula="of:=VLOOKUP([.D46];[$datos.$G$2:.$J$40];3;0)" office:value-type="string" office:string-value="10.1" calcext:value-type="string">
            <text:p>10.1</text:p>
          </table:table-cell>
          <table:table-cell table:style-name="ce57" table:formula="of:=VLOOKUP([.D46];[$datos.$G$2:.$J$40];4;0)" office:value-type="string" office:string-value="2.x" calcext:value-type="string">
            <text:p>2.x</text:p>
          </table:table-cell>
          <table:table-cell table:style-name="ce36" table:content-validation-name="val3" office:value-type="string" calcext:value-type="string">
            <text:p>DESARROLLO</text:p>
          </table:table-cell>
          <table:table-cell table:style-name="ce53" table:number-columns-repeated="2"/>
          <table:table-cell table:style-name="ce42" table:content-validation-name="val18" office:value-type="string" calcext:value-type="string">
            <text:p>Activo</text:p>
          </table:table-cell>
          <table:table-cell table:style-name="ce63" table:content-validation-name="val27" office:value-type="string" calcext:value-type="string">
            <text:p>Oracle Forms and Reports 10.1.2</text:p>
          </table:table-cell>
          <table:table-cell table:style-name="ce57" table:formula="of:=VLOOKUP([.L46];[$datos.$V$2:.$X$15];2;0)" office:value-type="string" office:string-value="10.1" calcext:value-type="string">
            <text:p>10.1</text:p>
          </table:table-cell>
          <table:table-cell table:style-name="ce57" table:formula="of:=VLOOKUP([.L46];[$datos.$V$2:.$X$15];3;0)" office:value-type="string" office:string-value="2.x" calcext:value-type="string">
            <text:p>2.x</text:p>
          </table:table-cell>
          <table:table-cell table:style-name="ce65" table:content-validation-name="val22" office:value-type="string" calcext:value-type="string">
            <text:p>BAJA</text:p>
          </table:table-cell>
          <table:table-cell table:style-name="ce65" table:content-validation-name="val15" office:value-type="string" calcext:value-type="string">
            <text:p>12x5</text:p>
          </table:table-cell>
          <table:table-cell table:style-name="ce65" office:value-type="string" calcext:value-type="string">
            <text:p>TODO EL AÑO</text:p>
          </table:table-cell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42</text:p>
          </table:table-cell>
          <table:table-cell table:style-name="ce53" table:content-validation-name="val11" office:value-type="string" calcext:value-type="string">
            <text:p>vmcloud</text:p>
          </table:table-cell>
          <table:table-cell table:style-name="ce55" table:content-validation-name="val23" office:value-type="string" calcext:value-type="string">
            <text:p>Oracle WebLogic Server 10.3.6</text:p>
          </table:table-cell>
          <table:table-cell table:style-name="ce57" table:formula="of:=VLOOKUP([.D47];[$datos.$G$2:.$J$40];2;0)" office:value-type="string" office:string-value="Oracle WebLogic Server" calcext:value-type="string">
            <text:p>Oracle WebLogic Server</text:p>
          </table:table-cell>
          <table:table-cell table:style-name="ce57" table:formula="of:=VLOOKUP([.D47];[$datos.$G$2:.$J$40];3;0)" office:value-type="string" office:string-value="10.3" calcext:value-type="string">
            <text:p>10.3</text:p>
          </table:table-cell>
          <table:table-cell table:style-name="ce57" table:formula="of:=VLOOKUP([.D47];[$datos.$G$2:.$J$40];4;0)" office:value-type="string" office:string-value="6.x" calcext:value-type="string">
            <text:p>6.x</text:p>
          </table:table-cell>
          <table:table-cell table:style-name="ce36" table:content-validation-name="val3" office:value-type="string" calcext:value-type="string">
            <text:p>PRODUCCIÓN</text:p>
          </table:table-cell>
          <table:table-cell table:style-name="ce53" table:number-columns-repeated="2"/>
          <table:table-cell table:style-name="ce42" table:content-validation-name="val18" office:value-type="string" calcext:value-type="string">
            <text:p>Activo</text:p>
          </table:table-cell>
          <table:table-cell table:style-name="ce63" table:content-validation-name="val27" office:value-type="string" calcext:value-type="string">
            <text:p>NO INSTALADO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65" table:content-validation-name="val22" office:value-type="string" calcext:value-type="string">
            <text:p>BAJA</text:p>
          </table:table-cell>
          <table:table-cell table:style-name="ce65" table:content-validation-name="val15" office:value-type="string" calcext:value-type="string">
            <text:p>8x5</text:p>
          </table:table-cell>
          <table:table-cell table:style-name="ce65" office:value-type="string" calcext:value-type="string">
            <text:p>TODO EL AÑO</text:p>
          </table:table-cell>
          <table:table-cell table:style-name="ce67" office:value-type="string" calcext:value-type="string">
            <text:p>Cloud Control 12c Release 4 (12.1.0.4)</text:p>
          </table:table-cell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43</text:p>
          </table:table-cell>
          <table:table-cell table:style-name="ce53" table:content-validation-name="val11" office:value-type="string" calcext:value-type="string">
            <text:p>vminfra</text:p>
          </table:table-cell>
          <table:table-cell table:style-name="ce55" table:content-validation-name="val23" office:value-type="string" calcext:value-type="string">
            <text:p>Oracle Application Server 10.1.2.x</text:p>
          </table:table-cell>
          <table:table-cell table:style-name="ce57" table:formula="of:=VLOOKUP([.D48];[$datos.$G$2:.$J$40];2;0)" office:value-type="string" office:string-value="Oracle Application Server " calcext:value-type="string">
            <text:p>Oracle Application Server </text:p>
          </table:table-cell>
          <table:table-cell table:style-name="ce57" table:formula="of:=VLOOKUP([.D48];[$datos.$G$2:.$J$40];3;0)" office:value-type="string" office:string-value="10.1" calcext:value-type="string">
            <text:p>10.1</text:p>
          </table:table-cell>
          <table:table-cell table:style-name="ce57" table:formula="of:=VLOOKUP([.D48];[$datos.$G$2:.$J$40];4;0)" office:value-type="string" office:string-value="2.x" calcext:value-type="string">
            <text:p>2.x</text:p>
          </table:table-cell>
          <table:table-cell table:style-name="ce36" table:content-validation-name="val3" office:value-type="string" calcext:value-type="string">
            <text:p>PRODUCCIÓN</text:p>
          </table:table-cell>
          <table:table-cell table:style-name="ce53" table:number-columns-repeated="2"/>
          <table:table-cell table:style-name="ce42" table:content-validation-name="val18" office:value-type="string" calcext:value-type="string">
            <text:p>Activo</text:p>
          </table:table-cell>
          <table:table-cell table:style-name="ce63" table:content-validation-name="val27" office:value-type="string" calcext:value-type="string">
            <text:p>NO INSTALADO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65" table:content-validation-name="val22" office:value-type="string" calcext:value-type="string">
            <text:p>MEDIA</text:p>
          </table:table-cell>
          <table:table-cell table:style-name="ce65" table:content-validation-name="val15" office:value-type="string" calcext:value-type="string">
            <text:p>24x7</text:p>
          </table:table-cell>
          <table:table-cell table:style-name="ce65" office:value-type="string" calcext:value-type="string">
            <text:p>TODO EL AÑO</text:p>
          </table:table-cell>
          <table:table-cell table:style-name="ce66" office:value-type="string" calcext:value-type="string">
            <text:p>Infraestructura de OAS</text:p>
          </table:table-cell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44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49];[$datos.$G$2:.$J$40];2;0)" office:value-type="string" office:string-value="#N/D" calcext:value-type="error">
            <text:p>#N/D</text:p>
          </table:table-cell>
          <table:table-cell table:style-name="ce57" table:formula="of:=VLOOKUP([.D49];[$datos.$G$2:.$J$40];3;0)" office:value-type="string" office:string-value="#N/D" calcext:value-type="error">
            <text:p>#N/D</text:p>
          </table:table-cell>
          <table:table-cell table:style-name="ce57" table:formula="of:=VLOOKUP([.D49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49];[$datos.$V$2:.$X$15];2;0)" office:value-type="string" office:string-value="#N/D" calcext:value-type="error">
            <text:p>#N/D</text:p>
          </table:table-cell>
          <table:table-cell table:style-name="ce57" table:formula="of:=VLOOKUP([.L49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45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50];[$datos.$G$2:.$J$40];2;0)" office:value-type="string" office:string-value="#N/D" calcext:value-type="error">
            <text:p>#N/D</text:p>
          </table:table-cell>
          <table:table-cell table:style-name="ce57" table:formula="of:=VLOOKUP([.D50];[$datos.$G$2:.$J$40];3;0)" office:value-type="string" office:string-value="#N/D" calcext:value-type="error">
            <text:p>#N/D</text:p>
          </table:table-cell>
          <table:table-cell table:style-name="ce57" table:formula="of:=VLOOKUP([.D50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50];[$datos.$V$2:.$X$15];2;0)" office:value-type="string" office:string-value="#N/D" calcext:value-type="error">
            <text:p>#N/D</text:p>
          </table:table-cell>
          <table:table-cell table:style-name="ce57" table:formula="of:=VLOOKUP([.L50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46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51];[$datos.$G$2:.$J$40];2;0)" office:value-type="string" office:string-value="#N/D" calcext:value-type="error">
            <text:p>#N/D</text:p>
          </table:table-cell>
          <table:table-cell table:style-name="ce57" table:formula="of:=VLOOKUP([.D51];[$datos.$G$2:.$J$40];3;0)" office:value-type="string" office:string-value="#N/D" calcext:value-type="error">
            <text:p>#N/D</text:p>
          </table:table-cell>
          <table:table-cell table:style-name="ce57" table:formula="of:=VLOOKUP([.D51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51];[$datos.$V$2:.$X$15];2;0)" office:value-type="string" office:string-value="#N/D" calcext:value-type="error">
            <text:p>#N/D</text:p>
          </table:table-cell>
          <table:table-cell table:style-name="ce57" table:formula="of:=VLOOKUP([.L51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47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52];[$datos.$G$2:.$J$40];2;0)" office:value-type="string" office:string-value="#N/D" calcext:value-type="error">
            <text:p>#N/D</text:p>
          </table:table-cell>
          <table:table-cell table:style-name="ce57" table:formula="of:=VLOOKUP([.D52];[$datos.$G$2:.$J$40];3;0)" office:value-type="string" office:string-value="#N/D" calcext:value-type="error">
            <text:p>#N/D</text:p>
          </table:table-cell>
          <table:table-cell table:style-name="ce57" table:formula="of:=VLOOKUP([.D52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52];[$datos.$V$2:.$X$15];2;0)" office:value-type="string" office:string-value="#N/D" calcext:value-type="error">
            <text:p>#N/D</text:p>
          </table:table-cell>
          <table:table-cell table:style-name="ce57" table:formula="of:=VLOOKUP([.L52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48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53];[$datos.$G$2:.$J$40];2;0)" office:value-type="string" office:string-value="#N/D" calcext:value-type="error">
            <text:p>#N/D</text:p>
          </table:table-cell>
          <table:table-cell table:style-name="ce57" table:formula="of:=VLOOKUP([.D53];[$datos.$G$2:.$J$40];3;0)" office:value-type="string" office:string-value="#N/D" calcext:value-type="error">
            <text:p>#N/D</text:p>
          </table:table-cell>
          <table:table-cell table:style-name="ce57" table:formula="of:=VLOOKUP([.D53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53];[$datos.$V$2:.$X$15];2;0)" office:value-type="string" office:string-value="#N/D" calcext:value-type="error">
            <text:p>#N/D</text:p>
          </table:table-cell>
          <table:table-cell table:style-name="ce57" table:formula="of:=VLOOKUP([.L53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49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54];[$datos.$G$2:.$J$40];2;0)" office:value-type="string" office:string-value="#N/D" calcext:value-type="error">
            <text:p>#N/D</text:p>
          </table:table-cell>
          <table:table-cell table:style-name="ce57" table:formula="of:=VLOOKUP([.D54];[$datos.$G$2:.$J$40];3;0)" office:value-type="string" office:string-value="#N/D" calcext:value-type="error">
            <text:p>#N/D</text:p>
          </table:table-cell>
          <table:table-cell table:style-name="ce57" table:formula="of:=VLOOKUP([.D54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54];[$datos.$V$2:.$X$15];2;0)" office:value-type="string" office:string-value="#N/D" calcext:value-type="error">
            <text:p>#N/D</text:p>
          </table:table-cell>
          <table:table-cell table:style-name="ce57" table:formula="of:=VLOOKUP([.L54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50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55];[$datos.$G$2:.$J$40];2;0)" office:value-type="string" office:string-value="#N/D" calcext:value-type="error">
            <text:p>#N/D</text:p>
          </table:table-cell>
          <table:table-cell table:style-name="ce57" table:formula="of:=VLOOKUP([.D55];[$datos.$G$2:.$J$40];3;0)" office:value-type="string" office:string-value="#N/D" calcext:value-type="error">
            <text:p>#N/D</text:p>
          </table:table-cell>
          <table:table-cell table:style-name="ce57" table:formula="of:=VLOOKUP([.D55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55];[$datos.$V$2:.$X$15];2;0)" office:value-type="string" office:string-value="#N/D" calcext:value-type="error">
            <text:p>#N/D</text:p>
          </table:table-cell>
          <table:table-cell table:style-name="ce57" table:formula="of:=VLOOKUP([.L55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51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56];[$datos.$G$2:.$J$40];2;0)" office:value-type="string" office:string-value="#N/D" calcext:value-type="error">
            <text:p>#N/D</text:p>
          </table:table-cell>
          <table:table-cell table:style-name="ce57" table:formula="of:=VLOOKUP([.D56];[$datos.$G$2:.$J$40];3;0)" office:value-type="string" office:string-value="#N/D" calcext:value-type="error">
            <text:p>#N/D</text:p>
          </table:table-cell>
          <table:table-cell table:style-name="ce57" table:formula="of:=VLOOKUP([.D56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56];[$datos.$V$2:.$X$15];2;0)" office:value-type="string" office:string-value="#N/D" calcext:value-type="error">
            <text:p>#N/D</text:p>
          </table:table-cell>
          <table:table-cell table:style-name="ce57" table:formula="of:=VLOOKUP([.L56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52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57];[$datos.$G$2:.$J$40];2;0)" office:value-type="string" office:string-value="#N/D" calcext:value-type="error">
            <text:p>#N/D</text:p>
          </table:table-cell>
          <table:table-cell table:style-name="ce57" table:formula="of:=VLOOKUP([.D57];[$datos.$G$2:.$J$40];3;0)" office:value-type="string" office:string-value="#N/D" calcext:value-type="error">
            <text:p>#N/D</text:p>
          </table:table-cell>
          <table:table-cell table:style-name="ce57" table:formula="of:=VLOOKUP([.D57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57];[$datos.$V$2:.$X$15];2;0)" office:value-type="string" office:string-value="#N/D" calcext:value-type="error">
            <text:p>#N/D</text:p>
          </table:table-cell>
          <table:table-cell table:style-name="ce57" table:formula="of:=VLOOKUP([.L57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53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58];[$datos.$G$2:.$J$40];2;0)" office:value-type="string" office:string-value="#N/D" calcext:value-type="error">
            <text:p>#N/D</text:p>
          </table:table-cell>
          <table:table-cell table:style-name="ce57" table:formula="of:=VLOOKUP([.D58];[$datos.$G$2:.$J$40];3;0)" office:value-type="string" office:string-value="#N/D" calcext:value-type="error">
            <text:p>#N/D</text:p>
          </table:table-cell>
          <table:table-cell table:style-name="ce57" table:formula="of:=VLOOKUP([.D58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58];[$datos.$V$2:.$X$15];2;0)" office:value-type="string" office:string-value="#N/D" calcext:value-type="error">
            <text:p>#N/D</text:p>
          </table:table-cell>
          <table:table-cell table:style-name="ce57" table:formula="of:=VLOOKUP([.L58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54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59];[$datos.$G$2:.$J$40];2;0)" office:value-type="string" office:string-value="#N/D" calcext:value-type="error">
            <text:p>#N/D</text:p>
          </table:table-cell>
          <table:table-cell table:style-name="ce57" table:formula="of:=VLOOKUP([.D59];[$datos.$G$2:.$J$40];3;0)" office:value-type="string" office:string-value="#N/D" calcext:value-type="error">
            <text:p>#N/D</text:p>
          </table:table-cell>
          <table:table-cell table:style-name="ce57" table:formula="of:=VLOOKUP([.D59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59];[$datos.$V$2:.$X$15];2;0)" office:value-type="string" office:string-value="#N/D" calcext:value-type="error">
            <text:p>#N/D</text:p>
          </table:table-cell>
          <table:table-cell table:style-name="ce57" table:formula="of:=VLOOKUP([.L59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55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60];[$datos.$G$2:.$J$40];2;0)" office:value-type="string" office:string-value="#N/D" calcext:value-type="error">
            <text:p>#N/D</text:p>
          </table:table-cell>
          <table:table-cell table:style-name="ce57" table:formula="of:=VLOOKUP([.D60];[$datos.$G$2:.$J$40];3;0)" office:value-type="string" office:string-value="#N/D" calcext:value-type="error">
            <text:p>#N/D</text:p>
          </table:table-cell>
          <table:table-cell table:style-name="ce57" table:formula="of:=VLOOKUP([.D60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60];[$datos.$V$2:.$X$15];2;0)" office:value-type="string" office:string-value="#N/D" calcext:value-type="error">
            <text:p>#N/D</text:p>
          </table:table-cell>
          <table:table-cell table:style-name="ce57" table:formula="of:=VLOOKUP([.L60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56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61];[$datos.$G$2:.$J$40];2;0)" office:value-type="string" office:string-value="#N/D" calcext:value-type="error">
            <text:p>#N/D</text:p>
          </table:table-cell>
          <table:table-cell table:style-name="ce57" table:formula="of:=VLOOKUP([.D61];[$datos.$G$2:.$J$40];3;0)" office:value-type="string" office:string-value="#N/D" calcext:value-type="error">
            <text:p>#N/D</text:p>
          </table:table-cell>
          <table:table-cell table:style-name="ce57" table:formula="of:=VLOOKUP([.D61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61];[$datos.$V$2:.$X$15];2;0)" office:value-type="string" office:string-value="#N/D" calcext:value-type="error">
            <text:p>#N/D</text:p>
          </table:table-cell>
          <table:table-cell table:style-name="ce57" table:formula="of:=VLOOKUP([.L61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57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62];[$datos.$G$2:.$J$40];2;0)" office:value-type="string" office:string-value="#N/D" calcext:value-type="error">
            <text:p>#N/D</text:p>
          </table:table-cell>
          <table:table-cell table:style-name="ce57" table:formula="of:=VLOOKUP([.D62];[$datos.$G$2:.$J$40];3;0)" office:value-type="string" office:string-value="#N/D" calcext:value-type="error">
            <text:p>#N/D</text:p>
          </table:table-cell>
          <table:table-cell table:style-name="ce57" table:formula="of:=VLOOKUP([.D62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62];[$datos.$V$2:.$X$15];2;0)" office:value-type="string" office:string-value="#N/D" calcext:value-type="error">
            <text:p>#N/D</text:p>
          </table:table-cell>
          <table:table-cell table:style-name="ce57" table:formula="of:=VLOOKUP([.L62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58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63];[$datos.$G$2:.$J$40];2;0)" office:value-type="string" office:string-value="#N/D" calcext:value-type="error">
            <text:p>#N/D</text:p>
          </table:table-cell>
          <table:table-cell table:style-name="ce57" table:formula="of:=VLOOKUP([.D63];[$datos.$G$2:.$J$40];3;0)" office:value-type="string" office:string-value="#N/D" calcext:value-type="error">
            <text:p>#N/D</text:p>
          </table:table-cell>
          <table:table-cell table:style-name="ce57" table:formula="of:=VLOOKUP([.D63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63];[$datos.$V$2:.$X$15];2;0)" office:value-type="string" office:string-value="#N/D" calcext:value-type="error">
            <text:p>#N/D</text:p>
          </table:table-cell>
          <table:table-cell table:style-name="ce57" table:formula="of:=VLOOKUP([.L63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59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64];[$datos.$G$2:.$J$40];2;0)" office:value-type="string" office:string-value="#N/D" calcext:value-type="error">
            <text:p>#N/D</text:p>
          </table:table-cell>
          <table:table-cell table:style-name="ce57" table:formula="of:=VLOOKUP([.D64];[$datos.$G$2:.$J$40];3;0)" office:value-type="string" office:string-value="#N/D" calcext:value-type="error">
            <text:p>#N/D</text:p>
          </table:table-cell>
          <table:table-cell table:style-name="ce57" table:formula="of:=VLOOKUP([.D64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64];[$datos.$V$2:.$X$15];2;0)" office:value-type="string" office:string-value="#N/D" calcext:value-type="error">
            <text:p>#N/D</text:p>
          </table:table-cell>
          <table:table-cell table:style-name="ce57" table:formula="of:=VLOOKUP([.L64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60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65];[$datos.$G$2:.$J$40];2;0)" office:value-type="string" office:string-value="#N/D" calcext:value-type="error">
            <text:p>#N/D</text:p>
          </table:table-cell>
          <table:table-cell table:style-name="ce57" table:formula="of:=VLOOKUP([.D65];[$datos.$G$2:.$J$40];3;0)" office:value-type="string" office:string-value="#N/D" calcext:value-type="error">
            <text:p>#N/D</text:p>
          </table:table-cell>
          <table:table-cell table:style-name="ce57" table:formula="of:=VLOOKUP([.D65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65];[$datos.$V$2:.$X$15];2;0)" office:value-type="string" office:string-value="#N/D" calcext:value-type="error">
            <text:p>#N/D</text:p>
          </table:table-cell>
          <table:table-cell table:style-name="ce57" table:formula="of:=VLOOKUP([.L65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61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66];[$datos.$G$2:.$J$40];2;0)" office:value-type="string" office:string-value="#N/D" calcext:value-type="error">
            <text:p>#N/D</text:p>
          </table:table-cell>
          <table:table-cell table:style-name="ce57" table:formula="of:=VLOOKUP([.D66];[$datos.$G$2:.$J$40];3;0)" office:value-type="string" office:string-value="#N/D" calcext:value-type="error">
            <text:p>#N/D</text:p>
          </table:table-cell>
          <table:table-cell table:style-name="ce57" table:formula="of:=VLOOKUP([.D66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66];[$datos.$V$2:.$X$15];2;0)" office:value-type="string" office:string-value="#N/D" calcext:value-type="error">
            <text:p>#N/D</text:p>
          </table:table-cell>
          <table:table-cell table:style-name="ce57" table:formula="of:=VLOOKUP([.L66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62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67];[$datos.$G$2:.$J$40];2;0)" office:value-type="string" office:string-value="#N/D" calcext:value-type="error">
            <text:p>#N/D</text:p>
          </table:table-cell>
          <table:table-cell table:style-name="ce57" table:formula="of:=VLOOKUP([.D67];[$datos.$G$2:.$J$40];3;0)" office:value-type="string" office:string-value="#N/D" calcext:value-type="error">
            <text:p>#N/D</text:p>
          </table:table-cell>
          <table:table-cell table:style-name="ce57" table:formula="of:=VLOOKUP([.D67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67];[$datos.$V$2:.$X$15];2;0)" office:value-type="string" office:string-value="#N/D" calcext:value-type="error">
            <text:p>#N/D</text:p>
          </table:table-cell>
          <table:table-cell table:style-name="ce57" table:formula="of:=VLOOKUP([.L67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63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68];[$datos.$G$2:.$J$40];2;0)" office:value-type="string" office:string-value="#N/D" calcext:value-type="error">
            <text:p>#N/D</text:p>
          </table:table-cell>
          <table:table-cell table:style-name="ce57" table:formula="of:=VLOOKUP([.D68];[$datos.$G$2:.$J$40];3;0)" office:value-type="string" office:string-value="#N/D" calcext:value-type="error">
            <text:p>#N/D</text:p>
          </table:table-cell>
          <table:table-cell table:style-name="ce57" table:formula="of:=VLOOKUP([.D68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68];[$datos.$V$2:.$X$15];2;0)" office:value-type="string" office:string-value="#N/D" calcext:value-type="error">
            <text:p>#N/D</text:p>
          </table:table-cell>
          <table:table-cell table:style-name="ce57" table:formula="of:=VLOOKUP([.L68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64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69];[$datos.$G$2:.$J$40];2;0)" office:value-type="string" office:string-value="#N/D" calcext:value-type="error">
            <text:p>#N/D</text:p>
          </table:table-cell>
          <table:table-cell table:style-name="ce57" table:formula="of:=VLOOKUP([.D69];[$datos.$G$2:.$J$40];3;0)" office:value-type="string" office:string-value="#N/D" calcext:value-type="error">
            <text:p>#N/D</text:p>
          </table:table-cell>
          <table:table-cell table:style-name="ce57" table:formula="of:=VLOOKUP([.D69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69];[$datos.$V$2:.$X$15];2;0)" office:value-type="string" office:string-value="#N/D" calcext:value-type="error">
            <text:p>#N/D</text:p>
          </table:table-cell>
          <table:table-cell table:style-name="ce57" table:formula="of:=VLOOKUP([.L69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65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70];[$datos.$G$2:.$J$40];2;0)" office:value-type="string" office:string-value="#N/D" calcext:value-type="error">
            <text:p>#N/D</text:p>
          </table:table-cell>
          <table:table-cell table:style-name="ce57" table:formula="of:=VLOOKUP([.D70];[$datos.$G$2:.$J$40];3;0)" office:value-type="string" office:string-value="#N/D" calcext:value-type="error">
            <text:p>#N/D</text:p>
          </table:table-cell>
          <table:table-cell table:style-name="ce57" table:formula="of:=VLOOKUP([.D70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70];[$datos.$V$2:.$X$15];2;0)" office:value-type="string" office:string-value="#N/D" calcext:value-type="error">
            <text:p>#N/D</text:p>
          </table:table-cell>
          <table:table-cell table:style-name="ce57" table:formula="of:=VLOOKUP([.L70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66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71];[$datos.$G$2:.$J$40];2;0)" office:value-type="string" office:string-value="#N/D" calcext:value-type="error">
            <text:p>#N/D</text:p>
          </table:table-cell>
          <table:table-cell table:style-name="ce57" table:formula="of:=VLOOKUP([.D71];[$datos.$G$2:.$J$40];3;0)" office:value-type="string" office:string-value="#N/D" calcext:value-type="error">
            <text:p>#N/D</text:p>
          </table:table-cell>
          <table:table-cell table:style-name="ce57" table:formula="of:=VLOOKUP([.D71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71];[$datos.$V$2:.$X$15];2;0)" office:value-type="string" office:string-value="#N/D" calcext:value-type="error">
            <text:p>#N/D</text:p>
          </table:table-cell>
          <table:table-cell table:style-name="ce57" table:formula="of:=VLOOKUP([.L71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67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72];[$datos.$G$2:.$J$40];2;0)" office:value-type="string" office:string-value="#N/D" calcext:value-type="error">
            <text:p>#N/D</text:p>
          </table:table-cell>
          <table:table-cell table:style-name="ce57" table:formula="of:=VLOOKUP([.D72];[$datos.$G$2:.$J$40];3;0)" office:value-type="string" office:string-value="#N/D" calcext:value-type="error">
            <text:p>#N/D</text:p>
          </table:table-cell>
          <table:table-cell table:style-name="ce57" table:formula="of:=VLOOKUP([.D72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72];[$datos.$V$2:.$X$15];2;0)" office:value-type="string" office:string-value="#N/D" calcext:value-type="error">
            <text:p>#N/D</text:p>
          </table:table-cell>
          <table:table-cell table:style-name="ce57" table:formula="of:=VLOOKUP([.L72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68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73];[$datos.$G$2:.$J$40];2;0)" office:value-type="string" office:string-value="#N/D" calcext:value-type="error">
            <text:p>#N/D</text:p>
          </table:table-cell>
          <table:table-cell table:style-name="ce57" table:formula="of:=VLOOKUP([.D73];[$datos.$G$2:.$J$40];3;0)" office:value-type="string" office:string-value="#N/D" calcext:value-type="error">
            <text:p>#N/D</text:p>
          </table:table-cell>
          <table:table-cell table:style-name="ce57" table:formula="of:=VLOOKUP([.D73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73];[$datos.$V$2:.$X$15];2;0)" office:value-type="string" office:string-value="#N/D" calcext:value-type="error">
            <text:p>#N/D</text:p>
          </table:table-cell>
          <table:table-cell table:style-name="ce57" table:formula="of:=VLOOKUP([.L73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69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74];[$datos.$G$2:.$J$40];2;0)" office:value-type="string" office:string-value="#N/D" calcext:value-type="error">
            <text:p>#N/D</text:p>
          </table:table-cell>
          <table:table-cell table:style-name="ce57" table:formula="of:=VLOOKUP([.D74];[$datos.$G$2:.$J$40];3;0)" office:value-type="string" office:string-value="#N/D" calcext:value-type="error">
            <text:p>#N/D</text:p>
          </table:table-cell>
          <table:table-cell table:style-name="ce57" table:formula="of:=VLOOKUP([.D74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74];[$datos.$V$2:.$X$15];2;0)" office:value-type="string" office:string-value="#N/D" calcext:value-type="error">
            <text:p>#N/D</text:p>
          </table:table-cell>
          <table:table-cell table:style-name="ce57" table:formula="of:=VLOOKUP([.L74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70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75];[$datos.$G$2:.$J$40];2;0)" office:value-type="string" office:string-value="#N/D" calcext:value-type="error">
            <text:p>#N/D</text:p>
          </table:table-cell>
          <table:table-cell table:style-name="ce57" table:formula="of:=VLOOKUP([.D75];[$datos.$G$2:.$J$40];3;0)" office:value-type="string" office:string-value="#N/D" calcext:value-type="error">
            <text:p>#N/D</text:p>
          </table:table-cell>
          <table:table-cell table:style-name="ce57" table:formula="of:=VLOOKUP([.D75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75];[$datos.$V$2:.$X$15];2;0)" office:value-type="string" office:string-value="#N/D" calcext:value-type="error">
            <text:p>#N/D</text:p>
          </table:table-cell>
          <table:table-cell table:style-name="ce57" table:formula="of:=VLOOKUP([.L75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71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76];[$datos.$G$2:.$J$40];2;0)" office:value-type="string" office:string-value="#N/D" calcext:value-type="error">
            <text:p>#N/D</text:p>
          </table:table-cell>
          <table:table-cell table:style-name="ce57" table:formula="of:=VLOOKUP([.D76];[$datos.$G$2:.$J$40];3;0)" office:value-type="string" office:string-value="#N/D" calcext:value-type="error">
            <text:p>#N/D</text:p>
          </table:table-cell>
          <table:table-cell table:style-name="ce57" table:formula="of:=VLOOKUP([.D76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76];[$datos.$V$2:.$X$15];2;0)" office:value-type="string" office:string-value="#N/D" calcext:value-type="error">
            <text:p>#N/D</text:p>
          </table:table-cell>
          <table:table-cell table:style-name="ce57" table:formula="of:=VLOOKUP([.L76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72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77];[$datos.$G$2:.$J$40];2;0)" office:value-type="string" office:string-value="#N/D" calcext:value-type="error">
            <text:p>#N/D</text:p>
          </table:table-cell>
          <table:table-cell table:style-name="ce57" table:formula="of:=VLOOKUP([.D77];[$datos.$G$2:.$J$40];3;0)" office:value-type="string" office:string-value="#N/D" calcext:value-type="error">
            <text:p>#N/D</text:p>
          </table:table-cell>
          <table:table-cell table:style-name="ce57" table:formula="of:=VLOOKUP([.D77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77];[$datos.$V$2:.$X$15];2;0)" office:value-type="string" office:string-value="#N/D" calcext:value-type="error">
            <text:p>#N/D</text:p>
          </table:table-cell>
          <table:table-cell table:style-name="ce57" table:formula="of:=VLOOKUP([.L77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73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78];[$datos.$G$2:.$J$40];2;0)" office:value-type="string" office:string-value="#N/D" calcext:value-type="error">
            <text:p>#N/D</text:p>
          </table:table-cell>
          <table:table-cell table:style-name="ce57" table:formula="of:=VLOOKUP([.D78];[$datos.$G$2:.$J$40];3;0)" office:value-type="string" office:string-value="#N/D" calcext:value-type="error">
            <text:p>#N/D</text:p>
          </table:table-cell>
          <table:table-cell table:style-name="ce57" table:formula="of:=VLOOKUP([.D78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78];[$datos.$V$2:.$X$15];2;0)" office:value-type="string" office:string-value="#N/D" calcext:value-type="error">
            <text:p>#N/D</text:p>
          </table:table-cell>
          <table:table-cell table:style-name="ce57" table:formula="of:=VLOOKUP([.L78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74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79];[$datos.$G$2:.$J$40];2;0)" office:value-type="string" office:string-value="#N/D" calcext:value-type="error">
            <text:p>#N/D</text:p>
          </table:table-cell>
          <table:table-cell table:style-name="ce57" table:formula="of:=VLOOKUP([.D79];[$datos.$G$2:.$J$40];3;0)" office:value-type="string" office:string-value="#N/D" calcext:value-type="error">
            <text:p>#N/D</text:p>
          </table:table-cell>
          <table:table-cell table:style-name="ce57" table:formula="of:=VLOOKUP([.D79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79];[$datos.$V$2:.$X$15];2;0)" office:value-type="string" office:string-value="#N/D" calcext:value-type="error">
            <text:p>#N/D</text:p>
          </table:table-cell>
          <table:table-cell table:style-name="ce57" table:formula="of:=VLOOKUP([.L79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75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80];[$datos.$G$2:.$J$40];2;0)" office:value-type="string" office:string-value="#N/D" calcext:value-type="error">
            <text:p>#N/D</text:p>
          </table:table-cell>
          <table:table-cell table:style-name="ce57" table:formula="of:=VLOOKUP([.D80];[$datos.$G$2:.$J$40];3;0)" office:value-type="string" office:string-value="#N/D" calcext:value-type="error">
            <text:p>#N/D</text:p>
          </table:table-cell>
          <table:table-cell table:style-name="ce57" table:formula="of:=VLOOKUP([.D80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80];[$datos.$V$2:.$X$15];2;0)" office:value-type="string" office:string-value="#N/D" calcext:value-type="error">
            <text:p>#N/D</text:p>
          </table:table-cell>
          <table:table-cell table:style-name="ce57" table:formula="of:=VLOOKUP([.L80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76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81];[$datos.$G$2:.$J$40];2;0)" office:value-type="string" office:string-value="#N/D" calcext:value-type="error">
            <text:p>#N/D</text:p>
          </table:table-cell>
          <table:table-cell table:style-name="ce57" table:formula="of:=VLOOKUP([.D81];[$datos.$G$2:.$J$40];3;0)" office:value-type="string" office:string-value="#N/D" calcext:value-type="error">
            <text:p>#N/D</text:p>
          </table:table-cell>
          <table:table-cell table:style-name="ce57" table:formula="of:=VLOOKUP([.D81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81];[$datos.$V$2:.$X$15];2;0)" office:value-type="string" office:string-value="#N/D" calcext:value-type="error">
            <text:p>#N/D</text:p>
          </table:table-cell>
          <table:table-cell table:style-name="ce57" table:formula="of:=VLOOKUP([.L81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77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82];[$datos.$G$2:.$J$40];2;0)" office:value-type="string" office:string-value="#N/D" calcext:value-type="error">
            <text:p>#N/D</text:p>
          </table:table-cell>
          <table:table-cell table:style-name="ce57" table:formula="of:=VLOOKUP([.D82];[$datos.$G$2:.$J$40];3;0)" office:value-type="string" office:string-value="#N/D" calcext:value-type="error">
            <text:p>#N/D</text:p>
          </table:table-cell>
          <table:table-cell table:style-name="ce57" table:formula="of:=VLOOKUP([.D82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82];[$datos.$V$2:.$X$15];2;0)" office:value-type="string" office:string-value="#N/D" calcext:value-type="error">
            <text:p>#N/D</text:p>
          </table:table-cell>
          <table:table-cell table:style-name="ce57" table:formula="of:=VLOOKUP([.L82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78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83];[$datos.$G$2:.$J$40];2;0)" office:value-type="string" office:string-value="#N/D" calcext:value-type="error">
            <text:p>#N/D</text:p>
          </table:table-cell>
          <table:table-cell table:style-name="ce57" table:formula="of:=VLOOKUP([.D83];[$datos.$G$2:.$J$40];3;0)" office:value-type="string" office:string-value="#N/D" calcext:value-type="error">
            <text:p>#N/D</text:p>
          </table:table-cell>
          <table:table-cell table:style-name="ce57" table:formula="of:=VLOOKUP([.D83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83];[$datos.$V$2:.$X$15];2;0)" office:value-type="string" office:string-value="#N/D" calcext:value-type="error">
            <text:p>#N/D</text:p>
          </table:table-cell>
          <table:table-cell table:style-name="ce57" table:formula="of:=VLOOKUP([.L83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79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84];[$datos.$G$2:.$J$40];2;0)" office:value-type="string" office:string-value="#N/D" calcext:value-type="error">
            <text:p>#N/D</text:p>
          </table:table-cell>
          <table:table-cell table:style-name="ce57" table:formula="of:=VLOOKUP([.D84];[$datos.$G$2:.$J$40];3;0)" office:value-type="string" office:string-value="#N/D" calcext:value-type="error">
            <text:p>#N/D</text:p>
          </table:table-cell>
          <table:table-cell table:style-name="ce57" table:formula="of:=VLOOKUP([.D84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84];[$datos.$V$2:.$X$15];2;0)" office:value-type="string" office:string-value="#N/D" calcext:value-type="error">
            <text:p>#N/D</text:p>
          </table:table-cell>
          <table:table-cell table:style-name="ce57" table:formula="of:=VLOOKUP([.L84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80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85];[$datos.$G$2:.$J$40];2;0)" office:value-type="string" office:string-value="#N/D" calcext:value-type="error">
            <text:p>#N/D</text:p>
          </table:table-cell>
          <table:table-cell table:style-name="ce57" table:formula="of:=VLOOKUP([.D85];[$datos.$G$2:.$J$40];3;0)" office:value-type="string" office:string-value="#N/D" calcext:value-type="error">
            <text:p>#N/D</text:p>
          </table:table-cell>
          <table:table-cell table:style-name="ce57" table:formula="of:=VLOOKUP([.D85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85];[$datos.$V$2:.$X$15];2;0)" office:value-type="string" office:string-value="#N/D" calcext:value-type="error">
            <text:p>#N/D</text:p>
          </table:table-cell>
          <table:table-cell table:style-name="ce57" table:formula="of:=VLOOKUP([.L85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81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86];[$datos.$G$2:.$J$40];2;0)" office:value-type="string" office:string-value="#N/D" calcext:value-type="error">
            <text:p>#N/D</text:p>
          </table:table-cell>
          <table:table-cell table:style-name="ce57" table:formula="of:=VLOOKUP([.D86];[$datos.$G$2:.$J$40];3;0)" office:value-type="string" office:string-value="#N/D" calcext:value-type="error">
            <text:p>#N/D</text:p>
          </table:table-cell>
          <table:table-cell table:style-name="ce57" table:formula="of:=VLOOKUP([.D86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86];[$datos.$V$2:.$X$15];2;0)" office:value-type="string" office:string-value="#N/D" calcext:value-type="error">
            <text:p>#N/D</text:p>
          </table:table-cell>
          <table:table-cell table:style-name="ce57" table:formula="of:=VLOOKUP([.L86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82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87];[$datos.$G$2:.$J$40];2;0)" office:value-type="string" office:string-value="#N/D" calcext:value-type="error">
            <text:p>#N/D</text:p>
          </table:table-cell>
          <table:table-cell table:style-name="ce57" table:formula="of:=VLOOKUP([.D87];[$datos.$G$2:.$J$40];3;0)" office:value-type="string" office:string-value="#N/D" calcext:value-type="error">
            <text:p>#N/D</text:p>
          </table:table-cell>
          <table:table-cell table:style-name="ce57" table:formula="of:=VLOOKUP([.D87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87];[$datos.$V$2:.$X$15];2;0)" office:value-type="string" office:string-value="#N/D" calcext:value-type="error">
            <text:p>#N/D</text:p>
          </table:table-cell>
          <table:table-cell table:style-name="ce57" table:formula="of:=VLOOKUP([.L87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83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88];[$datos.$G$2:.$J$40];2;0)" office:value-type="string" office:string-value="#N/D" calcext:value-type="error">
            <text:p>#N/D</text:p>
          </table:table-cell>
          <table:table-cell table:style-name="ce57" table:formula="of:=VLOOKUP([.D88];[$datos.$G$2:.$J$40];3;0)" office:value-type="string" office:string-value="#N/D" calcext:value-type="error">
            <text:p>#N/D</text:p>
          </table:table-cell>
          <table:table-cell table:style-name="ce57" table:formula="of:=VLOOKUP([.D88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88];[$datos.$V$2:.$X$15];2;0)" office:value-type="string" office:string-value="#N/D" calcext:value-type="error">
            <text:p>#N/D</text:p>
          </table:table-cell>
          <table:table-cell table:style-name="ce57" table:formula="of:=VLOOKUP([.L88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84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89];[$datos.$G$2:.$J$40];2;0)" office:value-type="string" office:string-value="#N/D" calcext:value-type="error">
            <text:p>#N/D</text:p>
          </table:table-cell>
          <table:table-cell table:style-name="ce57" table:formula="of:=VLOOKUP([.D89];[$datos.$G$2:.$J$40];3;0)" office:value-type="string" office:string-value="#N/D" calcext:value-type="error">
            <text:p>#N/D</text:p>
          </table:table-cell>
          <table:table-cell table:style-name="ce57" table:formula="of:=VLOOKUP([.D89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89];[$datos.$V$2:.$X$15];2;0)" office:value-type="string" office:string-value="#N/D" calcext:value-type="error">
            <text:p>#N/D</text:p>
          </table:table-cell>
          <table:table-cell table:style-name="ce57" table:formula="of:=VLOOKUP([.L89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85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90];[$datos.$G$2:.$J$40];2;0)" office:value-type="string" office:string-value="#N/D" calcext:value-type="error">
            <text:p>#N/D</text:p>
          </table:table-cell>
          <table:table-cell table:style-name="ce57" table:formula="of:=VLOOKUP([.D90];[$datos.$G$2:.$J$40];3;0)" office:value-type="string" office:string-value="#N/D" calcext:value-type="error">
            <text:p>#N/D</text:p>
          </table:table-cell>
          <table:table-cell table:style-name="ce57" table:formula="of:=VLOOKUP([.D90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90];[$datos.$V$2:.$X$15];2;0)" office:value-type="string" office:string-value="#N/D" calcext:value-type="error">
            <text:p>#N/D</text:p>
          </table:table-cell>
          <table:table-cell table:style-name="ce57" table:formula="of:=VLOOKUP([.L90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86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91];[$datos.$G$2:.$J$40];2;0)" office:value-type="string" office:string-value="#N/D" calcext:value-type="error">
            <text:p>#N/D</text:p>
          </table:table-cell>
          <table:table-cell table:style-name="ce57" table:formula="of:=VLOOKUP([.D91];[$datos.$G$2:.$J$40];3;0)" office:value-type="string" office:string-value="#N/D" calcext:value-type="error">
            <text:p>#N/D</text:p>
          </table:table-cell>
          <table:table-cell table:style-name="ce57" table:formula="of:=VLOOKUP([.D91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91];[$datos.$V$2:.$X$15];2;0)" office:value-type="string" office:string-value="#N/D" calcext:value-type="error">
            <text:p>#N/D</text:p>
          </table:table-cell>
          <table:table-cell table:style-name="ce57" table:formula="of:=VLOOKUP([.L91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87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92];[$datos.$G$2:.$J$40];2;0)" office:value-type="string" office:string-value="#N/D" calcext:value-type="error">
            <text:p>#N/D</text:p>
          </table:table-cell>
          <table:table-cell table:style-name="ce57" table:formula="of:=VLOOKUP([.D92];[$datos.$G$2:.$J$40];3;0)" office:value-type="string" office:string-value="#N/D" calcext:value-type="error">
            <text:p>#N/D</text:p>
          </table:table-cell>
          <table:table-cell table:style-name="ce57" table:formula="of:=VLOOKUP([.D92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92];[$datos.$V$2:.$X$15];2;0)" office:value-type="string" office:string-value="#N/D" calcext:value-type="error">
            <text:p>#N/D</text:p>
          </table:table-cell>
          <table:table-cell table:style-name="ce57" table:formula="of:=VLOOKUP([.L92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88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93];[$datos.$G$2:.$J$40];2;0)" office:value-type="string" office:string-value="#N/D" calcext:value-type="error">
            <text:p>#N/D</text:p>
          </table:table-cell>
          <table:table-cell table:style-name="ce57" table:formula="of:=VLOOKUP([.D93];[$datos.$G$2:.$J$40];3;0)" office:value-type="string" office:string-value="#N/D" calcext:value-type="error">
            <text:p>#N/D</text:p>
          </table:table-cell>
          <table:table-cell table:style-name="ce57" table:formula="of:=VLOOKUP([.D93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93];[$datos.$V$2:.$X$15];2;0)" office:value-type="string" office:string-value="#N/D" calcext:value-type="error">
            <text:p>#N/D</text:p>
          </table:table-cell>
          <table:table-cell table:style-name="ce57" table:formula="of:=VLOOKUP([.L93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89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94];[$datos.$G$2:.$J$40];2;0)" office:value-type="string" office:string-value="#N/D" calcext:value-type="error">
            <text:p>#N/D</text:p>
          </table:table-cell>
          <table:table-cell table:style-name="ce57" table:formula="of:=VLOOKUP([.D94];[$datos.$G$2:.$J$40];3;0)" office:value-type="string" office:string-value="#N/D" calcext:value-type="error">
            <text:p>#N/D</text:p>
          </table:table-cell>
          <table:table-cell table:style-name="ce57" table:formula="of:=VLOOKUP([.D94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94];[$datos.$V$2:.$X$15];2;0)" office:value-type="string" office:string-value="#N/D" calcext:value-type="error">
            <text:p>#N/D</text:p>
          </table:table-cell>
          <table:table-cell table:style-name="ce57" table:formula="of:=VLOOKUP([.L94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90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95];[$datos.$G$2:.$J$40];2;0)" office:value-type="string" office:string-value="#N/D" calcext:value-type="error">
            <text:p>#N/D</text:p>
          </table:table-cell>
          <table:table-cell table:style-name="ce57" table:formula="of:=VLOOKUP([.D95];[$datos.$G$2:.$J$40];3;0)" office:value-type="string" office:string-value="#N/D" calcext:value-type="error">
            <text:p>#N/D</text:p>
          </table:table-cell>
          <table:table-cell table:style-name="ce57" table:formula="of:=VLOOKUP([.D95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95];[$datos.$V$2:.$X$15];2;0)" office:value-type="string" office:string-value="#N/D" calcext:value-type="error">
            <text:p>#N/D</text:p>
          </table:table-cell>
          <table:table-cell table:style-name="ce57" table:formula="of:=VLOOKUP([.L95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91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96];[$datos.$G$2:.$J$40];2;0)" office:value-type="string" office:string-value="#N/D" calcext:value-type="error">
            <text:p>#N/D</text:p>
          </table:table-cell>
          <table:table-cell table:style-name="ce57" table:formula="of:=VLOOKUP([.D96];[$datos.$G$2:.$J$40];3;0)" office:value-type="string" office:string-value="#N/D" calcext:value-type="error">
            <text:p>#N/D</text:p>
          </table:table-cell>
          <table:table-cell table:style-name="ce57" table:formula="of:=VLOOKUP([.D96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96];[$datos.$V$2:.$X$15];2;0)" office:value-type="string" office:string-value="#N/D" calcext:value-type="error">
            <text:p>#N/D</text:p>
          </table:table-cell>
          <table:table-cell table:style-name="ce57" table:formula="of:=VLOOKUP([.L96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92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97];[$datos.$G$2:.$J$40];2;0)" office:value-type="string" office:string-value="#N/D" calcext:value-type="error">
            <text:p>#N/D</text:p>
          </table:table-cell>
          <table:table-cell table:style-name="ce57" table:formula="of:=VLOOKUP([.D97];[$datos.$G$2:.$J$40];3;0)" office:value-type="string" office:string-value="#N/D" calcext:value-type="error">
            <text:p>#N/D</text:p>
          </table:table-cell>
          <table:table-cell table:style-name="ce57" table:formula="of:=VLOOKUP([.D97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97];[$datos.$V$2:.$X$15];2;0)" office:value-type="string" office:string-value="#N/D" calcext:value-type="error">
            <text:p>#N/D</text:p>
          </table:table-cell>
          <table:table-cell table:style-name="ce57" table:formula="of:=VLOOKUP([.L97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93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98];[$datos.$G$2:.$J$40];2;0)" office:value-type="string" office:string-value="#N/D" calcext:value-type="error">
            <text:p>#N/D</text:p>
          </table:table-cell>
          <table:table-cell table:style-name="ce57" table:formula="of:=VLOOKUP([.D98];[$datos.$G$2:.$J$40];3;0)" office:value-type="string" office:string-value="#N/D" calcext:value-type="error">
            <text:p>#N/D</text:p>
          </table:table-cell>
          <table:table-cell table:style-name="ce57" table:formula="of:=VLOOKUP([.D98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98];[$datos.$V$2:.$X$15];2;0)" office:value-type="string" office:string-value="#N/D" calcext:value-type="error">
            <text:p>#N/D</text:p>
          </table:table-cell>
          <table:table-cell table:style-name="ce57" table:formula="of:=VLOOKUP([.L98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94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99];[$datos.$G$2:.$J$40];2;0)" office:value-type="string" office:string-value="#N/D" calcext:value-type="error">
            <text:p>#N/D</text:p>
          </table:table-cell>
          <table:table-cell table:style-name="ce57" table:formula="of:=VLOOKUP([.D99];[$datos.$G$2:.$J$40];3;0)" office:value-type="string" office:string-value="#N/D" calcext:value-type="error">
            <text:p>#N/D</text:p>
          </table:table-cell>
          <table:table-cell table:style-name="ce57" table:formula="of:=VLOOKUP([.D99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99];[$datos.$V$2:.$X$15];2;0)" office:value-type="string" office:string-value="#N/D" calcext:value-type="error">
            <text:p>#N/D</text:p>
          </table:table-cell>
          <table:table-cell table:style-name="ce57" table:formula="of:=VLOOKUP([.L99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95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100];[$datos.$G$2:.$J$40];2;0)" office:value-type="string" office:string-value="#N/D" calcext:value-type="error">
            <text:p>#N/D</text:p>
          </table:table-cell>
          <table:table-cell table:style-name="ce57" table:formula="of:=VLOOKUP([.D100];[$datos.$G$2:.$J$40];3;0)" office:value-type="string" office:string-value="#N/D" calcext:value-type="error">
            <text:p>#N/D</text:p>
          </table:table-cell>
          <table:table-cell table:style-name="ce57" table:formula="of:=VLOOKUP([.D100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100];[$datos.$V$2:.$X$15];2;0)" office:value-type="string" office:string-value="#N/D" calcext:value-type="error">
            <text:p>#N/D</text:p>
          </table:table-cell>
          <table:table-cell table:style-name="ce57" table:formula="of:=VLOOKUP([.L100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96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101];[$datos.$G$2:.$J$40];2;0)" office:value-type="string" office:string-value="#N/D" calcext:value-type="error">
            <text:p>#N/D</text:p>
          </table:table-cell>
          <table:table-cell table:style-name="ce57" table:formula="of:=VLOOKUP([.D101];[$datos.$G$2:.$J$40];3;0)" office:value-type="string" office:string-value="#N/D" calcext:value-type="error">
            <text:p>#N/D</text:p>
          </table:table-cell>
          <table:table-cell table:style-name="ce57" table:formula="of:=VLOOKUP([.D101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101];[$datos.$V$2:.$X$15];2;0)" office:value-type="string" office:string-value="#N/D" calcext:value-type="error">
            <text:p>#N/D</text:p>
          </table:table-cell>
          <table:table-cell table:style-name="ce57" table:formula="of:=VLOOKUP([.L101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97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102];[$datos.$G$2:.$J$40];2;0)" office:value-type="string" office:string-value="#N/D" calcext:value-type="error">
            <text:p>#N/D</text:p>
          </table:table-cell>
          <table:table-cell table:style-name="ce57" table:formula="of:=VLOOKUP([.D102];[$datos.$G$2:.$J$40];3;0)" office:value-type="string" office:string-value="#N/D" calcext:value-type="error">
            <text:p>#N/D</text:p>
          </table:table-cell>
          <table:table-cell table:style-name="ce57" table:formula="of:=VLOOKUP([.D102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102];[$datos.$V$2:.$X$15];2;0)" office:value-type="string" office:string-value="#N/D" calcext:value-type="error">
            <text:p>#N/D</text:p>
          </table:table-cell>
          <table:table-cell table:style-name="ce57" table:formula="of:=VLOOKUP([.L102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98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103];[$datos.$G$2:.$J$40];2;0)" office:value-type="string" office:string-value="#N/D" calcext:value-type="error">
            <text:p>#N/D</text:p>
          </table:table-cell>
          <table:table-cell table:style-name="ce57" table:formula="of:=VLOOKUP([.D103];[$datos.$G$2:.$J$40];3;0)" office:value-type="string" office:string-value="#N/D" calcext:value-type="error">
            <text:p>#N/D</text:p>
          </table:table-cell>
          <table:table-cell table:style-name="ce57" table:formula="of:=VLOOKUP([.D103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103];[$datos.$V$2:.$X$15];2;0)" office:value-type="string" office:string-value="#N/D" calcext:value-type="error">
            <text:p>#N/D</text:p>
          </table:table-cell>
          <table:table-cell table:style-name="ce57" table:formula="of:=VLOOKUP([.L103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99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104];[$datos.$G$2:.$J$40];2;0)" office:value-type="string" office:string-value="#N/D" calcext:value-type="error">
            <text:p>#N/D</text:p>
          </table:table-cell>
          <table:table-cell table:style-name="ce57" table:formula="of:=VLOOKUP([.D104];[$datos.$G$2:.$J$40];3;0)" office:value-type="string" office:string-value="#N/D" calcext:value-type="error">
            <text:p>#N/D</text:p>
          </table:table-cell>
          <table:table-cell table:style-name="ce57" table:formula="of:=VLOOKUP([.D104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104];[$datos.$V$2:.$X$15];2;0)" office:value-type="string" office:string-value="#N/D" calcext:value-type="error">
            <text:p>#N/D</text:p>
          </table:table-cell>
          <table:table-cell table:style-name="ce57" table:formula="of:=VLOOKUP([.L104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00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105];[$datos.$G$2:.$J$40];2;0)" office:value-type="string" office:string-value="#N/D" calcext:value-type="error">
            <text:p>#N/D</text:p>
          </table:table-cell>
          <table:table-cell table:style-name="ce57" table:formula="of:=VLOOKUP([.D105];[$datos.$G$2:.$J$40];3;0)" office:value-type="string" office:string-value="#N/D" calcext:value-type="error">
            <text:p>#N/D</text:p>
          </table:table-cell>
          <table:table-cell table:style-name="ce57" table:formula="of:=VLOOKUP([.D105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105];[$datos.$V$2:.$X$15];2;0)" office:value-type="string" office:string-value="#N/D" calcext:value-type="error">
            <text:p>#N/D</text:p>
          </table:table-cell>
          <table:table-cell table:style-name="ce57" table:formula="of:=VLOOKUP([.L105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01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106];[$datos.$G$2:.$J$40];2;0)" office:value-type="string" office:string-value="#N/D" calcext:value-type="error">
            <text:p>#N/D</text:p>
          </table:table-cell>
          <table:table-cell table:style-name="ce57" table:formula="of:=VLOOKUP([.D106];[$datos.$G$2:.$J$40];3;0)" office:value-type="string" office:string-value="#N/D" calcext:value-type="error">
            <text:p>#N/D</text:p>
          </table:table-cell>
          <table:table-cell table:style-name="ce57" table:formula="of:=VLOOKUP([.D106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106];[$datos.$V$2:.$X$15];2;0)" office:value-type="string" office:string-value="#N/D" calcext:value-type="error">
            <text:p>#N/D</text:p>
          </table:table-cell>
          <table:table-cell table:style-name="ce57" table:formula="of:=VLOOKUP([.L106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02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107];[$datos.$G$2:.$J$40];2;0)" office:value-type="string" office:string-value="#N/D" calcext:value-type="error">
            <text:p>#N/D</text:p>
          </table:table-cell>
          <table:table-cell table:style-name="ce57" table:formula="of:=VLOOKUP([.D107];[$datos.$G$2:.$J$40];3;0)" office:value-type="string" office:string-value="#N/D" calcext:value-type="error">
            <text:p>#N/D</text:p>
          </table:table-cell>
          <table:table-cell table:style-name="ce57" table:formula="of:=VLOOKUP([.D107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107];[$datos.$V$2:.$X$15];2;0)" office:value-type="string" office:string-value="#N/D" calcext:value-type="error">
            <text:p>#N/D</text:p>
          </table:table-cell>
          <table:table-cell table:style-name="ce57" table:formula="of:=VLOOKUP([.L107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03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108];[$datos.$G$2:.$J$40];2;0)" office:value-type="string" office:string-value="#N/D" calcext:value-type="error">
            <text:p>#N/D</text:p>
          </table:table-cell>
          <table:table-cell table:style-name="ce57" table:formula="of:=VLOOKUP([.D108];[$datos.$G$2:.$J$40];3;0)" office:value-type="string" office:string-value="#N/D" calcext:value-type="error">
            <text:p>#N/D</text:p>
          </table:table-cell>
          <table:table-cell table:style-name="ce57" table:formula="of:=VLOOKUP([.D108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108];[$datos.$V$2:.$X$15];2;0)" office:value-type="string" office:string-value="#N/D" calcext:value-type="error">
            <text:p>#N/D</text:p>
          </table:table-cell>
          <table:table-cell table:style-name="ce57" table:formula="of:=VLOOKUP([.L108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04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109];[$datos.$G$2:.$J$40];2;0)" office:value-type="string" office:string-value="#N/D" calcext:value-type="error">
            <text:p>#N/D</text:p>
          </table:table-cell>
          <table:table-cell table:style-name="ce57" table:formula="of:=VLOOKUP([.D109];[$datos.$G$2:.$J$40];3;0)" office:value-type="string" office:string-value="#N/D" calcext:value-type="error">
            <text:p>#N/D</text:p>
          </table:table-cell>
          <table:table-cell table:style-name="ce57" table:formula="of:=VLOOKUP([.D109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109];[$datos.$V$2:.$X$15];2;0)" office:value-type="string" office:string-value="#N/D" calcext:value-type="error">
            <text:p>#N/D</text:p>
          </table:table-cell>
          <table:table-cell table:style-name="ce57" table:formula="of:=VLOOKUP([.L109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05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110];[$datos.$G$2:.$J$40];2;0)" office:value-type="string" office:string-value="#N/D" calcext:value-type="error">
            <text:p>#N/D</text:p>
          </table:table-cell>
          <table:table-cell table:style-name="ce57" table:formula="of:=VLOOKUP([.D110];[$datos.$G$2:.$J$40];3;0)" office:value-type="string" office:string-value="#N/D" calcext:value-type="error">
            <text:p>#N/D</text:p>
          </table:table-cell>
          <table:table-cell table:style-name="ce57" table:formula="of:=VLOOKUP([.D110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110];[$datos.$V$2:.$X$15];2;0)" office:value-type="string" office:string-value="#N/D" calcext:value-type="error">
            <text:p>#N/D</text:p>
          </table:table-cell>
          <table:table-cell table:style-name="ce57" table:formula="of:=VLOOKUP([.L110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06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111];[$datos.$G$2:.$J$40];2;0)" office:value-type="string" office:string-value="#N/D" calcext:value-type="error">
            <text:p>#N/D</text:p>
          </table:table-cell>
          <table:table-cell table:style-name="ce57" table:formula="of:=VLOOKUP([.D111];[$datos.$G$2:.$J$40];3;0)" office:value-type="string" office:string-value="#N/D" calcext:value-type="error">
            <text:p>#N/D</text:p>
          </table:table-cell>
          <table:table-cell table:style-name="ce57" table:formula="of:=VLOOKUP([.D111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111];[$datos.$V$2:.$X$15];2;0)" office:value-type="string" office:string-value="#N/D" calcext:value-type="error">
            <text:p>#N/D</text:p>
          </table:table-cell>
          <table:table-cell table:style-name="ce57" table:formula="of:=VLOOKUP([.L111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07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112];[$datos.$G$2:.$J$40];2;0)" office:value-type="string" office:string-value="#N/D" calcext:value-type="error">
            <text:p>#N/D</text:p>
          </table:table-cell>
          <table:table-cell table:style-name="ce57" table:formula="of:=VLOOKUP([.D112];[$datos.$G$2:.$J$40];3;0)" office:value-type="string" office:string-value="#N/D" calcext:value-type="error">
            <text:p>#N/D</text:p>
          </table:table-cell>
          <table:table-cell table:style-name="ce57" table:formula="of:=VLOOKUP([.D112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112];[$datos.$V$2:.$X$15];2;0)" office:value-type="string" office:string-value="#N/D" calcext:value-type="error">
            <text:p>#N/D</text:p>
          </table:table-cell>
          <table:table-cell table:style-name="ce57" table:formula="of:=VLOOKUP([.L112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08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113];[$datos.$G$2:.$J$40];2;0)" office:value-type="string" office:string-value="#N/D" calcext:value-type="error">
            <text:p>#N/D</text:p>
          </table:table-cell>
          <table:table-cell table:style-name="ce57" table:formula="of:=VLOOKUP([.D113];[$datos.$G$2:.$J$40];3;0)" office:value-type="string" office:string-value="#N/D" calcext:value-type="error">
            <text:p>#N/D</text:p>
          </table:table-cell>
          <table:table-cell table:style-name="ce57" table:formula="of:=VLOOKUP([.D113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113];[$datos.$V$2:.$X$15];2;0)" office:value-type="string" office:string-value="#N/D" calcext:value-type="error">
            <text:p>#N/D</text:p>
          </table:table-cell>
          <table:table-cell table:style-name="ce57" table:formula="of:=VLOOKUP([.L113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09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114];[$datos.$G$2:.$J$40];2;0)" office:value-type="string" office:string-value="#N/D" calcext:value-type="error">
            <text:p>#N/D</text:p>
          </table:table-cell>
          <table:table-cell table:style-name="ce57" table:formula="of:=VLOOKUP([.D114];[$datos.$G$2:.$J$40];3;0)" office:value-type="string" office:string-value="#N/D" calcext:value-type="error">
            <text:p>#N/D</text:p>
          </table:table-cell>
          <table:table-cell table:style-name="ce57" table:formula="of:=VLOOKUP([.D114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114];[$datos.$V$2:.$X$15];2;0)" office:value-type="string" office:string-value="#N/D" calcext:value-type="error">
            <text:p>#N/D</text:p>
          </table:table-cell>
          <table:table-cell table:style-name="ce57" table:formula="of:=VLOOKUP([.L114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10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115];[$datos.$G$2:.$J$40];2;0)" office:value-type="string" office:string-value="#N/D" calcext:value-type="error">
            <text:p>#N/D</text:p>
          </table:table-cell>
          <table:table-cell table:style-name="ce57" table:formula="of:=VLOOKUP([.D115];[$datos.$G$2:.$J$40];3;0)" office:value-type="string" office:string-value="#N/D" calcext:value-type="error">
            <text:p>#N/D</text:p>
          </table:table-cell>
          <table:table-cell table:style-name="ce57" table:formula="of:=VLOOKUP([.D115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115];[$datos.$V$2:.$X$15];2;0)" office:value-type="string" office:string-value="#N/D" calcext:value-type="error">
            <text:p>#N/D</text:p>
          </table:table-cell>
          <table:table-cell table:style-name="ce57" table:formula="of:=VLOOKUP([.L115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11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116];[$datos.$G$2:.$J$40];2;0)" office:value-type="string" office:string-value="#N/D" calcext:value-type="error">
            <text:p>#N/D</text:p>
          </table:table-cell>
          <table:table-cell table:style-name="ce57" table:formula="of:=VLOOKUP([.D116];[$datos.$G$2:.$J$40];3;0)" office:value-type="string" office:string-value="#N/D" calcext:value-type="error">
            <text:p>#N/D</text:p>
          </table:table-cell>
          <table:table-cell table:style-name="ce57" table:formula="of:=VLOOKUP([.D116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116];[$datos.$V$2:.$X$15];2;0)" office:value-type="string" office:string-value="#N/D" calcext:value-type="error">
            <text:p>#N/D</text:p>
          </table:table-cell>
          <table:table-cell table:style-name="ce57" table:formula="of:=VLOOKUP([.L116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12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117];[$datos.$G$2:.$J$40];2;0)" office:value-type="string" office:string-value="#N/D" calcext:value-type="error">
            <text:p>#N/D</text:p>
          </table:table-cell>
          <table:table-cell table:style-name="ce57" table:formula="of:=VLOOKUP([.D117];[$datos.$G$2:.$J$40];3;0)" office:value-type="string" office:string-value="#N/D" calcext:value-type="error">
            <text:p>#N/D</text:p>
          </table:table-cell>
          <table:table-cell table:style-name="ce57" table:formula="of:=VLOOKUP([.D117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117];[$datos.$V$2:.$X$15];2;0)" office:value-type="string" office:string-value="#N/D" calcext:value-type="error">
            <text:p>#N/D</text:p>
          </table:table-cell>
          <table:table-cell table:style-name="ce57" table:formula="of:=VLOOKUP([.L117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13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118];[$datos.$G$2:.$J$40];2;0)" office:value-type="string" office:string-value="#N/D" calcext:value-type="error">
            <text:p>#N/D</text:p>
          </table:table-cell>
          <table:table-cell table:style-name="ce57" table:formula="of:=VLOOKUP([.D118];[$datos.$G$2:.$J$40];3;0)" office:value-type="string" office:string-value="#N/D" calcext:value-type="error">
            <text:p>#N/D</text:p>
          </table:table-cell>
          <table:table-cell table:style-name="ce57" table:formula="of:=VLOOKUP([.D118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118];[$datos.$V$2:.$X$15];2;0)" office:value-type="string" office:string-value="#N/D" calcext:value-type="error">
            <text:p>#N/D</text:p>
          </table:table-cell>
          <table:table-cell table:style-name="ce57" table:formula="of:=VLOOKUP([.L118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14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119];[$datos.$G$2:.$J$40];2;0)" office:value-type="string" office:string-value="#N/D" calcext:value-type="error">
            <text:p>#N/D</text:p>
          </table:table-cell>
          <table:table-cell table:style-name="ce57" table:formula="of:=VLOOKUP([.D119];[$datos.$G$2:.$J$40];3;0)" office:value-type="string" office:string-value="#N/D" calcext:value-type="error">
            <text:p>#N/D</text:p>
          </table:table-cell>
          <table:table-cell table:style-name="ce57" table:formula="of:=VLOOKUP([.D119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119];[$datos.$V$2:.$X$15];2;0)" office:value-type="string" office:string-value="#N/D" calcext:value-type="error">
            <text:p>#N/D</text:p>
          </table:table-cell>
          <table:table-cell table:style-name="ce57" table:formula="of:=VLOOKUP([.L119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15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120];[$datos.$G$2:.$J$40];2;0)" office:value-type="string" office:string-value="#N/D" calcext:value-type="error">
            <text:p>#N/D</text:p>
          </table:table-cell>
          <table:table-cell table:style-name="ce57" table:formula="of:=VLOOKUP([.D120];[$datos.$G$2:.$J$40];3;0)" office:value-type="string" office:string-value="#N/D" calcext:value-type="error">
            <text:p>#N/D</text:p>
          </table:table-cell>
          <table:table-cell table:style-name="ce57" table:formula="of:=VLOOKUP([.D120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120];[$datos.$V$2:.$X$15];2;0)" office:value-type="string" office:string-value="#N/D" calcext:value-type="error">
            <text:p>#N/D</text:p>
          </table:table-cell>
          <table:table-cell table:style-name="ce57" table:formula="of:=VLOOKUP([.L120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16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121];[$datos.$G$2:.$J$40];2;0)" office:value-type="string" office:string-value="#N/D" calcext:value-type="error">
            <text:p>#N/D</text:p>
          </table:table-cell>
          <table:table-cell table:style-name="ce57" table:formula="of:=VLOOKUP([.D121];[$datos.$G$2:.$J$40];3;0)" office:value-type="string" office:string-value="#N/D" calcext:value-type="error">
            <text:p>#N/D</text:p>
          </table:table-cell>
          <table:table-cell table:style-name="ce57" table:formula="of:=VLOOKUP([.D121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121];[$datos.$V$2:.$X$15];2;0)" office:value-type="string" office:string-value="#N/D" calcext:value-type="error">
            <text:p>#N/D</text:p>
          </table:table-cell>
          <table:table-cell table:style-name="ce57" table:formula="of:=VLOOKUP([.L121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17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122];[$datos.$G$2:.$J$40];2;0)" office:value-type="string" office:string-value="#N/D" calcext:value-type="error">
            <text:p>#N/D</text:p>
          </table:table-cell>
          <table:table-cell table:style-name="ce57" table:formula="of:=VLOOKUP([.D122];[$datos.$G$2:.$J$40];3;0)" office:value-type="string" office:string-value="#N/D" calcext:value-type="error">
            <text:p>#N/D</text:p>
          </table:table-cell>
          <table:table-cell table:style-name="ce57" table:formula="of:=VLOOKUP([.D122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122];[$datos.$V$2:.$X$15];2;0)" office:value-type="string" office:string-value="#N/D" calcext:value-type="error">
            <text:p>#N/D</text:p>
          </table:table-cell>
          <table:table-cell table:style-name="ce57" table:formula="of:=VLOOKUP([.L122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18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123];[$datos.$G$2:.$J$40];2;0)" office:value-type="string" office:string-value="#N/D" calcext:value-type="error">
            <text:p>#N/D</text:p>
          </table:table-cell>
          <table:table-cell table:style-name="ce57" table:formula="of:=VLOOKUP([.D123];[$datos.$G$2:.$J$40];3;0)" office:value-type="string" office:string-value="#N/D" calcext:value-type="error">
            <text:p>#N/D</text:p>
          </table:table-cell>
          <table:table-cell table:style-name="ce57" table:formula="of:=VLOOKUP([.D123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123];[$datos.$V$2:.$X$15];2;0)" office:value-type="string" office:string-value="#N/D" calcext:value-type="error">
            <text:p>#N/D</text:p>
          </table:table-cell>
          <table:table-cell table:style-name="ce57" table:formula="of:=VLOOKUP([.L123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19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124];[$datos.$G$2:.$J$40];2;0)" office:value-type="string" office:string-value="#N/D" calcext:value-type="error">
            <text:p>#N/D</text:p>
          </table:table-cell>
          <table:table-cell table:style-name="ce57" table:formula="of:=VLOOKUP([.D124];[$datos.$G$2:.$J$40];3;0)" office:value-type="string" office:string-value="#N/D" calcext:value-type="error">
            <text:p>#N/D</text:p>
          </table:table-cell>
          <table:table-cell table:style-name="ce57" table:formula="of:=VLOOKUP([.D124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124];[$datos.$V$2:.$X$15];2;0)" office:value-type="string" office:string-value="#N/D" calcext:value-type="error">
            <text:p>#N/D</text:p>
          </table:table-cell>
          <table:table-cell table:style-name="ce57" table:formula="of:=VLOOKUP([.L124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20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125];[$datos.$G$2:.$J$40];2;0)" office:value-type="string" office:string-value="#N/D" calcext:value-type="error">
            <text:p>#N/D</text:p>
          </table:table-cell>
          <table:table-cell table:style-name="ce57" table:formula="of:=VLOOKUP([.D125];[$datos.$G$2:.$J$40];3;0)" office:value-type="string" office:string-value="#N/D" calcext:value-type="error">
            <text:p>#N/D</text:p>
          </table:table-cell>
          <table:table-cell table:style-name="ce57" table:formula="of:=VLOOKUP([.D125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125];[$datos.$V$2:.$X$15];2;0)" office:value-type="string" office:string-value="#N/D" calcext:value-type="error">
            <text:p>#N/D</text:p>
          </table:table-cell>
          <table:table-cell table:style-name="ce57" table:formula="of:=VLOOKUP([.L125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21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126];[$datos.$G$2:.$J$40];2;0)" office:value-type="string" office:string-value="#N/D" calcext:value-type="error">
            <text:p>#N/D</text:p>
          </table:table-cell>
          <table:table-cell table:style-name="ce57" table:formula="of:=VLOOKUP([.D126];[$datos.$G$2:.$J$40];3;0)" office:value-type="string" office:string-value="#N/D" calcext:value-type="error">
            <text:p>#N/D</text:p>
          </table:table-cell>
          <table:table-cell table:style-name="ce57" table:formula="of:=VLOOKUP([.D126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126];[$datos.$V$2:.$X$15];2;0)" office:value-type="string" office:string-value="#N/D" calcext:value-type="error">
            <text:p>#N/D</text:p>
          </table:table-cell>
          <table:table-cell table:style-name="ce57" table:formula="of:=VLOOKUP([.L126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22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127];[$datos.$G$2:.$J$40];2;0)" office:value-type="string" office:string-value="#N/D" calcext:value-type="error">
            <text:p>#N/D</text:p>
          </table:table-cell>
          <table:table-cell table:style-name="ce57" table:formula="of:=VLOOKUP([.D127];[$datos.$G$2:.$J$40];3;0)" office:value-type="string" office:string-value="#N/D" calcext:value-type="error">
            <text:p>#N/D</text:p>
          </table:table-cell>
          <table:table-cell table:style-name="ce57" table:formula="of:=VLOOKUP([.D127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127];[$datos.$V$2:.$X$15];2;0)" office:value-type="string" office:string-value="#N/D" calcext:value-type="error">
            <text:p>#N/D</text:p>
          </table:table-cell>
          <table:table-cell table:style-name="ce57" table:formula="of:=VLOOKUP([.L127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23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128];[$datos.$G$2:.$J$40];2;0)" office:value-type="string" office:string-value="#N/D" calcext:value-type="error">
            <text:p>#N/D</text:p>
          </table:table-cell>
          <table:table-cell table:style-name="ce57" table:formula="of:=VLOOKUP([.D128];[$datos.$G$2:.$J$40];3;0)" office:value-type="string" office:string-value="#N/D" calcext:value-type="error">
            <text:p>#N/D</text:p>
          </table:table-cell>
          <table:table-cell table:style-name="ce57" table:formula="of:=VLOOKUP([.D128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128];[$datos.$V$2:.$X$15];2;0)" office:value-type="string" office:string-value="#N/D" calcext:value-type="error">
            <text:p>#N/D</text:p>
          </table:table-cell>
          <table:table-cell table:style-name="ce57" table:formula="of:=VLOOKUP([.L128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24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129];[$datos.$G$2:.$J$40];2;0)" office:value-type="string" office:string-value="#N/D" calcext:value-type="error">
            <text:p>#N/D</text:p>
          </table:table-cell>
          <table:table-cell table:style-name="ce57" table:formula="of:=VLOOKUP([.D129];[$datos.$G$2:.$J$40];3;0)" office:value-type="string" office:string-value="#N/D" calcext:value-type="error">
            <text:p>#N/D</text:p>
          </table:table-cell>
          <table:table-cell table:style-name="ce57" table:formula="of:=VLOOKUP([.D129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129];[$datos.$V$2:.$X$15];2;0)" office:value-type="string" office:string-value="#N/D" calcext:value-type="error">
            <text:p>#N/D</text:p>
          </table:table-cell>
          <table:table-cell table:style-name="ce57" table:formula="of:=VLOOKUP([.L129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25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130];[$datos.$G$2:.$J$40];2;0)" office:value-type="string" office:string-value="#N/D" calcext:value-type="error">
            <text:p>#N/D</text:p>
          </table:table-cell>
          <table:table-cell table:style-name="ce57" table:formula="of:=VLOOKUP([.D130];[$datos.$G$2:.$J$40];3;0)" office:value-type="string" office:string-value="#N/D" calcext:value-type="error">
            <text:p>#N/D</text:p>
          </table:table-cell>
          <table:table-cell table:style-name="ce57" table:formula="of:=VLOOKUP([.D130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130];[$datos.$V$2:.$X$15];2;0)" office:value-type="string" office:string-value="#N/D" calcext:value-type="error">
            <text:p>#N/D</text:p>
          </table:table-cell>
          <table:table-cell table:style-name="ce57" table:formula="of:=VLOOKUP([.L130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26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131];[$datos.$G$2:.$J$40];2;0)" office:value-type="string" office:string-value="#N/D" calcext:value-type="error">
            <text:p>#N/D</text:p>
          </table:table-cell>
          <table:table-cell table:style-name="ce57" table:formula="of:=VLOOKUP([.D131];[$datos.$G$2:.$J$40];3;0)" office:value-type="string" office:string-value="#N/D" calcext:value-type="error">
            <text:p>#N/D</text:p>
          </table:table-cell>
          <table:table-cell table:style-name="ce57" table:formula="of:=VLOOKUP([.D131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131];[$datos.$V$2:.$X$15];2;0)" office:value-type="string" office:string-value="#N/D" calcext:value-type="error">
            <text:p>#N/D</text:p>
          </table:table-cell>
          <table:table-cell table:style-name="ce57" table:formula="of:=VLOOKUP([.L131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27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132];[$datos.$G$2:.$J$40];2;0)" office:value-type="string" office:string-value="#N/D" calcext:value-type="error">
            <text:p>#N/D</text:p>
          </table:table-cell>
          <table:table-cell table:style-name="ce57" table:formula="of:=VLOOKUP([.D132];[$datos.$G$2:.$J$40];3;0)" office:value-type="string" office:string-value="#N/D" calcext:value-type="error">
            <text:p>#N/D</text:p>
          </table:table-cell>
          <table:table-cell table:style-name="ce57" table:formula="of:=VLOOKUP([.D132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132];[$datos.$V$2:.$X$15];2;0)" office:value-type="string" office:string-value="#N/D" calcext:value-type="error">
            <text:p>#N/D</text:p>
          </table:table-cell>
          <table:table-cell table:style-name="ce57" table:formula="of:=VLOOKUP([.L132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28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133];[$datos.$G$2:.$J$40];2;0)" office:value-type="string" office:string-value="#N/D" calcext:value-type="error">
            <text:p>#N/D</text:p>
          </table:table-cell>
          <table:table-cell table:style-name="ce57" table:formula="of:=VLOOKUP([.D133];[$datos.$G$2:.$J$40];3;0)" office:value-type="string" office:string-value="#N/D" calcext:value-type="error">
            <text:p>#N/D</text:p>
          </table:table-cell>
          <table:table-cell table:style-name="ce57" table:formula="of:=VLOOKUP([.D133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133];[$datos.$V$2:.$X$15];2;0)" office:value-type="string" office:string-value="#N/D" calcext:value-type="error">
            <text:p>#N/D</text:p>
          </table:table-cell>
          <table:table-cell table:style-name="ce57" table:formula="of:=VLOOKUP([.L133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29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134];[$datos.$G$2:.$J$40];2;0)" office:value-type="string" office:string-value="#N/D" calcext:value-type="error">
            <text:p>#N/D</text:p>
          </table:table-cell>
          <table:table-cell table:style-name="ce57" table:formula="of:=VLOOKUP([.D134];[$datos.$G$2:.$J$40];3;0)" office:value-type="string" office:string-value="#N/D" calcext:value-type="error">
            <text:p>#N/D</text:p>
          </table:table-cell>
          <table:table-cell table:style-name="ce57" table:formula="of:=VLOOKUP([.D134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134];[$datos.$V$2:.$X$15];2;0)" office:value-type="string" office:string-value="#N/D" calcext:value-type="error">
            <text:p>#N/D</text:p>
          </table:table-cell>
          <table:table-cell table:style-name="ce57" table:formula="of:=VLOOKUP([.L134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30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135];[$datos.$G$2:.$J$40];2;0)" office:value-type="string" office:string-value="#N/D" calcext:value-type="error">
            <text:p>#N/D</text:p>
          </table:table-cell>
          <table:table-cell table:style-name="ce57" table:formula="of:=VLOOKUP([.D135];[$datos.$G$2:.$J$40];3;0)" office:value-type="string" office:string-value="#N/D" calcext:value-type="error">
            <text:p>#N/D</text:p>
          </table:table-cell>
          <table:table-cell table:style-name="ce57" table:formula="of:=VLOOKUP([.D135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135];[$datos.$V$2:.$X$15];2;0)" office:value-type="string" office:string-value="#N/D" calcext:value-type="error">
            <text:p>#N/D</text:p>
          </table:table-cell>
          <table:table-cell table:style-name="ce57" table:formula="of:=VLOOKUP([.L135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31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136];[$datos.$G$2:.$J$40];2;0)" office:value-type="string" office:string-value="#N/D" calcext:value-type="error">
            <text:p>#N/D</text:p>
          </table:table-cell>
          <table:table-cell table:style-name="ce57" table:formula="of:=VLOOKUP([.D136];[$datos.$G$2:.$J$40];3;0)" office:value-type="string" office:string-value="#N/D" calcext:value-type="error">
            <text:p>#N/D</text:p>
          </table:table-cell>
          <table:table-cell table:style-name="ce57" table:formula="of:=VLOOKUP([.D136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136];[$datos.$V$2:.$X$15];2;0)" office:value-type="string" office:string-value="#N/D" calcext:value-type="error">
            <text:p>#N/D</text:p>
          </table:table-cell>
          <table:table-cell table:style-name="ce57" table:formula="of:=VLOOKUP([.L136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32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137];[$datos.$G$2:.$J$40];2;0)" office:value-type="string" office:string-value="#N/D" calcext:value-type="error">
            <text:p>#N/D</text:p>
          </table:table-cell>
          <table:table-cell table:style-name="ce57" table:formula="of:=VLOOKUP([.D137];[$datos.$G$2:.$J$40];3;0)" office:value-type="string" office:string-value="#N/D" calcext:value-type="error">
            <text:p>#N/D</text:p>
          </table:table-cell>
          <table:table-cell table:style-name="ce57" table:formula="of:=VLOOKUP([.D137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137];[$datos.$V$2:.$X$15];2;0)" office:value-type="string" office:string-value="#N/D" calcext:value-type="error">
            <text:p>#N/D</text:p>
          </table:table-cell>
          <table:table-cell table:style-name="ce57" table:formula="of:=VLOOKUP([.L137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33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138];[$datos.$G$2:.$J$40];2;0)" office:value-type="string" office:string-value="#N/D" calcext:value-type="error">
            <text:p>#N/D</text:p>
          </table:table-cell>
          <table:table-cell table:style-name="ce57" table:formula="of:=VLOOKUP([.D138];[$datos.$G$2:.$J$40];3;0)" office:value-type="string" office:string-value="#N/D" calcext:value-type="error">
            <text:p>#N/D</text:p>
          </table:table-cell>
          <table:table-cell table:style-name="ce57" table:formula="of:=VLOOKUP([.D138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138];[$datos.$V$2:.$X$15];2;0)" office:value-type="string" office:string-value="#N/D" calcext:value-type="error">
            <text:p>#N/D</text:p>
          </table:table-cell>
          <table:table-cell table:style-name="ce57" table:formula="of:=VLOOKUP([.L138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34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139];[$datos.$G$2:.$J$40];2;0)" office:value-type="string" office:string-value="#N/D" calcext:value-type="error">
            <text:p>#N/D</text:p>
          </table:table-cell>
          <table:table-cell table:style-name="ce57" table:formula="of:=VLOOKUP([.D139];[$datos.$G$2:.$J$40];3;0)" office:value-type="string" office:string-value="#N/D" calcext:value-type="error">
            <text:p>#N/D</text:p>
          </table:table-cell>
          <table:table-cell table:style-name="ce57" table:formula="of:=VLOOKUP([.D139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139];[$datos.$V$2:.$X$15];2;0)" office:value-type="string" office:string-value="#N/D" calcext:value-type="error">
            <text:p>#N/D</text:p>
          </table:table-cell>
          <table:table-cell table:style-name="ce57" table:formula="of:=VLOOKUP([.L139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35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140];[$datos.$G$2:.$J$40];2;0)" office:value-type="string" office:string-value="#N/D" calcext:value-type="error">
            <text:p>#N/D</text:p>
          </table:table-cell>
          <table:table-cell table:style-name="ce57" table:formula="of:=VLOOKUP([.D140];[$datos.$G$2:.$J$40];3;0)" office:value-type="string" office:string-value="#N/D" calcext:value-type="error">
            <text:p>#N/D</text:p>
          </table:table-cell>
          <table:table-cell table:style-name="ce57" table:formula="of:=VLOOKUP([.D140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140];[$datos.$V$2:.$X$15];2;0)" office:value-type="string" office:string-value="#N/D" calcext:value-type="error">
            <text:p>#N/D</text:p>
          </table:table-cell>
          <table:table-cell table:style-name="ce57" table:formula="of:=VLOOKUP([.L140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36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141];[$datos.$G$2:.$J$40];2;0)" office:value-type="string" office:string-value="#N/D" calcext:value-type="error">
            <text:p>#N/D</text:p>
          </table:table-cell>
          <table:table-cell table:style-name="ce57" table:formula="of:=VLOOKUP([.D141];[$datos.$G$2:.$J$40];3;0)" office:value-type="string" office:string-value="#N/D" calcext:value-type="error">
            <text:p>#N/D</text:p>
          </table:table-cell>
          <table:table-cell table:style-name="ce57" table:formula="of:=VLOOKUP([.D141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141];[$datos.$V$2:.$X$15];2;0)" office:value-type="string" office:string-value="#N/D" calcext:value-type="error">
            <text:p>#N/D</text:p>
          </table:table-cell>
          <table:table-cell table:style-name="ce57" table:formula="of:=VLOOKUP([.L141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37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142];[$datos.$G$2:.$J$40];2;0)" office:value-type="string" office:string-value="#N/D" calcext:value-type="error">
            <text:p>#N/D</text:p>
          </table:table-cell>
          <table:table-cell table:style-name="ce57" table:formula="of:=VLOOKUP([.D142];[$datos.$G$2:.$J$40];3;0)" office:value-type="string" office:string-value="#N/D" calcext:value-type="error">
            <text:p>#N/D</text:p>
          </table:table-cell>
          <table:table-cell table:style-name="ce57" table:formula="of:=VLOOKUP([.D142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142];[$datos.$V$2:.$X$15];2;0)" office:value-type="string" office:string-value="#N/D" calcext:value-type="error">
            <text:p>#N/D</text:p>
          </table:table-cell>
          <table:table-cell table:style-name="ce57" table:formula="of:=VLOOKUP([.L142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38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143];[$datos.$G$2:.$J$40];2;0)" office:value-type="string" office:string-value="#N/D" calcext:value-type="error">
            <text:p>#N/D</text:p>
          </table:table-cell>
          <table:table-cell table:style-name="ce57" table:formula="of:=VLOOKUP([.D143];[$datos.$G$2:.$J$40];3;0)" office:value-type="string" office:string-value="#N/D" calcext:value-type="error">
            <text:p>#N/D</text:p>
          </table:table-cell>
          <table:table-cell table:style-name="ce57" table:formula="of:=VLOOKUP([.D143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143];[$datos.$V$2:.$X$15];2;0)" office:value-type="string" office:string-value="#N/D" calcext:value-type="error">
            <text:p>#N/D</text:p>
          </table:table-cell>
          <table:table-cell table:style-name="ce57" table:formula="of:=VLOOKUP([.L143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39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144];[$datos.$G$2:.$J$40];2;0)" office:value-type="string" office:string-value="#N/D" calcext:value-type="error">
            <text:p>#N/D</text:p>
          </table:table-cell>
          <table:table-cell table:style-name="ce57" table:formula="of:=VLOOKUP([.D144];[$datos.$G$2:.$J$40];3;0)" office:value-type="string" office:string-value="#N/D" calcext:value-type="error">
            <text:p>#N/D</text:p>
          </table:table-cell>
          <table:table-cell table:style-name="ce57" table:formula="of:=VLOOKUP([.D144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144];[$datos.$V$2:.$X$15];2;0)" office:value-type="string" office:string-value="#N/D" calcext:value-type="error">
            <text:p>#N/D</text:p>
          </table:table-cell>
          <table:table-cell table:style-name="ce57" table:formula="of:=VLOOKUP([.L144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40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145];[$datos.$G$2:.$J$40];2;0)" office:value-type="string" office:string-value="#N/D" calcext:value-type="error">
            <text:p>#N/D</text:p>
          </table:table-cell>
          <table:table-cell table:style-name="ce57" table:formula="of:=VLOOKUP([.D145];[$datos.$G$2:.$J$40];3;0)" office:value-type="string" office:string-value="#N/D" calcext:value-type="error">
            <text:p>#N/D</text:p>
          </table:table-cell>
          <table:table-cell table:style-name="ce57" table:formula="of:=VLOOKUP([.D145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145];[$datos.$V$2:.$X$15];2;0)" office:value-type="string" office:string-value="#N/D" calcext:value-type="error">
            <text:p>#N/D</text:p>
          </table:table-cell>
          <table:table-cell table:style-name="ce57" table:formula="of:=VLOOKUP([.L145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41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146];[$datos.$G$2:.$J$40];2;0)" office:value-type="string" office:string-value="#N/D" calcext:value-type="error">
            <text:p>#N/D</text:p>
          </table:table-cell>
          <table:table-cell table:style-name="ce57" table:formula="of:=VLOOKUP([.D146];[$datos.$G$2:.$J$40];3;0)" office:value-type="string" office:string-value="#N/D" calcext:value-type="error">
            <text:p>#N/D</text:p>
          </table:table-cell>
          <table:table-cell table:style-name="ce57" table:formula="of:=VLOOKUP([.D146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146];[$datos.$V$2:.$X$15];2;0)" office:value-type="string" office:string-value="#N/D" calcext:value-type="error">
            <text:p>#N/D</text:p>
          </table:table-cell>
          <table:table-cell table:style-name="ce57" table:formula="of:=VLOOKUP([.L146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42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147];[$datos.$G$2:.$J$40];2;0)" office:value-type="string" office:string-value="#N/D" calcext:value-type="error">
            <text:p>#N/D</text:p>
          </table:table-cell>
          <table:table-cell table:style-name="ce57" table:formula="of:=VLOOKUP([.D147];[$datos.$G$2:.$J$40];3;0)" office:value-type="string" office:string-value="#N/D" calcext:value-type="error">
            <text:p>#N/D</text:p>
          </table:table-cell>
          <table:table-cell table:style-name="ce57" table:formula="of:=VLOOKUP([.D147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147];[$datos.$V$2:.$X$15];2;0)" office:value-type="string" office:string-value="#N/D" calcext:value-type="error">
            <text:p>#N/D</text:p>
          </table:table-cell>
          <table:table-cell table:style-name="ce57" table:formula="of:=VLOOKUP([.L147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43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148];[$datos.$G$2:.$J$40];2;0)" office:value-type="string" office:string-value="#N/D" calcext:value-type="error">
            <text:p>#N/D</text:p>
          </table:table-cell>
          <table:table-cell table:style-name="ce57" table:formula="of:=VLOOKUP([.D148];[$datos.$G$2:.$J$40];3;0)" office:value-type="string" office:string-value="#N/D" calcext:value-type="error">
            <text:p>#N/D</text:p>
          </table:table-cell>
          <table:table-cell table:style-name="ce57" table:formula="of:=VLOOKUP([.D148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148];[$datos.$V$2:.$X$15];2;0)" office:value-type="string" office:string-value="#N/D" calcext:value-type="error">
            <text:p>#N/D</text:p>
          </table:table-cell>
          <table:table-cell table:style-name="ce57" table:formula="of:=VLOOKUP([.L148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44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149];[$datos.$G$2:.$J$40];2;0)" office:value-type="string" office:string-value="#N/D" calcext:value-type="error">
            <text:p>#N/D</text:p>
          </table:table-cell>
          <table:table-cell table:style-name="ce57" table:formula="of:=VLOOKUP([.D149];[$datos.$G$2:.$J$40];3;0)" office:value-type="string" office:string-value="#N/D" calcext:value-type="error">
            <text:p>#N/D</text:p>
          </table:table-cell>
          <table:table-cell table:style-name="ce57" table:formula="of:=VLOOKUP([.D149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149];[$datos.$V$2:.$X$15];2;0)" office:value-type="string" office:string-value="#N/D" calcext:value-type="error">
            <text:p>#N/D</text:p>
          </table:table-cell>
          <table:table-cell table:style-name="ce57" table:formula="of:=VLOOKUP([.L149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45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150];[$datos.$G$2:.$J$40];2;0)" office:value-type="string" office:string-value="#N/D" calcext:value-type="error">
            <text:p>#N/D</text:p>
          </table:table-cell>
          <table:table-cell table:style-name="ce57" table:formula="of:=VLOOKUP([.D150];[$datos.$G$2:.$J$40];3;0)" office:value-type="string" office:string-value="#N/D" calcext:value-type="error">
            <text:p>#N/D</text:p>
          </table:table-cell>
          <table:table-cell table:style-name="ce57" table:formula="of:=VLOOKUP([.D150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150];[$datos.$V$2:.$X$15];2;0)" office:value-type="string" office:string-value="#N/D" calcext:value-type="error">
            <text:p>#N/D</text:p>
          </table:table-cell>
          <table:table-cell table:style-name="ce57" table:formula="of:=VLOOKUP([.L150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46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151];[$datos.$G$2:.$J$40];2;0)" office:value-type="string" office:string-value="#N/D" calcext:value-type="error">
            <text:p>#N/D</text:p>
          </table:table-cell>
          <table:table-cell table:style-name="ce57" table:formula="of:=VLOOKUP([.D151];[$datos.$G$2:.$J$40];3;0)" office:value-type="string" office:string-value="#N/D" calcext:value-type="error">
            <text:p>#N/D</text:p>
          </table:table-cell>
          <table:table-cell table:style-name="ce57" table:formula="of:=VLOOKUP([.D151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151];[$datos.$V$2:.$X$15];2;0)" office:value-type="string" office:string-value="#N/D" calcext:value-type="error">
            <text:p>#N/D</text:p>
          </table:table-cell>
          <table:table-cell table:style-name="ce57" table:formula="of:=VLOOKUP([.L151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47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152];[$datos.$G$2:.$J$40];2;0)" office:value-type="string" office:string-value="#N/D" calcext:value-type="error">
            <text:p>#N/D</text:p>
          </table:table-cell>
          <table:table-cell table:style-name="ce57" table:formula="of:=VLOOKUP([.D152];[$datos.$G$2:.$J$40];3;0)" office:value-type="string" office:string-value="#N/D" calcext:value-type="error">
            <text:p>#N/D</text:p>
          </table:table-cell>
          <table:table-cell table:style-name="ce57" table:formula="of:=VLOOKUP([.D152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152];[$datos.$V$2:.$X$15];2;0)" office:value-type="string" office:string-value="#N/D" calcext:value-type="error">
            <text:p>#N/D</text:p>
          </table:table-cell>
          <table:table-cell table:style-name="ce57" table:formula="of:=VLOOKUP([.L152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48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153];[$datos.$G$2:.$J$40];2;0)" office:value-type="string" office:string-value="#N/D" calcext:value-type="error">
            <text:p>#N/D</text:p>
          </table:table-cell>
          <table:table-cell table:style-name="ce57" table:formula="of:=VLOOKUP([.D153];[$datos.$G$2:.$J$40];3;0)" office:value-type="string" office:string-value="#N/D" calcext:value-type="error">
            <text:p>#N/D</text:p>
          </table:table-cell>
          <table:table-cell table:style-name="ce57" table:formula="of:=VLOOKUP([.D153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153];[$datos.$V$2:.$X$15];2;0)" office:value-type="string" office:string-value="#N/D" calcext:value-type="error">
            <text:p>#N/D</text:p>
          </table:table-cell>
          <table:table-cell table:style-name="ce57" table:formula="of:=VLOOKUP([.L153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49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154];[$datos.$G$2:.$J$40];2;0)" office:value-type="string" office:string-value="#N/D" calcext:value-type="error">
            <text:p>#N/D</text:p>
          </table:table-cell>
          <table:table-cell table:style-name="ce57" table:formula="of:=VLOOKUP([.D154];[$datos.$G$2:.$J$40];3;0)" office:value-type="string" office:string-value="#N/D" calcext:value-type="error">
            <text:p>#N/D</text:p>
          </table:table-cell>
          <table:table-cell table:style-name="ce57" table:formula="of:=VLOOKUP([.D154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154];[$datos.$V$2:.$X$15];2;0)" office:value-type="string" office:string-value="#N/D" calcext:value-type="error">
            <text:p>#N/D</text:p>
          </table:table-cell>
          <table:table-cell table:style-name="ce57" table:formula="of:=VLOOKUP([.L154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50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155];[$datos.$G$2:.$J$40];2;0)" office:value-type="string" office:string-value="#N/D" calcext:value-type="error">
            <text:p>#N/D</text:p>
          </table:table-cell>
          <table:table-cell table:style-name="ce57" table:formula="of:=VLOOKUP([.D155];[$datos.$G$2:.$J$40];3;0)" office:value-type="string" office:string-value="#N/D" calcext:value-type="error">
            <text:p>#N/D</text:p>
          </table:table-cell>
          <table:table-cell table:style-name="ce57" table:formula="of:=VLOOKUP([.D155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155];[$datos.$V$2:.$X$15];2;0)" office:value-type="string" office:string-value="#N/D" calcext:value-type="error">
            <text:p>#N/D</text:p>
          </table:table-cell>
          <table:table-cell table:style-name="ce57" table:formula="of:=VLOOKUP([.L155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51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156];[$datos.$G$2:.$J$40];2;0)" office:value-type="string" office:string-value="#N/D" calcext:value-type="error">
            <text:p>#N/D</text:p>
          </table:table-cell>
          <table:table-cell table:style-name="ce57" table:formula="of:=VLOOKUP([.D156];[$datos.$G$2:.$J$40];3;0)" office:value-type="string" office:string-value="#N/D" calcext:value-type="error">
            <text:p>#N/D</text:p>
          </table:table-cell>
          <table:table-cell table:style-name="ce57" table:formula="of:=VLOOKUP([.D156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156];[$datos.$V$2:.$X$15];2;0)" office:value-type="string" office:string-value="#N/D" calcext:value-type="error">
            <text:p>#N/D</text:p>
          </table:table-cell>
          <table:table-cell table:style-name="ce57" table:formula="of:=VLOOKUP([.L156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52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157];[$datos.$G$2:.$J$40];2;0)" office:value-type="string" office:string-value="#N/D" calcext:value-type="error">
            <text:p>#N/D</text:p>
          </table:table-cell>
          <table:table-cell table:style-name="ce57" table:formula="of:=VLOOKUP([.D157];[$datos.$G$2:.$J$40];3;0)" office:value-type="string" office:string-value="#N/D" calcext:value-type="error">
            <text:p>#N/D</text:p>
          </table:table-cell>
          <table:table-cell table:style-name="ce57" table:formula="of:=VLOOKUP([.D157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157];[$datos.$V$2:.$X$15];2;0)" office:value-type="string" office:string-value="#N/D" calcext:value-type="error">
            <text:p>#N/D</text:p>
          </table:table-cell>
          <table:table-cell table:style-name="ce57" table:formula="of:=VLOOKUP([.L157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53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158];[$datos.$G$2:.$J$40];2;0)" office:value-type="string" office:string-value="#N/D" calcext:value-type="error">
            <text:p>#N/D</text:p>
          </table:table-cell>
          <table:table-cell table:style-name="ce57" table:formula="of:=VLOOKUP([.D158];[$datos.$G$2:.$J$40];3;0)" office:value-type="string" office:string-value="#N/D" calcext:value-type="error">
            <text:p>#N/D</text:p>
          </table:table-cell>
          <table:table-cell table:style-name="ce57" table:formula="of:=VLOOKUP([.D158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158];[$datos.$V$2:.$X$15];2;0)" office:value-type="string" office:string-value="#N/D" calcext:value-type="error">
            <text:p>#N/D</text:p>
          </table:table-cell>
          <table:table-cell table:style-name="ce57" table:formula="of:=VLOOKUP([.L158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54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159];[$datos.$G$2:.$J$40];2;0)" office:value-type="string" office:string-value="#N/D" calcext:value-type="error">
            <text:p>#N/D</text:p>
          </table:table-cell>
          <table:table-cell table:style-name="ce57" table:formula="of:=VLOOKUP([.D159];[$datos.$G$2:.$J$40];3;0)" office:value-type="string" office:string-value="#N/D" calcext:value-type="error">
            <text:p>#N/D</text:p>
          </table:table-cell>
          <table:table-cell table:style-name="ce57" table:formula="of:=VLOOKUP([.D159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159];[$datos.$V$2:.$X$15];2;0)" office:value-type="string" office:string-value="#N/D" calcext:value-type="error">
            <text:p>#N/D</text:p>
          </table:table-cell>
          <table:table-cell table:style-name="ce57" table:formula="of:=VLOOKUP([.L159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55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160];[$datos.$G$2:.$J$40];2;0)" office:value-type="string" office:string-value="#N/D" calcext:value-type="error">
            <text:p>#N/D</text:p>
          </table:table-cell>
          <table:table-cell table:style-name="ce57" table:formula="of:=VLOOKUP([.D160];[$datos.$G$2:.$J$40];3;0)" office:value-type="string" office:string-value="#N/D" calcext:value-type="error">
            <text:p>#N/D</text:p>
          </table:table-cell>
          <table:table-cell table:style-name="ce57" table:formula="of:=VLOOKUP([.D160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160];[$datos.$V$2:.$X$15];2;0)" office:value-type="string" office:string-value="#N/D" calcext:value-type="error">
            <text:p>#N/D</text:p>
          </table:table-cell>
          <table:table-cell table:style-name="ce57" table:formula="of:=VLOOKUP([.L160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56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161];[$datos.$G$2:.$J$40];2;0)" office:value-type="string" office:string-value="#N/D" calcext:value-type="error">
            <text:p>#N/D</text:p>
          </table:table-cell>
          <table:table-cell table:style-name="ce57" table:formula="of:=VLOOKUP([.D161];[$datos.$G$2:.$J$40];3;0)" office:value-type="string" office:string-value="#N/D" calcext:value-type="error">
            <text:p>#N/D</text:p>
          </table:table-cell>
          <table:table-cell table:style-name="ce57" table:formula="of:=VLOOKUP([.D161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161];[$datos.$V$2:.$X$15];2;0)" office:value-type="string" office:string-value="#N/D" calcext:value-type="error">
            <text:p>#N/D</text:p>
          </table:table-cell>
          <table:table-cell table:style-name="ce57" table:formula="of:=VLOOKUP([.L161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57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162];[$datos.$G$2:.$J$40];2;0)" office:value-type="string" office:string-value="#N/D" calcext:value-type="error">
            <text:p>#N/D</text:p>
          </table:table-cell>
          <table:table-cell table:style-name="ce57" table:formula="of:=VLOOKUP([.D162];[$datos.$G$2:.$J$40];3;0)" office:value-type="string" office:string-value="#N/D" calcext:value-type="error">
            <text:p>#N/D</text:p>
          </table:table-cell>
          <table:table-cell table:style-name="ce57" table:formula="of:=VLOOKUP([.D162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162];[$datos.$V$2:.$X$15];2;0)" office:value-type="string" office:string-value="#N/D" calcext:value-type="error">
            <text:p>#N/D</text:p>
          </table:table-cell>
          <table:table-cell table:style-name="ce57" table:formula="of:=VLOOKUP([.L162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58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163];[$datos.$G$2:.$J$40];2;0)" office:value-type="string" office:string-value="#N/D" calcext:value-type="error">
            <text:p>#N/D</text:p>
          </table:table-cell>
          <table:table-cell table:style-name="ce57" table:formula="of:=VLOOKUP([.D163];[$datos.$G$2:.$J$40];3;0)" office:value-type="string" office:string-value="#N/D" calcext:value-type="error">
            <text:p>#N/D</text:p>
          </table:table-cell>
          <table:table-cell table:style-name="ce57" table:formula="of:=VLOOKUP([.D163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163];[$datos.$V$2:.$X$15];2;0)" office:value-type="string" office:string-value="#N/D" calcext:value-type="error">
            <text:p>#N/D</text:p>
          </table:table-cell>
          <table:table-cell table:style-name="ce57" table:formula="of:=VLOOKUP([.L163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59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164];[$datos.$G$2:.$J$40];2;0)" office:value-type="string" office:string-value="#N/D" calcext:value-type="error">
            <text:p>#N/D</text:p>
          </table:table-cell>
          <table:table-cell table:style-name="ce57" table:formula="of:=VLOOKUP([.D164];[$datos.$G$2:.$J$40];3;0)" office:value-type="string" office:string-value="#N/D" calcext:value-type="error">
            <text:p>#N/D</text:p>
          </table:table-cell>
          <table:table-cell table:style-name="ce57" table:formula="of:=VLOOKUP([.D164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164];[$datos.$V$2:.$X$15];2;0)" office:value-type="string" office:string-value="#N/D" calcext:value-type="error">
            <text:p>#N/D</text:p>
          </table:table-cell>
          <table:table-cell table:style-name="ce57" table:formula="of:=VLOOKUP([.L164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60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165];[$datos.$G$2:.$J$40];2;0)" office:value-type="string" office:string-value="#N/D" calcext:value-type="error">
            <text:p>#N/D</text:p>
          </table:table-cell>
          <table:table-cell table:style-name="ce57" table:formula="of:=VLOOKUP([.D165];[$datos.$G$2:.$J$40];3;0)" office:value-type="string" office:string-value="#N/D" calcext:value-type="error">
            <text:p>#N/D</text:p>
          </table:table-cell>
          <table:table-cell table:style-name="ce57" table:formula="of:=VLOOKUP([.D165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165];[$datos.$V$2:.$X$15];2;0)" office:value-type="string" office:string-value="#N/D" calcext:value-type="error">
            <text:p>#N/D</text:p>
          </table:table-cell>
          <table:table-cell table:style-name="ce57" table:formula="of:=VLOOKUP([.L165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61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166];[$datos.$G$2:.$J$40];2;0)" office:value-type="string" office:string-value="#N/D" calcext:value-type="error">
            <text:p>#N/D</text:p>
          </table:table-cell>
          <table:table-cell table:style-name="ce57" table:formula="of:=VLOOKUP([.D166];[$datos.$G$2:.$J$40];3;0)" office:value-type="string" office:string-value="#N/D" calcext:value-type="error">
            <text:p>#N/D</text:p>
          </table:table-cell>
          <table:table-cell table:style-name="ce57" table:formula="of:=VLOOKUP([.D166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166];[$datos.$V$2:.$X$15];2;0)" office:value-type="string" office:string-value="#N/D" calcext:value-type="error">
            <text:p>#N/D</text:p>
          </table:table-cell>
          <table:table-cell table:style-name="ce57" table:formula="of:=VLOOKUP([.L166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62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167];[$datos.$G$2:.$J$40];2;0)" office:value-type="string" office:string-value="#N/D" calcext:value-type="error">
            <text:p>#N/D</text:p>
          </table:table-cell>
          <table:table-cell table:style-name="ce57" table:formula="of:=VLOOKUP([.D167];[$datos.$G$2:.$J$40];3;0)" office:value-type="string" office:string-value="#N/D" calcext:value-type="error">
            <text:p>#N/D</text:p>
          </table:table-cell>
          <table:table-cell table:style-name="ce57" table:formula="of:=VLOOKUP([.D167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167];[$datos.$V$2:.$X$15];2;0)" office:value-type="string" office:string-value="#N/D" calcext:value-type="error">
            <text:p>#N/D</text:p>
          </table:table-cell>
          <table:table-cell table:style-name="ce57" table:formula="of:=VLOOKUP([.L167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63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168];[$datos.$G$2:.$J$40];2;0)" office:value-type="string" office:string-value="#N/D" calcext:value-type="error">
            <text:p>#N/D</text:p>
          </table:table-cell>
          <table:table-cell table:style-name="ce57" table:formula="of:=VLOOKUP([.D168];[$datos.$G$2:.$J$40];3;0)" office:value-type="string" office:string-value="#N/D" calcext:value-type="error">
            <text:p>#N/D</text:p>
          </table:table-cell>
          <table:table-cell table:style-name="ce57" table:formula="of:=VLOOKUP([.D168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168];[$datos.$V$2:.$X$15];2;0)" office:value-type="string" office:string-value="#N/D" calcext:value-type="error">
            <text:p>#N/D</text:p>
          </table:table-cell>
          <table:table-cell table:style-name="ce57" table:formula="of:=VLOOKUP([.L168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64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169];[$datos.$G$2:.$J$40];2;0)" office:value-type="string" office:string-value="#N/D" calcext:value-type="error">
            <text:p>#N/D</text:p>
          </table:table-cell>
          <table:table-cell table:style-name="ce57" table:formula="of:=VLOOKUP([.D169];[$datos.$G$2:.$J$40];3;0)" office:value-type="string" office:string-value="#N/D" calcext:value-type="error">
            <text:p>#N/D</text:p>
          </table:table-cell>
          <table:table-cell table:style-name="ce57" table:formula="of:=VLOOKUP([.D169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169];[$datos.$V$2:.$X$15];2;0)" office:value-type="string" office:string-value="#N/D" calcext:value-type="error">
            <text:p>#N/D</text:p>
          </table:table-cell>
          <table:table-cell table:style-name="ce57" table:formula="of:=VLOOKUP([.L169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65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170];[$datos.$G$2:.$J$40];2;0)" office:value-type="string" office:string-value="#N/D" calcext:value-type="error">
            <text:p>#N/D</text:p>
          </table:table-cell>
          <table:table-cell table:style-name="ce57" table:formula="of:=VLOOKUP([.D170];[$datos.$G$2:.$J$40];3;0)" office:value-type="string" office:string-value="#N/D" calcext:value-type="error">
            <text:p>#N/D</text:p>
          </table:table-cell>
          <table:table-cell table:style-name="ce57" table:formula="of:=VLOOKUP([.D170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170];[$datos.$V$2:.$X$15];2;0)" office:value-type="string" office:string-value="#N/D" calcext:value-type="error">
            <text:p>#N/D</text:p>
          </table:table-cell>
          <table:table-cell table:style-name="ce57" table:formula="of:=VLOOKUP([.L170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66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171];[$datos.$G$2:.$J$40];2;0)" office:value-type="string" office:string-value="#N/D" calcext:value-type="error">
            <text:p>#N/D</text:p>
          </table:table-cell>
          <table:table-cell table:style-name="ce57" table:formula="of:=VLOOKUP([.D171];[$datos.$G$2:.$J$40];3;0)" office:value-type="string" office:string-value="#N/D" calcext:value-type="error">
            <text:p>#N/D</text:p>
          </table:table-cell>
          <table:table-cell table:style-name="ce57" table:formula="of:=VLOOKUP([.D171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171];[$datos.$V$2:.$X$15];2;0)" office:value-type="string" office:string-value="#N/D" calcext:value-type="error">
            <text:p>#N/D</text:p>
          </table:table-cell>
          <table:table-cell table:style-name="ce57" table:formula="of:=VLOOKUP([.L171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67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172];[$datos.$G$2:.$J$40];2;0)" office:value-type="string" office:string-value="#N/D" calcext:value-type="error">
            <text:p>#N/D</text:p>
          </table:table-cell>
          <table:table-cell table:style-name="ce57" table:formula="of:=VLOOKUP([.D172];[$datos.$G$2:.$J$40];3;0)" office:value-type="string" office:string-value="#N/D" calcext:value-type="error">
            <text:p>#N/D</text:p>
          </table:table-cell>
          <table:table-cell table:style-name="ce57" table:formula="of:=VLOOKUP([.D172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172];[$datos.$V$2:.$X$15];2;0)" office:value-type="string" office:string-value="#N/D" calcext:value-type="error">
            <text:p>#N/D</text:p>
          </table:table-cell>
          <table:table-cell table:style-name="ce57" table:formula="of:=VLOOKUP([.L172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68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173];[$datos.$G$2:.$J$40];2;0)" office:value-type="string" office:string-value="#N/D" calcext:value-type="error">
            <text:p>#N/D</text:p>
          </table:table-cell>
          <table:table-cell table:style-name="ce57" table:formula="of:=VLOOKUP([.D173];[$datos.$G$2:.$J$40];3;0)" office:value-type="string" office:string-value="#N/D" calcext:value-type="error">
            <text:p>#N/D</text:p>
          </table:table-cell>
          <table:table-cell table:style-name="ce57" table:formula="of:=VLOOKUP([.D173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173];[$datos.$V$2:.$X$15];2;0)" office:value-type="string" office:string-value="#N/D" calcext:value-type="error">
            <text:p>#N/D</text:p>
          </table:table-cell>
          <table:table-cell table:style-name="ce57" table:formula="of:=VLOOKUP([.L173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69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174];[$datos.$G$2:.$J$40];2;0)" office:value-type="string" office:string-value="#N/D" calcext:value-type="error">
            <text:p>#N/D</text:p>
          </table:table-cell>
          <table:table-cell table:style-name="ce57" table:formula="of:=VLOOKUP([.D174];[$datos.$G$2:.$J$40];3;0)" office:value-type="string" office:string-value="#N/D" calcext:value-type="error">
            <text:p>#N/D</text:p>
          </table:table-cell>
          <table:table-cell table:style-name="ce57" table:formula="of:=VLOOKUP([.D174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174];[$datos.$V$2:.$X$15];2;0)" office:value-type="string" office:string-value="#N/D" calcext:value-type="error">
            <text:p>#N/D</text:p>
          </table:table-cell>
          <table:table-cell table:style-name="ce57" table:formula="of:=VLOOKUP([.L174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70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175];[$datos.$G$2:.$J$40];2;0)" office:value-type="string" office:string-value="#N/D" calcext:value-type="error">
            <text:p>#N/D</text:p>
          </table:table-cell>
          <table:table-cell table:style-name="ce57" table:formula="of:=VLOOKUP([.D175];[$datos.$G$2:.$J$40];3;0)" office:value-type="string" office:string-value="#N/D" calcext:value-type="error">
            <text:p>#N/D</text:p>
          </table:table-cell>
          <table:table-cell table:style-name="ce57" table:formula="of:=VLOOKUP([.D175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175];[$datos.$V$2:.$X$15];2;0)" office:value-type="string" office:string-value="#N/D" calcext:value-type="error">
            <text:p>#N/D</text:p>
          </table:table-cell>
          <table:table-cell table:style-name="ce57" table:formula="of:=VLOOKUP([.L175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71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176];[$datos.$G$2:.$J$40];2;0)" office:value-type="string" office:string-value="#N/D" calcext:value-type="error">
            <text:p>#N/D</text:p>
          </table:table-cell>
          <table:table-cell table:style-name="ce57" table:formula="of:=VLOOKUP([.D176];[$datos.$G$2:.$J$40];3;0)" office:value-type="string" office:string-value="#N/D" calcext:value-type="error">
            <text:p>#N/D</text:p>
          </table:table-cell>
          <table:table-cell table:style-name="ce57" table:formula="of:=VLOOKUP([.D176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176];[$datos.$V$2:.$X$15];2;0)" office:value-type="string" office:string-value="#N/D" calcext:value-type="error">
            <text:p>#N/D</text:p>
          </table:table-cell>
          <table:table-cell table:style-name="ce57" table:formula="of:=VLOOKUP([.L176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72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177];[$datos.$G$2:.$J$40];2;0)" office:value-type="string" office:string-value="#N/D" calcext:value-type="error">
            <text:p>#N/D</text:p>
          </table:table-cell>
          <table:table-cell table:style-name="ce57" table:formula="of:=VLOOKUP([.D177];[$datos.$G$2:.$J$40];3;0)" office:value-type="string" office:string-value="#N/D" calcext:value-type="error">
            <text:p>#N/D</text:p>
          </table:table-cell>
          <table:table-cell table:style-name="ce57" table:formula="of:=VLOOKUP([.D177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177];[$datos.$V$2:.$X$15];2;0)" office:value-type="string" office:string-value="#N/D" calcext:value-type="error">
            <text:p>#N/D</text:p>
          </table:table-cell>
          <table:table-cell table:style-name="ce57" table:formula="of:=VLOOKUP([.L177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73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178];[$datos.$G$2:.$J$40];2;0)" office:value-type="string" office:string-value="#N/D" calcext:value-type="error">
            <text:p>#N/D</text:p>
          </table:table-cell>
          <table:table-cell table:style-name="ce57" table:formula="of:=VLOOKUP([.D178];[$datos.$G$2:.$J$40];3;0)" office:value-type="string" office:string-value="#N/D" calcext:value-type="error">
            <text:p>#N/D</text:p>
          </table:table-cell>
          <table:table-cell table:style-name="ce57" table:formula="of:=VLOOKUP([.D178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178];[$datos.$V$2:.$X$15];2;0)" office:value-type="string" office:string-value="#N/D" calcext:value-type="error">
            <text:p>#N/D</text:p>
          </table:table-cell>
          <table:table-cell table:style-name="ce57" table:formula="of:=VLOOKUP([.L178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74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179];[$datos.$G$2:.$J$40];2;0)" office:value-type="string" office:string-value="#N/D" calcext:value-type="error">
            <text:p>#N/D</text:p>
          </table:table-cell>
          <table:table-cell table:style-name="ce57" table:formula="of:=VLOOKUP([.D179];[$datos.$G$2:.$J$40];3;0)" office:value-type="string" office:string-value="#N/D" calcext:value-type="error">
            <text:p>#N/D</text:p>
          </table:table-cell>
          <table:table-cell table:style-name="ce57" table:formula="of:=VLOOKUP([.D179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179];[$datos.$V$2:.$X$15];2;0)" office:value-type="string" office:string-value="#N/D" calcext:value-type="error">
            <text:p>#N/D</text:p>
          </table:table-cell>
          <table:table-cell table:style-name="ce57" table:formula="of:=VLOOKUP([.L179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75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180];[$datos.$G$2:.$J$40];2;0)" office:value-type="string" office:string-value="#N/D" calcext:value-type="error">
            <text:p>#N/D</text:p>
          </table:table-cell>
          <table:table-cell table:style-name="ce57" table:formula="of:=VLOOKUP([.D180];[$datos.$G$2:.$J$40];3;0)" office:value-type="string" office:string-value="#N/D" calcext:value-type="error">
            <text:p>#N/D</text:p>
          </table:table-cell>
          <table:table-cell table:style-name="ce57" table:formula="of:=VLOOKUP([.D180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180];[$datos.$V$2:.$X$15];2;0)" office:value-type="string" office:string-value="#N/D" calcext:value-type="error">
            <text:p>#N/D</text:p>
          </table:table-cell>
          <table:table-cell table:style-name="ce57" table:formula="of:=VLOOKUP([.L180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76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181];[$datos.$G$2:.$J$40];2;0)" office:value-type="string" office:string-value="#N/D" calcext:value-type="error">
            <text:p>#N/D</text:p>
          </table:table-cell>
          <table:table-cell table:style-name="ce57" table:formula="of:=VLOOKUP([.D181];[$datos.$G$2:.$J$40];3;0)" office:value-type="string" office:string-value="#N/D" calcext:value-type="error">
            <text:p>#N/D</text:p>
          </table:table-cell>
          <table:table-cell table:style-name="ce57" table:formula="of:=VLOOKUP([.D181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181];[$datos.$V$2:.$X$15];2;0)" office:value-type="string" office:string-value="#N/D" calcext:value-type="error">
            <text:p>#N/D</text:p>
          </table:table-cell>
          <table:table-cell table:style-name="ce57" table:formula="of:=VLOOKUP([.L181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77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182];[$datos.$G$2:.$J$40];2;0)" office:value-type="string" office:string-value="#N/D" calcext:value-type="error">
            <text:p>#N/D</text:p>
          </table:table-cell>
          <table:table-cell table:style-name="ce57" table:formula="of:=VLOOKUP([.D182];[$datos.$G$2:.$J$40];3;0)" office:value-type="string" office:string-value="#N/D" calcext:value-type="error">
            <text:p>#N/D</text:p>
          </table:table-cell>
          <table:table-cell table:style-name="ce57" table:formula="of:=VLOOKUP([.D182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182];[$datos.$V$2:.$X$15];2;0)" office:value-type="string" office:string-value="#N/D" calcext:value-type="error">
            <text:p>#N/D</text:p>
          </table:table-cell>
          <table:table-cell table:style-name="ce57" table:formula="of:=VLOOKUP([.L182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78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183];[$datos.$G$2:.$J$40];2;0)" office:value-type="string" office:string-value="#N/D" calcext:value-type="error">
            <text:p>#N/D</text:p>
          </table:table-cell>
          <table:table-cell table:style-name="ce57" table:formula="of:=VLOOKUP([.D183];[$datos.$G$2:.$J$40];3;0)" office:value-type="string" office:string-value="#N/D" calcext:value-type="error">
            <text:p>#N/D</text:p>
          </table:table-cell>
          <table:table-cell table:style-name="ce57" table:formula="of:=VLOOKUP([.D183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183];[$datos.$V$2:.$X$15];2;0)" office:value-type="string" office:string-value="#N/D" calcext:value-type="error">
            <text:p>#N/D</text:p>
          </table:table-cell>
          <table:table-cell table:style-name="ce57" table:formula="of:=VLOOKUP([.L183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79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184];[$datos.$G$2:.$J$40];2;0)" office:value-type="string" office:string-value="#N/D" calcext:value-type="error">
            <text:p>#N/D</text:p>
          </table:table-cell>
          <table:table-cell table:style-name="ce57" table:formula="of:=VLOOKUP([.D184];[$datos.$G$2:.$J$40];3;0)" office:value-type="string" office:string-value="#N/D" calcext:value-type="error">
            <text:p>#N/D</text:p>
          </table:table-cell>
          <table:table-cell table:style-name="ce57" table:formula="of:=VLOOKUP([.D184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184];[$datos.$V$2:.$X$15];2;0)" office:value-type="string" office:string-value="#N/D" calcext:value-type="error">
            <text:p>#N/D</text:p>
          </table:table-cell>
          <table:table-cell table:style-name="ce57" table:formula="of:=VLOOKUP([.L184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80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185];[$datos.$G$2:.$J$40];2;0)" office:value-type="string" office:string-value="#N/D" calcext:value-type="error">
            <text:p>#N/D</text:p>
          </table:table-cell>
          <table:table-cell table:style-name="ce57" table:formula="of:=VLOOKUP([.D185];[$datos.$G$2:.$J$40];3;0)" office:value-type="string" office:string-value="#N/D" calcext:value-type="error">
            <text:p>#N/D</text:p>
          </table:table-cell>
          <table:table-cell table:style-name="ce57" table:formula="of:=VLOOKUP([.D185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185];[$datos.$V$2:.$X$15];2;0)" office:value-type="string" office:string-value="#N/D" calcext:value-type="error">
            <text:p>#N/D</text:p>
          </table:table-cell>
          <table:table-cell table:style-name="ce57" table:formula="of:=VLOOKUP([.L185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81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186];[$datos.$G$2:.$J$40];2;0)" office:value-type="string" office:string-value="#N/D" calcext:value-type="error">
            <text:p>#N/D</text:p>
          </table:table-cell>
          <table:table-cell table:style-name="ce57" table:formula="of:=VLOOKUP([.D186];[$datos.$G$2:.$J$40];3;0)" office:value-type="string" office:string-value="#N/D" calcext:value-type="error">
            <text:p>#N/D</text:p>
          </table:table-cell>
          <table:table-cell table:style-name="ce57" table:formula="of:=VLOOKUP([.D186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186];[$datos.$V$2:.$X$15];2;0)" office:value-type="string" office:string-value="#N/D" calcext:value-type="error">
            <text:p>#N/D</text:p>
          </table:table-cell>
          <table:table-cell table:style-name="ce57" table:formula="of:=VLOOKUP([.L186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82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187];[$datos.$G$2:.$J$40];2;0)" office:value-type="string" office:string-value="#N/D" calcext:value-type="error">
            <text:p>#N/D</text:p>
          </table:table-cell>
          <table:table-cell table:style-name="ce57" table:formula="of:=VLOOKUP([.D187];[$datos.$G$2:.$J$40];3;0)" office:value-type="string" office:string-value="#N/D" calcext:value-type="error">
            <text:p>#N/D</text:p>
          </table:table-cell>
          <table:table-cell table:style-name="ce57" table:formula="of:=VLOOKUP([.D187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187];[$datos.$V$2:.$X$15];2;0)" office:value-type="string" office:string-value="#N/D" calcext:value-type="error">
            <text:p>#N/D</text:p>
          </table:table-cell>
          <table:table-cell table:style-name="ce57" table:formula="of:=VLOOKUP([.L187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83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188];[$datos.$G$2:.$J$40];2;0)" office:value-type="string" office:string-value="#N/D" calcext:value-type="error">
            <text:p>#N/D</text:p>
          </table:table-cell>
          <table:table-cell table:style-name="ce57" table:formula="of:=VLOOKUP([.D188];[$datos.$G$2:.$J$40];3;0)" office:value-type="string" office:string-value="#N/D" calcext:value-type="error">
            <text:p>#N/D</text:p>
          </table:table-cell>
          <table:table-cell table:style-name="ce57" table:formula="of:=VLOOKUP([.D188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188];[$datos.$V$2:.$X$15];2;0)" office:value-type="string" office:string-value="#N/D" calcext:value-type="error">
            <text:p>#N/D</text:p>
          </table:table-cell>
          <table:table-cell table:style-name="ce57" table:formula="of:=VLOOKUP([.L188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84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189];[$datos.$G$2:.$J$40];2;0)" office:value-type="string" office:string-value="#N/D" calcext:value-type="error">
            <text:p>#N/D</text:p>
          </table:table-cell>
          <table:table-cell table:style-name="ce57" table:formula="of:=VLOOKUP([.D189];[$datos.$G$2:.$J$40];3;0)" office:value-type="string" office:string-value="#N/D" calcext:value-type="error">
            <text:p>#N/D</text:p>
          </table:table-cell>
          <table:table-cell table:style-name="ce57" table:formula="of:=VLOOKUP([.D189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189];[$datos.$V$2:.$X$15];2;0)" office:value-type="string" office:string-value="#N/D" calcext:value-type="error">
            <text:p>#N/D</text:p>
          </table:table-cell>
          <table:table-cell table:style-name="ce57" table:formula="of:=VLOOKUP([.L189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85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190];[$datos.$G$2:.$J$40];2;0)" office:value-type="string" office:string-value="#N/D" calcext:value-type="error">
            <text:p>#N/D</text:p>
          </table:table-cell>
          <table:table-cell table:style-name="ce57" table:formula="of:=VLOOKUP([.D190];[$datos.$G$2:.$J$40];3;0)" office:value-type="string" office:string-value="#N/D" calcext:value-type="error">
            <text:p>#N/D</text:p>
          </table:table-cell>
          <table:table-cell table:style-name="ce57" table:formula="of:=VLOOKUP([.D190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190];[$datos.$V$2:.$X$15];2;0)" office:value-type="string" office:string-value="#N/D" calcext:value-type="error">
            <text:p>#N/D</text:p>
          </table:table-cell>
          <table:table-cell table:style-name="ce57" table:formula="of:=VLOOKUP([.L190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86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191];[$datos.$G$2:.$J$40];2;0)" office:value-type="string" office:string-value="#N/D" calcext:value-type="error">
            <text:p>#N/D</text:p>
          </table:table-cell>
          <table:table-cell table:style-name="ce57" table:formula="of:=VLOOKUP([.D191];[$datos.$G$2:.$J$40];3;0)" office:value-type="string" office:string-value="#N/D" calcext:value-type="error">
            <text:p>#N/D</text:p>
          </table:table-cell>
          <table:table-cell table:style-name="ce57" table:formula="of:=VLOOKUP([.D191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191];[$datos.$V$2:.$X$15];2;0)" office:value-type="string" office:string-value="#N/D" calcext:value-type="error">
            <text:p>#N/D</text:p>
          </table:table-cell>
          <table:table-cell table:style-name="ce57" table:formula="of:=VLOOKUP([.L191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87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192];[$datos.$G$2:.$J$40];2;0)" office:value-type="string" office:string-value="#N/D" calcext:value-type="error">
            <text:p>#N/D</text:p>
          </table:table-cell>
          <table:table-cell table:style-name="ce57" table:formula="of:=VLOOKUP([.D192];[$datos.$G$2:.$J$40];3;0)" office:value-type="string" office:string-value="#N/D" calcext:value-type="error">
            <text:p>#N/D</text:p>
          </table:table-cell>
          <table:table-cell table:style-name="ce57" table:formula="of:=VLOOKUP([.D192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192];[$datos.$V$2:.$X$15];2;0)" office:value-type="string" office:string-value="#N/D" calcext:value-type="error">
            <text:p>#N/D</text:p>
          </table:table-cell>
          <table:table-cell table:style-name="ce57" table:formula="of:=VLOOKUP([.L192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88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193];[$datos.$G$2:.$J$40];2;0)" office:value-type="string" office:string-value="#N/D" calcext:value-type="error">
            <text:p>#N/D</text:p>
          </table:table-cell>
          <table:table-cell table:style-name="ce57" table:formula="of:=VLOOKUP([.D193];[$datos.$G$2:.$J$40];3;0)" office:value-type="string" office:string-value="#N/D" calcext:value-type="error">
            <text:p>#N/D</text:p>
          </table:table-cell>
          <table:table-cell table:style-name="ce57" table:formula="of:=VLOOKUP([.D193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193];[$datos.$V$2:.$X$15];2;0)" office:value-type="string" office:string-value="#N/D" calcext:value-type="error">
            <text:p>#N/D</text:p>
          </table:table-cell>
          <table:table-cell table:style-name="ce57" table:formula="of:=VLOOKUP([.L193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89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194];[$datos.$G$2:.$J$40];2;0)" office:value-type="string" office:string-value="#N/D" calcext:value-type="error">
            <text:p>#N/D</text:p>
          </table:table-cell>
          <table:table-cell table:style-name="ce57" table:formula="of:=VLOOKUP([.D194];[$datos.$G$2:.$J$40];3;0)" office:value-type="string" office:string-value="#N/D" calcext:value-type="error">
            <text:p>#N/D</text:p>
          </table:table-cell>
          <table:table-cell table:style-name="ce57" table:formula="of:=VLOOKUP([.D194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194];[$datos.$V$2:.$X$15];2;0)" office:value-type="string" office:string-value="#N/D" calcext:value-type="error">
            <text:p>#N/D</text:p>
          </table:table-cell>
          <table:table-cell table:style-name="ce57" table:formula="of:=VLOOKUP([.L194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90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195];[$datos.$G$2:.$J$40];2;0)" office:value-type="string" office:string-value="#N/D" calcext:value-type="error">
            <text:p>#N/D</text:p>
          </table:table-cell>
          <table:table-cell table:style-name="ce57" table:formula="of:=VLOOKUP([.D195];[$datos.$G$2:.$J$40];3;0)" office:value-type="string" office:string-value="#N/D" calcext:value-type="error">
            <text:p>#N/D</text:p>
          </table:table-cell>
          <table:table-cell table:style-name="ce57" table:formula="of:=VLOOKUP([.D195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195];[$datos.$V$2:.$X$15];2;0)" office:value-type="string" office:string-value="#N/D" calcext:value-type="error">
            <text:p>#N/D</text:p>
          </table:table-cell>
          <table:table-cell table:style-name="ce57" table:formula="of:=VLOOKUP([.L195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91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196];[$datos.$G$2:.$J$40];2;0)" office:value-type="string" office:string-value="#N/D" calcext:value-type="error">
            <text:p>#N/D</text:p>
          </table:table-cell>
          <table:table-cell table:style-name="ce57" table:formula="of:=VLOOKUP([.D196];[$datos.$G$2:.$J$40];3;0)" office:value-type="string" office:string-value="#N/D" calcext:value-type="error">
            <text:p>#N/D</text:p>
          </table:table-cell>
          <table:table-cell table:style-name="ce57" table:formula="of:=VLOOKUP([.D196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196];[$datos.$V$2:.$X$15];2;0)" office:value-type="string" office:string-value="#N/D" calcext:value-type="error">
            <text:p>#N/D</text:p>
          </table:table-cell>
          <table:table-cell table:style-name="ce57" table:formula="of:=VLOOKUP([.L196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92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197];[$datos.$G$2:.$J$40];2;0)" office:value-type="string" office:string-value="#N/D" calcext:value-type="error">
            <text:p>#N/D</text:p>
          </table:table-cell>
          <table:table-cell table:style-name="ce57" table:formula="of:=VLOOKUP([.D197];[$datos.$G$2:.$J$40];3;0)" office:value-type="string" office:string-value="#N/D" calcext:value-type="error">
            <text:p>#N/D</text:p>
          </table:table-cell>
          <table:table-cell table:style-name="ce57" table:formula="of:=VLOOKUP([.D197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197];[$datos.$V$2:.$X$15];2;0)" office:value-type="string" office:string-value="#N/D" calcext:value-type="error">
            <text:p>#N/D</text:p>
          </table:table-cell>
          <table:table-cell table:style-name="ce57" table:formula="of:=VLOOKUP([.L197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93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198];[$datos.$G$2:.$J$40];2;0)" office:value-type="string" office:string-value="#N/D" calcext:value-type="error">
            <text:p>#N/D</text:p>
          </table:table-cell>
          <table:table-cell table:style-name="ce57" table:formula="of:=VLOOKUP([.D198];[$datos.$G$2:.$J$40];3;0)" office:value-type="string" office:string-value="#N/D" calcext:value-type="error">
            <text:p>#N/D</text:p>
          </table:table-cell>
          <table:table-cell table:style-name="ce57" table:formula="of:=VLOOKUP([.D198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198];[$datos.$V$2:.$X$15];2;0)" office:value-type="string" office:string-value="#N/D" calcext:value-type="error">
            <text:p>#N/D</text:p>
          </table:table-cell>
          <table:table-cell table:style-name="ce57" table:formula="of:=VLOOKUP([.L198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94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199];[$datos.$G$2:.$J$40];2;0)" office:value-type="string" office:string-value="#N/D" calcext:value-type="error">
            <text:p>#N/D</text:p>
          </table:table-cell>
          <table:table-cell table:style-name="ce57" table:formula="of:=VLOOKUP([.D199];[$datos.$G$2:.$J$40];3;0)" office:value-type="string" office:string-value="#N/D" calcext:value-type="error">
            <text:p>#N/D</text:p>
          </table:table-cell>
          <table:table-cell table:style-name="ce57" table:formula="of:=VLOOKUP([.D199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199];[$datos.$V$2:.$X$15];2;0)" office:value-type="string" office:string-value="#N/D" calcext:value-type="error">
            <text:p>#N/D</text:p>
          </table:table-cell>
          <table:table-cell table:style-name="ce57" table:formula="of:=VLOOKUP([.L199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95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200];[$datos.$G$2:.$J$40];2;0)" office:value-type="string" office:string-value="#N/D" calcext:value-type="error">
            <text:p>#N/D</text:p>
          </table:table-cell>
          <table:table-cell table:style-name="ce57" table:formula="of:=VLOOKUP([.D200];[$datos.$G$2:.$J$40];3;0)" office:value-type="string" office:string-value="#N/D" calcext:value-type="error">
            <text:p>#N/D</text:p>
          </table:table-cell>
          <table:table-cell table:style-name="ce57" table:formula="of:=VLOOKUP([.D200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200];[$datos.$V$2:.$X$15];2;0)" office:value-type="string" office:string-value="#N/D" calcext:value-type="error">
            <text:p>#N/D</text:p>
          </table:table-cell>
          <table:table-cell table:style-name="ce57" table:formula="of:=VLOOKUP([.L200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96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201];[$datos.$G$2:.$J$40];2;0)" office:value-type="string" office:string-value="#N/D" calcext:value-type="error">
            <text:p>#N/D</text:p>
          </table:table-cell>
          <table:table-cell table:style-name="ce57" table:formula="of:=VLOOKUP([.D201];[$datos.$G$2:.$J$40];3;0)" office:value-type="string" office:string-value="#N/D" calcext:value-type="error">
            <text:p>#N/D</text:p>
          </table:table-cell>
          <table:table-cell table:style-name="ce57" table:formula="of:=VLOOKUP([.D201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201];[$datos.$V$2:.$X$15];2;0)" office:value-type="string" office:string-value="#N/D" calcext:value-type="error">
            <text:p>#N/D</text:p>
          </table:table-cell>
          <table:table-cell table:style-name="ce57" table:formula="of:=VLOOKUP([.L201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97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202];[$datos.$G$2:.$J$40];2;0)" office:value-type="string" office:string-value="#N/D" calcext:value-type="error">
            <text:p>#N/D</text:p>
          </table:table-cell>
          <table:table-cell table:style-name="ce57" table:formula="of:=VLOOKUP([.D202];[$datos.$G$2:.$J$40];3;0)" office:value-type="string" office:string-value="#N/D" calcext:value-type="error">
            <text:p>#N/D</text:p>
          </table:table-cell>
          <table:table-cell table:style-name="ce57" table:formula="of:=VLOOKUP([.D202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202];[$datos.$V$2:.$X$15];2;0)" office:value-type="string" office:string-value="#N/D" calcext:value-type="error">
            <text:p>#N/D</text:p>
          </table:table-cell>
          <table:table-cell table:style-name="ce57" table:formula="of:=VLOOKUP([.L202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98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203];[$datos.$G$2:.$J$40];2;0)" office:value-type="string" office:string-value="#N/D" calcext:value-type="error">
            <text:p>#N/D</text:p>
          </table:table-cell>
          <table:table-cell table:style-name="ce57" table:formula="of:=VLOOKUP([.D203];[$datos.$G$2:.$J$40];3;0)" office:value-type="string" office:string-value="#N/D" calcext:value-type="error">
            <text:p>#N/D</text:p>
          </table:table-cell>
          <table:table-cell table:style-name="ce57" table:formula="of:=VLOOKUP([.D203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203];[$datos.$V$2:.$X$15];2;0)" office:value-type="string" office:string-value="#N/D" calcext:value-type="error">
            <text:p>#N/D</text:p>
          </table:table-cell>
          <table:table-cell table:style-name="ce57" table:formula="of:=VLOOKUP([.L203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99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204];[$datos.$G$2:.$J$40];2;0)" office:value-type="string" office:string-value="#N/D" calcext:value-type="error">
            <text:p>#N/D</text:p>
          </table:table-cell>
          <table:table-cell table:style-name="ce57" table:formula="of:=VLOOKUP([.D204];[$datos.$G$2:.$J$40];3;0)" office:value-type="string" office:string-value="#N/D" calcext:value-type="error">
            <text:p>#N/D</text:p>
          </table:table-cell>
          <table:table-cell table:style-name="ce57" table:formula="of:=VLOOKUP([.D204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204];[$datos.$V$2:.$X$15];2;0)" office:value-type="string" office:string-value="#N/D" calcext:value-type="error">
            <text:p>#N/D</text:p>
          </table:table-cell>
          <table:table-cell table:style-name="ce57" table:formula="of:=VLOOKUP([.L204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00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205];[$datos.$G$2:.$J$40];2;0)" office:value-type="string" office:string-value="#N/D" calcext:value-type="error">
            <text:p>#N/D</text:p>
          </table:table-cell>
          <table:table-cell table:style-name="ce57" table:formula="of:=VLOOKUP([.D205];[$datos.$G$2:.$J$40];3;0)" office:value-type="string" office:string-value="#N/D" calcext:value-type="error">
            <text:p>#N/D</text:p>
          </table:table-cell>
          <table:table-cell table:style-name="ce57" table:formula="of:=VLOOKUP([.D205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205];[$datos.$V$2:.$X$15];2;0)" office:value-type="string" office:string-value="#N/D" calcext:value-type="error">
            <text:p>#N/D</text:p>
          </table:table-cell>
          <table:table-cell table:style-name="ce57" table:formula="of:=VLOOKUP([.L205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01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206];[$datos.$G$2:.$J$40];2;0)" office:value-type="string" office:string-value="#N/D" calcext:value-type="error">
            <text:p>#N/D</text:p>
          </table:table-cell>
          <table:table-cell table:style-name="ce57" table:formula="of:=VLOOKUP([.D206];[$datos.$G$2:.$J$40];3;0)" office:value-type="string" office:string-value="#N/D" calcext:value-type="error">
            <text:p>#N/D</text:p>
          </table:table-cell>
          <table:table-cell table:style-name="ce57" table:formula="of:=VLOOKUP([.D206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206];[$datos.$V$2:.$X$15];2;0)" office:value-type="string" office:string-value="#N/D" calcext:value-type="error">
            <text:p>#N/D</text:p>
          </table:table-cell>
          <table:table-cell table:style-name="ce57" table:formula="of:=VLOOKUP([.L206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02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207];[$datos.$G$2:.$J$40];2;0)" office:value-type="string" office:string-value="#N/D" calcext:value-type="error">
            <text:p>#N/D</text:p>
          </table:table-cell>
          <table:table-cell table:style-name="ce57" table:formula="of:=VLOOKUP([.D207];[$datos.$G$2:.$J$40];3;0)" office:value-type="string" office:string-value="#N/D" calcext:value-type="error">
            <text:p>#N/D</text:p>
          </table:table-cell>
          <table:table-cell table:style-name="ce57" table:formula="of:=VLOOKUP([.D207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207];[$datos.$V$2:.$X$15];2;0)" office:value-type="string" office:string-value="#N/D" calcext:value-type="error">
            <text:p>#N/D</text:p>
          </table:table-cell>
          <table:table-cell table:style-name="ce57" table:formula="of:=VLOOKUP([.L207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03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208];[$datos.$G$2:.$J$40];2;0)" office:value-type="string" office:string-value="#N/D" calcext:value-type="error">
            <text:p>#N/D</text:p>
          </table:table-cell>
          <table:table-cell table:style-name="ce57" table:formula="of:=VLOOKUP([.D208];[$datos.$G$2:.$J$40];3;0)" office:value-type="string" office:string-value="#N/D" calcext:value-type="error">
            <text:p>#N/D</text:p>
          </table:table-cell>
          <table:table-cell table:style-name="ce57" table:formula="of:=VLOOKUP([.D208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208];[$datos.$V$2:.$X$15];2;0)" office:value-type="string" office:string-value="#N/D" calcext:value-type="error">
            <text:p>#N/D</text:p>
          </table:table-cell>
          <table:table-cell table:style-name="ce57" table:formula="of:=VLOOKUP([.L208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04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209];[$datos.$G$2:.$J$40];2;0)" office:value-type="string" office:string-value="#N/D" calcext:value-type="error">
            <text:p>#N/D</text:p>
          </table:table-cell>
          <table:table-cell table:style-name="ce57" table:formula="of:=VLOOKUP([.D209];[$datos.$G$2:.$J$40];3;0)" office:value-type="string" office:string-value="#N/D" calcext:value-type="error">
            <text:p>#N/D</text:p>
          </table:table-cell>
          <table:table-cell table:style-name="ce57" table:formula="of:=VLOOKUP([.D209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209];[$datos.$V$2:.$X$15];2;0)" office:value-type="string" office:string-value="#N/D" calcext:value-type="error">
            <text:p>#N/D</text:p>
          </table:table-cell>
          <table:table-cell table:style-name="ce57" table:formula="of:=VLOOKUP([.L209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05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210];[$datos.$G$2:.$J$40];2;0)" office:value-type="string" office:string-value="#N/D" calcext:value-type="error">
            <text:p>#N/D</text:p>
          </table:table-cell>
          <table:table-cell table:style-name="ce57" table:formula="of:=VLOOKUP([.D210];[$datos.$G$2:.$J$40];3;0)" office:value-type="string" office:string-value="#N/D" calcext:value-type="error">
            <text:p>#N/D</text:p>
          </table:table-cell>
          <table:table-cell table:style-name="ce57" table:formula="of:=VLOOKUP([.D210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210];[$datos.$V$2:.$X$15];2;0)" office:value-type="string" office:string-value="#N/D" calcext:value-type="error">
            <text:p>#N/D</text:p>
          </table:table-cell>
          <table:table-cell table:style-name="ce57" table:formula="of:=VLOOKUP([.L210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06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211];[$datos.$G$2:.$J$40];2;0)" office:value-type="string" office:string-value="#N/D" calcext:value-type="error">
            <text:p>#N/D</text:p>
          </table:table-cell>
          <table:table-cell table:style-name="ce57" table:formula="of:=VLOOKUP([.D211];[$datos.$G$2:.$J$40];3;0)" office:value-type="string" office:string-value="#N/D" calcext:value-type="error">
            <text:p>#N/D</text:p>
          </table:table-cell>
          <table:table-cell table:style-name="ce57" table:formula="of:=VLOOKUP([.D211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211];[$datos.$V$2:.$X$15];2;0)" office:value-type="string" office:string-value="#N/D" calcext:value-type="error">
            <text:p>#N/D</text:p>
          </table:table-cell>
          <table:table-cell table:style-name="ce57" table:formula="of:=VLOOKUP([.L211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07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212];[$datos.$G$2:.$J$40];2;0)" office:value-type="string" office:string-value="#N/D" calcext:value-type="error">
            <text:p>#N/D</text:p>
          </table:table-cell>
          <table:table-cell table:style-name="ce57" table:formula="of:=VLOOKUP([.D212];[$datos.$G$2:.$J$40];3;0)" office:value-type="string" office:string-value="#N/D" calcext:value-type="error">
            <text:p>#N/D</text:p>
          </table:table-cell>
          <table:table-cell table:style-name="ce57" table:formula="of:=VLOOKUP([.D212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212];[$datos.$V$2:.$X$15];2;0)" office:value-type="string" office:string-value="#N/D" calcext:value-type="error">
            <text:p>#N/D</text:p>
          </table:table-cell>
          <table:table-cell table:style-name="ce57" table:formula="of:=VLOOKUP([.L212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08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213];[$datos.$G$2:.$J$40];2;0)" office:value-type="string" office:string-value="#N/D" calcext:value-type="error">
            <text:p>#N/D</text:p>
          </table:table-cell>
          <table:table-cell table:style-name="ce57" table:formula="of:=VLOOKUP([.D213];[$datos.$G$2:.$J$40];3;0)" office:value-type="string" office:string-value="#N/D" calcext:value-type="error">
            <text:p>#N/D</text:p>
          </table:table-cell>
          <table:table-cell table:style-name="ce57" table:formula="of:=VLOOKUP([.D213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213];[$datos.$V$2:.$X$15];2;0)" office:value-type="string" office:string-value="#N/D" calcext:value-type="error">
            <text:p>#N/D</text:p>
          </table:table-cell>
          <table:table-cell table:style-name="ce57" table:formula="of:=VLOOKUP([.L213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09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214];[$datos.$G$2:.$J$40];2;0)" office:value-type="string" office:string-value="#N/D" calcext:value-type="error">
            <text:p>#N/D</text:p>
          </table:table-cell>
          <table:table-cell table:style-name="ce57" table:formula="of:=VLOOKUP([.D214];[$datos.$G$2:.$J$40];3;0)" office:value-type="string" office:string-value="#N/D" calcext:value-type="error">
            <text:p>#N/D</text:p>
          </table:table-cell>
          <table:table-cell table:style-name="ce57" table:formula="of:=VLOOKUP([.D214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214];[$datos.$V$2:.$X$15];2;0)" office:value-type="string" office:string-value="#N/D" calcext:value-type="error">
            <text:p>#N/D</text:p>
          </table:table-cell>
          <table:table-cell table:style-name="ce57" table:formula="of:=VLOOKUP([.L214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10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215];[$datos.$G$2:.$J$40];2;0)" office:value-type="string" office:string-value="#N/D" calcext:value-type="error">
            <text:p>#N/D</text:p>
          </table:table-cell>
          <table:table-cell table:style-name="ce57" table:formula="of:=VLOOKUP([.D215];[$datos.$G$2:.$J$40];3;0)" office:value-type="string" office:string-value="#N/D" calcext:value-type="error">
            <text:p>#N/D</text:p>
          </table:table-cell>
          <table:table-cell table:style-name="ce57" table:formula="of:=VLOOKUP([.D215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215];[$datos.$V$2:.$X$15];2;0)" office:value-type="string" office:string-value="#N/D" calcext:value-type="error">
            <text:p>#N/D</text:p>
          </table:table-cell>
          <table:table-cell table:style-name="ce57" table:formula="of:=VLOOKUP([.L215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11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216];[$datos.$G$2:.$J$40];2;0)" office:value-type="string" office:string-value="#N/D" calcext:value-type="error">
            <text:p>#N/D</text:p>
          </table:table-cell>
          <table:table-cell table:style-name="ce57" table:formula="of:=VLOOKUP([.D216];[$datos.$G$2:.$J$40];3;0)" office:value-type="string" office:string-value="#N/D" calcext:value-type="error">
            <text:p>#N/D</text:p>
          </table:table-cell>
          <table:table-cell table:style-name="ce57" table:formula="of:=VLOOKUP([.D216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216];[$datos.$V$2:.$X$15];2;0)" office:value-type="string" office:string-value="#N/D" calcext:value-type="error">
            <text:p>#N/D</text:p>
          </table:table-cell>
          <table:table-cell table:style-name="ce57" table:formula="of:=VLOOKUP([.L216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12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217];[$datos.$G$2:.$J$40];2;0)" office:value-type="string" office:string-value="#N/D" calcext:value-type="error">
            <text:p>#N/D</text:p>
          </table:table-cell>
          <table:table-cell table:style-name="ce57" table:formula="of:=VLOOKUP([.D217];[$datos.$G$2:.$J$40];3;0)" office:value-type="string" office:string-value="#N/D" calcext:value-type="error">
            <text:p>#N/D</text:p>
          </table:table-cell>
          <table:table-cell table:style-name="ce57" table:formula="of:=VLOOKUP([.D217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217];[$datos.$V$2:.$X$15];2;0)" office:value-type="string" office:string-value="#N/D" calcext:value-type="error">
            <text:p>#N/D</text:p>
          </table:table-cell>
          <table:table-cell table:style-name="ce57" table:formula="of:=VLOOKUP([.L217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13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218];[$datos.$G$2:.$J$40];2;0)" office:value-type="string" office:string-value="#N/D" calcext:value-type="error">
            <text:p>#N/D</text:p>
          </table:table-cell>
          <table:table-cell table:style-name="ce57" table:formula="of:=VLOOKUP([.D218];[$datos.$G$2:.$J$40];3;0)" office:value-type="string" office:string-value="#N/D" calcext:value-type="error">
            <text:p>#N/D</text:p>
          </table:table-cell>
          <table:table-cell table:style-name="ce57" table:formula="of:=VLOOKUP([.D218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218];[$datos.$V$2:.$X$15];2;0)" office:value-type="string" office:string-value="#N/D" calcext:value-type="error">
            <text:p>#N/D</text:p>
          </table:table-cell>
          <table:table-cell table:style-name="ce57" table:formula="of:=VLOOKUP([.L218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14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219];[$datos.$G$2:.$J$40];2;0)" office:value-type="string" office:string-value="#N/D" calcext:value-type="error">
            <text:p>#N/D</text:p>
          </table:table-cell>
          <table:table-cell table:style-name="ce57" table:formula="of:=VLOOKUP([.D219];[$datos.$G$2:.$J$40];3;0)" office:value-type="string" office:string-value="#N/D" calcext:value-type="error">
            <text:p>#N/D</text:p>
          </table:table-cell>
          <table:table-cell table:style-name="ce57" table:formula="of:=VLOOKUP([.D219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219];[$datos.$V$2:.$X$15];2;0)" office:value-type="string" office:string-value="#N/D" calcext:value-type="error">
            <text:p>#N/D</text:p>
          </table:table-cell>
          <table:table-cell table:style-name="ce57" table:formula="of:=VLOOKUP([.L219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15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220];[$datos.$G$2:.$J$40];2;0)" office:value-type="string" office:string-value="#N/D" calcext:value-type="error">
            <text:p>#N/D</text:p>
          </table:table-cell>
          <table:table-cell table:style-name="ce57" table:formula="of:=VLOOKUP([.D220];[$datos.$G$2:.$J$40];3;0)" office:value-type="string" office:string-value="#N/D" calcext:value-type="error">
            <text:p>#N/D</text:p>
          </table:table-cell>
          <table:table-cell table:style-name="ce57" table:formula="of:=VLOOKUP([.D220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220];[$datos.$V$2:.$X$15];2;0)" office:value-type="string" office:string-value="#N/D" calcext:value-type="error">
            <text:p>#N/D</text:p>
          </table:table-cell>
          <table:table-cell table:style-name="ce57" table:formula="of:=VLOOKUP([.L220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16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221];[$datos.$G$2:.$J$40];2;0)" office:value-type="string" office:string-value="#N/D" calcext:value-type="error">
            <text:p>#N/D</text:p>
          </table:table-cell>
          <table:table-cell table:style-name="ce57" table:formula="of:=VLOOKUP([.D221];[$datos.$G$2:.$J$40];3;0)" office:value-type="string" office:string-value="#N/D" calcext:value-type="error">
            <text:p>#N/D</text:p>
          </table:table-cell>
          <table:table-cell table:style-name="ce57" table:formula="of:=VLOOKUP([.D221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221];[$datos.$V$2:.$X$15];2;0)" office:value-type="string" office:string-value="#N/D" calcext:value-type="error">
            <text:p>#N/D</text:p>
          </table:table-cell>
          <table:table-cell table:style-name="ce57" table:formula="of:=VLOOKUP([.L221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17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222];[$datos.$G$2:.$J$40];2;0)" office:value-type="string" office:string-value="#N/D" calcext:value-type="error">
            <text:p>#N/D</text:p>
          </table:table-cell>
          <table:table-cell table:style-name="ce57" table:formula="of:=VLOOKUP([.D222];[$datos.$G$2:.$J$40];3;0)" office:value-type="string" office:string-value="#N/D" calcext:value-type="error">
            <text:p>#N/D</text:p>
          </table:table-cell>
          <table:table-cell table:style-name="ce57" table:formula="of:=VLOOKUP([.D222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222];[$datos.$V$2:.$X$15];2;0)" office:value-type="string" office:string-value="#N/D" calcext:value-type="error">
            <text:p>#N/D</text:p>
          </table:table-cell>
          <table:table-cell table:style-name="ce57" table:formula="of:=VLOOKUP([.L222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18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223];[$datos.$G$2:.$J$40];2;0)" office:value-type="string" office:string-value="#N/D" calcext:value-type="error">
            <text:p>#N/D</text:p>
          </table:table-cell>
          <table:table-cell table:style-name="ce57" table:formula="of:=VLOOKUP([.D223];[$datos.$G$2:.$J$40];3;0)" office:value-type="string" office:string-value="#N/D" calcext:value-type="error">
            <text:p>#N/D</text:p>
          </table:table-cell>
          <table:table-cell table:style-name="ce57" table:formula="of:=VLOOKUP([.D223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223];[$datos.$V$2:.$X$15];2;0)" office:value-type="string" office:string-value="#N/D" calcext:value-type="error">
            <text:p>#N/D</text:p>
          </table:table-cell>
          <table:table-cell table:style-name="ce57" table:formula="of:=VLOOKUP([.L223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19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224];[$datos.$G$2:.$J$40];2;0)" office:value-type="string" office:string-value="#N/D" calcext:value-type="error">
            <text:p>#N/D</text:p>
          </table:table-cell>
          <table:table-cell table:style-name="ce57" table:formula="of:=VLOOKUP([.D224];[$datos.$G$2:.$J$40];3;0)" office:value-type="string" office:string-value="#N/D" calcext:value-type="error">
            <text:p>#N/D</text:p>
          </table:table-cell>
          <table:table-cell table:style-name="ce57" table:formula="of:=VLOOKUP([.D224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224];[$datos.$V$2:.$X$15];2;0)" office:value-type="string" office:string-value="#N/D" calcext:value-type="error">
            <text:p>#N/D</text:p>
          </table:table-cell>
          <table:table-cell table:style-name="ce57" table:formula="of:=VLOOKUP([.L224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20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225];[$datos.$G$2:.$J$40];2;0)" office:value-type="string" office:string-value="#N/D" calcext:value-type="error">
            <text:p>#N/D</text:p>
          </table:table-cell>
          <table:table-cell table:style-name="ce57" table:formula="of:=VLOOKUP([.D225];[$datos.$G$2:.$J$40];3;0)" office:value-type="string" office:string-value="#N/D" calcext:value-type="error">
            <text:p>#N/D</text:p>
          </table:table-cell>
          <table:table-cell table:style-name="ce57" table:formula="of:=VLOOKUP([.D225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225];[$datos.$V$2:.$X$15];2;0)" office:value-type="string" office:string-value="#N/D" calcext:value-type="error">
            <text:p>#N/D</text:p>
          </table:table-cell>
          <table:table-cell table:style-name="ce57" table:formula="of:=VLOOKUP([.L225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21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226];[$datos.$G$2:.$J$40];2;0)" office:value-type="string" office:string-value="#N/D" calcext:value-type="error">
            <text:p>#N/D</text:p>
          </table:table-cell>
          <table:table-cell table:style-name="ce57" table:formula="of:=VLOOKUP([.D226];[$datos.$G$2:.$J$40];3;0)" office:value-type="string" office:string-value="#N/D" calcext:value-type="error">
            <text:p>#N/D</text:p>
          </table:table-cell>
          <table:table-cell table:style-name="ce57" table:formula="of:=VLOOKUP([.D226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226];[$datos.$V$2:.$X$15];2;0)" office:value-type="string" office:string-value="#N/D" calcext:value-type="error">
            <text:p>#N/D</text:p>
          </table:table-cell>
          <table:table-cell table:style-name="ce57" table:formula="of:=VLOOKUP([.L226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22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227];[$datos.$G$2:.$J$40];2;0)" office:value-type="string" office:string-value="#N/D" calcext:value-type="error">
            <text:p>#N/D</text:p>
          </table:table-cell>
          <table:table-cell table:style-name="ce57" table:formula="of:=VLOOKUP([.D227];[$datos.$G$2:.$J$40];3;0)" office:value-type="string" office:string-value="#N/D" calcext:value-type="error">
            <text:p>#N/D</text:p>
          </table:table-cell>
          <table:table-cell table:style-name="ce57" table:formula="of:=VLOOKUP([.D227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227];[$datos.$V$2:.$X$15];2;0)" office:value-type="string" office:string-value="#N/D" calcext:value-type="error">
            <text:p>#N/D</text:p>
          </table:table-cell>
          <table:table-cell table:style-name="ce57" table:formula="of:=VLOOKUP([.L227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23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228];[$datos.$G$2:.$J$40];2;0)" office:value-type="string" office:string-value="#N/D" calcext:value-type="error">
            <text:p>#N/D</text:p>
          </table:table-cell>
          <table:table-cell table:style-name="ce57" table:formula="of:=VLOOKUP([.D228];[$datos.$G$2:.$J$40];3;0)" office:value-type="string" office:string-value="#N/D" calcext:value-type="error">
            <text:p>#N/D</text:p>
          </table:table-cell>
          <table:table-cell table:style-name="ce57" table:formula="of:=VLOOKUP([.D228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228];[$datos.$V$2:.$X$15];2;0)" office:value-type="string" office:string-value="#N/D" calcext:value-type="error">
            <text:p>#N/D</text:p>
          </table:table-cell>
          <table:table-cell table:style-name="ce57" table:formula="of:=VLOOKUP([.L228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24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229];[$datos.$G$2:.$J$40];2;0)" office:value-type="string" office:string-value="#N/D" calcext:value-type="error">
            <text:p>#N/D</text:p>
          </table:table-cell>
          <table:table-cell table:style-name="ce57" table:formula="of:=VLOOKUP([.D229];[$datos.$G$2:.$J$40];3;0)" office:value-type="string" office:string-value="#N/D" calcext:value-type="error">
            <text:p>#N/D</text:p>
          </table:table-cell>
          <table:table-cell table:style-name="ce57" table:formula="of:=VLOOKUP([.D229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229];[$datos.$V$2:.$X$15];2;0)" office:value-type="string" office:string-value="#N/D" calcext:value-type="error">
            <text:p>#N/D</text:p>
          </table:table-cell>
          <table:table-cell table:style-name="ce57" table:formula="of:=VLOOKUP([.L229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25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230];[$datos.$G$2:.$J$40];2;0)" office:value-type="string" office:string-value="#N/D" calcext:value-type="error">
            <text:p>#N/D</text:p>
          </table:table-cell>
          <table:table-cell table:style-name="ce57" table:formula="of:=VLOOKUP([.D230];[$datos.$G$2:.$J$40];3;0)" office:value-type="string" office:string-value="#N/D" calcext:value-type="error">
            <text:p>#N/D</text:p>
          </table:table-cell>
          <table:table-cell table:style-name="ce57" table:formula="of:=VLOOKUP([.D230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230];[$datos.$V$2:.$X$15];2;0)" office:value-type="string" office:string-value="#N/D" calcext:value-type="error">
            <text:p>#N/D</text:p>
          </table:table-cell>
          <table:table-cell table:style-name="ce57" table:formula="of:=VLOOKUP([.L230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26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231];[$datos.$G$2:.$J$40];2;0)" office:value-type="string" office:string-value="#N/D" calcext:value-type="error">
            <text:p>#N/D</text:p>
          </table:table-cell>
          <table:table-cell table:style-name="ce57" table:formula="of:=VLOOKUP([.D231];[$datos.$G$2:.$J$40];3;0)" office:value-type="string" office:string-value="#N/D" calcext:value-type="error">
            <text:p>#N/D</text:p>
          </table:table-cell>
          <table:table-cell table:style-name="ce57" table:formula="of:=VLOOKUP([.D231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231];[$datos.$V$2:.$X$15];2;0)" office:value-type="string" office:string-value="#N/D" calcext:value-type="error">
            <text:p>#N/D</text:p>
          </table:table-cell>
          <table:table-cell table:style-name="ce57" table:formula="of:=VLOOKUP([.L231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27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232];[$datos.$G$2:.$J$40];2;0)" office:value-type="string" office:string-value="#N/D" calcext:value-type="error">
            <text:p>#N/D</text:p>
          </table:table-cell>
          <table:table-cell table:style-name="ce57" table:formula="of:=VLOOKUP([.D232];[$datos.$G$2:.$J$40];3;0)" office:value-type="string" office:string-value="#N/D" calcext:value-type="error">
            <text:p>#N/D</text:p>
          </table:table-cell>
          <table:table-cell table:style-name="ce57" table:formula="of:=VLOOKUP([.D232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232];[$datos.$V$2:.$X$15];2;0)" office:value-type="string" office:string-value="#N/D" calcext:value-type="error">
            <text:p>#N/D</text:p>
          </table:table-cell>
          <table:table-cell table:style-name="ce57" table:formula="of:=VLOOKUP([.L232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28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233];[$datos.$G$2:.$J$40];2;0)" office:value-type="string" office:string-value="#N/D" calcext:value-type="error">
            <text:p>#N/D</text:p>
          </table:table-cell>
          <table:table-cell table:style-name="ce57" table:formula="of:=VLOOKUP([.D233];[$datos.$G$2:.$J$40];3;0)" office:value-type="string" office:string-value="#N/D" calcext:value-type="error">
            <text:p>#N/D</text:p>
          </table:table-cell>
          <table:table-cell table:style-name="ce57" table:formula="of:=VLOOKUP([.D233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233];[$datos.$V$2:.$X$15];2;0)" office:value-type="string" office:string-value="#N/D" calcext:value-type="error">
            <text:p>#N/D</text:p>
          </table:table-cell>
          <table:table-cell table:style-name="ce57" table:formula="of:=VLOOKUP([.L233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29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234];[$datos.$G$2:.$J$40];2;0)" office:value-type="string" office:string-value="#N/D" calcext:value-type="error">
            <text:p>#N/D</text:p>
          </table:table-cell>
          <table:table-cell table:style-name="ce57" table:formula="of:=VLOOKUP([.D234];[$datos.$G$2:.$J$40];3;0)" office:value-type="string" office:string-value="#N/D" calcext:value-type="error">
            <text:p>#N/D</text:p>
          </table:table-cell>
          <table:table-cell table:style-name="ce57" table:formula="of:=VLOOKUP([.D234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234];[$datos.$V$2:.$X$15];2;0)" office:value-type="string" office:string-value="#N/D" calcext:value-type="error">
            <text:p>#N/D</text:p>
          </table:table-cell>
          <table:table-cell table:style-name="ce57" table:formula="of:=VLOOKUP([.L234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30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235];[$datos.$G$2:.$J$40];2;0)" office:value-type="string" office:string-value="#N/D" calcext:value-type="error">
            <text:p>#N/D</text:p>
          </table:table-cell>
          <table:table-cell table:style-name="ce57" table:formula="of:=VLOOKUP([.D235];[$datos.$G$2:.$J$40];3;0)" office:value-type="string" office:string-value="#N/D" calcext:value-type="error">
            <text:p>#N/D</text:p>
          </table:table-cell>
          <table:table-cell table:style-name="ce57" table:formula="of:=VLOOKUP([.D235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235];[$datos.$V$2:.$X$15];2;0)" office:value-type="string" office:string-value="#N/D" calcext:value-type="error">
            <text:p>#N/D</text:p>
          </table:table-cell>
          <table:table-cell table:style-name="ce57" table:formula="of:=VLOOKUP([.L235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31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236];[$datos.$G$2:.$J$40];2;0)" office:value-type="string" office:string-value="#N/D" calcext:value-type="error">
            <text:p>#N/D</text:p>
          </table:table-cell>
          <table:table-cell table:style-name="ce57" table:formula="of:=VLOOKUP([.D236];[$datos.$G$2:.$J$40];3;0)" office:value-type="string" office:string-value="#N/D" calcext:value-type="error">
            <text:p>#N/D</text:p>
          </table:table-cell>
          <table:table-cell table:style-name="ce57" table:formula="of:=VLOOKUP([.D236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236];[$datos.$V$2:.$X$15];2;0)" office:value-type="string" office:string-value="#N/D" calcext:value-type="error">
            <text:p>#N/D</text:p>
          </table:table-cell>
          <table:table-cell table:style-name="ce57" table:formula="of:=VLOOKUP([.L236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32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237];[$datos.$G$2:.$J$40];2;0)" office:value-type="string" office:string-value="#N/D" calcext:value-type="error">
            <text:p>#N/D</text:p>
          </table:table-cell>
          <table:table-cell table:style-name="ce57" table:formula="of:=VLOOKUP([.D237];[$datos.$G$2:.$J$40];3;0)" office:value-type="string" office:string-value="#N/D" calcext:value-type="error">
            <text:p>#N/D</text:p>
          </table:table-cell>
          <table:table-cell table:style-name="ce57" table:formula="of:=VLOOKUP([.D237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237];[$datos.$V$2:.$X$15];2;0)" office:value-type="string" office:string-value="#N/D" calcext:value-type="error">
            <text:p>#N/D</text:p>
          </table:table-cell>
          <table:table-cell table:style-name="ce57" table:formula="of:=VLOOKUP([.L237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33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238];[$datos.$G$2:.$J$40];2;0)" office:value-type="string" office:string-value="#N/D" calcext:value-type="error">
            <text:p>#N/D</text:p>
          </table:table-cell>
          <table:table-cell table:style-name="ce57" table:formula="of:=VLOOKUP([.D238];[$datos.$G$2:.$J$40];3;0)" office:value-type="string" office:string-value="#N/D" calcext:value-type="error">
            <text:p>#N/D</text:p>
          </table:table-cell>
          <table:table-cell table:style-name="ce57" table:formula="of:=VLOOKUP([.D238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238];[$datos.$V$2:.$X$15];2;0)" office:value-type="string" office:string-value="#N/D" calcext:value-type="error">
            <text:p>#N/D</text:p>
          </table:table-cell>
          <table:table-cell table:style-name="ce57" table:formula="of:=VLOOKUP([.L238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34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239];[$datos.$G$2:.$J$40];2;0)" office:value-type="string" office:string-value="#N/D" calcext:value-type="error">
            <text:p>#N/D</text:p>
          </table:table-cell>
          <table:table-cell table:style-name="ce57" table:formula="of:=VLOOKUP([.D239];[$datos.$G$2:.$J$40];3;0)" office:value-type="string" office:string-value="#N/D" calcext:value-type="error">
            <text:p>#N/D</text:p>
          </table:table-cell>
          <table:table-cell table:style-name="ce57" table:formula="of:=VLOOKUP([.D239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239];[$datos.$V$2:.$X$15];2;0)" office:value-type="string" office:string-value="#N/D" calcext:value-type="error">
            <text:p>#N/D</text:p>
          </table:table-cell>
          <table:table-cell table:style-name="ce57" table:formula="of:=VLOOKUP([.L239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35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240];[$datos.$G$2:.$J$40];2;0)" office:value-type="string" office:string-value="#N/D" calcext:value-type="error">
            <text:p>#N/D</text:p>
          </table:table-cell>
          <table:table-cell table:style-name="ce57" table:formula="of:=VLOOKUP([.D240];[$datos.$G$2:.$J$40];3;0)" office:value-type="string" office:string-value="#N/D" calcext:value-type="error">
            <text:p>#N/D</text:p>
          </table:table-cell>
          <table:table-cell table:style-name="ce57" table:formula="of:=VLOOKUP([.D240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240];[$datos.$V$2:.$X$15];2;0)" office:value-type="string" office:string-value="#N/D" calcext:value-type="error">
            <text:p>#N/D</text:p>
          </table:table-cell>
          <table:table-cell table:style-name="ce57" table:formula="of:=VLOOKUP([.L240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36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241];[$datos.$G$2:.$J$40];2;0)" office:value-type="string" office:string-value="#N/D" calcext:value-type="error">
            <text:p>#N/D</text:p>
          </table:table-cell>
          <table:table-cell table:style-name="ce57" table:formula="of:=VLOOKUP([.D241];[$datos.$G$2:.$J$40];3;0)" office:value-type="string" office:string-value="#N/D" calcext:value-type="error">
            <text:p>#N/D</text:p>
          </table:table-cell>
          <table:table-cell table:style-name="ce57" table:formula="of:=VLOOKUP([.D241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241];[$datos.$V$2:.$X$15];2;0)" office:value-type="string" office:string-value="#N/D" calcext:value-type="error">
            <text:p>#N/D</text:p>
          </table:table-cell>
          <table:table-cell table:style-name="ce57" table:formula="of:=VLOOKUP([.L241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37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242];[$datos.$G$2:.$J$40];2;0)" office:value-type="string" office:string-value="#N/D" calcext:value-type="error">
            <text:p>#N/D</text:p>
          </table:table-cell>
          <table:table-cell table:style-name="ce57" table:formula="of:=VLOOKUP([.D242];[$datos.$G$2:.$J$40];3;0)" office:value-type="string" office:string-value="#N/D" calcext:value-type="error">
            <text:p>#N/D</text:p>
          </table:table-cell>
          <table:table-cell table:style-name="ce57" table:formula="of:=VLOOKUP([.D242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242];[$datos.$V$2:.$X$15];2;0)" office:value-type="string" office:string-value="#N/D" calcext:value-type="error">
            <text:p>#N/D</text:p>
          </table:table-cell>
          <table:table-cell table:style-name="ce57" table:formula="of:=VLOOKUP([.L242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38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243];[$datos.$G$2:.$J$40];2;0)" office:value-type="string" office:string-value="#N/D" calcext:value-type="error">
            <text:p>#N/D</text:p>
          </table:table-cell>
          <table:table-cell table:style-name="ce57" table:formula="of:=VLOOKUP([.D243];[$datos.$G$2:.$J$40];3;0)" office:value-type="string" office:string-value="#N/D" calcext:value-type="error">
            <text:p>#N/D</text:p>
          </table:table-cell>
          <table:table-cell table:style-name="ce57" table:formula="of:=VLOOKUP([.D243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243];[$datos.$V$2:.$X$15];2;0)" office:value-type="string" office:string-value="#N/D" calcext:value-type="error">
            <text:p>#N/D</text:p>
          </table:table-cell>
          <table:table-cell table:style-name="ce57" table:formula="of:=VLOOKUP([.L243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39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244];[$datos.$G$2:.$J$40];2;0)" office:value-type="string" office:string-value="#N/D" calcext:value-type="error">
            <text:p>#N/D</text:p>
          </table:table-cell>
          <table:table-cell table:style-name="ce57" table:formula="of:=VLOOKUP([.D244];[$datos.$G$2:.$J$40];3;0)" office:value-type="string" office:string-value="#N/D" calcext:value-type="error">
            <text:p>#N/D</text:p>
          </table:table-cell>
          <table:table-cell table:style-name="ce57" table:formula="of:=VLOOKUP([.D244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244];[$datos.$V$2:.$X$15];2;0)" office:value-type="string" office:string-value="#N/D" calcext:value-type="error">
            <text:p>#N/D</text:p>
          </table:table-cell>
          <table:table-cell table:style-name="ce57" table:formula="of:=VLOOKUP([.L244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40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245];[$datos.$G$2:.$J$40];2;0)" office:value-type="string" office:string-value="#N/D" calcext:value-type="error">
            <text:p>#N/D</text:p>
          </table:table-cell>
          <table:table-cell table:style-name="ce57" table:formula="of:=VLOOKUP([.D245];[$datos.$G$2:.$J$40];3;0)" office:value-type="string" office:string-value="#N/D" calcext:value-type="error">
            <text:p>#N/D</text:p>
          </table:table-cell>
          <table:table-cell table:style-name="ce57" table:formula="of:=VLOOKUP([.D245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245];[$datos.$V$2:.$X$15];2;0)" office:value-type="string" office:string-value="#N/D" calcext:value-type="error">
            <text:p>#N/D</text:p>
          </table:table-cell>
          <table:table-cell table:style-name="ce57" table:formula="of:=VLOOKUP([.L245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41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246];[$datos.$G$2:.$J$40];2;0)" office:value-type="string" office:string-value="#N/D" calcext:value-type="error">
            <text:p>#N/D</text:p>
          </table:table-cell>
          <table:table-cell table:style-name="ce57" table:formula="of:=VLOOKUP([.D246];[$datos.$G$2:.$J$40];3;0)" office:value-type="string" office:string-value="#N/D" calcext:value-type="error">
            <text:p>#N/D</text:p>
          </table:table-cell>
          <table:table-cell table:style-name="ce57" table:formula="of:=VLOOKUP([.D246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246];[$datos.$V$2:.$X$15];2;0)" office:value-type="string" office:string-value="#N/D" calcext:value-type="error">
            <text:p>#N/D</text:p>
          </table:table-cell>
          <table:table-cell table:style-name="ce57" table:formula="of:=VLOOKUP([.L246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42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247];[$datos.$G$2:.$J$40];2;0)" office:value-type="string" office:string-value="#N/D" calcext:value-type="error">
            <text:p>#N/D</text:p>
          </table:table-cell>
          <table:table-cell table:style-name="ce57" table:formula="of:=VLOOKUP([.D247];[$datos.$G$2:.$J$40];3;0)" office:value-type="string" office:string-value="#N/D" calcext:value-type="error">
            <text:p>#N/D</text:p>
          </table:table-cell>
          <table:table-cell table:style-name="ce57" table:formula="of:=VLOOKUP([.D247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247];[$datos.$V$2:.$X$15];2;0)" office:value-type="string" office:string-value="#N/D" calcext:value-type="error">
            <text:p>#N/D</text:p>
          </table:table-cell>
          <table:table-cell table:style-name="ce57" table:formula="of:=VLOOKUP([.L247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43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248];[$datos.$G$2:.$J$40];2;0)" office:value-type="string" office:string-value="#N/D" calcext:value-type="error">
            <text:p>#N/D</text:p>
          </table:table-cell>
          <table:table-cell table:style-name="ce57" table:formula="of:=VLOOKUP([.D248];[$datos.$G$2:.$J$40];3;0)" office:value-type="string" office:string-value="#N/D" calcext:value-type="error">
            <text:p>#N/D</text:p>
          </table:table-cell>
          <table:table-cell table:style-name="ce57" table:formula="of:=VLOOKUP([.D248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248];[$datos.$V$2:.$X$15];2;0)" office:value-type="string" office:string-value="#N/D" calcext:value-type="error">
            <text:p>#N/D</text:p>
          </table:table-cell>
          <table:table-cell table:style-name="ce57" table:formula="of:=VLOOKUP([.L248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44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249];[$datos.$G$2:.$J$40];2;0)" office:value-type="string" office:string-value="#N/D" calcext:value-type="error">
            <text:p>#N/D</text:p>
          </table:table-cell>
          <table:table-cell table:style-name="ce57" table:formula="of:=VLOOKUP([.D249];[$datos.$G$2:.$J$40];3;0)" office:value-type="string" office:string-value="#N/D" calcext:value-type="error">
            <text:p>#N/D</text:p>
          </table:table-cell>
          <table:table-cell table:style-name="ce57" table:formula="of:=VLOOKUP([.D249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249];[$datos.$V$2:.$X$15];2;0)" office:value-type="string" office:string-value="#N/D" calcext:value-type="error">
            <text:p>#N/D</text:p>
          </table:table-cell>
          <table:table-cell table:style-name="ce57" table:formula="of:=VLOOKUP([.L249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45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250];[$datos.$G$2:.$J$40];2;0)" office:value-type="string" office:string-value="#N/D" calcext:value-type="error">
            <text:p>#N/D</text:p>
          </table:table-cell>
          <table:table-cell table:style-name="ce57" table:formula="of:=VLOOKUP([.D250];[$datos.$G$2:.$J$40];3;0)" office:value-type="string" office:string-value="#N/D" calcext:value-type="error">
            <text:p>#N/D</text:p>
          </table:table-cell>
          <table:table-cell table:style-name="ce57" table:formula="of:=VLOOKUP([.D250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250];[$datos.$V$2:.$X$15];2;0)" office:value-type="string" office:string-value="#N/D" calcext:value-type="error">
            <text:p>#N/D</text:p>
          </table:table-cell>
          <table:table-cell table:style-name="ce57" table:formula="of:=VLOOKUP([.L250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46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251];[$datos.$G$2:.$J$40];2;0)" office:value-type="string" office:string-value="#N/D" calcext:value-type="error">
            <text:p>#N/D</text:p>
          </table:table-cell>
          <table:table-cell table:style-name="ce57" table:formula="of:=VLOOKUP([.D251];[$datos.$G$2:.$J$40];3;0)" office:value-type="string" office:string-value="#N/D" calcext:value-type="error">
            <text:p>#N/D</text:p>
          </table:table-cell>
          <table:table-cell table:style-name="ce57" table:formula="of:=VLOOKUP([.D251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251];[$datos.$V$2:.$X$15];2;0)" office:value-type="string" office:string-value="#N/D" calcext:value-type="error">
            <text:p>#N/D</text:p>
          </table:table-cell>
          <table:table-cell table:style-name="ce57" table:formula="of:=VLOOKUP([.L251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47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252];[$datos.$G$2:.$J$40];2;0)" office:value-type="string" office:string-value="#N/D" calcext:value-type="error">
            <text:p>#N/D</text:p>
          </table:table-cell>
          <table:table-cell table:style-name="ce57" table:formula="of:=VLOOKUP([.D252];[$datos.$G$2:.$J$40];3;0)" office:value-type="string" office:string-value="#N/D" calcext:value-type="error">
            <text:p>#N/D</text:p>
          </table:table-cell>
          <table:table-cell table:style-name="ce57" table:formula="of:=VLOOKUP([.D252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252];[$datos.$V$2:.$X$15];2;0)" office:value-type="string" office:string-value="#N/D" calcext:value-type="error">
            <text:p>#N/D</text:p>
          </table:table-cell>
          <table:table-cell table:style-name="ce57" table:formula="of:=VLOOKUP([.L252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48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253];[$datos.$G$2:.$J$40];2;0)" office:value-type="string" office:string-value="#N/D" calcext:value-type="error">
            <text:p>#N/D</text:p>
          </table:table-cell>
          <table:table-cell table:style-name="ce57" table:formula="of:=VLOOKUP([.D253];[$datos.$G$2:.$J$40];3;0)" office:value-type="string" office:string-value="#N/D" calcext:value-type="error">
            <text:p>#N/D</text:p>
          </table:table-cell>
          <table:table-cell table:style-name="ce57" table:formula="of:=VLOOKUP([.D253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253];[$datos.$V$2:.$X$15];2;0)" office:value-type="string" office:string-value="#N/D" calcext:value-type="error">
            <text:p>#N/D</text:p>
          </table:table-cell>
          <table:table-cell table:style-name="ce57" table:formula="of:=VLOOKUP([.L253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49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254];[$datos.$G$2:.$J$40];2;0)" office:value-type="string" office:string-value="#N/D" calcext:value-type="error">
            <text:p>#N/D</text:p>
          </table:table-cell>
          <table:table-cell table:style-name="ce57" table:formula="of:=VLOOKUP([.D254];[$datos.$G$2:.$J$40];3;0)" office:value-type="string" office:string-value="#N/D" calcext:value-type="error">
            <text:p>#N/D</text:p>
          </table:table-cell>
          <table:table-cell table:style-name="ce57" table:formula="of:=VLOOKUP([.D254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254];[$datos.$V$2:.$X$15];2;0)" office:value-type="string" office:string-value="#N/D" calcext:value-type="error">
            <text:p>#N/D</text:p>
          </table:table-cell>
          <table:table-cell table:style-name="ce57" table:formula="of:=VLOOKUP([.L254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50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255];[$datos.$G$2:.$J$40];2;0)" office:value-type="string" office:string-value="#N/D" calcext:value-type="error">
            <text:p>#N/D</text:p>
          </table:table-cell>
          <table:table-cell table:style-name="ce57" table:formula="of:=VLOOKUP([.D255];[$datos.$G$2:.$J$40];3;0)" office:value-type="string" office:string-value="#N/D" calcext:value-type="error">
            <text:p>#N/D</text:p>
          </table:table-cell>
          <table:table-cell table:style-name="ce57" table:formula="of:=VLOOKUP([.D255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255];[$datos.$V$2:.$X$15];2;0)" office:value-type="string" office:string-value="#N/D" calcext:value-type="error">
            <text:p>#N/D</text:p>
          </table:table-cell>
          <table:table-cell table:style-name="ce57" table:formula="of:=VLOOKUP([.L255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51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256];[$datos.$G$2:.$J$40];2;0)" office:value-type="string" office:string-value="#N/D" calcext:value-type="error">
            <text:p>#N/D</text:p>
          </table:table-cell>
          <table:table-cell table:style-name="ce57" table:formula="of:=VLOOKUP([.D256];[$datos.$G$2:.$J$40];3;0)" office:value-type="string" office:string-value="#N/D" calcext:value-type="error">
            <text:p>#N/D</text:p>
          </table:table-cell>
          <table:table-cell table:style-name="ce57" table:formula="of:=VLOOKUP([.D256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256];[$datos.$V$2:.$X$15];2;0)" office:value-type="string" office:string-value="#N/D" calcext:value-type="error">
            <text:p>#N/D</text:p>
          </table:table-cell>
          <table:table-cell table:style-name="ce57" table:formula="of:=VLOOKUP([.L256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52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257];[$datos.$G$2:.$J$40];2;0)" office:value-type="string" office:string-value="#N/D" calcext:value-type="error">
            <text:p>#N/D</text:p>
          </table:table-cell>
          <table:table-cell table:style-name="ce57" table:formula="of:=VLOOKUP([.D257];[$datos.$G$2:.$J$40];3;0)" office:value-type="string" office:string-value="#N/D" calcext:value-type="error">
            <text:p>#N/D</text:p>
          </table:table-cell>
          <table:table-cell table:style-name="ce57" table:formula="of:=VLOOKUP([.D257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257];[$datos.$V$2:.$X$15];2;0)" office:value-type="string" office:string-value="#N/D" calcext:value-type="error">
            <text:p>#N/D</text:p>
          </table:table-cell>
          <table:table-cell table:style-name="ce57" table:formula="of:=VLOOKUP([.L257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53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258];[$datos.$G$2:.$J$40];2;0)" office:value-type="string" office:string-value="#N/D" calcext:value-type="error">
            <text:p>#N/D</text:p>
          </table:table-cell>
          <table:table-cell table:style-name="ce57" table:formula="of:=VLOOKUP([.D258];[$datos.$G$2:.$J$40];3;0)" office:value-type="string" office:string-value="#N/D" calcext:value-type="error">
            <text:p>#N/D</text:p>
          </table:table-cell>
          <table:table-cell table:style-name="ce57" table:formula="of:=VLOOKUP([.D258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258];[$datos.$V$2:.$X$15];2;0)" office:value-type="string" office:string-value="#N/D" calcext:value-type="error">
            <text:p>#N/D</text:p>
          </table:table-cell>
          <table:table-cell table:style-name="ce57" table:formula="of:=VLOOKUP([.L258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54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259];[$datos.$G$2:.$J$40];2;0)" office:value-type="string" office:string-value="#N/D" calcext:value-type="error">
            <text:p>#N/D</text:p>
          </table:table-cell>
          <table:table-cell table:style-name="ce57" table:formula="of:=VLOOKUP([.D259];[$datos.$G$2:.$J$40];3;0)" office:value-type="string" office:string-value="#N/D" calcext:value-type="error">
            <text:p>#N/D</text:p>
          </table:table-cell>
          <table:table-cell table:style-name="ce57" table:formula="of:=VLOOKUP([.D259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259];[$datos.$V$2:.$X$15];2;0)" office:value-type="string" office:string-value="#N/D" calcext:value-type="error">
            <text:p>#N/D</text:p>
          </table:table-cell>
          <table:table-cell table:style-name="ce57" table:formula="of:=VLOOKUP([.L259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55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260];[$datos.$G$2:.$J$40];2;0)" office:value-type="string" office:string-value="#N/D" calcext:value-type="error">
            <text:p>#N/D</text:p>
          </table:table-cell>
          <table:table-cell table:style-name="ce57" table:formula="of:=VLOOKUP([.D260];[$datos.$G$2:.$J$40];3;0)" office:value-type="string" office:string-value="#N/D" calcext:value-type="error">
            <text:p>#N/D</text:p>
          </table:table-cell>
          <table:table-cell table:style-name="ce57" table:formula="of:=VLOOKUP([.D260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260];[$datos.$V$2:.$X$15];2;0)" office:value-type="string" office:string-value="#N/D" calcext:value-type="error">
            <text:p>#N/D</text:p>
          </table:table-cell>
          <table:table-cell table:style-name="ce57" table:formula="of:=VLOOKUP([.L260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56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261];[$datos.$G$2:.$J$40];2;0)" office:value-type="string" office:string-value="#N/D" calcext:value-type="error">
            <text:p>#N/D</text:p>
          </table:table-cell>
          <table:table-cell table:style-name="ce57" table:formula="of:=VLOOKUP([.D261];[$datos.$G$2:.$J$40];3;0)" office:value-type="string" office:string-value="#N/D" calcext:value-type="error">
            <text:p>#N/D</text:p>
          </table:table-cell>
          <table:table-cell table:style-name="ce57" table:formula="of:=VLOOKUP([.D261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261];[$datos.$V$2:.$X$15];2;0)" office:value-type="string" office:string-value="#N/D" calcext:value-type="error">
            <text:p>#N/D</text:p>
          </table:table-cell>
          <table:table-cell table:style-name="ce57" table:formula="of:=VLOOKUP([.L261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57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262];[$datos.$G$2:.$J$40];2;0)" office:value-type="string" office:string-value="#N/D" calcext:value-type="error">
            <text:p>#N/D</text:p>
          </table:table-cell>
          <table:table-cell table:style-name="ce57" table:formula="of:=VLOOKUP([.D262];[$datos.$G$2:.$J$40];3;0)" office:value-type="string" office:string-value="#N/D" calcext:value-type="error">
            <text:p>#N/D</text:p>
          </table:table-cell>
          <table:table-cell table:style-name="ce57" table:formula="of:=VLOOKUP([.D262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262];[$datos.$V$2:.$X$15];2;0)" office:value-type="string" office:string-value="#N/D" calcext:value-type="error">
            <text:p>#N/D</text:p>
          </table:table-cell>
          <table:table-cell table:style-name="ce57" table:formula="of:=VLOOKUP([.L262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258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263];[$datos.$G$2:.$J$40];2;0)" office:value-type="string" office:string-value="#N/D" calcext:value-type="error">
            <text:p>#N/D</text:p>
          </table:table-cell>
          <table:table-cell table:style-name="ce57" table:formula="of:=VLOOKUP([.D263];[$datos.$G$2:.$J$40];3;0)" office:value-type="string" office:string-value="#N/D" calcext:value-type="error">
            <text:p>#N/D</text:p>
          </table:table-cell>
          <table:table-cell table:style-name="ce57" table:formula="of:=VLOOKUP([.D263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263];[$datos.$V$2:.$X$15];2;0)" office:value-type="string" office:string-value="#N/D" calcext:value-type="error">
            <text:p>#N/D</text:p>
          </table:table-cell>
          <table:table-cell table:style-name="ce57" table:formula="of:=VLOOKUP([.L263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259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264];[$datos.$G$2:.$J$40];2;0)" office:value-type="string" office:string-value="#N/D" calcext:value-type="error">
            <text:p>#N/D</text:p>
          </table:table-cell>
          <table:table-cell table:style-name="ce57" table:formula="of:=VLOOKUP([.D264];[$datos.$G$2:.$J$40];3;0)" office:value-type="string" office:string-value="#N/D" calcext:value-type="error">
            <text:p>#N/D</text:p>
          </table:table-cell>
          <table:table-cell table:style-name="ce57" table:formula="of:=VLOOKUP([.D264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264];[$datos.$V$2:.$X$15];2;0)" office:value-type="string" office:string-value="#N/D" calcext:value-type="error">
            <text:p>#N/D</text:p>
          </table:table-cell>
          <table:table-cell table:style-name="ce57" table:formula="of:=VLOOKUP([.L264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260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265];[$datos.$G$2:.$J$40];2;0)" office:value-type="string" office:string-value="#N/D" calcext:value-type="error">
            <text:p>#N/D</text:p>
          </table:table-cell>
          <table:table-cell table:style-name="ce57" table:formula="of:=VLOOKUP([.D265];[$datos.$G$2:.$J$40];3;0)" office:value-type="string" office:string-value="#N/D" calcext:value-type="error">
            <text:p>#N/D</text:p>
          </table:table-cell>
          <table:table-cell table:style-name="ce57" table:formula="of:=VLOOKUP([.D265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265];[$datos.$V$2:.$X$15];2;0)" office:value-type="string" office:string-value="#N/D" calcext:value-type="error">
            <text:p>#N/D</text:p>
          </table:table-cell>
          <table:table-cell table:style-name="ce57" table:formula="of:=VLOOKUP([.L265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261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266];[$datos.$G$2:.$J$40];2;0)" office:value-type="string" office:string-value="#N/D" calcext:value-type="error">
            <text:p>#N/D</text:p>
          </table:table-cell>
          <table:table-cell table:style-name="ce57" table:formula="of:=VLOOKUP([.D266];[$datos.$G$2:.$J$40];3;0)" office:value-type="string" office:string-value="#N/D" calcext:value-type="error">
            <text:p>#N/D</text:p>
          </table:table-cell>
          <table:table-cell table:style-name="ce57" table:formula="of:=VLOOKUP([.D266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266];[$datos.$V$2:.$X$15];2;0)" office:value-type="string" office:string-value="#N/D" calcext:value-type="error">
            <text:p>#N/D</text:p>
          </table:table-cell>
          <table:table-cell table:style-name="ce57" table:formula="of:=VLOOKUP([.L266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262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267];[$datos.$G$2:.$J$40];2;0)" office:value-type="string" office:string-value="#N/D" calcext:value-type="error">
            <text:p>#N/D</text:p>
          </table:table-cell>
          <table:table-cell table:style-name="ce57" table:formula="of:=VLOOKUP([.D267];[$datos.$G$2:.$J$40];3;0)" office:value-type="string" office:string-value="#N/D" calcext:value-type="error">
            <text:p>#N/D</text:p>
          </table:table-cell>
          <table:table-cell table:style-name="ce57" table:formula="of:=VLOOKUP([.D267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267];[$datos.$V$2:.$X$15];2;0)" office:value-type="string" office:string-value="#N/D" calcext:value-type="error">
            <text:p>#N/D</text:p>
          </table:table-cell>
          <table:table-cell table:style-name="ce57" table:formula="of:=VLOOKUP([.L267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263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268];[$datos.$G$2:.$J$40];2;0)" office:value-type="string" office:string-value="#N/D" calcext:value-type="error">
            <text:p>#N/D</text:p>
          </table:table-cell>
          <table:table-cell table:style-name="ce57" table:formula="of:=VLOOKUP([.D268];[$datos.$G$2:.$J$40];3;0)" office:value-type="string" office:string-value="#N/D" calcext:value-type="error">
            <text:p>#N/D</text:p>
          </table:table-cell>
          <table:table-cell table:style-name="ce57" table:formula="of:=VLOOKUP([.D268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268];[$datos.$V$2:.$X$15];2;0)" office:value-type="string" office:string-value="#N/D" calcext:value-type="error">
            <text:p>#N/D</text:p>
          </table:table-cell>
          <table:table-cell table:style-name="ce57" table:formula="of:=VLOOKUP([.L268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264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269];[$datos.$G$2:.$J$40];2;0)" office:value-type="string" office:string-value="#N/D" calcext:value-type="error">
            <text:p>#N/D</text:p>
          </table:table-cell>
          <table:table-cell table:style-name="ce57" table:formula="of:=VLOOKUP([.D269];[$datos.$G$2:.$J$40];3;0)" office:value-type="string" office:string-value="#N/D" calcext:value-type="error">
            <text:p>#N/D</text:p>
          </table:table-cell>
          <table:table-cell table:style-name="ce57" table:formula="of:=VLOOKUP([.D269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269];[$datos.$V$2:.$X$15];2;0)" office:value-type="string" office:string-value="#N/D" calcext:value-type="error">
            <text:p>#N/D</text:p>
          </table:table-cell>
          <table:table-cell table:style-name="ce57" table:formula="of:=VLOOKUP([.L269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265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270];[$datos.$G$2:.$J$40];2;0)" office:value-type="string" office:string-value="#N/D" calcext:value-type="error">
            <text:p>#N/D</text:p>
          </table:table-cell>
          <table:table-cell table:style-name="ce57" table:formula="of:=VLOOKUP([.D270];[$datos.$G$2:.$J$40];3;0)" office:value-type="string" office:string-value="#N/D" calcext:value-type="error">
            <text:p>#N/D</text:p>
          </table:table-cell>
          <table:table-cell table:style-name="ce57" table:formula="of:=VLOOKUP([.D270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270];[$datos.$V$2:.$X$15];2;0)" office:value-type="string" office:string-value="#N/D" calcext:value-type="error">
            <text:p>#N/D</text:p>
          </table:table-cell>
          <table:table-cell table:style-name="ce57" table:formula="of:=VLOOKUP([.L270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266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271];[$datos.$G$2:.$J$40];2;0)" office:value-type="string" office:string-value="#N/D" calcext:value-type="error">
            <text:p>#N/D</text:p>
          </table:table-cell>
          <table:table-cell table:style-name="ce57" table:formula="of:=VLOOKUP([.D271];[$datos.$G$2:.$J$40];3;0)" office:value-type="string" office:string-value="#N/D" calcext:value-type="error">
            <text:p>#N/D</text:p>
          </table:table-cell>
          <table:table-cell table:style-name="ce57" table:formula="of:=VLOOKUP([.D271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271];[$datos.$V$2:.$X$15];2;0)" office:value-type="string" office:string-value="#N/D" calcext:value-type="error">
            <text:p>#N/D</text:p>
          </table:table-cell>
          <table:table-cell table:style-name="ce57" table:formula="of:=VLOOKUP([.L271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267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272];[$datos.$G$2:.$J$40];2;0)" office:value-type="string" office:string-value="#N/D" calcext:value-type="error">
            <text:p>#N/D</text:p>
          </table:table-cell>
          <table:table-cell table:style-name="ce57" table:formula="of:=VLOOKUP([.D272];[$datos.$G$2:.$J$40];3;0)" office:value-type="string" office:string-value="#N/D" calcext:value-type="error">
            <text:p>#N/D</text:p>
          </table:table-cell>
          <table:table-cell table:style-name="ce57" table:formula="of:=VLOOKUP([.D272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272];[$datos.$V$2:.$X$15];2;0)" office:value-type="string" office:string-value="#N/D" calcext:value-type="error">
            <text:p>#N/D</text:p>
          </table:table-cell>
          <table:table-cell table:style-name="ce57" table:formula="of:=VLOOKUP([.L272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268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273];[$datos.$G$2:.$J$40];2;0)" office:value-type="string" office:string-value="#N/D" calcext:value-type="error">
            <text:p>#N/D</text:p>
          </table:table-cell>
          <table:table-cell table:style-name="ce57" table:formula="of:=VLOOKUP([.D273];[$datos.$G$2:.$J$40];3;0)" office:value-type="string" office:string-value="#N/D" calcext:value-type="error">
            <text:p>#N/D</text:p>
          </table:table-cell>
          <table:table-cell table:style-name="ce57" table:formula="of:=VLOOKUP([.D273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273];[$datos.$V$2:.$X$15];2;0)" office:value-type="string" office:string-value="#N/D" calcext:value-type="error">
            <text:p>#N/D</text:p>
          </table:table-cell>
          <table:table-cell table:style-name="ce57" table:formula="of:=VLOOKUP([.L273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269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274];[$datos.$G$2:.$J$40];2;0)" office:value-type="string" office:string-value="#N/D" calcext:value-type="error">
            <text:p>#N/D</text:p>
          </table:table-cell>
          <table:table-cell table:style-name="ce57" table:formula="of:=VLOOKUP([.D274];[$datos.$G$2:.$J$40];3;0)" office:value-type="string" office:string-value="#N/D" calcext:value-type="error">
            <text:p>#N/D</text:p>
          </table:table-cell>
          <table:table-cell table:style-name="ce57" table:formula="of:=VLOOKUP([.D274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274];[$datos.$V$2:.$X$15];2;0)" office:value-type="string" office:string-value="#N/D" calcext:value-type="error">
            <text:p>#N/D</text:p>
          </table:table-cell>
          <table:table-cell table:style-name="ce57" table:formula="of:=VLOOKUP([.L274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270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275];[$datos.$G$2:.$J$40];2;0)" office:value-type="string" office:string-value="#N/D" calcext:value-type="error">
            <text:p>#N/D</text:p>
          </table:table-cell>
          <table:table-cell table:style-name="ce57" table:formula="of:=VLOOKUP([.D275];[$datos.$G$2:.$J$40];3;0)" office:value-type="string" office:string-value="#N/D" calcext:value-type="error">
            <text:p>#N/D</text:p>
          </table:table-cell>
          <table:table-cell table:style-name="ce57" table:formula="of:=VLOOKUP([.D275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275];[$datos.$V$2:.$X$15];2;0)" office:value-type="string" office:string-value="#N/D" calcext:value-type="error">
            <text:p>#N/D</text:p>
          </table:table-cell>
          <table:table-cell table:style-name="ce57" table:formula="of:=VLOOKUP([.L275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271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276];[$datos.$G$2:.$J$40];2;0)" office:value-type="string" office:string-value="#N/D" calcext:value-type="error">
            <text:p>#N/D</text:p>
          </table:table-cell>
          <table:table-cell table:style-name="ce57" table:formula="of:=VLOOKUP([.D276];[$datos.$G$2:.$J$40];3;0)" office:value-type="string" office:string-value="#N/D" calcext:value-type="error">
            <text:p>#N/D</text:p>
          </table:table-cell>
          <table:table-cell table:style-name="ce57" table:formula="of:=VLOOKUP([.D276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276];[$datos.$V$2:.$X$15];2;0)" office:value-type="string" office:string-value="#N/D" calcext:value-type="error">
            <text:p>#N/D</text:p>
          </table:table-cell>
          <table:table-cell table:style-name="ce57" table:formula="of:=VLOOKUP([.L276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272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277];[$datos.$G$2:.$J$40];2;0)" office:value-type="string" office:string-value="#N/D" calcext:value-type="error">
            <text:p>#N/D</text:p>
          </table:table-cell>
          <table:table-cell table:style-name="ce57" table:formula="of:=VLOOKUP([.D277];[$datos.$G$2:.$J$40];3;0)" office:value-type="string" office:string-value="#N/D" calcext:value-type="error">
            <text:p>#N/D</text:p>
          </table:table-cell>
          <table:table-cell table:style-name="ce57" table:formula="of:=VLOOKUP([.D277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277];[$datos.$V$2:.$X$15];2;0)" office:value-type="string" office:string-value="#N/D" calcext:value-type="error">
            <text:p>#N/D</text:p>
          </table:table-cell>
          <table:table-cell table:style-name="ce57" table:formula="of:=VLOOKUP([.L277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273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278];[$datos.$G$2:.$J$40];2;0)" office:value-type="string" office:string-value="#N/D" calcext:value-type="error">
            <text:p>#N/D</text:p>
          </table:table-cell>
          <table:table-cell table:style-name="ce57" table:formula="of:=VLOOKUP([.D278];[$datos.$G$2:.$J$40];3;0)" office:value-type="string" office:string-value="#N/D" calcext:value-type="error">
            <text:p>#N/D</text:p>
          </table:table-cell>
          <table:table-cell table:style-name="ce57" table:formula="of:=VLOOKUP([.D278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278];[$datos.$V$2:.$X$15];2;0)" office:value-type="string" office:string-value="#N/D" calcext:value-type="error">
            <text:p>#N/D</text:p>
          </table:table-cell>
          <table:table-cell table:style-name="ce57" table:formula="of:=VLOOKUP([.L278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274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279];[$datos.$G$2:.$J$40];2;0)" office:value-type="string" office:string-value="#N/D" calcext:value-type="error">
            <text:p>#N/D</text:p>
          </table:table-cell>
          <table:table-cell table:style-name="ce57" table:formula="of:=VLOOKUP([.D279];[$datos.$G$2:.$J$40];3;0)" office:value-type="string" office:string-value="#N/D" calcext:value-type="error">
            <text:p>#N/D</text:p>
          </table:table-cell>
          <table:table-cell table:style-name="ce57" table:formula="of:=VLOOKUP([.D279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279];[$datos.$V$2:.$X$15];2;0)" office:value-type="string" office:string-value="#N/D" calcext:value-type="error">
            <text:p>#N/D</text:p>
          </table:table-cell>
          <table:table-cell table:style-name="ce57" table:formula="of:=VLOOKUP([.L279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275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280];[$datos.$G$2:.$J$40];2;0)" office:value-type="string" office:string-value="#N/D" calcext:value-type="error">
            <text:p>#N/D</text:p>
          </table:table-cell>
          <table:table-cell table:style-name="ce57" table:formula="of:=VLOOKUP([.D280];[$datos.$G$2:.$J$40];3;0)" office:value-type="string" office:string-value="#N/D" calcext:value-type="error">
            <text:p>#N/D</text:p>
          </table:table-cell>
          <table:table-cell table:style-name="ce57" table:formula="of:=VLOOKUP([.D280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280];[$datos.$V$2:.$X$15];2;0)" office:value-type="string" office:string-value="#N/D" calcext:value-type="error">
            <text:p>#N/D</text:p>
          </table:table-cell>
          <table:table-cell table:style-name="ce57" table:formula="of:=VLOOKUP([.L280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276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281];[$datos.$G$2:.$J$40];2;0)" office:value-type="string" office:string-value="#N/D" calcext:value-type="error">
            <text:p>#N/D</text:p>
          </table:table-cell>
          <table:table-cell table:style-name="ce57" table:formula="of:=VLOOKUP([.D281];[$datos.$G$2:.$J$40];3;0)" office:value-type="string" office:string-value="#N/D" calcext:value-type="error">
            <text:p>#N/D</text:p>
          </table:table-cell>
          <table:table-cell table:style-name="ce57" table:formula="of:=VLOOKUP([.D281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281];[$datos.$V$2:.$X$15];2;0)" office:value-type="string" office:string-value="#N/D" calcext:value-type="error">
            <text:p>#N/D</text:p>
          </table:table-cell>
          <table:table-cell table:style-name="ce57" table:formula="of:=VLOOKUP([.L281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277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282];[$datos.$G$2:.$J$40];2;0)" office:value-type="string" office:string-value="#N/D" calcext:value-type="error">
            <text:p>#N/D</text:p>
          </table:table-cell>
          <table:table-cell table:style-name="ce57" table:formula="of:=VLOOKUP([.D282];[$datos.$G$2:.$J$40];3;0)" office:value-type="string" office:string-value="#N/D" calcext:value-type="error">
            <text:p>#N/D</text:p>
          </table:table-cell>
          <table:table-cell table:style-name="ce57" table:formula="of:=VLOOKUP([.D282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282];[$datos.$V$2:.$X$15];2;0)" office:value-type="string" office:string-value="#N/D" calcext:value-type="error">
            <text:p>#N/D</text:p>
          </table:table-cell>
          <table:table-cell table:style-name="ce57" table:formula="of:=VLOOKUP([.L282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278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283];[$datos.$G$2:.$J$40];2;0)" office:value-type="string" office:string-value="#N/D" calcext:value-type="error">
            <text:p>#N/D</text:p>
          </table:table-cell>
          <table:table-cell table:style-name="ce57" table:formula="of:=VLOOKUP([.D283];[$datos.$G$2:.$J$40];3;0)" office:value-type="string" office:string-value="#N/D" calcext:value-type="error">
            <text:p>#N/D</text:p>
          </table:table-cell>
          <table:table-cell table:style-name="ce57" table:formula="of:=VLOOKUP([.D283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283];[$datos.$V$2:.$X$15];2;0)" office:value-type="string" office:string-value="#N/D" calcext:value-type="error">
            <text:p>#N/D</text:p>
          </table:table-cell>
          <table:table-cell table:style-name="ce57" table:formula="of:=VLOOKUP([.L283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279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284];[$datos.$G$2:.$J$40];2;0)" office:value-type="string" office:string-value="#N/D" calcext:value-type="error">
            <text:p>#N/D</text:p>
          </table:table-cell>
          <table:table-cell table:style-name="ce57" table:formula="of:=VLOOKUP([.D284];[$datos.$G$2:.$J$40];3;0)" office:value-type="string" office:string-value="#N/D" calcext:value-type="error">
            <text:p>#N/D</text:p>
          </table:table-cell>
          <table:table-cell table:style-name="ce57" table:formula="of:=VLOOKUP([.D284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284];[$datos.$V$2:.$X$15];2;0)" office:value-type="string" office:string-value="#N/D" calcext:value-type="error">
            <text:p>#N/D</text:p>
          </table:table-cell>
          <table:table-cell table:style-name="ce57" table:formula="of:=VLOOKUP([.L284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280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285];[$datos.$G$2:.$J$40];2;0)" office:value-type="string" office:string-value="#N/D" calcext:value-type="error">
            <text:p>#N/D</text:p>
          </table:table-cell>
          <table:table-cell table:style-name="ce57" table:formula="of:=VLOOKUP([.D285];[$datos.$G$2:.$J$40];3;0)" office:value-type="string" office:string-value="#N/D" calcext:value-type="error">
            <text:p>#N/D</text:p>
          </table:table-cell>
          <table:table-cell table:style-name="ce57" table:formula="of:=VLOOKUP([.D285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285];[$datos.$V$2:.$X$15];2;0)" office:value-type="string" office:string-value="#N/D" calcext:value-type="error">
            <text:p>#N/D</text:p>
          </table:table-cell>
          <table:table-cell table:style-name="ce57" table:formula="of:=VLOOKUP([.L285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281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286];[$datos.$G$2:.$J$40];2;0)" office:value-type="string" office:string-value="#N/D" calcext:value-type="error">
            <text:p>#N/D</text:p>
          </table:table-cell>
          <table:table-cell table:style-name="ce57" table:formula="of:=VLOOKUP([.D286];[$datos.$G$2:.$J$40];3;0)" office:value-type="string" office:string-value="#N/D" calcext:value-type="error">
            <text:p>#N/D</text:p>
          </table:table-cell>
          <table:table-cell table:style-name="ce57" table:formula="of:=VLOOKUP([.D286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286];[$datos.$V$2:.$X$15];2;0)" office:value-type="string" office:string-value="#N/D" calcext:value-type="error">
            <text:p>#N/D</text:p>
          </table:table-cell>
          <table:table-cell table:style-name="ce57" table:formula="of:=VLOOKUP([.L286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282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287];[$datos.$G$2:.$J$40];2;0)" office:value-type="string" office:string-value="#N/D" calcext:value-type="error">
            <text:p>#N/D</text:p>
          </table:table-cell>
          <table:table-cell table:style-name="ce57" table:formula="of:=VLOOKUP([.D287];[$datos.$G$2:.$J$40];3;0)" office:value-type="string" office:string-value="#N/D" calcext:value-type="error">
            <text:p>#N/D</text:p>
          </table:table-cell>
          <table:table-cell table:style-name="ce57" table:formula="of:=VLOOKUP([.D287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287];[$datos.$V$2:.$X$15];2;0)" office:value-type="string" office:string-value="#N/D" calcext:value-type="error">
            <text:p>#N/D</text:p>
          </table:table-cell>
          <table:table-cell table:style-name="ce57" table:formula="of:=VLOOKUP([.L287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283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288];[$datos.$G$2:.$J$40];2;0)" office:value-type="string" office:string-value="#N/D" calcext:value-type="error">
            <text:p>#N/D</text:p>
          </table:table-cell>
          <table:table-cell table:style-name="ce57" table:formula="of:=VLOOKUP([.D288];[$datos.$G$2:.$J$40];3;0)" office:value-type="string" office:string-value="#N/D" calcext:value-type="error">
            <text:p>#N/D</text:p>
          </table:table-cell>
          <table:table-cell table:style-name="ce57" table:formula="of:=VLOOKUP([.D288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288];[$datos.$V$2:.$X$15];2;0)" office:value-type="string" office:string-value="#N/D" calcext:value-type="error">
            <text:p>#N/D</text:p>
          </table:table-cell>
          <table:table-cell table:style-name="ce57" table:formula="of:=VLOOKUP([.L288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284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289];[$datos.$G$2:.$J$40];2;0)" office:value-type="string" office:string-value="#N/D" calcext:value-type="error">
            <text:p>#N/D</text:p>
          </table:table-cell>
          <table:table-cell table:style-name="ce57" table:formula="of:=VLOOKUP([.D289];[$datos.$G$2:.$J$40];3;0)" office:value-type="string" office:string-value="#N/D" calcext:value-type="error">
            <text:p>#N/D</text:p>
          </table:table-cell>
          <table:table-cell table:style-name="ce57" table:formula="of:=VLOOKUP([.D289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289];[$datos.$V$2:.$X$15];2;0)" office:value-type="string" office:string-value="#N/D" calcext:value-type="error">
            <text:p>#N/D</text:p>
          </table:table-cell>
          <table:table-cell table:style-name="ce57" table:formula="of:=VLOOKUP([.L289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285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290];[$datos.$G$2:.$J$40];2;0)" office:value-type="string" office:string-value="#N/D" calcext:value-type="error">
            <text:p>#N/D</text:p>
          </table:table-cell>
          <table:table-cell table:style-name="ce57" table:formula="of:=VLOOKUP([.D290];[$datos.$G$2:.$J$40];3;0)" office:value-type="string" office:string-value="#N/D" calcext:value-type="error">
            <text:p>#N/D</text:p>
          </table:table-cell>
          <table:table-cell table:style-name="ce57" table:formula="of:=VLOOKUP([.D290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290];[$datos.$V$2:.$X$15];2;0)" office:value-type="string" office:string-value="#N/D" calcext:value-type="error">
            <text:p>#N/D</text:p>
          </table:table-cell>
          <table:table-cell table:style-name="ce57" table:formula="of:=VLOOKUP([.L290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286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291];[$datos.$G$2:.$J$40];2;0)" office:value-type="string" office:string-value="#N/D" calcext:value-type="error">
            <text:p>#N/D</text:p>
          </table:table-cell>
          <table:table-cell table:style-name="ce57" table:formula="of:=VLOOKUP([.D291];[$datos.$G$2:.$J$40];3;0)" office:value-type="string" office:string-value="#N/D" calcext:value-type="error">
            <text:p>#N/D</text:p>
          </table:table-cell>
          <table:table-cell table:style-name="ce57" table:formula="of:=VLOOKUP([.D291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291];[$datos.$V$2:.$X$15];2;0)" office:value-type="string" office:string-value="#N/D" calcext:value-type="error">
            <text:p>#N/D</text:p>
          </table:table-cell>
          <table:table-cell table:style-name="ce57" table:formula="of:=VLOOKUP([.L291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287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292];[$datos.$G$2:.$J$40];2;0)" office:value-type="string" office:string-value="#N/D" calcext:value-type="error">
            <text:p>#N/D</text:p>
          </table:table-cell>
          <table:table-cell table:style-name="ce57" table:formula="of:=VLOOKUP([.D292];[$datos.$G$2:.$J$40];3;0)" office:value-type="string" office:string-value="#N/D" calcext:value-type="error">
            <text:p>#N/D</text:p>
          </table:table-cell>
          <table:table-cell table:style-name="ce57" table:formula="of:=VLOOKUP([.D292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292];[$datos.$V$2:.$X$15];2;0)" office:value-type="string" office:string-value="#N/D" calcext:value-type="error">
            <text:p>#N/D</text:p>
          </table:table-cell>
          <table:table-cell table:style-name="ce57" table:formula="of:=VLOOKUP([.L292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288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293];[$datos.$G$2:.$J$40];2;0)" office:value-type="string" office:string-value="#N/D" calcext:value-type="error">
            <text:p>#N/D</text:p>
          </table:table-cell>
          <table:table-cell table:style-name="ce57" table:formula="of:=VLOOKUP([.D293];[$datos.$G$2:.$J$40];3;0)" office:value-type="string" office:string-value="#N/D" calcext:value-type="error">
            <text:p>#N/D</text:p>
          </table:table-cell>
          <table:table-cell table:style-name="ce57" table:formula="of:=VLOOKUP([.D293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293];[$datos.$V$2:.$X$15];2;0)" office:value-type="string" office:string-value="#N/D" calcext:value-type="error">
            <text:p>#N/D</text:p>
          </table:table-cell>
          <table:table-cell table:style-name="ce57" table:formula="of:=VLOOKUP([.L293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289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294];[$datos.$G$2:.$J$40];2;0)" office:value-type="string" office:string-value="#N/D" calcext:value-type="error">
            <text:p>#N/D</text:p>
          </table:table-cell>
          <table:table-cell table:style-name="ce57" table:formula="of:=VLOOKUP([.D294];[$datos.$G$2:.$J$40];3;0)" office:value-type="string" office:string-value="#N/D" calcext:value-type="error">
            <text:p>#N/D</text:p>
          </table:table-cell>
          <table:table-cell table:style-name="ce57" table:formula="of:=VLOOKUP([.D294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294];[$datos.$V$2:.$X$15];2;0)" office:value-type="string" office:string-value="#N/D" calcext:value-type="error">
            <text:p>#N/D</text:p>
          </table:table-cell>
          <table:table-cell table:style-name="ce57" table:formula="of:=VLOOKUP([.L294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290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295];[$datos.$G$2:.$J$40];2;0)" office:value-type="string" office:string-value="#N/D" calcext:value-type="error">
            <text:p>#N/D</text:p>
          </table:table-cell>
          <table:table-cell table:style-name="ce57" table:formula="of:=VLOOKUP([.D295];[$datos.$G$2:.$J$40];3;0)" office:value-type="string" office:string-value="#N/D" calcext:value-type="error">
            <text:p>#N/D</text:p>
          </table:table-cell>
          <table:table-cell table:style-name="ce57" table:formula="of:=VLOOKUP([.D295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295];[$datos.$V$2:.$X$15];2;0)" office:value-type="string" office:string-value="#N/D" calcext:value-type="error">
            <text:p>#N/D</text:p>
          </table:table-cell>
          <table:table-cell table:style-name="ce57" table:formula="of:=VLOOKUP([.L295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291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296];[$datos.$G$2:.$J$40];2;0)" office:value-type="string" office:string-value="#N/D" calcext:value-type="error">
            <text:p>#N/D</text:p>
          </table:table-cell>
          <table:table-cell table:style-name="ce57" table:formula="of:=VLOOKUP([.D296];[$datos.$G$2:.$J$40];3;0)" office:value-type="string" office:string-value="#N/D" calcext:value-type="error">
            <text:p>#N/D</text:p>
          </table:table-cell>
          <table:table-cell table:style-name="ce57" table:formula="of:=VLOOKUP([.D296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296];[$datos.$V$2:.$X$15];2;0)" office:value-type="string" office:string-value="#N/D" calcext:value-type="error">
            <text:p>#N/D</text:p>
          </table:table-cell>
          <table:table-cell table:style-name="ce57" table:formula="of:=VLOOKUP([.L296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292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297];[$datos.$G$2:.$J$40];2;0)" office:value-type="string" office:string-value="#N/D" calcext:value-type="error">
            <text:p>#N/D</text:p>
          </table:table-cell>
          <table:table-cell table:style-name="ce57" table:formula="of:=VLOOKUP([.D297];[$datos.$G$2:.$J$40];3;0)" office:value-type="string" office:string-value="#N/D" calcext:value-type="error">
            <text:p>#N/D</text:p>
          </table:table-cell>
          <table:table-cell table:style-name="ce57" table:formula="of:=VLOOKUP([.D297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297];[$datos.$V$2:.$X$15];2;0)" office:value-type="string" office:string-value="#N/D" calcext:value-type="error">
            <text:p>#N/D</text:p>
          </table:table-cell>
          <table:table-cell table:style-name="ce57" table:formula="of:=VLOOKUP([.L297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293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298];[$datos.$G$2:.$J$40];2;0)" office:value-type="string" office:string-value="#N/D" calcext:value-type="error">
            <text:p>#N/D</text:p>
          </table:table-cell>
          <table:table-cell table:style-name="ce57" table:formula="of:=VLOOKUP([.D298];[$datos.$G$2:.$J$40];3;0)" office:value-type="string" office:string-value="#N/D" calcext:value-type="error">
            <text:p>#N/D</text:p>
          </table:table-cell>
          <table:table-cell table:style-name="ce57" table:formula="of:=VLOOKUP([.D298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298];[$datos.$V$2:.$X$15];2;0)" office:value-type="string" office:string-value="#N/D" calcext:value-type="error">
            <text:p>#N/D</text:p>
          </table:table-cell>
          <table:table-cell table:style-name="ce57" table:formula="of:=VLOOKUP([.L298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294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299];[$datos.$G$2:.$J$40];2;0)" office:value-type="string" office:string-value="#N/D" calcext:value-type="error">
            <text:p>#N/D</text:p>
          </table:table-cell>
          <table:table-cell table:style-name="ce57" table:formula="of:=VLOOKUP([.D299];[$datos.$G$2:.$J$40];3;0)" office:value-type="string" office:string-value="#N/D" calcext:value-type="error">
            <text:p>#N/D</text:p>
          </table:table-cell>
          <table:table-cell table:style-name="ce57" table:formula="of:=VLOOKUP([.D299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299];[$datos.$V$2:.$X$15];2;0)" office:value-type="string" office:string-value="#N/D" calcext:value-type="error">
            <text:p>#N/D</text:p>
          </table:table-cell>
          <table:table-cell table:style-name="ce57" table:formula="of:=VLOOKUP([.L299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295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300];[$datos.$G$2:.$J$40];2;0)" office:value-type="string" office:string-value="#N/D" calcext:value-type="error">
            <text:p>#N/D</text:p>
          </table:table-cell>
          <table:table-cell table:style-name="ce57" table:formula="of:=VLOOKUP([.D300];[$datos.$G$2:.$J$40];3;0)" office:value-type="string" office:string-value="#N/D" calcext:value-type="error">
            <text:p>#N/D</text:p>
          </table:table-cell>
          <table:table-cell table:style-name="ce57" table:formula="of:=VLOOKUP([.D300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300];[$datos.$V$2:.$X$15];2;0)" office:value-type="string" office:string-value="#N/D" calcext:value-type="error">
            <text:p>#N/D</text:p>
          </table:table-cell>
          <table:table-cell table:style-name="ce57" table:formula="of:=VLOOKUP([.L300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296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301];[$datos.$G$2:.$J$40];2;0)" office:value-type="string" office:string-value="#N/D" calcext:value-type="error">
            <text:p>#N/D</text:p>
          </table:table-cell>
          <table:table-cell table:style-name="ce57" table:formula="of:=VLOOKUP([.D301];[$datos.$G$2:.$J$40];3;0)" office:value-type="string" office:string-value="#N/D" calcext:value-type="error">
            <text:p>#N/D</text:p>
          </table:table-cell>
          <table:table-cell table:style-name="ce57" table:formula="of:=VLOOKUP([.D301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301];[$datos.$V$2:.$X$15];2;0)" office:value-type="string" office:string-value="#N/D" calcext:value-type="error">
            <text:p>#N/D</text:p>
          </table:table-cell>
          <table:table-cell table:style-name="ce57" table:formula="of:=VLOOKUP([.L301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297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302];[$datos.$G$2:.$J$40];2;0)" office:value-type="string" office:string-value="#N/D" calcext:value-type="error">
            <text:p>#N/D</text:p>
          </table:table-cell>
          <table:table-cell table:style-name="ce57" table:formula="of:=VLOOKUP([.D302];[$datos.$G$2:.$J$40];3;0)" office:value-type="string" office:string-value="#N/D" calcext:value-type="error">
            <text:p>#N/D</text:p>
          </table:table-cell>
          <table:table-cell table:style-name="ce57" table:formula="of:=VLOOKUP([.D302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302];[$datos.$V$2:.$X$15];2;0)" office:value-type="string" office:string-value="#N/D" calcext:value-type="error">
            <text:p>#N/D</text:p>
          </table:table-cell>
          <table:table-cell table:style-name="ce57" table:formula="of:=VLOOKUP([.L302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298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303];[$datos.$G$2:.$J$40];2;0)" office:value-type="string" office:string-value="#N/D" calcext:value-type="error">
            <text:p>#N/D</text:p>
          </table:table-cell>
          <table:table-cell table:style-name="ce57" table:formula="of:=VLOOKUP([.D303];[$datos.$G$2:.$J$40];3;0)" office:value-type="string" office:string-value="#N/D" calcext:value-type="error">
            <text:p>#N/D</text:p>
          </table:table-cell>
          <table:table-cell table:style-name="ce57" table:formula="of:=VLOOKUP([.D303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303];[$datos.$V$2:.$X$15];2;0)" office:value-type="string" office:string-value="#N/D" calcext:value-type="error">
            <text:p>#N/D</text:p>
          </table:table-cell>
          <table:table-cell table:style-name="ce57" table:formula="of:=VLOOKUP([.L303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299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304];[$datos.$G$2:.$J$40];2;0)" office:value-type="string" office:string-value="#N/D" calcext:value-type="error">
            <text:p>#N/D</text:p>
          </table:table-cell>
          <table:table-cell table:style-name="ce57" table:formula="of:=VLOOKUP([.D304];[$datos.$G$2:.$J$40];3;0)" office:value-type="string" office:string-value="#N/D" calcext:value-type="error">
            <text:p>#N/D</text:p>
          </table:table-cell>
          <table:table-cell table:style-name="ce57" table:formula="of:=VLOOKUP([.D304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304];[$datos.$V$2:.$X$15];2;0)" office:value-type="string" office:string-value="#N/D" calcext:value-type="error">
            <text:p>#N/D</text:p>
          </table:table-cell>
          <table:table-cell table:style-name="ce57" table:formula="of:=VLOOKUP([.L304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00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305];[$datos.$G$2:.$J$40];2;0)" office:value-type="string" office:string-value="#N/D" calcext:value-type="error">
            <text:p>#N/D</text:p>
          </table:table-cell>
          <table:table-cell table:style-name="ce57" table:formula="of:=VLOOKUP([.D305];[$datos.$G$2:.$J$40];3;0)" office:value-type="string" office:string-value="#N/D" calcext:value-type="error">
            <text:p>#N/D</text:p>
          </table:table-cell>
          <table:table-cell table:style-name="ce57" table:formula="of:=VLOOKUP([.D305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305];[$datos.$V$2:.$X$15];2;0)" office:value-type="string" office:string-value="#N/D" calcext:value-type="error">
            <text:p>#N/D</text:p>
          </table:table-cell>
          <table:table-cell table:style-name="ce57" table:formula="of:=VLOOKUP([.L305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01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306];[$datos.$G$2:.$J$40];2;0)" office:value-type="string" office:string-value="#N/D" calcext:value-type="error">
            <text:p>#N/D</text:p>
          </table:table-cell>
          <table:table-cell table:style-name="ce57" table:formula="of:=VLOOKUP([.D306];[$datos.$G$2:.$J$40];3;0)" office:value-type="string" office:string-value="#N/D" calcext:value-type="error">
            <text:p>#N/D</text:p>
          </table:table-cell>
          <table:table-cell table:style-name="ce57" table:formula="of:=VLOOKUP([.D306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306];[$datos.$V$2:.$X$15];2;0)" office:value-type="string" office:string-value="#N/D" calcext:value-type="error">
            <text:p>#N/D</text:p>
          </table:table-cell>
          <table:table-cell table:style-name="ce57" table:formula="of:=VLOOKUP([.L306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02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307];[$datos.$G$2:.$J$40];2;0)" office:value-type="string" office:string-value="#N/D" calcext:value-type="error">
            <text:p>#N/D</text:p>
          </table:table-cell>
          <table:table-cell table:style-name="ce57" table:formula="of:=VLOOKUP([.D307];[$datos.$G$2:.$J$40];3;0)" office:value-type="string" office:string-value="#N/D" calcext:value-type="error">
            <text:p>#N/D</text:p>
          </table:table-cell>
          <table:table-cell table:style-name="ce57" table:formula="of:=VLOOKUP([.D307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307];[$datos.$V$2:.$X$15];2;0)" office:value-type="string" office:string-value="#N/D" calcext:value-type="error">
            <text:p>#N/D</text:p>
          </table:table-cell>
          <table:table-cell table:style-name="ce57" table:formula="of:=VLOOKUP([.L307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03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308];[$datos.$G$2:.$J$40];2;0)" office:value-type="string" office:string-value="#N/D" calcext:value-type="error">
            <text:p>#N/D</text:p>
          </table:table-cell>
          <table:table-cell table:style-name="ce57" table:formula="of:=VLOOKUP([.D308];[$datos.$G$2:.$J$40];3;0)" office:value-type="string" office:string-value="#N/D" calcext:value-type="error">
            <text:p>#N/D</text:p>
          </table:table-cell>
          <table:table-cell table:style-name="ce57" table:formula="of:=VLOOKUP([.D308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308];[$datos.$V$2:.$X$15];2;0)" office:value-type="string" office:string-value="#N/D" calcext:value-type="error">
            <text:p>#N/D</text:p>
          </table:table-cell>
          <table:table-cell table:style-name="ce57" table:formula="of:=VLOOKUP([.L308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04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309];[$datos.$G$2:.$J$40];2;0)" office:value-type="string" office:string-value="#N/D" calcext:value-type="error">
            <text:p>#N/D</text:p>
          </table:table-cell>
          <table:table-cell table:style-name="ce57" table:formula="of:=VLOOKUP([.D309];[$datos.$G$2:.$J$40];3;0)" office:value-type="string" office:string-value="#N/D" calcext:value-type="error">
            <text:p>#N/D</text:p>
          </table:table-cell>
          <table:table-cell table:style-name="ce57" table:formula="of:=VLOOKUP([.D309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309];[$datos.$V$2:.$X$15];2;0)" office:value-type="string" office:string-value="#N/D" calcext:value-type="error">
            <text:p>#N/D</text:p>
          </table:table-cell>
          <table:table-cell table:style-name="ce57" table:formula="of:=VLOOKUP([.L309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05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310];[$datos.$G$2:.$J$40];2;0)" office:value-type="string" office:string-value="#N/D" calcext:value-type="error">
            <text:p>#N/D</text:p>
          </table:table-cell>
          <table:table-cell table:style-name="ce57" table:formula="of:=VLOOKUP([.D310];[$datos.$G$2:.$J$40];3;0)" office:value-type="string" office:string-value="#N/D" calcext:value-type="error">
            <text:p>#N/D</text:p>
          </table:table-cell>
          <table:table-cell table:style-name="ce57" table:formula="of:=VLOOKUP([.D310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310];[$datos.$V$2:.$X$15];2;0)" office:value-type="string" office:string-value="#N/D" calcext:value-type="error">
            <text:p>#N/D</text:p>
          </table:table-cell>
          <table:table-cell table:style-name="ce57" table:formula="of:=VLOOKUP([.L310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06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311];[$datos.$G$2:.$J$40];2;0)" office:value-type="string" office:string-value="#N/D" calcext:value-type="error">
            <text:p>#N/D</text:p>
          </table:table-cell>
          <table:table-cell table:style-name="ce57" table:formula="of:=VLOOKUP([.D311];[$datos.$G$2:.$J$40];3;0)" office:value-type="string" office:string-value="#N/D" calcext:value-type="error">
            <text:p>#N/D</text:p>
          </table:table-cell>
          <table:table-cell table:style-name="ce57" table:formula="of:=VLOOKUP([.D311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311];[$datos.$V$2:.$X$15];2;0)" office:value-type="string" office:string-value="#N/D" calcext:value-type="error">
            <text:p>#N/D</text:p>
          </table:table-cell>
          <table:table-cell table:style-name="ce57" table:formula="of:=VLOOKUP([.L311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07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312];[$datos.$G$2:.$J$40];2;0)" office:value-type="string" office:string-value="#N/D" calcext:value-type="error">
            <text:p>#N/D</text:p>
          </table:table-cell>
          <table:table-cell table:style-name="ce57" table:formula="of:=VLOOKUP([.D312];[$datos.$G$2:.$J$40];3;0)" office:value-type="string" office:string-value="#N/D" calcext:value-type="error">
            <text:p>#N/D</text:p>
          </table:table-cell>
          <table:table-cell table:style-name="ce57" table:formula="of:=VLOOKUP([.D312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312];[$datos.$V$2:.$X$15];2;0)" office:value-type="string" office:string-value="#N/D" calcext:value-type="error">
            <text:p>#N/D</text:p>
          </table:table-cell>
          <table:table-cell table:style-name="ce57" table:formula="of:=VLOOKUP([.L312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08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313];[$datos.$G$2:.$J$40];2;0)" office:value-type="string" office:string-value="#N/D" calcext:value-type="error">
            <text:p>#N/D</text:p>
          </table:table-cell>
          <table:table-cell table:style-name="ce57" table:formula="of:=VLOOKUP([.D313];[$datos.$G$2:.$J$40];3;0)" office:value-type="string" office:string-value="#N/D" calcext:value-type="error">
            <text:p>#N/D</text:p>
          </table:table-cell>
          <table:table-cell table:style-name="ce57" table:formula="of:=VLOOKUP([.D313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313];[$datos.$V$2:.$X$15];2;0)" office:value-type="string" office:string-value="#N/D" calcext:value-type="error">
            <text:p>#N/D</text:p>
          </table:table-cell>
          <table:table-cell table:style-name="ce57" table:formula="of:=VLOOKUP([.L313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09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314];[$datos.$G$2:.$J$40];2;0)" office:value-type="string" office:string-value="#N/D" calcext:value-type="error">
            <text:p>#N/D</text:p>
          </table:table-cell>
          <table:table-cell table:style-name="ce57" table:formula="of:=VLOOKUP([.D314];[$datos.$G$2:.$J$40];3;0)" office:value-type="string" office:string-value="#N/D" calcext:value-type="error">
            <text:p>#N/D</text:p>
          </table:table-cell>
          <table:table-cell table:style-name="ce57" table:formula="of:=VLOOKUP([.D314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314];[$datos.$V$2:.$X$15];2;0)" office:value-type="string" office:string-value="#N/D" calcext:value-type="error">
            <text:p>#N/D</text:p>
          </table:table-cell>
          <table:table-cell table:style-name="ce57" table:formula="of:=VLOOKUP([.L314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10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315];[$datos.$G$2:.$J$40];2;0)" office:value-type="string" office:string-value="#N/D" calcext:value-type="error">
            <text:p>#N/D</text:p>
          </table:table-cell>
          <table:table-cell table:style-name="ce57" table:formula="of:=VLOOKUP([.D315];[$datos.$G$2:.$J$40];3;0)" office:value-type="string" office:string-value="#N/D" calcext:value-type="error">
            <text:p>#N/D</text:p>
          </table:table-cell>
          <table:table-cell table:style-name="ce57" table:formula="of:=VLOOKUP([.D315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315];[$datos.$V$2:.$X$15];2;0)" office:value-type="string" office:string-value="#N/D" calcext:value-type="error">
            <text:p>#N/D</text:p>
          </table:table-cell>
          <table:table-cell table:style-name="ce57" table:formula="of:=VLOOKUP([.L315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11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316];[$datos.$G$2:.$J$40];2;0)" office:value-type="string" office:string-value="#N/D" calcext:value-type="error">
            <text:p>#N/D</text:p>
          </table:table-cell>
          <table:table-cell table:style-name="ce57" table:formula="of:=VLOOKUP([.D316];[$datos.$G$2:.$J$40];3;0)" office:value-type="string" office:string-value="#N/D" calcext:value-type="error">
            <text:p>#N/D</text:p>
          </table:table-cell>
          <table:table-cell table:style-name="ce57" table:formula="of:=VLOOKUP([.D316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316];[$datos.$V$2:.$X$15];2;0)" office:value-type="string" office:string-value="#N/D" calcext:value-type="error">
            <text:p>#N/D</text:p>
          </table:table-cell>
          <table:table-cell table:style-name="ce57" table:formula="of:=VLOOKUP([.L316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12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317];[$datos.$G$2:.$J$40];2;0)" office:value-type="string" office:string-value="#N/D" calcext:value-type="error">
            <text:p>#N/D</text:p>
          </table:table-cell>
          <table:table-cell table:style-name="ce57" table:formula="of:=VLOOKUP([.D317];[$datos.$G$2:.$J$40];3;0)" office:value-type="string" office:string-value="#N/D" calcext:value-type="error">
            <text:p>#N/D</text:p>
          </table:table-cell>
          <table:table-cell table:style-name="ce57" table:formula="of:=VLOOKUP([.D317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317];[$datos.$V$2:.$X$15];2;0)" office:value-type="string" office:string-value="#N/D" calcext:value-type="error">
            <text:p>#N/D</text:p>
          </table:table-cell>
          <table:table-cell table:style-name="ce57" table:formula="of:=VLOOKUP([.L317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13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318];[$datos.$G$2:.$J$40];2;0)" office:value-type="string" office:string-value="#N/D" calcext:value-type="error">
            <text:p>#N/D</text:p>
          </table:table-cell>
          <table:table-cell table:style-name="ce57" table:formula="of:=VLOOKUP([.D318];[$datos.$G$2:.$J$40];3;0)" office:value-type="string" office:string-value="#N/D" calcext:value-type="error">
            <text:p>#N/D</text:p>
          </table:table-cell>
          <table:table-cell table:style-name="ce57" table:formula="of:=VLOOKUP([.D318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318];[$datos.$V$2:.$X$15];2;0)" office:value-type="string" office:string-value="#N/D" calcext:value-type="error">
            <text:p>#N/D</text:p>
          </table:table-cell>
          <table:table-cell table:style-name="ce57" table:formula="of:=VLOOKUP([.L318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14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319];[$datos.$G$2:.$J$40];2;0)" office:value-type="string" office:string-value="#N/D" calcext:value-type="error">
            <text:p>#N/D</text:p>
          </table:table-cell>
          <table:table-cell table:style-name="ce57" table:formula="of:=VLOOKUP([.D319];[$datos.$G$2:.$J$40];3;0)" office:value-type="string" office:string-value="#N/D" calcext:value-type="error">
            <text:p>#N/D</text:p>
          </table:table-cell>
          <table:table-cell table:style-name="ce57" table:formula="of:=VLOOKUP([.D319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319];[$datos.$V$2:.$X$15];2;0)" office:value-type="string" office:string-value="#N/D" calcext:value-type="error">
            <text:p>#N/D</text:p>
          </table:table-cell>
          <table:table-cell table:style-name="ce57" table:formula="of:=VLOOKUP([.L319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15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320];[$datos.$G$2:.$J$40];2;0)" office:value-type="string" office:string-value="#N/D" calcext:value-type="error">
            <text:p>#N/D</text:p>
          </table:table-cell>
          <table:table-cell table:style-name="ce57" table:formula="of:=VLOOKUP([.D320];[$datos.$G$2:.$J$40];3;0)" office:value-type="string" office:string-value="#N/D" calcext:value-type="error">
            <text:p>#N/D</text:p>
          </table:table-cell>
          <table:table-cell table:style-name="ce57" table:formula="of:=VLOOKUP([.D320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320];[$datos.$V$2:.$X$15];2;0)" office:value-type="string" office:string-value="#N/D" calcext:value-type="error">
            <text:p>#N/D</text:p>
          </table:table-cell>
          <table:table-cell table:style-name="ce57" table:formula="of:=VLOOKUP([.L320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16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321];[$datos.$G$2:.$J$40];2;0)" office:value-type="string" office:string-value="#N/D" calcext:value-type="error">
            <text:p>#N/D</text:p>
          </table:table-cell>
          <table:table-cell table:style-name="ce57" table:formula="of:=VLOOKUP([.D321];[$datos.$G$2:.$J$40];3;0)" office:value-type="string" office:string-value="#N/D" calcext:value-type="error">
            <text:p>#N/D</text:p>
          </table:table-cell>
          <table:table-cell table:style-name="ce57" table:formula="of:=VLOOKUP([.D321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321];[$datos.$V$2:.$X$15];2;0)" office:value-type="string" office:string-value="#N/D" calcext:value-type="error">
            <text:p>#N/D</text:p>
          </table:table-cell>
          <table:table-cell table:style-name="ce57" table:formula="of:=VLOOKUP([.L321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17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322];[$datos.$G$2:.$J$40];2;0)" office:value-type="string" office:string-value="#N/D" calcext:value-type="error">
            <text:p>#N/D</text:p>
          </table:table-cell>
          <table:table-cell table:style-name="ce57" table:formula="of:=VLOOKUP([.D322];[$datos.$G$2:.$J$40];3;0)" office:value-type="string" office:string-value="#N/D" calcext:value-type="error">
            <text:p>#N/D</text:p>
          </table:table-cell>
          <table:table-cell table:style-name="ce57" table:formula="of:=VLOOKUP([.D322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322];[$datos.$V$2:.$X$15];2;0)" office:value-type="string" office:string-value="#N/D" calcext:value-type="error">
            <text:p>#N/D</text:p>
          </table:table-cell>
          <table:table-cell table:style-name="ce57" table:formula="of:=VLOOKUP([.L322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18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323];[$datos.$G$2:.$J$40];2;0)" office:value-type="string" office:string-value="#N/D" calcext:value-type="error">
            <text:p>#N/D</text:p>
          </table:table-cell>
          <table:table-cell table:style-name="ce57" table:formula="of:=VLOOKUP([.D323];[$datos.$G$2:.$J$40];3;0)" office:value-type="string" office:string-value="#N/D" calcext:value-type="error">
            <text:p>#N/D</text:p>
          </table:table-cell>
          <table:table-cell table:style-name="ce57" table:formula="of:=VLOOKUP([.D323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323];[$datos.$V$2:.$X$15];2;0)" office:value-type="string" office:string-value="#N/D" calcext:value-type="error">
            <text:p>#N/D</text:p>
          </table:table-cell>
          <table:table-cell table:style-name="ce57" table:formula="of:=VLOOKUP([.L323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19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324];[$datos.$G$2:.$J$40];2;0)" office:value-type="string" office:string-value="#N/D" calcext:value-type="error">
            <text:p>#N/D</text:p>
          </table:table-cell>
          <table:table-cell table:style-name="ce57" table:formula="of:=VLOOKUP([.D324];[$datos.$G$2:.$J$40];3;0)" office:value-type="string" office:string-value="#N/D" calcext:value-type="error">
            <text:p>#N/D</text:p>
          </table:table-cell>
          <table:table-cell table:style-name="ce57" table:formula="of:=VLOOKUP([.D324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324];[$datos.$V$2:.$X$15];2;0)" office:value-type="string" office:string-value="#N/D" calcext:value-type="error">
            <text:p>#N/D</text:p>
          </table:table-cell>
          <table:table-cell table:style-name="ce57" table:formula="of:=VLOOKUP([.L324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20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325];[$datos.$G$2:.$J$40];2;0)" office:value-type="string" office:string-value="#N/D" calcext:value-type="error">
            <text:p>#N/D</text:p>
          </table:table-cell>
          <table:table-cell table:style-name="ce57" table:formula="of:=VLOOKUP([.D325];[$datos.$G$2:.$J$40];3;0)" office:value-type="string" office:string-value="#N/D" calcext:value-type="error">
            <text:p>#N/D</text:p>
          </table:table-cell>
          <table:table-cell table:style-name="ce57" table:formula="of:=VLOOKUP([.D325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325];[$datos.$V$2:.$X$15];2;0)" office:value-type="string" office:string-value="#N/D" calcext:value-type="error">
            <text:p>#N/D</text:p>
          </table:table-cell>
          <table:table-cell table:style-name="ce57" table:formula="of:=VLOOKUP([.L325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21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326];[$datos.$G$2:.$J$40];2;0)" office:value-type="string" office:string-value="#N/D" calcext:value-type="error">
            <text:p>#N/D</text:p>
          </table:table-cell>
          <table:table-cell table:style-name="ce57" table:formula="of:=VLOOKUP([.D326];[$datos.$G$2:.$J$40];3;0)" office:value-type="string" office:string-value="#N/D" calcext:value-type="error">
            <text:p>#N/D</text:p>
          </table:table-cell>
          <table:table-cell table:style-name="ce57" table:formula="of:=VLOOKUP([.D326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326];[$datos.$V$2:.$X$15];2;0)" office:value-type="string" office:string-value="#N/D" calcext:value-type="error">
            <text:p>#N/D</text:p>
          </table:table-cell>
          <table:table-cell table:style-name="ce57" table:formula="of:=VLOOKUP([.L326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22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327];[$datos.$G$2:.$J$40];2;0)" office:value-type="string" office:string-value="#N/D" calcext:value-type="error">
            <text:p>#N/D</text:p>
          </table:table-cell>
          <table:table-cell table:style-name="ce57" table:formula="of:=VLOOKUP([.D327];[$datos.$G$2:.$J$40];3;0)" office:value-type="string" office:string-value="#N/D" calcext:value-type="error">
            <text:p>#N/D</text:p>
          </table:table-cell>
          <table:table-cell table:style-name="ce57" table:formula="of:=VLOOKUP([.D327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327];[$datos.$V$2:.$X$15];2;0)" office:value-type="string" office:string-value="#N/D" calcext:value-type="error">
            <text:p>#N/D</text:p>
          </table:table-cell>
          <table:table-cell table:style-name="ce57" table:formula="of:=VLOOKUP([.L327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23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328];[$datos.$G$2:.$J$40];2;0)" office:value-type="string" office:string-value="#N/D" calcext:value-type="error">
            <text:p>#N/D</text:p>
          </table:table-cell>
          <table:table-cell table:style-name="ce57" table:formula="of:=VLOOKUP([.D328];[$datos.$G$2:.$J$40];3;0)" office:value-type="string" office:string-value="#N/D" calcext:value-type="error">
            <text:p>#N/D</text:p>
          </table:table-cell>
          <table:table-cell table:style-name="ce57" table:formula="of:=VLOOKUP([.D328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328];[$datos.$V$2:.$X$15];2;0)" office:value-type="string" office:string-value="#N/D" calcext:value-type="error">
            <text:p>#N/D</text:p>
          </table:table-cell>
          <table:table-cell table:style-name="ce57" table:formula="of:=VLOOKUP([.L328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24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329];[$datos.$G$2:.$J$40];2;0)" office:value-type="string" office:string-value="#N/D" calcext:value-type="error">
            <text:p>#N/D</text:p>
          </table:table-cell>
          <table:table-cell table:style-name="ce57" table:formula="of:=VLOOKUP([.D329];[$datos.$G$2:.$J$40];3;0)" office:value-type="string" office:string-value="#N/D" calcext:value-type="error">
            <text:p>#N/D</text:p>
          </table:table-cell>
          <table:table-cell table:style-name="ce57" table:formula="of:=VLOOKUP([.D329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329];[$datos.$V$2:.$X$15];2;0)" office:value-type="string" office:string-value="#N/D" calcext:value-type="error">
            <text:p>#N/D</text:p>
          </table:table-cell>
          <table:table-cell table:style-name="ce57" table:formula="of:=VLOOKUP([.L329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25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330];[$datos.$G$2:.$J$40];2;0)" office:value-type="string" office:string-value="#N/D" calcext:value-type="error">
            <text:p>#N/D</text:p>
          </table:table-cell>
          <table:table-cell table:style-name="ce57" table:formula="of:=VLOOKUP([.D330];[$datos.$G$2:.$J$40];3;0)" office:value-type="string" office:string-value="#N/D" calcext:value-type="error">
            <text:p>#N/D</text:p>
          </table:table-cell>
          <table:table-cell table:style-name="ce57" table:formula="of:=VLOOKUP([.D330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330];[$datos.$V$2:.$X$15];2;0)" office:value-type="string" office:string-value="#N/D" calcext:value-type="error">
            <text:p>#N/D</text:p>
          </table:table-cell>
          <table:table-cell table:style-name="ce57" table:formula="of:=VLOOKUP([.L330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26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331];[$datos.$G$2:.$J$40];2;0)" office:value-type="string" office:string-value="#N/D" calcext:value-type="error">
            <text:p>#N/D</text:p>
          </table:table-cell>
          <table:table-cell table:style-name="ce57" table:formula="of:=VLOOKUP([.D331];[$datos.$G$2:.$J$40];3;0)" office:value-type="string" office:string-value="#N/D" calcext:value-type="error">
            <text:p>#N/D</text:p>
          </table:table-cell>
          <table:table-cell table:style-name="ce57" table:formula="of:=VLOOKUP([.D331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331];[$datos.$V$2:.$X$15];2;0)" office:value-type="string" office:string-value="#N/D" calcext:value-type="error">
            <text:p>#N/D</text:p>
          </table:table-cell>
          <table:table-cell table:style-name="ce57" table:formula="of:=VLOOKUP([.L331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27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332];[$datos.$G$2:.$J$40];2;0)" office:value-type="string" office:string-value="#N/D" calcext:value-type="error">
            <text:p>#N/D</text:p>
          </table:table-cell>
          <table:table-cell table:style-name="ce57" table:formula="of:=VLOOKUP([.D332];[$datos.$G$2:.$J$40];3;0)" office:value-type="string" office:string-value="#N/D" calcext:value-type="error">
            <text:p>#N/D</text:p>
          </table:table-cell>
          <table:table-cell table:style-name="ce57" table:formula="of:=VLOOKUP([.D332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332];[$datos.$V$2:.$X$15];2;0)" office:value-type="string" office:string-value="#N/D" calcext:value-type="error">
            <text:p>#N/D</text:p>
          </table:table-cell>
          <table:table-cell table:style-name="ce57" table:formula="of:=VLOOKUP([.L332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28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333];[$datos.$G$2:.$J$40];2;0)" office:value-type="string" office:string-value="#N/D" calcext:value-type="error">
            <text:p>#N/D</text:p>
          </table:table-cell>
          <table:table-cell table:style-name="ce57" table:formula="of:=VLOOKUP([.D333];[$datos.$G$2:.$J$40];3;0)" office:value-type="string" office:string-value="#N/D" calcext:value-type="error">
            <text:p>#N/D</text:p>
          </table:table-cell>
          <table:table-cell table:style-name="ce57" table:formula="of:=VLOOKUP([.D333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333];[$datos.$V$2:.$X$15];2;0)" office:value-type="string" office:string-value="#N/D" calcext:value-type="error">
            <text:p>#N/D</text:p>
          </table:table-cell>
          <table:table-cell table:style-name="ce57" table:formula="of:=VLOOKUP([.L333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29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334];[$datos.$G$2:.$J$40];2;0)" office:value-type="string" office:string-value="#N/D" calcext:value-type="error">
            <text:p>#N/D</text:p>
          </table:table-cell>
          <table:table-cell table:style-name="ce57" table:formula="of:=VLOOKUP([.D334];[$datos.$G$2:.$J$40];3;0)" office:value-type="string" office:string-value="#N/D" calcext:value-type="error">
            <text:p>#N/D</text:p>
          </table:table-cell>
          <table:table-cell table:style-name="ce57" table:formula="of:=VLOOKUP([.D334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334];[$datos.$V$2:.$X$15];2;0)" office:value-type="string" office:string-value="#N/D" calcext:value-type="error">
            <text:p>#N/D</text:p>
          </table:table-cell>
          <table:table-cell table:style-name="ce57" table:formula="of:=VLOOKUP([.L334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30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335];[$datos.$G$2:.$J$40];2;0)" office:value-type="string" office:string-value="#N/D" calcext:value-type="error">
            <text:p>#N/D</text:p>
          </table:table-cell>
          <table:table-cell table:style-name="ce57" table:formula="of:=VLOOKUP([.D335];[$datos.$G$2:.$J$40];3;0)" office:value-type="string" office:string-value="#N/D" calcext:value-type="error">
            <text:p>#N/D</text:p>
          </table:table-cell>
          <table:table-cell table:style-name="ce57" table:formula="of:=VLOOKUP([.D335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335];[$datos.$V$2:.$X$15];2;0)" office:value-type="string" office:string-value="#N/D" calcext:value-type="error">
            <text:p>#N/D</text:p>
          </table:table-cell>
          <table:table-cell table:style-name="ce57" table:formula="of:=VLOOKUP([.L335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31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336];[$datos.$G$2:.$J$40];2;0)" office:value-type="string" office:string-value="#N/D" calcext:value-type="error">
            <text:p>#N/D</text:p>
          </table:table-cell>
          <table:table-cell table:style-name="ce57" table:formula="of:=VLOOKUP([.D336];[$datos.$G$2:.$J$40];3;0)" office:value-type="string" office:string-value="#N/D" calcext:value-type="error">
            <text:p>#N/D</text:p>
          </table:table-cell>
          <table:table-cell table:style-name="ce57" table:formula="of:=VLOOKUP([.D336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336];[$datos.$V$2:.$X$15];2;0)" office:value-type="string" office:string-value="#N/D" calcext:value-type="error">
            <text:p>#N/D</text:p>
          </table:table-cell>
          <table:table-cell table:style-name="ce57" table:formula="of:=VLOOKUP([.L336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32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337];[$datos.$G$2:.$J$40];2;0)" office:value-type="string" office:string-value="#N/D" calcext:value-type="error">
            <text:p>#N/D</text:p>
          </table:table-cell>
          <table:table-cell table:style-name="ce57" table:formula="of:=VLOOKUP([.D337];[$datos.$G$2:.$J$40];3;0)" office:value-type="string" office:string-value="#N/D" calcext:value-type="error">
            <text:p>#N/D</text:p>
          </table:table-cell>
          <table:table-cell table:style-name="ce57" table:formula="of:=VLOOKUP([.D337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337];[$datos.$V$2:.$X$15];2;0)" office:value-type="string" office:string-value="#N/D" calcext:value-type="error">
            <text:p>#N/D</text:p>
          </table:table-cell>
          <table:table-cell table:style-name="ce57" table:formula="of:=VLOOKUP([.L337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33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338];[$datos.$G$2:.$J$40];2;0)" office:value-type="string" office:string-value="#N/D" calcext:value-type="error">
            <text:p>#N/D</text:p>
          </table:table-cell>
          <table:table-cell table:style-name="ce57" table:formula="of:=VLOOKUP([.D338];[$datos.$G$2:.$J$40];3;0)" office:value-type="string" office:string-value="#N/D" calcext:value-type="error">
            <text:p>#N/D</text:p>
          </table:table-cell>
          <table:table-cell table:style-name="ce57" table:formula="of:=VLOOKUP([.D338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338];[$datos.$V$2:.$X$15];2;0)" office:value-type="string" office:string-value="#N/D" calcext:value-type="error">
            <text:p>#N/D</text:p>
          </table:table-cell>
          <table:table-cell table:style-name="ce57" table:formula="of:=VLOOKUP([.L338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34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339];[$datos.$G$2:.$J$40];2;0)" office:value-type="string" office:string-value="#N/D" calcext:value-type="error">
            <text:p>#N/D</text:p>
          </table:table-cell>
          <table:table-cell table:style-name="ce57" table:formula="of:=VLOOKUP([.D339];[$datos.$G$2:.$J$40];3;0)" office:value-type="string" office:string-value="#N/D" calcext:value-type="error">
            <text:p>#N/D</text:p>
          </table:table-cell>
          <table:table-cell table:style-name="ce57" table:formula="of:=VLOOKUP([.D339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339];[$datos.$V$2:.$X$15];2;0)" office:value-type="string" office:string-value="#N/D" calcext:value-type="error">
            <text:p>#N/D</text:p>
          </table:table-cell>
          <table:table-cell table:style-name="ce57" table:formula="of:=VLOOKUP([.L339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35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340];[$datos.$G$2:.$J$40];2;0)" office:value-type="string" office:string-value="#N/D" calcext:value-type="error">
            <text:p>#N/D</text:p>
          </table:table-cell>
          <table:table-cell table:style-name="ce57" table:formula="of:=VLOOKUP([.D340];[$datos.$G$2:.$J$40];3;0)" office:value-type="string" office:string-value="#N/D" calcext:value-type="error">
            <text:p>#N/D</text:p>
          </table:table-cell>
          <table:table-cell table:style-name="ce57" table:formula="of:=VLOOKUP([.D340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340];[$datos.$V$2:.$X$15];2;0)" office:value-type="string" office:string-value="#N/D" calcext:value-type="error">
            <text:p>#N/D</text:p>
          </table:table-cell>
          <table:table-cell table:style-name="ce57" table:formula="of:=VLOOKUP([.L340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36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341];[$datos.$G$2:.$J$40];2;0)" office:value-type="string" office:string-value="#N/D" calcext:value-type="error">
            <text:p>#N/D</text:p>
          </table:table-cell>
          <table:table-cell table:style-name="ce57" table:formula="of:=VLOOKUP([.D341];[$datos.$G$2:.$J$40];3;0)" office:value-type="string" office:string-value="#N/D" calcext:value-type="error">
            <text:p>#N/D</text:p>
          </table:table-cell>
          <table:table-cell table:style-name="ce57" table:formula="of:=VLOOKUP([.D341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341];[$datos.$V$2:.$X$15];2;0)" office:value-type="string" office:string-value="#N/D" calcext:value-type="error">
            <text:p>#N/D</text:p>
          </table:table-cell>
          <table:table-cell table:style-name="ce57" table:formula="of:=VLOOKUP([.L341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37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342];[$datos.$G$2:.$J$40];2;0)" office:value-type="string" office:string-value="#N/D" calcext:value-type="error">
            <text:p>#N/D</text:p>
          </table:table-cell>
          <table:table-cell table:style-name="ce57" table:formula="of:=VLOOKUP([.D342];[$datos.$G$2:.$J$40];3;0)" office:value-type="string" office:string-value="#N/D" calcext:value-type="error">
            <text:p>#N/D</text:p>
          </table:table-cell>
          <table:table-cell table:style-name="ce57" table:formula="of:=VLOOKUP([.D342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342];[$datos.$V$2:.$X$15];2;0)" office:value-type="string" office:string-value="#N/D" calcext:value-type="error">
            <text:p>#N/D</text:p>
          </table:table-cell>
          <table:table-cell table:style-name="ce57" table:formula="of:=VLOOKUP([.L342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38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343];[$datos.$G$2:.$J$40];2;0)" office:value-type="string" office:string-value="#N/D" calcext:value-type="error">
            <text:p>#N/D</text:p>
          </table:table-cell>
          <table:table-cell table:style-name="ce57" table:formula="of:=VLOOKUP([.D343];[$datos.$G$2:.$J$40];3;0)" office:value-type="string" office:string-value="#N/D" calcext:value-type="error">
            <text:p>#N/D</text:p>
          </table:table-cell>
          <table:table-cell table:style-name="ce57" table:formula="of:=VLOOKUP([.D343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343];[$datos.$V$2:.$X$15];2;0)" office:value-type="string" office:string-value="#N/D" calcext:value-type="error">
            <text:p>#N/D</text:p>
          </table:table-cell>
          <table:table-cell table:style-name="ce57" table:formula="of:=VLOOKUP([.L343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39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344];[$datos.$G$2:.$J$40];2;0)" office:value-type="string" office:string-value="#N/D" calcext:value-type="error">
            <text:p>#N/D</text:p>
          </table:table-cell>
          <table:table-cell table:style-name="ce57" table:formula="of:=VLOOKUP([.D344];[$datos.$G$2:.$J$40];3;0)" office:value-type="string" office:string-value="#N/D" calcext:value-type="error">
            <text:p>#N/D</text:p>
          </table:table-cell>
          <table:table-cell table:style-name="ce57" table:formula="of:=VLOOKUP([.D344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344];[$datos.$V$2:.$X$15];2;0)" office:value-type="string" office:string-value="#N/D" calcext:value-type="error">
            <text:p>#N/D</text:p>
          </table:table-cell>
          <table:table-cell table:style-name="ce57" table:formula="of:=VLOOKUP([.L344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40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345];[$datos.$G$2:.$J$40];2;0)" office:value-type="string" office:string-value="#N/D" calcext:value-type="error">
            <text:p>#N/D</text:p>
          </table:table-cell>
          <table:table-cell table:style-name="ce57" table:formula="of:=VLOOKUP([.D345];[$datos.$G$2:.$J$40];3;0)" office:value-type="string" office:string-value="#N/D" calcext:value-type="error">
            <text:p>#N/D</text:p>
          </table:table-cell>
          <table:table-cell table:style-name="ce57" table:formula="of:=VLOOKUP([.D345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345];[$datos.$V$2:.$X$15];2;0)" office:value-type="string" office:string-value="#N/D" calcext:value-type="error">
            <text:p>#N/D</text:p>
          </table:table-cell>
          <table:table-cell table:style-name="ce57" table:formula="of:=VLOOKUP([.L345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41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346];[$datos.$G$2:.$J$40];2;0)" office:value-type="string" office:string-value="#N/D" calcext:value-type="error">
            <text:p>#N/D</text:p>
          </table:table-cell>
          <table:table-cell table:style-name="ce57" table:formula="of:=VLOOKUP([.D346];[$datos.$G$2:.$J$40];3;0)" office:value-type="string" office:string-value="#N/D" calcext:value-type="error">
            <text:p>#N/D</text:p>
          </table:table-cell>
          <table:table-cell table:style-name="ce57" table:formula="of:=VLOOKUP([.D346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346];[$datos.$V$2:.$X$15];2;0)" office:value-type="string" office:string-value="#N/D" calcext:value-type="error">
            <text:p>#N/D</text:p>
          </table:table-cell>
          <table:table-cell table:style-name="ce57" table:formula="of:=VLOOKUP([.L346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42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347];[$datos.$G$2:.$J$40];2;0)" office:value-type="string" office:string-value="#N/D" calcext:value-type="error">
            <text:p>#N/D</text:p>
          </table:table-cell>
          <table:table-cell table:style-name="ce57" table:formula="of:=VLOOKUP([.D347];[$datos.$G$2:.$J$40];3;0)" office:value-type="string" office:string-value="#N/D" calcext:value-type="error">
            <text:p>#N/D</text:p>
          </table:table-cell>
          <table:table-cell table:style-name="ce57" table:formula="of:=VLOOKUP([.D347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347];[$datos.$V$2:.$X$15];2;0)" office:value-type="string" office:string-value="#N/D" calcext:value-type="error">
            <text:p>#N/D</text:p>
          </table:table-cell>
          <table:table-cell table:style-name="ce57" table:formula="of:=VLOOKUP([.L347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43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348];[$datos.$G$2:.$J$40];2;0)" office:value-type="string" office:string-value="#N/D" calcext:value-type="error">
            <text:p>#N/D</text:p>
          </table:table-cell>
          <table:table-cell table:style-name="ce57" table:formula="of:=VLOOKUP([.D348];[$datos.$G$2:.$J$40];3;0)" office:value-type="string" office:string-value="#N/D" calcext:value-type="error">
            <text:p>#N/D</text:p>
          </table:table-cell>
          <table:table-cell table:style-name="ce57" table:formula="of:=VLOOKUP([.D348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348];[$datos.$V$2:.$X$15];2;0)" office:value-type="string" office:string-value="#N/D" calcext:value-type="error">
            <text:p>#N/D</text:p>
          </table:table-cell>
          <table:table-cell table:style-name="ce57" table:formula="of:=VLOOKUP([.L348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44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349];[$datos.$G$2:.$J$40];2;0)" office:value-type="string" office:string-value="#N/D" calcext:value-type="error">
            <text:p>#N/D</text:p>
          </table:table-cell>
          <table:table-cell table:style-name="ce57" table:formula="of:=VLOOKUP([.D349];[$datos.$G$2:.$J$40];3;0)" office:value-type="string" office:string-value="#N/D" calcext:value-type="error">
            <text:p>#N/D</text:p>
          </table:table-cell>
          <table:table-cell table:style-name="ce57" table:formula="of:=VLOOKUP([.D349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349];[$datos.$V$2:.$X$15];2;0)" office:value-type="string" office:string-value="#N/D" calcext:value-type="error">
            <text:p>#N/D</text:p>
          </table:table-cell>
          <table:table-cell table:style-name="ce57" table:formula="of:=VLOOKUP([.L349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45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350];[$datos.$G$2:.$J$40];2;0)" office:value-type="string" office:string-value="#N/D" calcext:value-type="error">
            <text:p>#N/D</text:p>
          </table:table-cell>
          <table:table-cell table:style-name="ce57" table:formula="of:=VLOOKUP([.D350];[$datos.$G$2:.$J$40];3;0)" office:value-type="string" office:string-value="#N/D" calcext:value-type="error">
            <text:p>#N/D</text:p>
          </table:table-cell>
          <table:table-cell table:style-name="ce57" table:formula="of:=VLOOKUP([.D350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350];[$datos.$V$2:.$X$15];2;0)" office:value-type="string" office:string-value="#N/D" calcext:value-type="error">
            <text:p>#N/D</text:p>
          </table:table-cell>
          <table:table-cell table:style-name="ce57" table:formula="of:=VLOOKUP([.L350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46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351];[$datos.$G$2:.$J$40];2;0)" office:value-type="string" office:string-value="#N/D" calcext:value-type="error">
            <text:p>#N/D</text:p>
          </table:table-cell>
          <table:table-cell table:style-name="ce57" table:formula="of:=VLOOKUP([.D351];[$datos.$G$2:.$J$40];3;0)" office:value-type="string" office:string-value="#N/D" calcext:value-type="error">
            <text:p>#N/D</text:p>
          </table:table-cell>
          <table:table-cell table:style-name="ce57" table:formula="of:=VLOOKUP([.D351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351];[$datos.$V$2:.$X$15];2;0)" office:value-type="string" office:string-value="#N/D" calcext:value-type="error">
            <text:p>#N/D</text:p>
          </table:table-cell>
          <table:table-cell table:style-name="ce57" table:formula="of:=VLOOKUP([.L351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47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352];[$datos.$G$2:.$J$40];2;0)" office:value-type="string" office:string-value="#N/D" calcext:value-type="error">
            <text:p>#N/D</text:p>
          </table:table-cell>
          <table:table-cell table:style-name="ce57" table:formula="of:=VLOOKUP([.D352];[$datos.$G$2:.$J$40];3;0)" office:value-type="string" office:string-value="#N/D" calcext:value-type="error">
            <text:p>#N/D</text:p>
          </table:table-cell>
          <table:table-cell table:style-name="ce57" table:formula="of:=VLOOKUP([.D352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352];[$datos.$V$2:.$X$15];2;0)" office:value-type="string" office:string-value="#N/D" calcext:value-type="error">
            <text:p>#N/D</text:p>
          </table:table-cell>
          <table:table-cell table:style-name="ce57" table:formula="of:=VLOOKUP([.L352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48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353];[$datos.$G$2:.$J$40];2;0)" office:value-type="string" office:string-value="#N/D" calcext:value-type="error">
            <text:p>#N/D</text:p>
          </table:table-cell>
          <table:table-cell table:style-name="ce57" table:formula="of:=VLOOKUP([.D353];[$datos.$G$2:.$J$40];3;0)" office:value-type="string" office:string-value="#N/D" calcext:value-type="error">
            <text:p>#N/D</text:p>
          </table:table-cell>
          <table:table-cell table:style-name="ce57" table:formula="of:=VLOOKUP([.D353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353];[$datos.$V$2:.$X$15];2;0)" office:value-type="string" office:string-value="#N/D" calcext:value-type="error">
            <text:p>#N/D</text:p>
          </table:table-cell>
          <table:table-cell table:style-name="ce57" table:formula="of:=VLOOKUP([.L353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49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354];[$datos.$G$2:.$J$40];2;0)" office:value-type="string" office:string-value="#N/D" calcext:value-type="error">
            <text:p>#N/D</text:p>
          </table:table-cell>
          <table:table-cell table:style-name="ce57" table:formula="of:=VLOOKUP([.D354];[$datos.$G$2:.$J$40];3;0)" office:value-type="string" office:string-value="#N/D" calcext:value-type="error">
            <text:p>#N/D</text:p>
          </table:table-cell>
          <table:table-cell table:style-name="ce57" table:formula="of:=VLOOKUP([.D354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354];[$datos.$V$2:.$X$15];2;0)" office:value-type="string" office:string-value="#N/D" calcext:value-type="error">
            <text:p>#N/D</text:p>
          </table:table-cell>
          <table:table-cell table:style-name="ce57" table:formula="of:=VLOOKUP([.L354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50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355];[$datos.$G$2:.$J$40];2;0)" office:value-type="string" office:string-value="#N/D" calcext:value-type="error">
            <text:p>#N/D</text:p>
          </table:table-cell>
          <table:table-cell table:style-name="ce57" table:formula="of:=VLOOKUP([.D355];[$datos.$G$2:.$J$40];3;0)" office:value-type="string" office:string-value="#N/D" calcext:value-type="error">
            <text:p>#N/D</text:p>
          </table:table-cell>
          <table:table-cell table:style-name="ce57" table:formula="of:=VLOOKUP([.D355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355];[$datos.$V$2:.$X$15];2;0)" office:value-type="string" office:string-value="#N/D" calcext:value-type="error">
            <text:p>#N/D</text:p>
          </table:table-cell>
          <table:table-cell table:style-name="ce57" table:formula="of:=VLOOKUP([.L355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51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356];[$datos.$G$2:.$J$40];2;0)" office:value-type="string" office:string-value="#N/D" calcext:value-type="error">
            <text:p>#N/D</text:p>
          </table:table-cell>
          <table:table-cell table:style-name="ce57" table:formula="of:=VLOOKUP([.D356];[$datos.$G$2:.$J$40];3;0)" office:value-type="string" office:string-value="#N/D" calcext:value-type="error">
            <text:p>#N/D</text:p>
          </table:table-cell>
          <table:table-cell table:style-name="ce57" table:formula="of:=VLOOKUP([.D356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356];[$datos.$V$2:.$X$15];2;0)" office:value-type="string" office:string-value="#N/D" calcext:value-type="error">
            <text:p>#N/D</text:p>
          </table:table-cell>
          <table:table-cell table:style-name="ce57" table:formula="of:=VLOOKUP([.L356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52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357];[$datos.$G$2:.$J$40];2;0)" office:value-type="string" office:string-value="#N/D" calcext:value-type="error">
            <text:p>#N/D</text:p>
          </table:table-cell>
          <table:table-cell table:style-name="ce57" table:formula="of:=VLOOKUP([.D357];[$datos.$G$2:.$J$40];3;0)" office:value-type="string" office:string-value="#N/D" calcext:value-type="error">
            <text:p>#N/D</text:p>
          </table:table-cell>
          <table:table-cell table:style-name="ce57" table:formula="of:=VLOOKUP([.D357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357];[$datos.$V$2:.$X$15];2;0)" office:value-type="string" office:string-value="#N/D" calcext:value-type="error">
            <text:p>#N/D</text:p>
          </table:table-cell>
          <table:table-cell table:style-name="ce57" table:formula="of:=VLOOKUP([.L357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53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358];[$datos.$G$2:.$J$40];2;0)" office:value-type="string" office:string-value="#N/D" calcext:value-type="error">
            <text:p>#N/D</text:p>
          </table:table-cell>
          <table:table-cell table:style-name="ce57" table:formula="of:=VLOOKUP([.D358];[$datos.$G$2:.$J$40];3;0)" office:value-type="string" office:string-value="#N/D" calcext:value-type="error">
            <text:p>#N/D</text:p>
          </table:table-cell>
          <table:table-cell table:style-name="ce57" table:formula="of:=VLOOKUP([.D358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358];[$datos.$V$2:.$X$15];2;0)" office:value-type="string" office:string-value="#N/D" calcext:value-type="error">
            <text:p>#N/D</text:p>
          </table:table-cell>
          <table:table-cell table:style-name="ce57" table:formula="of:=VLOOKUP([.L358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54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359];[$datos.$G$2:.$J$40];2;0)" office:value-type="string" office:string-value="#N/D" calcext:value-type="error">
            <text:p>#N/D</text:p>
          </table:table-cell>
          <table:table-cell table:style-name="ce57" table:formula="of:=VLOOKUP([.D359];[$datos.$G$2:.$J$40];3;0)" office:value-type="string" office:string-value="#N/D" calcext:value-type="error">
            <text:p>#N/D</text:p>
          </table:table-cell>
          <table:table-cell table:style-name="ce57" table:formula="of:=VLOOKUP([.D359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359];[$datos.$V$2:.$X$15];2;0)" office:value-type="string" office:string-value="#N/D" calcext:value-type="error">
            <text:p>#N/D</text:p>
          </table:table-cell>
          <table:table-cell table:style-name="ce57" table:formula="of:=VLOOKUP([.L359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55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360];[$datos.$G$2:.$J$40];2;0)" office:value-type="string" office:string-value="#N/D" calcext:value-type="error">
            <text:p>#N/D</text:p>
          </table:table-cell>
          <table:table-cell table:style-name="ce57" table:formula="of:=VLOOKUP([.D360];[$datos.$G$2:.$J$40];3;0)" office:value-type="string" office:string-value="#N/D" calcext:value-type="error">
            <text:p>#N/D</text:p>
          </table:table-cell>
          <table:table-cell table:style-name="ce57" table:formula="of:=VLOOKUP([.D360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360];[$datos.$V$2:.$X$15];2;0)" office:value-type="string" office:string-value="#N/D" calcext:value-type="error">
            <text:p>#N/D</text:p>
          </table:table-cell>
          <table:table-cell table:style-name="ce57" table:formula="of:=VLOOKUP([.L360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56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361];[$datos.$G$2:.$J$40];2;0)" office:value-type="string" office:string-value="#N/D" calcext:value-type="error">
            <text:p>#N/D</text:p>
          </table:table-cell>
          <table:table-cell table:style-name="ce57" table:formula="of:=VLOOKUP([.D361];[$datos.$G$2:.$J$40];3;0)" office:value-type="string" office:string-value="#N/D" calcext:value-type="error">
            <text:p>#N/D</text:p>
          </table:table-cell>
          <table:table-cell table:style-name="ce57" table:formula="of:=VLOOKUP([.D361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361];[$datos.$V$2:.$X$15];2;0)" office:value-type="string" office:string-value="#N/D" calcext:value-type="error">
            <text:p>#N/D</text:p>
          </table:table-cell>
          <table:table-cell table:style-name="ce57" table:formula="of:=VLOOKUP([.L361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57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362];[$datos.$G$2:.$J$40];2;0)" office:value-type="string" office:string-value="#N/D" calcext:value-type="error">
            <text:p>#N/D</text:p>
          </table:table-cell>
          <table:table-cell table:style-name="ce57" table:formula="of:=VLOOKUP([.D362];[$datos.$G$2:.$J$40];3;0)" office:value-type="string" office:string-value="#N/D" calcext:value-type="error">
            <text:p>#N/D</text:p>
          </table:table-cell>
          <table:table-cell table:style-name="ce57" table:formula="of:=VLOOKUP([.D362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362];[$datos.$V$2:.$X$15];2;0)" office:value-type="string" office:string-value="#N/D" calcext:value-type="error">
            <text:p>#N/D</text:p>
          </table:table-cell>
          <table:table-cell table:style-name="ce57" table:formula="of:=VLOOKUP([.L362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58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363];[$datos.$G$2:.$J$40];2;0)" office:value-type="string" office:string-value="#N/D" calcext:value-type="error">
            <text:p>#N/D</text:p>
          </table:table-cell>
          <table:table-cell table:style-name="ce57" table:formula="of:=VLOOKUP([.D363];[$datos.$G$2:.$J$40];3;0)" office:value-type="string" office:string-value="#N/D" calcext:value-type="error">
            <text:p>#N/D</text:p>
          </table:table-cell>
          <table:table-cell table:style-name="ce57" table:formula="of:=VLOOKUP([.D363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363];[$datos.$V$2:.$X$15];2;0)" office:value-type="string" office:string-value="#N/D" calcext:value-type="error">
            <text:p>#N/D</text:p>
          </table:table-cell>
          <table:table-cell table:style-name="ce57" table:formula="of:=VLOOKUP([.L363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59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364];[$datos.$G$2:.$J$40];2;0)" office:value-type="string" office:string-value="#N/D" calcext:value-type="error">
            <text:p>#N/D</text:p>
          </table:table-cell>
          <table:table-cell table:style-name="ce57" table:formula="of:=VLOOKUP([.D364];[$datos.$G$2:.$J$40];3;0)" office:value-type="string" office:string-value="#N/D" calcext:value-type="error">
            <text:p>#N/D</text:p>
          </table:table-cell>
          <table:table-cell table:style-name="ce57" table:formula="of:=VLOOKUP([.D364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364];[$datos.$V$2:.$X$15];2;0)" office:value-type="string" office:string-value="#N/D" calcext:value-type="error">
            <text:p>#N/D</text:p>
          </table:table-cell>
          <table:table-cell table:style-name="ce57" table:formula="of:=VLOOKUP([.L364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60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365];[$datos.$G$2:.$J$40];2;0)" office:value-type="string" office:string-value="#N/D" calcext:value-type="error">
            <text:p>#N/D</text:p>
          </table:table-cell>
          <table:table-cell table:style-name="ce57" table:formula="of:=VLOOKUP([.D365];[$datos.$G$2:.$J$40];3;0)" office:value-type="string" office:string-value="#N/D" calcext:value-type="error">
            <text:p>#N/D</text:p>
          </table:table-cell>
          <table:table-cell table:style-name="ce57" table:formula="of:=VLOOKUP([.D365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365];[$datos.$V$2:.$X$15];2;0)" office:value-type="string" office:string-value="#N/D" calcext:value-type="error">
            <text:p>#N/D</text:p>
          </table:table-cell>
          <table:table-cell table:style-name="ce57" table:formula="of:=VLOOKUP([.L365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61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366];[$datos.$G$2:.$J$40];2;0)" office:value-type="string" office:string-value="#N/D" calcext:value-type="error">
            <text:p>#N/D</text:p>
          </table:table-cell>
          <table:table-cell table:style-name="ce57" table:formula="of:=VLOOKUP([.D366];[$datos.$G$2:.$J$40];3;0)" office:value-type="string" office:string-value="#N/D" calcext:value-type="error">
            <text:p>#N/D</text:p>
          </table:table-cell>
          <table:table-cell table:style-name="ce57" table:formula="of:=VLOOKUP([.D366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366];[$datos.$V$2:.$X$15];2;0)" office:value-type="string" office:string-value="#N/D" calcext:value-type="error">
            <text:p>#N/D</text:p>
          </table:table-cell>
          <table:table-cell table:style-name="ce57" table:formula="of:=VLOOKUP([.L366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62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367];[$datos.$G$2:.$J$40];2;0)" office:value-type="string" office:string-value="#N/D" calcext:value-type="error">
            <text:p>#N/D</text:p>
          </table:table-cell>
          <table:table-cell table:style-name="ce57" table:formula="of:=VLOOKUP([.D367];[$datos.$G$2:.$J$40];3;0)" office:value-type="string" office:string-value="#N/D" calcext:value-type="error">
            <text:p>#N/D</text:p>
          </table:table-cell>
          <table:table-cell table:style-name="ce57" table:formula="of:=VLOOKUP([.D367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367];[$datos.$V$2:.$X$15];2;0)" office:value-type="string" office:string-value="#N/D" calcext:value-type="error">
            <text:p>#N/D</text:p>
          </table:table-cell>
          <table:table-cell table:style-name="ce57" table:formula="of:=VLOOKUP([.L367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63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368];[$datos.$G$2:.$J$40];2;0)" office:value-type="string" office:string-value="#N/D" calcext:value-type="error">
            <text:p>#N/D</text:p>
          </table:table-cell>
          <table:table-cell table:style-name="ce57" table:formula="of:=VLOOKUP([.D368];[$datos.$G$2:.$J$40];3;0)" office:value-type="string" office:string-value="#N/D" calcext:value-type="error">
            <text:p>#N/D</text:p>
          </table:table-cell>
          <table:table-cell table:style-name="ce57" table:formula="of:=VLOOKUP([.D368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368];[$datos.$V$2:.$X$15];2;0)" office:value-type="string" office:string-value="#N/D" calcext:value-type="error">
            <text:p>#N/D</text:p>
          </table:table-cell>
          <table:table-cell table:style-name="ce57" table:formula="of:=VLOOKUP([.L368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64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369];[$datos.$G$2:.$J$40];2;0)" office:value-type="string" office:string-value="#N/D" calcext:value-type="error">
            <text:p>#N/D</text:p>
          </table:table-cell>
          <table:table-cell table:style-name="ce57" table:formula="of:=VLOOKUP([.D369];[$datos.$G$2:.$J$40];3;0)" office:value-type="string" office:string-value="#N/D" calcext:value-type="error">
            <text:p>#N/D</text:p>
          </table:table-cell>
          <table:table-cell table:style-name="ce57" table:formula="of:=VLOOKUP([.D369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369];[$datos.$V$2:.$X$15];2;0)" office:value-type="string" office:string-value="#N/D" calcext:value-type="error">
            <text:p>#N/D</text:p>
          </table:table-cell>
          <table:table-cell table:style-name="ce57" table:formula="of:=VLOOKUP([.L369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65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370];[$datos.$G$2:.$J$40];2;0)" office:value-type="string" office:string-value="#N/D" calcext:value-type="error">
            <text:p>#N/D</text:p>
          </table:table-cell>
          <table:table-cell table:style-name="ce57" table:formula="of:=VLOOKUP([.D370];[$datos.$G$2:.$J$40];3;0)" office:value-type="string" office:string-value="#N/D" calcext:value-type="error">
            <text:p>#N/D</text:p>
          </table:table-cell>
          <table:table-cell table:style-name="ce57" table:formula="of:=VLOOKUP([.D370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370];[$datos.$V$2:.$X$15];2;0)" office:value-type="string" office:string-value="#N/D" calcext:value-type="error">
            <text:p>#N/D</text:p>
          </table:table-cell>
          <table:table-cell table:style-name="ce57" table:formula="of:=VLOOKUP([.L370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66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371];[$datos.$G$2:.$J$40];2;0)" office:value-type="string" office:string-value="#N/D" calcext:value-type="error">
            <text:p>#N/D</text:p>
          </table:table-cell>
          <table:table-cell table:style-name="ce57" table:formula="of:=VLOOKUP([.D371];[$datos.$G$2:.$J$40];3;0)" office:value-type="string" office:string-value="#N/D" calcext:value-type="error">
            <text:p>#N/D</text:p>
          </table:table-cell>
          <table:table-cell table:style-name="ce57" table:formula="of:=VLOOKUP([.D371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371];[$datos.$V$2:.$X$15];2;0)" office:value-type="string" office:string-value="#N/D" calcext:value-type="error">
            <text:p>#N/D</text:p>
          </table:table-cell>
          <table:table-cell table:style-name="ce57" table:formula="of:=VLOOKUP([.L371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67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372];[$datos.$G$2:.$J$40];2;0)" office:value-type="string" office:string-value="#N/D" calcext:value-type="error">
            <text:p>#N/D</text:p>
          </table:table-cell>
          <table:table-cell table:style-name="ce57" table:formula="of:=VLOOKUP([.D372];[$datos.$G$2:.$J$40];3;0)" office:value-type="string" office:string-value="#N/D" calcext:value-type="error">
            <text:p>#N/D</text:p>
          </table:table-cell>
          <table:table-cell table:style-name="ce57" table:formula="of:=VLOOKUP([.D372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372];[$datos.$V$2:.$X$15];2;0)" office:value-type="string" office:string-value="#N/D" calcext:value-type="error">
            <text:p>#N/D</text:p>
          </table:table-cell>
          <table:table-cell table:style-name="ce57" table:formula="of:=VLOOKUP([.L372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68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373];[$datos.$G$2:.$J$40];2;0)" office:value-type="string" office:string-value="#N/D" calcext:value-type="error">
            <text:p>#N/D</text:p>
          </table:table-cell>
          <table:table-cell table:style-name="ce57" table:formula="of:=VLOOKUP([.D373];[$datos.$G$2:.$J$40];3;0)" office:value-type="string" office:string-value="#N/D" calcext:value-type="error">
            <text:p>#N/D</text:p>
          </table:table-cell>
          <table:table-cell table:style-name="ce57" table:formula="of:=VLOOKUP([.D373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373];[$datos.$V$2:.$X$15];2;0)" office:value-type="string" office:string-value="#N/D" calcext:value-type="error">
            <text:p>#N/D</text:p>
          </table:table-cell>
          <table:table-cell table:style-name="ce57" table:formula="of:=VLOOKUP([.L373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69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374];[$datos.$G$2:.$J$40];2;0)" office:value-type="string" office:string-value="#N/D" calcext:value-type="error">
            <text:p>#N/D</text:p>
          </table:table-cell>
          <table:table-cell table:style-name="ce57" table:formula="of:=VLOOKUP([.D374];[$datos.$G$2:.$J$40];3;0)" office:value-type="string" office:string-value="#N/D" calcext:value-type="error">
            <text:p>#N/D</text:p>
          </table:table-cell>
          <table:table-cell table:style-name="ce57" table:formula="of:=VLOOKUP([.D374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374];[$datos.$V$2:.$X$15];2;0)" office:value-type="string" office:string-value="#N/D" calcext:value-type="error">
            <text:p>#N/D</text:p>
          </table:table-cell>
          <table:table-cell table:style-name="ce57" table:formula="of:=VLOOKUP([.L374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70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375];[$datos.$G$2:.$J$40];2;0)" office:value-type="string" office:string-value="#N/D" calcext:value-type="error">
            <text:p>#N/D</text:p>
          </table:table-cell>
          <table:table-cell table:style-name="ce57" table:formula="of:=VLOOKUP([.D375];[$datos.$G$2:.$J$40];3;0)" office:value-type="string" office:string-value="#N/D" calcext:value-type="error">
            <text:p>#N/D</text:p>
          </table:table-cell>
          <table:table-cell table:style-name="ce57" table:formula="of:=VLOOKUP([.D375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375];[$datos.$V$2:.$X$15];2;0)" office:value-type="string" office:string-value="#N/D" calcext:value-type="error">
            <text:p>#N/D</text:p>
          </table:table-cell>
          <table:table-cell table:style-name="ce57" table:formula="of:=VLOOKUP([.L375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71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376];[$datos.$G$2:.$J$40];2;0)" office:value-type="string" office:string-value="#N/D" calcext:value-type="error">
            <text:p>#N/D</text:p>
          </table:table-cell>
          <table:table-cell table:style-name="ce57" table:formula="of:=VLOOKUP([.D376];[$datos.$G$2:.$J$40];3;0)" office:value-type="string" office:string-value="#N/D" calcext:value-type="error">
            <text:p>#N/D</text:p>
          </table:table-cell>
          <table:table-cell table:style-name="ce57" table:formula="of:=VLOOKUP([.D376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376];[$datos.$V$2:.$X$15];2;0)" office:value-type="string" office:string-value="#N/D" calcext:value-type="error">
            <text:p>#N/D</text:p>
          </table:table-cell>
          <table:table-cell table:style-name="ce57" table:formula="of:=VLOOKUP([.L376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72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377];[$datos.$G$2:.$J$40];2;0)" office:value-type="string" office:string-value="#N/D" calcext:value-type="error">
            <text:p>#N/D</text:p>
          </table:table-cell>
          <table:table-cell table:style-name="ce57" table:formula="of:=VLOOKUP([.D377];[$datos.$G$2:.$J$40];3;0)" office:value-type="string" office:string-value="#N/D" calcext:value-type="error">
            <text:p>#N/D</text:p>
          </table:table-cell>
          <table:table-cell table:style-name="ce57" table:formula="of:=VLOOKUP([.D377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377];[$datos.$V$2:.$X$15];2;0)" office:value-type="string" office:string-value="#N/D" calcext:value-type="error">
            <text:p>#N/D</text:p>
          </table:table-cell>
          <table:table-cell table:style-name="ce57" table:formula="of:=VLOOKUP([.L377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73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378];[$datos.$G$2:.$J$40];2;0)" office:value-type="string" office:string-value="#N/D" calcext:value-type="error">
            <text:p>#N/D</text:p>
          </table:table-cell>
          <table:table-cell table:style-name="ce57" table:formula="of:=VLOOKUP([.D378];[$datos.$G$2:.$J$40];3;0)" office:value-type="string" office:string-value="#N/D" calcext:value-type="error">
            <text:p>#N/D</text:p>
          </table:table-cell>
          <table:table-cell table:style-name="ce57" table:formula="of:=VLOOKUP([.D378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378];[$datos.$V$2:.$X$15];2;0)" office:value-type="string" office:string-value="#N/D" calcext:value-type="error">
            <text:p>#N/D</text:p>
          </table:table-cell>
          <table:table-cell table:style-name="ce57" table:formula="of:=VLOOKUP([.L378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74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379];[$datos.$G$2:.$J$40];2;0)" office:value-type="string" office:string-value="#N/D" calcext:value-type="error">
            <text:p>#N/D</text:p>
          </table:table-cell>
          <table:table-cell table:style-name="ce57" table:formula="of:=VLOOKUP([.D379];[$datos.$G$2:.$J$40];3;0)" office:value-type="string" office:string-value="#N/D" calcext:value-type="error">
            <text:p>#N/D</text:p>
          </table:table-cell>
          <table:table-cell table:style-name="ce57" table:formula="of:=VLOOKUP([.D379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379];[$datos.$V$2:.$X$15];2;0)" office:value-type="string" office:string-value="#N/D" calcext:value-type="error">
            <text:p>#N/D</text:p>
          </table:table-cell>
          <table:table-cell table:style-name="ce57" table:formula="of:=VLOOKUP([.L379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75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380];[$datos.$G$2:.$J$40];2;0)" office:value-type="string" office:string-value="#N/D" calcext:value-type="error">
            <text:p>#N/D</text:p>
          </table:table-cell>
          <table:table-cell table:style-name="ce57" table:formula="of:=VLOOKUP([.D380];[$datos.$G$2:.$J$40];3;0)" office:value-type="string" office:string-value="#N/D" calcext:value-type="error">
            <text:p>#N/D</text:p>
          </table:table-cell>
          <table:table-cell table:style-name="ce57" table:formula="of:=VLOOKUP([.D380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380];[$datos.$V$2:.$X$15];2;0)" office:value-type="string" office:string-value="#N/D" calcext:value-type="error">
            <text:p>#N/D</text:p>
          </table:table-cell>
          <table:table-cell table:style-name="ce57" table:formula="of:=VLOOKUP([.L380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76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381];[$datos.$G$2:.$J$40];2;0)" office:value-type="string" office:string-value="#N/D" calcext:value-type="error">
            <text:p>#N/D</text:p>
          </table:table-cell>
          <table:table-cell table:style-name="ce57" table:formula="of:=VLOOKUP([.D381];[$datos.$G$2:.$J$40];3;0)" office:value-type="string" office:string-value="#N/D" calcext:value-type="error">
            <text:p>#N/D</text:p>
          </table:table-cell>
          <table:table-cell table:style-name="ce57" table:formula="of:=VLOOKUP([.D381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381];[$datos.$V$2:.$X$15];2;0)" office:value-type="string" office:string-value="#N/D" calcext:value-type="error">
            <text:p>#N/D</text:p>
          </table:table-cell>
          <table:table-cell table:style-name="ce57" table:formula="of:=VLOOKUP([.L381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77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382];[$datos.$G$2:.$J$40];2;0)" office:value-type="string" office:string-value="#N/D" calcext:value-type="error">
            <text:p>#N/D</text:p>
          </table:table-cell>
          <table:table-cell table:style-name="ce57" table:formula="of:=VLOOKUP([.D382];[$datos.$G$2:.$J$40];3;0)" office:value-type="string" office:string-value="#N/D" calcext:value-type="error">
            <text:p>#N/D</text:p>
          </table:table-cell>
          <table:table-cell table:style-name="ce57" table:formula="of:=VLOOKUP([.D382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382];[$datos.$V$2:.$X$15];2;0)" office:value-type="string" office:string-value="#N/D" calcext:value-type="error">
            <text:p>#N/D</text:p>
          </table:table-cell>
          <table:table-cell table:style-name="ce57" table:formula="of:=VLOOKUP([.L382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78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383];[$datos.$G$2:.$J$40];2;0)" office:value-type="string" office:string-value="#N/D" calcext:value-type="error">
            <text:p>#N/D</text:p>
          </table:table-cell>
          <table:table-cell table:style-name="ce57" table:formula="of:=VLOOKUP([.D383];[$datos.$G$2:.$J$40];3;0)" office:value-type="string" office:string-value="#N/D" calcext:value-type="error">
            <text:p>#N/D</text:p>
          </table:table-cell>
          <table:table-cell table:style-name="ce57" table:formula="of:=VLOOKUP([.D383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383];[$datos.$V$2:.$X$15];2;0)" office:value-type="string" office:string-value="#N/D" calcext:value-type="error">
            <text:p>#N/D</text:p>
          </table:table-cell>
          <table:table-cell table:style-name="ce57" table:formula="of:=VLOOKUP([.L383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79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384];[$datos.$G$2:.$J$40];2;0)" office:value-type="string" office:string-value="#N/D" calcext:value-type="error">
            <text:p>#N/D</text:p>
          </table:table-cell>
          <table:table-cell table:style-name="ce57" table:formula="of:=VLOOKUP([.D384];[$datos.$G$2:.$J$40];3;0)" office:value-type="string" office:string-value="#N/D" calcext:value-type="error">
            <text:p>#N/D</text:p>
          </table:table-cell>
          <table:table-cell table:style-name="ce57" table:formula="of:=VLOOKUP([.D384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384];[$datos.$V$2:.$X$15];2;0)" office:value-type="string" office:string-value="#N/D" calcext:value-type="error">
            <text:p>#N/D</text:p>
          </table:table-cell>
          <table:table-cell table:style-name="ce57" table:formula="of:=VLOOKUP([.L384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80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385];[$datos.$G$2:.$J$40];2;0)" office:value-type="string" office:string-value="#N/D" calcext:value-type="error">
            <text:p>#N/D</text:p>
          </table:table-cell>
          <table:table-cell table:style-name="ce57" table:formula="of:=VLOOKUP([.D385];[$datos.$G$2:.$J$40];3;0)" office:value-type="string" office:string-value="#N/D" calcext:value-type="error">
            <text:p>#N/D</text:p>
          </table:table-cell>
          <table:table-cell table:style-name="ce57" table:formula="of:=VLOOKUP([.D385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385];[$datos.$V$2:.$X$15];2;0)" office:value-type="string" office:string-value="#N/D" calcext:value-type="error">
            <text:p>#N/D</text:p>
          </table:table-cell>
          <table:table-cell table:style-name="ce57" table:formula="of:=VLOOKUP([.L385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81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386];[$datos.$G$2:.$J$40];2;0)" office:value-type="string" office:string-value="#N/D" calcext:value-type="error">
            <text:p>#N/D</text:p>
          </table:table-cell>
          <table:table-cell table:style-name="ce57" table:formula="of:=VLOOKUP([.D386];[$datos.$G$2:.$J$40];3;0)" office:value-type="string" office:string-value="#N/D" calcext:value-type="error">
            <text:p>#N/D</text:p>
          </table:table-cell>
          <table:table-cell table:style-name="ce57" table:formula="of:=VLOOKUP([.D386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386];[$datos.$V$2:.$X$15];2;0)" office:value-type="string" office:string-value="#N/D" calcext:value-type="error">
            <text:p>#N/D</text:p>
          </table:table-cell>
          <table:table-cell table:style-name="ce57" table:formula="of:=VLOOKUP([.L386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82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387];[$datos.$G$2:.$J$40];2;0)" office:value-type="string" office:string-value="#N/D" calcext:value-type="error">
            <text:p>#N/D</text:p>
          </table:table-cell>
          <table:table-cell table:style-name="ce57" table:formula="of:=VLOOKUP([.D387];[$datos.$G$2:.$J$40];3;0)" office:value-type="string" office:string-value="#N/D" calcext:value-type="error">
            <text:p>#N/D</text:p>
          </table:table-cell>
          <table:table-cell table:style-name="ce57" table:formula="of:=VLOOKUP([.D387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387];[$datos.$V$2:.$X$15];2;0)" office:value-type="string" office:string-value="#N/D" calcext:value-type="error">
            <text:p>#N/D</text:p>
          </table:table-cell>
          <table:table-cell table:style-name="ce57" table:formula="of:=VLOOKUP([.L387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83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388];[$datos.$G$2:.$J$40];2;0)" office:value-type="string" office:string-value="#N/D" calcext:value-type="error">
            <text:p>#N/D</text:p>
          </table:table-cell>
          <table:table-cell table:style-name="ce57" table:formula="of:=VLOOKUP([.D388];[$datos.$G$2:.$J$40];3;0)" office:value-type="string" office:string-value="#N/D" calcext:value-type="error">
            <text:p>#N/D</text:p>
          </table:table-cell>
          <table:table-cell table:style-name="ce57" table:formula="of:=VLOOKUP([.D388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388];[$datos.$V$2:.$X$15];2;0)" office:value-type="string" office:string-value="#N/D" calcext:value-type="error">
            <text:p>#N/D</text:p>
          </table:table-cell>
          <table:table-cell table:style-name="ce57" table:formula="of:=VLOOKUP([.L388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84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389];[$datos.$G$2:.$J$40];2;0)" office:value-type="string" office:string-value="#N/D" calcext:value-type="error">
            <text:p>#N/D</text:p>
          </table:table-cell>
          <table:table-cell table:style-name="ce57" table:formula="of:=VLOOKUP([.D389];[$datos.$G$2:.$J$40];3;0)" office:value-type="string" office:string-value="#N/D" calcext:value-type="error">
            <text:p>#N/D</text:p>
          </table:table-cell>
          <table:table-cell table:style-name="ce57" table:formula="of:=VLOOKUP([.D389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389];[$datos.$V$2:.$X$15];2;0)" office:value-type="string" office:string-value="#N/D" calcext:value-type="error">
            <text:p>#N/D</text:p>
          </table:table-cell>
          <table:table-cell table:style-name="ce57" table:formula="of:=VLOOKUP([.L389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85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390];[$datos.$G$2:.$J$40];2;0)" office:value-type="string" office:string-value="#N/D" calcext:value-type="error">
            <text:p>#N/D</text:p>
          </table:table-cell>
          <table:table-cell table:style-name="ce57" table:formula="of:=VLOOKUP([.D390];[$datos.$G$2:.$J$40];3;0)" office:value-type="string" office:string-value="#N/D" calcext:value-type="error">
            <text:p>#N/D</text:p>
          </table:table-cell>
          <table:table-cell table:style-name="ce57" table:formula="of:=VLOOKUP([.D390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390];[$datos.$V$2:.$X$15];2;0)" office:value-type="string" office:string-value="#N/D" calcext:value-type="error">
            <text:p>#N/D</text:p>
          </table:table-cell>
          <table:table-cell table:style-name="ce57" table:formula="of:=VLOOKUP([.L390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86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391];[$datos.$G$2:.$J$40];2;0)" office:value-type="string" office:string-value="#N/D" calcext:value-type="error">
            <text:p>#N/D</text:p>
          </table:table-cell>
          <table:table-cell table:style-name="ce57" table:formula="of:=VLOOKUP([.D391];[$datos.$G$2:.$J$40];3;0)" office:value-type="string" office:string-value="#N/D" calcext:value-type="error">
            <text:p>#N/D</text:p>
          </table:table-cell>
          <table:table-cell table:style-name="ce57" table:formula="of:=VLOOKUP([.D391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391];[$datos.$V$2:.$X$15];2;0)" office:value-type="string" office:string-value="#N/D" calcext:value-type="error">
            <text:p>#N/D</text:p>
          </table:table-cell>
          <table:table-cell table:style-name="ce57" table:formula="of:=VLOOKUP([.L391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87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392];[$datos.$G$2:.$J$40];2;0)" office:value-type="string" office:string-value="#N/D" calcext:value-type="error">
            <text:p>#N/D</text:p>
          </table:table-cell>
          <table:table-cell table:style-name="ce57" table:formula="of:=VLOOKUP([.D392];[$datos.$G$2:.$J$40];3;0)" office:value-type="string" office:string-value="#N/D" calcext:value-type="error">
            <text:p>#N/D</text:p>
          </table:table-cell>
          <table:table-cell table:style-name="ce57" table:formula="of:=VLOOKUP([.D392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392];[$datos.$V$2:.$X$15];2;0)" office:value-type="string" office:string-value="#N/D" calcext:value-type="error">
            <text:p>#N/D</text:p>
          </table:table-cell>
          <table:table-cell table:style-name="ce57" table:formula="of:=VLOOKUP([.L392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88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393];[$datos.$G$2:.$J$40];2;0)" office:value-type="string" office:string-value="#N/D" calcext:value-type="error">
            <text:p>#N/D</text:p>
          </table:table-cell>
          <table:table-cell table:style-name="ce57" table:formula="of:=VLOOKUP([.D393];[$datos.$G$2:.$J$40];3;0)" office:value-type="string" office:string-value="#N/D" calcext:value-type="error">
            <text:p>#N/D</text:p>
          </table:table-cell>
          <table:table-cell table:style-name="ce57" table:formula="of:=VLOOKUP([.D393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393];[$datos.$V$2:.$X$15];2;0)" office:value-type="string" office:string-value="#N/D" calcext:value-type="error">
            <text:p>#N/D</text:p>
          </table:table-cell>
          <table:table-cell table:style-name="ce57" table:formula="of:=VLOOKUP([.L393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89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394];[$datos.$G$2:.$J$40];2;0)" office:value-type="string" office:string-value="#N/D" calcext:value-type="error">
            <text:p>#N/D</text:p>
          </table:table-cell>
          <table:table-cell table:style-name="ce57" table:formula="of:=VLOOKUP([.D394];[$datos.$G$2:.$J$40];3;0)" office:value-type="string" office:string-value="#N/D" calcext:value-type="error">
            <text:p>#N/D</text:p>
          </table:table-cell>
          <table:table-cell table:style-name="ce57" table:formula="of:=VLOOKUP([.D394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394];[$datos.$V$2:.$X$15];2;0)" office:value-type="string" office:string-value="#N/D" calcext:value-type="error">
            <text:p>#N/D</text:p>
          </table:table-cell>
          <table:table-cell table:style-name="ce57" table:formula="of:=VLOOKUP([.L394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90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395];[$datos.$G$2:.$J$40];2;0)" office:value-type="string" office:string-value="#N/D" calcext:value-type="error">
            <text:p>#N/D</text:p>
          </table:table-cell>
          <table:table-cell table:style-name="ce57" table:formula="of:=VLOOKUP([.D395];[$datos.$G$2:.$J$40];3;0)" office:value-type="string" office:string-value="#N/D" calcext:value-type="error">
            <text:p>#N/D</text:p>
          </table:table-cell>
          <table:table-cell table:style-name="ce57" table:formula="of:=VLOOKUP([.D395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395];[$datos.$V$2:.$X$15];2;0)" office:value-type="string" office:string-value="#N/D" calcext:value-type="error">
            <text:p>#N/D</text:p>
          </table:table-cell>
          <table:table-cell table:style-name="ce57" table:formula="of:=VLOOKUP([.L395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91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396];[$datos.$G$2:.$J$40];2;0)" office:value-type="string" office:string-value="#N/D" calcext:value-type="error">
            <text:p>#N/D</text:p>
          </table:table-cell>
          <table:table-cell table:style-name="ce57" table:formula="of:=VLOOKUP([.D396];[$datos.$G$2:.$J$40];3;0)" office:value-type="string" office:string-value="#N/D" calcext:value-type="error">
            <text:p>#N/D</text:p>
          </table:table-cell>
          <table:table-cell table:style-name="ce57" table:formula="of:=VLOOKUP([.D396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396];[$datos.$V$2:.$X$15];2;0)" office:value-type="string" office:string-value="#N/D" calcext:value-type="error">
            <text:p>#N/D</text:p>
          </table:table-cell>
          <table:table-cell table:style-name="ce57" table:formula="of:=VLOOKUP([.L396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92</text:p>
          </table:table-cell>
          <table:table-cell table:style-name="ce53" table:content-validation-name="val11"/>
          <table:table-cell table:style-name="ce55" table:content-validation-name="val23"/>
          <table:table-cell table:style-name="ce57" table:formula="of:=VLOOKUP([.D397];[$datos.$G$2:.$J$40];2;0)" office:value-type="string" office:string-value="#N/D" calcext:value-type="error">
            <text:p>#N/D</text:p>
          </table:table-cell>
          <table:table-cell table:style-name="ce57" table:formula="of:=VLOOKUP([.D397];[$datos.$G$2:.$J$40];3;0)" office:value-type="string" office:string-value="#N/D" calcext:value-type="error">
            <text:p>#N/D</text:p>
          </table:table-cell>
          <table:table-cell table:style-name="ce57" table:formula="of:=VLOOKUP([.D397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3" table:number-columns-repeated="2"/>
          <table:table-cell table:style-name="ce42" table:content-validation-name="val18"/>
          <table:table-cell table:style-name="ce63" table:content-validation-name="val27"/>
          <table:table-cell table:style-name="ce57" table:formula="of:=VLOOKUP([.L397];[$datos.$V$2:.$X$15];2;0)" office:value-type="string" office:string-value="#N/D" calcext:value-type="error">
            <text:p>#N/D</text:p>
          </table:table-cell>
          <table:table-cell table:style-name="ce57" table:formula="of:=VLOOKUP([.L397];[$datos.$V$2:.$X$15];3;0)" office:value-type="string" office:string-value="#N/D" calcext:value-type="error">
            <text:p>#N/D</text:p>
          </table:table-cell>
          <table:table-cell table:style-name="ce65" table:content-validation-name="val22"/>
          <table:table-cell table:style-name="ce65" table:content-validation-name="val15"/>
          <table:table-cell table:style-name="ce65"/>
          <table:table-cell table:style-name="ce66"/>
          <table:table-cell table:style-name="ce53" table:number-columns-repeated="2"/>
          <table:table-cell table:number-columns-repeated="1004"/>
        </table:table-row>
        <table:table-row table:style-name="ro18" table:number-rows-repeated="402">
          <table:table-cell table:number-columns-repeated="7"/>
          <table:table-cell table:content-validation-name="val13"/>
          <table:table-cell table:number-columns-repeated="2"/>
          <table:table-cell table:style-name="ce7"/>
          <table:table-cell table:number-columns-repeated="1013"/>
        </table:table-row>
        <table:table-row table:style-name="ro18" table:number-rows-repeated="1047776">
          <table:table-cell table:number-columns-repeated="7"/>
          <table:table-cell table:content-validation-name="val3"/>
          <table:table-cell table:number-columns-repeated="2"/>
          <table:table-cell table:content-validation-name="val5"/>
          <table:table-cell table:content-validation-name="val13"/>
          <table:table-cell table:number-columns-repeated="1012"/>
        </table:table-row>
        <table:table-row table:style-name="ro18">
          <table:table-cell table:number-columns-repeated="7"/>
          <table:table-cell table:content-validation-name="val3"/>
          <table:table-cell table:number-columns-repeated="2"/>
          <table:table-cell table:content-validation-name="val5"/>
          <table:table-cell table:content-validation-name="val13"/>
          <table:table-cell table:number-columns-repeated="1012"/>
        </table:table-row>
        <calcext:conditional-formats>
          <calcext:conditional-format calcext:target-range-address="'Oracle Weblogic'.D6:'Oracle Weblogic'.D397 'Oracle Weblogic'.L6:'Oracle Weblogic'.L397">
            <calcext:condition calcext:apply-style-name="NO_ENCONTRADO" calcext:value="=&quot;-- NO ENCUENTRO MI OPCIÓN --&quot;" calcext:base-cell-address="'Oracle Database'.E6"/>
          </calcext:conditional-format>
        </calcext:conditional-formats>
      </table:table>
      <table:table table:name="datos" table:style-name="ta3" table:print="false">
        <table:table-column table:style-name="co61" table:default-cell-style-name="ce76"/>
        <table:table-column table:style-name="co62" table:default-cell-style-name="ce76"/>
        <table:table-column table:style-name="co63" table:default-cell-style-name="ce76"/>
        <table:table-column table:style-name="co64" table:default-cell-style-name="ce76"/>
        <table:table-column table:style-name="co65" table:default-cell-style-name="ce92"/>
        <table:table-column table:style-name="co66" table:default-cell-style-name="ce92"/>
        <table:table-column table:style-name="co67" table:default-cell-style-name="ce76"/>
        <table:table-column table:style-name="co68" table:default-cell-style-name="ce76"/>
        <table:table-column table:style-name="co69" table:number-columns-repeated="2" table:default-cell-style-name="ce76"/>
        <table:table-column table:style-name="co70" table:default-cell-style-name="ce76"/>
        <table:table-column table:style-name="co71" table:default-cell-style-name="ce76"/>
        <table:table-column table:style-name="co72" table:default-cell-style-name="ce76"/>
        <table:table-column table:style-name="co73" table:default-cell-style-name="ce76"/>
        <table:table-column table:style-name="co74" table:default-cell-style-name="ce76"/>
        <table:table-column table:style-name="co75" table:default-cell-style-name="ce76"/>
        <table:table-column table:style-name="co76" table:default-cell-style-name="ce76"/>
        <table:table-column table:style-name="co23" table:default-cell-style-name="ce76"/>
        <table:table-column table:style-name="co77" table:default-cell-style-name="ce76"/>
        <table:table-column table:style-name="co22" table:default-cell-style-name="ce76"/>
        <table:table-column table:style-name="co78" table:default-cell-style-name="ce76"/>
        <table:table-column table:style-name="co79" table:default-cell-style-name="ce76"/>
        <table:table-column table:style-name="co80" table:default-cell-style-name="ce92"/>
        <table:table-column table:style-name="co81" table:default-cell-style-name="ce92"/>
        <table:table-column table:style-name="co82" table:default-cell-style-name="ce76"/>
        <table:table-column table:style-name="co83" table:default-cell-style-name="ce76"/>
        <table:table-column table:style-name="co84" table:default-cell-style-name="ce76"/>
        <table:table-column table:style-name="co23" table:number-columns-repeated="996" table:default-cell-style-name="ce121"/>
        <table:table-column table:style-name="co23" table:default-cell-style-name="Default"/>
        <table:table-row table:style-name="ro20">
          <table:table-cell table:style-name="ce72" office:value-type="string" calcext:value-type="string">
            <text:p>Criticidad</text:p>
          </table:table-cell>
          <table:table-cell table:style-name="ce72" office:value-type="string" calcext:value-type="string">
            <text:p>Disponibilidad</text:p>
          </table:table-cell>
          <table:table-cell table:style-name="ce72" office:value-type="string" calcext:value-type="string">
            <text:p>Entorno</text:p>
          </table:table-cell>
          <table:table-cell table:style-name="ce81" office:value-type="string" calcext:value-type="string">
            <text:p>BBDD versiones</text:p>
          </table:table-cell>
          <table:table-cell table:style-name="ce87" office:value-type="string" calcext:value-type="string">
            <text:p>Mayor</text:p>
          </table:table-cell>
          <table:table-cell table:style-name="ce93" office:value-type="string" calcext:value-type="string">
            <text:p>Minor</text:p>
          </table:table-cell>
          <table:table-cell table:style-name="ce81" office:value-type="string" calcext:value-type="string">
            <text:p>Servidores Versiones</text:p>
          </table:table-cell>
          <table:table-cell table:style-name="ce98" office:value-type="string" calcext:value-type="string">
            <text:p>Producto</text:p>
          </table:table-cell>
          <table:table-cell table:style-name="ce98" office:value-type="string" calcext:value-type="string">
            <text:p>Mayor</text:p>
          </table:table-cell>
          <table:table-cell table:style-name="ce98" office:value-type="string" calcext:value-type="string">
            <text:p>Minor</text:p>
          </table:table-cell>
          <table:table-cell table:style-name="ce81" office:value-type="string" calcext:value-type="string">
            <text:p>Sistema Operativo</text:p>
          </table:table-cell>
          <table:table-cell table:style-name="ce81" office:value-type="string" calcext:value-type="string">
            <text:p>Método de respaldo</text:p>
          </table:table-cell>
          <table:table-cell table:style-name="ce81" office:value-type="string" calcext:value-type="string">
            <text:p>Plan de Backup</text:p>
          </table:table-cell>
          <table:table-cell table:style-name="ce81" office:value-type="string" calcext:value-type="string">
            <text:p>SI/NO</text:p>
          </table:table-cell>
          <table:table-cell table:style-name="ce109" office:value-type="string" calcext:value-type="string">
            <text:p>Infraestructura de Alta Disponibilidad</text:p>
          </table:table-cell>
          <table:table-cell table:style-name="ce109" office:value-type="string" calcext:value-type="string">
            <text:p>¿Virtualizado?</text:p>
          </table:table-cell>
          <table:table-cell table:style-name="ce109" office:value-type="string" calcext:value-type="string">
            <text:p>Tecnología servidor</text:p>
          </table:table-cell>
          <table:table-cell table:style-name="ce98" office:value-type="string" calcext:value-type="string">
            <text:p>Factor Conversion</text:p>
          </table:table-cell>
          <table:table-cell table:style-name="ce81" office:value-type="string" calcext:value-type="string">
            <text:p>Activo/Pasivo</text:p>
          </table:table-cell>
          <table:table-cell table:style-name="ce81" office:value-type="string" calcext:value-type="string">
            <text:p>Tipo de nodo</text:p>
          </table:table-cell>
          <table:table-cell table:style-name="ce81" office:value-type="string" calcext:value-type="string">
            <text:p>Arquitectura servidores</text:p>
          </table:table-cell>
          <table:table-cell table:style-name="ce81" office:value-type="string" calcext:value-type="string">
            <text:p>Version_Forms_Reports</text:p>
          </table:table-cell>
          <table:table-cell table:style-name="ce87" office:value-type="string" calcext:value-type="string">
            <text:p>Mayor</text:p>
          </table:table-cell>
          <table:table-cell table:style-name="ce93" office:value-type="string" calcext:value-type="string">
            <text:p>Minor</text:p>
          </table:table-cell>
          <table:table-cell table:style-name="ce81" office:value-type="string" calcext:value-type="string">
            <text:p>Consola de Administración</text:p>
          </table:table-cell>
          <table:table-cell table:style-name="ce81" office:value-type="string" calcext:value-type="string">
            <text:p>Servidores</text:p>
          </table:table-cell>
          <table:table-cell table:style-name="ce81" office:value-type="string" calcext:value-type="string">
            <text:p>Tipo de Cluster</text:p>
          </table:table-cell>
          <table:table-cell table:number-columns-repeated="997"/>
        </table:table-row>
        <table:table-row table:style-name="ro18">
          <table:table-cell table:style-name="ce73" office:value-type="string" calcext:value-type="string">
            <text:p>MUY ALTA</text:p>
          </table:table-cell>
          <table:table-cell table:style-name="ce73" office:value-type="string" calcext:value-type="string">
            <text:p>24x7</text:p>
          </table:table-cell>
          <table:table-cell table:style-name="ce73" office:value-type="string" calcext:value-type="string">
            <text:p>PRODUCCIÓN</text:p>
          </table:table-cell>
          <table:table-cell table:style-name="ce82" office:value-type="string" calcext:value-type="string">
            <text:p>Oracle Database Enterprise Edition 12.1.0.1</text:p>
          </table:table-cell>
          <table:table-cell table:style-name="ce88" office:value-type="string" calcext:value-type="string">
            <text:p>12.1</text:p>
          </table:table-cell>
          <table:table-cell table:style-name="ce94" office:value-type="string" calcext:value-type="string">
            <text:p>0.1</text:p>
          </table:table-cell>
          <table:table-cell table:style-name="ce82" office:value-type="string" calcext:value-type="string">
            <text:p>Oracle WebLogic Server 12.1.3</text:p>
          </table:table-cell>
          <table:table-cell table:style-name="ce79" office:value-type="string" calcext:value-type="string">
            <text:p>Oracle WebLogic Server</text:p>
          </table:table-cell>
          <table:table-cell table:style-name="ce79" office:value-type="string" calcext:value-type="string">
            <text:p>12.1</text:p>
          </table:table-cell>
          <table:table-cell table:style-name="ce79" office:value-type="string" calcext:value-type="string">
            <text:p>3.x</text:p>
          </table:table-cell>
          <table:table-cell table:style-name="ce100" office:value-type="string" calcext:value-type="string">
            <text:p>CentOS <text:s/>5.5</text:p>
          </table:table-cell>
          <table:table-cell table:style-name="ce100" office:value-type="string" calcext:value-type="string">
            <text:p>Sin Respaldo</text:p>
          </table:table-cell>
          <table:table-cell table:style-name="ce108" office:value-type="string" calcext:value-type="string">
            <text:p>NO TIENE</text:p>
          </table:table-cell>
          <table:table-cell table:style-name="ce73" office:value-type="string" calcext:value-type="string">
            <text:p>SI</text:p>
          </table:table-cell>
          <table:table-cell table:style-name="ce73" office:value-type="string" calcext:value-type="string">
            <text:p>Single Instance</text:p>
          </table:table-cell>
          <table:table-cell table:style-name="ce73" office:value-type="string" calcext:value-type="string">
            <text:p>No virtualizado</text:p>
          </table:table-cell>
          <table:table-cell table:style-name="ce73" office:value-type="string" calcext:value-type="string">
            <text:p>Sun and Fujitsu UltraSPARC T1 processor (1.0 or 1.2 GHz)</text:p>
          </table:table-cell>
          <table:table-cell table:style-name="ce75" office:value-type="float" office:value="0.25" calcext:value-type="float">
            <text:p>0,25</text:p>
          </table:table-cell>
          <table:table-cell table:style-name="ce73" office:value-type="string" calcext:value-type="string">
            <text:p>Activo</text:p>
          </table:table-cell>
          <table:table-cell table:style-name="ce73" office:value-type="string" calcext:value-type="string">
            <text:p>Standalone</text:p>
          </table:table-cell>
          <table:table-cell table:style-name="ce73" office:value-type="string" calcext:value-type="string">
            <text:p>Standalone</text:p>
          </table:table-cell>
          <table:table-cell table:style-name="ce113" office:value-type="string" calcext:value-type="string">
            <text:p>NO INSTALADO</text:p>
          </table:table-cell>
          <table:table-cell table:style-name="ce114"/>
          <table:table-cell table:style-name="ce116"/>
          <table:table-cell table:style-name="ce113" office:value-type="string" calcext:value-type="string">
            <text:p>NO INSTALADO</text:p>
          </table:table-cell>
          <table:table-cell table:style-name="ce118" table:formula="of:=IF(ISBLANK([Servidores.K6]);IF(ISBLANK([Servidores.C6]);&quot;&quot;;[Servidores.C6]);[Servidores.K6])" office:value-type="string" office:string-value="vmhttpic01" calcext:value-type="string">
            <text:p>vmhttpic01</text:p>
          </table:table-cell>
          <table:table-cell table:style-name="ce119" office:value-type="string" calcext:value-type="string">
            <text:p>Cluster virtual VMWare Vsphere HA</text:p>
          </table:table-cell>
          <table:table-cell table:number-columns-repeated="997"/>
        </table:table-row>
        <table:table-row table:style-name="ro18">
          <table:table-cell table:style-name="ce73" office:value-type="string" calcext:value-type="string">
            <text:p>ALTA </text:p>
          </table:table-cell>
          <table:table-cell table:style-name="ce73" office:value-type="string" calcext:value-type="string">
            <text:p>12x5</text:p>
          </table:table-cell>
          <table:table-cell table:style-name="ce73" office:value-type="string" calcext:value-type="string">
            <text:p>PREPRODUCCIÓN</text:p>
          </table:table-cell>
          <table:table-cell table:style-name="ce82" office:value-type="string" calcext:value-type="string">
            <text:p>Oracle Database Enterprise Edition 11.2.0.4</text:p>
          </table:table-cell>
          <table:table-cell table:style-name="ce88" office:value-type="string" calcext:value-type="string">
            <text:p>11.2</text:p>
          </table:table-cell>
          <table:table-cell table:style-name="ce94" office:value-type="string" calcext:value-type="string">
            <text:p>0.4</text:p>
          </table:table-cell>
          <table:table-cell table:style-name="ce82" office:value-type="string" calcext:value-type="string">
            <text:p>Oracle WebLogic Server 12.1.2</text:p>
          </table:table-cell>
          <table:table-cell table:style-name="ce79" office:value-type="string" calcext:value-type="string">
            <text:p>Oracle WebLogic Server</text:p>
          </table:table-cell>
          <table:table-cell table:style-name="ce79" office:value-type="string" calcext:value-type="string">
            <text:p>12.1</text:p>
          </table:table-cell>
          <table:table-cell table:style-name="ce79" office:value-type="string" calcext:value-type="string">
            <text:p>2.x</text:p>
          </table:table-cell>
          <table:table-cell table:style-name="ce101" office:value-type="string" calcext:value-type="string">
            <text:p>CentOS <text:s/>5.9</text:p>
          </table:table-cell>
          <table:table-cell table:style-name="ce101" office:value-type="string" calcext:value-type="string">
            <text:p>Réplica EMC SRDF</text:p>
          </table:table-cell>
          <table:table-cell table:style-name="ce82" office:value-type="string" calcext:value-type="string">
            <text:p>DESCONOCIDO</text:p>
          </table:table-cell>
          <table:table-cell table:style-name="ce74" office:value-type="string" calcext:value-type="string">
            <text:p>NO</text:p>
          </table:table-cell>
          <table:table-cell table:style-name="ce73" office:value-type="string" calcext:value-type="string">
            <text:p>RAC (Activo-Activo)</text:p>
          </table:table-cell>
          <table:table-cell table:style-name="ce73" office:value-type="string" calcext:value-type="string">
            <text:p>Virtualización lógica</text:p>
          </table:table-cell>
          <table:table-cell table:style-name="ce73" office:value-type="string" calcext:value-type="string">
            <text:p>Sun Fire T1000 Server, SPARC Enterprise T1000 Server*, with 6 or 8-core 1.0 GHz UltraSPARC T1 processor</text:p>
          </table:table-cell>
          <table:table-cell table:style-name="ce75" office:value-type="float" office:value="0.25" calcext:value-type="float">
            <text:p>0,25</text:p>
          </table:table-cell>
          <table:table-cell table:style-name="ce74" office:value-type="string" calcext:value-type="string">
            <text:p>Pasivo</text:p>
          </table:table-cell>
          <table:table-cell table:style-name="ce73" office:value-type="string" calcext:value-type="string">
            <text:p>Primario</text:p>
          </table:table-cell>
          <table:table-cell table:style-name="ce74" office:value-type="string" calcext:value-type="string">
            <text:p>Cluster</text:p>
          </table:table-cell>
          <table:table-cell table:style-name="ce73" office:value-type="string" calcext:value-type="string">
            <text:p>Oracle Forms and Reports 11gR2 (11.1.2.2.0)</text:p>
          </table:table-cell>
          <table:table-cell table:style-name="ce115" office:value-type="string" calcext:value-type="string">
            <text:p>11.1</text:p>
          </table:table-cell>
          <table:table-cell table:style-name="ce117" office:value-type="string" calcext:value-type="string">
            <text:p>2.2.0</text:p>
          </table:table-cell>
          <table:table-cell table:style-name="ce73" office:value-type="string" calcext:value-type="string">
            <text:p>Cloud Control 12c Release 4 (12.1.0.4)</text:p>
          </table:table-cell>
          <table:table-cell table:style-name="ce118" table:formula="of:=IF(ISBLANK([Servidores.K7]);IF(ISBLANK([Servidores.C7]);&quot;&quot;;[Servidores.C7]);[Servidores.K7])" office:value-type="string" office:string-value="vmhttpic02" calcext:value-type="string">
            <text:p>vmhttpic02</text:p>
          </table:table-cell>
          <table:table-cell table:style-name="ce118" office:value-type="string" calcext:value-type="string">
            <text:p>Cluster virtual HP ServiceGuard</text:p>
          </table:table-cell>
          <table:table-cell table:number-columns-repeated="997"/>
        </table:table-row>
        <table:table-row table:style-name="ro18">
          <table:table-cell table:style-name="ce73" office:value-type="string" calcext:value-type="string">
            <text:p>MEDIA</text:p>
          </table:table-cell>
          <table:table-cell table:style-name="ce73" office:value-type="string" calcext:value-type="string">
            <text:p>8x5</text:p>
          </table:table-cell>
          <table:table-cell table:style-name="ce73" office:value-type="string" calcext:value-type="string">
            <text:p>FORMACIÓN</text:p>
          </table:table-cell>
          <table:table-cell table:style-name="ce82" office:value-type="string" calcext:value-type="string">
            <text:p>Oracle Database Enterprise Edition 11.2.0.3</text:p>
          </table:table-cell>
          <table:table-cell table:style-name="ce88" office:value-type="string" calcext:value-type="string">
            <text:p>11.2</text:p>
          </table:table-cell>
          <table:table-cell table:style-name="ce94" office:value-type="string" calcext:value-type="string">
            <text:p>0.3</text:p>
          </table:table-cell>
          <table:table-cell table:style-name="ce82" office:value-type="string" calcext:value-type="string">
            <text:p>Oracle WebLogic Server 12.1.1</text:p>
          </table:table-cell>
          <table:table-cell table:style-name="ce79" office:value-type="string" calcext:value-type="string">
            <text:p>Oracle WebLogic Server</text:p>
          </table:table-cell>
          <table:table-cell table:style-name="ce79" office:value-type="string" calcext:value-type="string">
            <text:p>12.1</text:p>
          </table:table-cell>
          <table:table-cell table:style-name="ce79" office:value-type="string" calcext:value-type="string">
            <text:p>1.x</text:p>
          </table:table-cell>
          <table:table-cell table:style-name="ce82" office:value-type="string" calcext:value-type="string">
            <text:p>HP-UX Itanium(11.23)</text:p>
          </table:table-cell>
          <table:table-cell table:style-name="ce82" office:value-type="string" calcext:value-type="string">
            <text:p>Réplica EMC Recover Point</text:p>
          </table:table-cell>
          <table:table-cell table:style-name="ce82" office:value-type="string" calcext:value-type="string">
            <text:p>DG</text:p>
          </table:table-cell>
          <table:table-cell table:style-name="ce75"/>
          <table:table-cell table:style-name="ce73" office:value-type="string" calcext:value-type="string">
            <text:p>RAC One Node</text:p>
          </table:table-cell>
          <table:table-cell table:style-name="ce74" office:value-type="string" calcext:value-type="string">
            <text:p>Virtualización física</text:p>
          </table:table-cell>
          <table:table-cell table:style-name="ce73" office:value-type="string" calcext:value-type="string">
            <text:p>Sun Fire T2000 Server, SPARC Enterprise T2000 Server*, with 4, 6, or 8-core 1.0 GHz, or 8 core 1.2 GHz UltraSPARC T1 processor</text:p>
          </table:table-cell>
          <table:table-cell table:style-name="ce75" office:value-type="float" office:value="0.25" calcext:value-type="float">
            <text:p>0,25</text:p>
          </table:table-cell>
          <table:table-cell table:style-name="ce75"/>
          <table:table-cell table:style-name="ce73" office:value-type="string" calcext:value-type="string">
            <text:p>Secundario/Standby</text:p>
          </table:table-cell>
          <table:table-cell table:style-name="ce75"/>
          <table:table-cell table:style-name="ce73" office:value-type="string" calcext:value-type="string">
            <text:p>Oracle Forms and Reports 11R1 (11.1.1.7)</text:p>
          </table:table-cell>
          <table:table-cell table:style-name="ce115" office:value-type="string" calcext:value-type="string">
            <text:p>11.1</text:p>
          </table:table-cell>
          <table:table-cell table:style-name="ce117" office:value-type="string" calcext:value-type="string">
            <text:p>1.7</text:p>
          </table:table-cell>
          <table:table-cell table:style-name="ce73" office:value-type="string" calcext:value-type="string">
            <text:p>Cloud Control 12c Release 3 (12.1.0.3)</text:p>
          </table:table-cell>
          <table:table-cell table:style-name="ce118" table:formula="of:=IF(ISBLANK([Servidores.K8]);IF(ISBLANK([Servidores.C8]);&quot;&quot;;[Servidores.C8]);[Servidores.K8])" office:value-type="string" office:string-value="vmhttpic03" calcext:value-type="string">
            <text:p>vmhttpic03</text:p>
          </table:table-cell>
          <table:table-cell table:style-name="ce83" office:value-type="string" calcext:value-type="string">
            <text:p>-- NO ENCUENTRO MI OPCIÓN --</text:p>
          </table:table-cell>
          <table:table-cell table:number-columns-repeated="997"/>
        </table:table-row>
        <table:table-row table:style-name="ro18">
          <table:table-cell table:style-name="ce74" office:value-type="string" calcext:value-type="string">
            <text:p>BAJA</text:p>
          </table:table-cell>
          <table:table-cell table:style-name="ce77" office:value-type="string" calcext:value-type="string">
            <text:p>N/A</text:p>
          </table:table-cell>
          <table:table-cell table:style-name="ce73" office:value-type="string" calcext:value-type="string">
            <text:p>TESTING / PRUEBAS / INTEGRACIÓN</text:p>
          </table:table-cell>
          <table:table-cell table:style-name="ce82" office:value-type="string" calcext:value-type="string">
            <text:p>Oracle Database Enterprise Edition 11.2.0.2</text:p>
          </table:table-cell>
          <table:table-cell table:style-name="ce88" office:value-type="string" calcext:value-type="string">
            <text:p>11.2</text:p>
          </table:table-cell>
          <table:table-cell table:style-name="ce94" office:value-type="string" calcext:value-type="string">
            <text:p>0.2</text:p>
          </table:table-cell>
          <table:table-cell table:style-name="ce82" office:value-type="string" calcext:value-type="string">
            <text:p>Oracle WebLogic Server 10.3.6</text:p>
          </table:table-cell>
          <table:table-cell table:style-name="ce79" office:value-type="string" calcext:value-type="string">
            <text:p>Oracle WebLogic Server</text:p>
          </table:table-cell>
          <table:table-cell table:style-name="ce79" office:value-type="string" calcext:value-type="string">
            <text:p>10.3</text:p>
          </table:table-cell>
          <table:table-cell table:style-name="ce79" office:value-type="string" calcext:value-type="string">
            <text:p>6.x</text:p>
          </table:table-cell>
          <table:table-cell table:style-name="ce82" office:value-type="string" calcext:value-type="string">
            <text:p>HP-UX Itanium(11.31)</text:p>
          </table:table-cell>
          <table:table-cell table:style-name="ce82" office:value-type="string" calcext:value-type="string">
            <text:p>Réplica Veritas Volume Replicator (VVR)</text:p>
          </table:table-cell>
          <table:table-cell table:style-name="ce82" office:value-type="string" calcext:value-type="string">
            <text:p>SNAPSHOT</text:p>
          </table:table-cell>
          <table:table-cell table:style-name="ce75"/>
          <table:table-cell table:style-name="ce73" office:value-type="string" calcext:value-type="string">
            <text:p>Activo-Pasivo (Clusterware oracle)</text:p>
          </table:table-cell>
          <table:table-cell table:style-name="ce75"/>
          <table:table-cell table:style-name="ce73" office:value-type="string" calcext:value-type="string">
            <text:p>Sun Netra T2000, 1.0 or 1.2 GHz UltraSPARC T1 processor</text:p>
          </table:table-cell>
          <table:table-cell table:style-name="ce75" office:value-type="float" office:value="0.25" calcext:value-type="float">
            <text:p>0,25</text:p>
          </table:table-cell>
          <table:table-cell table:style-name="ce75"/>
          <table:table-cell table:style-name="ce73" office:value-type="string" calcext:value-type="string">
            <text:p>Secundario/Dataguard</text:p>
          </table:table-cell>
          <table:table-cell table:style-name="ce75"/>
          <table:table-cell table:style-name="ce73" office:value-type="string" calcext:value-type="string">
            <text:p>Oracle Forms and Reports 10.1.3</text:p>
          </table:table-cell>
          <table:table-cell table:style-name="ce115" office:value-type="string" calcext:value-type="string">
            <text:p>10.1</text:p>
          </table:table-cell>
          <table:table-cell table:style-name="ce117" office:value-type="string" calcext:value-type="string">
            <text:p>3.x</text:p>
          </table:table-cell>
          <table:table-cell table:style-name="ce73" office:value-type="string" calcext:value-type="string">
            <text:p>Cloud Control 12c Release 2 (12.1.0.2)</text:p>
          </table:table-cell>
          <table:table-cell table:style-name="ce118" table:formula="of:=IF(ISBLANK([Servidores.K9]);IF(ISBLANK([Servidores.C9]);&quot;&quot;;[Servidores.C9]);[Servidores.K9])" office:value-type="string" office:string-value="vmhttpic04" calcext:value-type="string">
            <text:p>vmhttpic04</text:p>
          </table:table-cell>
          <table:table-cell table:style-name="ce118"/>
          <table:table-cell table:number-columns-repeated="997"/>
        </table:table-row>
        <table:table-row table:style-name="ro18">
          <table:table-cell table:style-name="ce75" table:number-columns-repeated="2"/>
          <table:table-cell table:style-name="ce73" office:value-type="string" calcext:value-type="string">
            <text:p>DESARROLLO</text:p>
          </table:table-cell>
          <table:table-cell table:style-name="ce82" office:value-type="string" calcext:value-type="string">
            <text:p>Oracle Database Enterprise Edition 11.2.0.1</text:p>
          </table:table-cell>
          <table:table-cell table:style-name="ce88" office:value-type="string" calcext:value-type="string">
            <text:p>11.2</text:p>
          </table:table-cell>
          <table:table-cell table:style-name="ce94" office:value-type="string" calcext:value-type="string">
            <text:p>0.1</text:p>
          </table:table-cell>
          <table:table-cell table:style-name="ce82" office:value-type="string" calcext:value-type="string">
            <text:p>Oracle WebLogic Server 10.3.5</text:p>
          </table:table-cell>
          <table:table-cell table:style-name="ce79" office:value-type="string" calcext:value-type="string">
            <text:p>Oracle WebLogic Server</text:p>
          </table:table-cell>
          <table:table-cell table:style-name="ce79" office:value-type="string" calcext:value-type="string">
            <text:p>10.3</text:p>
          </table:table-cell>
          <table:table-cell table:style-name="ce79" office:value-type="string" calcext:value-type="string">
            <text:p>5.x</text:p>
          </table:table-cell>
          <table:table-cell table:style-name="ce82" office:value-type="string" calcext:value-type="string">
            <text:p>IBM AIX on POWER Systems (64-bit)(5.3)</text:p>
          </table:table-cell>
          <table:table-cell table:style-name="ce82" office:value-type="string" calcext:value-type="string">
            <text:p>Réplica otras</text:p>
          </table:table-cell>
          <table:table-cell table:style-name="ce82" office:value-type="string" calcext:value-type="string">
            <text:p>EXPORTS</text:p>
          </table:table-cell>
          <table:table-cell table:style-name="ce75"/>
          <table:table-cell table:style-name="ce73" office:value-type="string" calcext:value-type="string">
            <text:p>Activo-Pasivo (Cluster terceros)</text:p>
          </table:table-cell>
          <table:table-cell table:style-name="ce75"/>
          <table:table-cell table:style-name="ce73" office:value-type="string" calcext:value-type="string">
            <text:p>SPARC T3 processor</text:p>
          </table:table-cell>
          <table:table-cell table:style-name="ce75" office:value-type="float" office:value="0.25" calcext:value-type="float">
            <text:p>0,25</text:p>
          </table:table-cell>
          <table:table-cell table:style-name="ce75"/>
          <table:table-cell table:style-name="ce73" office:value-type="string" calcext:value-type="string">
            <text:p>Secundario/RAC</text:p>
          </table:table-cell>
          <table:table-cell table:style-name="ce75"/>
          <table:table-cell table:style-name="ce73" office:value-type="string" calcext:value-type="string">
            <text:p>Oracle Forms and Reports 10.1.2</text:p>
          </table:table-cell>
          <table:table-cell table:style-name="ce115" office:value-type="string" calcext:value-type="string">
            <text:p>10.1</text:p>
          </table:table-cell>
          <table:table-cell table:style-name="ce117" office:value-type="string" calcext:value-type="string">
            <text:p>2.x</text:p>
          </table:table-cell>
          <table:table-cell table:style-name="ce73" office:value-type="string" calcext:value-type="string">
            <text:p>Cloud Control 12c Release 1 (12.1.0.1)</text:p>
          </table:table-cell>
          <table:table-cell table:style-name="ce118" table:formula="of:=IF(ISBLANK([Servidores.K10]);IF(ISBLANK([Servidores.C10]);&quot;&quot;;[Servidores.C10]);[Servidores.K10])" office:value-type="string" office:string-value="vmhttpp01" calcext:value-type="string">
            <text:p>vmhttpp01</text:p>
          </table:table-cell>
          <table:table-cell table:style-name="ce118"/>
          <table:table-cell table:number-columns-repeated="997"/>
        </table:table-row>
        <table:table-row table:style-name="ro18">
          <table:table-cell table:style-name="ce75" table:number-columns-repeated="2"/>
          <table:table-cell table:style-name="ce74" office:value-type="string" calcext:value-type="string">
            <text:p>ESTADÍSTICAS </text:p>
          </table:table-cell>
          <table:table-cell table:style-name="ce82" office:value-type="string" calcext:value-type="string">
            <text:p>Oracle Database Enterprise Edition 11.1.0.7</text:p>
          </table:table-cell>
          <table:table-cell table:style-name="ce88" office:value-type="string" calcext:value-type="string">
            <text:p>11.1</text:p>
          </table:table-cell>
          <table:table-cell table:style-name="ce94" office:value-type="string" calcext:value-type="string">
            <text:p>0.7</text:p>
          </table:table-cell>
          <table:table-cell table:style-name="ce82" office:value-type="string" calcext:value-type="string">
            <text:p>Oracle WebLogic Server 10.3.4</text:p>
          </table:table-cell>
          <table:table-cell table:style-name="ce79" office:value-type="string" calcext:value-type="string">
            <text:p>Oracle WebLogic Server</text:p>
          </table:table-cell>
          <table:table-cell table:style-name="ce79" office:value-type="string" calcext:value-type="string">
            <text:p>10.3</text:p>
          </table:table-cell>
          <table:table-cell table:style-name="ce79" office:value-type="string" calcext:value-type="string">
            <text:p>4.x</text:p>
          </table:table-cell>
          <table:table-cell table:style-name="ce82" office:value-type="string" calcext:value-type="string">
            <text:p>IBM AIX on POWER Systems (64-bit)(6.1)</text:p>
          </table:table-cell>
          <table:table-cell table:style-name="ce82" office:value-type="string" calcext:value-type="string">
            <text:p>Dataguard</text:p>
          </table:table-cell>
          <table:table-cell table:style-name="ce82" office:value-type="string" calcext:value-type="string">
            <text:p>COLD BACKUP</text:p>
          </table:table-cell>
          <table:table-cell table:style-name="ce75"/>
          <table:table-cell table:style-name="ce83" office:value-type="string" calcext:value-type="string">
            <text:p>-- NO ENCUENTRO MI OPCIÓN --</text:p>
          </table:table-cell>
          <table:table-cell table:style-name="ce75"/>
          <table:table-cell table:style-name="ce73" office:value-type="string" calcext:value-type="string">
            <text:p>Sun and Fujitsu UltraSPARC T1 processor (1.0 or 1.2 GHz)</text:p>
          </table:table-cell>
          <table:table-cell table:style-name="ce75" office:value-type="float" office:value="0.5" calcext:value-type="float">
            <text:p>0,5</text:p>
          </table:table-cell>
          <table:table-cell table:style-name="ce75"/>
          <table:table-cell table:style-name="ce73"/>
          <table:table-cell table:style-name="ce75"/>
          <table:table-cell table:style-name="ce73" office:value-type="string" calcext:value-type="string">
            <text:p>Oracle Forms and Reports 9i</text:p>
          </table:table-cell>
          <table:table-cell table:style-name="ce115" office:value-type="float" office:value="9" calcext:value-type="float">
            <text:p>9</text:p>
          </table:table-cell>
          <table:table-cell table:style-name="ce117" office:value-type="string" calcext:value-type="string">
            <text:p>x.x</text:p>
          </table:table-cell>
          <table:table-cell table:style-name="ce73" office:value-type="string" calcext:value-type="string">
            <text:p>Enterprise Manager 11g Grid Control Release 1 (11.1.0.1.0)</text:p>
          </table:table-cell>
          <table:table-cell table:style-name="ce118" table:formula="of:=IF(ISBLANK([Servidores.K11]);IF(ISBLANK([Servidores.C11]);&quot;&quot;;[Servidores.C11]);[Servidores.K11])" office:value-type="string" office:string-value="vmhttpp02" calcext:value-type="string">
            <text:p>vmhttpp02</text:p>
          </table:table-cell>
          <table:table-cell table:style-name="ce118"/>
          <table:table-cell table:number-columns-repeated="997"/>
        </table:table-row>
        <table:table-row table:style-name="ro18">
          <table:table-cell table:style-name="ce75" table:number-columns-repeated="2"/>
          <table:table-cell table:style-name="ce78"/>
          <table:table-cell table:style-name="ce82" office:value-type="string" calcext:value-type="string">
            <text:p>Oracle Database Enterprise Edition 11.1.0.6</text:p>
          </table:table-cell>
          <table:table-cell table:style-name="ce88" office:value-type="string" calcext:value-type="string">
            <text:p>11.1</text:p>
          </table:table-cell>
          <table:table-cell table:style-name="ce94" office:value-type="string" calcext:value-type="string">
            <text:p>0.6</text:p>
          </table:table-cell>
          <table:table-cell table:style-name="ce82" office:value-type="string" calcext:value-type="string">
            <text:p>Oracle WebLogic Server 10.3.3</text:p>
          </table:table-cell>
          <table:table-cell table:style-name="ce79" office:value-type="string" calcext:value-type="string">
            <text:p>Oracle WebLogic Server</text:p>
          </table:table-cell>
          <table:table-cell table:style-name="ce79" office:value-type="string" calcext:value-type="string">
            <text:p>10.3</text:p>
          </table:table-cell>
          <table:table-cell table:style-name="ce79" office:value-type="string" calcext:value-type="string">
            <text:p>3.x</text:p>
          </table:table-cell>
          <table:table-cell table:style-name="ce82" office:value-type="string" calcext:value-type="string">
            <text:p>IBM AIX on POWER Systems (64-bit)(7.1)</text:p>
          </table:table-cell>
          <table:table-cell table:style-name="ce82" office:value-type="string" calcext:value-type="string">
            <text:p>Active Dataguard</text:p>
          </table:table-cell>
          <table:table-cell table:style-name="ce82" office:value-type="string" calcext:value-type="string">
            <text:p>EXPORTS + COLD BACKUP</text:p>
          </table:table-cell>
          <table:table-cell table:style-name="ce75"/>
          <table:table-cell table:style-name="ce85"/>
          <table:table-cell table:style-name="ce75"/>
          <table:table-cell table:style-name="ce73" office:value-type="string" calcext:value-type="string">
            <text:p>Sun and Fujitsu UltraSPARC T1 1.4 GHz</text:p>
          </table:table-cell>
          <table:table-cell table:style-name="ce75" office:value-type="float" office:value="0.5" calcext:value-type="float">
            <text:p>0,5</text:p>
          </table:table-cell>
          <table:table-cell table:style-name="ce75"/>
          <table:table-cell table:style-name="ce73"/>
          <table:table-cell table:style-name="ce75"/>
          <table:table-cell table:style-name="ce73" office:value-type="string" calcext:value-type="string">
            <text:p>Oracle Forms and Reports 6i</text:p>
          </table:table-cell>
          <table:table-cell table:style-name="ce115" office:value-type="float" office:value="6" calcext:value-type="float">
            <text:p>6</text:p>
          </table:table-cell>
          <table:table-cell table:style-name="ce117" office:value-type="string" calcext:value-type="string">
            <text:p>x.x</text:p>
          </table:table-cell>
          <table:table-cell table:style-name="ce73" office:value-type="string" calcext:value-type="string">
            <text:p>Enterprise Manager 10g Grid Control Release 2 (10.2.0.x.0)</text:p>
          </table:table-cell>
          <table:table-cell table:style-name="ce118" table:formula="of:=IF(ISBLANK([Servidores.K12]);IF(ISBLANK([Servidores.C12]);&quot;&quot;;[Servidores.C12]);[Servidores.K12])" office:value-type="string" office:string-value="vmhttpp03" calcext:value-type="string">
            <text:p>vmhttpp03</text:p>
          </table:table-cell>
          <table:table-cell table:style-name="ce118"/>
          <table:table-cell table:number-columns-repeated="997"/>
        </table:table-row>
        <table:table-row table:style-name="ro18">
          <table:table-cell table:style-name="ce75" table:number-columns-repeated="3"/>
          <table:table-cell table:style-name="ce82" office:value-type="string" calcext:value-type="string">
            <text:p>Oracle Database Enterprise Edition 10.2.0.5</text:p>
          </table:table-cell>
          <table:table-cell table:style-name="ce88" office:value-type="string" calcext:value-type="string">
            <text:p>10.2</text:p>
          </table:table-cell>
          <table:table-cell table:style-name="ce94" office:value-type="string" calcext:value-type="string">
            <text:p>0.5</text:p>
          </table:table-cell>
          <table:table-cell table:style-name="ce82" office:value-type="string" calcext:value-type="string">
            <text:p>Oracle WebLogic Server 10.3.2</text:p>
          </table:table-cell>
          <table:table-cell table:style-name="ce79" office:value-type="string" calcext:value-type="string">
            <text:p>Oracle WebLogic Server</text:p>
          </table:table-cell>
          <table:table-cell table:style-name="ce79" office:value-type="string" calcext:value-type="string">
            <text:p>10.3</text:p>
          </table:table-cell>
          <table:table-cell table:style-name="ce79" office:value-type="string" calcext:value-type="string">
            <text:p>2.x</text:p>
          </table:table-cell>
          <table:table-cell table:style-name="ce82" office:value-type="string" calcext:value-type="string">
            <text:p>Linux Itanium(Red Hat Enterprise 4)</text:p>
          </table:table-cell>
          <table:table-cell table:style-name="ce83" office:value-type="string" calcext:value-type="string">
            <text:p>-- NO ENCUENTRO MI OPCIÓN --</text:p>
          </table:table-cell>
          <table:table-cell table:style-name="ce82" office:value-type="string" calcext:value-type="string">
            <text:p>RMAN</text:p>
          </table:table-cell>
          <table:table-cell table:style-name="ce75"/>
          <table:table-cell table:style-name="ce73"/>
          <table:table-cell table:style-name="ce75"/>
          <table:table-cell table:style-name="ce73" office:value-type="string" calcext:value-type="string">
            <text:p>Sun Fire T2000 Server and SPARC Enterprise T2000 Server*, with 8-core, 1.4 GHz UltraSPARC T1 processor</text:p>
          </table:table-cell>
          <table:table-cell table:style-name="ce75" office:value-type="float" office:value="0.5" calcext:value-type="float">
            <text:p>0,5</text:p>
          </table:table-cell>
          <table:table-cell table:style-name="ce75"/>
          <table:table-cell table:style-name="ce73"/>
          <table:table-cell table:style-name="ce75"/>
          <table:table-cell table:style-name="ce83" office:value-type="string" calcext:value-type="string">
            <text:p>-- NO ENCUENTRO MI OPCIÓN --</text:p>
          </table:table-cell>
          <table:table-cell table:style-name="ce90"/>
          <table:table-cell table:style-name="ce96"/>
          <table:table-cell table:style-name="ce73" office:value-type="string" calcext:value-type="string">
            <text:p>Enterprise Manager 10g Grid Control Release 1 (10.1.0.x.0)</text:p>
          </table:table-cell>
          <table:table-cell table:style-name="ce118" table:formula="of:=IF(ISBLANK([Servidores.K13]);IF(ISBLANK([Servidores.C13]);&quot;&quot;;[Servidores.C13]);[Servidores.K13])" office:value-type="string" office:string-value="vmhttpp04" calcext:value-type="string">
            <text:p>vmhttpp04</text:p>
          </table:table-cell>
          <table:table-cell table:style-name="ce118"/>
          <table:table-cell table:number-columns-repeated="997"/>
        </table:table-row>
        <table:table-row table:style-name="ro18">
          <table:table-cell table:style-name="ce75" table:number-columns-repeated="3"/>
          <table:table-cell table:style-name="ce82" office:value-type="string" calcext:value-type="string">
            <text:p>Oracle Database Enterprise Edition 10.2.0.4</text:p>
          </table:table-cell>
          <table:table-cell table:style-name="ce88" office:value-type="string" calcext:value-type="string">
            <text:p>10.2</text:p>
          </table:table-cell>
          <table:table-cell table:style-name="ce94" office:value-type="string" calcext:value-type="string">
            <text:p>0.4</text:p>
          </table:table-cell>
          <table:table-cell table:style-name="ce82" office:value-type="string" calcext:value-type="string">
            <text:p>Oracle WebLogic Server 10.3.1</text:p>
          </table:table-cell>
          <table:table-cell table:style-name="ce79" office:value-type="string" calcext:value-type="string">
            <text:p>Oracle WebLogic Server</text:p>
          </table:table-cell>
          <table:table-cell table:style-name="ce79" office:value-type="string" calcext:value-type="string">
            <text:p>10.3</text:p>
          </table:table-cell>
          <table:table-cell table:style-name="ce79" office:value-type="string" calcext:value-type="string">
            <text:p>1.x</text:p>
          </table:table-cell>
          <table:table-cell table:style-name="ce82" office:value-type="string" calcext:value-type="string">
            <text:p>Linux x86(Oracle Linux 4)</text:p>
          </table:table-cell>
          <table:table-cell table:style-name="ce85"/>
          <table:table-cell table:style-name="ce82" office:value-type="string" calcext:value-type="string">
            <text:p>RMAN LEGATO</text:p>
          </table:table-cell>
          <table:table-cell table:style-name="ce75"/>
          <table:table-cell table:style-name="ce73"/>
          <table:table-cell table:style-name="ce75"/>
          <table:table-cell table:style-name="ce73" office:value-type="string" calcext:value-type="string">
            <text:p>Sun T6300, 1.4 GHz UltraSPARC T1 processor</text:p>
          </table:table-cell>
          <table:table-cell table:style-name="ce75" office:value-type="float" office:value="0.5" calcext:value-type="float">
            <text:p>0,5</text:p>
          </table:table-cell>
          <table:table-cell table:style-name="ce75"/>
          <table:table-cell table:style-name="ce74"/>
          <table:table-cell table:style-name="ce75"/>
          <table:table-cell table:style-name="ce85"/>
          <table:table-cell table:style-name="ce90"/>
          <table:table-cell table:style-name="ce96"/>
          <table:table-cell table:style-name="ce83" office:value-type="string" calcext:value-type="string">
            <text:p>-- NO ENCUENTRO MI OPCIÓN --</text:p>
          </table:table-cell>
          <table:table-cell table:style-name="ce118" table:formula="of:=IF(ISBLANK([Servidores.K14]);IF(ISBLANK([Servidores.C14]);&quot;&quot;;[Servidores.C14]);[Servidores.K14])" office:value-type="string" office:string-value="vmwlsadm" calcext:value-type="string">
            <text:p>vmwlsadm</text:p>
          </table:table-cell>
          <table:table-cell table:style-name="ce118"/>
          <table:table-cell table:number-columns-repeated="997"/>
        </table:table-row>
        <table:table-row table:style-name="ro18">
          <table:table-cell table:style-name="ce75" table:number-columns-repeated="3"/>
          <table:table-cell table:style-name="ce82" office:value-type="string" calcext:value-type="string">
            <text:p>Oracle Database Enterprise Edition 10.2.0.3</text:p>
          </table:table-cell>
          <table:table-cell table:style-name="ce88" office:value-type="string" calcext:value-type="string">
            <text:p>10.2</text:p>
          </table:table-cell>
          <table:table-cell table:style-name="ce94" office:value-type="string" calcext:value-type="string">
            <text:p>0.3</text:p>
          </table:table-cell>
          <table:table-cell table:style-name="ce82" office:value-type="string" calcext:value-type="string">
            <text:p>Oracle Application Server  10.1.3.x</text:p>
          </table:table-cell>
          <table:table-cell table:style-name="ce79" office:value-type="string" calcext:value-type="string">
            <text:p>Oracle Application Server </text:p>
          </table:table-cell>
          <table:table-cell table:style-name="ce79" office:value-type="string" calcext:value-type="string">
            <text:p>10.1</text:p>
          </table:table-cell>
          <table:table-cell table:style-name="ce79" office:value-type="string" calcext:value-type="string">
            <text:p>3.x</text:p>
          </table:table-cell>
          <table:table-cell table:style-name="ce82" office:value-type="string" calcext:value-type="string">
            <text:p>Linux x86(Oracle Linux 5)</text:p>
          </table:table-cell>
          <table:table-cell table:style-name="ce82"/>
          <table:table-cell table:style-name="ce82" office:value-type="string" calcext:value-type="string">
            <text:p>RMAN DATAPROTECTOR</text:p>
          </table:table-cell>
          <table:table-cell table:style-name="ce75"/>
          <table:table-cell table:style-name="ce110"/>
          <table:table-cell table:style-name="ce75"/>
          <table:table-cell table:style-name="ce73" office:value-type="string" calcext:value-type="string">
            <text:p>AMD Opteron Models 13XX, 23XX, 24XX, 32XX, 41XX, 42XX, 61XX, 62XX, 83XX, 84XX or earlier Multicore chips</text:p>
          </table:table-cell>
          <table:table-cell table:style-name="ce75" office:value-type="float" office:value="0.5" calcext:value-type="float">
            <text:p>0,5</text:p>
          </table:table-cell>
          <table:table-cell table:style-name="ce75" table:number-columns-repeated="3"/>
          <table:table-cell table:style-name="ce73"/>
          <table:table-cell table:style-name="ce90"/>
          <table:table-cell table:style-name="ce96"/>
          <table:table-cell table:style-name="ce73"/>
          <table:table-cell table:style-name="ce118" table:formula="of:=IF(ISBLANK([Servidores.K15]);IF(ISBLANK([Servidores.C15]);&quot;&quot;;[Servidores.C15]);[Servidores.K15])" office:value-type="string" office:string-value="vmwlsadmin" calcext:value-type="string">
            <text:p>vmwlsadmin</text:p>
          </table:table-cell>
          <table:table-cell table:style-name="ce118"/>
          <table:table-cell table:number-columns-repeated="997"/>
        </table:table-row>
        <table:table-row table:style-name="ro18">
          <table:table-cell table:style-name="ce75" table:number-columns-repeated="3"/>
          <table:table-cell table:style-name="ce82" office:value-type="string" calcext:value-type="string">
            <text:p>Oracle Database Enterprise Edition 10.2.0.2</text:p>
          </table:table-cell>
          <table:table-cell table:style-name="ce88" office:value-type="string" calcext:value-type="string">
            <text:p>10.2</text:p>
          </table:table-cell>
          <table:table-cell table:style-name="ce94" office:value-type="string" calcext:value-type="string">
            <text:p>0.2</text:p>
          </table:table-cell>
          <table:table-cell table:style-name="ce82" office:value-type="string" calcext:value-type="string">
            <text:p>Oracle Application Server 10.1.2.x</text:p>
          </table:table-cell>
          <table:table-cell table:style-name="ce79" office:value-type="string" calcext:value-type="string">
            <text:p>Oracle Application Server </text:p>
          </table:table-cell>
          <table:table-cell table:style-name="ce99" office:value-type="string" calcext:value-type="string">
            <text:p>10.1</text:p>
          </table:table-cell>
          <table:table-cell table:style-name="ce79" office:value-type="string" calcext:value-type="string">
            <text:p>2.x</text:p>
          </table:table-cell>
          <table:table-cell table:style-name="ce82" office:value-type="string" calcext:value-type="string">
            <text:p>Linux x86(Oracle Linux 6)</text:p>
          </table:table-cell>
          <table:table-cell table:style-name="ce82"/>
          <table:table-cell table:style-name="ce82" office:value-type="string" calcext:value-type="string">
            <text:p>RMAN NETBACKUP</text:p>
          </table:table-cell>
          <table:table-cell table:style-name="ce75"/>
          <table:table-cell table:style-name="ce110"/>
          <table:table-cell table:style-name="ce75"/>
          <table:table-cell table:style-name="ce73" office:value-type="string" calcext:value-type="string">
            <text:p>Intel Xeon Series 56XX, Series 65XX, Series 75XX, Series E7-28XX, Series E7-48XX, Series E7-88XX or earlier Multicore chips</text:p>
          </table:table-cell>
          <table:table-cell table:style-name="ce75" office:value-type="float" office:value="0.5" calcext:value-type="float">
            <text:p>0,5</text:p>
          </table:table-cell>
          <table:table-cell table:style-name="ce75" table:number-columns-repeated="3"/>
          <table:table-cell table:style-name="ce73"/>
          <table:table-cell table:style-name="ce90"/>
          <table:table-cell table:style-name="ce96"/>
          <table:table-cell table:style-name="ce73"/>
          <table:table-cell table:style-name="ce118" table:formula="of:=IF(ISBLANK([Servidores.K16]);IF(ISBLANK([Servidores.C16]);&quot;&quot;;[Servidores.C16]);[Servidores.K16])" office:value-type="string" office:string-value="vmwlsc01" calcext:value-type="string">
            <text:p>vmwlsc01</text:p>
          </table:table-cell>
          <table:table-cell table:style-name="ce118"/>
          <table:table-cell table:number-columns-repeated="997"/>
        </table:table-row>
        <table:table-row table:style-name="ro18">
          <table:table-cell table:style-name="ce75" table:number-columns-repeated="3"/>
          <table:table-cell table:style-name="ce82" office:value-type="string" calcext:value-type="string">
            <text:p>Oracle Database Enterprise Edition 10.2.0.1</text:p>
          </table:table-cell>
          <table:table-cell table:style-name="ce88" office:value-type="string" calcext:value-type="string">
            <text:p>10.2</text:p>
          </table:table-cell>
          <table:table-cell table:style-name="ce94" office:value-type="string" calcext:value-type="string">
            <text:p>0.1</text:p>
          </table:table-cell>
          <table:table-cell table:style-name="ce83" office:value-type="string" calcext:value-type="string">
            <text:p>-- NO ENCUENTRO MI OPCIÓN --</text:p>
          </table:table-cell>
          <table:table-cell table:style-name="Default" table:number-columns-repeated="3"/>
          <table:table-cell table:style-name="ce82" office:value-type="string" calcext:value-type="string">
            <text:p>Linux x86(Oracle Linux 7)</text:p>
          </table:table-cell>
          <table:table-cell table:style-name="ce82"/>
          <table:table-cell table:style-name="ce82" office:value-type="string" calcext:value-type="string">
            <text:p>RMAN + EXPORTS</text:p>
          </table:table-cell>
          <table:table-cell table:style-name="ce75"/>
          <table:table-cell table:style-name="ce110"/>
          <table:table-cell table:style-name="ce75"/>
          <table:table-cell table:style-name="ce73" office:value-type="string" calcext:value-type="string">
            <text:p>Intel Itanium Series 93XX or earlier Multicore chips (For servers purchased prior to Dec 1st, 2010)</text:p>
          </table:table-cell>
          <table:table-cell table:style-name="ce75" office:value-type="float" office:value="0.5" calcext:value-type="float">
            <text:p>0,5</text:p>
          </table:table-cell>
          <table:table-cell table:style-name="ce75" table:number-columns-repeated="3"/>
          <table:table-cell table:style-name="ce73"/>
          <table:table-cell table:style-name="ce90"/>
          <table:table-cell table:style-name="ce96"/>
          <table:table-cell table:style-name="ce73"/>
          <table:table-cell table:style-name="ce118" table:formula="of:=IF(ISBLANK([Servidores.K17]);IF(ISBLANK([Servidores.C17]);&quot;&quot;;[Servidores.C17]);[Servidores.K17])" office:value-type="string" office:string-value="vmwlsc02" calcext:value-type="string">
            <text:p>vmwlsc02</text:p>
          </table:table-cell>
          <table:table-cell table:style-name="ce118"/>
          <table:table-cell table:number-columns-repeated="997"/>
        </table:table-row>
        <table:table-row table:style-name="ro18">
          <table:table-cell table:style-name="ce75" table:number-columns-repeated="3"/>
          <table:table-cell table:style-name="ce82" office:value-type="string" calcext:value-type="string">
            <text:p>Oracle Database Enterprise Edition 9.2.0.8</text:p>
          </table:table-cell>
          <table:table-cell table:style-name="ce88" office:value-type="string" calcext:value-type="string">
            <text:p>9.2</text:p>
          </table:table-cell>
          <table:table-cell table:style-name="ce94" office:value-type="string" calcext:value-type="string">
            <text:p>0.8</text:p>
          </table:table-cell>
          <table:table-cell table:style-name="ce85"/>
          <table:table-cell table:style-name="Default" table:number-columns-repeated="3"/>
          <table:table-cell table:style-name="ce82" office:value-type="string" calcext:value-type="string">
            <text:p>Linux x86(Red Hat Enterprise 3)</text:p>
          </table:table-cell>
          <table:table-cell table:style-name="ce82"/>
          <table:table-cell table:style-name="ce82" office:value-type="string" calcext:value-type="string">
            <text:p>RMAN LEGATO + EXPORTS</text:p>
          </table:table-cell>
          <table:table-cell table:style-name="ce75"/>
          <table:table-cell table:style-name="ce110"/>
          <table:table-cell table:style-name="ce75"/>
          <table:table-cell table:style-name="ce73" office:value-type="string" calcext:value-type="string">
            <text:p>Intel or AMD Desktop, Laptop/Notebook, or Netbook Multicore chips</text:p>
          </table:table-cell>
          <table:table-cell table:style-name="ce75" office:value-type="float" office:value="0.5" calcext:value-type="float">
            <text:p>0,5</text:p>
          </table:table-cell>
          <table:table-cell table:style-name="ce75" table:number-columns-repeated="3"/>
          <table:table-cell table:style-name="ce73"/>
          <table:table-cell table:style-name="ce90"/>
          <table:table-cell table:style-name="ce96"/>
          <table:table-cell table:style-name="ce73"/>
          <table:table-cell table:style-name="ce118" table:formula="of:=IF(ISBLANK([Servidores.K18]);IF(ISBLANK([Servidores.C18]);&quot;&quot;;[Servidores.C18]);[Servidores.K18])" office:value-type="string" office:string-value="vmwlsc03" calcext:value-type="string">
            <text:p>vmwlsc03</text:p>
          </table:table-cell>
          <table:table-cell table:style-name="ce118"/>
          <table:table-cell table:number-columns-repeated="997"/>
        </table:table-row>
        <table:table-row table:style-name="ro18">
          <table:table-cell table:style-name="ce75" table:number-columns-repeated="2"/>
          <table:table-cell table:style-name="ce79"/>
          <table:table-cell table:style-name="ce82" office:value-type="string" calcext:value-type="string">
            <text:p>Oracle Database Enterprise Edition 9.2.0.7</text:p>
          </table:table-cell>
          <table:table-cell table:style-name="ce88" office:value-type="string" calcext:value-type="string">
            <text:p>9.2</text:p>
          </table:table-cell>
          <table:table-cell table:style-name="ce94" office:value-type="string" calcext:value-type="string">
            <text:p>0.7</text:p>
          </table:table-cell>
          <table:table-cell table:style-name="ce84"/>
          <table:table-cell table:style-name="ce80" table:number-columns-repeated="3"/>
          <table:table-cell table:style-name="ce82" office:value-type="string" calcext:value-type="string">
            <text:p>Linux x86(Red Hat Enterprise 4)</text:p>
          </table:table-cell>
          <table:table-cell table:style-name="ce86"/>
          <table:table-cell table:style-name="ce82" office:value-type="string" calcext:value-type="string">
            <text:p>RMAN DATAPROTECTOR + EXPORTS</text:p>
          </table:table-cell>
          <table:table-cell table:style-name="ce75"/>
          <table:table-cell table:style-name="ce111"/>
          <table:table-cell table:style-name="ce75"/>
          <table:table-cell table:style-name="ce73" office:value-type="string" calcext:value-type="string">
            <text:p>Sun UltraSPARC T2+</text:p>
          </table:table-cell>
          <table:table-cell table:style-name="ce75" office:value-type="float" office:value="0.5" calcext:value-type="float">
            <text:p>0,5</text:p>
          </table:table-cell>
          <table:table-cell table:style-name="ce75" table:number-columns-repeated="3"/>
          <table:table-cell table:style-name="ce74"/>
          <table:table-cell table:style-name="ce91"/>
          <table:table-cell table:style-name="ce97"/>
          <table:table-cell table:style-name="ce73"/>
          <table:table-cell table:style-name="ce118" table:formula="of:=IF(ISBLANK([Servidores.K19]);IF(ISBLANK([Servidores.C19]);&quot;&quot;;[Servidores.C19]);[Servidores.K19])" office:value-type="string" office:string-value="vmwlsc04" calcext:value-type="string">
            <text:p>vmwlsc04</text:p>
          </table:table-cell>
          <table:table-cell table:style-name="ce118"/>
          <table:table-cell table:number-columns-repeated="997"/>
        </table:table-row>
        <table:table-row table:style-name="ro18">
          <table:table-cell table:style-name="ce75" table:number-columns-repeated="2"/>
          <table:table-cell table:style-name="ce79"/>
          <table:table-cell table:style-name="ce82" office:value-type="string" calcext:value-type="string">
            <text:p>Oracle Database Enterprise Edition 9.2.0.6</text:p>
          </table:table-cell>
          <table:table-cell table:style-name="ce88" office:value-type="string" calcext:value-type="string">
            <text:p>9.2</text:p>
          </table:table-cell>
          <table:table-cell table:style-name="ce94" office:value-type="string" calcext:value-type="string">
            <text:p>0.6</text:p>
          </table:table-cell>
          <table:table-cell table:style-name="ce84"/>
          <table:table-cell table:style-name="ce80" table:number-columns-repeated="3"/>
          <table:table-cell table:style-name="ce82" office:value-type="string" calcext:value-type="string">
            <text:p>Linux x86(Red Hat Enterprise 5)</text:p>
          </table:table-cell>
          <table:table-cell table:style-name="ce79"/>
          <table:table-cell table:style-name="ce82" office:value-type="string" calcext:value-type="string">
            <text:p>RMAN NETBACKUP + EXPORTS</text:p>
          </table:table-cell>
          <table:table-cell table:style-name="ce75"/>
          <table:table-cell table:style-name="ce112"/>
          <table:table-cell table:style-name="ce75"/>
          <table:table-cell table:style-name="ce73" office:value-type="string" calcext:value-type="string">
            <text:p>SPARC64 VII+</text:p>
          </table:table-cell>
          <table:table-cell table:style-name="ce75" office:value-type="float" office:value="0.5" calcext:value-type="float">
            <text:p>0,5</text:p>
          </table:table-cell>
          <table:table-cell table:style-name="ce75" table:number-columns-repeated="4"/>
          <table:table-cell table:style-name="ce79" table:number-columns-repeated="2"/>
          <table:table-cell table:style-name="ce73"/>
          <table:table-cell table:style-name="ce118" table:formula="of:=IF(ISBLANK([Servidores.K20]);IF(ISBLANK([Servidores.C20]);&quot;&quot;;[Servidores.C20]);[Servidores.K20])" office:value-type="string" office:string-value="vmwlsc64b02" calcext:value-type="string">
            <text:p>vmwlsc64b02</text:p>
          </table:table-cell>
          <table:table-cell table:style-name="ce118"/>
          <table:table-cell table:number-columns-repeated="997"/>
        </table:table-row>
        <table:table-row table:style-name="ro18">
          <table:table-cell table:style-name="ce75" table:number-columns-repeated="2"/>
          <table:table-cell table:style-name="ce80"/>
          <table:table-cell table:style-name="ce82" office:value-type="string" calcext:value-type="string">
            <text:p>Oracle Database Enterprise Edition 9.2.0.5</text:p>
          </table:table-cell>
          <table:table-cell table:style-name="ce88" office:value-type="string" calcext:value-type="string">
            <text:p>9.2</text:p>
          </table:table-cell>
          <table:table-cell table:style-name="ce94" office:value-type="string" calcext:value-type="string">
            <text:p>0.5</text:p>
          </table:table-cell>
          <table:table-cell table:style-name="ce84"/>
          <table:table-cell table:style-name="ce80" table:number-columns-repeated="3"/>
          <table:table-cell table:style-name="ce82" office:value-type="string" calcext:value-type="string">
            <text:p>Linux x86(Red Hat Enterprise 6)</text:p>
          </table:table-cell>
          <table:table-cell table:style-name="ce79"/>
          <table:table-cell table:style-name="ce82" office:value-type="string" calcext:value-type="string">
            <text:p>RMAN + COLD BACKUP</text:p>
          </table:table-cell>
          <table:table-cell table:style-name="ce75"/>
          <table:table-cell table:style-name="ce112"/>
          <table:table-cell table:style-name="ce75"/>
          <table:table-cell table:style-name="ce73" office:value-type="string" calcext:value-type="string">
            <text:p>SPARC T4 processor</text:p>
          </table:table-cell>
          <table:table-cell table:style-name="ce75" office:value-type="float" office:value="0.5" calcext:value-type="float">
            <text:p>0,5</text:p>
          </table:table-cell>
          <table:table-cell table:style-name="ce75" table:number-columns-repeated="4"/>
          <table:table-cell table:style-name="ce79" table:number-columns-repeated="2"/>
          <table:table-cell table:style-name="ce73"/>
          <table:table-cell table:style-name="ce118" table:formula="of:=IF(ISBLANK([Servidores.K21]);IF(ISBLANK([Servidores.C21]);&quot;&quot;;[Servidores.C21]);[Servidores.K21])" office:value-type="string" office:string-value="vmwlsc64b03" calcext:value-type="string">
            <text:p>vmwlsc64b03</text:p>
          </table:table-cell>
          <table:table-cell table:style-name="ce118"/>
          <table:table-cell table:number-columns-repeated="997"/>
        </table:table-row>
        <table:table-row table:style-name="ro18">
          <table:table-cell table:style-name="ce75" table:number-columns-repeated="2"/>
          <table:table-cell table:style-name="ce79"/>
          <table:table-cell table:style-name="ce82" office:value-type="string" calcext:value-type="string">
            <text:p>Oracle Database Enterprise Edition 9.2.0.4</text:p>
          </table:table-cell>
          <table:table-cell table:style-name="ce88" office:value-type="string" calcext:value-type="string">
            <text:p>9.2</text:p>
          </table:table-cell>
          <table:table-cell table:style-name="ce94" office:value-type="string" calcext:value-type="string">
            <text:p>0.4</text:p>
          </table:table-cell>
          <table:table-cell table:style-name="ce84"/>
          <table:table-cell table:style-name="ce80" table:number-columns-repeated="3"/>
          <table:table-cell table:style-name="ce100" office:value-type="string" calcext:value-type="string">
            <text:p>Linux x86(SLES-10)</text:p>
          </table:table-cell>
          <table:table-cell table:style-name="ce104"/>
          <table:table-cell table:style-name="ce82" office:value-type="string" calcext:value-type="string">
            <text:p>RMAN + EXPORTS + COLD BACKUP</text:p>
          </table:table-cell>
          <table:table-cell table:style-name="ce75"/>
          <table:table-cell table:style-name="ce112"/>
          <table:table-cell table:style-name="ce75"/>
          <table:table-cell table:style-name="ce73" office:value-type="string" calcext:value-type="string">
            <text:p>SPARC T5</text:p>
          </table:table-cell>
          <table:table-cell table:style-name="ce75" office:value-type="float" office:value="0.5" calcext:value-type="float">
            <text:p>0,5</text:p>
          </table:table-cell>
          <table:table-cell table:style-name="ce75" table:number-columns-repeated="4"/>
          <table:table-cell table:style-name="ce79" table:number-columns-repeated="2"/>
          <table:table-cell table:style-name="ce73"/>
          <table:table-cell table:style-name="ce118" table:formula="of:=IF(ISBLANK([Servidores.K22]);IF(ISBLANK([Servidores.C22]);&quot;&quot;;[Servidores.C22]);[Servidores.K22])" office:value-type="string" office:string-value="vmwlsi01" calcext:value-type="string">
            <text:p>vmwlsi01</text:p>
          </table:table-cell>
          <table:table-cell table:style-name="ce118"/>
          <table:table-cell table:number-columns-repeated="997"/>
        </table:table-row>
        <table:table-row table:style-name="ro18">
          <table:table-cell table:style-name="ce75" table:number-columns-repeated="2"/>
          <table:table-cell table:style-name="ce79"/>
          <table:table-cell table:style-name="ce82" office:value-type="string" calcext:value-type="string">
            <text:p>Oracle Database Enterprise Edition 9.2.0.3</text:p>
          </table:table-cell>
          <table:table-cell table:style-name="ce88" office:value-type="string" calcext:value-type="string">
            <text:p>9.2</text:p>
          </table:table-cell>
          <table:table-cell table:style-name="ce94" office:value-type="string" calcext:value-type="string">
            <text:p>0.3</text:p>
          </table:table-cell>
          <table:table-cell table:style-name="ce84"/>
          <table:table-cell table:style-name="ce80" table:number-columns-repeated="3"/>
          <table:table-cell table:style-name="ce82" office:value-type="string" calcext:value-type="string">
            <text:p>Linux x86-64(Oracle Linux 4)</text:p>
          </table:table-cell>
          <table:table-cell table:style-name="ce79"/>
          <table:table-cell table:style-name="ce83" office:value-type="string" calcext:value-type="string">
            <text:p>-- NO ENCUENTRO MI OPCIÓN --</text:p>
          </table:table-cell>
          <table:table-cell table:style-name="ce75"/>
          <table:table-cell table:style-name="ce112"/>
          <table:table-cell table:style-name="ce75"/>
          <table:table-cell table:style-name="ce73" office:value-type="string" calcext:value-type="string">
            <text:p>SPARC M5</text:p>
          </table:table-cell>
          <table:table-cell table:style-name="ce75" office:value-type="float" office:value="0.5" calcext:value-type="float">
            <text:p>0,5</text:p>
          </table:table-cell>
          <table:table-cell table:style-name="ce75" table:number-columns-repeated="4"/>
          <table:table-cell table:style-name="ce79" table:number-columns-repeated="2"/>
          <table:table-cell table:style-name="ce73"/>
          <table:table-cell table:style-name="ce118" table:formula="of:=IF(ISBLANK([Servidores.K23]);IF(ISBLANK([Servidores.C23]);&quot;&quot;;[Servidores.C23]);[Servidores.K23])" office:value-type="string" office:string-value="vmwlsi02" calcext:value-type="string">
            <text:p>vmwlsi02</text:p>
          </table:table-cell>
          <table:table-cell table:style-name="ce118"/>
          <table:table-cell table:number-columns-repeated="997"/>
        </table:table-row>
        <table:table-row table:style-name="ro18">
          <table:table-cell table:style-name="ce75" table:number-columns-repeated="2"/>
          <table:table-cell table:style-name="ce79"/>
          <table:table-cell table:style-name="ce82" office:value-type="string" calcext:value-type="string">
            <text:p>Oracle Database Enterprise Edition 9.2.0.2</text:p>
          </table:table-cell>
          <table:table-cell table:style-name="ce88" office:value-type="string" calcext:value-type="string">
            <text:p>9.2</text:p>
          </table:table-cell>
          <table:table-cell table:style-name="ce94" office:value-type="string" calcext:value-type="string">
            <text:p>0.2</text:p>
          </table:table-cell>
          <table:table-cell table:style-name="ce84"/>
          <table:table-cell table:style-name="ce80" table:number-columns-repeated="3"/>
          <table:table-cell table:style-name="ce82" office:value-type="string" calcext:value-type="string">
            <text:p>Linux x86-64(Oracle Linux 5)</text:p>
          </table:table-cell>
          <table:table-cell table:style-name="ce79"/>
          <table:table-cell table:style-name="ce85"/>
          <table:table-cell table:style-name="ce75"/>
          <table:table-cell table:style-name="ce112"/>
          <table:table-cell table:style-name="ce75"/>
          <table:table-cell table:style-name="ce73" office:value-type="string" calcext:value-type="string">
            <text:p>SPARC M6</text:p>
          </table:table-cell>
          <table:table-cell table:style-name="ce75" office:value-type="float" office:value="0.5" calcext:value-type="float">
            <text:p>0,5</text:p>
          </table:table-cell>
          <table:table-cell table:style-name="ce75" table:number-columns-repeated="4"/>
          <table:table-cell table:style-name="ce79" table:number-columns-repeated="2"/>
          <table:table-cell table:style-name="ce74"/>
          <table:table-cell table:style-name="ce118" table:formula="of:=IF(ISBLANK([Servidores.K24]);IF(ISBLANK([Servidores.C24]);&quot;&quot;;[Servidores.C24]);[Servidores.K24])" office:value-type="string" office:string-value="vmwlsi03" calcext:value-type="string">
            <text:p>vmwlsi03</text:p>
          </table:table-cell>
          <table:table-cell table:style-name="ce120"/>
          <table:table-cell table:number-columns-repeated="997"/>
        </table:table-row>
        <table:table-row table:style-name="ro18">
          <table:table-cell table:style-name="ce75" table:number-columns-repeated="2"/>
          <table:table-cell table:style-name="ce80"/>
          <table:table-cell table:style-name="ce82" office:value-type="string" calcext:value-type="string">
            <text:p>Oracle Database Enterprise Edition 9.2.0.1</text:p>
          </table:table-cell>
          <table:table-cell table:style-name="ce88" office:value-type="string" calcext:value-type="string">
            <text:p>9.2</text:p>
          </table:table-cell>
          <table:table-cell table:style-name="ce94" office:value-type="string" calcext:value-type="string">
            <text:p>0.1</text:p>
          </table:table-cell>
          <table:table-cell table:style-name="ce84"/>
          <table:table-cell table:style-name="ce80" table:number-columns-repeated="3"/>
          <table:table-cell table:style-name="ce82" office:value-type="string" calcext:value-type="string">
            <text:p>Linux x86-64(Oracle Linux 6)</text:p>
          </table:table-cell>
          <table:table-cell table:style-name="ce79"/>
          <table:table-cell table:style-name="ce85"/>
          <table:table-cell table:style-name="ce75"/>
          <table:table-cell table:style-name="ce112"/>
          <table:table-cell table:style-name="ce75"/>
          <table:table-cell table:style-name="ce73" office:value-type="string" calcext:value-type="string">
            <text:p>Sun and Fujitsu SPARC64 VI, VII</text:p>
          </table:table-cell>
          <table:table-cell table:style-name="ce75" office:value-type="float" office:value="0.75" calcext:value-type="float">
            <text:p>0,75</text:p>
          </table:table-cell>
          <table:table-cell table:style-name="ce75" table:number-columns-repeated="4"/>
          <table:table-cell table:style-name="ce79" table:number-columns-repeated="2"/>
          <table:table-cell table:style-name="ce75"/>
          <table:table-cell table:style-name="ce118" table:formula="of:=IF(ISBLANK([Servidores.K25]);IF(ISBLANK([Servidores.C25]);&quot;&quot;;[Servidores.C25]);[Servidores.K25])" office:value-type="string" office:string-value="vmwlsi04" calcext:value-type="string">
            <text:p>vmwlsi04</text:p>
          </table:table-cell>
          <table:table-cell table:style-name="ce75"/>
          <table:table-cell table:number-columns-repeated="997"/>
        </table:table-row>
        <table:table-row table:style-name="ro18">
          <table:table-cell table:style-name="ce75" table:number-columns-repeated="2"/>
          <table:table-cell table:style-name="ce79"/>
          <table:table-cell table:style-name="ce82" office:value-type="string" calcext:value-type="string">
            <text:p>Oracle Database Enterprise Edition 9.0.1.5</text:p>
          </table:table-cell>
          <table:table-cell table:style-name="ce88" office:value-type="string" calcext:value-type="string">
            <text:p>9.0</text:p>
          </table:table-cell>
          <table:table-cell table:style-name="ce94" office:value-type="string" calcext:value-type="string">
            <text:p>1.5</text:p>
          </table:table-cell>
          <table:table-cell table:style-name="ce84"/>
          <table:table-cell table:style-name="ce80" table:number-columns-repeated="3"/>
          <table:table-cell table:style-name="ce82" office:value-type="string" calcext:value-type="string">
            <text:p>Linux x86-64(Oracle Linux 7)</text:p>
          </table:table-cell>
          <table:table-cell table:style-name="ce79"/>
          <table:table-cell table:style-name="ce84"/>
          <table:table-cell table:style-name="ce75"/>
          <table:table-cell table:style-name="ce112"/>
          <table:table-cell table:style-name="ce75"/>
          <table:table-cell table:style-name="ce73" office:value-type="string" calcext:value-type="string">
            <text:p>Sun UltraSPARC IV, IV+, or earlier Multicore chips</text:p>
          </table:table-cell>
          <table:table-cell table:style-name="ce75" office:value-type="float" office:value="0.75" calcext:value-type="float">
            <text:p>0,75</text:p>
          </table:table-cell>
          <table:table-cell table:style-name="ce75" table:number-columns-repeated="4"/>
          <table:table-cell table:style-name="ce79" table:number-columns-repeated="2"/>
          <table:table-cell table:style-name="ce75"/>
          <table:table-cell table:style-name="ce118" table:formula="of:=IF(ISBLANK([Servidores.K26]);IF(ISBLANK([Servidores.C26]);&quot;&quot;;[Servidores.C26]);[Servidores.K26])" office:value-type="string" office:string-value="vmwlsp01" calcext:value-type="string">
            <text:p>vmwlsp01</text:p>
          </table:table-cell>
          <table:table-cell table:style-name="ce75"/>
          <table:table-cell table:number-columns-repeated="997"/>
        </table:table-row>
        <table:table-row table:style-name="ro18">
          <table:table-cell table:style-name="ce75" table:number-columns-repeated="2"/>
          <table:table-cell table:style-name="ce79"/>
          <table:table-cell table:style-name="ce82" office:value-type="string" calcext:value-type="string">
            <text:p>Oracle Database Enterprise Edition 9.0.1.4</text:p>
          </table:table-cell>
          <table:table-cell table:style-name="ce88" office:value-type="string" calcext:value-type="string">
            <text:p>9.0</text:p>
          </table:table-cell>
          <table:table-cell table:style-name="ce94" office:value-type="string" calcext:value-type="string">
            <text:p>1.4</text:p>
          </table:table-cell>
          <table:table-cell table:style-name="ce84"/>
          <table:table-cell table:style-name="ce80" table:number-columns-repeated="3"/>
          <table:table-cell table:style-name="ce82" office:value-type="string" calcext:value-type="string">
            <text:p>Linux x86-64(Red Hat Enterprise 3)</text:p>
          </table:table-cell>
          <table:table-cell table:style-name="ce79"/>
          <table:table-cell table:style-name="ce84"/>
          <table:table-cell table:style-name="ce75"/>
          <table:table-cell table:style-name="ce112"/>
          <table:table-cell table:style-name="ce75"/>
          <table:table-cell table:style-name="ce73" office:value-type="string" calcext:value-type="string">
            <text:p>Sun UltraSPARC T2</text:p>
          </table:table-cell>
          <table:table-cell table:style-name="ce75" office:value-type="float" office:value="0.75" calcext:value-type="float">
            <text:p>0,75</text:p>
          </table:table-cell>
          <table:table-cell table:style-name="ce75" table:number-columns-repeated="4"/>
          <table:table-cell table:style-name="ce79" table:number-columns-repeated="2"/>
          <table:table-cell table:style-name="ce75"/>
          <table:table-cell table:style-name="ce118" table:formula="of:=IF(ISBLANK([Servidores.K27]);IF(ISBLANK([Servidores.C27]);&quot;&quot;;[Servidores.C27]);[Servidores.K27])" office:value-type="string" office:string-value="vmwlsp02" calcext:value-type="string">
            <text:p>vmwlsp02</text:p>
          </table:table-cell>
          <table:table-cell table:style-name="ce75"/>
          <table:table-cell table:number-columns-repeated="997"/>
        </table:table-row>
        <table:table-row table:style-name="ro18">
          <table:table-cell table:style-name="ce75" table:number-columns-repeated="2"/>
          <table:table-cell table:style-name="ce79"/>
          <table:table-cell table:style-name="ce82" office:value-type="string" calcext:value-type="string">
            <text:p>Oracle Database Enterprise Edition 9.0.1.3</text:p>
          </table:table-cell>
          <table:table-cell table:style-name="ce88" office:value-type="string" calcext:value-type="string">
            <text:p>9.0</text:p>
          </table:table-cell>
          <table:table-cell table:style-name="ce94" office:value-type="string" calcext:value-type="string">
            <text:p>1.3</text:p>
          </table:table-cell>
          <table:table-cell table:style-name="ce82"/>
          <table:table-cell table:style-name="ce79" table:number-columns-repeated="3"/>
          <table:table-cell table:style-name="ce82" office:value-type="string" calcext:value-type="string">
            <text:p>Linux x86-64(Red Hat Enterprise 4)</text:p>
          </table:table-cell>
          <table:table-cell table:style-name="ce79"/>
          <table:table-cell table:style-name="ce84"/>
          <table:table-cell table:style-name="ce75"/>
          <table:table-cell table:style-name="ce112"/>
          <table:table-cell table:style-name="ce75"/>
          <table:table-cell table:style-name="ce73" office:value-type="string" calcext:value-type="string">
            <text:p>HP PA-RISC</text:p>
          </table:table-cell>
          <table:table-cell table:style-name="ce75" office:value-type="float" office:value="0.75" calcext:value-type="float">
            <text:p>0,75</text:p>
          </table:table-cell>
          <table:table-cell table:style-name="ce75" table:number-columns-repeated="4"/>
          <table:table-cell table:style-name="ce79" table:number-columns-repeated="2"/>
          <table:table-cell table:style-name="ce75"/>
          <table:table-cell table:style-name="ce118" table:formula="of:=IF(ISBLANK([Servidores.K28]);IF(ISBLANK([Servidores.C28]);&quot;&quot;;[Servidores.C28]);[Servidores.K28])" office:value-type="string" office:string-value="vmwlsp03" calcext:value-type="string">
            <text:p>vmwlsp03</text:p>
          </table:table-cell>
          <table:table-cell table:style-name="ce75"/>
          <table:table-cell table:number-columns-repeated="997"/>
        </table:table-row>
        <table:table-row table:style-name="ro18">
          <table:table-cell table:style-name="ce75" table:number-columns-repeated="2"/>
          <table:table-cell table:style-name="ce79"/>
          <table:table-cell table:style-name="ce82" office:value-type="string" calcext:value-type="string">
            <text:p>Oracle Database Enterprise Edition 9.0.1.2</text:p>
          </table:table-cell>
          <table:table-cell table:style-name="ce88" office:value-type="string" calcext:value-type="string">
            <text:p>9.0</text:p>
          </table:table-cell>
          <table:table-cell table:style-name="ce94" office:value-type="string" calcext:value-type="string">
            <text:p>1.2</text:p>
          </table:table-cell>
          <table:table-cell table:style-name="ce82"/>
          <table:table-cell table:style-name="ce79" table:number-columns-repeated="3"/>
          <table:table-cell table:style-name="ce82" office:value-type="string" calcext:value-type="string">
            <text:p>Linux x86-64(Red Hat Enterprise 5)</text:p>
          </table:table-cell>
          <table:table-cell table:style-name="ce79"/>
          <table:table-cell table:style-name="ce84"/>
          <table:table-cell table:style-name="ce75" table:number-columns-repeated="3"/>
          <table:table-cell table:style-name="ce73" office:value-type="string" calcext:value-type="string">
            <text:p>IBM POWER5+ or earlier Multicore chips</text:p>
          </table:table-cell>
          <table:table-cell table:style-name="ce75" office:value-type="float" office:value="0.75" calcext:value-type="float">
            <text:p>0,75</text:p>
          </table:table-cell>
          <table:table-cell table:style-name="ce75" table:number-columns-repeated="4"/>
          <table:table-cell table:style-name="ce79" table:number-columns-repeated="2"/>
          <table:table-cell table:style-name="ce75"/>
          <table:table-cell table:style-name="ce118" table:formula="of:=IF(ISBLANK([Servidores.K29]);IF(ISBLANK([Servidores.C29]);&quot;&quot;;[Servidores.C29]);[Servidores.K29])" office:value-type="string" office:string-value="vmwlsp04" calcext:value-type="string">
            <text:p>vmwlsp04</text:p>
          </table:table-cell>
          <table:table-cell table:style-name="ce75"/>
          <table:table-cell table:number-columns-repeated="997"/>
        </table:table-row>
        <table:table-row table:style-name="ro18">
          <table:table-cell table:style-name="ce75" table:number-columns-repeated="2"/>
          <table:table-cell table:style-name="ce80"/>
          <table:table-cell table:style-name="ce82" office:value-type="string" calcext:value-type="string">
            <text:p>Oracle Database Enterprise Edition 9.0.1.1</text:p>
          </table:table-cell>
          <table:table-cell table:style-name="ce88" office:value-type="string" calcext:value-type="string">
            <text:p>9.0</text:p>
          </table:table-cell>
          <table:table-cell table:style-name="ce94" office:value-type="string" calcext:value-type="string">
            <text:p>1.1</text:p>
          </table:table-cell>
          <table:table-cell table:style-name="ce82"/>
          <table:table-cell table:style-name="ce79" table:number-columns-repeated="3"/>
          <table:table-cell table:style-name="ce82" office:value-type="string" calcext:value-type="string">
            <text:p>Linux x86-64(Red Hat Enterprise 6)</text:p>
          </table:table-cell>
          <table:table-cell table:style-name="ce79"/>
          <table:table-cell table:style-name="ce84"/>
          <table:table-cell table:style-name="ce75" table:number-columns-repeated="3"/>
          <table:table-cell table:style-name="ce73" office:value-type="string" calcext:value-type="string">
            <text:p>All Single Core Chips</text:p>
          </table:table-cell>
          <table:table-cell table:style-name="ce75" office:value-type="float" office:value="1" calcext:value-type="float">
            <text:p>1</text:p>
          </table:table-cell>
          <table:table-cell table:style-name="ce75" table:number-columns-repeated="4"/>
          <table:table-cell table:style-name="ce79" table:number-columns-repeated="2"/>
          <table:table-cell table:style-name="ce75"/>
          <table:table-cell table:style-name="ce118" table:formula="of:=IF(ISBLANK([Servidores.K30]);IF(ISBLANK([Servidores.C30]);&quot;&quot;;[Servidores.C30]);[Servidores.K30])" office:value-type="string" office:string-value="vmwlsp05" calcext:value-type="string">
            <text:p>vmwlsp05</text:p>
          </table:table-cell>
          <table:table-cell table:style-name="ce75"/>
          <table:table-cell table:number-columns-repeated="997"/>
        </table:table-row>
        <table:table-row table:style-name="ro18">
          <table:table-cell table:style-name="ce75" table:number-columns-repeated="2"/>
          <table:table-cell table:style-name="ce80"/>
          <table:table-cell table:style-name="ce82" office:value-type="string" calcext:value-type="string">
            <text:p>Oracle Database Enterprise Edition 9.0.1.0</text:p>
          </table:table-cell>
          <table:table-cell table:style-name="ce88" office:value-type="string" calcext:value-type="string">
            <text:p>9.0</text:p>
          </table:table-cell>
          <table:table-cell table:style-name="ce94" office:value-type="string" calcext:value-type="string">
            <text:p>1.0</text:p>
          </table:table-cell>
          <table:table-cell table:style-name="ce82"/>
          <table:table-cell table:style-name="ce79" table:number-columns-repeated="3"/>
          <table:table-cell table:style-name="ce102" office:value-type="string" calcext:value-type="string">
            <text:p>Microsoft Windows x86 (32-bit)(Server 2003)</text:p>
          </table:table-cell>
          <table:table-cell table:style-name="ce79"/>
          <table:table-cell table:style-name="ce82"/>
          <table:table-cell table:style-name="ce75" table:number-columns-repeated="3"/>
          <table:table-cell table:style-name="ce73" office:value-type="string" calcext:value-type="string">
            <text:p>Intel Itanium Series 93XX (For servers purchased on or after Dec 1st, 2010)</text:p>
          </table:table-cell>
          <table:table-cell table:style-name="ce75" office:value-type="float" office:value="1" calcext:value-type="float">
            <text:p>1</text:p>
          </table:table-cell>
          <table:table-cell table:style-name="ce75" table:number-columns-repeated="4"/>
          <table:table-cell table:style-name="ce79" table:number-columns-repeated="2"/>
          <table:table-cell table:style-name="ce75"/>
          <table:table-cell table:style-name="ce118" table:formula="of:=IF(ISBLANK([Servidores.K31]);IF(ISBLANK([Servidores.C31]);&quot;&quot;;[Servidores.C31]);[Servidores.K31])" office:value-type="string" office:string-value="vmwlsp06" calcext:value-type="string">
            <text:p>vmwlsp06</text:p>
          </table:table-cell>
          <table:table-cell table:style-name="ce75"/>
          <table:table-cell table:number-columns-repeated="997"/>
        </table:table-row>
        <table:table-row table:style-name="ro18">
          <table:table-cell table:style-name="ce75" table:number-columns-repeated="2"/>
          <table:table-cell table:style-name="ce80"/>
          <table:table-cell table:style-name="ce82" office:value-type="string" calcext:value-type="string">
            <text:p>Oracle Database Enterprise Edition 8.1.7.4</text:p>
          </table:table-cell>
          <table:table-cell table:style-name="ce88" office:value-type="string" calcext:value-type="string">
            <text:p>8.1</text:p>
          </table:table-cell>
          <table:table-cell table:style-name="ce94" office:value-type="string" calcext:value-type="string">
            <text:p>7.4</text:p>
          </table:table-cell>
          <table:table-cell table:style-name="ce82"/>
          <table:table-cell table:style-name="ce79" table:number-columns-repeated="3"/>
          <table:table-cell table:style-name="ce82" office:value-type="string" calcext:value-type="string">
            <text:p>Microsoft Windows x64 (64-bit)(2000)</text:p>
          </table:table-cell>
          <table:table-cell table:style-name="ce79"/>
          <table:table-cell table:style-name="ce82"/>
          <table:table-cell table:style-name="ce75" table:number-columns-repeated="3"/>
          <table:table-cell table:style-name="ce73" office:value-type="string" calcext:value-type="string">
            <text:p>Intel itanium Series 95XX</text:p>
          </table:table-cell>
          <table:table-cell table:style-name="ce75" office:value-type="float" office:value="1" calcext:value-type="float">
            <text:p>1</text:p>
          </table:table-cell>
          <table:table-cell table:style-name="ce75" table:number-columns-repeated="4"/>
          <table:table-cell table:style-name="ce79" table:number-columns-repeated="2"/>
          <table:table-cell table:style-name="ce75"/>
          <table:table-cell table:style-name="ce118" table:formula="of:=IF(ISBLANK([Servidores.K32]);IF(ISBLANK([Servidores.C32]);&quot;&quot;;[Servidores.C32]);[Servidores.K32])" office:value-type="string" office:string-value="vmwlsp07" calcext:value-type="string">
            <text:p>vmwlsp07</text:p>
          </table:table-cell>
          <table:table-cell table:style-name="ce75"/>
          <table:table-cell table:number-columns-repeated="997"/>
        </table:table-row>
        <table:table-row table:style-name="ro18">
          <table:table-cell table:style-name="ce75" table:number-columns-repeated="2"/>
          <table:table-cell table:style-name="ce80"/>
          <table:table-cell table:style-name="ce82" office:value-type="string" calcext:value-type="string">
            <text:p>Oracle Database Enterprise Edition 8.1.7.3</text:p>
          </table:table-cell>
          <table:table-cell table:style-name="ce88" office:value-type="string" calcext:value-type="string">
            <text:p>8.1</text:p>
          </table:table-cell>
          <table:table-cell table:style-name="ce94" office:value-type="string" calcext:value-type="string">
            <text:p>7.3</text:p>
          </table:table-cell>
          <table:table-cell table:style-name="ce82"/>
          <table:table-cell table:style-name="ce79" table:number-columns-repeated="3"/>
          <table:table-cell table:style-name="ce103" office:value-type="string" calcext:value-type="string">
            <text:p>Microsoft Windows x64 (64-bit)(Server 2003)</text:p>
          </table:table-cell>
          <table:table-cell table:style-name="ce105"/>
          <table:table-cell table:style-name="ce82"/>
          <table:table-cell table:style-name="ce75" table:number-columns-repeated="3"/>
          <table:table-cell table:style-name="ce73" office:value-type="string" calcext:value-type="string">
            <text:p>IBM POWER6</text:p>
          </table:table-cell>
          <table:table-cell table:style-name="ce75" office:value-type="float" office:value="1" calcext:value-type="float">
            <text:p>1</text:p>
          </table:table-cell>
          <table:table-cell table:style-name="ce75" table:number-columns-repeated="4"/>
          <table:table-cell table:style-name="ce79" table:number-columns-repeated="2"/>
          <table:table-cell table:style-name="ce75"/>
          <table:table-cell table:style-name="ce118" table:formula="of:=IF(ISBLANK([Servidores.K33]);IF(ISBLANK([Servidores.C33]);&quot;&quot;;[Servidores.C33]);[Servidores.K33])" office:value-type="string" office:string-value="vmwlsp08" calcext:value-type="string">
            <text:p>vmwlsp08</text:p>
          </table:table-cell>
          <table:table-cell table:style-name="ce75"/>
          <table:table-cell table:number-columns-repeated="997"/>
        </table:table-row>
        <table:table-row table:style-name="ro18">
          <table:table-cell table:style-name="ce75" table:number-columns-repeated="2"/>
          <table:table-cell table:style-name="ce80"/>
          <table:table-cell table:style-name="ce82" office:value-type="string" calcext:value-type="string">
            <text:p>Oracle Database Enterprise Edition 8.1.7.2</text:p>
          </table:table-cell>
          <table:table-cell table:style-name="ce88" office:value-type="string" calcext:value-type="string">
            <text:p>8.1</text:p>
          </table:table-cell>
          <table:table-cell table:style-name="ce94" office:value-type="string" calcext:value-type="string">
            <text:p>7.2</text:p>
          </table:table-cell>
          <table:table-cell table:style-name="ce82"/>
          <table:table-cell table:style-name="ce79" table:number-columns-repeated="3"/>
          <table:table-cell table:style-name="ce82" office:value-type="string" calcext:value-type="string">
            <text:p>Microsoft Windows x64 (64-bit)(Server 2003 R2)</text:p>
          </table:table-cell>
          <table:table-cell table:style-name="ce79"/>
          <table:table-cell table:style-name="ce86"/>
          <table:table-cell table:style-name="ce75" table:number-columns-repeated="3"/>
          <table:table-cell table:style-name="ce73" office:value-type="string" calcext:value-type="string">
            <text:p>IBM POWER7, IBM POWER7+</text:p>
          </table:table-cell>
          <table:table-cell table:style-name="ce75" office:value-type="float" office:value="1" calcext:value-type="float">
            <text:p>1</text:p>
          </table:table-cell>
          <table:table-cell table:style-name="ce75" table:number-columns-repeated="4"/>
          <table:table-cell table:style-name="ce79" table:number-columns-repeated="2"/>
          <table:table-cell table:style-name="ce75"/>
          <table:table-cell table:style-name="ce118" table:formula="of:=IF(ISBLANK([Servidores.K34]);IF(ISBLANK([Servidores.C34]);&quot;&quot;;[Servidores.C34]);[Servidores.K34])" office:value-type="string" office:string-value="cl10vp01" calcext:value-type="string">
            <text:p>cl10vp01</text:p>
          </table:table-cell>
          <table:table-cell table:style-name="ce75"/>
          <table:table-cell table:number-columns-repeated="997"/>
        </table:table-row>
        <table:table-row table:style-name="ro18">
          <table:table-cell table:style-name="ce75" table:number-columns-repeated="2"/>
          <table:table-cell table:style-name="ce80"/>
          <table:table-cell table:style-name="ce82" office:value-type="string" calcext:value-type="string">
            <text:p>Oracle Database Enterprise Edition 8.1.7.1</text:p>
          </table:table-cell>
          <table:table-cell table:style-name="ce88" office:value-type="string" calcext:value-type="string">
            <text:p>8.1</text:p>
          </table:table-cell>
          <table:table-cell table:style-name="ce94" office:value-type="string" calcext:value-type="string">
            <text:p>7.1</text:p>
          </table:table-cell>
          <table:table-cell table:style-name="ce82"/>
          <table:table-cell table:style-name="ce79" table:number-columns-repeated="3"/>
          <table:table-cell table:style-name="ce82" office:value-type="string" calcext:value-type="string">
            <text:p>Microsoft Windows x64 (64-bit)(Server 2008 R2)</text:p>
          </table:table-cell>
          <table:table-cell table:style-name="ce104"/>
          <table:table-cell table:style-name="ce79"/>
          <table:table-cell table:style-name="ce75" table:number-columns-repeated="3"/>
          <table:table-cell table:style-name="ce73" office:value-type="string" calcext:value-type="string">
            <text:p>IBM POWER8</text:p>
          </table:table-cell>
          <table:table-cell table:style-name="ce75" office:value-type="float" office:value="1" calcext:value-type="float">
            <text:p>1</text:p>
          </table:table-cell>
          <table:table-cell table:style-name="ce75" table:number-columns-repeated="4"/>
          <table:table-cell table:style-name="ce79" table:number-columns-repeated="2"/>
          <table:table-cell table:style-name="ce75"/>
          <table:table-cell table:style-name="ce118" table:formula="of:=IF(ISBLANK([Servidores.K35]);IF(ISBLANK([Servidores.C35]);&quot;&quot;;[Servidores.C35]);[Servidores.K35])" office:value-type="string" office:string-value="cl10vp02" calcext:value-type="string">
            <text:p>cl10vp02</text:p>
          </table:table-cell>
          <table:table-cell table:style-name="ce75"/>
          <table:table-cell table:number-columns-repeated="997"/>
        </table:table-row>
        <table:table-row table:style-name="ro18">
          <table:table-cell table:style-name="ce75" table:number-columns-repeated="3"/>
          <table:table-cell table:style-name="ce82" office:value-type="string" calcext:value-type="string">
            <text:p>Oracle Database Enterprise Edition 8.1.7.0</text:p>
          </table:table-cell>
          <table:table-cell table:style-name="ce88" office:value-type="string" calcext:value-type="string">
            <text:p>8.1</text:p>
          </table:table-cell>
          <table:table-cell table:style-name="ce94" office:value-type="string" calcext:value-type="string">
            <text:p>7.0</text:p>
          </table:table-cell>
          <table:table-cell table:style-name="ce82"/>
          <table:table-cell table:style-name="ce79" table:number-columns-repeated="3"/>
          <table:table-cell table:style-name="ce100" office:value-type="string" calcext:value-type="string">
            <text:p>Microsoft Windows x64 (64-bit)(XP)</text:p>
          </table:table-cell>
          <table:table-cell table:style-name="ce106"/>
          <table:table-cell table:style-name="ce79"/>
          <table:table-cell table:style-name="ce75" table:number-columns-repeated="3"/>
          <table:table-cell table:style-name="ce84" office:value-type="string" calcext:value-type="string">
            <text:p>IBM System z (z10 and earlier)</text:p>
          </table:table-cell>
          <table:table-cell table:style-name="ce75" office:value-type="float" office:value="1" calcext:value-type="float">
            <text:p>1</text:p>
          </table:table-cell>
          <table:table-cell table:style-name="ce75" table:number-columns-repeated="4"/>
          <table:table-cell table:style-name="ce79" table:number-columns-repeated="2"/>
          <table:table-cell table:style-name="ce75"/>
          <table:table-cell table:style-name="ce118" table:formula="of:=IF(ISBLANK([Servidores.K36]);IF(ISBLANK([Servidores.C36]);&quot;&quot;;[Servidores.C36]);[Servidores.K36])" office:value-type="string" office:string-value="cl10vp03" calcext:value-type="string">
            <text:p>cl10vp03</text:p>
          </table:table-cell>
          <table:table-cell table:style-name="ce75"/>
          <table:table-cell table:number-columns-repeated="997"/>
        </table:table-row>
        <table:table-row table:style-name="ro18">
          <table:table-cell table:style-name="ce75" table:number-columns-repeated="3"/>
          <table:table-cell table:style-name="ce82" office:value-type="string" calcext:value-type="string">
            <text:p>Oracle Database Enterprise Edition 8.0.6.3</text:p>
          </table:table-cell>
          <table:table-cell table:style-name="ce88" office:value-type="string" calcext:value-type="string">
            <text:p>8.0</text:p>
          </table:table-cell>
          <table:table-cell table:style-name="ce94" office:value-type="string" calcext:value-type="string">
            <text:p>6.3</text:p>
          </table:table-cell>
          <table:table-cell table:style-name="ce82"/>
          <table:table-cell table:style-name="ce79" table:number-columns-repeated="3"/>
          <table:table-cell table:style-name="ce82" office:value-type="string" calcext:value-type="string">
            <text:p>Oracle Solaris on x86 (32-bit)(10)</text:p>
          </table:table-cell>
          <table:table-cell table:style-name="ce79" table:number-columns-repeated="2"/>
          <table:table-cell table:style-name="ce75" table:number-columns-repeated="3"/>
          <table:table-cell table:style-name="ce73" office:value-type="string" calcext:value-type="string">
            <text:p>All Other Multicore chips</text:p>
          </table:table-cell>
          <table:table-cell table:style-name="ce75" office:value-type="float" office:value="1" calcext:value-type="float">
            <text:p>1</text:p>
          </table:table-cell>
          <table:table-cell table:style-name="ce75" table:number-columns-repeated="4"/>
          <table:table-cell table:style-name="ce79" table:number-columns-repeated="2"/>
          <table:table-cell table:style-name="ce75"/>
          <table:table-cell table:style-name="ce118" table:formula="of:=IF(ISBLANK([Servidores.K37]);IF(ISBLANK([Servidores.C37]);&quot;&quot;;[Servidores.C37]);[Servidores.K37])" office:value-type="string" office:string-value="cl11vp01" calcext:value-type="string">
            <text:p>cl11vp01</text:p>
          </table:table-cell>
          <table:table-cell table:style-name="ce75"/>
          <table:table-cell table:number-columns-repeated="997"/>
        </table:table-row>
        <table:table-row table:style-name="ro18">
          <table:table-cell table:style-name="ce75" table:number-columns-repeated="3"/>
          <table:table-cell table:style-name="ce82" office:value-type="string" calcext:value-type="string">
            <text:p>Oracle Database Enterprise Edition 8.0.6.2</text:p>
          </table:table-cell>
          <table:table-cell table:style-name="ce88" office:value-type="string" calcext:value-type="string">
            <text:p>8.0</text:p>
          </table:table-cell>
          <table:table-cell table:style-name="ce94" office:value-type="string" calcext:value-type="string">
            <text:p>6.2</text:p>
          </table:table-cell>
          <table:table-cell table:style-name="ce82"/>
          <table:table-cell table:style-name="ce79" table:number-columns-repeated="3"/>
          <table:table-cell table:style-name="ce82" office:value-type="string" calcext:value-type="string">
            <text:p>Oracle Solaris on SPARC (64-bit)(9)</text:p>
          </table:table-cell>
          <table:table-cell table:style-name="ce79"/>
          <table:table-cell table:style-name="ce75" table:number-columns-repeated="4"/>
          <table:table-cell table:style-name="ce73"/>
          <table:table-cell table:style-name="ce75" table:number-columns-repeated="5"/>
          <table:table-cell table:style-name="ce79" table:number-columns-repeated="2"/>
          <table:table-cell table:style-name="ce75"/>
          <table:table-cell table:style-name="ce118" table:formula="of:=IF(ISBLANK([Servidores.K38]);IF(ISBLANK([Servidores.C38]);&quot;&quot;;[Servidores.C38]);[Servidores.K38])" office:value-type="string" office:string-value="cl11vp02" calcext:value-type="string">
            <text:p>cl11vp02</text:p>
          </table:table-cell>
          <table:table-cell table:style-name="ce75"/>
          <table:table-cell table:number-columns-repeated="997"/>
        </table:table-row>
        <table:table-row table:style-name="ro18">
          <table:table-cell table:style-name="ce75" table:number-columns-repeated="3"/>
          <table:table-cell table:style-name="ce82" office:value-type="string" calcext:value-type="string">
            <text:p>Oracle Database Enterprise Edition 8.0.6.1</text:p>
          </table:table-cell>
          <table:table-cell table:style-name="ce88" office:value-type="string" calcext:value-type="string">
            <text:p>8.0</text:p>
          </table:table-cell>
          <table:table-cell table:style-name="ce94" office:value-type="string" calcext:value-type="string">
            <text:p>6.1</text:p>
          </table:table-cell>
          <table:table-cell table:style-name="ce82"/>
          <table:table-cell table:style-name="ce79" table:number-columns-repeated="3"/>
          <table:table-cell table:style-name="ce82" office:value-type="string" calcext:value-type="string">
            <text:p>Oracle Solaris on SPARC (64-bit)(10)</text:p>
          </table:table-cell>
          <table:table-cell table:style-name="ce79"/>
          <table:table-cell table:style-name="ce75" table:number-columns-repeated="4"/>
          <table:table-cell table:style-name="ce73"/>
          <table:table-cell table:style-name="ce75" table:number-columns-repeated="5"/>
          <table:table-cell table:style-name="ce79" table:number-columns-repeated="2"/>
          <table:table-cell table:style-name="ce75"/>
          <table:table-cell table:style-name="ce118" table:formula="of:=IF(ISBLANK([Servidores.K39]);IF(ISBLANK([Servidores.C39]);&quot;&quot;;[Servidores.C39]);[Servidores.K39])" office:value-type="string" office:string-value="cl11vp03" calcext:value-type="string">
            <text:p>cl11vp03</text:p>
          </table:table-cell>
          <table:table-cell table:style-name="ce75"/>
          <table:table-cell table:number-columns-repeated="997"/>
        </table:table-row>
        <table:table-row table:style-name="ro18">
          <table:table-cell table:style-name="ce75" table:number-columns-repeated="3"/>
          <table:table-cell table:style-name="ce82" office:value-type="string" calcext:value-type="string">
            <text:p>Oracle Database Enterprise Edition 8.0.6.0</text:p>
          </table:table-cell>
          <table:table-cell table:style-name="ce88" office:value-type="string" calcext:value-type="string">
            <text:p>8.0</text:p>
          </table:table-cell>
          <table:table-cell table:style-name="ce94" office:value-type="string" calcext:value-type="string">
            <text:p>6.0</text:p>
          </table:table-cell>
          <table:table-cell table:style-name="ce82"/>
          <table:table-cell table:style-name="ce79" table:number-columns-repeated="3"/>
          <table:table-cell table:style-name="ce82" office:value-type="string" calcext:value-type="string">
            <text:p>Oracle Solaris on SPARC (64-bit)(11)</text:p>
          </table:table-cell>
          <table:table-cell table:style-name="ce79"/>
          <table:table-cell table:style-name="ce75" table:number-columns-repeated="4"/>
          <table:table-cell table:style-name="ce73"/>
          <table:table-cell table:style-name="ce75" table:number-columns-repeated="5"/>
          <table:table-cell table:style-name="ce79" table:number-columns-repeated="2"/>
          <table:table-cell table:style-name="ce75"/>
          <table:table-cell table:style-name="ce118" table:formula="of:=IF(ISBLANK([Servidores.K40]);IF(ISBLANK([Servidores.C40]);&quot;&quot;;[Servidores.C40]);[Servidores.K40])" office:value-type="string" office:string-value="clivmwlsp01" calcext:value-type="string">
            <text:p>clivmwlsp01</text:p>
          </table:table-cell>
          <table:table-cell table:style-name="ce75"/>
          <table:table-cell table:number-columns-repeated="997"/>
        </table:table-row>
        <table:table-row table:style-name="ro18">
          <table:table-cell table:style-name="ce75" table:number-columns-repeated="3"/>
          <table:table-cell table:style-name="ce82" office:value-type="string" calcext:value-type="string">
            <text:p>Oracle Database Enterprise Edition 7.3.4</text:p>
          </table:table-cell>
          <table:table-cell table:style-name="ce88" office:value-type="string" calcext:value-type="string">
            <text:p>7.3</text:p>
          </table:table-cell>
          <table:table-cell table:style-name="ce94" office:value-type="string" calcext:value-type="string">
            <text:p>4.x</text:p>
          </table:table-cell>
          <table:table-cell table:style-name="ce82"/>
          <table:table-cell table:style-name="ce79" table:number-columns-repeated="3"/>
          <table:table-cell table:style-name="ce82" office:value-type="string" calcext:value-type="string">
            <text:p>SunOS 5.9 Generic (64-bit)</text:p>
          </table:table-cell>
          <table:table-cell table:style-name="ce79"/>
          <table:table-cell table:style-name="ce75" table:number-columns-repeated="4"/>
          <table:table-cell table:style-name="ce73"/>
          <table:table-cell table:style-name="ce75" table:number-columns-repeated="5"/>
          <table:table-cell table:style-name="ce79" table:number-columns-repeated="2"/>
          <table:table-cell table:style-name="ce75"/>
          <table:table-cell table:style-name="ce118" table:formula="of:=IF(ISBLANK([Servidores.K41]);IF(ISBLANK([Servidores.C41]);&quot;&quot;;[Servidores.C41]);[Servidores.K41])" office:value-type="string" office:string-value="clivmwlsc01" calcext:value-type="string">
            <text:p>clivmwlsc01</text:p>
          </table:table-cell>
          <table:table-cell table:style-name="ce75"/>
          <table:table-cell table:number-columns-repeated="997"/>
        </table:table-row>
        <table:table-row table:style-name="ro18">
          <table:table-cell table:style-name="ce75" table:number-columns-repeated="3"/>
          <table:table-cell table:style-name="ce83" office:value-type="string" calcext:value-type="string">
            <text:p>-- NO ENCUENTRO MI OPCIÓN --</text:p>
          </table:table-cell>
          <table:table-cell table:style-name="ce89"/>
          <table:table-cell table:style-name="ce95"/>
          <table:table-cell table:style-name="ce82"/>
          <table:table-cell table:style-name="ce79" table:number-columns-repeated="3"/>
          <table:table-cell table:style-name="ce83" office:value-type="string" calcext:value-type="string">
            <text:p>-- NO ENCUENTRO MI OPCIÓN --</text:p>
          </table:table-cell>
          <table:table-cell table:style-name="ce107"/>
          <table:table-cell table:style-name="ce75" table:number-columns-repeated="4"/>
          <table:table-cell table:style-name="ce73"/>
          <table:table-cell table:style-name="ce75" table:number-columns-repeated="5"/>
          <table:table-cell table:style-name="ce79" table:number-columns-repeated="2"/>
          <table:table-cell table:style-name="ce75"/>
          <table:table-cell table:style-name="ce118" table:formula="of:=IF(ISBLANK([Servidores.K42]);IF(ISBLANK([Servidores.C42]);&quot;&quot;;[Servidores.C42]);[Servidores.K42])" office:value-type="string" office:string-value="clivmwlsi01" calcext:value-type="string">
            <text:p>clivmwlsi01</text:p>
          </table:table-cell>
          <table:table-cell table:style-name="ce75"/>
          <table:table-cell table:number-columns-repeated="997"/>
        </table:table-row>
        <table:table-row table:style-name="ro18">
          <table:table-cell table:style-name="ce75" table:number-columns-repeated="3"/>
          <table:table-cell table:style-name="ce84"/>
          <table:table-cell table:style-name="ce89"/>
          <table:table-cell table:style-name="ce95"/>
          <table:table-cell table:style-name="ce82"/>
          <table:table-cell table:style-name="ce79" table:number-columns-repeated="3"/>
          <table:table-cell table:style-name="ce85"/>
          <table:table-cell table:style-name="ce79"/>
          <table:table-cell table:style-name="ce75" table:number-columns-repeated="4"/>
          <table:table-cell table:style-name="ce73"/>
          <table:table-cell table:style-name="ce75" table:number-columns-repeated="5"/>
          <table:table-cell table:style-name="ce79" table:number-columns-repeated="2"/>
          <table:table-cell table:style-name="ce75"/>
          <table:table-cell table:style-name="ce118" table:formula="of:=IF(ISBLANK([Servidores.K43]);IF(ISBLANK([Servidores.C43]);&quot;&quot;;[Servidores.C43]);[Servidores.K43])" office:value-type="string" office:string-value="gen.bd" calcext:value-type="string">
            <text:p>gen.bd</text:p>
          </table:table-cell>
          <table:table-cell table:style-name="ce75"/>
          <table:table-cell table:number-columns-repeated="997"/>
        </table:table-row>
        <table:table-row table:style-name="ro18">
          <table:table-cell table:style-name="ce75" table:number-columns-repeated="3"/>
          <table:table-cell table:style-name="ce85"/>
          <table:table-cell table:style-name="ce89"/>
          <table:table-cell table:style-name="ce95"/>
          <table:table-cell table:style-name="ce86"/>
          <table:table-cell table:style-name="ce79" table:number-columns-repeated="3"/>
          <table:table-cell table:style-name="ce85"/>
          <table:table-cell table:style-name="ce79"/>
          <table:table-cell table:style-name="ce75" table:number-columns-repeated="4"/>
          <table:table-cell table:style-name="ce73"/>
          <table:table-cell table:style-name="ce75" table:number-columns-repeated="5"/>
          <table:table-cell table:style-name="ce79" table:number-columns-repeated="2"/>
          <table:table-cell table:style-name="ce75"/>
          <table:table-cell table:style-name="ce118" table:formula="of:=IF(ISBLANK([Servidores.K44]);IF(ISBLANK([Servidores.C44]);&quot;&quot;;[Servidores.C44]);[Servidores.K44])" office:value-type="string" office:string-value="vmceroas01" calcext:value-type="string">
            <text:p>vmceroas01</text:p>
          </table:table-cell>
          <table:table-cell table:style-name="ce75"/>
          <table:table-cell table:number-columns-repeated="997"/>
        </table:table-row>
        <table:table-row table:style-name="ro18">
          <table:table-cell table:style-name="ce75" table:number-columns-repeated="3"/>
          <table:table-cell table:style-name="ce84"/>
          <table:table-cell table:style-name="ce88"/>
          <table:table-cell table:style-name="ce94"/>
          <table:table-cell table:style-name="ce79" table:number-columns-repeated="4"/>
          <table:table-cell table:style-name="ce85"/>
          <table:table-cell table:style-name="ce79"/>
          <table:table-cell table:style-name="ce75" table:number-columns-repeated="4"/>
          <table:table-cell table:style-name="ce73"/>
          <table:table-cell table:style-name="ce75" table:number-columns-repeated="5"/>
          <table:table-cell table:style-name="ce79" table:number-columns-repeated="2"/>
          <table:table-cell table:style-name="ce75"/>
          <table:table-cell table:style-name="ce118" table:formula="of:=IF(ISBLANK([Servidores.K45]);IF(ISBLANK([Servidores.C45]);&quot;&quot;;[Servidores.C45]);[Servidores.K45])" office:value-type="string" office:string-value="vmceroas02" calcext:value-type="string">
            <text:p>vmceroas02</text:p>
          </table:table-cell>
          <table:table-cell table:style-name="ce75"/>
          <table:table-cell table:number-columns-repeated="997"/>
        </table:table-row>
        <table:table-row table:style-name="ro18">
          <table:table-cell table:style-name="ce75" table:number-columns-repeated="3"/>
          <table:table-cell table:style-name="ce84"/>
          <table:table-cell table:style-name="ce88"/>
          <table:table-cell table:style-name="ce94"/>
          <table:table-cell table:style-name="ce79" table:number-columns-repeated="4"/>
          <table:table-cell table:style-name="ce82"/>
          <table:table-cell table:style-name="ce79"/>
          <table:table-cell table:style-name="ce75" table:number-columns-repeated="4"/>
          <table:table-cell table:style-name="ce73"/>
          <table:table-cell table:style-name="ce75" table:number-columns-repeated="5"/>
          <table:table-cell table:style-name="ce79" table:number-columns-repeated="2"/>
          <table:table-cell table:style-name="ce75"/>
          <table:table-cell table:style-name="ce118" table:formula="of:=IF(ISBLANK([Servidores.K46]);IF(ISBLANK([Servidores.C46]);&quot;&quot;;[Servidores.C46]);[Servidores.K46])" office:value-type="string" office:string-value="vminfra" calcext:value-type="string">
            <text:p>vminfra</text:p>
          </table:table-cell>
          <table:table-cell table:style-name="ce75"/>
          <table:table-cell table:number-columns-repeated="997"/>
        </table:table-row>
        <table:table-row table:style-name="ro18">
          <table:table-cell table:style-name="ce75" table:number-columns-repeated="3"/>
          <table:table-cell table:style-name="ce84"/>
          <table:table-cell table:style-name="ce88"/>
          <table:table-cell table:style-name="ce94"/>
          <table:table-cell table:style-name="ce79" table:number-columns-repeated="4"/>
          <table:table-cell table:style-name="ce82"/>
          <table:table-cell table:style-name="ce79"/>
          <table:table-cell table:style-name="ce75" table:number-columns-repeated="4"/>
          <table:table-cell table:style-name="ce73"/>
          <table:table-cell table:style-name="ce75" table:number-columns-repeated="5"/>
          <table:table-cell table:style-name="ce79" table:number-columns-repeated="2"/>
          <table:table-cell table:style-name="ce75"/>
          <table:table-cell table:style-name="ce118" table:formula="of:=IF(ISBLANK([Servidores.K47]);IF(ISBLANK([Servidores.C47]);&quot;&quot;;[Servidores.C47]);[Servidores.K47])" office:value-type="string" office:string-value="vmintoas01" calcext:value-type="string">
            <text:p>vmintoas01</text:p>
          </table:table-cell>
          <table:table-cell table:style-name="ce75"/>
          <table:table-cell table:number-columns-repeated="997"/>
        </table:table-row>
        <table:table-row table:style-name="ro18">
          <table:table-cell table:style-name="ce75" table:number-columns-repeated="3"/>
          <table:table-cell table:style-name="ce84"/>
          <table:table-cell table:style-name="ce88"/>
          <table:table-cell table:style-name="ce94"/>
          <table:table-cell table:style-name="ce79" table:number-columns-repeated="4"/>
          <table:table-cell table:style-name="ce82"/>
          <table:table-cell table:style-name="ce79"/>
          <table:table-cell table:style-name="ce75" table:number-columns-repeated="4"/>
          <table:table-cell table:style-name="ce73"/>
          <table:table-cell table:style-name="ce75" table:number-columns-repeated="5"/>
          <table:table-cell table:style-name="ce79" table:number-columns-repeated="2"/>
          <table:table-cell table:style-name="ce75"/>
          <table:table-cell table:style-name="ce118" table:formula="of:=IF(ISBLANK([Servidores.K48]);IF(ISBLANK([Servidores.C48]);&quot;&quot;;[Servidores.C48]);[Servidores.K48])" office:value-type="string" office:string-value="vmoas01" calcext:value-type="string">
            <text:p>vmoas01</text:p>
          </table:table-cell>
          <table:table-cell table:style-name="ce75"/>
          <table:table-cell table:number-columns-repeated="997"/>
        </table:table-row>
        <table:table-row table:style-name="ro18">
          <table:table-cell table:style-name="ce75" table:number-columns-repeated="3"/>
          <table:table-cell table:style-name="ce84"/>
          <table:table-cell table:style-name="ce88"/>
          <table:table-cell table:style-name="ce94"/>
          <table:table-cell table:style-name="ce79" table:number-columns-repeated="4"/>
          <table:table-cell table:style-name="ce82"/>
          <table:table-cell table:style-name="ce79"/>
          <table:table-cell table:style-name="ce75" table:number-columns-repeated="4"/>
          <table:table-cell table:style-name="ce73"/>
          <table:table-cell table:style-name="ce75" table:number-columns-repeated="5"/>
          <table:table-cell table:style-name="ce79" table:number-columns-repeated="2"/>
          <table:table-cell table:style-name="ce75"/>
          <table:table-cell table:style-name="ce118" table:formula="of:=IF(ISBLANK([Servidores.K49]);IF(ISBLANK([Servidores.C49]);&quot;&quot;;[Servidores.C49]);[Servidores.K49])" office:value-type="string" office:string-value="vmoas02" calcext:value-type="string">
            <text:p>vmoas02</text:p>
          </table:table-cell>
          <table:table-cell table:style-name="ce75"/>
          <table:table-cell table:number-columns-repeated="997"/>
        </table:table-row>
        <table:table-row table:style-name="ro18">
          <table:table-cell table:style-name="ce75" table:number-columns-repeated="3"/>
          <table:table-cell table:style-name="ce84"/>
          <table:table-cell table:style-name="ce88"/>
          <table:table-cell table:style-name="ce94"/>
          <table:table-cell table:style-name="ce79" table:number-columns-repeated="4"/>
          <table:table-cell table:style-name="ce82"/>
          <table:table-cell table:style-name="ce79"/>
          <table:table-cell table:style-name="ce75" table:number-columns-repeated="4"/>
          <table:table-cell table:style-name="ce73"/>
          <table:table-cell table:style-name="ce75" table:number-columns-repeated="5"/>
          <table:table-cell table:style-name="ce79" table:number-columns-repeated="2"/>
          <table:table-cell table:style-name="ce75"/>
          <table:table-cell table:style-name="ce118" table:formula="of:=IF(ISBLANK([Servidores.K50]);IF(ISBLANK([Servidores.C50]);&quot;&quot;;[Servidores.C50]);[Servidores.K50])" office:value-type="string" office:string-value="vmseges" calcext:value-type="string">
            <text:p>vmseges</text:p>
          </table:table-cell>
          <table:table-cell table:style-name="ce75"/>
          <table:table-cell table:number-columns-repeated="997"/>
        </table:table-row>
        <table:table-row table:style-name="ro18">
          <table:table-cell table:style-name="ce75" table:number-columns-repeated="3"/>
          <table:table-cell table:style-name="ce84"/>
          <table:table-cell table:style-name="ce88"/>
          <table:table-cell table:style-name="ce94"/>
          <table:table-cell table:style-name="ce79" table:number-columns-repeated="4"/>
          <table:table-cell table:style-name="ce82"/>
          <table:table-cell table:style-name="ce79"/>
          <table:table-cell table:style-name="ce75" table:number-columns-repeated="4"/>
          <table:table-cell table:style-name="ce73"/>
          <table:table-cell table:style-name="ce75" table:number-columns-repeated="5"/>
          <table:table-cell table:style-name="ce79" table:number-columns-repeated="2"/>
          <table:table-cell table:style-name="ce75"/>
          <table:table-cell table:style-name="ce118" table:formula="of:=IF(ISBLANK([Servidores.K51]);IF(ISBLANK([Servidores.C51]);&quot;&quot;;[Servidores.C51]);[Servidores.K51])" office:value-type="string" office:string-value="vmcloud" calcext:value-type="string">
            <text:p>vmcloud</text:p>
          </table:table-cell>
          <table:table-cell table:style-name="ce75"/>
          <table:table-cell table:number-columns-repeated="997"/>
        </table:table-row>
        <table:table-row table:style-name="ro18">
          <table:table-cell table:style-name="ce75" table:number-columns-repeated="3"/>
          <table:table-cell table:style-name="ce84"/>
          <table:table-cell table:style-name="ce88"/>
          <table:table-cell table:style-name="ce94"/>
          <table:table-cell table:style-name="ce79" table:number-columns-repeated="4"/>
          <table:table-cell table:style-name="ce100"/>
          <table:table-cell table:style-name="ce104"/>
          <table:table-cell table:style-name="ce75" table:number-columns-repeated="4"/>
          <table:table-cell table:style-name="ce73"/>
          <table:table-cell table:style-name="ce75" table:number-columns-repeated="5"/>
          <table:table-cell table:style-name="ce79" table:number-columns-repeated="2"/>
          <table:table-cell table:style-name="ce75"/>
          <table:table-cell table:style-name="ce118" table:formula="of:=IF(ISBLANK([Servidores.K52]);IF(ISBLANK([Servidores.C52]);&quot;&quot;;[Servidores.C52]);[Servidores.K52])" office:value-type="string" office:string-value="clivmstexplopac" calcext:value-type="string">
            <text:p>clivmstexplopac</text:p>
          </table:table-cell>
          <table:table-cell table:style-name="ce75"/>
          <table:table-cell table:number-columns-repeated="997"/>
        </table:table-row>
        <table:table-row table:style-name="ro18">
          <table:table-cell table:style-name="ce75" table:number-columns-repeated="3"/>
          <table:table-cell table:style-name="ce84"/>
          <table:table-cell table:style-name="ce88"/>
          <table:table-cell table:style-name="ce94"/>
          <table:table-cell table:style-name="ce79" table:number-columns-repeated="4"/>
          <table:table-cell table:style-name="ce100"/>
          <table:table-cell table:style-name="ce104"/>
          <table:table-cell table:style-name="ce75" table:number-columns-repeated="4"/>
          <table:table-cell table:style-name="ce73"/>
          <table:table-cell table:style-name="ce75" table:number-columns-repeated="5"/>
          <table:table-cell table:style-name="ce79" table:number-columns-repeated="2"/>
          <table:table-cell table:style-name="ce75"/>
          <table:table-cell table:style-name="ce118" table:formula="of:=IF(ISBLANK([Servidores.K53]);IF(ISBLANK([Servidores.C53]);&quot;&quot;;[Servidores.C53]);[Servidores.K53])" office:value-type="string" office:string-value="clivmoasg" calcext:value-type="string">
            <text:p>clivmoasg</text:p>
          </table:table-cell>
          <table:table-cell table:style-name="ce75"/>
          <table:table-cell table:number-columns-repeated="997"/>
        </table:table-row>
        <table:table-row table:style-name="ro18">
          <table:table-cell table:style-name="ce75" table:number-columns-repeated="3"/>
          <table:table-cell table:style-name="ce84"/>
          <table:table-cell table:style-name="ce88"/>
          <table:table-cell table:style-name="ce94"/>
          <table:table-cell table:style-name="ce79" table:number-columns-repeated="4"/>
          <table:table-cell table:style-name="ce82"/>
          <table:table-cell table:style-name="ce79"/>
          <table:table-cell table:style-name="ce75" table:number-columns-repeated="4"/>
          <table:table-cell table:style-name="ce74"/>
          <table:table-cell table:style-name="ce75" table:number-columns-repeated="5"/>
          <table:table-cell table:style-name="ce79" table:number-columns-repeated="2"/>
          <table:table-cell table:style-name="ce75"/>
          <table:table-cell table:style-name="ce118" table:formula="of:=IF(ISBLANK([Servidores.K54]);IF(ISBLANK([Servidores.C54]);&quot;&quot;;[Servidores.C54]);[Servidores.K54])" office:value-type="string" office:string-value="clivmoasp" calcext:value-type="string">
            <text:p>clivmoasp</text:p>
          </table:table-cell>
          <table:table-cell table:style-name="ce75"/>
          <table:table-cell table:number-columns-repeated="997"/>
        </table:table-row>
        <table:table-row table:style-name="ro18">
          <table:table-cell table:style-name="ce75" table:number-columns-repeated="3"/>
          <table:table-cell table:style-name="ce84"/>
          <table:table-cell table:style-name="ce88"/>
          <table:table-cell table:style-name="ce94"/>
          <table:table-cell table:style-name="ce79" table:number-columns-repeated="4"/>
          <table:table-cell table:style-name="ce82"/>
          <table:table-cell table:style-name="ce79"/>
          <table:table-cell table:style-name="ce75" table:number-columns-repeated="10"/>
          <table:table-cell table:style-name="ce79" table:number-columns-repeated="2"/>
          <table:table-cell table:style-name="ce75"/>
          <table:table-cell table:style-name="ce118" table:formula="of:=IF(ISBLANK([Servidores.K55]);IF(ISBLANK([Servidores.C55]);&quot;&quot;;[Servidores.C55]);[Servidores.K55])" office:value-type="string" office:string-value="clivmdesa" calcext:value-type="string">
            <text:p>clivmdesa</text:p>
          </table:table-cell>
          <table:table-cell table:style-name="ce75"/>
          <table:table-cell table:number-columns-repeated="997"/>
        </table:table-row>
        <table:table-row table:style-name="ro18">
          <table:table-cell table:style-name="ce75" table:number-columns-repeated="3"/>
          <table:table-cell table:style-name="ce84"/>
          <table:table-cell table:style-name="ce88"/>
          <table:table-cell table:style-name="ce94"/>
          <table:table-cell table:style-name="ce79" table:number-columns-repeated="4"/>
          <table:table-cell table:style-name="ce86"/>
          <table:table-cell table:style-name="ce79"/>
          <table:table-cell table:style-name="ce75" table:number-columns-repeated="10"/>
          <table:table-cell table:style-name="ce79" table:number-columns-repeated="2"/>
          <table:table-cell table:style-name="ce75"/>
          <table:table-cell table:style-name="ce118" table:formula="of:=IF(ISBLANK([Servidores.K56]);IF(ISBLANK([Servidores.C56]);&quot;&quot;;[Servidores.C56]);[Servidores.K56])" office:value-type="string" office:string-value="clivmcertif" calcext:value-type="string">
            <text:p>clivmcertif</text:p>
          </table:table-cell>
          <table:table-cell table:style-name="ce75"/>
          <table:table-cell table:number-columns-repeated="997"/>
        </table:table-row>
        <table:table-row table:style-name="ro18">
          <table:table-cell table:style-name="ce75" table:number-columns-repeated="3"/>
          <table:table-cell table:style-name="ce84"/>
          <table:table-cell table:style-name="ce88"/>
          <table:table-cell table:style-name="ce94"/>
          <table:table-cell table:style-name="ce79" table:number-columns-repeated="6"/>
          <table:table-cell table:style-name="ce75" table:number-columns-repeated="10"/>
          <table:table-cell table:style-name="ce79" table:number-columns-repeated="2"/>
          <table:table-cell table:style-name="ce75"/>
          <table:table-cell table:style-name="ce118" table:formula="of:=IF(ISBLANK([Servidores.K57]);IF(ISBLANK([Servidores.C57]);&quot;&quot;;[Servidores.C57]);[Servidores.K57])" office:value-type="string" office:string-value="clivmstpac" calcext:value-type="string">
            <text:p>clivmstpac</text:p>
          </table:table-cell>
          <table:table-cell table:style-name="ce75"/>
          <table:table-cell table:number-columns-repeated="997"/>
        </table:table-row>
        <table:table-row table:style-name="ro18">
          <table:table-cell table:style-name="ce75" table:number-columns-repeated="3"/>
          <table:table-cell table:style-name="ce84"/>
          <table:table-cell table:style-name="ce88"/>
          <table:table-cell table:style-name="ce94"/>
          <table:table-cell table:style-name="ce79" table:number-columns-repeated="6"/>
          <table:table-cell table:style-name="ce75" table:number-columns-repeated="10"/>
          <table:table-cell table:style-name="ce79" table:number-columns-repeated="2"/>
          <table:table-cell table:style-name="ce75"/>
          <table:table-cell table:style-name="ce118" table:formula="of:=IF(ISBLANK([Servidores.K58]);IF(ISBLANK([Servidores.C58]);&quot;&quot;;[Servidores.C58]);[Servidores.K58])">
            <text:p/>
          </table:table-cell>
          <table:table-cell table:style-name="ce75"/>
          <table:table-cell table:number-columns-repeated="997"/>
        </table:table-row>
        <table:table-row table:style-name="ro18">
          <table:table-cell table:style-name="ce75" table:number-columns-repeated="3"/>
          <table:table-cell table:style-name="ce84"/>
          <table:table-cell table:style-name="ce88"/>
          <table:table-cell table:style-name="ce94"/>
          <table:table-cell table:style-name="ce79" table:number-columns-repeated="6"/>
          <table:table-cell table:style-name="ce75" table:number-columns-repeated="10"/>
          <table:table-cell table:style-name="ce79" table:number-columns-repeated="2"/>
          <table:table-cell table:style-name="ce75"/>
          <table:table-cell table:style-name="ce118" table:formula="of:=IF(ISBLANK([Servidores.K59]);IF(ISBLANK([Servidores.C59]);&quot;&quot;;[Servidores.C59]);[Servidores.K59])">
            <text:p/>
          </table:table-cell>
          <table:table-cell table:style-name="ce75"/>
          <table:table-cell table:number-columns-repeated="997"/>
        </table:table-row>
        <table:table-row table:style-name="ro18">
          <table:table-cell table:style-name="ce75" table:number-columns-repeated="3"/>
          <table:table-cell table:style-name="ce84"/>
          <table:table-cell table:style-name="ce88"/>
          <table:table-cell table:style-name="ce94"/>
          <table:table-cell table:style-name="ce79" table:number-columns-repeated="6"/>
          <table:table-cell table:style-name="ce75" table:number-columns-repeated="10"/>
          <table:table-cell table:style-name="ce79" table:number-columns-repeated="2"/>
          <table:table-cell table:style-name="ce75"/>
          <table:table-cell table:style-name="ce118" table:formula="of:=IF(ISBLANK([Servidores.K60]);IF(ISBLANK([Servidores.C60]);&quot;&quot;;[Servidores.C60]);[Servidores.K60])">
            <text:p/>
          </table:table-cell>
          <table:table-cell table:style-name="ce75"/>
          <table:table-cell table:number-columns-repeated="997"/>
        </table:table-row>
        <table:table-row table:style-name="ro18">
          <table:table-cell table:style-name="ce75" table:number-columns-repeated="3"/>
          <table:table-cell table:style-name="ce84"/>
          <table:table-cell table:style-name="ce88"/>
          <table:table-cell table:style-name="ce94"/>
          <table:table-cell table:style-name="ce79" table:number-columns-repeated="6"/>
          <table:table-cell table:style-name="ce75" table:number-columns-repeated="10"/>
          <table:table-cell table:style-name="ce79" table:number-columns-repeated="2"/>
          <table:table-cell table:style-name="ce75"/>
          <table:table-cell table:style-name="ce118" table:formula="of:=IF(ISBLANK([Servidores.K61]);IF(ISBLANK([Servidores.C61]);&quot;&quot;;[Servidores.C61]);[Servidores.K61])">
            <text:p/>
          </table:table-cell>
          <table:table-cell table:style-name="ce75"/>
          <table:table-cell table:number-columns-repeated="997"/>
        </table:table-row>
        <table:table-row table:style-name="ro18">
          <table:table-cell table:style-name="ce75" table:number-columns-repeated="3"/>
          <table:table-cell table:style-name="ce84"/>
          <table:table-cell table:style-name="ce88"/>
          <table:table-cell table:style-name="ce94"/>
          <table:table-cell table:style-name="ce79" table:number-columns-repeated="6"/>
          <table:table-cell table:style-name="ce75" table:number-columns-repeated="10"/>
          <table:table-cell table:style-name="ce79" table:number-columns-repeated="2"/>
          <table:table-cell table:style-name="ce75"/>
          <table:table-cell table:style-name="ce118" table:formula="of:=IF(ISBLANK([Servidores.K62]);IF(ISBLANK([Servidores.C62]);&quot;&quot;;[Servidores.C62]);[Servidores.K62])">
            <text:p/>
          </table:table-cell>
          <table:table-cell table:style-name="ce75"/>
          <table:table-cell table:number-columns-repeated="997"/>
        </table:table-row>
        <table:table-row table:style-name="ro18">
          <table:table-cell table:style-name="ce75" table:number-columns-repeated="3"/>
          <table:table-cell table:style-name="ce84"/>
          <table:table-cell table:style-name="ce88"/>
          <table:table-cell table:style-name="ce94"/>
          <table:table-cell table:style-name="ce79" table:number-columns-repeated="4"/>
          <table:table-cell table:style-name="ce80" table:number-columns-repeated="2"/>
          <table:table-cell table:number-columns-repeated="2" table:style-name="ce75" office:value-type="string" calcext:value-type="string">
            <text:p><text:s/></text:p>
          </table:table-cell>
          <table:table-cell table:style-name="ce75" table:number-columns-repeated="8"/>
          <table:table-cell table:style-name="ce79" table:number-columns-repeated="2"/>
          <table:table-cell table:style-name="ce75"/>
          <table:table-cell table:style-name="ce118" table:formula="of:=IF(ISBLANK([Servidores.K63]);IF(ISBLANK([Servidores.C63]);&quot;&quot;;[Servidores.C63]);[Servidores.K63])">
            <text:p/>
          </table:table-cell>
          <table:table-cell table:style-name="ce75"/>
          <table:table-cell table:number-columns-repeated="997"/>
        </table:table-row>
        <table:table-row table:style-name="ro18">
          <table:table-cell table:style-name="ce75" table:number-columns-repeated="3"/>
          <table:table-cell table:style-name="ce84"/>
          <table:table-cell table:style-name="ce88"/>
          <table:table-cell table:style-name="ce94"/>
          <table:table-cell table:style-name="ce79" table:number-columns-repeated="4"/>
          <table:table-cell table:style-name="ce80" table:number-columns-repeated="2"/>
          <table:table-cell table:number-columns-repeated="2" table:style-name="ce75" office:value-type="string" calcext:value-type="string">
            <text:p><text:s/></text:p>
          </table:table-cell>
          <table:table-cell table:style-name="ce75" table:number-columns-repeated="8"/>
          <table:table-cell table:style-name="ce79" table:number-columns-repeated="2"/>
          <table:table-cell table:style-name="ce75"/>
          <table:table-cell table:style-name="ce118" table:formula="of:=IF(ISBLANK([Servidores.K64]);IF(ISBLANK([Servidores.C64]);&quot;&quot;;[Servidores.C64]);[Servidores.K64])">
            <text:p/>
          </table:table-cell>
          <table:table-cell table:style-name="ce75"/>
          <table:table-cell table:number-columns-repeated="997"/>
        </table:table-row>
        <table:table-row table:style-name="ro18">
          <table:table-cell table:style-name="ce75" table:number-columns-repeated="3"/>
          <table:table-cell table:style-name="ce84"/>
          <table:table-cell table:style-name="ce88"/>
          <table:table-cell table:style-name="ce94"/>
          <table:table-cell table:style-name="ce79" table:number-columns-repeated="4"/>
          <table:table-cell table:style-name="ce80" table:number-columns-repeated="2"/>
          <table:table-cell table:number-columns-repeated="2" table:style-name="ce75" office:value-type="string" calcext:value-type="string">
            <text:p><text:s/></text:p>
          </table:table-cell>
          <table:table-cell table:style-name="ce75" table:number-columns-repeated="8"/>
          <table:table-cell table:style-name="ce79" table:number-columns-repeated="2"/>
          <table:table-cell table:style-name="ce75"/>
          <table:table-cell table:style-name="ce118" table:formula="of:=IF(ISBLANK([Servidores.K65]);IF(ISBLANK([Servidores.C65]);&quot;&quot;;[Servidores.C65]);[Servidores.K65])">
            <text:p/>
          </table:table-cell>
          <table:table-cell table:style-name="ce75"/>
          <table:table-cell table:number-columns-repeated="997"/>
        </table:table-row>
        <table:table-row table:style-name="ro18">
          <table:table-cell table:style-name="ce75" table:number-columns-repeated="3"/>
          <table:table-cell table:style-name="ce84"/>
          <table:table-cell table:style-name="ce88"/>
          <table:table-cell table:style-name="ce94"/>
          <table:table-cell table:style-name="ce79" table:number-columns-repeated="4"/>
          <table:table-cell table:style-name="ce80" table:number-columns-repeated="2"/>
          <table:table-cell table:number-columns-repeated="2" table:style-name="ce75" office:value-type="string" calcext:value-type="string">
            <text:p><text:s/></text:p>
          </table:table-cell>
          <table:table-cell table:style-name="ce75" table:number-columns-repeated="8"/>
          <table:table-cell table:style-name="ce79" table:number-columns-repeated="2"/>
          <table:table-cell table:style-name="ce75"/>
          <table:table-cell table:style-name="ce118" table:formula="of:=IF(ISBLANK([Servidores.K66]);IF(ISBLANK([Servidores.C66]);&quot;&quot;;[Servidores.C66]);[Servidores.K66])">
            <text:p/>
          </table:table-cell>
          <table:table-cell table:style-name="ce75"/>
          <table:table-cell table:number-columns-repeated="997"/>
        </table:table-row>
        <table:table-row table:style-name="ro18">
          <table:table-cell table:style-name="ce75" table:number-columns-repeated="3"/>
          <table:table-cell table:style-name="ce82"/>
          <table:table-cell table:style-name="ce90"/>
          <table:table-cell table:style-name="ce96"/>
          <table:table-cell table:style-name="ce79" table:number-columns-repeated="4"/>
          <table:table-cell table:style-name="ce80" table:number-columns-repeated="2"/>
          <table:table-cell table:number-columns-repeated="2" table:style-name="ce75" office:value-type="string" calcext:value-type="string">
            <text:p><text:s/></text:p>
          </table:table-cell>
          <table:table-cell table:style-name="ce75" table:number-columns-repeated="8"/>
          <table:table-cell table:style-name="ce79" table:number-columns-repeated="2"/>
          <table:table-cell table:style-name="ce75"/>
          <table:table-cell table:style-name="ce118" table:formula="of:=IF(ISBLANK([Servidores.K67]);IF(ISBLANK([Servidores.C67]);&quot;&quot;;[Servidores.C67]);[Servidores.K67])">
            <text:p/>
          </table:table-cell>
          <table:table-cell table:style-name="ce75"/>
          <table:table-cell table:number-columns-repeated="997"/>
        </table:table-row>
        <table:table-row table:style-name="ro18">
          <table:table-cell table:style-name="ce75" table:number-columns-repeated="3"/>
          <table:table-cell table:style-name="ce82"/>
          <table:table-cell table:style-name="ce90"/>
          <table:table-cell table:style-name="ce96"/>
          <table:table-cell table:style-name="ce79" table:number-columns-repeated="4"/>
          <table:table-cell table:style-name="ce80" table:number-columns-repeated="2"/>
          <table:table-cell table:number-columns-repeated="2" table:style-name="ce75" office:value-type="string" calcext:value-type="string">
            <text:p><text:s/></text:p>
          </table:table-cell>
          <table:table-cell table:style-name="ce75" table:number-columns-repeated="8"/>
          <table:table-cell table:style-name="ce79" table:number-columns-repeated="2"/>
          <table:table-cell table:style-name="ce75"/>
          <table:table-cell table:style-name="ce118" table:formula="of:=IF(ISBLANK([Servidores.K68]);IF(ISBLANK([Servidores.C68]);&quot;&quot;;[Servidores.C68]);[Servidores.K68])">
            <text:p/>
          </table:table-cell>
          <table:table-cell table:style-name="ce75"/>
          <table:table-cell table:number-columns-repeated="997"/>
        </table:table-row>
        <table:table-row table:style-name="ro18">
          <table:table-cell table:style-name="ce75" table:number-columns-repeated="3"/>
          <table:table-cell table:style-name="ce82"/>
          <table:table-cell table:style-name="ce90"/>
          <table:table-cell table:style-name="ce96"/>
          <table:table-cell table:style-name="ce79" table:number-columns-repeated="4"/>
          <table:table-cell table:style-name="ce80" table:number-columns-repeated="2"/>
          <table:table-cell table:number-columns-repeated="2" table:style-name="ce75" office:value-type="string" calcext:value-type="string">
            <text:p><text:s/></text:p>
          </table:table-cell>
          <table:table-cell table:style-name="ce75" table:number-columns-repeated="8"/>
          <table:table-cell table:style-name="ce79" table:number-columns-repeated="2"/>
          <table:table-cell table:style-name="ce75"/>
          <table:table-cell table:style-name="ce118" table:formula="of:=IF(ISBLANK([Servidores.K69]);IF(ISBLANK([Servidores.C69]);&quot;&quot;;[Servidores.C69]);[Servidores.K69])">
            <text:p/>
          </table:table-cell>
          <table:table-cell table:style-name="ce75"/>
          <table:table-cell table:number-columns-repeated="997"/>
        </table:table-row>
        <table:table-row table:style-name="ro18">
          <table:table-cell table:style-name="ce75" table:number-columns-repeated="3"/>
          <table:table-cell table:style-name="ce82"/>
          <table:table-cell table:style-name="ce90"/>
          <table:table-cell table:style-name="ce96"/>
          <table:table-cell table:style-name="ce79" table:number-columns-repeated="4"/>
          <table:table-cell table:style-name="ce80" table:number-columns-repeated="2"/>
          <table:table-cell table:number-columns-repeated="2" table:style-name="ce75" office:value-type="string" calcext:value-type="string">
            <text:p><text:s/></text:p>
          </table:table-cell>
          <table:table-cell table:style-name="ce75" table:number-columns-repeated="8"/>
          <table:table-cell table:style-name="ce79" table:number-columns-repeated="2"/>
          <table:table-cell table:style-name="ce75"/>
          <table:table-cell table:style-name="ce118" table:formula="of:=IF(ISBLANK([Servidores.K70]);IF(ISBLANK([Servidores.C70]);&quot;&quot;;[Servidores.C70]);[Servidores.K70])">
            <text:p/>
          </table:table-cell>
          <table:table-cell table:style-name="ce75"/>
          <table:table-cell table:number-columns-repeated="997"/>
        </table:table-row>
        <table:table-row table:style-name="ro18">
          <table:table-cell table:style-name="ce75" table:number-columns-repeated="3"/>
          <table:table-cell table:style-name="ce82"/>
          <table:table-cell table:style-name="ce90"/>
          <table:table-cell table:style-name="ce96"/>
          <table:table-cell table:style-name="ce79" table:number-columns-repeated="4"/>
          <table:table-cell table:style-name="ce80" table:number-columns-repeated="2"/>
          <table:table-cell table:number-columns-repeated="2" table:style-name="ce75" office:value-type="string" calcext:value-type="string">
            <text:p><text:s/></text:p>
          </table:table-cell>
          <table:table-cell table:style-name="ce75" table:number-columns-repeated="8"/>
          <table:table-cell table:style-name="ce79" table:number-columns-repeated="2"/>
          <table:table-cell table:style-name="ce75"/>
          <table:table-cell table:style-name="ce118" table:formula="of:=IF(ISBLANK([Servidores.K71]);IF(ISBLANK([Servidores.C71]);&quot;&quot;;[Servidores.C71]);[Servidores.K71])">
            <text:p/>
          </table:table-cell>
          <table:table-cell table:style-name="ce75"/>
          <table:table-cell table:number-columns-repeated="997"/>
        </table:table-row>
        <table:table-row table:style-name="ro18">
          <table:table-cell table:style-name="ce75" table:number-columns-repeated="3"/>
          <table:table-cell table:style-name="ce82"/>
          <table:table-cell table:style-name="ce90"/>
          <table:table-cell table:style-name="ce96"/>
          <table:table-cell table:style-name="ce79" table:number-columns-repeated="4"/>
          <table:table-cell table:style-name="ce80" table:number-columns-repeated="2"/>
          <table:table-cell table:number-columns-repeated="2" table:style-name="ce75" office:value-type="string" calcext:value-type="string">
            <text:p><text:s/></text:p>
          </table:table-cell>
          <table:table-cell table:style-name="ce75" table:number-columns-repeated="8"/>
          <table:table-cell table:style-name="ce79" table:number-columns-repeated="2"/>
          <table:table-cell table:style-name="ce75"/>
          <table:table-cell table:style-name="ce118" table:formula="of:=IF(ISBLANK([Servidores.K72]);IF(ISBLANK([Servidores.C72]);&quot;&quot;;[Servidores.C72]);[Servidores.K72])">
            <text:p/>
          </table:table-cell>
          <table:table-cell table:style-name="ce75"/>
          <table:table-cell table:number-columns-repeated="997"/>
        </table:table-row>
        <table:table-row table:style-name="ro18">
          <table:table-cell table:style-name="ce75" table:number-columns-repeated="3"/>
          <table:table-cell table:style-name="ce82"/>
          <table:table-cell table:style-name="ce90"/>
          <table:table-cell table:style-name="ce96"/>
          <table:table-cell table:style-name="ce79" table:number-columns-repeated="4"/>
          <table:table-cell table:style-name="ce80" table:number-columns-repeated="2"/>
          <table:table-cell table:number-columns-repeated="2" table:style-name="ce75" office:value-type="string" calcext:value-type="string">
            <text:p><text:s/></text:p>
          </table:table-cell>
          <table:table-cell table:style-name="ce75" table:number-columns-repeated="8"/>
          <table:table-cell table:style-name="ce79" table:number-columns-repeated="2"/>
          <table:table-cell table:style-name="ce75"/>
          <table:table-cell table:style-name="ce118" table:formula="of:=IF(ISBLANK([Servidores.K73]);IF(ISBLANK([Servidores.C73]);&quot;&quot;;[Servidores.C73]);[Servidores.K73])">
            <text:p/>
          </table:table-cell>
          <table:table-cell table:style-name="ce75"/>
          <table:table-cell table:number-columns-repeated="997"/>
        </table:table-row>
        <table:table-row table:style-name="ro18">
          <table:table-cell table:style-name="ce75" table:number-columns-repeated="3"/>
          <table:table-cell table:style-name="ce82"/>
          <table:table-cell table:style-name="ce90"/>
          <table:table-cell table:style-name="ce96"/>
          <table:table-cell table:style-name="ce79" table:number-columns-repeated="4"/>
          <table:table-cell table:style-name="ce80" table:number-columns-repeated="2"/>
          <table:table-cell table:number-columns-repeated="2" table:style-name="ce75" office:value-type="string" calcext:value-type="string">
            <text:p><text:s/></text:p>
          </table:table-cell>
          <table:table-cell table:style-name="ce75" table:number-columns-repeated="8"/>
          <table:table-cell table:style-name="ce79" table:number-columns-repeated="2"/>
          <table:table-cell table:style-name="ce75"/>
          <table:table-cell table:style-name="ce118" table:formula="of:=IF(ISBLANK([Servidores.K74]);IF(ISBLANK([Servidores.C74]);&quot;&quot;;[Servidores.C74]);[Servidores.K74])">
            <text:p/>
          </table:table-cell>
          <table:table-cell table:style-name="ce75"/>
          <table:table-cell table:number-columns-repeated="997"/>
        </table:table-row>
        <table:table-row table:style-name="ro18">
          <table:table-cell table:style-name="ce75" table:number-columns-repeated="3"/>
          <table:table-cell table:style-name="ce82"/>
          <table:table-cell table:style-name="ce90"/>
          <table:table-cell table:style-name="ce96"/>
          <table:table-cell table:style-name="ce79" table:number-columns-repeated="4"/>
          <table:table-cell table:style-name="ce80" table:number-columns-repeated="2"/>
          <table:table-cell table:number-columns-repeated="2" table:style-name="ce75" office:value-type="string" calcext:value-type="string">
            <text:p><text:s/></text:p>
          </table:table-cell>
          <table:table-cell table:style-name="ce75" table:number-columns-repeated="8"/>
          <table:table-cell table:style-name="ce79" table:number-columns-repeated="2"/>
          <table:table-cell table:style-name="ce75"/>
          <table:table-cell table:style-name="ce118" table:formula="of:=IF(ISBLANK([Servidores.K75]);IF(ISBLANK([Servidores.C75]);&quot;&quot;;[Servidores.C75]);[Servidores.K75])">
            <text:p/>
          </table:table-cell>
          <table:table-cell table:style-name="ce75"/>
          <table:table-cell table:number-columns-repeated="997"/>
        </table:table-row>
        <table:table-row table:style-name="ro18">
          <table:table-cell table:style-name="ce75" table:number-columns-repeated="3"/>
          <table:table-cell table:style-name="ce82"/>
          <table:table-cell table:style-name="ce90"/>
          <table:table-cell table:style-name="ce96"/>
          <table:table-cell table:style-name="ce79" table:number-columns-repeated="4"/>
          <table:table-cell table:style-name="ce80" table:number-columns-repeated="2"/>
          <table:table-cell table:number-columns-repeated="2" table:style-name="ce75" office:value-type="string" calcext:value-type="string">
            <text:p><text:s/></text:p>
          </table:table-cell>
          <table:table-cell table:style-name="ce75" table:number-columns-repeated="8"/>
          <table:table-cell table:style-name="ce79" table:number-columns-repeated="2"/>
          <table:table-cell table:style-name="ce75"/>
          <table:table-cell table:style-name="ce118" table:formula="of:=IF(ISBLANK([Servidores.K76]);IF(ISBLANK([Servidores.C76]);&quot;&quot;;[Servidores.C76]);[Servidores.K76])">
            <text:p/>
          </table:table-cell>
          <table:table-cell table:style-name="ce75"/>
          <table:table-cell table:number-columns-repeated="997"/>
        </table:table-row>
        <table:table-row table:style-name="ro18">
          <table:table-cell table:style-name="ce75" table:number-columns-repeated="3"/>
          <table:table-cell table:style-name="ce82"/>
          <table:table-cell table:style-name="ce90"/>
          <table:table-cell table:style-name="ce96"/>
          <table:table-cell table:style-name="ce79" table:number-columns-repeated="4"/>
          <table:table-cell table:style-name="ce80" table:number-columns-repeated="2"/>
          <table:table-cell table:number-columns-repeated="2" table:style-name="ce75" office:value-type="string" calcext:value-type="string">
            <text:p><text:s/></text:p>
          </table:table-cell>
          <table:table-cell table:style-name="ce75" table:number-columns-repeated="8"/>
          <table:table-cell table:style-name="ce79" table:number-columns-repeated="2"/>
          <table:table-cell table:style-name="ce75"/>
          <table:table-cell table:style-name="ce118" table:formula="of:=IF(ISBLANK([Servidores.K77]);IF(ISBLANK([Servidores.C77]);&quot;&quot;;[Servidores.C77]);[Servidores.K77])">
            <text:p/>
          </table:table-cell>
          <table:table-cell table:style-name="ce75"/>
          <table:table-cell table:number-columns-repeated="997"/>
        </table:table-row>
        <table:table-row table:style-name="ro18">
          <table:table-cell table:style-name="ce75" table:number-columns-repeated="3"/>
          <table:table-cell table:style-name="ce82"/>
          <table:table-cell table:style-name="ce90"/>
          <table:table-cell table:style-name="ce96"/>
          <table:table-cell table:style-name="ce79" table:number-columns-repeated="4"/>
          <table:table-cell table:style-name="ce80" table:number-columns-repeated="2"/>
          <table:table-cell table:style-name="ce75" table:number-columns-repeated="10"/>
          <table:table-cell table:style-name="ce79" table:number-columns-repeated="2"/>
          <table:table-cell table:style-name="ce75"/>
          <table:table-cell table:style-name="ce118" table:formula="of:=IF(ISBLANK([Servidores.K78]);IF(ISBLANK([Servidores.C78]);&quot;&quot;;[Servidores.C78]);[Servidores.K78])">
            <text:p/>
          </table:table-cell>
          <table:table-cell table:style-name="ce75"/>
          <table:table-cell table:number-columns-repeated="997"/>
        </table:table-row>
        <table:table-row table:style-name="ro18">
          <table:table-cell table:style-name="ce75" table:number-columns-repeated="3"/>
          <table:table-cell table:style-name="ce86"/>
          <table:table-cell table:style-name="ce91"/>
          <table:table-cell table:style-name="ce97"/>
          <table:table-cell table:style-name="ce79" table:number-columns-repeated="6"/>
          <table:table-cell table:style-name="ce75" table:number-columns-repeated="10"/>
          <table:table-cell table:style-name="ce79" table:number-columns-repeated="2"/>
          <table:table-cell table:style-name="ce75"/>
          <table:table-cell table:style-name="ce118" table:formula="of:=IF(ISBLANK([Servidores.K79]);IF(ISBLANK([Servidores.C79]);&quot;&quot;;[Servidores.C79]);[Servidores.K79])">
            <text:p/>
          </table:table-cell>
          <table:table-cell table:style-name="ce75"/>
          <table:table-cell table:number-columns-repeated="997"/>
        </table:table-row>
        <table:table-row table:style-name="ro18">
          <table:table-cell table:style-name="ce75" table:number-columns-repeated="4"/>
          <table:table-cell table:style-name="ce79" table:number-columns-repeated="2"/>
          <table:table-cell table:style-name="ce75" table:number-columns-repeated="4"/>
          <table:table-cell table:style-name="ce79" table:number-columns-repeated="2"/>
          <table:table-cell table:style-name="ce75" table:number-columns-repeated="10"/>
          <table:table-cell table:style-name="ce79" table:number-columns-repeated="2"/>
          <table:table-cell table:style-name="ce75"/>
          <table:table-cell table:style-name="ce118" table:formula="of:=IF(ISBLANK([Servidores.K80]);IF(ISBLANK([Servidores.C80]);&quot;&quot;;[Servidores.C80]);[Servidores.K80])">
            <text:p/>
          </table:table-cell>
          <table:table-cell table:style-name="ce75"/>
          <table:table-cell table:number-columns-repeated="997"/>
        </table:table-row>
        <table:table-row table:style-name="ro18">
          <table:table-cell table:number-columns-repeated="2"/>
          <table:table-cell table:style-name="ce75" table:number-columns-repeated="2"/>
          <table:table-cell table:style-name="ce79" table:number-columns-repeated="2"/>
          <table:table-cell table:style-name="ce75" table:number-columns-repeated="4"/>
          <table:table-cell table:style-name="ce79" table:number-columns-repeated="2"/>
          <table:table-cell table:style-name="ce75"/>
          <table:table-cell table:number-columns-repeated="3"/>
          <table:table-cell table:style-name="ce75" table:number-columns-repeated="6"/>
          <table:table-cell table:style-name="ce79" table:number-columns-repeated="2"/>
          <table:table-cell table:style-name="ce75"/>
          <table:table-cell table:style-name="ce118" table:formula="of:=IF(ISBLANK([Servidores.K81]);IF(ISBLANK([Servidores.C81]);&quot;&quot;;[Servidores.C81]);[Servidores.K81])">
            <text:p/>
          </table:table-cell>
          <table:table-cell table:style-name="ce75"/>
          <table:table-cell table:number-columns-repeated="997"/>
        </table:table-row>
        <table:table-row table:style-name="ro18">
          <table:table-cell table:number-columns-repeated="10"/>
          <table:table-cell table:style-name="ce79" table:number-columns-repeated="2"/>
          <table:table-cell table:number-columns-repeated="4"/>
          <table:table-cell table:style-name="ce75" table:number-columns-repeated="6"/>
          <table:table-cell table:style-name="ce79" table:number-columns-repeated="2"/>
          <table:table-cell table:style-name="ce75"/>
          <table:table-cell table:style-name="ce118" table:formula="of:=IF(ISBLANK([Servidores.K82]);IF(ISBLANK([Servidores.C82]);&quot;&quot;;[Servidores.C82]);[Servidores.K82])">
            <text:p/>
          </table:table-cell>
          <table:table-cell table:number-columns-repeated="998"/>
        </table:table-row>
        <table:table-row table:style-name="ro18">
          <table:table-cell table:number-columns-repeated="10"/>
          <table:table-cell table:style-name="ce35" table:number-columns-repeated="2"/>
          <table:table-cell table:number-columns-repeated="13"/>
          <table:table-cell table:style-name="ce118" table:formula="of:=IF(ISBLANK([Servidores.K83]);IF(ISBLANK([Servidores.C83]);&quot;&quot;;[Servidores.C83]);[Servidores.K83])">
            <text:p/>
          </table:table-cell>
          <table:table-cell table:number-columns-repeated="998"/>
        </table:table-row>
        <table:table-row table:style-name="ro18">
          <table:table-cell table:number-columns-repeated="10"/>
          <table:table-cell table:style-name="ce35" table:number-columns-repeated="2"/>
          <table:table-cell table:number-columns-repeated="13"/>
          <table:table-cell table:style-name="ce118" table:formula="of:=IF(ISBLANK([Servidores.K84]);IF(ISBLANK([Servidores.C84]);&quot;&quot;;[Servidores.C84]);[Servidores.K84])">
            <text:p/>
          </table:table-cell>
          <table:table-cell table:number-columns-repeated="998"/>
        </table:table-row>
        <table:table-row table:style-name="ro18">
          <table:table-cell table:number-columns-repeated="10"/>
          <table:table-cell table:style-name="ce35" table:number-columns-repeated="2"/>
          <table:table-cell table:number-columns-repeated="13"/>
          <table:table-cell table:style-name="ce118" table:formula="of:=IF(ISBLANK([Servidores.K85]);IF(ISBLANK([Servidores.C85]);&quot;&quot;;[Servidores.C85]);[Servidores.K85])">
            <text:p/>
          </table:table-cell>
          <table:table-cell table:number-columns-repeated="998"/>
        </table:table-row>
        <table:table-row table:style-name="ro18">
          <table:table-cell table:number-columns-repeated="10"/>
          <table:table-cell table:style-name="ce35" table:number-columns-repeated="2"/>
          <table:table-cell table:number-columns-repeated="13"/>
          <table:table-cell table:style-name="ce118" table:formula="of:=IF(ISBLANK([Servidores.K86]);IF(ISBLANK([Servidores.C86]);&quot;&quot;;[Servidores.C86]);[Servidores.K86])">
            <text:p/>
          </table:table-cell>
          <table:table-cell table:number-columns-repeated="998"/>
        </table:table-row>
        <table:table-row table:style-name="ro18">
          <table:table-cell table:number-columns-repeated="10"/>
          <table:table-cell table:style-name="ce35" table:number-columns-repeated="2"/>
          <table:table-cell table:number-columns-repeated="13"/>
          <table:table-cell table:style-name="ce118" table:formula="of:=IF(ISBLANK([Servidores.K87]);IF(ISBLANK([Servidores.C87]);&quot;&quot;;[Servidores.C87]);[Servidores.K87])">
            <text:p/>
          </table:table-cell>
          <table:table-cell table:number-columns-repeated="998"/>
        </table:table-row>
        <table:table-row table:style-name="ro18">
          <table:table-cell table:number-columns-repeated="10"/>
          <table:table-cell table:style-name="ce35" table:number-columns-repeated="2"/>
          <table:table-cell table:number-columns-repeated="13"/>
          <table:table-cell table:style-name="ce118" table:formula="of:=IF(ISBLANK([Servidores.K88]);IF(ISBLANK([Servidores.C88]);&quot;&quot;;[Servidores.C88]);[Servidores.K88])">
            <text:p/>
          </table:table-cell>
          <table:table-cell table:number-columns-repeated="998"/>
        </table:table-row>
        <table:table-row table:style-name="ro18">
          <table:table-cell table:number-columns-repeated="10"/>
          <table:table-cell table:style-name="ce35" table:number-columns-repeated="2"/>
          <table:table-cell table:number-columns-repeated="13"/>
          <table:table-cell table:style-name="ce118" table:formula="of:=IF(ISBLANK([Servidores.K89]);IF(ISBLANK([Servidores.C89]);&quot;&quot;;[Servidores.C89]);[Servidores.K89])">
            <text:p/>
          </table:table-cell>
          <table:table-cell table:number-columns-repeated="998"/>
        </table:table-row>
        <table:table-row table:style-name="ro18">
          <table:table-cell table:number-columns-repeated="10"/>
          <table:table-cell table:style-name="ce35" table:number-columns-repeated="2"/>
          <table:table-cell table:number-columns-repeated="13"/>
          <table:table-cell table:style-name="ce118" table:formula="of:=IF(ISBLANK([Servidores.K90]);IF(ISBLANK([Servidores.C90]);&quot;&quot;;[Servidores.C90]);[Servidores.K90])">
            <text:p/>
          </table:table-cell>
          <table:table-cell table:number-columns-repeated="998"/>
        </table:table-row>
        <table:table-row table:style-name="ro18">
          <table:table-cell table:number-columns-repeated="10"/>
          <table:table-cell table:style-name="ce35" table:number-columns-repeated="2"/>
          <table:table-cell table:number-columns-repeated="13"/>
          <table:table-cell table:style-name="ce118" table:formula="of:=IF(ISBLANK([Servidores.K91]);IF(ISBLANK([Servidores.C91]);&quot;&quot;;[Servidores.C91]);[Servidores.K91])">
            <text:p/>
          </table:table-cell>
          <table:table-cell table:number-columns-repeated="998"/>
        </table:table-row>
        <table:table-row table:style-name="ro18">
          <table:table-cell table:number-columns-repeated="10"/>
          <table:table-cell table:style-name="ce35" table:number-columns-repeated="2"/>
          <table:table-cell table:number-columns-repeated="13"/>
          <table:table-cell table:style-name="ce118" table:formula="of:=IF(ISBLANK([Servidores.K92]);IF(ISBLANK([Servidores.C92]);&quot;&quot;;[Servidores.C92]);[Servidores.K92])">
            <text:p/>
          </table:table-cell>
          <table:table-cell table:number-columns-repeated="998"/>
        </table:table-row>
        <table:table-row table:style-name="ro18">
          <table:table-cell table:number-columns-repeated="10"/>
          <table:table-cell table:style-name="ce35" table:number-columns-repeated="2"/>
          <table:table-cell table:number-columns-repeated="13"/>
          <table:table-cell table:style-name="ce118" table:formula="of:=IF(ISBLANK([Servidores.K93]);IF(ISBLANK([Servidores.C93]);&quot;&quot;;[Servidores.C93]);[Servidores.K93])">
            <text:p/>
          </table:table-cell>
          <table:table-cell table:number-columns-repeated="998"/>
        </table:table-row>
        <table:table-row table:style-name="ro18">
          <table:table-cell table:number-columns-repeated="10"/>
          <table:table-cell table:style-name="ce35" table:number-columns-repeated="2"/>
          <table:table-cell table:number-columns-repeated="13"/>
          <table:table-cell table:style-name="ce118" table:formula="of:=IF(ISBLANK([Servidores.K94]);IF(ISBLANK([Servidores.C94]);&quot;&quot;;[Servidores.C94]);[Servidores.K94])">
            <text:p/>
          </table:table-cell>
          <table:table-cell table:number-columns-repeated="998"/>
        </table:table-row>
        <table:table-row table:style-name="ro18">
          <table:table-cell table:number-columns-repeated="10"/>
          <table:table-cell table:style-name="ce35" table:number-columns-repeated="2"/>
          <table:table-cell table:number-columns-repeated="13"/>
          <table:table-cell table:style-name="ce118" table:formula="of:=IF(ISBLANK([Servidores.K95]);IF(ISBLANK([Servidores.C95]);&quot;&quot;;[Servidores.C95]);[Servidores.K95])">
            <text:p/>
          </table:table-cell>
          <table:table-cell table:number-columns-repeated="998"/>
        </table:table-row>
        <table:table-row table:style-name="ro18">
          <table:table-cell table:number-columns-repeated="10"/>
          <table:table-cell table:style-name="ce35" table:number-columns-repeated="2"/>
          <table:table-cell table:number-columns-repeated="13"/>
          <table:table-cell table:style-name="ce118" table:formula="of:=IF(ISBLANK([Servidores.K96]);IF(ISBLANK([Servidores.C96]);&quot;&quot;;[Servidores.C96]);[Servidores.K96])">
            <text:p/>
          </table:table-cell>
          <table:table-cell table:number-columns-repeated="998"/>
        </table:table-row>
        <table:table-row table:style-name="ro18">
          <table:table-cell table:number-columns-repeated="10"/>
          <table:table-cell table:style-name="ce35" table:number-columns-repeated="2"/>
          <table:table-cell table:number-columns-repeated="13"/>
          <table:table-cell table:style-name="ce118" table:formula="of:=IF(ISBLANK([Servidores.K97]);IF(ISBLANK([Servidores.C97]);&quot;&quot;;[Servidores.C97]);[Servidores.K97])">
            <text:p/>
          </table:table-cell>
          <table:table-cell table:number-columns-repeated="998"/>
        </table:table-row>
        <table:table-row table:style-name="ro18">
          <table:table-cell table:number-columns-repeated="10"/>
          <table:table-cell table:style-name="ce35" table:number-columns-repeated="2"/>
          <table:table-cell table:number-columns-repeated="13"/>
          <table:table-cell table:style-name="ce118" table:formula="of:=IF(ISBLANK([Servidores.K98]);IF(ISBLANK([Servidores.C98]);&quot;&quot;;[Servidores.C98]);[Servidores.K98])">
            <text:p/>
          </table:table-cell>
          <table:table-cell table:number-columns-repeated="998"/>
        </table:table-row>
        <table:table-row table:style-name="ro18">
          <table:table-cell table:number-columns-repeated="10"/>
          <table:table-cell table:style-name="ce35" table:number-columns-repeated="2"/>
          <table:table-cell table:number-columns-repeated="13"/>
          <table:table-cell table:style-name="ce118" table:formula="of:=IF(ISBLANK([Servidores.K99]);IF(ISBLANK([Servidores.C99]);&quot;&quot;;[Servidores.C99]);[Servidores.K99])">
            <text:p/>
          </table:table-cell>
          <table:table-cell table:number-columns-repeated="998"/>
        </table:table-row>
        <table:table-row table:style-name="ro18">
          <table:table-cell table:number-columns-repeated="10"/>
          <table:table-cell table:style-name="ce35" table:number-columns-repeated="2"/>
          <table:table-cell table:number-columns-repeated="13"/>
          <table:table-cell table:style-name="ce118" table:formula="of:=IF(ISBLANK([Servidores.K100]);IF(ISBLANK([Servidores.C100]);&quot;&quot;;[Servidores.C100]);[Servidores.K100])">
            <text:p/>
          </table:table-cell>
          <table:table-cell table:number-columns-repeated="998"/>
        </table:table-row>
        <table:table-row table:style-name="ro18">
          <table:table-cell table:number-columns-repeated="10"/>
          <table:table-cell table:style-name="ce35" table:number-columns-repeated="2"/>
          <table:table-cell table:number-columns-repeated="13"/>
          <table:table-cell table:style-name="ce118" table:formula="of:=IF(ISBLANK([Servidores.K101]);IF(ISBLANK([Servidores.C101]);&quot;&quot;;[Servidores.C101]);[Servidores.K101])">
            <text:p/>
          </table:table-cell>
          <table:table-cell table:number-columns-repeated="998"/>
        </table:table-row>
        <table:table-row table:style-name="ro18">
          <table:table-cell table:number-columns-repeated="10"/>
          <table:table-cell table:style-name="ce35" table:number-columns-repeated="2"/>
          <table:table-cell table:number-columns-repeated="13"/>
          <table:table-cell table:style-name="ce118" table:formula="of:=IF(ISBLANK([Servidores.K102]);IF(ISBLANK([Servidores.C102]);&quot;&quot;;[Servidores.C102]);[Servidores.K102])">
            <text:p/>
          </table:table-cell>
          <table:table-cell table:number-columns-repeated="998"/>
        </table:table-row>
        <table:table-row table:style-name="ro18">
          <table:table-cell table:number-columns-repeated="10"/>
          <table:table-cell table:style-name="ce35" table:number-columns-repeated="2"/>
          <table:table-cell table:number-columns-repeated="13"/>
          <table:table-cell table:style-name="ce118" table:formula="of:=IF(ISBLANK([Servidores.K103]);IF(ISBLANK([Servidores.C103]);&quot;&quot;;[Servidores.C103]);[Servidores.K103])">
            <text:p/>
          </table:table-cell>
          <table:table-cell table:number-columns-repeated="998"/>
        </table:table-row>
        <table:table-row table:style-name="ro18">
          <table:table-cell table:number-columns-repeated="10"/>
          <table:table-cell table:style-name="ce35" table:number-columns-repeated="2"/>
          <table:table-cell table:number-columns-repeated="13"/>
          <table:table-cell table:style-name="ce118" table:formula="of:=IF(ISBLANK([Servidores.K104]);IF(ISBLANK([Servidores.C104]);&quot;&quot;;[Servidores.C104]);[Servidores.K104])">
            <text:p/>
          </table:table-cell>
          <table:table-cell table:number-columns-repeated="998"/>
        </table:table-row>
        <table:table-row table:style-name="ro18">
          <table:table-cell table:number-columns-repeated="10"/>
          <table:table-cell table:style-name="ce35" table:number-columns-repeated="2"/>
          <table:table-cell table:number-columns-repeated="13"/>
          <table:table-cell table:style-name="ce118" table:formula="of:=IF(ISBLANK([Servidores.K105]);IF(ISBLANK([Servidores.C105]);&quot;&quot;;[Servidores.C105]);[Servidores.K105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106]);IF(ISBLANK([Servidores.C106]);&quot;&quot;;[Servidores.C106]);[Servidores.K106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107]);IF(ISBLANK([Servidores.C107]);&quot;&quot;;[Servidores.C107]);[Servidores.K107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108]);IF(ISBLANK([Servidores.C108]);&quot;&quot;;[Servidores.C108]);[Servidores.K108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109]);IF(ISBLANK([Servidores.C109]);&quot;&quot;;[Servidores.C109]);[Servidores.K109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110]);IF(ISBLANK([Servidores.C110]);&quot;&quot;;[Servidores.C110]);[Servidores.K110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111]);IF(ISBLANK([Servidores.C111]);&quot;&quot;;[Servidores.C111]);[Servidores.K111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112]);IF(ISBLANK([Servidores.C112]);&quot;&quot;;[Servidores.C112]);[Servidores.K112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113]);IF(ISBLANK([Servidores.C113]);&quot;&quot;;[Servidores.C113]);[Servidores.K113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114]);IF(ISBLANK([Servidores.C114]);&quot;&quot;;[Servidores.C114]);[Servidores.K114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115]);IF(ISBLANK([Servidores.C115]);&quot;&quot;;[Servidores.C115]);[Servidores.K115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116]);IF(ISBLANK([Servidores.C116]);&quot;&quot;;[Servidores.C116]);[Servidores.K116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117]);IF(ISBLANK([Servidores.C117]);&quot;&quot;;[Servidores.C117]);[Servidores.K117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118]);IF(ISBLANK([Servidores.C118]);&quot;&quot;;[Servidores.C118]);[Servidores.K118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119]);IF(ISBLANK([Servidores.C119]);&quot;&quot;;[Servidores.C119]);[Servidores.K119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120]);IF(ISBLANK([Servidores.C120]);&quot;&quot;;[Servidores.C120]);[Servidores.K120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121]);IF(ISBLANK([Servidores.C121]);&quot;&quot;;[Servidores.C121]);[Servidores.K121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122]);IF(ISBLANK([Servidores.C122]);&quot;&quot;;[Servidores.C122]);[Servidores.K122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123]);IF(ISBLANK([Servidores.C123]);&quot;&quot;;[Servidores.C123]);[Servidores.K123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124]);IF(ISBLANK([Servidores.C124]);&quot;&quot;;[Servidores.C124]);[Servidores.K124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125]);IF(ISBLANK([Servidores.C125]);&quot;&quot;;[Servidores.C125]);[Servidores.K125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126]);IF(ISBLANK([Servidores.C126]);&quot;&quot;;[Servidores.C126]);[Servidores.K126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127]);IF(ISBLANK([Servidores.C127]);&quot;&quot;;[Servidores.C127]);[Servidores.K127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128]);IF(ISBLANK([Servidores.C128]);&quot;&quot;;[Servidores.C128]);[Servidores.K128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129]);IF(ISBLANK([Servidores.C129]);&quot;&quot;;[Servidores.C129]);[Servidores.K129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130]);IF(ISBLANK([Servidores.C130]);&quot;&quot;;[Servidores.C130]);[Servidores.K130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131]);IF(ISBLANK([Servidores.C131]);&quot;&quot;;[Servidores.C131]);[Servidores.K131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132]);IF(ISBLANK([Servidores.C132]);&quot;&quot;;[Servidores.C132]);[Servidores.K132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133]);IF(ISBLANK([Servidores.C133]);&quot;&quot;;[Servidores.C133]);[Servidores.K133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134]);IF(ISBLANK([Servidores.C134]);&quot;&quot;;[Servidores.C134]);[Servidores.K134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135]);IF(ISBLANK([Servidores.C135]);&quot;&quot;;[Servidores.C135]);[Servidores.K135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136]);IF(ISBLANK([Servidores.C136]);&quot;&quot;;[Servidores.C136]);[Servidores.K136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137]);IF(ISBLANK([Servidores.C137]);&quot;&quot;;[Servidores.C137]);[Servidores.K137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138]);IF(ISBLANK([Servidores.C138]);&quot;&quot;;[Servidores.C138]);[Servidores.K138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139]);IF(ISBLANK([Servidores.C139]);&quot;&quot;;[Servidores.C139]);[Servidores.K139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140]);IF(ISBLANK([Servidores.C140]);&quot;&quot;;[Servidores.C140]);[Servidores.K140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141]);IF(ISBLANK([Servidores.C141]);&quot;&quot;;[Servidores.C141]);[Servidores.K141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142]);IF(ISBLANK([Servidores.C142]);&quot;&quot;;[Servidores.C142]);[Servidores.K142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143]);IF(ISBLANK([Servidores.C143]);&quot;&quot;;[Servidores.C143]);[Servidores.K143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144]);IF(ISBLANK([Servidores.C144]);&quot;&quot;;[Servidores.C144]);[Servidores.K144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145]);IF(ISBLANK([Servidores.C145]);&quot;&quot;;[Servidores.C145]);[Servidores.K145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146]);IF(ISBLANK([Servidores.C146]);&quot;&quot;;[Servidores.C146]);[Servidores.K146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147]);IF(ISBLANK([Servidores.C147]);&quot;&quot;;[Servidores.C147]);[Servidores.K147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148]);IF(ISBLANK([Servidores.C148]);&quot;&quot;;[Servidores.C148]);[Servidores.K148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149]);IF(ISBLANK([Servidores.C149]);&quot;&quot;;[Servidores.C149]);[Servidores.K149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150]);IF(ISBLANK([Servidores.C150]);&quot;&quot;;[Servidores.C150]);[Servidores.K150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151]);IF(ISBLANK([Servidores.C151]);&quot;&quot;;[Servidores.C151]);[Servidores.K151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152]);IF(ISBLANK([Servidores.C152]);&quot;&quot;;[Servidores.C152]);[Servidores.K152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153]);IF(ISBLANK([Servidores.C153]);&quot;&quot;;[Servidores.C153]);[Servidores.K153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154]);IF(ISBLANK([Servidores.C154]);&quot;&quot;;[Servidores.C154]);[Servidores.K154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155]);IF(ISBLANK([Servidores.C155]);&quot;&quot;;[Servidores.C155]);[Servidores.K155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156]);IF(ISBLANK([Servidores.C156]);&quot;&quot;;[Servidores.C156]);[Servidores.K156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157]);IF(ISBLANK([Servidores.C157]);&quot;&quot;;[Servidores.C157]);[Servidores.K157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158]);IF(ISBLANK([Servidores.C158]);&quot;&quot;;[Servidores.C158]);[Servidores.K158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159]);IF(ISBLANK([Servidores.C159]);&quot;&quot;;[Servidores.C159]);[Servidores.K159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160]);IF(ISBLANK([Servidores.C160]);&quot;&quot;;[Servidores.C160]);[Servidores.K160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161]);IF(ISBLANK([Servidores.C161]);&quot;&quot;;[Servidores.C161]);[Servidores.K161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162]);IF(ISBLANK([Servidores.C162]);&quot;&quot;;[Servidores.C162]);[Servidores.K162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163]);IF(ISBLANK([Servidores.C163]);&quot;&quot;;[Servidores.C163]);[Servidores.K163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164]);IF(ISBLANK([Servidores.C164]);&quot;&quot;;[Servidores.C164]);[Servidores.K164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165]);IF(ISBLANK([Servidores.C165]);&quot;&quot;;[Servidores.C165]);[Servidores.K165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166]);IF(ISBLANK([Servidores.C166]);&quot;&quot;;[Servidores.C166]);[Servidores.K166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167]);IF(ISBLANK([Servidores.C167]);&quot;&quot;;[Servidores.C167]);[Servidores.K167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168]);IF(ISBLANK([Servidores.C168]);&quot;&quot;;[Servidores.C168]);[Servidores.K168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169]);IF(ISBLANK([Servidores.C169]);&quot;&quot;;[Servidores.C169]);[Servidores.K169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170]);IF(ISBLANK([Servidores.C170]);&quot;&quot;;[Servidores.C170]);[Servidores.K170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171]);IF(ISBLANK([Servidores.C171]);&quot;&quot;;[Servidores.C171]);[Servidores.K171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172]);IF(ISBLANK([Servidores.C172]);&quot;&quot;;[Servidores.C172]);[Servidores.K172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173]);IF(ISBLANK([Servidores.C173]);&quot;&quot;;[Servidores.C173]);[Servidores.K173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174]);IF(ISBLANK([Servidores.C174]);&quot;&quot;;[Servidores.C174]);[Servidores.K174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175]);IF(ISBLANK([Servidores.C175]);&quot;&quot;;[Servidores.C175]);[Servidores.K175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176]);IF(ISBLANK([Servidores.C176]);&quot;&quot;;[Servidores.C176]);[Servidores.K176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177]);IF(ISBLANK([Servidores.C177]);&quot;&quot;;[Servidores.C177]);[Servidores.K177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178]);IF(ISBLANK([Servidores.C178]);&quot;&quot;;[Servidores.C178]);[Servidores.K178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179]);IF(ISBLANK([Servidores.C179]);&quot;&quot;;[Servidores.C179]);[Servidores.K179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180]);IF(ISBLANK([Servidores.C180]);&quot;&quot;;[Servidores.C180]);[Servidores.K180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181]);IF(ISBLANK([Servidores.C181]);&quot;&quot;;[Servidores.C181]);[Servidores.K181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182]);IF(ISBLANK([Servidores.C182]);&quot;&quot;;[Servidores.C182]);[Servidores.K182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183]);IF(ISBLANK([Servidores.C183]);&quot;&quot;;[Servidores.C183]);[Servidores.K183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184]);IF(ISBLANK([Servidores.C184]);&quot;&quot;;[Servidores.C184]);[Servidores.K184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185]);IF(ISBLANK([Servidores.C185]);&quot;&quot;;[Servidores.C185]);[Servidores.K185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186]);IF(ISBLANK([Servidores.C186]);&quot;&quot;;[Servidores.C186]);[Servidores.K186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187]);IF(ISBLANK([Servidores.C187]);&quot;&quot;;[Servidores.C187]);[Servidores.K187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188]);IF(ISBLANK([Servidores.C188]);&quot;&quot;;[Servidores.C188]);[Servidores.K188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189]);IF(ISBLANK([Servidores.C189]);&quot;&quot;;[Servidores.C189]);[Servidores.K189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190]);IF(ISBLANK([Servidores.C190]);&quot;&quot;;[Servidores.C190]);[Servidores.K190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191]);IF(ISBLANK([Servidores.C191]);&quot;&quot;;[Servidores.C191]);[Servidores.K191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192]);IF(ISBLANK([Servidores.C192]);&quot;&quot;;[Servidores.C192]);[Servidores.K192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193]);IF(ISBLANK([Servidores.C193]);&quot;&quot;;[Servidores.C193]);[Servidores.K193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194]);IF(ISBLANK([Servidores.C194]);&quot;&quot;;[Servidores.C194]);[Servidores.K194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195]);IF(ISBLANK([Servidores.C195]);&quot;&quot;;[Servidores.C195]);[Servidores.K195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196]);IF(ISBLANK([Servidores.C196]);&quot;&quot;;[Servidores.C196]);[Servidores.K196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197]);IF(ISBLANK([Servidores.C197]);&quot;&quot;;[Servidores.C197]);[Servidores.K197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198]);IF(ISBLANK([Servidores.C198]);&quot;&quot;;[Servidores.C198]);[Servidores.K198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199]);IF(ISBLANK([Servidores.C199]);&quot;&quot;;[Servidores.C199]);[Servidores.K199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200]);IF(ISBLANK([Servidores.C200]);&quot;&quot;;[Servidores.C200]);[Servidores.K200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201]);IF(ISBLANK([Servidores.C201]);&quot;&quot;;[Servidores.C201]);[Servidores.K201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202]);IF(ISBLANK([Servidores.C202]);&quot;&quot;;[Servidores.C202]);[Servidores.K202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203]);IF(ISBLANK([Servidores.C203]);&quot;&quot;;[Servidores.C203]);[Servidores.K203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204]);IF(ISBLANK([Servidores.C204]);&quot;&quot;;[Servidores.C204]);[Servidores.K204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205]);IF(ISBLANK([Servidores.C205]);&quot;&quot;;[Servidores.C205]);[Servidores.K205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206]);IF(ISBLANK([Servidores.C206]);&quot;&quot;;[Servidores.C206]);[Servidores.K206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207]);IF(ISBLANK([Servidores.C207]);&quot;&quot;;[Servidores.C207]);[Servidores.K207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208]);IF(ISBLANK([Servidores.C208]);&quot;&quot;;[Servidores.C208]);[Servidores.K208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209]);IF(ISBLANK([Servidores.C209]);&quot;&quot;;[Servidores.C209]);[Servidores.K209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210]);IF(ISBLANK([Servidores.C210]);&quot;&quot;;[Servidores.C210]);[Servidores.K210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211]);IF(ISBLANK([Servidores.C211]);&quot;&quot;;[Servidores.C211]);[Servidores.K211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212]);IF(ISBLANK([Servidores.C212]);&quot;&quot;;[Servidores.C212]);[Servidores.K212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213]);IF(ISBLANK([Servidores.C213]);&quot;&quot;;[Servidores.C213]);[Servidores.K213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214]);IF(ISBLANK([Servidores.C214]);&quot;&quot;;[Servidores.C214]);[Servidores.K214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215]);IF(ISBLANK([Servidores.C215]);&quot;&quot;;[Servidores.C215]);[Servidores.K215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216]);IF(ISBLANK([Servidores.C216]);&quot;&quot;;[Servidores.C216]);[Servidores.K216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217]);IF(ISBLANK([Servidores.C217]);&quot;&quot;;[Servidores.C217]);[Servidores.K217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218]);IF(ISBLANK([Servidores.C218]);&quot;&quot;;[Servidores.C218]);[Servidores.K218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219]);IF(ISBLANK([Servidores.C219]);&quot;&quot;;[Servidores.C219]);[Servidores.K219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220]);IF(ISBLANK([Servidores.C220]);&quot;&quot;;[Servidores.C220]);[Servidores.K220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221]);IF(ISBLANK([Servidores.C221]);&quot;&quot;;[Servidores.C221]);[Servidores.K221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222]);IF(ISBLANK([Servidores.C222]);&quot;&quot;;[Servidores.C222]);[Servidores.K222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223]);IF(ISBLANK([Servidores.C223]);&quot;&quot;;[Servidores.C223]);[Servidores.K223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224]);IF(ISBLANK([Servidores.C224]);&quot;&quot;;[Servidores.C224]);[Servidores.K224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225]);IF(ISBLANK([Servidores.C225]);&quot;&quot;;[Servidores.C225]);[Servidores.K225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226]);IF(ISBLANK([Servidores.C226]);&quot;&quot;;[Servidores.C226]);[Servidores.K226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227]);IF(ISBLANK([Servidores.C227]);&quot;&quot;;[Servidores.C227]);[Servidores.K227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228]);IF(ISBLANK([Servidores.C228]);&quot;&quot;;[Servidores.C228]);[Servidores.K228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229]);IF(ISBLANK([Servidores.C229]);&quot;&quot;;[Servidores.C229]);[Servidores.K229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230]);IF(ISBLANK([Servidores.C230]);&quot;&quot;;[Servidores.C230]);[Servidores.K230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231]);IF(ISBLANK([Servidores.C231]);&quot;&quot;;[Servidores.C231]);[Servidores.K231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232]);IF(ISBLANK([Servidores.C232]);&quot;&quot;;[Servidores.C232]);[Servidores.K232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233]);IF(ISBLANK([Servidores.C233]);&quot;&quot;;[Servidores.C233]);[Servidores.K233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234]);IF(ISBLANK([Servidores.C234]);&quot;&quot;;[Servidores.C234]);[Servidores.K234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235]);IF(ISBLANK([Servidores.C235]);&quot;&quot;;[Servidores.C235]);[Servidores.K235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236]);IF(ISBLANK([Servidores.C236]);&quot;&quot;;[Servidores.C236]);[Servidores.K236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237]);IF(ISBLANK([Servidores.C237]);&quot;&quot;;[Servidores.C237]);[Servidores.K237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238]);IF(ISBLANK([Servidores.C238]);&quot;&quot;;[Servidores.C238]);[Servidores.K238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239]);IF(ISBLANK([Servidores.C239]);&quot;&quot;;[Servidores.C239]);[Servidores.K239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240]);IF(ISBLANK([Servidores.C240]);&quot;&quot;;[Servidores.C240]);[Servidores.K240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241]);IF(ISBLANK([Servidores.C241]);&quot;&quot;;[Servidores.C241]);[Servidores.K241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242]);IF(ISBLANK([Servidores.C242]);&quot;&quot;;[Servidores.C242]);[Servidores.K242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243]);IF(ISBLANK([Servidores.C243]);&quot;&quot;;[Servidores.C243]);[Servidores.K243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244]);IF(ISBLANK([Servidores.C244]);&quot;&quot;;[Servidores.C244]);[Servidores.K244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245]);IF(ISBLANK([Servidores.C245]);&quot;&quot;;[Servidores.C245]);[Servidores.K245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246]);IF(ISBLANK([Servidores.C246]);&quot;&quot;;[Servidores.C246]);[Servidores.K246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247]);IF(ISBLANK([Servidores.C247]);&quot;&quot;;[Servidores.C247]);[Servidores.K247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248]);IF(ISBLANK([Servidores.C248]);&quot;&quot;;[Servidores.C248]);[Servidores.K248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249]);IF(ISBLANK([Servidores.C249]);&quot;&quot;;[Servidores.C249]);[Servidores.K249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250]);IF(ISBLANK([Servidores.C250]);&quot;&quot;;[Servidores.C250]);[Servidores.K250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251]);IF(ISBLANK([Servidores.C251]);&quot;&quot;;[Servidores.C251]);[Servidores.K251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252]);IF(ISBLANK([Servidores.C252]);&quot;&quot;;[Servidores.C252]);[Servidores.K252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253]);IF(ISBLANK([Servidores.C253]);&quot;&quot;;[Servidores.C253]);[Servidores.K253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254]);IF(ISBLANK([Servidores.C254]);&quot;&quot;;[Servidores.C254]);[Servidores.K254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255]);IF(ISBLANK([Servidores.C255]);&quot;&quot;;[Servidores.C255]);[Servidores.K255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256]);IF(ISBLANK([Servidores.C256]);&quot;&quot;;[Servidores.C256]);[Servidores.K256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257]);IF(ISBLANK([Servidores.C257]);&quot;&quot;;[Servidores.C257]);[Servidores.K257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258]);IF(ISBLANK([Servidores.C258]);&quot;&quot;;[Servidores.C258]);[Servidores.K258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259]);IF(ISBLANK([Servidores.C259]);&quot;&quot;;[Servidores.C259]);[Servidores.K259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260]);IF(ISBLANK([Servidores.C260]);&quot;&quot;;[Servidores.C260]);[Servidores.K260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261]);IF(ISBLANK([Servidores.C261]);&quot;&quot;;[Servidores.C261]);[Servidores.K261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262]);IF(ISBLANK([Servidores.C262]);&quot;&quot;;[Servidores.C262]);[Servidores.K262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263]);IF(ISBLANK([Servidores.C263]);&quot;&quot;;[Servidores.C263]);[Servidores.K263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264]);IF(ISBLANK([Servidores.C264]);&quot;&quot;;[Servidores.C264]);[Servidores.K264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265]);IF(ISBLANK([Servidores.C265]);&quot;&quot;;[Servidores.C265]);[Servidores.K265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266]);IF(ISBLANK([Servidores.C266]);&quot;&quot;;[Servidores.C266]);[Servidores.K266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267]);IF(ISBLANK([Servidores.C267]);&quot;&quot;;[Servidores.C267]);[Servidores.K267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268]);IF(ISBLANK([Servidores.C268]);&quot;&quot;;[Servidores.C268]);[Servidores.K268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269]);IF(ISBLANK([Servidores.C269]);&quot;&quot;;[Servidores.C269]);[Servidores.K269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270]);IF(ISBLANK([Servidores.C270]);&quot;&quot;;[Servidores.C270]);[Servidores.K270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271]);IF(ISBLANK([Servidores.C271]);&quot;&quot;;[Servidores.C271]);[Servidores.K271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272]);IF(ISBLANK([Servidores.C272]);&quot;&quot;;[Servidores.C272]);[Servidores.K272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273]);IF(ISBLANK([Servidores.C273]);&quot;&quot;;[Servidores.C273]);[Servidores.K273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274]);IF(ISBLANK([Servidores.C274]);&quot;&quot;;[Servidores.C274]);[Servidores.K274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275]);IF(ISBLANK([Servidores.C275]);&quot;&quot;;[Servidores.C275]);[Servidores.K275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276]);IF(ISBLANK([Servidores.C276]);&quot;&quot;;[Servidores.C276]);[Servidores.K276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277]);IF(ISBLANK([Servidores.C277]);&quot;&quot;;[Servidores.C277]);[Servidores.K277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278]);IF(ISBLANK([Servidores.C278]);&quot;&quot;;[Servidores.C278]);[Servidores.K278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279]);IF(ISBLANK([Servidores.C279]);&quot;&quot;;[Servidores.C279]);[Servidores.K279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280]);IF(ISBLANK([Servidores.C280]);&quot;&quot;;[Servidores.C280]);[Servidores.K280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281]);IF(ISBLANK([Servidores.C281]);&quot;&quot;;[Servidores.C281]);[Servidores.K281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282]);IF(ISBLANK([Servidores.C282]);&quot;&quot;;[Servidores.C282]);[Servidores.K282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283]);IF(ISBLANK([Servidores.C283]);&quot;&quot;;[Servidores.C283]);[Servidores.K283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284]);IF(ISBLANK([Servidores.C284]);&quot;&quot;;[Servidores.C284]);[Servidores.K284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285]);IF(ISBLANK([Servidores.C285]);&quot;&quot;;[Servidores.C285]);[Servidores.K285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286]);IF(ISBLANK([Servidores.C286]);&quot;&quot;;[Servidores.C286]);[Servidores.K286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287]);IF(ISBLANK([Servidores.C287]);&quot;&quot;;[Servidores.C287]);[Servidores.K287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288]);IF(ISBLANK([Servidores.C288]);&quot;&quot;;[Servidores.C288]);[Servidores.K288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289]);IF(ISBLANK([Servidores.C289]);&quot;&quot;;[Servidores.C289]);[Servidores.K289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290]);IF(ISBLANK([Servidores.C290]);&quot;&quot;;[Servidores.C290]);[Servidores.K290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291]);IF(ISBLANK([Servidores.C291]);&quot;&quot;;[Servidores.C291]);[Servidores.K291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292]);IF(ISBLANK([Servidores.C292]);&quot;&quot;;[Servidores.C292]);[Servidores.K292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293]);IF(ISBLANK([Servidores.C293]);&quot;&quot;;[Servidores.C293]);[Servidores.K293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294]);IF(ISBLANK([Servidores.C294]);&quot;&quot;;[Servidores.C294]);[Servidores.K294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295]);IF(ISBLANK([Servidores.C295]);&quot;&quot;;[Servidores.C295]);[Servidores.K295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296]);IF(ISBLANK([Servidores.C296]);&quot;&quot;;[Servidores.C296]);[Servidores.K296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297]);IF(ISBLANK([Servidores.C297]);&quot;&quot;;[Servidores.C297]);[Servidores.K297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298]);IF(ISBLANK([Servidores.C298]);&quot;&quot;;[Servidores.C298]);[Servidores.K298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299]);IF(ISBLANK([Servidores.C299]);&quot;&quot;;[Servidores.C299]);[Servidores.K299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300]);IF(ISBLANK([Servidores.C300]);&quot;&quot;;[Servidores.C300]);[Servidores.K300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301]);IF(ISBLANK([Servidores.C301]);&quot;&quot;;[Servidores.C301]);[Servidores.K301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302]);IF(ISBLANK([Servidores.C302]);&quot;&quot;;[Servidores.C302]);[Servidores.K302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303]);IF(ISBLANK([Servidores.C303]);&quot;&quot;;[Servidores.C303]);[Servidores.K303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304]);IF(ISBLANK([Servidores.C304]);&quot;&quot;;[Servidores.C304]);[Servidores.K304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305]);IF(ISBLANK([Servidores.C305]);&quot;&quot;;[Servidores.C305]);[Servidores.K305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306]);IF(ISBLANK([Servidores.C306]);&quot;&quot;;[Servidores.C306]);[Servidores.K306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307]);IF(ISBLANK([Servidores.C307]);&quot;&quot;;[Servidores.C307]);[Servidores.K307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308]);IF(ISBLANK([Servidores.C308]);&quot;&quot;;[Servidores.C308]);[Servidores.K308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309]);IF(ISBLANK([Servidores.C309]);&quot;&quot;;[Servidores.C309]);[Servidores.K309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310]);IF(ISBLANK([Servidores.C310]);&quot;&quot;;[Servidores.C310]);[Servidores.K310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311]);IF(ISBLANK([Servidores.C311]);&quot;&quot;;[Servidores.C311]);[Servidores.K311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312]);IF(ISBLANK([Servidores.C312]);&quot;&quot;;[Servidores.C312]);[Servidores.K312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313]);IF(ISBLANK([Servidores.C313]);&quot;&quot;;[Servidores.C313]);[Servidores.K313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314]);IF(ISBLANK([Servidores.C314]);&quot;&quot;;[Servidores.C314]);[Servidores.K314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315]);IF(ISBLANK([Servidores.C315]);&quot;&quot;;[Servidores.C315]);[Servidores.K315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316]);IF(ISBLANK([Servidores.C316]);&quot;&quot;;[Servidores.C316]);[Servidores.K316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317]);IF(ISBLANK([Servidores.C317]);&quot;&quot;;[Servidores.C317]);[Servidores.K317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318]);IF(ISBLANK([Servidores.C318]);&quot;&quot;;[Servidores.C318]);[Servidores.K318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319]);IF(ISBLANK([Servidores.C319]);&quot;&quot;;[Servidores.C319]);[Servidores.K319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320]);IF(ISBLANK([Servidores.C320]);&quot;&quot;;[Servidores.C320]);[Servidores.K320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321]);IF(ISBLANK([Servidores.C321]);&quot;&quot;;[Servidores.C321]);[Servidores.K321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322]);IF(ISBLANK([Servidores.C322]);&quot;&quot;;[Servidores.C322]);[Servidores.K322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323]);IF(ISBLANK([Servidores.C323]);&quot;&quot;;[Servidores.C323]);[Servidores.K323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324]);IF(ISBLANK([Servidores.C324]);&quot;&quot;;[Servidores.C324]);[Servidores.K324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325]);IF(ISBLANK([Servidores.C325]);&quot;&quot;;[Servidores.C325]);[Servidores.K325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326]);IF(ISBLANK([Servidores.C326]);&quot;&quot;;[Servidores.C326]);[Servidores.K326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327]);IF(ISBLANK([Servidores.C327]);&quot;&quot;;[Servidores.C327]);[Servidores.K327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328]);IF(ISBLANK([Servidores.C328]);&quot;&quot;;[Servidores.C328]);[Servidores.K328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329]);IF(ISBLANK([Servidores.C329]);&quot;&quot;;[Servidores.C329]);[Servidores.K329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330]);IF(ISBLANK([Servidores.C330]);&quot;&quot;;[Servidores.C330]);[Servidores.K330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331]);IF(ISBLANK([Servidores.C331]);&quot;&quot;;[Servidores.C331]);[Servidores.K331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332]);IF(ISBLANK([Servidores.C332]);&quot;&quot;;[Servidores.C332]);[Servidores.K332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333]);IF(ISBLANK([Servidores.C333]);&quot;&quot;;[Servidores.C333]);[Servidores.K333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334]);IF(ISBLANK([Servidores.C334]);&quot;&quot;;[Servidores.C334]);[Servidores.K334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335]);IF(ISBLANK([Servidores.C335]);&quot;&quot;;[Servidores.C335]);[Servidores.K335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336]);IF(ISBLANK([Servidores.C336]);&quot;&quot;;[Servidores.C336]);[Servidores.K336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337]);IF(ISBLANK([Servidores.C337]);&quot;&quot;;[Servidores.C337]);[Servidores.K337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338]);IF(ISBLANK([Servidores.C338]);&quot;&quot;;[Servidores.C338]);[Servidores.K338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339]);IF(ISBLANK([Servidores.C339]);&quot;&quot;;[Servidores.C339]);[Servidores.K339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340]);IF(ISBLANK([Servidores.C340]);&quot;&quot;;[Servidores.C340]);[Servidores.K340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341]);IF(ISBLANK([Servidores.C341]);&quot;&quot;;[Servidores.C341]);[Servidores.K341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342]);IF(ISBLANK([Servidores.C342]);&quot;&quot;;[Servidores.C342]);[Servidores.K342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343]);IF(ISBLANK([Servidores.C343]);&quot;&quot;;[Servidores.C343]);[Servidores.K343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344]);IF(ISBLANK([Servidores.C344]);&quot;&quot;;[Servidores.C344]);[Servidores.K344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345]);IF(ISBLANK([Servidores.C345]);&quot;&quot;;[Servidores.C345]);[Servidores.K345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346]);IF(ISBLANK([Servidores.C346]);&quot;&quot;;[Servidores.C346]);[Servidores.K346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347]);IF(ISBLANK([Servidores.C347]);&quot;&quot;;[Servidores.C347]);[Servidores.K347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348]);IF(ISBLANK([Servidores.C348]);&quot;&quot;;[Servidores.C348]);[Servidores.K348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349]);IF(ISBLANK([Servidores.C349]);&quot;&quot;;[Servidores.C349]);[Servidores.K349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350]);IF(ISBLANK([Servidores.C350]);&quot;&quot;;[Servidores.C350]);[Servidores.K350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351]);IF(ISBLANK([Servidores.C351]);&quot;&quot;;[Servidores.C351]);[Servidores.K351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352]);IF(ISBLANK([Servidores.C352]);&quot;&quot;;[Servidores.C352]);[Servidores.K352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353]);IF(ISBLANK([Servidores.C353]);&quot;&quot;;[Servidores.C353]);[Servidores.K353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8" table:formula="of:=IF(ISBLANK([Servidores.K354]);IF(ISBLANK([Servidores.C354]);&quot;&quot;;[Servidores.C354]);[Servidores.K354])">
            <text:p/>
          </table:table-cell>
          <table:table-cell table:number-columns-repeated="998"/>
        </table:table-row>
        <table:table-row table:style-name="ro18" table:number-rows-repeated="1048225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>
        <table:named-range table:name="activo_pasivo" table:base-cell-address="$datos.$T$2" table:cell-range-address="$datos.$S$2:.$S$3"/>
        <table:named-range table:name="arq_serv" table:base-cell-address="$datos.$V$2" table:cell-range-address="$datos.$U$2:.$U$7"/>
        <table:named-range table:name="Criticidad" table:base-cell-address="$'Oracle Weblogic'.$B$6" table:cell-range-address="$datos.$A$2:.$A$5"/>
        <table:named-range table:name="Disponibilidad" table:base-cell-address="$'Oracle Weblogic'.$C$7" table:cell-range-address="$datos.$B$2:.$B$5"/>
        <table:named-range table:name="forms_reports" table:base-cell-address="$datos.$V$5" table:cell-range-address="$datos.$V$2:.$V$13"/>
        <table:named-range table:name="infraestructura" table:base-cell-address="$datos.$O$2" table:cell-range-address="$datos.$O$2:.$O$12"/>
        <table:named-range table:name="Metodo_de_Respaldo" table:base-cell-address="$datos.$M$2" table:cell-range-address="$datos.$L$2:.$L$17"/>
        <table:named-expression table:name="Organismos" table:base-cell-address="$Servidores.$B$5" table:expression="$datos.$#REF!#REF!#REF!$2:$#REF!$50"/>
        <table:named-range table:name="Plan_Backup" table:base-cell-address="$datos.$X$17" table:cell-range-address="$datos.$M$2:.$M$30"/>
        <table:named-range table:name="SAVersiones" table:base-cell-address="$datos.$H$2" table:cell-range-address="$datos.$G$2:.$G$38"/>
        <table:named-range table:name="Servidores" table:base-cell-address="$Servidores.$L$10" table:cell-range-address="$datos.$Z$2:.$Z$340"/>
        <table:named-range table:name="Sistemas_Operativo" table:base-cell-address="$datos.$X$17" table:cell-range-address="$datos.$K$2:.$K$51"/>
        <table:named-range table:name="Si_No" table:base-cell-address="$Servidores.$I$2" table:cell-range-address="$datos.$N$2:.$N$3"/>
        <table:named-range table:name="Tecnologia" table:base-cell-address="$datos.$X$17" table:cell-range-address="$datos.$Q$2:.$Q$50"/>
        <table:named-range table:name="Tipo_de_cluster" table:base-cell-address="$datos.$AB$35" table:cell-range-address="$datos.$AA$2:.$AA$20"/>
        <table:named-range table:name="Tipo_de_entorno" table:base-cell-address="$datos.$M$2" table:cell-range-address="$datos.$C$2:.$C$7"/>
        <table:named-range table:name="Tipo_de_nodo" table:base-cell-address="$datos.$T$12" table:cell-range-address="$datos.$T$2:.$T$10"/>
        <table:named-range table:name="versiones" table:base-cell-address="$'Oracle Weblogic'.$F$2" table:cell-range-address="$datos.$D$2:.$D$74"/>
        <table:named-range table:name="version_EM" table:base-cell-address="$datos.$X$1" table:cell-range-address="$datos.$Y$2:.$Y$20"/>
        <table:named-range table:name="Virtualizado" table:base-cell-address="$datos.$V$5" table:cell-range-address="$datos.$P$2:.$P$4"/>
        <table:named-range table:name="_xlnm._FilterDatabase_1" table:base-cell-address="$datos.$Y$7" table:cell-range-address="$'Oracle Database'.$V$5:.$AD$474"/>
      </table:named-expressions>
      <table:database-ranges>
        <table:database-range table:name="__Anonymous_Sheet_DB__0" table:target-range-address="Servidores.B5:Servidores.W218" table:display-filter-buttons="true" table:orientation="column"/>
        <table:database-range table:name="__Anonymous_Sheet_DB__1" table:target-range-address="'Oracle Database'.B5:'Oracle Database'.Y402" table:display-filter-buttons="true" table:orientation="column"/>
        <table:database-range table:name="__Anonymous_Sheet_DB__2" table:target-range-address="'Oracle Weblogic'.A5:'Oracle Weblogic'.AMJ5" table:display-filter-buttons="true" table:orientation="column"/>
        <table:database-range table:name="__Anonymous_Sheet_DB__3" table:target-range-address="datos.A1:datos.R7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Book Antiqua" svg:font-family="'Book Antiqua'" style:font-family-generic="roman"/>
    <style:font-face style:name="Arial1" svg:font-family="Arial" style:font-family-generic="swiss"/>
    <style:font-face style:name="Calibri1" svg:font-family="Calibri" style:font-family-generic="swiss"/>
    <style:font-face style:name="Book Antiqua1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6P0" style:volatile="true">
      <number:number number:decimal-places="1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7">
      <number:number number: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8P0" style:volatile="true">
      <number:number number: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0" number:min-integer-digits="1" number:grouping="true"/>
      <number:text> €</number:text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number number:decimal-places="0" number:min-integer-digits="1" number:grouping="true"/>
      <number:text>    </number:text>
    </number:number-style>
    <number:number-style style:name="N123P1" style:volatile="true">
      <number:text>-</number:text>
      <number:number number:decimal-places="0" number:min-integer-digits="1" number:grouping="true"/>
      <number:text>    </number:text>
    </number:number-style>
    <number:number-style style:name="N123P2" style:volatile="true">
      <number:text> -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€ </number:text>
    </number:number-style>
    <number:number-style style:name="N127P1" style:volatile="true">
      <number:text>-</number:text>
      <number:number number:decimal-places="0" number:min-integer-digits="1" number:grouping="true"/>
      <number:text> € </number:text>
    </number:number-style>
    <number:number-style style:name="N127P2" style:volatile="true">
      <number:text> -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   </number:text>
    </number:number-style>
    <number:number-style style:name="N131P1" style:volatile="true">
      <number:text>-</number:text>
      <number:number number:decimal-places="2" number:min-integer-digits="1" number:grouping="true"/>
      <number:text>    </number:text>
    </number:number-style>
    <number:number-style style:name="N131P2" style:volatile="true">
      <number:text> -</number:text>
      <number:number number:decimal-places="0" number:min-integer-digits="0"/>
      <number:text>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€ </number:text>
    </number:number-style>
    <number:number-style style:name="N135P1" style:volatile="true">
      <number:text>-</number:text>
      <number:number number:decimal-places="2" number:min-integer-digits="1" number:grouping="true"/>
      <number:text> € </number:text>
    </number:number-style>
    <number:number-style style:name="N135P2" style:volatile="true">
      <number:text> -</number:text>
      <number:number number:decimal-places="0" number:min-integer-digits="0"/>
      <number:text> €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0">
      <number:number number:decimal-places="1" number:min-integer-digits="1" number:grouping="true"/>
    </number:number-style>
    <number:number-style style:name="N141">
      <number:number number:decimal-places="1" number:min-integer-digits="1"/>
    </number:number-style>
    <number:number-style style:name="N142P0" style:volatile="true">
      <number:number number:decimal-places="0" number:min-integer-digits="1" number:grouping="true"/>
      <number:text>    </number:text>
    </number:number-style>
    <number:number-style style:name="N142P1" style:volatile="true">
      <number:text>-</number:text>
      <number:number number:decimal-places="0" number:min-integer-digits="1" number:grouping="true"/>
      <number:text>    </number:text>
    </number:number-style>
    <number:number-style style:name="N142P2" style:volatile="true">
      <number:text> -</number:text>
      <number:number number:decimal-places="0" number:min-integer-digits="0"/>
      <number:text>   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number number:decimal-places="0" number:min-integer-digits="1" number:grouping="true"/>
      <number:text> pta</number:text>
    </number:number-style>
    <number:number-style style:name="N144">
      <number:text>-</number:text>
      <number:number number:decimal-places="0" number:min-integer-digits="1" number:grouping="true"/>
      <number:text> pta</number:text>
      <style:map style:condition="value()&gt;=0" style:apply-style-name="N144P0"/>
    </number:number-style>
    <number:number-style style:name="N145P0" style:volatile="true">
      <number:number number:decimal-places="0" number:min-integer-digits="1" number:grouping="true"/>
      <number:text> pta</number:text>
    </number:number-style>
    <number:number-style style:name="N145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45P0"/>
    </number:number-style>
    <number:number-style style:name="N147P0" style:volatile="true">
      <number:number number:decimal-places="2" number:min-integer-digits="1" number:grouping="true"/>
      <number:text> pta</number:text>
    </number:number-style>
    <number:number-style style:name="N147">
      <number:text>-</number:text>
      <number:number number:decimal-places="2" number:min-integer-digits="1" number:grouping="true"/>
      <number:text> pta</number:text>
      <style:map style:condition="value()&gt;=0" style:apply-style-name="N147P0"/>
    </number:number-style>
    <number:number-style style:name="N148P0" style:volatile="true">
      <number:number number:decimal-places="2" number:min-integer-digits="1" number:grouping="true"/>
      <number:text> pta</number:text>
    </number:number-style>
    <number:number-style style:name="N148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48P0"/>
    </number:number-style>
    <number:number-style style:name="N152P0" style:volatile="true">
      <number:number number:decimal-places="0" number:min-integer-digits="1" number:grouping="true"/>
      <number:text>       </number:text>
    </number:number-style>
    <number:number-style style:name="N152P1" style:volatile="true">
      <number:text>-</number:text>
      <number:number number:decimal-places="0" number:min-integer-digits="1" number:grouping="true"/>
      <number:text>       </number:text>
    </number:number-style>
    <number:number-style style:name="N152P2" style:volatile="true">
      <number:text> -   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0" number:min-integer-digits="1" number:grouping="true"/>
      <number:text> pta </number:text>
    </number:number-style>
    <number:number-style style:name="N156P1" style:volatile="true">
      <number:text>-</number:text>
      <number:number number:decimal-places="0" number:min-integer-digits="1" number:grouping="true"/>
      <number:text> pta </number:text>
    </number:number-style>
    <number:number-style style:name="N156P2" style:volatile="true">
      <number:text> - pta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2" number:min-integer-digits="1" number:grouping="true"/>
      <number:text>       </number:text>
    </number:number-style>
    <number:number-style style:name="N160P1" style:volatile="true">
      <number:text>-</number:text>
      <number:number number:decimal-places="2" number:min-integer-digits="1" number:grouping="true"/>
      <number:text>       </number:text>
    </number:number-style>
    <number:number-style style:name="N160P2" style:volatile="true">
      <number:text> -</number:text>
      <number:number number:decimal-places="0" number:min-integer-digits="0"/>
      <number:text>   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number number:decimal-places="2" number:min-integer-digits="1" number:grouping="true"/>
      <number:text> pta </number:text>
    </number:number-style>
    <number:number-style style:name="N164P1" style:volatile="true">
      <number:text>-</number:text>
      <number:number number:decimal-places="2" number:min-integer-digits="1" number:grouping="true"/>
      <number:text> pta </number:text>
    </number:number-style>
    <number:number-style style:name="N164P2" style:volatile="true">
      <number:text> -</number:text>
      <number:number number:decimal-places="0" number:min-integer-digits="0"/>
      <number:text>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currency-style style:name="N168P0" style:volatile="true">
      <number:number number: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68P1" style:volatile="true"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68P2" style:volatile="true">
      <number:text> -</number:text>
      <number:number number: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text>Yes</number:text>
    </number:number-style>
    <number:number-style style:name="N170P1" style:volatile="true">
      <number:text>Yes</number:text>
    </number:number-style>
    <number:number-style style:name="N170">
      <number:text>No</number:text>
      <style:map style:condition="value()&gt;0" style:apply-style-name="N170P0"/>
      <style:map style:condition="value()&lt;0" style:apply-style-name="N170P1"/>
    </number:number-style>
    <number:number-style style:name="N172P0" style:volatile="true">
      <number:text>True</number:text>
    </number:number-style>
    <number:number-style style:name="N172P1" style:volatile="true">
      <number:text>True</number:text>
    </number:number-style>
    <number:number-style style:name="N172">
      <number:text>False</number:text>
      <style:map style:condition="value()&gt;0" style:apply-style-name="N172P0"/>
      <style:map style:condition="value()&lt;0" style:apply-style-name="N172P1"/>
    </number:number-style>
    <number:number-style style:name="N174P0" style:volatile="true">
      <number:text>On</number:text>
    </number:number-style>
    <number:number-style style:name="N174P1" style:volatile="true">
      <number:text>On</number:text>
    </number:number-style>
    <number:number-style style:name="N174">
      <number:text>Off</number:text>
      <style:map style:condition="value()&gt;0" style:apply-style-name="N174P0"/>
      <style:map style:condition="value()&lt;0" style:apply-style-name="N174P1"/>
    </number:number-style>
    <number:currency-style style:name="N17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6P0"/>
    </number:currency-style>
    <number:currency-style style:name="N177P0" style:volatile="true">
      <number:number number:decimal-places="1" number:min-integer-digits="1" number:grouping="true"/>
      <number:text> </number:text>
      <number:currency-symbol number:language="es" number:country="ES">€</number:currency-symbol>
    </number:currency-style>
    <number:currency-style style:name="N177">
      <number:text>-</number:text>
      <number:number number: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77P0"/>
    </number:currency-style>
    <number:currency-style style:name="N178P0" style:volatile="true">
      <number:number number:decimal-places="0" number:min-integer-digits="1" number:grouping="true"/>
      <number:text> </number:text>
      <number:currency-symbol number:language="es" number:country="ES">€</number:currency-symbol>
    </number:currency-style>
    <number:currency-style style:name="N178">
      <number:text>-</number:text>
      <number:number number: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78P0"/>
    </number:currency-style>
    <number:number-style style:name="N179">
      <number:number number:decimal-places="3" number:min-integer-digits="1"/>
    </number:number-style>
    <number:number-style style:name="N180P0" style:volatile="true">
      <number:number number:decimal-places="0" number:min-integer-digits="1" number:grouping="true"/>
      <number:text> € </number:text>
    </number:number-style>
    <number:number-style style:name="N180P1" style:volatile="true">
      <number:text>-</number:text>
      <number:number number:decimal-places="0" number:min-integer-digits="1" number:grouping="true"/>
      <number:text> € </number:text>
    </number:number-style>
    <number:number-style style:name="N180P2" style:volatile="true">
      <number:text> -</number:text>
      <number:number number:decimal-places="0" number:min-integer-digits="0"/>
      <number:text> €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currency-style style:name="N184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184P1" style:volatile="true">
      <number:currency-symbol number:language="en" number:country="US">$</number:currency-symbol>
      <number:text>-</number:text>
      <number:number number:decimal-places="2" number:min-integer-digits="1" number:grouping="true"/>
      <number:text> </number:text>
    </number:currency-style>
    <number:currency-style style:name="N184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">
      <number:number number:decimal-places="14" number:min-integer-digits="1"/>
    </number:number-style>
    <number:number-style style:name="N186">
      <number:number number:decimal-places="13" number:min-integer-digits="1"/>
    </number:number-style>
    <number:number-style style:name="N187">
      <number:number number:decimal-places="15" number:min-integer-digits="1"/>
    </number:number-style>
    <number:currency-style style:name="N189P0" style:volatile="true">
      <number:number number:decimal-places="3" number:min-integer-digits="1" number:grouping="true"/>
      <number:text> </number:text>
      <number:currency-symbol number:language="es" number:country="ES">€</number:currency-symbol>
    </number:currency-style>
    <number:currency-style style:name="N189">
      <style:text-properties fo:color="#ff0000"/>
      <number:text>-</number:text>
      <number:number number: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89P0"/>
    </number:currency-style>
    <number:number-style style:name="N190">
      <number:number number:decimal-places="16" number:min-integer-digits="1"/>
    </number:number-style>
    <number:number-style style:name="N191">
      <number:number number:decimal-places="17" number:min-integer-digits="1"/>
    </number:number-style>
    <number:number-style style:name="N192">
      <number:number number:decimal-places="18" number:min-integer-digits="1"/>
    </number:number-style>
    <number:number-style style:name="N193">
      <number:number number:decimal-places="12" number:min-integer-digits="1"/>
    </number:number-style>
    <number:number-style style:name="N194">
      <number:number number:decimal-places="11" number:min-integer-digits="1"/>
    </number:number-style>
    <number:number-style style:name="N195">
      <number:number number:decimal-places="10" number:min-integer-digits="1"/>
    </number:number-style>
    <number:number-style style:name="N196">
      <number:number number:decimal-places="9" number:min-integer-digits="1"/>
    </number:number-style>
    <number:number-style style:name="N197">
      <number:number number:decimal-places="8" number:min-integer-digits="1"/>
    </number:number-style>
    <number:number-style style:name="N198">
      <number:number number:decimal-places="7" number:min-integer-digits="1"/>
    </number:number-style>
    <number:number-style style:name="N199">
      <number:number number:decimal-places="6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4" number:min-integer-digits="1"/>
    </number:number-style>
    <number:currency-style style:name="N2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03P0"/>
    </number:currency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number:text> 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number:text> 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39" number:language="es" number:country="ES">
      <number:minutes number:style="long"/>
      <number:text>:</number:text>
      <number:seconds number:style="long"/>
    </number:time-style>
    <number:time-style style:name="N10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1" number:language="es" number:country="ES">
      <number:minutes number:style="long"/>
      <number:text>:</number:text>
      <number:seconds number:style="long" number:decimal-places="1"/>
    </number:time-style>
    <number:number-style style:name="N10142" number:language="es" number:country="ES">
      <number:scientific-number number:decimal-places="1" number:min-integer-digits="3" number:min-exponent-digits="1"/>
    </number:number-style>
    <number:number-style style:name="N10144P0" style:volatile="true" number:language="es" number:country="ES">
      <number:number number:decimal-places="0" number:min-integer-digits="1" number:grouping="true"/>
      <number:text>    </number:text>
    </number:number-style>
    <number:number-style style:name="N10144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10144P2" style:volatile="true" number:language="es" number:country="ES">
      <number:text>-    </number:text>
    </number:number-style>
    <number:text-style style:name="N10144" number:language="es" number:country="E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6P0" style:volatile="true" number:language="es" number:country="ES">
      <number:number number:decimal-places="0" number:min-integer-digits="1" number:grouping="true"/>
      <number:text> € </number:text>
    </number:number-style>
    <number:number-style style:name="N10146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10146P2" style:volatile="true" number:language="es" number:country="ES">
      <number:text>- € </number:text>
    </number:number-style>
    <number:text-style style:name="N10146" number:language="es" number:country="E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8P0" style:volatile="true" number:language="es" number:country="ES">
      <number:number number:decimal-places="2" number:min-integer-digits="1" number:grouping="true"/>
      <number:text>    </number:text>
    </number:number-style>
    <number:number-style style:name="N10148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10148P2" style:volatile="true" number:language="es" number:country="ES">
      <number:text>-</number:text>
      <number:number number:decimal-places="0" number:min-integer-digits="0"/>
      <number:text>    </number:text>
    </number:number-style>
    <number:text-style style:name="N10148" number:language="es" number:country="E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0P0" style:volatile="true" number:language="es" number:country="ES">
      <number:number number:decimal-places="2" number:min-integer-digits="1" number:grouping="true"/>
      <number:text> € </number:text>
    </number:number-style>
    <number:number-style style:name="N10150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10150P2" style:volatile="true" number:language="es" number:country="ES">
      <number:text>-</number:text>
      <number:number number:decimal-places="0" number:min-integer-digits="0"/>
      <number:text> € </number:text>
    </number:number-style>
    <number:text-style style:name="N10150" number:language="es" number:country="E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Normal_5f_BBDD" style:display-name="Excel Built-in Excel Built-in Normal_BBDD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Excel_20_Built-in_20_Normal_5f_Clientes" style:display-name="Excel Built-in Excel Built-in Normal_Cliente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RROR" style:family="table-cell" style:parent-style-name="Default">
      <style:table-cell-properties fo:background-color="transparent"/>
      <style:text-properties fo:color="#800000" fo:font-style="italic" fo:font-weight="bold"/>
    </style:style>
    <style:style style:name="Correto" style:family="table-cell" style:parent-style-name="Default">
      <style:table-cell-properties fo:background-color="#00ff00"/>
    </style:style>
    <style:style style:name="NO_5f_ENCONTRADO" style:display-name="NO_ENCONTRADO" style:family="table-cell" style:parent-style-name="Default">
      <style:table-cell-properties fo:background-color="#ffb515"/>
    </style:style>
    <draw:marker draw:name="Fin_20_de_20_línea_20_1" draw:display-name="Fin de línea 1" svg:viewBox="0 0 20 30" svg:d="m10 0-10 30h20z"/>
    <draw:marker draw:name="msArrowEnd_20_5" draw:display-name="msArrowEnd 5" svg:viewBox="0 0 300 300" svg:d="m150 0 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9">00/00/0000</text:date>, <text:time style:data-style-name="N2" text:time-value="0000-00-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BBDD" style:display-name="PageStyle_BBD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rvidores_20_de_20_aplicaciones" style:display-name="PageStyle_Servidores de aplicacio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os" style:display-name="PageStyle_dat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 LibreOffice_project/70feb7d99726f064edab4605a8ab840c50ec57a</meta:generator>
    <dc:date>2015-07-29T13:08:49.619296954</dc:date>
    <meta:editing-duration>P2DT15H37M2S</meta:editing-duration>
    <meta:editing-cycles>214</meta:editing-cycles>
    <dc:creator>laura </dc:creator>
    <meta:document-statistic meta:table-count="4" meta:cell-count="6808" meta:object-count="0"/>
  </office:meta>
</office:document-meta>
</file>